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country_lo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ppd_idnr</text:p>
          </table:table-cell>
          <table:table-cell office:value-type="string" calcext:value-type="string">
            <text:p>capacity_mw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primary_fuel</text:p>
          </table:table-cell>
          <table:table-cell office:value-type="string" calcext:value-type="string">
            <text:p>other_fuel1</text:p>
          </table:table-cell>
          <table:table-cell office:value-type="string" calcext:value-type="string">
            <text:p>other_fuel2</text:p>
          </table:table-cell>
          <table:table-cell office:value-type="string" calcext:value-type="string">
            <text:p>other_fuel3</text:p>
          </table:table-cell>
          <table:table-cell office:value-type="string" calcext:value-type="string">
            <text:p>commissioning_year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geolocation_source</text:p>
          </table:table-cell>
          <table:table-cell office:value-type="string" calcext:value-type="string">
            <text:p>wepp_id</text:p>
          </table:table-cell>
          <table:table-cell office:value-type="string" calcext:value-type="string">
            <text:p>year_of_capacity_data</text:p>
          </table:table-cell>
          <table:table-cell office:value-type="string" calcext:value-type="string">
            <text:p>generation_gwh_2013</text:p>
          </table:table-cell>
          <table:table-cell office:value-type="string" calcext:value-type="string">
            <text:p>generation_gwh_2014</text:p>
          </table:table-cell>
          <table:table-cell office:value-type="string" calcext:value-type="string">
            <text:p>generation_gwh_2015</text:p>
          </table:table-cell>
          <table:table-cell office:value-type="string" calcext:value-type="string">
            <text:p>generation_gwh_2016</text:p>
          </table:table-cell>
          <table:table-cell office:value-type="string" calcext:value-type="string">
            <text:p>generation_gwh_2017</text:p>
          </table:table-cell>
          <table:table-cell office:value-type="string" calcext:value-type="string">
            <text:p>estimated_generation_gwh</text:p>
          </table:table-cell>
        </table:table-row>
        <table:table-row table:style-name="ro1">
          <table:table-cell office:value-type="string" calcext:value-type="string">
            <text:p>AFG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Kajaki Hydroelectric Power Plant Afghanistan</text:p>
          </table:table-cell>
          <table:table-cell office:value-type="string" calcext:value-type="string">
            <text:p>GEODB0040538</text:p>
          </table:table-cell>
          <table:table-cell office:value-type="float" office:value="33" calcext:value-type="float">
            <text:p>33</text:p>
          </table:table-cell>
          <table:table-cell office:value-type="float" office:value="32.322" calcext:value-type="float">
            <text:p>32.322</text:p>
          </table:table-cell>
          <table:table-cell office:value-type="float" office:value="65.119" calcext:value-type="float">
            <text:p>65.119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09793" calcext:value-type="float">
            <text:p>1009793</text:p>
          </table:table-cell>
          <table:table-cell office:value-type="float" office:value="2017" calcext:value-type="float">
            <text:p>2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G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Mahipar Hydroelectric Power Plant Afghanistan</text:p>
          </table:table-cell>
          <table:table-cell office:value-type="string" calcext:value-type="string">
            <text:p>GEODB0040541</text:p>
          </table:table-cell>
          <table:table-cell office:value-type="float" office:value="66" calcext:value-type="float">
            <text:p>66</text:p>
          </table:table-cell>
          <table:table-cell office:value-type="float" office:value="34.556" calcext:value-type="float">
            <text:p>34.556</text:p>
          </table:table-cell>
          <table:table-cell office:value-type="float" office:value="69.4787" calcext:value-type="float">
            <text:p>69.4787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09795" calcext:value-type="float">
            <text:p>1009795</text:p>
          </table:table-cell>
          <table:table-cell office:value-type="float" office:value="2017" calcext:value-type="float">
            <text:p>2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G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Naghlu Dam Hydroelectric Power Plant Afghanistan</text:p>
          </table:table-cell>
          <table:table-cell office:value-type="string" calcext:value-type="string">
            <text:p>GEODB0040534</text:p>
          </table:table-cell>
          <table:table-cell office:value-type="float" office:value="100" calcext:value-type="float">
            <text:p>100</text:p>
          </table:table-cell>
          <table:table-cell office:value-type="float" office:value="34.641" calcext:value-type="float">
            <text:p>34.641</text:p>
          </table:table-cell>
          <table:table-cell office:value-type="float" office:value="69.717" calcext:value-type="float">
            <text:p>69.717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09797" calcext:value-type="float">
            <text:p>1009797</text:p>
          </table:table-cell>
          <table:table-cell office:value-type="float" office:value="2017" calcext:value-type="float">
            <text:p>2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G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Nangarhar (Darunta) Hydroelectric Power Plant Afghanistan</text:p>
          </table:table-cell>
          <table:table-cell office:value-type="string" calcext:value-type="string">
            <text:p>GEODB0040536</text:p>
          </table:table-cell>
          <table:table-cell office:value-type="float" office:value="11.55" calcext:value-type="float">
            <text:p>11.55</text:p>
          </table:table-cell>
          <table:table-cell office:value-type="float" office:value="34.4847" calcext:value-type="float">
            <text:p>34.4847</text:p>
          </table:table-cell>
          <table:table-cell office:value-type="float" office:value="70.3633" calcext:value-type="float">
            <text:p>70.3633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09787" calcext:value-type="float">
            <text:p>1009787</text:p>
          </table:table-cell>
          <table:table-cell office:value-type="float" office:value="2017" calcext:value-type="float">
            <text:p>2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G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Northwest Kabul Power Plant Afghanistan</text:p>
          </table:table-cell>
          <table:table-cell office:value-type="string" calcext:value-type="string">
            <text:p>GEODB0040540</text:p>
          </table:table-cell>
          <table:table-cell office:value-type="float" office:value="42" calcext:value-type="float">
            <text:p>42</text:p>
          </table:table-cell>
          <table:table-cell office:value-type="float" office:value="34.5638" calcext:value-type="float">
            <text:p>34.5638</text:p>
          </table:table-cell>
          <table:table-cell office:value-type="float" office:value="69.1134" calcext:value-type="float">
            <text:p>69.1134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/>
          <table:table-cell office:value-type="float" office:value="2017" calcext:value-type="float">
            <text:p>2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G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Pul-e-Khumri Hydroelectric Power Plant Afghanistan</text:p>
          </table:table-cell>
          <table:table-cell office:value-type="string" calcext:value-type="string">
            <text:p>GEODB0040537</text:p>
          </table:table-cell>
          <table:table-cell office:value-type="float" office:value="6" calcext:value-type="float">
            <text:p>6</text:p>
          </table:table-cell>
          <table:table-cell office:value-type="float" office:value="35.9416" calcext:value-type="float">
            <text:p>35.9416</text:p>
          </table:table-cell>
          <table:table-cell office:value-type="float" office:value="68.71" calcext:value-type="float">
            <text:p>68.71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/>
          <table:table-cell office:value-type="float" office:value="2017" calcext:value-type="float">
            <text:p>2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G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Sarobi Dam Hydroelectric Power Plant Afghanistan</text:p>
          </table:table-cell>
          <table:table-cell office:value-type="string" calcext:value-type="string">
            <text:p>GEODB0040535</text:p>
          </table:table-cell>
          <table:table-cell office:value-type="float" office:value="22" calcext:value-type="float">
            <text:p>22</text:p>
          </table:table-cell>
          <table:table-cell office:value-type="float" office:value="34.5865" calcext:value-type="float">
            <text:p>34.5865</text:p>
          </table:table-cell>
          <table:table-cell office:value-type="float" office:value="69.7757" calcext:value-type="float">
            <text:p>69.7757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09799" calcext:value-type="float">
            <text:p>1009799</text:p>
          </table:table-cell>
          <table:table-cell office:value-type="float" office:value="2017" calcext:value-type="float">
            <text:p>2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Bistrica 1</text:p>
          </table:table-cell>
          <table:table-cell office:value-type="string" calcext:value-type="string">
            <text:p>WRI1002169</text:p>
          </table:table-cell>
          <table:table-cell office:value-type="float" office:value="27" calcext:value-type="float">
            <text:p>27</text:p>
          </table:table-cell>
          <table:table-cell office:value-type="float" office:value="39.9116" calcext:value-type="float">
            <text:p>39.9116</text:p>
          </table:table-cell>
          <table:table-cell office:value-type="float" office:value="20.1047" calcext:value-type="float">
            <text:p>20.1047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65" calcext:value-type="float">
            <text:p>1965</text:p>
          </table:table-cell>
          <table:table-cell/>
          <table:table-cell office:value-type="string" calcext:value-type="string">
            <text:p>Energy Charter Secretariat</text:p>
          </table:table-cell>
          <table:table-cell office:value-type="string" calcext:value-type="string">
            <text:p>http://www.energycharter.org/fileadmin/DocumentsMedia/IDEER/IDEER-Albania_2013_en.pdf</text:p>
          </table:table-cell>
          <table:table-cell office:value-type="string" calcext:value-type="string">
            <text:p>GEODB</text:p>
          </table:table-cell>
          <table:table-cell office:value-type="float" office:value="1021225" calcext:value-type="float">
            <text:p>1021225</text:p>
          </table:table-cell>
          <table:table-cell table:number-columns-repeated="6"/>
          <table:table-cell office:value-type="float" office:value="89.1320754716981" calcext:value-type="float">
            <text:p>89.1320754716981</text:p>
          </table:table-cell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Fierza</text:p>
          </table:table-cell>
          <table:table-cell office:value-type="string" calcext:value-type="string">
            <text:p>WRI1002170</text:p>
          </table:table-cell>
          <table:table-cell office:value-type="float" office:value="500" calcext:value-type="float">
            <text:p>500</text:p>
          </table:table-cell>
          <table:table-cell office:value-type="float" office:value="42.2514" calcext:value-type="float">
            <text:p>42.2514</text:p>
          </table:table-cell>
          <table:table-cell office:value-type="float" office:value="20.0431" calcext:value-type="float">
            <text:p>20.0431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78" calcext:value-type="float">
            <text:p>1978</text:p>
          </table:table-cell>
          <table:table-cell/>
          <table:table-cell office:value-type="string" calcext:value-type="string">
            <text:p>Energy Charter Secretariat</text:p>
          </table:table-cell>
          <table:table-cell office:value-type="string" calcext:value-type="string">
            <text:p>http://www.energycharter.org/fileadmin/DocumentsMedia/IDEER/IDEER-Albania_2013_en.pdf</text:p>
          </table:table-cell>
          <table:table-cell office:value-type="string" calcext:value-type="string">
            <text:p>GEODB</text:p>
          </table:table-cell>
          <table:table-cell office:value-type="float" office:value="1021231" calcext:value-type="float">
            <text:p>1021231</text:p>
          </table:table-cell>
          <table:table-cell table:number-columns-repeated="6"/>
          <table:table-cell office:value-type="float" office:value="1650.59399021663" calcext:value-type="float">
            <text:p>1650.59399021663</text:p>
          </table:table-cell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Koman</text:p>
          </table:table-cell>
          <table:table-cell office:value-type="string" calcext:value-type="string">
            <text:p>WRI1002171</text:p>
          </table:table-cell>
          <table:table-cell office:value-type="float" office:value="600" calcext:value-type="float">
            <text:p>600</text:p>
          </table:table-cell>
          <table:table-cell office:value-type="float" office:value="42.1033" calcext:value-type="float">
            <text:p>42.1033</text:p>
          </table:table-cell>
          <table:table-cell office:value-type="float" office:value="19.8224" calcext:value-type="float">
            <text:p>19.8224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85" calcext:value-type="float">
            <text:p>1985</text:p>
          </table:table-cell>
          <table:table-cell/>
          <table:table-cell office:value-type="string" calcext:value-type="string">
            <text:p>Energy Charter Secretariat</text:p>
          </table:table-cell>
          <table:table-cell office:value-type="string" calcext:value-type="string">
            <text:p>http://www.energycharter.org/fileadmin/DocumentsMedia/IDEER/IDEER-Albania_2013_en.pdf</text:p>
          </table:table-cell>
          <table:table-cell office:value-type="string" calcext:value-type="string">
            <text:p>GEODB</text:p>
          </table:table-cell>
          <table:table-cell office:value-type="float" office:value="1021233" calcext:value-type="float">
            <text:p>1021233</text:p>
          </table:table-cell>
          <table:table-cell table:number-columns-repeated="6"/>
          <table:table-cell office:value-type="float" office:value="1980.71278825996" calcext:value-type="float">
            <text:p>1980.71278825996</text:p>
          </table:table-cell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Lanabregas</text:p>
          </table:table-cell>
          <table:table-cell office:value-type="string" calcext:value-type="string">
            <text:p>WRI1002172</text:p>
          </table:table-cell>
          <table:table-cell office:value-type="float" office:value="5" calcext:value-type="float">
            <text:p>5</text:p>
          </table:table-cell>
          <table:table-cell office:value-type="float" office:value="41.3428" calcext:value-type="float">
            <text:p>41.3428</text:p>
          </table:table-cell>
          <table:table-cell office:value-type="float" office:value="19.8964" calcext:value-type="float">
            <text:p>19.8964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/>
          <table:table-cell office:value-type="string" calcext:value-type="string">
            <text:p>Energy Charter Secretariat</text:p>
          </table:table-cell>
          <table:table-cell office:value-type="string" calcext:value-type="string">
            <text:p>http://www.energycharter.org/fileadmin/DocumentsMedia/IDEER/IDEER-Albania_2013_en.pdf</text:p>
          </table:table-cell>
          <table:table-cell office:value-type="string" calcext:value-type="string">
            <text:p>GEODB</text:p>
          </table:table-cell>
          <table:table-cell office:value-type="float" office:value="1021236" calcext:value-type="float">
            <text:p>1021236</text:p>
          </table:table-cell>
          <table:table-cell table:number-columns-repeated="6"/>
          <table:table-cell office:value-type="float" office:value="16.5059399021663" calcext:value-type="float">
            <text:p>16.5059399021663</text:p>
          </table:table-cell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Shkopet</text:p>
          </table:table-cell>
          <table:table-cell office:value-type="string" calcext:value-type="string">
            <text:p>WRI1002173</text:p>
          </table:table-cell>
          <table:table-cell office:value-type="float" office:value="24" calcext:value-type="float">
            <text:p>24</text:p>
          </table:table-cell>
          <table:table-cell office:value-type="float" office:value="41.6796" calcext:value-type="float">
            <text:p>41.6796</text:p>
          </table:table-cell>
          <table:table-cell office:value-type="float" office:value="19.8305" calcext:value-type="float">
            <text:p>19.8305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63" calcext:value-type="float">
            <text:p>1963</text:p>
          </table:table-cell>
          <table:table-cell/>
          <table:table-cell office:value-type="string" calcext:value-type="string">
            <text:p>Energy Charter Secretariat</text:p>
          </table:table-cell>
          <table:table-cell office:value-type="string" calcext:value-type="string">
            <text:p>http://www.energycharter.org/fileadmin/DocumentsMedia/IDEER/IDEER-Albania_2013_en.pdf</text:p>
          </table:table-cell>
          <table:table-cell office:value-type="string" calcext:value-type="string">
            <text:p>GEODB</text:p>
          </table:table-cell>
          <table:table-cell office:value-type="float" office:value="1021238" calcext:value-type="float">
            <text:p>1021238</text:p>
          </table:table-cell>
          <table:table-cell table:number-columns-repeated="6"/>
          <table:table-cell office:value-type="float" office:value="79.2285115303983" calcext:value-type="float">
            <text:p>79.2285115303983</text:p>
          </table:table-cell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Ulez</text:p>
          </table:table-cell>
          <table:table-cell office:value-type="string" calcext:value-type="string">
            <text:p>WRI1002174</text:p>
          </table:table-cell>
          <table:table-cell office:value-type="float" office:value="25" calcext:value-type="float">
            <text:p>25</text:p>
          </table:table-cell>
          <table:table-cell office:value-type="float" office:value="41.6796" calcext:value-type="float">
            <text:p>41.6796</text:p>
          </table:table-cell>
          <table:table-cell office:value-type="float" office:value="19.8936" calcext:value-type="float">
            <text:p>19.8936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58" calcext:value-type="float">
            <text:p>1958</text:p>
          </table:table-cell>
          <table:table-cell/>
          <table:table-cell office:value-type="string" calcext:value-type="string">
            <text:p>Energy Charter Secretariat</text:p>
          </table:table-cell>
          <table:table-cell office:value-type="string" calcext:value-type="string">
            <text:p>http://www.energycharter.org/fileadmin/DocumentsMedia/IDEER/IDEER-Albania_2013_en.pdf</text:p>
          </table:table-cell>
          <table:table-cell office:value-type="string" calcext:value-type="string">
            <text:p>GEODB</text:p>
          </table:table-cell>
          <table:table-cell office:value-type="float" office:value="1021241" calcext:value-type="float">
            <text:p>1021241</text:p>
          </table:table-cell>
          <table:table-cell table:number-columns-repeated="6"/>
          <table:table-cell office:value-type="float" office:value="82.5296995108316" calcext:value-type="float">
            <text:p>82.5296995108316</text:p>
          </table:table-cell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Vau i Dijes</text:p>
          </table:table-cell>
          <table:table-cell office:value-type="string" calcext:value-type="string">
            <text:p>WRI1002175</text:p>
          </table:table-cell>
          <table:table-cell office:value-type="float" office:value="250" calcext:value-type="float">
            <text:p>250</text:p>
          </table:table-cell>
          <table:table-cell office:value-type="float" office:value="42.0137" calcext:value-type="float">
            <text:p>42.0137</text:p>
          </table:table-cell>
          <table:table-cell office:value-type="float" office:value="19.6359" calcext:value-type="float">
            <text:p>19.6359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71" calcext:value-type="float">
            <text:p>1971</text:p>
          </table:table-cell>
          <table:table-cell/>
          <table:table-cell office:value-type="string" calcext:value-type="string">
            <text:p>Energy Charter Secretariat</text:p>
          </table:table-cell>
          <table:table-cell office:value-type="string" calcext:value-type="string">
            <text:p>http://www.energycharter.org/fileadmin/DocumentsMedia/IDEER/IDEER-Albania_2013_en.pdf</text:p>
          </table:table-cell>
          <table:table-cell office:value-type="string" calcext:value-type="string">
            <text:p>GEODB</text:p>
          </table:table-cell>
          <table:table-cell office:value-type="float" office:value="1021242" calcext:value-type="float">
            <text:p>1021242</text:p>
          </table:table-cell>
          <table:table-cell table:number-columns-repeated="6"/>
          <table:table-cell office:value-type="float" office:value="825.296995108316" calcext:value-type="float">
            <text:p>825.296995108316</text:p>
          </table:table-cell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Vlora</text:p>
          </table:table-cell>
          <table:table-cell office:value-type="string" calcext:value-type="string">
            <text:p>WRI1002176</text:p>
          </table:table-cell>
          <table:table-cell office:value-type="float" office:value="98" calcext:value-type="float">
            <text:p>98</text:p>
          </table:table-cell>
          <table:table-cell office:value-type="float" office:value="40.4874" calcext:value-type="float">
            <text:p>40.4874</text:p>
          </table:table-cell>
          <table:table-cell office:value-type="float" office:value="19.434" calcext:value-type="float">
            <text:p>19.434</text:p>
          </table:table-cell>
          <table:table-cell office:value-type="string" calcext:value-type="string">
            <text:p>Other</text:p>
          </table:table-cell>
          <table:table-cell table:number-columns-repeated="5"/>
          <table:table-cell office:value-type="string" calcext:value-type="string">
            <text:p>Energy Charter Secretariat</text:p>
          </table:table-cell>
          <table:table-cell office:value-type="string" calcext:value-type="string">
            <text:p>http://www.energycharter.org/fileadmin/DocumentsMedia/IDEER/IDEER-Albania_2013_en.pdf</text:p>
          </table:table-cell>
          <table:table-cell office:value-type="string" calcext:value-type="string">
            <text:p>GEODB</text:p>
          </table:table-cell>
          <table:table-cell office:value-type="float" office:value="1021244" calcext:value-type="float">
            <text:p>102124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Ain Djasser</text:p>
          </table:table-cell>
          <table:table-cell office:value-type="string" calcext:value-type="string">
            <text:p>WRI1023776</text:p>
          </table:table-cell>
          <table:table-cell office:value-type="float" office:value="520" calcext:value-type="float">
            <text:p>520</text:p>
          </table:table-cell>
          <table:table-cell office:value-type="float" office:value="35.8665" calcext:value-type="float">
            <text:p>35.8665</text:p>
          </table:table-cell>
          <table:table-cell office:value-type="float" office:value="6.0262" calcext:value-type="float">
            <text:p>6.0262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il</text:p>
          </table:table-cell>
          <table:table-cell table:number-columns-repeated="3"/>
          <table:table-cell office:value-type="string" calcext:value-type="string">
            <text:p>SociÃ©te AlgÃ©rienne de Production de l\'ElectricitÃ©</text:p>
          </table:table-cell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KTH</text:p>
          </table:table-cell>
          <table:table-cell office:value-type="float" office:value="1069670" calcext:value-type="float">
            <text:p>1069670</text:p>
          </table:table-cell>
          <table:table-cell table:number-columns-repeated="6"/>
          <table:table-cell office:value-type="float" office:value="2152.24981882864" calcext:value-type="float">
            <text:p>2152.24981882864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Annaba</text:p>
          </table:table-cell>
          <table:table-cell office:value-type="string" calcext:value-type="string">
            <text:p>WRI1023795</text:p>
          </table:table-cell>
          <table:table-cell office:value-type="float" office:value="71" calcext:value-type="float">
            <text:p>71</text:p>
          </table:table-cell>
          <table:table-cell office:value-type="float" office:value="36.8924" calcext:value-type="float">
            <text:p>36.8924</text:p>
          </table:table-cell>
          <table:table-cell office:value-type="float" office:value="7.7634" calcext:value-type="float">
            <text:p>7.7634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SociÃ©tÃ© AlgÃ©rienne de Production de lâ€™ElectricitÃ© (SPE)</text:p>
          </table:table-cell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GEODB</text:p>
          </table:table-cell>
          <table:table-cell office:value-type="float" office:value="1029479" calcext:value-type="float">
            <text:p>1029479</text:p>
          </table:table-cell>
          <table:table-cell table:number-columns-repeated="6"/>
          <table:table-cell office:value-type="float" office:value="293.864879109296" calcext:value-type="float">
            <text:p>293.864879109296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Arbaa</text:p>
          </table:table-cell>
          <table:table-cell office:value-type="string" calcext:value-type="string">
            <text:p>WRI1023777</text:p>
          </table:table-cell>
          <table:table-cell office:value-type="float" office:value="560" calcext:value-type="float">
            <text:p>560</text:p>
          </table:table-cell>
          <table:table-cell office:value-type="float" office:value="36.5988" calcext:value-type="float">
            <text:p>36.5988</text:p>
          </table:table-cell>
          <table:table-cell office:value-type="float" office:value="3.1375" calcext:value-type="float">
            <text:p>3.1375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il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onelgaz</text:p>
          </table:table-cell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GEODB</text:p>
          </table:table-cell>
          <table:table-cell office:value-type="float" office:value="1069669" calcext:value-type="float">
            <text:p>1069669</text:p>
          </table:table-cell>
          <table:table-cell table:number-columns-repeated="6"/>
          <table:table-cell office:value-type="float" office:value="2317.80749720008" calcext:value-type="float">
            <text:p>2317.80749720008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Boufarik 1</text:p>
          </table:table-cell>
          <table:table-cell office:value-type="string" calcext:value-type="string">
            <text:p>WRI1023792</text:p>
          </table:table-cell>
          <table:table-cell office:value-type="float" office:value="100" calcext:value-type="float">
            <text:p>100</text:p>
          </table:table-cell>
          <table:table-cell office:value-type="float" office:value="36.5914" calcext:value-type="float">
            <text:p>36.5914</text:p>
          </table:table-cell>
          <table:table-cell office:value-type="float" office:value="2.9223" calcext:value-type="float">
            <text:p>2.9223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GEODB</text:p>
          </table:table-cell>
          <table:table-cell office:value-type="float" office:value="1029484" calcext:value-type="float">
            <text:p>1029484</text:p>
          </table:table-cell>
          <table:table-cell table:number-columns-repeated="6"/>
          <table:table-cell office:value-type="float" office:value="413.894195928586" calcext:value-type="float">
            <text:p>413.894195928586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Boufarik 2</text:p>
          </table:table-cell>
          <table:table-cell office:value-type="string" calcext:value-type="string">
            <text:p>WRI1023793</text:p>
          </table:table-cell>
          <table:table-cell office:value-type="float" office:value="450" calcext:value-type="float">
            <text:p>450</text:p>
          </table:table-cell>
          <table:table-cell office:value-type="float" office:value="36.596" calcext:value-type="float">
            <text:p>36.596</text:p>
          </table:table-cell>
          <table:table-cell office:value-type="float" office:value="2.878" calcext:value-type="float">
            <text:p>2.878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KTH</text:p>
          </table:table-cell>
          <table:table-cell office:value-type="float" office:value="1029484" calcext:value-type="float">
            <text:p>1029484</text:p>
          </table:table-cell>
          <table:table-cell table:number-columns-repeated="6"/>
          <table:table-cell office:value-type="float" office:value="1862.52388167863" calcext:value-type="float">
            <text:p>1862.52388167863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Boutelilis</text:p>
          </table:table-cell>
          <table:table-cell office:value-type="string" calcext:value-type="string">
            <text:p>WRI1023781</text:p>
          </table:table-cell>
          <table:table-cell office:value-type="float" office:value="450" calcext:value-type="float">
            <text:p>450</text:p>
          </table:table-cell>
          <table:table-cell office:value-type="float" office:value="35.5658" calcext:value-type="float">
            <text:p>35.5658</text:p>
          </table:table-cell>
          <table:table-cell office:value-type="float" office:value="-0.9386" calcext:value-type="float">
            <text:p>-0.9386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GEODB</text:p>
          </table:table-cell>
          <table:table-cell office:value-type="float" office:value="1099563" calcext:value-type="float">
            <text:p>1099563</text:p>
          </table:table-cell>
          <table:table-cell table:number-columns-repeated="6"/>
          <table:table-cell office:value-type="float" office:value="1862.52388167863" calcext:value-type="float">
            <text:p>1862.52388167863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F'Krina</text:p>
          </table:table-cell>
          <table:table-cell office:value-type="string" calcext:value-type="string">
            <text:p>WRI1023785</text:p>
          </table:table-cell>
          <table:table-cell office:value-type="float" office:value="292" calcext:value-type="float">
            <text:p>292</text:p>
          </table:table-cell>
          <table:table-cell office:value-type="float" office:value="35.7666" calcext:value-type="float">
            <text:p>35.7666</text:p>
          </table:table-cell>
          <table:table-cell office:value-type="float" office:value="7.3619" calcext:value-type="float">
            <text:p>7.36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il</text:p>
          </table:table-cell>
          <table:table-cell table:number-columns-repeated="3"/>
          <table:table-cell office:value-type="string" calcext:value-type="string">
            <text:p>Sonelgaz Production de lâ€™Electricite</text:p>
          </table:table-cell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GEODB</text:p>
          </table:table-cell>
          <table:table-cell office:value-type="float" office:value="1057692" calcext:value-type="float">
            <text:p>1057692</text:p>
          </table:table-cell>
          <table:table-cell table:number-columns-repeated="6"/>
          <table:table-cell office:value-type="float" office:value="1208.57105211147" calcext:value-type="float">
            <text:p>1208.57105211147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Hadjret Ennous</text:p>
          </table:table-cell>
          <table:table-cell office:value-type="string" calcext:value-type="string">
            <text:p>WRI1023768</text:p>
          </table:table-cell>
          <table:table-cell office:value-type="float" office:value="1200" calcext:value-type="float">
            <text:p>1200</text:p>
          </table:table-cell>
          <table:table-cell office:value-type="float" office:value="36.5767" calcext:value-type="float">
            <text:p>36.5767</text:p>
          </table:table-cell>
          <table:table-cell office:value-type="float" office:value="2.0797" calcext:value-type="float">
            <text:p>2.0797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il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harikat Kahraba Hadjret En-Nouss</text:p>
          </table:table-cell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GEODB</text:p>
          </table:table-cell>
          <table:table-cell office:value-type="float" office:value="1044377" calcext:value-type="float">
            <text:p>1044377</text:p>
          </table:table-cell>
          <table:table-cell table:number-columns-repeated="6"/>
          <table:table-cell office:value-type="float" office:value="4966.73035114303" calcext:value-type="float">
            <text:p>4966.73035114303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Hamma 2</text:p>
          </table:table-cell>
          <table:table-cell office:value-type="string" calcext:value-type="string">
            <text:p>WRI1023783</text:p>
          </table:table-cell>
          <table:table-cell office:value-type="float" office:value="418" calcext:value-type="float">
            <text:p>418</text:p>
          </table:table-cell>
          <table:table-cell office:value-type="float" office:value="36.7489" calcext:value-type="float">
            <text:p>36.7489</text:p>
          </table:table-cell>
          <table:table-cell office:value-type="float" office:value="3.0823" calcext:value-type="float">
            <text:p>3.0823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il</text:p>
          </table:table-cell>
          <table:table-cell table:number-columns-repeated="3"/>
          <table:table-cell office:value-type="string" calcext:value-type="string">
            <text:p>Sonelgaz Production de lâ€™Electricite</text:p>
          </table:table-cell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GEODB</text:p>
          </table:table-cell>
          <table:table-cell office:value-type="float" office:value="1029491" calcext:value-type="float">
            <text:p>1029491</text:p>
          </table:table-cell>
          <table:table-cell table:number-columns-repeated="6"/>
          <table:table-cell office:value-type="float" office:value="1730.07773898149" calcext:value-type="float">
            <text:p>1730.07773898149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Hassi Messaoud Mobile</text:p>
          </table:table-cell>
          <table:table-cell office:value-type="string" calcext:value-type="string">
            <text:p>WRI1023796</text:p>
          </table:table-cell>
          <table:table-cell office:value-type="float" office:value="72" calcext:value-type="float">
            <text:p>72</text:p>
          </table:table-cell>
          <table:table-cell office:value-type="float" office:value="31.6703" calcext:value-type="float">
            <text:p>31.6703</text:p>
          </table:table-cell>
          <table:table-cell office:value-type="float" office:value="6.0531" calcext:value-type="float">
            <text:p>6.0531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Sonelgaz Production de l'Electricite</text:p>
          </table:table-cell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KTH</text:p>
          </table:table-cell>
          <table:table-cell table:number-columns-repeated="7"/>
          <table:table-cell office:value-type="float" office:value="298.003821068582" calcext:value-type="float">
            <text:p>298.003821068582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Hassi Messoud</text:p>
          </table:table-cell>
          <table:table-cell office:value-type="string" calcext:value-type="string">
            <text:p>WRI1023779</text:p>
          </table:table-cell>
          <table:table-cell office:value-type="float" office:value="600" calcext:value-type="float">
            <text:p>600</text:p>
          </table:table-cell>
          <table:table-cell office:value-type="float" office:value="31.6703" calcext:value-type="float">
            <text:p>31.6703</text:p>
          </table:table-cell>
          <table:table-cell office:value-type="float" office:value="6.0531" calcext:value-type="float">
            <text:p>6.0531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Sonelgaz Production de l'Electricite</text:p>
          </table:table-cell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KTH</text:p>
          </table:table-cell>
          <table:table-cell table:number-columns-repeated="7"/>
          <table:table-cell office:value-type="float" office:value="2483.36517557151" calcext:value-type="float">
            <text:p>2483.36517557151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Hassi Messoud Nord 2</text:p>
          </table:table-cell>
          <table:table-cell office:value-type="string" calcext:value-type="string">
            <text:p>WRI1023790</text:p>
          </table:table-cell>
          <table:table-cell office:value-type="float" office:value="200" calcext:value-type="float">
            <text:p>200</text:p>
          </table:table-cell>
          <table:table-cell office:value-type="float" office:value="31.7877" calcext:value-type="float">
            <text:p>31.7877</text:p>
          </table:table-cell>
          <table:table-cell office:value-type="float" office:value="6.0517" calcext:value-type="float">
            <text:p>6.0517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1988" calcext:value-type="float">
            <text:p>1988</text:p>
          </table:table-cell>
          <table:table-cell office:value-type="string" calcext:value-type="string">
            <text:p>Sonelgaz Production de l'Electricite</text:p>
          </table:table-cell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GEODB</text:p>
          </table:table-cell>
          <table:table-cell table:number-columns-repeated="7"/>
          <table:table-cell office:value-type="float" office:value="827.788391857171" calcext:value-type="float">
            <text:p>827.788391857171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Hassi Messoud Ouest</text:p>
          </table:table-cell>
          <table:table-cell office:value-type="string" calcext:value-type="string">
            <text:p>WRI1023799</text:p>
          </table:table-cell>
          <table:table-cell office:value-type="float" office:value="492" calcext:value-type="float">
            <text:p>492</text:p>
          </table:table-cell>
          <table:table-cell office:value-type="float" office:value="31.8065" calcext:value-type="float">
            <text:p>31.8065</text:p>
          </table:table-cell>
          <table:table-cell office:value-type="float" office:value="5.9924" calcext:value-type="float">
            <text:p>5.9924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Sonelgaz Production de l'Electricite</text:p>
          </table:table-cell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KTH</text:p>
          </table:table-cell>
          <table:table-cell office:value-type="float" office:value="1047638" calcext:value-type="float">
            <text:p>1047638</text:p>
          </table:table-cell>
          <table:table-cell table:number-columns-repeated="6"/>
          <table:table-cell office:value-type="float" office:value="2036.35944396864" calcext:value-type="float">
            <text:p>2036.35944396864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Ighil Emda</text:p>
          </table:table-cell>
          <table:table-cell office:value-type="string" calcext:value-type="string">
            <text:p>WRI1023798</text:p>
          </table:table-cell>
          <table:table-cell office:value-type="float" office:value="24" calcext:value-type="float">
            <text:p>24</text:p>
          </table:table-cell>
          <table:table-cell office:value-type="float" office:value="36.4739" calcext:value-type="float">
            <text:p>36.4739</text:p>
          </table:table-cell>
          <table:table-cell office:value-type="float" office:value="5.2719" calcext:value-type="float">
            <text:p>5.2719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52" calcext:value-type="float">
            <text:p>1952</text:p>
          </table:table-cell>
          <table:table-cell office:value-type="string" calcext:value-type="string">
            <text:p>SAFEAGE</text:p>
          </table:table-cell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GEODB</text:p>
          </table:table-cell>
          <table:table-cell office:value-type="float" office:value="1029497" calcext:value-type="float">
            <text:p>1029497</text:p>
          </table:table-cell>
          <table:table-cell table:number-columns-repeated="6"/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Jijel</text:p>
          </table:table-cell>
          <table:table-cell office:value-type="string" calcext:value-type="string">
            <text:p>WRI1023775</text:p>
          </table:table-cell>
          <table:table-cell office:value-type="float" office:value="588" calcext:value-type="float">
            <text:p>588</text:p>
          </table:table-cell>
          <table:table-cell office:value-type="float" office:value="36.8139" calcext:value-type="float">
            <text:p>36.8139</text:p>
          </table:table-cell>
          <table:table-cell office:value-type="float" office:value="5.876" calcext:value-type="float">
            <text:p>5.876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GEODB</text:p>
          </table:table-cell>
          <table:table-cell office:value-type="float" office:value="1029500" calcext:value-type="float">
            <text:p>1029500</text:p>
          </table:table-cell>
          <table:table-cell table:number-columns-repeated="6"/>
          <table:table-cell office:value-type="float" office:value="2433.69787206008" calcext:value-type="float">
            <text:p>2433.69787206008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Kahrama IPP</text:p>
          </table:table-cell>
          <table:table-cell office:value-type="string" calcext:value-type="string">
            <text:p>WRI1023784</text:p>
          </table:table-cell>
          <table:table-cell office:value-type="float" office:value="345" calcext:value-type="float">
            <text:p>345</text:p>
          </table:table-cell>
          <table:table-cell office:value-type="float" office:value="35.8064" calcext:value-type="float">
            <text:p>35.8064</text:p>
          </table:table-cell>
          <table:table-cell office:value-type="float" office:value="-0.2476" calcext:value-type="float">
            <text:p>-0.2476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GEODB</text:p>
          </table:table-cell>
          <table:table-cell office:value-type="float" office:value="1051834" calcext:value-type="float">
            <text:p>1051834</text:p>
          </table:table-cell>
          <table:table-cell table:number-columns-repeated="6"/>
          <table:table-cell office:value-type="float" office:value="1427.93497595362" calcext:value-type="float">
            <text:p>1427.93497595362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Koudiet Eddraouch</text:p>
          </table:table-cell>
          <table:table-cell office:value-type="string" calcext:value-type="string">
            <text:p>WRI1023769</text:p>
          </table:table-cell>
          <table:table-cell office:value-type="float" office:value="1200" calcext:value-type="float">
            <text:p>1200</text:p>
          </table:table-cell>
          <table:table-cell office:value-type="float" office:value="36.885" calcext:value-type="float">
            <text:p>36.885</text:p>
          </table:table-cell>
          <table:table-cell office:value-type="float" office:value="8.0778" calcext:value-type="float">
            <text:p>8.0778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Shariket Karhaba Koudiet Eddraouch SpA (SKD)</text:p>
          </table:table-cell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GEODB</text:p>
          </table:table-cell>
          <table:table-cell office:value-type="float" office:value="1046207" calcext:value-type="float">
            <text:p>1046207</text:p>
          </table:table-cell>
          <table:table-cell table:number-columns-repeated="6"/>
          <table:table-cell office:value-type="float" office:value="4966.73035114303" calcext:value-type="float">
            <text:p>4966.73035114303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Labreg</text:p>
          </table:table-cell>
          <table:table-cell office:value-type="string" calcext:value-type="string">
            <text:p>WRI1023815</text:p>
          </table:table-cell>
          <table:table-cell office:value-type="float" office:value="396" calcext:value-type="float">
            <text:p>396</text:p>
          </table:table-cell>
          <table:table-cell office:value-type="float" office:value="34.5056" calcext:value-type="float">
            <text:p>34.5056</text:p>
          </table:table-cell>
          <table:table-cell office:value-type="float" office:value="6.9848" calcext:value-type="float">
            <text:p>6.9848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KTH</text:p>
          </table:table-cell>
          <table:table-cell office:value-type="float" office:value="1099562" calcext:value-type="float">
            <text:p>1099562</text:p>
          </table:table-cell>
          <table:table-cell table:number-columns-repeated="6"/>
          <table:table-cell office:value-type="float" office:value="1639.0210158772" calcext:value-type="float">
            <text:p>1639.0210158772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Marsat</text:p>
          </table:table-cell>
          <table:table-cell office:value-type="string" calcext:value-type="string">
            <text:p>WRI1023772</text:p>
          </table:table-cell>
          <table:table-cell office:value-type="float" office:value="840" calcext:value-type="float">
            <text:p>840</text:p>
          </table:table-cell>
          <table:table-cell office:value-type="float" office:value="35.8" calcext:value-type="float">
            <text:p>35.8</text:p>
          </table:table-cell>
          <table:table-cell office:value-type="float" office:value="-0.1924" calcext:value-type="float">
            <text:p>-0.1924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GEODB</text:p>
          </table:table-cell>
          <table:table-cell office:value-type="float" office:value="1029503" calcext:value-type="float">
            <text:p>1029503</text:p>
          </table:table-cell>
          <table:table-cell table:number-columns-repeated="6"/>
          <table:table-cell office:value-type="float" office:value="3476.71124580012" calcext:value-type="float">
            <text:p>3476.71124580012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Marsat TG</text:p>
          </table:table-cell>
          <table:table-cell office:value-type="string" calcext:value-type="string">
            <text:p>WRI1023789</text:p>
          </table:table-cell>
          <table:table-cell office:value-type="float" office:value="184" calcext:value-type="float">
            <text:p>184</text:p>
          </table:table-cell>
          <table:table-cell office:value-type="float" office:value="35.8" calcext:value-type="float">
            <text:p>35.8</text:p>
          </table:table-cell>
          <table:table-cell office:value-type="float" office:value="-0.1924" calcext:value-type="float">
            <text:p>-0.1924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il</text:p>
          </table:table-cell>
          <table:table-cell table:number-columns-repeated="3"/>
          <table:table-cell office:value-type="string" calcext:value-type="string">
            <text:p>Sonelgaz Production de lâ€™Electricite</text:p>
          </table:table-cell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GEODB</text:p>
          </table:table-cell>
          <table:table-cell table:number-columns-repeated="7"/>
          <table:table-cell office:value-type="float" office:value="761.565320508597" calcext:value-type="float">
            <text:p>761.565320508597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Msila 1</text:p>
          </table:table-cell>
          <table:table-cell office:value-type="string" calcext:value-type="string">
            <text:p>WRI1023773</text:p>
          </table:table-cell>
          <table:table-cell office:value-type="float" office:value="980" calcext:value-type="float">
            <text:p>980</text:p>
          </table:table-cell>
          <table:table-cell office:value-type="float" office:value="35.7071" calcext:value-type="float">
            <text:p>35.7071</text:p>
          </table:table-cell>
          <table:table-cell office:value-type="float" office:value="4.4804" calcext:value-type="float">
            <text:p>4.4804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Sonelgaz Production de lâ€™Electricite</text:p>
          </table:table-cell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KTH</text:p>
          </table:table-cell>
          <table:table-cell office:value-type="float" office:value="1029501" calcext:value-type="float">
            <text:p>1029501</text:p>
          </table:table-cell>
          <table:table-cell table:number-columns-repeated="6"/>
          <table:table-cell office:value-type="float" office:value="4056.16312010014" calcext:value-type="float">
            <text:p>4056.16312010014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Ras Djinet</text:p>
          </table:table-cell>
          <table:table-cell office:value-type="string" calcext:value-type="string">
            <text:p>WRI1023774</text:p>
          </table:table-cell>
          <table:table-cell office:value-type="float" office:value="672" calcext:value-type="float">
            <text:p>672</text:p>
          </table:table-cell>
          <table:table-cell office:value-type="float" office:value="36.8509" calcext:value-type="float">
            <text:p>36.8509</text:p>
          </table:table-cell>
          <table:table-cell office:value-type="float" office:value="3.6983" calcext:value-type="float">
            <text:p>3.6983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GEODB</text:p>
          </table:table-cell>
          <table:table-cell office:value-type="float" office:value="1029505" calcext:value-type="float">
            <text:p>1029505</text:p>
          </table:table-cell>
          <table:table-cell table:number-columns-repeated="6"/>
          <table:table-cell office:value-type="float" office:value="2781.36899664009" calcext:value-type="float">
            <text:p>2781.36899664009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Ravin Blanc</text:p>
          </table:table-cell>
          <table:table-cell office:value-type="string" calcext:value-type="string">
            <text:p>WRI1023791</text:p>
          </table:table-cell>
          <table:table-cell office:value-type="float" office:value="73" calcext:value-type="float">
            <text:p>73</text:p>
          </table:table-cell>
          <table:table-cell office:value-type="float" office:value="35.7095" calcext:value-type="float">
            <text:p>35.7095</text:p>
          </table:table-cell>
          <table:table-cell office:value-type="float" office:value="-0.6319" calcext:value-type="float">
            <text:p>-0.63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il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/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GEODB</text:p>
          </table:table-cell>
          <table:table-cell office:value-type="float" office:value="1029506" calcext:value-type="float">
            <text:p>1029506</text:p>
          </table:table-cell>
          <table:table-cell table:number-columns-repeated="6"/>
          <table:table-cell office:value-type="float" office:value="302.142763027867" calcext:value-type="float">
            <text:p>302.142763027867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Relizane</text:p>
          </table:table-cell>
          <table:table-cell office:value-type="string" calcext:value-type="string">
            <text:p>WRI1023780</text:p>
          </table:table-cell>
          <table:table-cell office:value-type="float" office:value="465" calcext:value-type="float">
            <text:p>465</text:p>
          </table:table-cell>
          <table:table-cell office:value-type="float" office:value="35.7835" calcext:value-type="float">
            <text:p>35.7835</text:p>
          </table:table-cell>
          <table:table-cell office:value-type="float" office:value="0.5407" calcext:value-type="float">
            <text:p>0.5407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il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ociÃ©tÃ© AlgÃ©rienne de Production de lâ€™ElectricitÃ© (SPE)</text:p>
          </table:table-cell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GEODB</text:p>
          </table:table-cell>
          <table:table-cell office:value-type="float" office:value="1069671" calcext:value-type="float">
            <text:p>1069671</text:p>
          </table:table-cell>
          <table:table-cell table:number-columns-repeated="6"/>
          <table:table-cell office:value-type="float" office:value="1924.60801106792" calcext:value-type="float">
            <text:p>1924.60801106792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SKB IPP</text:p>
          </table:table-cell>
          <table:table-cell office:value-type="string" calcext:value-type="string">
            <text:p>WRI1023778</text:p>
          </table:table-cell>
          <table:table-cell office:value-type="float" office:value="484" calcext:value-type="float">
            <text:p>484</text:p>
          </table:table-cell>
          <table:table-cell office:value-type="float" office:value="36.1399" calcext:value-type="float">
            <text:p>36.1399</text:p>
          </table:table-cell>
          <table:table-cell office:value-type="float" office:value="2.9296" calcext:value-type="float">
            <text:p>2.9296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Sonelgaz Production de l'Electricite</text:p>
          </table:table-cell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GEODB</text:p>
          </table:table-cell>
          <table:table-cell table:number-columns-repeated="7"/>
          <table:table-cell office:value-type="float" office:value="2003.24790829435" calcext:value-type="float">
            <text:p>2003.24790829435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SKS IPP SNC Lavalin</text:p>
          </table:table-cell>
          <table:table-cell office:value-type="string" calcext:value-type="string">
            <text:p>WRI1023771</text:p>
          </table:table-cell>
          <table:table-cell office:value-type="float" office:value="815" calcext:value-type="float">
            <text:p>815</text:p>
          </table:table-cell>
          <table:table-cell office:value-type="float" office:value="36.8789" calcext:value-type="float">
            <text:p>36.8789</text:p>
          </table:table-cell>
          <table:table-cell office:value-type="float" office:value="6.9366" calcext:value-type="float">
            <text:p>6.9366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Sharikat Kahraba Skikda (SKS - Skikda Power Co.) <text:s/>SNC-Lavalin</text:p>
          </table:table-cell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GEODB</text:p>
          </table:table-cell>
          <table:table-cell office:value-type="float" office:value="1056561" calcext:value-type="float">
            <text:p>1056561</text:p>
          </table:table-cell>
          <table:table-cell table:number-columns-repeated="6"/>
          <table:table-cell office:value-type="float" office:value="3373.23769681797" calcext:value-type="float">
            <text:p>3373.23769681797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SPP1 Thermal</text:p>
          </table:table-cell>
          <table:table-cell office:value-type="string" calcext:value-type="string">
            <text:p>WRI1023797</text:p>
          </table:table-cell>
          <table:table-cell office:value-type="float" office:value="150" calcext:value-type="float">
            <text:p>150</text:p>
          </table:table-cell>
          <table:table-cell office:value-type="float" office:value="32.9475" calcext:value-type="float">
            <text:p>32.9475</text:p>
          </table:table-cell>
          <table:table-cell office:value-type="float" office:value="3.238" calcext:value-type="float">
            <text:p>3.238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Developed by SPP1 <text:s/>an Abener and New Energy Algeria (NEAL) a joint venture (between Sonatrach Sonelgaz and SIM)</text:p>
          </table:table-cell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GEODB</text:p>
          </table:table-cell>
          <table:table-cell table:number-columns-repeated="7"/>
          <table:table-cell office:value-type="float" office:value="620.841293892878" calcext:value-type="float">
            <text:p>620.841293892878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Skikda</text:p>
          </table:table-cell>
          <table:table-cell office:value-type="string" calcext:value-type="string">
            <text:p>WRI1023786</text:p>
          </table:table-cell>
          <table:table-cell office:value-type="float" office:value="262" calcext:value-type="float">
            <text:p>262</text:p>
          </table:table-cell>
          <table:table-cell office:value-type="float" office:value="36.88" calcext:value-type="float">
            <text:p>36.88</text:p>
          </table:table-cell>
          <table:table-cell office:value-type="float" office:value="6.935" calcext:value-type="float">
            <text:p>6.935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il</text:p>
          </table:table-cell>
          <table:table-cell table:number-columns-repeated="2"/>
          <table:table-cell office:value-type="float" office:value="1975" calcext:value-type="float">
            <text:p>1975</text:p>
          </table:table-cell>
          <table:table-cell/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GEODB</text:p>
          </table:table-cell>
          <table:table-cell office:value-type="float" office:value="1029507" calcext:value-type="float">
            <text:p>1029507</text:p>
          </table:table-cell>
          <table:table-cell table:number-columns-repeated="6"/>
          <table:table-cell office:value-type="float" office:value="1084.40279333289" calcext:value-type="float">
            <text:p>1084.40279333289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Terga</text:p>
          </table:table-cell>
          <table:table-cell office:value-type="string" calcext:value-type="string">
            <text:p>WRI1023770</text:p>
          </table:table-cell>
          <table:table-cell office:value-type="float" office:value="1200" calcext:value-type="float">
            <text:p>1200</text:p>
          </table:table-cell>
          <table:table-cell office:value-type="float" office:value="35.4608" calcext:value-type="float">
            <text:p>35.4608</text:p>
          </table:table-cell>
          <table:table-cell office:value-type="float" office:value="-1.2295" calcext:value-type="float">
            <text:p>-1.2295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Shariket Kahraba Terga JSC</text:p>
          </table:table-cell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GEODB</text:p>
          </table:table-cell>
          <table:table-cell office:value-type="float" office:value="1046206" calcext:value-type="float">
            <text:p>1046206</text:p>
          </table:table-cell>
          <table:table-cell table:number-columns-repeated="6"/>
          <table:table-cell office:value-type="float" office:value="4966.73035114303" calcext:value-type="float">
            <text:p>4966.73035114303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Tiaret</text:p>
          </table:table-cell>
          <table:table-cell office:value-type="string" calcext:value-type="string">
            <text:p>WRI1023782</text:p>
          </table:table-cell>
          <table:table-cell office:value-type="float" office:value="300" calcext:value-type="float">
            <text:p>300</text:p>
          </table:table-cell>
          <table:table-cell office:value-type="float" office:value="35.3396" calcext:value-type="float">
            <text:p>35.3396</text:p>
          </table:table-cell>
          <table:table-cell office:value-type="float" office:value="1.3562" calcext:value-type="float">
            <text:p>1.3562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GEODB</text:p>
          </table:table-cell>
          <table:table-cell office:value-type="float" office:value="1029509" calcext:value-type="float">
            <text:p>1029509</text:p>
          </table:table-cell>
          <table:table-cell table:number-columns-repeated="6"/>
          <table:table-cell office:value-type="float" office:value="1241.68258778576" calcext:value-type="float">
            <text:p>1241.68258778576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Tilghemt 1</text:p>
          </table:table-cell>
          <table:table-cell office:value-type="string" calcext:value-type="string">
            <text:p>WRI1023787</text:p>
          </table:table-cell>
          <table:table-cell office:value-type="float" office:value="200" calcext:value-type="float">
            <text:p>200</text:p>
          </table:table-cell>
          <table:table-cell office:value-type="float" office:value="33.1319" calcext:value-type="float">
            <text:p>33.1319</text:p>
          </table:table-cell>
          <table:table-cell office:value-type="float" office:value="3.348" calcext:value-type="float">
            <text:p>3.348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1980" calcext:value-type="float">
            <text:p>1980</text:p>
          </table:table-cell>
          <table:table-cell office:value-type="string" calcext:value-type="string">
            <text:p>SociÃ©tÃ© AlgÃ©rienne de Production de lâ€™ElectricitÃ© (SPE)</text:p>
          </table:table-cell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KTH</text:p>
          </table:table-cell>
          <table:table-cell office:value-type="float" office:value="1029510" calcext:value-type="float">
            <text:p>1029510</text:p>
          </table:table-cell>
          <table:table-cell table:number-columns-repeated="6"/>
          <table:table-cell office:value-type="float" office:value="827.788391857171" calcext:value-type="float">
            <text:p>827.788391857171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Tilghemt 2</text:p>
          </table:table-cell>
          <table:table-cell office:value-type="string" calcext:value-type="string">
            <text:p>WRI1023788</text:p>
          </table:table-cell>
          <table:table-cell office:value-type="float" office:value="600" calcext:value-type="float">
            <text:p>600</text:p>
          </table:table-cell>
          <table:table-cell office:value-type="float" office:value="33.1377" calcext:value-type="float">
            <text:p>33.1377</text:p>
          </table:table-cell>
          <table:table-cell office:value-type="float" office:value="3.3678" calcext:value-type="float">
            <text:p>3.3678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KTH</text:p>
          </table:table-cell>
          <table:table-cell table:number-columns-repeated="7"/>
          <table:table-cell office:value-type="float" office:value="2483.36517557151" calcext:value-type="float">
            <text:p>2483.36517557151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Biopio</text:p>
          </table:table-cell>
          <table:table-cell office:value-type="string" calcext:value-type="string">
            <text:p>WRI1023002</text:p>
          </table:table-cell>
          <table:table-cell office:value-type="float" office:value="22.8" calcext:value-type="float">
            <text:p>22.8</text:p>
          </table:table-cell>
          <table:table-cell office:value-type="float" office:value="-12.4706" calcext:value-type="float">
            <text:p>-12.4706</text:p>
          </table:table-cell>
          <table:table-cell office:value-type="float" office:value="13.7319" calcext:value-type="float">
            <text:p>13.7319</text:p>
          </table:table-cell>
          <table:table-cell office:value-type="string" calcext:value-type="string">
            <text:p>Oil</text:p>
          </table:table-cell>
          <table:table-cell table:number-columns-repeated="5"/>
          <table:table-cell office:value-type="string" calcext:value-type="string">
            <text:p>African Development Bank Group</text:p>
          </table:table-cell>
          <table:table-cell office:value-type="string" calcext:value-type="string">
            <text:p>http://powerafrica.opendataforafrica.org</text:p>
          </table:table-cell>
          <table:table-cell office:value-type="string" calcext:value-type="string">
            <text:p>Power Africa</text:p>
          </table:table-cell>
          <table:table-cell office:value-type="float" office:value="1014555" calcext:value-type="float">
            <text:p>1014555</text:p>
          </table:table-cell>
          <table:table-cell table:number-columns-repeated="6"/>
          <table:table-cell office:value-type="float" office:value="739.292914536158" calcext:value-type="float">
            <text:p>739.292914536158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Biopio (hydro)</text:p>
          </table:table-cell>
          <table:table-cell office:value-type="string" calcext:value-type="string">
            <text:p>WRI1023001</text:p>
          </table:table-cell>
          <table:table-cell office:value-type="float" office:value="14.6" calcext:value-type="float">
            <text:p>14.6</text:p>
          </table:table-cell>
          <table:table-cell office:value-type="float" office:value="-12.4706" calcext:value-type="float">
            <text:p>-12.4706</text:p>
          </table:table-cell>
          <table:table-cell office:value-type="float" office:value="13.7319" calcext:value-type="float">
            <text:p>13.7319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African Development Bank Group</text:p>
          </table:table-cell>
          <table:table-cell office:value-type="string" calcext:value-type="string">
            <text:p>http://powerafrica.opendataforafrica.org</text:p>
          </table:table-cell>
          <table:table-cell office:value-type="string" calcext:value-type="string">
            <text:p>Power Africa</text:p>
          </table:table-cell>
          <table:table-cell office:value-type="float" office:value="1014555" calcext:value-type="float">
            <text:p>1014555</text:p>
          </table:table-cell>
          <table:table-cell table:number-columns-repeated="6"/>
          <table:table-cell office:value-type="float" office:value="95.5081754477031" calcext:value-type="float">
            <text:p>95.5081754477031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Cambambe</text:p>
          </table:table-cell>
          <table:table-cell office:value-type="string" calcext:value-type="string">
            <text:p>WRI1023003</text:p>
          </table:table-cell>
          <table:table-cell office:value-type="float" office:value="180" calcext:value-type="float">
            <text:p>180</text:p>
          </table:table-cell>
          <table:table-cell office:value-type="float" office:value="-9.7523" calcext:value-type="float">
            <text:p>-9.7523</text:p>
          </table:table-cell>
          <table:table-cell office:value-type="float" office:value="14.4809" calcext:value-type="float">
            <text:p>14.4809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African Development Bank Group</text:p>
          </table:table-cell>
          <table:table-cell office:value-type="string" calcext:value-type="string">
            <text:p>http://powerafrica.opendataforafrica.org</text:p>
          </table:table-cell>
          <table:table-cell office:value-type="string" calcext:value-type="string">
            <text:p>Power Africa</text:p>
          </table:table-cell>
          <table:table-cell table:number-columns-repeated="7"/>
          <table:table-cell office:value-type="float" office:value="1177.49805346483" calcext:value-type="float">
            <text:p>1177.49805346483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Capanda</text:p>
          </table:table-cell>
          <table:table-cell office:value-type="string" calcext:value-type="string">
            <text:p>WRI1023004</text:p>
          </table:table-cell>
          <table:table-cell office:value-type="float" office:value="520" calcext:value-type="float">
            <text:p>520</text:p>
          </table:table-cell>
          <table:table-cell office:value-type="float" office:value="-9.7955" calcext:value-type="float">
            <text:p>-9.7955</text:p>
          </table:table-cell>
          <table:table-cell office:value-type="float" office:value="15.4672" calcext:value-type="float">
            <text:p>15.4672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African Development Bank Group</text:p>
          </table:table-cell>
          <table:table-cell office:value-type="string" calcext:value-type="string">
            <text:p>http://powerafrica.opendataforafrica.org</text:p>
          </table:table-cell>
          <table:table-cell office:value-type="string" calcext:value-type="string">
            <text:p>Power Africa</text:p>
          </table:table-cell>
          <table:table-cell office:value-type="float" office:value="1014558" calcext:value-type="float">
            <text:p>1014558</text:p>
          </table:table-cell>
          <table:table-cell table:number-columns-repeated="6"/>
          <table:table-cell office:value-type="float" office:value="3401.66104334285" calcext:value-type="float">
            <text:p>3401.66104334285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Cazenga</text:p>
          </table:table-cell>
          <table:table-cell office:value-type="string" calcext:value-type="string">
            <text:p>WRI1023005</text:p>
          </table:table-cell>
          <table:table-cell office:value-type="float" office:value="132" calcext:value-type="float">
            <text:p>132</text:p>
          </table:table-cell>
          <table:table-cell office:value-type="float" office:value="-8.8383" calcext:value-type="float">
            <text:p>-8.8383</text:p>
          </table:table-cell>
          <table:table-cell office:value-type="float" office:value="13.2344" calcext:value-type="float">
            <text:p>13.2344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African Development Bank Group</text:p>
          </table:table-cell>
          <table:table-cell office:value-type="string" calcext:value-type="string">
            <text:p>http://powerafrica.opendataforafrica.org</text:p>
          </table:table-cell>
          <table:table-cell office:value-type="string" calcext:value-type="string">
            <text:p>Power Africa</text:p>
          </table:table-cell>
          <table:table-cell office:value-type="float" office:value="1014567" calcext:value-type="float">
            <text:p>101456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Huambo</text:p>
          </table:table-cell>
          <table:table-cell office:value-type="string" calcext:value-type="string">
            <text:p>WRI1023006</text:p>
          </table:table-cell>
          <table:table-cell office:value-type="float" office:value="16.26" calcext:value-type="float">
            <text:p>16.26</text:p>
          </table:table-cell>
          <table:table-cell office:value-type="float" office:value="-12.76" calcext:value-type="float">
            <text:p>-12.76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Oil</text:p>
          </table:table-cell>
          <table:table-cell table:number-columns-repeated="5"/>
          <table:table-cell office:value-type="string" calcext:value-type="string">
            <text:p>African Development Bank Group</text:p>
          </table:table-cell>
          <table:table-cell office:value-type="string" calcext:value-type="string">
            <text:p>http://powerafrica.opendataforafrica.org</text:p>
          </table:table-cell>
          <table:table-cell office:value-type="string" calcext:value-type="string">
            <text:p>Power Africa</text:p>
          </table:table-cell>
          <table:table-cell table:number-columns-repeated="7"/>
          <table:table-cell office:value-type="float" office:value="527.23257852447" calcext:value-type="float">
            <text:p>527.23257852447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Lobito</text:p>
          </table:table-cell>
          <table:table-cell office:value-type="string" calcext:value-type="string">
            <text:p>WRI1023007</text:p>
          </table:table-cell>
          <table:table-cell office:value-type="float" office:value="20" calcext:value-type="float">
            <text:p>20</text:p>
          </table:table-cell>
          <table:table-cell office:value-type="float" office:value="-12.37" calcext:value-type="float">
            <text:p>-12.37</text:p>
          </table:table-cell>
          <table:table-cell office:value-type="float" office:value="13.57" calcext:value-type="float">
            <text:p>13.57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African Development Bank Group</text:p>
          </table:table-cell>
          <table:table-cell office:value-type="string" calcext:value-type="string">
            <text:p>http://powerafrica.opendataforafrica.org</text:p>
          </table:table-cell>
          <table:table-cell office:value-type="string" calcext:value-type="string">
            <text:p>Power Africa</text:p>
          </table:table-cell>
          <table:table-cell office:value-type="float" office:value="1014566" calcext:value-type="float">
            <text:p>101456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Luanda Diesel</text:p>
          </table:table-cell>
          <table:table-cell office:value-type="string" calcext:value-type="string">
            <text:p>WRI1023008</text:p>
          </table:table-cell>
          <table:table-cell office:value-type="float" office:value="58" calcext:value-type="float">
            <text:p>58</text:p>
          </table:table-cell>
          <table:table-cell office:value-type="float" office:value="-8.8383" calcext:value-type="float">
            <text:p>-8.8383</text:p>
          </table:table-cell>
          <table:table-cell office:value-type="float" office:value="13.2344" calcext:value-type="float">
            <text:p>13.2344</text:p>
          </table:table-cell>
          <table:table-cell office:value-type="string" calcext:value-type="string">
            <text:p>Oil</text:p>
          </table:table-cell>
          <table:table-cell table:number-columns-repeated="5"/>
          <table:table-cell office:value-type="string" calcext:value-type="string">
            <text:p>African Development Bank Group</text:p>
          </table:table-cell>
          <table:table-cell office:value-type="string" calcext:value-type="string">
            <text:p>http://powerafrica.opendataforafrica.org</text:p>
          </table:table-cell>
          <table:table-cell office:value-type="string" calcext:value-type="string">
            <text:p>Power Africa</text:p>
          </table:table-cell>
          <table:table-cell office:value-type="float" office:value="1104965" calcext:value-type="float">
            <text:p>1104965</text:p>
          </table:table-cell>
          <table:table-cell table:number-columns-repeated="6"/>
          <table:table-cell office:value-type="float" office:value="1880.65741417093" calcext:value-type="float">
            <text:p>1880.65741417093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Luanda Refinery</text:p>
          </table:table-cell>
          <table:table-cell office:value-type="string" calcext:value-type="string">
            <text:p>WRI1023009</text:p>
          </table:table-cell>
          <table:table-cell office:value-type="float" office:value="18.5" calcext:value-type="float">
            <text:p>18.5</text:p>
          </table:table-cell>
          <table:table-cell office:value-type="float" office:value="-8.8383" calcext:value-type="float">
            <text:p>-8.8383</text:p>
          </table:table-cell>
          <table:table-cell office:value-type="float" office:value="13.2344" calcext:value-type="float">
            <text:p>13.2344</text:p>
          </table:table-cell>
          <table:table-cell office:value-type="string" calcext:value-type="string">
            <text:p>Oil</text:p>
          </table:table-cell>
          <table:table-cell table:number-columns-repeated="5"/>
          <table:table-cell office:value-type="string" calcext:value-type="string">
            <text:p>African Development Bank Group</text:p>
          </table:table-cell>
          <table:table-cell office:value-type="string" calcext:value-type="string">
            <text:p>http://powerafrica.opendataforafrica.org</text:p>
          </table:table-cell>
          <table:table-cell office:value-type="string" calcext:value-type="string">
            <text:p>Power Africa</text:p>
          </table:table-cell>
          <table:table-cell office:value-type="float" office:value="1017037" calcext:value-type="float">
            <text:p>1017037</text:p>
          </table:table-cell>
          <table:table-cell table:number-columns-repeated="6"/>
          <table:table-cell office:value-type="float" office:value="599.864864864865" calcext:value-type="float">
            <text:p>599.864864864865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alongo</text:p>
          </table:table-cell>
          <table:table-cell office:value-type="string" calcext:value-type="string">
            <text:p>WRI1023010</text:p>
          </table:table-cell>
          <table:table-cell office:value-type="float" office:value="10" calcext:value-type="float">
            <text:p>10</text:p>
          </table:table-cell>
          <table:table-cell office:value-type="float" office:value="-5.55" calcext:value-type="float">
            <text:p>-5.55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Oil</text:p>
          </table:table-cell>
          <table:table-cell table:number-columns-repeated="5"/>
          <table:table-cell office:value-type="string" calcext:value-type="string">
            <text:p>African Development Bank Group</text:p>
          </table:table-cell>
          <table:table-cell office:value-type="string" calcext:value-type="string">
            <text:p>http://powerafrica.opendataforafrica.org</text:p>
          </table:table-cell>
          <table:table-cell office:value-type="string" calcext:value-type="string">
            <text:p>Power Africa</text:p>
          </table:table-cell>
          <table:table-cell table:number-columns-repeated="7"/>
          <table:table-cell office:value-type="float" office:value="324.251278305332" calcext:value-type="float">
            <text:p>324.251278305332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atala</text:p>
          </table:table-cell>
          <table:table-cell office:value-type="string" calcext:value-type="string">
            <text:p>WRI1023011</text:p>
          </table:table-cell>
          <table:table-cell office:value-type="float" office:value="40" calcext:value-type="float">
            <text:p>40</text:p>
          </table:table-cell>
          <table:table-cell office:value-type="float" office:value="-14.7333" calcext:value-type="float">
            <text:p>-14.7333</text:p>
          </table:table-cell>
          <table:table-cell office:value-type="float" office:value="15.0333" calcext:value-type="float">
            <text:p>15.0333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African Development Bank Group</text:p>
          </table:table-cell>
          <table:table-cell office:value-type="string" calcext:value-type="string">
            <text:p>http://powerafrica.opendataforafrica.org</text:p>
          </table:table-cell>
          <table:table-cell office:value-type="string" calcext:value-type="string">
            <text:p>Power Africa</text:p>
          </table:table-cell>
          <table:table-cell office:value-type="float" office:value="1014569" calcext:value-type="float">
            <text:p>1014569</text:p>
          </table:table-cell>
          <table:table-cell table:number-columns-repeated="6"/>
          <table:table-cell office:value-type="float" office:value="261.666234103296" calcext:value-type="float">
            <text:p>261.666234103296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Namibe</text:p>
          </table:table-cell>
          <table:table-cell office:value-type="string" calcext:value-type="string">
            <text:p>WRI1023012</text:p>
          </table:table-cell>
          <table:table-cell office:value-type="float" office:value="11.68" calcext:value-type="float">
            <text:p>11.68</text:p>
          </table:table-cell>
          <table:table-cell office:value-type="float" office:value="-15.1961" calcext:value-type="float">
            <text:p>-15.1961</text:p>
          </table:table-cell>
          <table:table-cell office:value-type="float" office:value="12.1522" calcext:value-type="float">
            <text:p>12.1522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African Development Bank Group</text:p>
          </table:table-cell>
          <table:table-cell office:value-type="string" calcext:value-type="string">
            <text:p>http://powerafrica.opendataforafrica.org</text:p>
          </table:table-cell>
          <table:table-cell office:value-type="string" calcext:value-type="string">
            <text:p>Power Africa</text:p>
          </table:table-cell>
          <table:table-cell table:number-columns-repeated="7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Rio Luachimo</text:p>
          </table:table-cell>
          <table:table-cell office:value-type="string" calcext:value-type="string">
            <text:p>WRI1023013</text:p>
          </table:table-cell>
          <table:table-cell office:value-type="float" office:value="16" calcext:value-type="float">
            <text:p>16</text:p>
          </table:table-cell>
          <table:table-cell office:value-type="float" office:value="-7.3" calcext:value-type="float">
            <text:p>-7.3</text:p>
          </table:table-cell>
          <table:table-cell office:value-type="float" office:value="20.85" calcext:value-type="float">
            <text:p>20.85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African Development Bank Group</text:p>
          </table:table-cell>
          <table:table-cell office:value-type="string" calcext:value-type="string">
            <text:p>http://powerafrica.opendataforafrica.org</text:p>
          </table:table-cell>
          <table:table-cell office:value-type="string" calcext:value-type="string">
            <text:p>Power Africa</text:p>
          </table:table-cell>
          <table:table-cell table:number-columns-repeated="7"/>
          <table:table-cell office:value-type="float" office:value="104.666493641318" calcext:value-type="float">
            <text:p>104.666493641318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Xitoto</text:p>
          </table:table-cell>
          <table:table-cell office:value-type="string" calcext:value-type="string">
            <text:p>WRI1023014</text:p>
          </table:table-cell>
          <table:table-cell office:value-type="float" office:value="11.34" calcext:value-type="float">
            <text:p>11.34</text:p>
          </table:table-cell>
          <table:table-cell office:value-type="float" office:value="-15.3333" calcext:value-type="float">
            <text:p>-15.3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il</text:p>
          </table:table-cell>
          <table:table-cell table:number-columns-repeated="5"/>
          <table:table-cell office:value-type="string" calcext:value-type="string">
            <text:p>African Development Bank Group</text:p>
          </table:table-cell>
          <table:table-cell office:value-type="string" calcext:value-type="string">
            <text:p>http://powerafrica.opendataforafrica.org</text:p>
          </table:table-cell>
          <table:table-cell office:value-type="string" calcext:value-type="string">
            <text:p>Power Africa</text:p>
          </table:table-cell>
          <table:table-cell office:value-type="float" office:value="1020267" calcext:value-type="float">
            <text:p>1020267</text:p>
          </table:table-cell>
          <table:table-cell table:number-columns-repeated="6"/>
          <table:table-cell office:value-type="float" office:value="367.700949598247" calcext:value-type="float">
            <text:p>367.700949598247</text:p>
          </table:table-cell>
        </table:table-row>
        <table:table-row table:style-name="ro1">
          <table:table-cell office:value-type="string" calcext:value-type="string">
            <text:p>ATA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McMurdo Station Generator</text:p>
          </table:table-cell>
          <table:table-cell office:value-type="string" calcext:value-type="string">
            <text:p>WRI1023843</text:p>
          </table:table-cell>
          <table:table-cell office:value-type="float" office:value="6.6" calcext:value-type="float">
            <text:p>6.6</text:p>
          </table:table-cell>
          <table:table-cell office:value-type="float" office:value="-77.847" calcext:value-type="float">
            <text:p>-77.847</text:p>
          </table:table-cell>
          <table:table-cell office:value-type="float" office:value="166.6605" calcext:value-type="float">
            <text:p>166.6605</text:p>
          </table:table-cell>
          <table:table-cell office:value-type="string" calcext:value-type="string">
            <text:p>Oil</text:p>
          </table:table-cell>
          <table:table-cell table:number-columns-repeated="3"/>
          <table:table-cell office:value-type="float" office:value="1981" calcext:value-type="float">
            <text:p>1981</text:p>
          </table:table-cell>
          <table:table-cell/>
          <table:table-cell office:value-type="string" calcext:value-type="string">
            <text:p>Antarctica Australia</text:p>
          </table:table-cell>
          <table:table-cell office:value-type="string" calcext:value-type="string">
            <text:p>http://www.antarctica.gov.au/__data/assets/pdf_file/0007/21949/ml_385474997916667_atcm28_att067_rev1_e.pdf</text:p>
          </table:table-cell>
          <table:table-cell office:value-type="string" calcext:value-type="string">
            <text:p>WRI</text:p>
          </table:table-cell>
          <table:table-cell office:value-type="float" office:value="1109648" calcext:value-type="float">
            <text:p>11096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A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Ross Island</text:p>
          </table:table-cell>
          <table:table-cell office:value-type="string" calcext:value-type="string">
            <text:p>WRI1022458</text:p>
          </table:table-cell>
          <table:table-cell office:value-type="float" office:value="1" calcext:value-type="float">
            <text:p>1</text:p>
          </table:table-cell>
          <table:table-cell office:value-type="float" office:value="-77.8428" calcext:value-type="float">
            <text:p>-77.8428</text:p>
          </table:table-cell>
          <table:table-cell office:value-type="float" office:value="166.7271" calcext:value-type="float">
            <text:p>166.7271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table:number-columns-repeated="2" office:value-type="string" calcext:value-type="string">
            <text:p>Meridian Energy</text:p>
          </table:table-cell>
          <table:table-cell office:value-type="string" calcext:value-type="string">
            <text:p>https://www.meridianenergy.co.nz/about-us/our-power-stations/wind/ross-island</text:p>
          </table:table-cell>
          <table:table-cell office:value-type="string" calcext:value-type="string">
            <text:p>WRI</text:p>
          </table:table-cell>
          <table:table-cell office:value-type="float" office:value="1084164" calcext:value-type="float">
            <text:p>10841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GUA DEL CAJON (AUTOGENERADOR DEL MEM)</text:p>
          </table:table-cell>
          <table:table-cell office:value-type="string" calcext:value-type="string">
            <text:p>ARG0000231</text:p>
          </table:table-cell>
          <table:table-cell office:value-type="float" office:value="479.2" calcext:value-type="float">
            <text:p>479.2</text:p>
          </table:table-cell>
          <table:table-cell office:value-type="float" office:value="-38.9368" calcext:value-type="float">
            <text:p>-38.9368</text:p>
          </table:table-cell>
          <table:table-cell office:value-type="float" office:value="-68.3556" calcext:value-type="float">
            <text:p>-68.355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as</text:p>
          </table:table-cell>
          <table:table-cell table:number-columns-repeated="2"/>
          <table:table-cell office:value-type="float" office:value="1997.4" calcext:value-type="float">
            <text:p>1997.4</text:p>
          </table:table-cell>
          <table:table-cell office:value-type="string" calcext:value-type="string">
            <text:p>CAPEX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1582" calcext:value-type="float">
            <text:p>1011582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GUA DEL CAJON (GENERADOR DEL MEM)</text:p>
          </table:table-cell>
          <table:table-cell office:value-type="string" calcext:value-type="string">
            <text:p>ARG0000232</text:p>
          </table:table-cell>
          <table:table-cell office:value-type="float" office:value="192" calcext:value-type="float">
            <text:p>192</text:p>
          </table:table-cell>
          <table:table-cell office:value-type="float" office:value="-38.9368" calcext:value-type="float">
            <text:p>-38.9368</text:p>
          </table:table-cell>
          <table:table-cell office:value-type="float" office:value="-68.3556" calcext:value-type="float">
            <text:p>-68.3556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1993.5" calcext:value-type="float">
            <text:p>1993.5</text:p>
          </table:table-cell>
          <table:table-cell office:value-type="string" calcext:value-type="string">
            <text:p>CAPEX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1582" calcext:value-type="float">
            <text:p>1011582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991.928746250529" calcext:value-type="float">
            <text:p>991.928746250529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GUA DEL TORO</text:p>
          </table:table-cell>
          <table:table-cell office:value-type="string" calcext:value-type="string">
            <text:p>ARG0000210</text:p>
          </table:table-cell>
          <table:table-cell office:value-type="float" office:value="130" calcext:value-type="float">
            <text:p>130</text:p>
          </table:table-cell>
          <table:table-cell office:value-type="float" office:value="-34.5792" calcext:value-type="float">
            <text:p>-34.5792</text:p>
          </table:table-cell>
          <table:table-cell office:value-type="float" office:value="-68.9892" calcext:value-type="float">
            <text:p>-68.9892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82" calcext:value-type="float">
            <text:p>1982</text:p>
          </table:table-cell>
          <table:table-cell office:value-type="string" calcext:value-type="string">
            <text:p>HIDI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8417" calcext:value-type="float">
            <text:p>1018417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537.539588648071" calcext:value-type="float">
            <text:p>537.539588648071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LICURA</text:p>
          </table:table-cell>
          <table:table-cell office:value-type="string" calcext:value-type="string">
            <text:p>ARG0000230</text:p>
          </table:table-cell>
          <table:table-cell office:value-type="float" office:value="1050" calcext:value-type="float">
            <text:p>1050</text:p>
          </table:table-cell>
          <table:table-cell office:value-type="float" office:value="-40.58" calcext:value-type="float">
            <text:p>-40.58</text:p>
          </table:table-cell>
          <table:table-cell office:value-type="float" office:value="-70.7489" calcext:value-type="float">
            <text:p>-70.7489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87" calcext:value-type="float">
            <text:p>1987</text:p>
          </table:table-cell>
          <table:table-cell office:value-type="string" calcext:value-type="string">
            <text:p>AES ARGENTINA GENERACION S.A.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8418" calcext:value-type="float">
            <text:p>1018418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4341.66590831134" calcext:value-type="float">
            <text:p>4341.66590831134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LMIRANTE BROWN</text:p>
          </table:table-cell>
          <table:table-cell office:value-type="string" calcext:value-type="string">
            <text:p>ARG0000156</text:p>
          </table:table-cell>
          <table:table-cell office:value-type="float" office:value="25" calcext:value-type="float">
            <text:p>25</text:p>
          </table:table-cell>
          <table:table-cell office:value-type="float" office:value="-34.8386" calcext:value-type="float">
            <text:p>-34.8386</text:p>
          </table:table-cell>
          <table:table-cell office:value-type="float" office:value="-58.4033" calcext:value-type="float">
            <text:p>-58.4033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C.T. ALMIRANTE BROWN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8750" calcext:value-type="float">
            <text:p>1048750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407.324673202206" calcext:value-type="float">
            <text:p>407.32467320220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LTO VALLE</text:p>
          </table:table-cell>
          <table:table-cell office:value-type="string" calcext:value-type="string">
            <text:p>ARG0000235</text:p>
          </table:table-cell>
          <table:table-cell office:value-type="float" office:value="97.5" calcext:value-type="float">
            <text:p>97.5</text:p>
          </table:table-cell>
          <table:table-cell office:value-type="float" office:value="-38.9524" calcext:value-type="float">
            <text:p>-38.9524</text:p>
          </table:table-cell>
          <table:table-cell office:value-type="float" office:value="-68.0218" calcext:value-type="float">
            <text:p>-68.0218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string" calcext:value-type="string">
            <text:p>CT ALTO VALLE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3744" calcext:value-type="float">
            <text:p>1013744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503.713816455347" calcext:value-type="float">
            <text:p>503.713816455347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LUMINE</text:p>
          </table:table-cell>
          <table:table-cell office:value-type="string" calcext:value-type="string">
            <text:p>ARG0000242</text:p>
          </table:table-cell>
          <table:table-cell office:value-type="float" office:value="1.904" calcext:value-type="float">
            <text:p>1.904</text:p>
          </table:table-cell>
          <table:table-cell office:value-type="float" office:value="-39.2145" calcext:value-type="float">
            <text:p>-39.2145</text:p>
          </table:table-cell>
          <table:table-cell office:value-type="float" office:value="-70.9157" calcext:value-type="float">
            <text:p>-70.9157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string" calcext:value-type="string">
            <text:p>EPEN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86547" calcext:value-type="float">
            <text:p>1086547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1.02184711108" calcext:value-type="float">
            <text:p>31.0218471110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LVAREZ CONDARCO</text:p>
          </table:table-cell>
          <table:table-cell office:value-type="string" calcext:value-type="string">
            <text:p>ARG0000194</text:p>
          </table:table-cell>
          <table:table-cell office:value-type="float" office:value="50.7" calcext:value-type="float">
            <text:p>50.7</text:p>
          </table:table-cell>
          <table:table-cell office:value-type="float" office:value="-33.0452" calcext:value-type="float">
            <text:p>-33.0452</text:p>
          </table:table-cell>
          <table:table-cell office:value-type="float" office:value="-69.0516" calcext:value-type="float">
            <text:p>-69.0516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CEMPPSA - HIDROCUYO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09855" calcext:value-type="float">
            <text:p>1009855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09.640439572748" calcext:value-type="float">
            <text:p>209.64043957274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ROYITO</text:p>
          </table:table-cell>
          <table:table-cell office:value-type="string" calcext:value-type="string">
            <text:p>ARG0000254</text:p>
          </table:table-cell>
          <table:table-cell office:value-type="float" office:value="128" calcext:value-type="float">
            <text:p>128</text:p>
          </table:table-cell>
          <table:table-cell office:value-type="float" office:value="-39.1009" calcext:value-type="float">
            <text:p>-39.1009</text:p>
          </table:table-cell>
          <table:table-cell office:value-type="float" office:value="-68.5982" calcext:value-type="float">
            <text:p>-68.5982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77" calcext:value-type="float">
            <text:p>1977</text:p>
          </table:table-cell>
          <table:table-cell office:value-type="string" calcext:value-type="string">
            <text:p>H. EL CHOCON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8412" calcext:value-type="float">
            <text:p>1018412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529.269748822716" calcext:value-type="float">
            <text:p>529.26974882271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TUCHA I</text:p>
          </table:table-cell>
          <table:table-cell office:value-type="string" calcext:value-type="string">
            <text:p>ARG0000029</text:p>
          </table:table-cell>
          <table:table-cell office:value-type="float" office:value="370" calcext:value-type="float">
            <text:p>370</text:p>
          </table:table-cell>
          <table:table-cell office:value-type="float" office:value="-33.967" calcext:value-type="float">
            <text:p>-33.967</text:p>
          </table:table-cell>
          <table:table-cell office:value-type="float" office:value="-59.2059" calcext:value-type="float">
            <text:p>-59.2059</text:p>
          </table:table-cell>
          <table:table-cell office:value-type="string" calcext:value-type="string">
            <text:p>Nuclear</text:p>
          </table:table-cell>
          <table:table-cell table:number-columns-repeated="3"/>
          <table:table-cell office:value-type="float" office:value="1974" calcext:value-type="float">
            <text:p>1974</text:p>
          </table:table-cell>
          <table:table-cell office:value-type="string" calcext:value-type="string">
            <text:p>NA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3180" calcext:value-type="float">
            <text:p>1013180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208.00907543959" calcext:value-type="float">
            <text:p>1208.00907543959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TUCHA II</text:p>
          </table:table-cell>
          <table:table-cell office:value-type="string" calcext:value-type="string">
            <text:p>ARG0000030</text:p>
          </table:table-cell>
          <table:table-cell office:value-type="float" office:value="745" calcext:value-type="float">
            <text:p>745</text:p>
          </table:table-cell>
          <table:table-cell office:value-type="float" office:value="-33.9674" calcext:value-type="float">
            <text:p>-33.9674</text:p>
          </table:table-cell>
          <table:table-cell office:value-type="float" office:value="-59.2045" calcext:value-type="float">
            <text:p>-59.2045</text:p>
          </table:table-cell>
          <table:table-cell office:value-type="string" calcext:value-type="string">
            <text:p>Nuclear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NA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101851" calcext:value-type="float">
            <text:p>1101851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432.34259784458" calcext:value-type="float">
            <text:p>2432.3425978445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ARG0000328</text:p>
          </table:table-cell>
          <table:table-cell office:value-type="float" office:value="31" calcext:value-type="float">
            <text:p>31</text:p>
          </table:table-cell>
          <table:table-cell office:value-type="float" office:value="-23.8219" calcext:value-type="float">
            <text:p>-23.8219</text:p>
          </table:table-cell>
          <table:table-cell office:value-type="float" office:value="-64.7847" calcext:value-type="float">
            <text:p>-64.7847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ENAR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505.082594770735" calcext:value-type="float">
            <text:p>505.08259477073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BARILOCHE (PUERTO <text:s/>MORENO)</text:p>
          </table:table-cell>
          <table:table-cell office:value-type="string" calcext:value-type="string">
            <text:p>ARG0000266</text:p>
          </table:table-cell>
          <table:table-cell office:value-type="float" office:value="5.736" calcext:value-type="float">
            <text:p>5.736</text:p>
          </table:table-cell>
          <table:table-cell office:value-type="float" office:value="-41.1167" calcext:value-type="float">
            <text:p>-41.1167</text:p>
          </table:table-cell>
          <table:table-cell office:value-type="float" office:value="-71.4167" calcext:value-type="float">
            <text:p>-71.4167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string" calcext:value-type="string">
            <text:p>COOPERATIVA DE ELECTRICIDAD BARILOCHE LTD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93.4565730195141" calcext:value-type="float">
            <text:p>93.4565730195141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BENJAMIN REOLIN</text:p>
          </table:table-cell>
          <table:table-cell office:value-type="string" calcext:value-type="string">
            <text:p>ARG0000085</text:p>
          </table:table-cell>
          <table:table-cell office:value-type="float" office:value="38.4" calcext:value-type="float">
            <text:p>38.4</text:p>
          </table:table-cell>
          <table:table-cell office:value-type="float" office:value="-32.1883" calcext:value-type="float">
            <text:p>-32.1883</text:p>
          </table:table-cell>
          <table:table-cell office:value-type="float" office:value="-64.3233" calcext:value-type="float">
            <text:p>-64.3233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66" calcext:value-type="float">
            <text:p>1966</text:p>
          </table:table-cell>
          <table:table-cell office:value-type="string" calcext:value-type="string">
            <text:p>EPEC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09859" calcext:value-type="float">
            <text:p>1009859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58.780924646815" calcext:value-type="float">
            <text:p>158.78092464681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BERNARDO <text:s/>DE IRIGOYEN</text:p>
          </table:table-cell>
          <table:table-cell office:value-type="string" calcext:value-type="string">
            <text:p>ARG0000220</text:p>
          </table:table-cell>
          <table:table-cell office:value-type="float" office:value="2.096" calcext:value-type="float">
            <text:p>2.096</text:p>
          </table:table-cell>
          <table:table-cell office:value-type="float" office:value="-26.2545" calcext:value-type="float">
            <text:p>-26.2545</text:p>
          </table:table-cell>
          <table:table-cell office:value-type="float" office:value="-53.6469" calcext:value-type="float">
            <text:p>-53.6469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EM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8744" calcext:value-type="float">
            <text:p>1048744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4.1501006012729" calcext:value-type="float">
            <text:p>34.1501006012729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.T. RUFINO</text:p>
          </table:table-cell>
          <table:table-cell office:value-type="string" calcext:value-type="string">
            <text:p>ARG0000310</text:p>
          </table:table-cell>
          <table:table-cell office:value-type="float" office:value="31.9" calcext:value-type="float">
            <text:p>31.9</text:p>
          </table:table-cell>
          <table:table-cell office:value-type="float" office:value="-34.2605" calcext:value-type="float">
            <text:p>-34.2605</text:p>
          </table:table-cell>
          <table:table-cell office:value-type="float" office:value="-62.7107" calcext:value-type="float">
            <text:p>-62.7107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ENAR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8879" calcext:value-type="float">
            <text:p>1048879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519.746283006015" calcext:value-type="float">
            <text:p>519.74628300601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.T. SAN VICENTE</text:p>
          </table:table-cell>
          <table:table-cell office:value-type="string" calcext:value-type="string">
            <text:p>ARG0000159</text:p>
          </table:table-cell>
          <table:table-cell office:value-type="float" office:value="27.6" calcext:value-type="float">
            <text:p>27.6</text:p>
          </table:table-cell>
          <table:table-cell office:value-type="float" office:value="-35.0241" calcext:value-type="float">
            <text:p>-35.0241</text:p>
          </table:table-cell>
          <table:table-cell office:value-type="float" office:value="-58.4237" calcext:value-type="float">
            <text:p>-58.4237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ENAR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449.686439215235" calcext:value-type="float">
            <text:p>449.68643921523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AA CATI</text:p>
          </table:table-cell>
          <table:table-cell office:value-type="string" calcext:value-type="string">
            <text:p>ARG0000116</text:p>
          </table:table-cell>
          <table:table-cell office:value-type="float" office:value="1.415" calcext:value-type="float">
            <text:p>1.415</text:p>
          </table:table-cell>
          <table:table-cell office:value-type="float" office:value="-27.7534" calcext:value-type="float">
            <text:p>-27.7534</text:p>
          </table:table-cell>
          <table:table-cell office:value-type="float" office:value="-57.6205" calcext:value-type="float">
            <text:p>-57.6205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DPEC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8633" calcext:value-type="float">
            <text:p>1048633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3.0545765032448" calcext:value-type="float">
            <text:p>23.054576503244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ABRA CORRAL</text:p>
          </table:table-cell>
          <table:table-cell office:value-type="string" calcext:value-type="string">
            <text:p>ARG0000275</text:p>
          </table:table-cell>
          <table:table-cell office:value-type="float" office:value="102" calcext:value-type="float">
            <text:p>102</text:p>
          </table:table-cell>
          <table:table-cell office:value-type="float" office:value="-25.2712" calcext:value-type="float">
            <text:p>-25.2712</text:p>
          </table:table-cell>
          <table:table-cell office:value-type="float" office:value="-65.3298" calcext:value-type="float">
            <text:p>-65.3298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78" calcext:value-type="float">
            <text:p>1978</text:p>
          </table:table-cell>
          <table:table-cell office:value-type="string" calcext:value-type="string">
            <text:p>AES ARGENTINA GENERACION S.A.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09763" calcext:value-type="float">
            <text:p>1009763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421.761831093102" calcext:value-type="float">
            <text:p>421.761831093102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ACHEUTA (NUEVA)</text:p>
          </table:table-cell>
          <table:table-cell office:value-type="string" calcext:value-type="string">
            <text:p>ARG0000195</text:p>
          </table:table-cell>
          <table:table-cell office:value-type="float" office:value="120" calcext:value-type="float">
            <text:p>120</text:p>
          </table:table-cell>
          <table:table-cell office:value-type="float" office:value="-33.0291" calcext:value-type="float">
            <text:p>-33.0291</text:p>
          </table:table-cell>
          <table:table-cell office:value-type="float" office:value="-69.1109" calcext:value-type="float">
            <text:p>-69.1109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 office:value-type="string" calcext:value-type="string">
            <text:p>CEMPPSA - HIDROCUYO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6032" calcext:value-type="float">
            <text:p>1046032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496.190389521296" calcext:value-type="float">
            <text:p>496.19038952129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ACHI</text:p>
          </table:table-cell>
          <table:table-cell office:value-type="string" calcext:value-type="string">
            <text:p>ARG0000277</text:p>
          </table:table-cell>
          <table:table-cell office:value-type="float" office:value="1.07" calcext:value-type="float">
            <text:p>1.07</text:p>
          </table:table-cell>
          <table:table-cell office:value-type="float" office:value="-25.1089" calcext:value-type="float">
            <text:p>-25.1089</text:p>
          </table:table-cell>
          <table:table-cell office:value-type="float" office:value="-66.2106" calcext:value-type="float">
            <text:p>-66.2106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AES ARGENTINA GENERACION S.A.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8816" calcext:value-type="float">
            <text:p>1048816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7.4334960130544" calcext:value-type="float">
            <text:p>17.4334960130544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AFAYATE</text:p>
          </table:table-cell>
          <table:table-cell office:value-type="string" calcext:value-type="string">
            <text:p>ARG0000278</text:p>
          </table:table-cell>
          <table:table-cell office:value-type="float" office:value="4.182" calcext:value-type="float">
            <text:p>4.182</text:p>
          </table:table-cell>
          <table:table-cell office:value-type="float" office:value="-26.0715" calcext:value-type="float">
            <text:p>-26.0715</text:p>
          </table:table-cell>
          <table:table-cell office:value-type="float" office:value="-65.9876" calcext:value-type="float">
            <text:p>-65.9876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AES ARGENTINA GENERACION S.A.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8817" calcext:value-type="float">
            <text:p>1048817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68.137271333265" calcext:value-type="float">
            <text:p>68.13727133326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APITAL CATAMARCA - PREDIO CHOYA</text:p>
          </table:table-cell>
          <table:table-cell office:value-type="string" calcext:value-type="string">
            <text:p>ARG0000048</text:p>
          </table:table-cell>
          <table:table-cell office:value-type="float" office:value="5.728" calcext:value-type="float">
            <text:p>5.728</text:p>
          </table:table-cell>
          <table:table-cell office:value-type="float" office:value="-28.4537" calcext:value-type="float">
            <text:p>-28.4537</text:p>
          </table:table-cell>
          <table:table-cell office:value-type="float" office:value="-65.7841" calcext:value-type="float">
            <text:p>-65.7841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ENDESA COSTANER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93.3262291240894" calcext:value-type="float">
            <text:p>93.3262291240894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APITAL CATAMARCA - PREDIO EX CARCEL</text:p>
          </table:table-cell>
          <table:table-cell office:value-type="string" calcext:value-type="string">
            <text:p>ARG0000049</text:p>
          </table:table-cell>
          <table:table-cell office:value-type="float" office:value="7.075" calcext:value-type="float">
            <text:p>7.075</text:p>
          </table:table-cell>
          <table:table-cell office:value-type="float" office:value="-28.4773" calcext:value-type="float">
            <text:p>-28.4773</text:p>
          </table:table-cell>
          <table:table-cell office:value-type="float" office:value="-65.7872" calcext:value-type="float">
            <text:p>-65.7872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ENDESA COSTANER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15.272882516224" calcext:value-type="float">
            <text:p>115.272882516224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APITAL CATAMARCA - PREDIO RIPIERA</text:p>
          </table:table-cell>
          <table:table-cell office:value-type="string" calcext:value-type="string">
            <text:p>ARG0000050</text:p>
          </table:table-cell>
          <table:table-cell office:value-type="float" office:value="4.675" calcext:value-type="float">
            <text:p>4.675</text:p>
          </table:table-cell>
          <table:table-cell office:value-type="float" office:value="-28.4684" calcext:value-type="float">
            <text:p>-28.4684</text:p>
          </table:table-cell>
          <table:table-cell office:value-type="float" office:value="-65.7797" calcext:value-type="float">
            <text:p>-65.7797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ENDESA COSTANER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76.1697138888125" calcext:value-type="float">
            <text:p>76.169713888812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ASA DE PIEDRA</text:p>
          </table:table-cell>
          <table:table-cell office:value-type="string" calcext:value-type="string">
            <text:p>ARG0000183</text:p>
          </table:table-cell>
          <table:table-cell office:value-type="float" office:value="60" calcext:value-type="float">
            <text:p>60</text:p>
          </table:table-cell>
          <table:table-cell office:value-type="float" office:value="-38.2143" calcext:value-type="float">
            <text:p>-38.2143</text:p>
          </table:table-cell>
          <table:table-cell office:value-type="float" office:value="-67.1908" calcext:value-type="float">
            <text:p>-67.1908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 office:value-type="string" calcext:value-type="string">
            <text:p>ENTE CASA DE PIEDR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6560" calcext:value-type="float">
            <text:p>1016560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48.095194760648" calcext:value-type="float">
            <text:p>248.09519476064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ASSAFFOUSTH</text:p>
          </table:table-cell>
          <table:table-cell office:value-type="string" calcext:value-type="string">
            <text:p>ARG0000086</text:p>
          </table:table-cell>
          <table:table-cell office:value-type="float" office:value="17.28" calcext:value-type="float">
            <text:p>17.28</text:p>
          </table:table-cell>
          <table:table-cell office:value-type="float" office:value="-31.3992" calcext:value-type="float">
            <text:p>-31.3992</text:p>
          </table:table-cell>
          <table:table-cell office:value-type="float" office:value="-64.2006" calcext:value-type="float">
            <text:p>-64.2006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53" calcext:value-type="float">
            <text:p>1953</text:p>
          </table:table-cell>
          <table:table-cell office:value-type="string" calcext:value-type="string">
            <text:p>EPEC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8628" calcext:value-type="float">
            <text:p>1048628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71.4514160910666" calcext:value-type="float">
            <text:p>71.451416091066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ENTRAL BAHIA BLANCA (PIEDRA BUENA) SA</text:p>
          </table:table-cell>
          <table:table-cell office:value-type="string" calcext:value-type="string">
            <text:p>ARG0000031</text:p>
          </table:table-cell>
          <table:table-cell office:value-type="float" office:value="620" calcext:value-type="float">
            <text:p>620</text:p>
          </table:table-cell>
          <table:table-cell office:value-type="float" office:value="-38.7872" calcext:value-type="float">
            <text:p>-38.7872</text:p>
          </table:table-cell>
          <table:table-cell office:value-type="float" office:value="-62.2536" calcext:value-type="float">
            <text:p>-62.2536</text:p>
          </table:table-cell>
          <table:table-cell office:value-type="string" calcext:value-type="string">
            <text:p>Coal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 office:value-type="string" calcext:value-type="string">
            <text:p>PAMPA ENERGI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515.411537036275" calcext:value-type="float">
            <text:p>515.41153703627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ENTRAL LOMA DE LA LATA SA</text:p>
          </table:table-cell>
          <table:table-cell office:value-type="string" calcext:value-type="string">
            <text:p>ARG0000259</text:p>
          </table:table-cell>
          <table:table-cell office:value-type="float" office:value="540" calcext:value-type="float">
            <text:p>540</text:p>
          </table:table-cell>
          <table:table-cell office:value-type="float" office:value="-38.5127" calcext:value-type="float">
            <text:p>-38.5127</text:p>
          </table:table-cell>
          <table:table-cell office:value-type="float" office:value="-68.6048" calcext:value-type="float">
            <text:p>-68.6048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float" office:value="1999.5" calcext:value-type="float">
            <text:p>1999.5</text:p>
          </table:table-cell>
          <table:table-cell office:value-type="string" calcext:value-type="string">
            <text:p>PAMPA ENERGI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1927" calcext:value-type="float">
            <text:p>1011927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789.79959882961" calcext:value-type="float">
            <text:p>2789.79959882961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ENTRAL PARQUE INDUSTRIAL LA BANDA</text:p>
          </table:table-cell>
          <table:table-cell office:value-type="string" calcext:value-type="string">
            <text:p>ARG0000319</text:p>
          </table:table-cell>
          <table:table-cell office:value-type="float" office:value="11.228" calcext:value-type="float">
            <text:p>11.228</text:p>
          </table:table-cell>
          <table:table-cell office:value-type="float" office:value="-38.062" calcext:value-type="float">
            <text:p>-38.062</text:p>
          </table:table-cell>
          <table:table-cell office:value-type="float" office:value="-67.9463" calcext:value-type="float">
            <text:p>-67.9463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INDUSTRIAS JUAN F. SECCO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82.937657228575" calcext:value-type="float">
            <text:p>182.93765722857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ENTRAL T.GENELBA</text:p>
          </table:table-cell>
          <table:table-cell office:value-type="string" calcext:value-type="string">
            <text:p>ARG0000165</text:p>
          </table:table-cell>
          <table:table-cell office:value-type="float" office:value="673.6" calcext:value-type="float">
            <text:p>673.6</text:p>
          </table:table-cell>
          <table:table-cell office:value-type="float" office:value="-34.9027" calcext:value-type="float">
            <text:p>-34.9027</text:p>
          </table:table-cell>
          <table:table-cell office:value-type="float" office:value="-58.7334" calcext:value-type="float">
            <text:p>-58.7334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float" office:value="1997.7" calcext:value-type="float">
            <text:p>1997.7</text:p>
          </table:table-cell>
          <table:table-cell office:value-type="string" calcext:value-type="string">
            <text:p>PETROBRAS ENERGI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2655" calcext:value-type="float">
            <text:p>1012655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480.01668476227" calcext:value-type="float">
            <text:p>3480.01668476227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ENTRAL T.GENELBA PLUS</text:p>
          </table:table-cell>
          <table:table-cell office:value-type="string" calcext:value-type="string">
            <text:p>ARG0000166</text:p>
          </table:table-cell>
          <table:table-cell office:value-type="float" office:value="164.55" calcext:value-type="float">
            <text:p>164.55</text:p>
          </table:table-cell>
          <table:table-cell office:value-type="float" office:value="-34.9027" calcext:value-type="float">
            <text:p>-34.9027</text:p>
          </table:table-cell>
          <table:table-cell office:value-type="float" office:value="-58.7334" calcext:value-type="float">
            <text:p>-58.7334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PETROBRAS ENERGI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2655" calcext:value-type="float">
            <text:p>1012655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850.113933310024" calcext:value-type="float">
            <text:p>850.113933310024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ENTRAL TERMICA BRIGADIER LOPEZ (ENARSA)</text:p>
          </table:table-cell>
          <table:table-cell office:value-type="string" calcext:value-type="string">
            <text:p>ARG0000311</text:p>
          </table:table-cell>
          <table:table-cell office:value-type="float" office:value="280" calcext:value-type="float">
            <text:p>280</text:p>
          </table:table-cell>
          <table:table-cell office:value-type="float" office:value="-31.7112" calcext:value-type="float">
            <text:p>-31.7112</text:p>
          </table:table-cell>
          <table:table-cell office:value-type="float" office:value="-60.7811" calcext:value-type="float">
            <text:p>-60.7811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ENAR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71002" calcext:value-type="float">
            <text:p>1071002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446.56275494869" calcext:value-type="float">
            <text:p>1446.56275494869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ENTRAL TERMICA DE CICLO COMBINADO SALTA</text:p>
          </table:table-cell>
          <table:table-cell office:value-type="string" calcext:value-type="string">
            <text:p>ARG0000274</text:p>
          </table:table-cell>
          <table:table-cell office:value-type="float" office:value="643" calcext:value-type="float">
            <text:p>643</text:p>
          </table:table-cell>
          <table:table-cell office:value-type="float" office:value="-24.7456" calcext:value-type="float">
            <text:p>-24.7456</text:p>
          </table:table-cell>
          <table:table-cell office:value-type="float" office:value="-65.0513" calcext:value-type="float">
            <text:p>-65.0513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float" office:value="1999.4" calcext:value-type="float">
            <text:p>1999.4</text:p>
          </table:table-cell>
          <table:table-cell office:value-type="string" calcext:value-type="string">
            <text:p>AES - TERMOANDES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321.92804082859" calcext:value-type="float">
            <text:p>3321.92804082859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ENTRAL TERMICA GÜEMES SA</text:p>
          </table:table-cell>
          <table:table-cell office:value-type="string" calcext:value-type="string">
            <text:p>ARG0000287</text:p>
          </table:table-cell>
          <table:table-cell office:value-type="float" office:value="361" calcext:value-type="float">
            <text:p>361</text:p>
          </table:table-cell>
          <table:table-cell office:value-type="float" office:value="-24.6894" calcext:value-type="float">
            <text:p>-24.6894</text:p>
          </table:table-cell>
          <table:table-cell office:value-type="float" office:value="-65.0425" calcext:value-type="float">
            <text:p>-65.0425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Gas</text:p>
          </table:table-cell>
          <table:table-cell table:number-columns-repeated="2"/>
          <table:table-cell office:value-type="float" office:value="1993.3" calcext:value-type="float">
            <text:p>1993.3</text:p>
          </table:table-cell>
          <table:table-cell office:value-type="string" calcext:value-type="string">
            <text:p>PAMPA ENERGI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25699" calcext:value-type="float">
            <text:p>1025699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00.102523984024" calcext:value-type="float">
            <text:p>300.102523984024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ENTRAL TERMICA LA BANDA</text:p>
          </table:table-cell>
          <table:table-cell office:value-type="string" calcext:value-type="string">
            <text:p>ARG0000330</text:p>
          </table:table-cell>
          <table:table-cell office:value-type="float" office:value="32" calcext:value-type="float">
            <text:p>32</text:p>
          </table:table-cell>
          <table:table-cell office:value-type="float" office:value="-27.7528" calcext:value-type="float">
            <text:p>-27.7528</text:p>
          </table:table-cell>
          <table:table-cell office:value-type="float" office:value="-64.2655" calcext:value-type="float">
            <text:p>-64.2655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GENERACION LA BANDA S.A. (GRUPO ALBANESI )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09874" calcext:value-type="float">
            <text:p>1009874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65.321457708421" calcext:value-type="float">
            <text:p>165.321457708421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ENTRAL TERMICA PIQUIRENDA SA</text:p>
          </table:table-cell>
          <table:table-cell office:value-type="string" calcext:value-type="string">
            <text:p>ARG0000284</text:p>
          </table:table-cell>
          <table:table-cell office:value-type="float" office:value="30.44" calcext:value-type="float">
            <text:p>30.44</text:p>
          </table:table-cell>
          <table:table-cell office:value-type="float" office:value="-22.3497" calcext:value-type="float">
            <text:p>-22.3497</text:p>
          </table:table-cell>
          <table:table-cell office:value-type="float" office:value="-63.7664" calcext:value-type="float">
            <text:p>-63.7664</text:p>
          </table:table-cell>
          <table:table-cell office:value-type="string" calcext:value-type="string">
            <text:p>Oil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EMDERSA GENERACION SALTA SA - PAMPA ENERGI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86320" calcext:value-type="float">
            <text:p>1086320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495.958522091006" calcext:value-type="float">
            <text:p>495.95852209100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ENTRAL TERMICA REMEDIOS DE ESCALADA</text:p>
          </table:table-cell>
          <table:table-cell office:value-type="string" calcext:value-type="string">
            <text:p>ARG0000155</text:p>
          </table:table-cell>
          <table:table-cell office:value-type="float" office:value="25" calcext:value-type="float">
            <text:p>25</text:p>
          </table:table-cell>
          <table:table-cell office:value-type="float" office:value="-34.7208" calcext:value-type="float">
            <text:p>-34.7208</text:p>
          </table:table-cell>
          <table:table-cell office:value-type="float" office:value="-58.3881" calcext:value-type="float">
            <text:p>-58.3881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AGGREKO ARGENTINA SRL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407.324673202206" calcext:value-type="float">
            <text:p>407.32467320220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ENTRAL TERMOELECTRICA GUILLERMO BROWN</text:p>
          </table:table-cell>
          <table:table-cell office:value-type="string" calcext:value-type="string">
            <text:p>ARG0000042</text:p>
          </table:table-cell>
          <table:table-cell office:value-type="float" office:value="524" calcext:value-type="float">
            <text:p>524</text:p>
          </table:table-cell>
          <table:table-cell office:value-type="float" office:value="-34.6268" calcext:value-type="float">
            <text:p>-34.6268</text:p>
          </table:table-cell>
          <table:table-cell office:value-type="float" office:value="-58.5438" calcext:value-type="float">
            <text:p>-58.5438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TERMOELECTRICA GUILLERMO BROWN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93946" calcext:value-type="float">
            <text:p>1093946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707.1388699754" calcext:value-type="float">
            <text:p>2707.1388699754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ENTRAL TERMOELECTRICA MANUEL BELGRANO</text:p>
          </table:table-cell>
          <table:table-cell office:value-type="string" calcext:value-type="string">
            <text:p>ARG0000043</text:p>
          </table:table-cell>
          <table:table-cell office:value-type="float" office:value="868.2" calcext:value-type="float">
            <text:p>868.2</text:p>
          </table:table-cell>
          <table:table-cell office:value-type="float" office:value="-24.6894" calcext:value-type="float">
            <text:p>-24.6894</text:p>
          </table:table-cell>
          <table:table-cell office:value-type="float" office:value="-65.0425" calcext:value-type="float">
            <text:p>-65.0425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float" office:value="2008.7" calcext:value-type="float">
            <text:p>2008.7</text:p>
          </table:table-cell>
          <table:table-cell office:value-type="string" calcext:value-type="string">
            <text:p>TERMOELECTRICA MANUEL BELGRANO SA (TMB)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63683" calcext:value-type="float">
            <text:p>1063683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4485.37779945161" calcext:value-type="float">
            <text:p>4485.37779945161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ENTRAL TERMOELECTRICA TIMBUES</text:p>
          </table:table-cell>
          <table:table-cell office:value-type="string" calcext:value-type="string">
            <text:p>ARG0000307</text:p>
          </table:table-cell>
          <table:table-cell office:value-type="float" office:value="865.14" calcext:value-type="float">
            <text:p>865.14</text:p>
          </table:table-cell>
          <table:table-cell office:value-type="float" office:value="-32.5778" calcext:value-type="float">
            <text:p>-32.5778</text:p>
          </table:table-cell>
          <table:table-cell office:value-type="float" office:value="-60.791" calcext:value-type="float">
            <text:p>-60.791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float" office:value="2008.7" calcext:value-type="float">
            <text:p>2008.7</text:p>
          </table:table-cell>
          <table:table-cell office:value-type="string" calcext:value-type="string">
            <text:p>CENTRAL TERMOELECTRICA JOSE DE SAN MARTIN (TSM)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4469.56893505824" calcext:value-type="float">
            <text:p>4469.56893505824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H LOS CARACOLES</text:p>
          </table:table-cell>
          <table:table-cell office:value-type="string" calcext:value-type="string">
            <text:p>ARG0000296</text:p>
          </table:table-cell>
          <table:table-cell office:value-type="float" office:value="121.4" calcext:value-type="float">
            <text:p>121.4</text:p>
          </table:table-cell>
          <table:table-cell office:value-type="float" office:value="-31.5192" calcext:value-type="float">
            <text:p>-31.5192</text:p>
          </table:table-cell>
          <table:table-cell office:value-type="float" office:value="-68.9814" calcext:value-type="float">
            <text:p>-68.9814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EPSE - ENERGIA PROVINCIAL SOCIEDAD DEL ESTADO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5177" calcext:value-type="float">
            <text:p>1045177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501.979277399045" calcext:value-type="float">
            <text:p>501.97927739904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HILECITO</text:p>
          </table:table-cell>
          <table:table-cell office:value-type="string" calcext:value-type="string">
            <text:p>ARG0000185</text:p>
          </table:table-cell>
          <table:table-cell office:value-type="float" office:value="5" calcext:value-type="float">
            <text:p>5</text:p>
          </table:table-cell>
          <table:table-cell office:value-type="float" office:value="-29.1578" calcext:value-type="float">
            <text:p>-29.1578</text:p>
          </table:table-cell>
          <table:table-cell office:value-type="float" office:value="-67.5069" calcext:value-type="float">
            <text:p>-67.5069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INDUSTRIAS JUAN F. SECCO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8507" calcext:value-type="float">
            <text:p>1048507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81.4649346404412" calcext:value-type="float">
            <text:p>81.4649346404412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HIMBERA 1</text:p>
          </table:table-cell>
          <table:table-cell office:value-type="string" calcext:value-type="string">
            <text:p>ARG0000295</text:p>
          </table:table-cell>
          <table:table-cell office:value-type="float" office:value="2" calcext:value-type="float">
            <text:p>2</text:p>
          </table:table-cell>
          <table:table-cell office:value-type="float" office:value="-31.9881" calcext:value-type="float">
            <text:p>-31.9881</text:p>
          </table:table-cell>
          <table:table-cell office:value-type="float" office:value="-68.5402" calcext:value-type="float">
            <text:p>-68.5402</text:p>
          </table:table-cell>
          <table:table-cell office:value-type="string" calcext:value-type="string">
            <text:p>Solar</text:p>
          </table:table-cell>
          <table:table-cell table:number-columns-repeated="4"/>
          <table:table-cell office:value-type="string" calcext:value-type="string">
            <text:p>ENAR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82831" calcext:value-type="float">
            <text:p>1082831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IPOLLETTI</text:p>
          </table:table-cell>
          <table:table-cell office:value-type="string" calcext:value-type="string">
            <text:p>ARG0000267</text:p>
          </table:table-cell>
          <table:table-cell office:value-type="float" office:value="5.78" calcext:value-type="float">
            <text:p>5.78</text:p>
          </table:table-cell>
          <table:table-cell office:value-type="float" office:value="-38.9121" calcext:value-type="float">
            <text:p>-38.9121</text:p>
          </table:table-cell>
          <table:table-cell office:value-type="float" office:value="-67.9427" calcext:value-type="float">
            <text:p>-67.9427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54" calcext:value-type="float">
            <text:p>1954</text:p>
          </table:table-cell>
          <table:table-cell office:value-type="string" calcext:value-type="string">
            <text:p>DPA RIO NEGRO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8807" calcext:value-type="float">
            <text:p>1048807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3.8998370952758" calcext:value-type="float">
            <text:p>23.899837095275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OMANDANTE ANDRESITO</text:p>
          </table:table-cell>
          <table:table-cell office:value-type="string" calcext:value-type="string">
            <text:p>ARG0000221</text:p>
          </table:table-cell>
          <table:table-cell office:value-type="float" office:value="2.372" calcext:value-type="float">
            <text:p>2.372</text:p>
          </table:table-cell>
          <table:table-cell office:value-type="float" office:value="-25.6669" calcext:value-type="float">
            <text:p>-25.6669</text:p>
          </table:table-cell>
          <table:table-cell office:value-type="float" office:value="-54.0419" calcext:value-type="float">
            <text:p>-54.0419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EM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8.6469649934253" calcext:value-type="float">
            <text:p>38.646964993425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OMODORO RIVADAVIA</text:p>
          </table:table-cell>
          <table:table-cell office:value-type="string" calcext:value-type="string">
            <text:p>ARG0000072</text:p>
          </table:table-cell>
          <table:table-cell office:value-type="float" office:value="141.02" calcext:value-type="float">
            <text:p>141.02</text:p>
          </table:table-cell>
          <table:table-cell office:value-type="float" office:value="-25.9913" calcext:value-type="float">
            <text:p>-25.9913</text:p>
          </table:table-cell>
          <table:table-cell office:value-type="float" office:value="-54.6278" calcext:value-type="float">
            <text:p>-54.6278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CT PATAGONICAS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8464" calcext:value-type="float">
            <text:p>1048464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728.5509989388" calcext:value-type="float">
            <text:p>728.550998938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OMODORO RIVADAVIA - ANTONIO MORAN</text:p>
          </table:table-cell>
          <table:table-cell office:value-type="string" calcext:value-type="string">
            <text:p>ARG0000067</text:p>
          </table:table-cell>
          <table:table-cell office:value-type="float" office:value="16.56" calcext:value-type="float">
            <text:p>16.56</text:p>
          </table:table-cell>
          <table:table-cell office:value-type="float" office:value="-45.8467" calcext:value-type="float">
            <text:p>-45.8467</text:p>
          </table:table-cell>
          <table:table-cell office:value-type="float" office:value="-67.4964" calcext:value-type="float">
            <text:p>-67.4964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COOPERATIV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29113" calcext:value-type="float">
            <text:p>1029113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57.108843537415" calcext:value-type="float">
            <text:p>57.10884353741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ORRIENTES</text:p>
          </table:table-cell>
          <table:table-cell office:value-type="string" calcext:value-type="string">
            <text:p>ARG0000117</text:p>
          </table:table-cell>
          <table:table-cell office:value-type="float" office:value="1.4" calcext:value-type="float">
            <text:p>1.4</text:p>
          </table:table-cell>
          <table:table-cell office:value-type="float" office:value="-27.4708" calcext:value-type="float">
            <text:p>-27.4708</text:p>
          </table:table-cell>
          <table:table-cell office:value-type="float" office:value="-58.8042" calcext:value-type="float">
            <text:p>-58.8042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DPEC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2.8101816993235" calcext:value-type="float">
            <text:p>22.810181699323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OSTANERA</text:p>
          </table:table-cell>
          <table:table-cell office:value-type="string" calcext:value-type="string">
            <text:p>ARG0000046</text:p>
          </table:table-cell>
          <table:table-cell office:value-type="float" office:value="1982.2" calcext:value-type="float">
            <text:p>1982.2</text:p>
          </table:table-cell>
          <table:table-cell office:value-type="float" office:value="-34.626" calcext:value-type="float">
            <text:p>-34.626</text:p>
          </table:table-cell>
          <table:table-cell office:value-type="float" office:value="-58.3393" calcext:value-type="float">
            <text:p>-58.3393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ther</text:p>
          </table:table-cell>
          <table:table-cell/>
          <table:table-cell office:value-type="float" office:value="1983.9" calcext:value-type="float">
            <text:p>1983.9</text:p>
          </table:table-cell>
          <table:table-cell office:value-type="string" calcext:value-type="string">
            <text:p>ENDESA COSTANER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1870" calcext:value-type="float">
            <text:p>1011870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647.82056244081" calcext:value-type="float">
            <text:p>1647.82056244081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RUZ DE PIEDRA</text:p>
          </table:table-cell>
          <table:table-cell office:value-type="string" calcext:value-type="string">
            <text:p>ARG0000197</text:p>
          </table:table-cell>
          <table:table-cell office:value-type="float" office:value="17.94" calcext:value-type="float">
            <text:p>17.94</text:p>
          </table:table-cell>
          <table:table-cell office:value-type="float" office:value="-33.0349" calcext:value-type="float">
            <text:p>-33.0349</text:p>
          </table:table-cell>
          <table:table-cell office:value-type="float" office:value="-68.7971" calcext:value-type="float">
            <text:p>-68.7971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1969" calcext:value-type="float">
            <text:p>1969</text:p>
          </table:table-cell>
          <table:table-cell office:value-type="string" calcext:value-type="string">
            <text:p>CT MENDOZ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09866" calcext:value-type="float">
            <text:p>1009866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92.6833422277838" calcext:value-type="float">
            <text:p>92.683342227783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RUZ DEL EJE</text:p>
          </table:table-cell>
          <table:table-cell office:value-type="string" calcext:value-type="string">
            <text:p>ARG0000087</text:p>
          </table:table-cell>
          <table:table-cell office:value-type="float" office:value="5.052" calcext:value-type="float">
            <text:p>5.052</text:p>
          </table:table-cell>
          <table:table-cell office:value-type="float" office:value="-30.7636" calcext:value-type="float">
            <text:p>-30.7636</text:p>
          </table:table-cell>
          <table:table-cell office:value-type="float" office:value="-64.7538" calcext:value-type="float">
            <text:p>-64.7538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Hydro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string" calcext:value-type="string">
            <text:p>EPEC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5802" calcext:value-type="float">
            <text:p>1015802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82.3121699607017" calcext:value-type="float">
            <text:p>82.3121699607017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13 DE JULIO</text:p>
          </table:table-cell>
          <table:table-cell office:value-type="string" calcext:value-type="string">
            <text:p>ARG0000110</text:p>
          </table:table-cell>
          <table:table-cell office:value-type="float" office:value="26" calcext:value-type="float">
            <text:p>26</text:p>
          </table:table-cell>
          <table:table-cell office:value-type="float" office:value="-32.1613" calcext:value-type="float">
            <text:p>-32.1613</text:p>
          </table:table-cell>
          <table:table-cell office:value-type="float" office:value="-64.1537" calcext:value-type="float">
            <text:p>-64.1537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GECOR <text:s/>(GENERADORA CORDOBA SA)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98609" calcext:value-type="float">
            <text:p>1098609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34.323684388092" calcext:value-type="float">
            <text:p>134.323684388092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ALEM</text:p>
          </table:table-cell>
          <table:table-cell office:value-type="string" calcext:value-type="string">
            <text:p>ARG0000217</text:p>
          </table:table-cell>
          <table:table-cell office:value-type="float" office:value="15" calcext:value-type="float">
            <text:p>15</text:p>
          </table:table-cell>
          <table:table-cell office:value-type="float" office:value="-43.0907" calcext:value-type="float">
            <text:p>-43.0907</text:p>
          </table:table-cell>
          <table:table-cell office:value-type="float" office:value="-65.2298" calcext:value-type="float">
            <text:p>-65.2298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AGGREKO ARGENTINA SRL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44.394803921323" calcext:value-type="float">
            <text:p>244.39480392132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ALUMINE</text:p>
          </table:table-cell>
          <table:table-cell office:value-type="string" calcext:value-type="string">
            <text:p>ARG0000256</text:p>
          </table:table-cell>
          <table:table-cell office:value-type="float" office:value="6.3" calcext:value-type="float">
            <text:p>6.3</text:p>
          </table:table-cell>
          <table:table-cell office:value-type="float" office:value="-38.8706" calcext:value-type="float">
            <text:p>-38.8706</text:p>
          </table:table-cell>
          <table:table-cell office:value-type="float" office:value="-70.5753" calcext:value-type="float">
            <text:p>-70.5753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INDUSTRIAS JUAN F. SECCO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02.645817646956" calcext:value-type="float">
            <text:p>102.64581764695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ARISTOBULO DEL VALLE</text:p>
          </table:table-cell>
          <table:table-cell office:value-type="string" calcext:value-type="string">
            <text:p>ARG0000229</text:p>
          </table:table-cell>
          <table:table-cell office:value-type="float" office:value="15" calcext:value-type="float">
            <text:p>15</text:p>
          </table:table-cell>
          <table:table-cell office:value-type="float" office:value="-27.0922" calcext:value-type="float">
            <text:p>-27.0922</text:p>
          </table:table-cell>
          <table:table-cell office:value-type="float" office:value="-54.8625" calcext:value-type="float">
            <text:p>-54.8625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SOENERGY ARGENTIN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86566" calcext:value-type="float">
            <text:p>1086566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44.394803921323" calcext:value-type="float">
            <text:p>244.39480392132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ARRECIFES</text:p>
          </table:table-cell>
          <table:table-cell office:value-type="string" calcext:value-type="string">
            <text:p>ARG0000003</text:p>
          </table:table-cell>
          <table:table-cell office:value-type="float" office:value="20" calcext:value-type="float">
            <text:p>20</text:p>
          </table:table-cell>
          <table:table-cell office:value-type="float" office:value="-34.0414" calcext:value-type="float">
            <text:p>-34.0414</text:p>
          </table:table-cell>
          <table:table-cell office:value-type="float" office:value="-60.1297" calcext:value-type="float">
            <text:p>-60.1297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AGGREKO ARGENTINA SRL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25.859738561765" calcext:value-type="float">
            <text:p>325.85973856176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AÑATUYA</text:p>
          </table:table-cell>
          <table:table-cell office:value-type="string" calcext:value-type="string">
            <text:p>ARG0000333</text:p>
          </table:table-cell>
          <table:table-cell office:value-type="float" office:value="19.2" calcext:value-type="float">
            <text:p>19.2</text:p>
          </table:table-cell>
          <table:table-cell office:value-type="float" office:value="-28.4431" calcext:value-type="float">
            <text:p>-28.4431</text:p>
          </table:table-cell>
          <table:table-cell office:value-type="float" office:value="-62.8569" calcext:value-type="float">
            <text:p>-62.8569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SULLAIR ARGENTIN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12.825349019294" calcext:value-type="float">
            <text:p>312.825349019294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AÑATUYA II</text:p>
          </table:table-cell>
          <table:table-cell office:value-type="string" calcext:value-type="string">
            <text:p>ARG0000334</text:p>
          </table:table-cell>
          <table:table-cell office:value-type="float" office:value="11.5" calcext:value-type="float">
            <text:p>11.5</text:p>
          </table:table-cell>
          <table:table-cell office:value-type="float" office:value="-28.4431" calcext:value-type="float">
            <text:p>-28.4431</text:p>
          </table:table-cell>
          <table:table-cell office:value-type="float" office:value="-62.8569" calcext:value-type="float">
            <text:p>-62.8569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SULLAIR ARGENTIN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87.369349673015" calcext:value-type="float">
            <text:p>187.36934967301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BARILOCHE</text:p>
          </table:table-cell>
          <table:table-cell office:value-type="string" calcext:value-type="string">
            <text:p>ARG0000273</text:p>
          </table:table-cell>
          <table:table-cell office:value-type="float" office:value="20" calcext:value-type="float">
            <text:p>20</text:p>
          </table:table-cell>
          <table:table-cell office:value-type="float" office:value="-41.1497" calcext:value-type="float">
            <text:p>-41.1497</text:p>
          </table:table-cell>
          <table:table-cell office:value-type="float" office:value="-71.2633" calcext:value-type="float">
            <text:p>-71.2633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SOENERGY ARGENTIN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25.859738561765" calcext:value-type="float">
            <text:p>325.85973856176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BELL VILLE</text:p>
          </table:table-cell>
          <table:table-cell office:value-type="string" calcext:value-type="string">
            <text:p>ARG0000113</text:p>
          </table:table-cell>
          <table:table-cell office:value-type="float" office:value="15.62" calcext:value-type="float">
            <text:p>15.62</text:p>
          </table:table-cell>
          <table:table-cell office:value-type="float" office:value="-32.6103" calcext:value-type="float">
            <text:p>-32.6103</text:p>
          </table:table-cell>
          <table:table-cell office:value-type="float" office:value="-62.6864" calcext:value-type="float">
            <text:p>-62.6864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SULLAIR ARGENTIN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86321" calcext:value-type="float">
            <text:p>1086321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54.496455816738" calcext:value-type="float">
            <text:p>254.49645581673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BRAGADO</text:p>
          </table:table-cell>
          <table:table-cell office:value-type="string" calcext:value-type="string">
            <text:p>ARG0000023</text:p>
          </table:table-cell>
          <table:table-cell office:value-type="float" office:value="49.8" calcext:value-type="float">
            <text:p>49.8</text:p>
          </table:table-cell>
          <table:table-cell office:value-type="float" office:value="-35.1364" calcext:value-type="float">
            <text:p>-35.1364</text:p>
          </table:table-cell>
          <table:table-cell office:value-type="float" office:value="-60.4311" calcext:value-type="float">
            <text:p>-60.4311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GENNEI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82826" calcext:value-type="float">
            <text:p>1082826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57.281518558731" calcext:value-type="float">
            <text:p>257.281518558731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CAPITAN SARMIENTO</text:p>
          </table:table-cell>
          <table:table-cell office:value-type="string" calcext:value-type="string">
            <text:p>ARG0000028</text:p>
          </table:table-cell>
          <table:table-cell office:value-type="float" office:value="5" calcext:value-type="float">
            <text:p>5</text:p>
          </table:table-cell>
          <table:table-cell office:value-type="float" office:value="-34.1636" calcext:value-type="float">
            <text:p>-34.1636</text:p>
          </table:table-cell>
          <table:table-cell office:value-type="float" office:value="-59.7683" calcext:value-type="float">
            <text:p>-59.7683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INDUSTRIAS JUAN F. SECCO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86536" calcext:value-type="float">
            <text:p>1086536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81.4649346404412" calcext:value-type="float">
            <text:p>81.4649346404412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CATAMARCA</text:p>
          </table:table-cell>
          <table:table-cell office:value-type="string" calcext:value-type="string">
            <text:p>ARG0000054</text:p>
          </table:table-cell>
          <table:table-cell office:value-type="float" office:value="19.2" calcext:value-type="float">
            <text:p>19.2</text:p>
          </table:table-cell>
          <table:table-cell office:value-type="float" office:value="-28.4706" calcext:value-type="float">
            <text:p>-28.4706</text:p>
          </table:table-cell>
          <table:table-cell office:value-type="float" office:value="-65.7647" calcext:value-type="float">
            <text:p>-65.7647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INDUSTRIAS JUAN F. SECCO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12.825349019294" calcext:value-type="float">
            <text:p>312.825349019294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CAVIAHUE</text:p>
          </table:table-cell>
          <table:table-cell office:value-type="string" calcext:value-type="string">
            <text:p>ARG0000257</text:p>
          </table:table-cell>
          <table:table-cell office:value-type="float" office:value="5" calcext:value-type="float">
            <text:p>5</text:p>
          </table:table-cell>
          <table:table-cell office:value-type="float" office:value="-38.0528" calcext:value-type="float">
            <text:p>-38.0528</text:p>
          </table:table-cell>
          <table:table-cell office:value-type="float" office:value="-70.6136" calcext:value-type="float">
            <text:p>-70.6136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INDUSTRIAS JUAN F. SECCO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81.4649346404412" calcext:value-type="float">
            <text:p>81.4649346404412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CERES</text:p>
          </table:table-cell>
          <table:table-cell office:value-type="string" calcext:value-type="string">
            <text:p>ARG0000314</text:p>
          </table:table-cell>
          <table:table-cell office:value-type="float" office:value="18" calcext:value-type="float">
            <text:p>18</text:p>
          </table:table-cell>
          <table:table-cell office:value-type="float" office:value="-29.8883" calcext:value-type="float">
            <text:p>-29.8883</text:p>
          </table:table-cell>
          <table:table-cell office:value-type="float" office:value="-61.9297" calcext:value-type="float">
            <text:p>-61.9297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INDUSTRIAS JUAN F. SECCO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93.273764705588" calcext:value-type="float">
            <text:p>293.27376470558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CHARATA</text:p>
          </table:table-cell>
          <table:table-cell office:value-type="string" calcext:value-type="string">
            <text:p>ARG0000065</text:p>
          </table:table-cell>
          <table:table-cell office:value-type="float" office:value="19.4" calcext:value-type="float">
            <text:p>19.4</text:p>
          </table:table-cell>
          <table:table-cell office:value-type="float" office:value="-27.2369" calcext:value-type="float">
            <text:p>-27.2369</text:p>
          </table:table-cell>
          <table:table-cell office:value-type="float" office:value="-61.1939" calcext:value-type="float">
            <text:p>-61.1939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SULLAIR ARGENTIN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86564" calcext:value-type="float">
            <text:p>1086564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16.083946404912" calcext:value-type="float">
            <text:p>316.083946404912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CHILECITO</text:p>
          </table:table-cell>
          <table:table-cell office:value-type="string" calcext:value-type="string">
            <text:p>ARG0000189</text:p>
          </table:table-cell>
          <table:table-cell office:value-type="float" office:value="10" calcext:value-type="float">
            <text:p>10</text:p>
          </table:table-cell>
          <table:table-cell office:value-type="float" office:value="-29.1581" calcext:value-type="float">
            <text:p>-29.1581</text:p>
          </table:table-cell>
          <table:table-cell office:value-type="float" office:value="-67.5072" calcext:value-type="float">
            <text:p>-67.5072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INDUSTRIAS JUAN F. SECCO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62.929869280882" calcext:value-type="float">
            <text:p>162.929869280882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CIPOLLETTI</text:p>
          </table:table-cell>
          <table:table-cell office:value-type="string" calcext:value-type="string">
            <text:p>ARG0000260</text:p>
          </table:table-cell>
          <table:table-cell office:value-type="float" office:value="5" calcext:value-type="float">
            <text:p>5</text:p>
          </table:table-cell>
          <table:table-cell office:value-type="float" office:value="-38.9133" calcext:value-type="float">
            <text:p>-38.9133</text:p>
          </table:table-cell>
          <table:table-cell office:value-type="float" office:value="-67.9414" calcext:value-type="float">
            <text:p>-67.9414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AGGREKO ARGENTINA SRL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81.4649346404412" calcext:value-type="float">
            <text:p>81.4649346404412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COLON BUENOS AIRES</text:p>
          </table:table-cell>
          <table:table-cell office:value-type="string" calcext:value-type="string">
            <text:p>ARG0000039</text:p>
          </table:table-cell>
          <table:table-cell office:value-type="float" office:value="15.3" calcext:value-type="float">
            <text:p>15.3</text:p>
          </table:table-cell>
          <table:table-cell office:value-type="float" office:value="-33.9222" calcext:value-type="float">
            <text:p>-33.9222</text:p>
          </table:table-cell>
          <table:table-cell office:value-type="float" office:value="-61.0769" calcext:value-type="float">
            <text:p>-61.0769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SULLAIR ARGENTIN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8509" calcext:value-type="float">
            <text:p>1048509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49.28269999975" calcext:value-type="float">
            <text:p>249.2826999997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CONCEPCION DEL URUGUAY</text:p>
          </table:table-cell>
          <table:table-cell office:value-type="string" calcext:value-type="string">
            <text:p>ARG0000147</text:p>
          </table:table-cell>
          <table:table-cell office:value-type="float" office:value="41.78" calcext:value-type="float">
            <text:p>41.78</text:p>
          </table:table-cell>
          <table:table-cell office:value-type="float" office:value="-32.4767" calcext:value-type="float">
            <text:p>-32.4767</text:p>
          </table:table-cell>
          <table:table-cell office:value-type="float" office:value="-58.2672" calcext:value-type="float">
            <text:p>-58.2672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GENNEI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86330" calcext:value-type="float">
            <text:p>1086330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15.847828220558" calcext:value-type="float">
            <text:p>215.84782822055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CORRIENTES</text:p>
          </table:table-cell>
          <table:table-cell office:value-type="string" calcext:value-type="string">
            <text:p>ARG0000114</text:p>
          </table:table-cell>
          <table:table-cell office:value-type="float" office:value="20" calcext:value-type="float">
            <text:p>20</text:p>
          </table:table-cell>
          <table:table-cell office:value-type="float" office:value="-27.4708" calcext:value-type="float">
            <text:p>-27.4708</text:p>
          </table:table-cell>
          <table:table-cell office:value-type="float" office:value="-58.8042" calcext:value-type="float">
            <text:p>-58.8042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AGGREKO ARGENTINA SRL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09865" calcext:value-type="float">
            <text:p>1009865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25.859738561765" calcext:value-type="float">
            <text:p>325.85973856176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ECOENERGIA (PETROBRAS)</text:p>
          </table:table-cell>
          <table:table-cell office:value-type="string" calcext:value-type="string">
            <text:p>ARG0000032</text:p>
          </table:table-cell>
          <table:table-cell office:value-type="float" office:value="13.2" calcext:value-type="float">
            <text:p>13.2</text:p>
          </table:table-cell>
          <table:table-cell office:value-type="float" office:value="-38.6871" calcext:value-type="float">
            <text:p>-38.6871</text:p>
          </table:table-cell>
          <table:table-cell office:value-type="float" office:value="-62.3961" calcext:value-type="float">
            <text:p>-62.3961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PETROBRAS ARGENTINA S.A.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0.9732778852884" calcext:value-type="float">
            <text:p>10.9732778852884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ENSENADA DE BARRAGAN</text:p>
          </table:table-cell>
          <table:table-cell office:value-type="string" calcext:value-type="string">
            <text:p>ARG0000160</text:p>
          </table:table-cell>
          <table:table-cell office:value-type="float" office:value="567" calcext:value-type="float">
            <text:p>567</text:p>
          </table:table-cell>
          <table:table-cell office:value-type="float" office:value="-34.8597" calcext:value-type="float">
            <text:p>-34.8597</text:p>
          </table:table-cell>
          <table:table-cell office:value-type="float" office:value="-57.9557" calcext:value-type="float">
            <text:p>-57.9557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ENAR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71001" calcext:value-type="float">
            <text:p>1071001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929.28957877109" calcext:value-type="float">
            <text:p>2929.28957877109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ESQUINA</text:p>
          </table:table-cell>
          <table:table-cell office:value-type="string" calcext:value-type="string">
            <text:p>ARG0000139</text:p>
          </table:table-cell>
          <table:table-cell office:value-type="float" office:value="16.5" calcext:value-type="float">
            <text:p>16.5</text:p>
          </table:table-cell>
          <table:table-cell office:value-type="float" office:value="-30.055" calcext:value-type="float">
            <text:p>-30.055</text:p>
          </table:table-cell>
          <table:table-cell office:value-type="float" office:value="-59.5294" calcext:value-type="float">
            <text:p>-59.5294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SOENERGY ARGENTIN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68.834284313456" calcext:value-type="float">
            <text:p>268.83428431345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FORMOSA II</text:p>
          </table:table-cell>
          <table:table-cell office:value-type="string" calcext:value-type="string">
            <text:p>ARG0000149</text:p>
          </table:table-cell>
          <table:table-cell office:value-type="float" office:value="30" calcext:value-type="float">
            <text:p>30</text:p>
          </table:table-cell>
          <table:table-cell office:value-type="float" office:value="-26.1764" calcext:value-type="float">
            <text:p>-26.1764</text:p>
          </table:table-cell>
          <table:table-cell office:value-type="float" office:value="-58.2094" calcext:value-type="float">
            <text:p>-58.2094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APR ENERGY SRL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488.789607842647" calcext:value-type="float">
            <text:p>488.789607842647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GENERAL VILLEGAS</text:p>
          </table:table-cell>
          <table:table-cell office:value-type="string" calcext:value-type="string">
            <text:p>ARG0000004</text:p>
          </table:table-cell>
          <table:table-cell office:value-type="float" office:value="23.49" calcext:value-type="float">
            <text:p>23.49</text:p>
          </table:table-cell>
          <table:table-cell office:value-type="float" office:value="-35.0347" calcext:value-type="float">
            <text:p>-35.0347</text:p>
          </table:table-cell>
          <table:table-cell office:value-type="float" office:value="-62.9981" calcext:value-type="float">
            <text:p>-62.9981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AGGREKO ARGENTINA SRL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8533" calcext:value-type="float">
            <text:p>1048533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82.722262940793" calcext:value-type="float">
            <text:p>382.72226294079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GOYA</text:p>
          </table:table-cell>
          <table:table-cell office:value-type="string" calcext:value-type="string">
            <text:p>ARG0000138</text:p>
          </table:table-cell>
          <table:table-cell office:value-type="float" office:value="13" calcext:value-type="float">
            <text:p>13</text:p>
          </table:table-cell>
          <table:table-cell office:value-type="float" office:value="-29.1583" calcext:value-type="float">
            <text:p>-29.1583</text:p>
          </table:table-cell>
          <table:table-cell office:value-type="float" office:value="-59.2728" calcext:value-type="float">
            <text:p>-59.2728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INDUSTRIAS JUAN F. SECCO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09872" calcext:value-type="float">
            <text:p>1009872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11.808830065147" calcext:value-type="float">
            <text:p>211.808830065147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INDEPENDENCIA</text:p>
          </table:table-cell>
          <table:table-cell office:value-type="string" calcext:value-type="string">
            <text:p>ARG0000336</text:p>
          </table:table-cell>
          <table:table-cell office:value-type="float" office:value="120" calcext:value-type="float">
            <text:p>120</text:p>
          </table:table-cell>
          <table:table-cell office:value-type="float" office:value="-26.8666" calcext:value-type="float">
            <text:p>-26.8666</text:p>
          </table:table-cell>
          <table:table-cell office:value-type="float" office:value="-65.2247" calcext:value-type="float">
            <text:p>-65.2247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 office:value-type="string" calcext:value-type="string">
            <text:p>GENERACION INDEPENDENCI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09873" calcext:value-type="float">
            <text:p>1009873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619.955466406581" calcext:value-type="float">
            <text:p>619.955466406581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INGENIERO JUAREZ</text:p>
          </table:table-cell>
          <table:table-cell office:value-type="string" calcext:value-type="string">
            <text:p>ARG0000152</text:p>
          </table:table-cell>
          <table:table-cell office:value-type="float" office:value="4" calcext:value-type="float">
            <text:p>4</text:p>
          </table:table-cell>
          <table:table-cell office:value-type="float" office:value="-23.9078" calcext:value-type="float">
            <text:p>-23.9078</text:p>
          </table:table-cell>
          <table:table-cell office:value-type="float" office:value="-61.8342" calcext:value-type="float">
            <text:p>-61.8342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INDUSTRIAS JUAN F. SECCO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8657" calcext:value-type="float">
            <text:p>1048657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65.1719477123529" calcext:value-type="float">
            <text:p>65.1719477123529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INTA CATAMARCA</text:p>
          </table:table-cell>
          <table:table-cell office:value-type="string" calcext:value-type="string">
            <text:p>ARG0000055</text:p>
          </table:table-cell>
          <table:table-cell office:value-type="float" office:value="7.04" calcext:value-type="float">
            <text:p>7.04</text:p>
          </table:table-cell>
          <table:table-cell office:value-type="float" office:value="-28.4733" calcext:value-type="float">
            <text:p>-28.4733</text:p>
          </table:table-cell>
          <table:table-cell office:value-type="float" office:value="-65.7275" calcext:value-type="float">
            <text:p>-65.7275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INDUSTRIAS JUAN F. SECCO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14.702627973741" calcext:value-type="float">
            <text:p>114.702627973741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ISLA VERDE</text:p>
          </table:table-cell>
          <table:table-cell office:value-type="string" calcext:value-type="string">
            <text:p>ARG0000083</text:p>
          </table:table-cell>
          <table:table-cell office:value-type="float" office:value="24.5" calcext:value-type="float">
            <text:p>24.5</text:p>
          </table:table-cell>
          <table:table-cell office:value-type="float" office:value="-33.2425" calcext:value-type="float">
            <text:p>-33.2425</text:p>
          </table:table-cell>
          <table:table-cell office:value-type="float" office:value="-62.395" calcext:value-type="float">
            <text:p>-62.395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AGGREKO ARGENTINA SRL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99.178179738162" calcext:value-type="float">
            <text:p>399.178179738162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JUAN JOSE CASTELLI</text:p>
          </table:table-cell>
          <table:table-cell office:value-type="string" calcext:value-type="string">
            <text:p>ARG0000059</text:p>
          </table:table-cell>
          <table:table-cell office:value-type="float" office:value="15" calcext:value-type="float">
            <text:p>15</text:p>
          </table:table-cell>
          <table:table-cell office:value-type="float" office:value="-25.9564" calcext:value-type="float">
            <text:p>-25.9564</text:p>
          </table:table-cell>
          <table:table-cell office:value-type="float" office:value="-60.6204" calcext:value-type="float">
            <text:p>-60.6204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AGGREKO ARGENTINA SRL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44.394803921323" calcext:value-type="float">
            <text:p>244.39480392132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JUNIN</text:p>
          </table:table-cell>
          <table:table-cell office:value-type="string" calcext:value-type="string">
            <text:p>ARG0000035</text:p>
          </table:table-cell>
          <table:table-cell office:value-type="float" office:value="22" calcext:value-type="float">
            <text:p>22</text:p>
          </table:table-cell>
          <table:table-cell office:value-type="float" office:value="-34.5708" calcext:value-type="float">
            <text:p>-34.5708</text:p>
          </table:table-cell>
          <table:table-cell office:value-type="float" office:value="-60.9161" calcext:value-type="float">
            <text:p>-60.9161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SOENERGY ARGENTIN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86537" calcext:value-type="float">
            <text:p>1086537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58.445712417941" calcext:value-type="float">
            <text:p>358.445712417941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LA PLATA</text:p>
          </table:table-cell>
          <table:table-cell office:value-type="string" calcext:value-type="string">
            <text:p>ARG0000040</text:p>
          </table:table-cell>
          <table:table-cell office:value-type="float" office:value="40.4" calcext:value-type="float">
            <text:p>40.4</text:p>
          </table:table-cell>
          <table:table-cell office:value-type="float" office:value="-34.9344" calcext:value-type="float">
            <text:p>-34.9344</text:p>
          </table:table-cell>
          <table:table-cell office:value-type="float" office:value="-58.016" calcext:value-type="float">
            <text:p>-58.016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SULLAIR ARGENTIN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658.236671894764" calcext:value-type="float">
            <text:p>658.236671894764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LA RIOJA DELIVERY</text:p>
          </table:table-cell>
          <table:table-cell office:value-type="string" calcext:value-type="string">
            <text:p>ARG0000190</text:p>
          </table:table-cell>
          <table:table-cell office:value-type="float" office:value="19.2" calcext:value-type="float">
            <text:p>19.2</text:p>
          </table:table-cell>
          <table:table-cell office:value-type="float" office:value="-29.3811" calcext:value-type="float">
            <text:p>-29.3811</text:p>
          </table:table-cell>
          <table:table-cell office:value-type="float" office:value="-66.8325" calcext:value-type="float">
            <text:p>-66.8325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INDUSTRIAS JUAN F. SECCO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12.825349019294" calcext:value-type="float">
            <text:p>312.825349019294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LA RIOJA SUR</text:p>
          </table:table-cell>
          <table:table-cell office:value-type="string" calcext:value-type="string">
            <text:p>ARG0000191</text:p>
          </table:table-cell>
          <table:table-cell office:value-type="float" office:value="10" calcext:value-type="float">
            <text:p>10</text:p>
          </table:table-cell>
          <table:table-cell office:value-type="float" office:value="-29.3808" calcext:value-type="float">
            <text:p>-29.3808</text:p>
          </table:table-cell>
          <table:table-cell office:value-type="float" office:value="-66.8319" calcext:value-type="float">
            <text:p>-66.8319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INDUSTRIAS JUAN F. SECCO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62.929869280882" calcext:value-type="float">
            <text:p>162.929869280882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LAGUNA BLANCA</text:p>
          </table:table-cell>
          <table:table-cell office:value-type="string" calcext:value-type="string">
            <text:p>ARG0000153</text:p>
          </table:table-cell>
          <table:table-cell office:value-type="float" office:value="7" calcext:value-type="float">
            <text:p>7</text:p>
          </table:table-cell>
          <table:table-cell office:value-type="float" office:value="-25.1286" calcext:value-type="float">
            <text:p>-25.1286</text:p>
          </table:table-cell>
          <table:table-cell office:value-type="float" office:value="-58.2597" calcext:value-type="float">
            <text:p>-58.2597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INDUSTRIAS JUAN F. SECCO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86540" calcext:value-type="float">
            <text:p>1086540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14.050908496618" calcext:value-type="float">
            <text:p>114.05090849661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LAS ARMAS</text:p>
          </table:table-cell>
          <table:table-cell office:value-type="string" calcext:value-type="string">
            <text:p>ARG0000024</text:p>
          </table:table-cell>
          <table:table-cell office:value-type="float" office:value="10.4" calcext:value-type="float">
            <text:p>10.4</text:p>
          </table:table-cell>
          <table:table-cell office:value-type="float" office:value="-37.0781" calcext:value-type="float">
            <text:p>-37.0781</text:p>
          </table:table-cell>
          <table:table-cell office:value-type="float" office:value="-57.8181" calcext:value-type="float">
            <text:p>-57.8181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GENNEI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86328" calcext:value-type="float">
            <text:p>1086328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53.729473755237" calcext:value-type="float">
            <text:p>53.729473755237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LAS ARMAS II</text:p>
          </table:table-cell>
          <table:table-cell office:value-type="string" calcext:value-type="string">
            <text:p>ARG0000025</text:p>
          </table:table-cell>
          <table:table-cell office:value-type="float" office:value="23.37" calcext:value-type="float">
            <text:p>23.37</text:p>
          </table:table-cell>
          <table:table-cell office:value-type="float" office:value="-37.0781" calcext:value-type="float">
            <text:p>-37.0781</text:p>
          </table:table-cell>
          <table:table-cell office:value-type="float" office:value="-57.8181" calcext:value-type="float">
            <text:p>-57.8181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GENNEI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20.736327082682" calcext:value-type="float">
            <text:p>120.736327082682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LAS PALMAS</text:p>
          </table:table-cell>
          <table:table-cell office:value-type="string" calcext:value-type="string">
            <text:p>ARG0000066</text:p>
          </table:table-cell>
          <table:table-cell office:value-type="float" office:value="6" calcext:value-type="float">
            <text:p>6</text:p>
          </table:table-cell>
          <table:table-cell office:value-type="float" office:value="-27.0289" calcext:value-type="float">
            <text:p>-27.0289</text:p>
          </table:table-cell>
          <table:table-cell office:value-type="float" office:value="-58.6997" calcext:value-type="float">
            <text:p>-58.6997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TURBODISEL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97.7579215685294" calcext:value-type="float">
            <text:p>97.7579215685294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LIBERTADOR GENERAL SAN MARTIN</text:p>
          </table:table-cell>
          <table:table-cell office:value-type="string" calcext:value-type="string">
            <text:p>ARG0000170</text:p>
          </table:table-cell>
          <table:table-cell office:value-type="float" office:value="15" calcext:value-type="float">
            <text:p>15</text:p>
          </table:table-cell>
          <table:table-cell office:value-type="float" office:value="-40.8421" calcext:value-type="float">
            <text:p>-40.8421</text:p>
          </table:table-cell>
          <table:table-cell office:value-type="float" office:value="-68.0869" calcext:value-type="float">
            <text:p>-68.0869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SULLAIR ARGENTIN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44.394803921323" calcext:value-type="float">
            <text:p>244.39480392132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LINCOLN</text:p>
          </table:table-cell>
          <table:table-cell office:value-type="string" calcext:value-type="string">
            <text:p>ARG0000036</text:p>
          </table:table-cell>
          <table:table-cell office:value-type="float" office:value="15.002" calcext:value-type="float">
            <text:p>15.002</text:p>
          </table:table-cell>
          <table:table-cell office:value-type="float" office:value="-34.8578" calcext:value-type="float">
            <text:p>-34.8578</text:p>
          </table:table-cell>
          <table:table-cell office:value-type="float" office:value="-61.5206" calcext:value-type="float">
            <text:p>-61.5206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SOENERGY ARGENTIN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44.42738989518" calcext:value-type="float">
            <text:p>244.4273898951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LOBOS</text:p>
          </table:table-cell>
          <table:table-cell office:value-type="string" calcext:value-type="string">
            <text:p>ARG0000041</text:p>
          </table:table-cell>
          <table:table-cell office:value-type="float" office:value="15.686" calcext:value-type="float">
            <text:p>15.686</text:p>
          </table:table-cell>
          <table:table-cell office:value-type="float" office:value="-35.1917" calcext:value-type="float">
            <text:p>-35.1917</text:p>
          </table:table-cell>
          <table:table-cell office:value-type="float" office:value="-59.0808" calcext:value-type="float">
            <text:p>-59.0808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SULLAIR ARGENTIN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55.571792953992" calcext:value-type="float">
            <text:p>255.571792953992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MAGDALENA</text:p>
          </table:table-cell>
          <table:table-cell office:value-type="string" calcext:value-type="string">
            <text:p>ARG0000005</text:p>
          </table:table-cell>
          <table:table-cell office:value-type="float" office:value="25" calcext:value-type="float">
            <text:p>25</text:p>
          </table:table-cell>
          <table:table-cell office:value-type="float" office:value="-35.1001" calcext:value-type="float">
            <text:p>-35.1001</text:p>
          </table:table-cell>
          <table:table-cell office:value-type="float" office:value="-57.4839" calcext:value-type="float">
            <text:p>-57.4839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APR ENERGY SRL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407.324673202206" calcext:value-type="float">
            <text:p>407.32467320220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MATHEU</text:p>
          </table:table-cell>
          <table:table-cell office:value-type="string" calcext:value-type="string">
            <text:p>ARG0000163</text:p>
          </table:table-cell>
          <table:table-cell office:value-type="float" office:value="41" calcext:value-type="float">
            <text:p>41</text:p>
          </table:table-cell>
          <table:table-cell office:value-type="float" office:value="-34.3931" calcext:value-type="float">
            <text:p>-34.3931</text:p>
          </table:table-cell>
          <table:table-cell office:value-type="float" office:value="-58.8372" calcext:value-type="float">
            <text:p>-58.8372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GENNEI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86326" calcext:value-type="float">
            <text:p>1086326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11.818117688915" calcext:value-type="float">
            <text:p>211.81811768891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MEDANITOS (RINCON DE LOS SAUCES)</text:p>
          </table:table-cell>
          <table:table-cell office:value-type="string" calcext:value-type="string">
            <text:p>ARG0000258</text:p>
          </table:table-cell>
          <table:table-cell office:value-type="float" office:value="32" calcext:value-type="float">
            <text:p>32</text:p>
          </table:table-cell>
          <table:table-cell office:value-type="float" office:value="-37.4102" calcext:value-type="float">
            <text:p>-37.4102</text:p>
          </table:table-cell>
          <table:table-cell office:value-type="float" office:value="-68.9" calcext:value-type="float">
            <text:p>-68.9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MEDANITO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521.375581698823" calcext:value-type="float">
            <text:p>521.37558169882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MIRAMAR I</text:p>
          </table:table-cell>
          <table:table-cell office:value-type="string" calcext:value-type="string">
            <text:p>ARG0000022</text:p>
          </table:table-cell>
          <table:table-cell office:value-type="float" office:value="20" calcext:value-type="float">
            <text:p>20</text:p>
          </table:table-cell>
          <table:table-cell office:value-type="float" office:value="-38.2472" calcext:value-type="float">
            <text:p>-38.2472</text:p>
          </table:table-cell>
          <table:table-cell office:value-type="float" office:value="-57.8242" calcext:value-type="float">
            <text:p>-57.8242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ENERGYST RENTAL SOLUTIONS ARGENTIN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25.859738561765" calcext:value-type="float">
            <text:p>325.85973856176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OLAVARRIA</text:p>
          </table:table-cell>
          <table:table-cell office:value-type="string" calcext:value-type="string">
            <text:p>ARG0000026</text:p>
          </table:table-cell>
          <table:table-cell office:value-type="float" office:value="38.8" calcext:value-type="float">
            <text:p>38.8</text:p>
          </table:table-cell>
          <table:table-cell office:value-type="float" office:value="-36.9439" calcext:value-type="float">
            <text:p>-36.9439</text:p>
          </table:table-cell>
          <table:table-cell office:value-type="float" office:value="-60.2361" calcext:value-type="float">
            <text:p>-60.2361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GENNEI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86327" calcext:value-type="float">
            <text:p>1086327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00.452267471461" calcext:value-type="float">
            <text:p>200.452267471461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ORAN</text:p>
          </table:table-cell>
          <table:table-cell office:value-type="string" calcext:value-type="string">
            <text:p>ARG0000286</text:p>
          </table:table-cell>
          <table:table-cell office:value-type="float" office:value="15" calcext:value-type="float">
            <text:p>15</text:p>
          </table:table-cell>
          <table:table-cell office:value-type="float" office:value="-23.1258" calcext:value-type="float">
            <text:p>-23.1258</text:p>
          </table:table-cell>
          <table:table-cell office:value-type="float" office:value="-64.3069" calcext:value-type="float">
            <text:p>-64.3069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INDUSTRIAS JUAN F. SECCO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44.394803921323" calcext:value-type="float">
            <text:p>244.39480392132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PARANA</text:p>
          </table:table-cell>
          <table:table-cell office:value-type="string" calcext:value-type="string">
            <text:p>ARG0000148</text:p>
          </table:table-cell>
          <table:table-cell office:value-type="float" office:value="40" calcext:value-type="float">
            <text:p>40</text:p>
          </table:table-cell>
          <table:table-cell office:value-type="float" office:value="-31.7764" calcext:value-type="float">
            <text:p>-31.7764</text:p>
          </table:table-cell>
          <table:table-cell office:value-type="float" office:value="-60.4553" calcext:value-type="float">
            <text:p>-60.4553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GENNEI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86329" calcext:value-type="float">
            <text:p>1086329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06.651822135527" calcext:value-type="float">
            <text:p>206.651822135527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PARQUE INDUSTRIAL CATAMARCA</text:p>
          </table:table-cell>
          <table:table-cell office:value-type="string" calcext:value-type="string">
            <text:p>ARG0000056</text:p>
          </table:table-cell>
          <table:table-cell office:value-type="float" office:value="15" calcext:value-type="float">
            <text:p>15</text:p>
          </table:table-cell>
          <table:table-cell office:value-type="float" office:value="-28.5339" calcext:value-type="float">
            <text:p>-28.5339</text:p>
          </table:table-cell>
          <table:table-cell office:value-type="float" office:value="-65.7997" calcext:value-type="float">
            <text:p>-65.7997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INDUSTRIAS JUAN F. SECCO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44.394803921323" calcext:value-type="float">
            <text:p>244.39480392132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PASO DE LA PATRIA</text:p>
          </table:table-cell>
          <table:table-cell office:value-type="string" calcext:value-type="string">
            <text:p>ARG0000141</text:p>
          </table:table-cell>
          <table:table-cell office:value-type="float" office:value="7.2" calcext:value-type="float">
            <text:p>7.2</text:p>
          </table:table-cell>
          <table:table-cell office:value-type="float" office:value="-27.3236" calcext:value-type="float">
            <text:p>-27.3236</text:p>
          </table:table-cell>
          <table:table-cell office:value-type="float" office:value="-58.5667" calcext:value-type="float">
            <text:p>-58.5667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TURBODISEL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86541" calcext:value-type="float">
            <text:p>1086541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17.309505882235" calcext:value-type="float">
            <text:p>117.30950588223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PEHUAJO</text:p>
          </table:table-cell>
          <table:table-cell office:value-type="string" calcext:value-type="string">
            <text:p>ARG0000037</text:p>
          </table:table-cell>
          <table:table-cell office:value-type="float" office:value="22.4" calcext:value-type="float">
            <text:p>22.4</text:p>
          </table:table-cell>
          <table:table-cell office:value-type="float" office:value="-35.8336" calcext:value-type="float">
            <text:p>-35.8336</text:p>
          </table:table-cell>
          <table:table-cell office:value-type="float" office:value="-61.8758" calcext:value-type="float">
            <text:p>-61.8758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SOENERGY ARGENTIN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3697" calcext:value-type="float">
            <text:p>1013697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64.962907189176" calcext:value-type="float">
            <text:p>364.96290718917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PINAMAR</text:p>
          </table:table-cell>
          <table:table-cell office:value-type="string" calcext:value-type="string">
            <text:p>ARG0000027</text:p>
          </table:table-cell>
          <table:table-cell office:value-type="float" office:value="21" calcext:value-type="float">
            <text:p>21</text:p>
          </table:table-cell>
          <table:table-cell office:value-type="float" office:value="-37.0953" calcext:value-type="float">
            <text:p>-37.0953</text:p>
          </table:table-cell>
          <table:table-cell office:value-type="float" office:value="-56.8789" calcext:value-type="float">
            <text:p>-56.8789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GENNEI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86325" calcext:value-type="float">
            <text:p>1086325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08.492206621152" calcext:value-type="float">
            <text:p>108.492206621152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PIRANE</text:p>
          </table:table-cell>
          <table:table-cell office:value-type="string" calcext:value-type="string">
            <text:p>ARG0000154</text:p>
          </table:table-cell>
          <table:table-cell office:value-type="float" office:value="16.25" calcext:value-type="float">
            <text:p>16.25</text:p>
          </table:table-cell>
          <table:table-cell office:value-type="float" office:value="-25.6786" calcext:value-type="float">
            <text:p>-25.6786</text:p>
          </table:table-cell>
          <table:table-cell office:value-type="float" office:value="-59.0756" calcext:value-type="float">
            <text:p>-59.0756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SULLAIR ARGENTIN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86543" calcext:value-type="float">
            <text:p>1086543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64.761037581434" calcext:value-type="float">
            <text:p>264.761037581434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PLUSPETROL NORTE</text:p>
          </table:table-cell>
          <table:table-cell office:value-type="string" calcext:value-type="string">
            <text:p>ARG0000337</text:p>
          </table:table-cell>
          <table:table-cell office:value-type="float" office:value="246" calcext:value-type="float">
            <text:p>246</text:p>
          </table:table-cell>
          <table:table-cell office:value-type="float" office:value="-26.9955" calcext:value-type="float">
            <text:p>-26.9955</text:p>
          </table:table-cell>
          <table:table-cell office:value-type="float" office:value="-65.166" calcext:value-type="float">
            <text:p>-65.166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02.5" calcext:value-type="float">
            <text:p>2002.5</text:p>
          </table:table-cell>
          <table:table-cell office:value-type="string" calcext:value-type="string">
            <text:p>GENERADORA ELÉCTRICA TUCUMÁN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56628" calcext:value-type="float">
            <text:p>1056628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270.90870613349" calcext:value-type="float">
            <text:p>1270.90870613349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RAFAELA</text:p>
          </table:table-cell>
          <table:table-cell office:value-type="string" calcext:value-type="string">
            <text:p>ARG0000315</text:p>
          </table:table-cell>
          <table:table-cell office:value-type="float" office:value="19.2" calcext:value-type="float">
            <text:p>19.2</text:p>
          </table:table-cell>
          <table:table-cell office:value-type="float" office:value="-31.2567" calcext:value-type="float">
            <text:p>-31.2567</text:p>
          </table:table-cell>
          <table:table-cell office:value-type="float" office:value="-61.5203" calcext:value-type="float">
            <text:p>-61.5203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INDUSTRIAS JUAN F. SECCO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86561" calcext:value-type="float">
            <text:p>1086561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12.825349019294" calcext:value-type="float">
            <text:p>312.825349019294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REALICO</text:p>
          </table:table-cell>
          <table:table-cell office:value-type="string" calcext:value-type="string">
            <text:p>ARG0000184</text:p>
          </table:table-cell>
          <table:table-cell office:value-type="float" office:value="24" calcext:value-type="float">
            <text:p>24</text:p>
          </table:table-cell>
          <table:table-cell office:value-type="float" office:value="-35.055" calcext:value-type="float">
            <text:p>-35.055</text:p>
          </table:table-cell>
          <table:table-cell office:value-type="float" office:value="-64.2406" calcext:value-type="float">
            <text:p>-64.2406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INDUSTRIAS JUAN F. SECCO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91.031686274118" calcext:value-type="float">
            <text:p>391.03168627411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ROCA</text:p>
          </table:table-cell>
          <table:table-cell office:value-type="string" calcext:value-type="string">
            <text:p>ARG0000262</text:p>
          </table:table-cell>
          <table:table-cell office:value-type="float" office:value="130" calcext:value-type="float">
            <text:p>130</text:p>
          </table:table-cell>
          <table:table-cell office:value-type="float" office:value="-31.8919" calcext:value-type="float">
            <text:p>-31.8919</text:p>
          </table:table-cell>
          <table:table-cell office:value-type="float" office:value="-60.0106" calcext:value-type="float">
            <text:p>-60.0106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 office:value-type="string" calcext:value-type="string">
            <text:p>CENTRAL TERMICA ROCA S.A.- ALBANESI S.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671.618421940462" calcext:value-type="float">
            <text:p>671.618421940462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SAENZ PEÑA <text:s/>I</text:p>
          </table:table-cell>
          <table:table-cell office:value-type="string" calcext:value-type="string">
            <text:p>ARG0000062</text:p>
          </table:table-cell>
          <table:table-cell office:value-type="float" office:value="20" calcext:value-type="float">
            <text:p>20</text:p>
          </table:table-cell>
          <table:table-cell office:value-type="float" office:value="-26.8156" calcext:value-type="float">
            <text:p>-26.8156</text:p>
          </table:table-cell>
          <table:table-cell office:value-type="float" office:value="-60.4114" calcext:value-type="float">
            <text:p>-60.4114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APR ENERGY SRL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25.859738561765" calcext:value-type="float">
            <text:p>325.85973856176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SAENZ PEÑA <text:s/>II</text:p>
          </table:table-cell>
          <table:table-cell office:value-type="string" calcext:value-type="string">
            <text:p>ARG0000060</text:p>
          </table:table-cell>
          <table:table-cell office:value-type="float" office:value="15" calcext:value-type="float">
            <text:p>15</text:p>
          </table:table-cell>
          <table:table-cell office:value-type="float" office:value="-26.8153" calcext:value-type="float">
            <text:p>-26.8153</text:p>
          </table:table-cell>
          <table:table-cell office:value-type="float" office:value="-60.4125" calcext:value-type="float">
            <text:p>-60.4125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AGGREKO ARGENTINA SRL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44.394803921323" calcext:value-type="float">
            <text:p>244.39480392132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SALTO</text:p>
          </table:table-cell>
          <table:table-cell office:value-type="string" calcext:value-type="string">
            <text:p>ARG0000038</text:p>
          </table:table-cell>
          <table:table-cell office:value-type="float" office:value="22.5" calcext:value-type="float">
            <text:p>22.5</text:p>
          </table:table-cell>
          <table:table-cell office:value-type="float" office:value="-27.4597" calcext:value-type="float">
            <text:p>-27.4597</text:p>
          </table:table-cell>
          <table:table-cell office:value-type="float" office:value="-65.6055" calcext:value-type="float">
            <text:p>-65.6055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SOENERGY ARGENTIN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66.592205881985" calcext:value-type="float">
            <text:p>366.59220588198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SAN MARTIN NORTE III</text:p>
          </table:table-cell>
          <table:table-cell office:value-type="string" calcext:value-type="string">
            <text:p>ARG0000161</text:p>
          </table:table-cell>
          <table:table-cell office:value-type="float" office:value="5.1" calcext:value-type="float">
            <text:p>5.1</text:p>
          </table:table-cell>
          <table:table-cell office:value-type="float" office:value="-34.5252" calcext:value-type="float">
            <text:p>-34.5252</text:p>
          </table:table-cell>
          <table:table-cell office:value-type="float" office:value="-58.6206" calcext:value-type="float">
            <text:p>-58.6206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ENAR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83.09423333325" calcext:value-type="float">
            <text:p>83.0942333332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SAN MIGUEL DE TUCUMAN</text:p>
          </table:table-cell>
          <table:table-cell office:value-type="string" calcext:value-type="string">
            <text:p>ARG0000341</text:p>
          </table:table-cell>
          <table:table-cell office:value-type="float" office:value="396.62" calcext:value-type="float">
            <text:p>396.62</text:p>
          </table:table-cell>
          <table:table-cell office:value-type="float" office:value="-26.9955" calcext:value-type="float">
            <text:p>-26.9955</text:p>
          </table:table-cell>
          <table:table-cell office:value-type="float" office:value="-65.166" calcext:value-type="float">
            <text:p>-65.166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float" office:value="1999.5" calcext:value-type="float">
            <text:p>1999.5</text:p>
          </table:table-cell>
          <table:table-cell office:value-type="string" calcext:value-type="string">
            <text:p>YPF ENERGIA ELECTRICA S.A.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09896" calcext:value-type="float">
            <text:p>1009896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049.05614238482" calcext:value-type="float">
            <text:p>2049.05614238482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SAN MIGUEL NORTE III</text:p>
          </table:table-cell>
          <table:table-cell office:value-type="string" calcext:value-type="string">
            <text:p>ARG0000162</text:p>
          </table:table-cell>
          <table:table-cell office:value-type="float" office:value="11.5" calcext:value-type="float">
            <text:p>11.5</text:p>
          </table:table-cell>
          <table:table-cell office:value-type="float" office:value="-34.5252" calcext:value-type="float">
            <text:p>-34.5252</text:p>
          </table:table-cell>
          <table:table-cell office:value-type="float" office:value="-58.6206" calcext:value-type="float">
            <text:p>-58.6206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ENAR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87.369349673015" calcext:value-type="float">
            <text:p>187.36934967301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SANTA ROSA</text:p>
          </table:table-cell>
          <table:table-cell office:value-type="string" calcext:value-type="string">
            <text:p>ARG0000142</text:p>
          </table:table-cell>
          <table:table-cell office:value-type="float" office:value="6" calcext:value-type="float">
            <text:p>6</text:p>
          </table:table-cell>
          <table:table-cell office:value-type="float" office:value="-28.2628" calcext:value-type="float">
            <text:p>-28.2628</text:p>
          </table:table-cell>
          <table:table-cell office:value-type="float" office:value="-58.0006" calcext:value-type="float">
            <text:p>-58.0006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TURBODISEL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97.7579215685294" calcext:value-type="float">
            <text:p>97.7579215685294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TARTAGAL</text:p>
          </table:table-cell>
          <table:table-cell office:value-type="string" calcext:value-type="string">
            <text:p>ARG0000288</text:p>
          </table:table-cell>
          <table:table-cell office:value-type="float" office:value="10" calcext:value-type="float">
            <text:p>10</text:p>
          </table:table-cell>
          <table:table-cell office:value-type="float" office:value="-22.5406" calcext:value-type="float">
            <text:p>-22.5406</text:p>
          </table:table-cell>
          <table:table-cell office:value-type="float" office:value="-63.8056" calcext:value-type="float">
            <text:p>-63.8056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SOENERGY ARGENTIN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62.929869280882" calcext:value-type="float">
            <text:p>162.929869280882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TEREVINTOS</text:p>
          </table:table-cell>
          <table:table-cell office:value-type="string" calcext:value-type="string">
            <text:p>ARG0000057</text:p>
          </table:table-cell>
          <table:table-cell office:value-type="float" office:value="8" calcext:value-type="float">
            <text:p>8</text:p>
          </table:table-cell>
          <table:table-cell office:value-type="float" office:value="-28.4289" calcext:value-type="float">
            <text:p>-28.4289</text:p>
          </table:table-cell>
          <table:table-cell office:value-type="float" office:value="-65.7878" calcext:value-type="float">
            <text:p>-65.7878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INDUSTRIAS JUAN F. SECCO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30.343895424706" calcext:value-type="float">
            <text:p>130.34389542470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TINOGASTA</text:p>
          </table:table-cell>
          <table:table-cell office:value-type="string" calcext:value-type="string">
            <text:p>ARG0000058</text:p>
          </table:table-cell>
          <table:table-cell office:value-type="float" office:value="15" calcext:value-type="float">
            <text:p>15</text:p>
          </table:table-cell>
          <table:table-cell office:value-type="float" office:value="-28.0486" calcext:value-type="float">
            <text:p>-28.0486</text:p>
          </table:table-cell>
          <table:table-cell office:value-type="float" office:value="-67.5667" calcext:value-type="float">
            <text:p>-67.5667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SULLAIR ARGENTIN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8556" calcext:value-type="float">
            <text:p>1048556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44.394803921323" calcext:value-type="float">
            <text:p>244.39480392132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TUCUMAN</text:p>
          </table:table-cell>
          <table:table-cell office:value-type="string" calcext:value-type="string">
            <text:p>ARG0000342</text:p>
          </table:table-cell>
          <table:table-cell office:value-type="float" office:value="438" calcext:value-type="float">
            <text:p>438</text:p>
          </table:table-cell>
          <table:table-cell office:value-type="float" office:value="-26.9955" calcext:value-type="float">
            <text:p>-26.9955</text:p>
          </table:table-cell>
          <table:table-cell office:value-type="float" office:value="-65.166" calcext:value-type="float">
            <text:p>-65.166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float" office:value="1998.3" calcext:value-type="float">
            <text:p>1998.3</text:p>
          </table:table-cell>
          <table:table-cell office:value-type="string" calcext:value-type="string">
            <text:p>YPF ENERGIA ELECTRICA S.A.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1930" calcext:value-type="float">
            <text:p>1011930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262.83745238402" calcext:value-type="float">
            <text:p>2262.83745238402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VENADO TUERTO</text:p>
          </table:table-cell>
          <table:table-cell office:value-type="string" calcext:value-type="string">
            <text:p>ARG0000316</text:p>
          </table:table-cell>
          <table:table-cell office:value-type="float" office:value="19.2" calcext:value-type="float">
            <text:p>19.2</text:p>
          </table:table-cell>
          <table:table-cell office:value-type="float" office:value="-33.7736" calcext:value-type="float">
            <text:p>-33.7736</text:p>
          </table:table-cell>
          <table:table-cell office:value-type="float" office:value="-61.9564" calcext:value-type="float">
            <text:p>-61.9564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INDUSTRIAS JUAN F. SECCO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12.825349019294" calcext:value-type="float">
            <text:p>312.825349019294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VIALE</text:p>
          </table:table-cell>
          <table:table-cell office:value-type="string" calcext:value-type="string">
            <text:p>ARG0000143</text:p>
          </table:table-cell>
          <table:table-cell office:value-type="float" office:value="10" calcext:value-type="float">
            <text:p>10</text:p>
          </table:table-cell>
          <table:table-cell office:value-type="float" office:value="-31.8919" calcext:value-type="float">
            <text:p>-31.8919</text:p>
          </table:table-cell>
          <table:table-cell office:value-type="float" office:value="-60.0106" calcext:value-type="float">
            <text:p>-60.0106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AGGREKO ARGENTINA SRL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62.929869280882" calcext:value-type="float">
            <text:p>162.929869280882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VILLA ANGELA</text:p>
          </table:table-cell>
          <table:table-cell office:value-type="string" calcext:value-type="string">
            <text:p>ARG0000061</text:p>
          </table:table-cell>
          <table:table-cell office:value-type="float" office:value="15" calcext:value-type="float">
            <text:p>15</text:p>
          </table:table-cell>
          <table:table-cell office:value-type="float" office:value="-27.5808" calcext:value-type="float">
            <text:p>-27.5808</text:p>
          </table:table-cell>
          <table:table-cell office:value-type="float" office:value="-60.7094" calcext:value-type="float">
            <text:p>-60.7094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AGGREKO ARGENTINA SRL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44.394803921323" calcext:value-type="float">
            <text:p>244.39480392132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T VILLA REGINA</text:p>
          </table:table-cell>
          <table:table-cell office:value-type="string" calcext:value-type="string">
            <text:p>ARG0000261</text:p>
          </table:table-cell>
          <table:table-cell office:value-type="float" office:value="5" calcext:value-type="float">
            <text:p>5</text:p>
          </table:table-cell>
          <table:table-cell office:value-type="float" office:value="-39.0872" calcext:value-type="float">
            <text:p>-39.0872</text:p>
          </table:table-cell>
          <table:table-cell office:value-type="float" office:value="-67.0881" calcext:value-type="float">
            <text:p>-67.0881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AGGREKO ARGENTINA SRL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86545" calcext:value-type="float">
            <text:p>1086545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81.4649346404412" calcext:value-type="float">
            <text:p>81.4649346404412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UESTA DEL VIENTO</text:p>
          </table:table-cell>
          <table:table-cell office:value-type="string" calcext:value-type="string">
            <text:p>ARG0000297</text:p>
          </table:table-cell>
          <table:table-cell office:value-type="float" office:value="10.55" calcext:value-type="float">
            <text:p>10.55</text:p>
          </table:table-cell>
          <table:table-cell office:value-type="float" office:value="-30.1833" calcext:value-type="float">
            <text:p>-30.1833</text:p>
          </table:table-cell>
          <table:table-cell office:value-type="float" office:value="-69.0667" calcext:value-type="float">
            <text:p>-69.0667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 office:value-type="string" calcext:value-type="string">
            <text:p>EPSE - ENERGIA PROVINCIAL SOCIEDAD DEL ESTADO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62221" calcext:value-type="float">
            <text:p>1062221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43.6234050787473" calcext:value-type="float">
            <text:p>43.623405078747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DEAN FUNES</text:p>
          </table:table-cell>
          <table:table-cell office:value-type="string" calcext:value-type="string">
            <text:p>ARG0000088</text:p>
          </table:table-cell>
          <table:table-cell office:value-type="float" office:value="70.12" calcext:value-type="float">
            <text:p>70.12</text:p>
          </table:table-cell>
          <table:table-cell office:value-type="float" office:value="-31.3934" calcext:value-type="float">
            <text:p>-31.3934</text:p>
          </table:table-cell>
          <table:table-cell office:value-type="float" office:value="-64.2059" calcext:value-type="float">
            <text:p>-64.205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Oil</text:p>
          </table:table-cell>
          <table:table-cell/>
          <table:table-cell office:value-type="float" office:value="1967" calcext:value-type="float">
            <text:p>1967</text:p>
          </table:table-cell>
          <table:table-cell office:value-type="string" calcext:value-type="string">
            <text:p>EPEC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5803" calcext:value-type="float">
            <text:p>1015803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62.260644203579" calcext:value-type="float">
            <text:p>362.260644203579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DIQUE</text:p>
          </table:table-cell>
          <table:table-cell office:value-type="string" calcext:value-type="string">
            <text:p>ARG0000157</text:p>
          </table:table-cell>
          <table:table-cell office:value-type="float" office:value="68.44" calcext:value-type="float">
            <text:p>68.44</text:p>
          </table:table-cell>
          <table:table-cell office:value-type="float" office:value="-34.8902" calcext:value-type="float">
            <text:p>-34.8902</text:p>
          </table:table-cell>
          <table:table-cell office:value-type="float" office:value="-57.933" calcext:value-type="float">
            <text:p>-57.933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il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string" calcext:value-type="string">
            <text:p>CENTRAL DIQUE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28467" calcext:value-type="float">
            <text:p>1028467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53.581267673886" calcext:value-type="float">
            <text:p>353.58126767388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DOCK SUD</text:p>
          </table:table-cell>
          <table:table-cell office:value-type="string" calcext:value-type="string">
            <text:p>ARG0000158</text:p>
          </table:table-cell>
          <table:table-cell office:value-type="float" office:value="872.3" calcext:value-type="float">
            <text:p>872.3</text:p>
          </table:table-cell>
          <table:table-cell office:value-type="float" office:value="-34.6533" calcext:value-type="float">
            <text:p>-34.6533</text:p>
          </table:table-cell>
          <table:table-cell office:value-type="float" office:value="-58.342" calcext:value-type="float">
            <text:p>-58.342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float" office:value="1999.1" calcext:value-type="float">
            <text:p>1999.1</text:p>
          </table:table-cell>
          <table:table-cell office:value-type="string" calcext:value-type="string">
            <text:p>CT DOCK SUD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1872" calcext:value-type="float">
            <text:p>1011872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4506.5596112205" calcext:value-type="float">
            <text:p>4506.559611220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L CADILLAL</text:p>
          </table:table-cell>
          <table:table-cell office:value-type="string" calcext:value-type="string">
            <text:p>ARG0000338</text:p>
          </table:table-cell>
          <table:table-cell office:value-type="float" office:value="14" calcext:value-type="float">
            <text:p>14</text:p>
          </table:table-cell>
          <table:table-cell office:value-type="float" office:value="-26.6156" calcext:value-type="float">
            <text:p>-26.6156</text:p>
          </table:table-cell>
          <table:table-cell office:value-type="float" office:value="-65.1929" calcext:value-type="float">
            <text:p>-65.1929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66" calcext:value-type="float">
            <text:p>1966</text:p>
          </table:table-cell>
          <table:table-cell office:value-type="string" calcext:value-type="string">
            <text:p>H. TUCUMAN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3036" calcext:value-type="float">
            <text:p>1043036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57.8888787774846" calcext:value-type="float">
            <text:p>57.888878777484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L CARRIZAL</text:p>
          </table:table-cell>
          <table:table-cell office:value-type="string" calcext:value-type="string">
            <text:p>ARG0000196</text:p>
          </table:table-cell>
          <table:table-cell office:value-type="float" office:value="17" calcext:value-type="float">
            <text:p>17</text:p>
          </table:table-cell>
          <table:table-cell office:value-type="float" office:value="-33.2993" calcext:value-type="float">
            <text:p>-33.2993</text:p>
          </table:table-cell>
          <table:table-cell office:value-type="float" office:value="-68.7199" calcext:value-type="float">
            <text:p>-68.7199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71" calcext:value-type="float">
            <text:p>1971</text:p>
          </table:table-cell>
          <table:table-cell office:value-type="string" calcext:value-type="string">
            <text:p>CEMPPSA - HIDROCUYO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3689" calcext:value-type="float">
            <text:p>1013689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70.293638515517" calcext:value-type="float">
            <text:p>70.293638515517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L CHOCON</text:p>
          </table:table-cell>
          <table:table-cell office:value-type="string" calcext:value-type="string">
            <text:p>ARG0000255</text:p>
          </table:table-cell>
          <table:table-cell office:value-type="float" office:value="1200" calcext:value-type="float">
            <text:p>1200</text:p>
          </table:table-cell>
          <table:table-cell office:value-type="float" office:value="-39.2577" calcext:value-type="float">
            <text:p>-39.2577</text:p>
          </table:table-cell>
          <table:table-cell office:value-type="float" office:value="-68.7483" calcext:value-type="float">
            <text:p>-68.7483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75.5" calcext:value-type="float">
            <text:p>1975.5</text:p>
          </table:table-cell>
          <table:table-cell office:value-type="string" calcext:value-type="string">
            <text:p>H. EL CHOCON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8413" calcext:value-type="float">
            <text:p>1018413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4961.90389521296" calcext:value-type="float">
            <text:p>4961.9038952129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L TIGRE</text:p>
          </table:table-cell>
          <table:table-cell office:value-type="string" calcext:value-type="string">
            <text:p>ARG0000211</text:p>
          </table:table-cell>
          <table:table-cell office:value-type="float" office:value="14.4" calcext:value-type="float">
            <text:p>14.4</text:p>
          </table:table-cell>
          <table:table-cell office:value-type="float" office:value="-34.61" calcext:value-type="float">
            <text:p>-34.61</text:p>
          </table:table-cell>
          <table:table-cell office:value-type="float" office:value="-68.6136" calcext:value-type="float">
            <text:p>-68.6136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89" calcext:value-type="float">
            <text:p>1989</text:p>
          </table:table-cell>
          <table:table-cell office:value-type="string" calcext:value-type="string">
            <text:p>HIDI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8420" calcext:value-type="float">
            <text:p>1018420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59.5428467425555" calcext:value-type="float">
            <text:p>59.542846742555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L TUNAL</text:p>
          </table:table-cell>
          <table:table-cell office:value-type="string" calcext:value-type="string">
            <text:p>ARG0000276</text:p>
          </table:table-cell>
          <table:table-cell office:value-type="float" office:value="11" calcext:value-type="float">
            <text:p>11</text:p>
          </table:table-cell>
          <table:table-cell office:value-type="float" office:value="-25.2323" calcext:value-type="float">
            <text:p>-25.2323</text:p>
          </table:table-cell>
          <table:table-cell office:value-type="float" office:value="-64.4762" calcext:value-type="float">
            <text:p>-64.4762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72" calcext:value-type="float">
            <text:p>1972</text:p>
          </table:table-cell>
          <table:table-cell office:value-type="string" calcext:value-type="string">
            <text:p>AES ARGENTINA GENERACION S.A.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09769" calcext:value-type="float">
            <text:p>1009769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45.4841190394521" calcext:value-type="float">
            <text:p>45.4841190394521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MBALSE</text:p>
          </table:table-cell>
          <table:table-cell office:value-type="string" calcext:value-type="string">
            <text:p>ARG0000112</text:p>
          </table:table-cell>
          <table:table-cell office:value-type="float" office:value="648" calcext:value-type="float">
            <text:p>648</text:p>
          </table:table-cell>
          <table:table-cell office:value-type="float" office:value="-32.2316" calcext:value-type="float">
            <text:p>-32.2316</text:p>
          </table:table-cell>
          <table:table-cell office:value-type="float" office:value="-64.4422" calcext:value-type="float">
            <text:p>-64.4422</text:p>
          </table:table-cell>
          <table:table-cell office:value-type="string" calcext:value-type="string">
            <text:p>Nuclear</text:p>
          </table:table-cell>
          <table:table-cell table:number-columns-repeated="3"/>
          <table:table-cell office:value-type="float" office:value="1984" calcext:value-type="float">
            <text:p>1984</text:p>
          </table:table-cell>
          <table:table-cell office:value-type="string" calcext:value-type="string">
            <text:p>NA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3181" calcext:value-type="float">
            <text:p>1013181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115.64832671583" calcext:value-type="float">
            <text:p>2115.6483267158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CABA</text:p>
          </table:table-cell>
          <table:table-cell office:value-type="string" calcext:value-type="string">
            <text:p>ARG0000339</text:p>
          </table:table-cell>
          <table:table-cell office:value-type="float" office:value="24" calcext:value-type="float">
            <text:p>24</text:p>
          </table:table-cell>
          <table:table-cell office:value-type="float" office:value="-27.6589" calcext:value-type="float">
            <text:p>-27.6589</text:p>
          </table:table-cell>
          <table:table-cell office:value-type="float" office:value="-65.7633" calcext:value-type="float">
            <text:p>-65.7633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56" calcext:value-type="float">
            <text:p>1956</text:p>
          </table:table-cell>
          <table:table-cell office:value-type="string" calcext:value-type="string">
            <text:p>H. TUCUMAN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09867" calcext:value-type="float">
            <text:p>1009867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99.2380779042592" calcext:value-type="float">
            <text:p>99.2380779042592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QUINA</text:p>
          </table:table-cell>
          <table:table-cell office:value-type="string" calcext:value-type="string">
            <text:p>ARG0000119</text:p>
          </table:table-cell>
          <table:table-cell office:value-type="float" office:value="2.215" calcext:value-type="float">
            <text:p>2.215</text:p>
          </table:table-cell>
          <table:table-cell office:value-type="float" office:value="-30.0102" calcext:value-type="float">
            <text:p>-30.0102</text:p>
          </table:table-cell>
          <table:table-cell office:value-type="float" office:value="-59.5321" calcext:value-type="float">
            <text:p>-59.5321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DPEC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3701" calcext:value-type="float">
            <text:p>1013701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6.0889660457154" calcext:value-type="float">
            <text:p>36.0889660457154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X CENTRAL BUENOS AIRES</text:p>
          </table:table-cell>
          <table:table-cell office:value-type="string" calcext:value-type="string">
            <text:p>ARG0000047</text:p>
          </table:table-cell>
          <table:table-cell office:value-type="float" office:value="321" calcext:value-type="float">
            <text:p>321</text:p>
          </table:table-cell>
          <table:table-cell office:value-type="float" office:value="-34.627" calcext:value-type="float">
            <text:p>-34.627</text:p>
          </table:table-cell>
          <table:table-cell office:value-type="float" office:value="-58.3382" calcext:value-type="float">
            <text:p>-58.3382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office:value-type="string" calcext:value-type="string">
            <text:p>ENDESA COSTANER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658.3808726376" calcext:value-type="float">
            <text:p>1658.380872637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FILO MORADO</text:p>
          </table:table-cell>
          <table:table-cell office:value-type="string" calcext:value-type="string">
            <text:p>ARG0000240</text:p>
          </table:table-cell>
          <table:table-cell office:value-type="float" office:value="67.5" calcext:value-type="float">
            <text:p>67.5</text:p>
          </table:table-cell>
          <table:table-cell office:value-type="float" office:value="-37.2742" calcext:value-type="float">
            <text:p>-37.2742</text:p>
          </table:table-cell>
          <table:table-cell office:value-type="float" office:value="-69.652" calcext:value-type="float">
            <text:p>-69.652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CT FILO MORADO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8486" calcext:value-type="float">
            <text:p>1048486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48.724949853702" calcext:value-type="float">
            <text:p>348.724949853702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FITZ SIMON</text:p>
          </table:table-cell>
          <table:table-cell office:value-type="string" calcext:value-type="string">
            <text:p>ARG0000089</text:p>
          </table:table-cell>
          <table:table-cell office:value-type="float" office:value="10.8" calcext:value-type="float">
            <text:p>10.8</text:p>
          </table:table-cell>
          <table:table-cell office:value-type="float" office:value="-32.1784" calcext:value-type="float">
            <text:p>-32.1784</text:p>
          </table:table-cell>
          <table:table-cell office:value-type="float" office:value="-64.4207" calcext:value-type="float">
            <text:p>-64.4207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43" calcext:value-type="float">
            <text:p>1943</text:p>
          </table:table-cell>
          <table:table-cell office:value-type="string" calcext:value-type="string">
            <text:p>EPEC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8629" calcext:value-type="float">
            <text:p>1048629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44.6571350569167" calcext:value-type="float">
            <text:p>44.6571350569167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FLORENTINO AMEGHINO</text:p>
          </table:table-cell>
          <table:table-cell office:value-type="string" calcext:value-type="string">
            <text:p>ARG0000079</text:p>
          </table:table-cell>
          <table:table-cell office:value-type="float" office:value="60" calcext:value-type="float">
            <text:p>60</text:p>
          </table:table-cell>
          <table:table-cell office:value-type="float" office:value="-43.6996" calcext:value-type="float">
            <text:p>-43.6996</text:p>
          </table:table-cell>
          <table:table-cell office:value-type="float" office:value="-66.4815" calcext:value-type="float">
            <text:p>-66.4815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63" calcext:value-type="float">
            <text:p>1963</text:p>
          </table:table-cell>
          <table:table-cell office:value-type="string" calcext:value-type="string">
            <text:p>H. AMEGHINO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8421" calcext:value-type="float">
            <text:p>1018421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48.095194760648" calcext:value-type="float">
            <text:p>248.09519476064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FUTALEUFU</text:p>
          </table:table-cell>
          <table:table-cell office:value-type="string" calcext:value-type="string">
            <text:p>ARG0000080</text:p>
          </table:table-cell>
          <table:table-cell office:value-type="float" office:value="472" calcext:value-type="float">
            <text:p>472</text:p>
          </table:table-cell>
          <table:table-cell office:value-type="float" office:value="-43.1288" calcext:value-type="float">
            <text:p>-43.1288</text:p>
          </table:table-cell>
          <table:table-cell office:value-type="float" office:value="-71.63" calcext:value-type="float">
            <text:p>-71.63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78" calcext:value-type="float">
            <text:p>1978</text:p>
          </table:table-cell>
          <table:table-cell office:value-type="string" calcext:value-type="string">
            <text:p>H. FUTALEUFU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8422" calcext:value-type="float">
            <text:p>1018422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951.68219878376" calcext:value-type="float">
            <text:p>1951.6821987837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GENERACION FRIAS SA</text:p>
          </table:table-cell>
          <table:table-cell office:value-type="string" calcext:value-type="string">
            <text:p>ARG0000329</text:p>
          </table:table-cell>
          <table:table-cell office:value-type="float" office:value="60" calcext:value-type="float">
            <text:p>60</text:p>
          </table:table-cell>
          <table:table-cell office:value-type="float" office:value="-28.6072" calcext:value-type="float">
            <text:p>-28.6072</text:p>
          </table:table-cell>
          <table:table-cell office:value-type="float" office:value="-65.1228" calcext:value-type="float">
            <text:p>-65.1228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GENERACIÓN FRÍAS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09869" calcext:value-type="float">
            <text:p>1009869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09.97773320329" calcext:value-type="float">
            <text:p>309.97773320329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GENERAL ACHA</text:p>
          </table:table-cell>
          <table:table-cell office:value-type="string" calcext:value-type="string">
            <text:p>ARG0000182</text:p>
          </table:table-cell>
          <table:table-cell office:value-type="float" office:value="1.8" calcext:value-type="float">
            <text:p>1.8</text:p>
          </table:table-cell>
          <table:table-cell office:value-type="float" office:value="-37.4309" calcext:value-type="float">
            <text:p>-37.4309</text:p>
          </table:table-cell>
          <table:table-cell office:value-type="float" office:value="-64.716" calcext:value-type="float">
            <text:p>-64.716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COOPERATIV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62404" calcext:value-type="float">
            <text:p>1062404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6.20748299319728" calcext:value-type="float">
            <text:p>6.2074829931972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GENERAL LEVALLE</text:p>
          </table:table-cell>
          <table:table-cell office:value-type="string" calcext:value-type="string">
            <text:p>ARG0000090</text:p>
          </table:table-cell>
          <table:table-cell office:value-type="float" office:value="72.78" calcext:value-type="float">
            <text:p>72.78</text:p>
          </table:table-cell>
          <table:table-cell office:value-type="float" office:value="-34.0364" calcext:value-type="float">
            <text:p>-34.0364</text:p>
          </table:table-cell>
          <table:table-cell office:value-type="float" office:value="-63.9217" calcext:value-type="float">
            <text:p>-63.9217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il</text:p>
          </table:table-cell>
          <table:table-cell table:number-columns-repeated="3"/>
          <table:table-cell office:value-type="string" calcext:value-type="string">
            <text:p>EPEC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5804" calcext:value-type="float">
            <text:p>1015804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76.002990375591" calcext:value-type="float">
            <text:p>376.002990375591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GENERAL SAN MARTIN</text:p>
          </table:table-cell>
          <table:table-cell office:value-type="string" calcext:value-type="string">
            <text:p>ARG0000208</text:p>
          </table:table-cell>
          <table:table-cell office:value-type="float" office:value="6" calcext:value-type="float">
            <text:p>6</text:p>
          </table:table-cell>
          <table:table-cell office:value-type="float" office:value="-33.0449" calcext:value-type="float">
            <text:p>-33.0449</text:p>
          </table:table-cell>
          <table:table-cell office:value-type="float" office:value="-68.9219" calcext:value-type="float">
            <text:p>-68.9219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50" calcext:value-type="float">
            <text:p>1950</text:p>
          </table:table-cell>
          <table:table-cell office:value-type="string" calcext:value-type="string">
            <text:p>GEMSA - HIDROCUYO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5897" calcext:value-type="float">
            <text:p>1015897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4.8095194760648" calcext:value-type="float">
            <text:p>24.809519476064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GOYA</text:p>
          </table:table-cell>
          <table:table-cell office:value-type="string" calcext:value-type="string">
            <text:p>ARG0000121</text:p>
          </table:table-cell>
          <table:table-cell office:value-type="float" office:value="1.33" calcext:value-type="float">
            <text:p>1.33</text:p>
          </table:table-cell>
          <table:table-cell office:value-type="float" office:value="-29.1388" calcext:value-type="float">
            <text:p>-29.1388</text:p>
          </table:table-cell>
          <table:table-cell office:value-type="float" office:value="-59.2277" calcext:value-type="float">
            <text:p>-59.2277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DPEC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09872" calcext:value-type="float">
            <text:p>1009872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1.6696726143573" calcext:value-type="float">
            <text:p>21.669672614357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GOYA (ELECTROPATAGONIA SA)</text:p>
          </table:table-cell>
          <table:table-cell office:value-type="string" calcext:value-type="string">
            <text:p>ARG0000137</text:p>
          </table:table-cell>
          <table:table-cell office:value-type="float" office:value="17.3" calcext:value-type="float">
            <text:p>17.3</text:p>
          </table:table-cell>
          <table:table-cell office:value-type="float" office:value="-29.1388" calcext:value-type="float">
            <text:p>-29.1388</text:p>
          </table:table-cell>
          <table:table-cell office:value-type="float" office:value="-59.2277" calcext:value-type="float">
            <text:p>-59.2277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ELECTROPATAGONI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09872" calcext:value-type="float">
            <text:p>1009872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89.3769130736154" calcext:value-type="float">
            <text:p>89.3769130736154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GUILLERMO CESPEDES</text:p>
          </table:table-cell>
          <table:table-cell office:value-type="string" calcext:value-type="string">
            <text:p>ARG0000269</text:p>
          </table:table-cell>
          <table:table-cell office:value-type="float" office:value="5.2" calcext:value-type="float">
            <text:p>5.2</text:p>
          </table:table-cell>
          <table:table-cell office:value-type="float" office:value="-39.56" calcext:value-type="float">
            <text:p>-39.56</text:p>
          </table:table-cell>
          <table:table-cell office:value-type="float" office:value="-65.6817" calcext:value-type="float">
            <text:p>-65.6817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63" calcext:value-type="float">
            <text:p>1963</text:p>
          </table:table-cell>
          <table:table-cell office:value-type="string" calcext:value-type="string">
            <text:p>DPA RIO NEGRO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8809" calcext:value-type="float">
            <text:p>1048809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1.5015835459228" calcext:value-type="float">
            <text:p>21.501583545922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H. PICHI PICUN LEUFU</text:p>
          </table:table-cell>
          <table:table-cell office:value-type="string" calcext:value-type="string">
            <text:p>ARG0000272</text:p>
          </table:table-cell>
          <table:table-cell office:value-type="float" office:value="285" calcext:value-type="float">
            <text:p>285</text:p>
          </table:table-cell>
          <table:table-cell office:value-type="float" office:value="-40.012" calcext:value-type="float">
            <text:p>-40.012</text:p>
          </table:table-cell>
          <table:table-cell office:value-type="float" office:value="-69.9918" calcext:value-type="float">
            <text:p>-69.9918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 office:value-type="string" calcext:value-type="string">
            <text:p>PETROBRAS ENERGI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8424" calcext:value-type="float">
            <text:p>1018424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178.45217511308" calcext:value-type="float">
            <text:p>1178.4521751130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SLA VERDE</text:p>
          </table:table-cell>
          <table:table-cell office:value-type="string" calcext:value-type="string">
            <text:p>ARG0000091</text:p>
          </table:table-cell>
          <table:table-cell office:value-type="float" office:value="3.115" calcext:value-type="float">
            <text:p>3.115</text:p>
          </table:table-cell>
          <table:table-cell office:value-type="float" office:value="-33.2422" calcext:value-type="float">
            <text:p>-33.2422</text:p>
          </table:table-cell>
          <table:table-cell office:value-type="float" office:value="-62.3946" calcext:value-type="float">
            <text:p>-62.3946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EPEC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86534" calcext:value-type="float">
            <text:p>1086534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50.7526542809948" calcext:value-type="float">
            <text:p>50.752654280994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TA IBATE</text:p>
          </table:table-cell>
          <table:table-cell office:value-type="string" calcext:value-type="string">
            <text:p>ARG0000123</text:p>
          </table:table-cell>
          <table:table-cell office:value-type="float" office:value="1.052" calcext:value-type="float">
            <text:p>1.052</text:p>
          </table:table-cell>
          <table:table-cell office:value-type="float" office:value="-27.4252" calcext:value-type="float">
            <text:p>-27.4252</text:p>
          </table:table-cell>
          <table:table-cell office:value-type="float" office:value="-57.3341" calcext:value-type="float">
            <text:p>-57.3341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DPEC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8638" calcext:value-type="float">
            <text:p>1048638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7.1402222483488" calcext:value-type="float">
            <text:p>17.140222248348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TUZAINGO</text:p>
          </table:table-cell>
          <table:table-cell office:value-type="string" calcext:value-type="string">
            <text:p>ARG0000124</text:p>
          </table:table-cell>
          <table:table-cell office:value-type="float" office:value="1.33" calcext:value-type="float">
            <text:p>1.33</text:p>
          </table:table-cell>
          <table:table-cell office:value-type="float" office:value="-27.5785" calcext:value-type="float">
            <text:p>-27.5785</text:p>
          </table:table-cell>
          <table:table-cell office:value-type="float" office:value="-56.6726" calcext:value-type="float">
            <text:p>-56.6726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DPEC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8639" calcext:value-type="float">
            <text:p>1048639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1.6696726143573" calcext:value-type="float">
            <text:p>21.669672614357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JULIAN <text:s/>ROMERO</text:p>
          </table:table-cell>
          <table:table-cell office:value-type="string" calcext:value-type="string">
            <text:p>ARG0000270</text:p>
          </table:table-cell>
          <table:table-cell office:value-type="float" office:value="6.2" calcext:value-type="float">
            <text:p>6.2</text:p>
          </table:table-cell>
          <table:table-cell office:value-type="float" office:value="-38.8367" calcext:value-type="float">
            <text:p>-38.8367</text:p>
          </table:table-cell>
          <table:table-cell office:value-type="float" office:value="-68.038" calcext:value-type="float">
            <text:p>-68.038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DPA RIO NEGRO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8810" calcext:value-type="float">
            <text:p>1048810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5.6365034586003" calcext:value-type="float">
            <text:p>25.636503458600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LA CRUZ</text:p>
          </table:table-cell>
          <table:table-cell office:value-type="string" calcext:value-type="string">
            <text:p>ARG0000125</text:p>
          </table:table-cell>
          <table:table-cell office:value-type="float" office:value="1.33" calcext:value-type="float">
            <text:p>1.33</text:p>
          </table:table-cell>
          <table:table-cell office:value-type="float" office:value="-29.1762" calcext:value-type="float">
            <text:p>-29.1762</text:p>
          </table:table-cell>
          <table:table-cell office:value-type="float" office:value="-56.6394" calcext:value-type="float">
            <text:p>-56.6394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DPEC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3702" calcext:value-type="float">
            <text:p>1013702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1.6696726143573" calcext:value-type="float">
            <text:p>21.669672614357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LA PLATA COGENERACION</text:p>
          </table:table-cell>
          <table:table-cell office:value-type="string" calcext:value-type="string">
            <text:p>ARG0000164</text:p>
          </table:table-cell>
          <table:table-cell office:value-type="float" office:value="128" calcext:value-type="float">
            <text:p>128</text:p>
          </table:table-cell>
          <table:table-cell office:value-type="float" office:value="-34.889" calcext:value-type="float">
            <text:p>-34.889</text:p>
          </table:table-cell>
          <table:table-cell office:value-type="float" office:value="-57.9206" calcext:value-type="float">
            <text:p>-57.9206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 office:value-type="string" calcext:value-type="string">
            <text:p>LA PLATA COGENERACION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2901" calcext:value-type="float">
            <text:p>1012901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661.285830833686" calcext:value-type="float">
            <text:p>661.28583083368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ARG0000188</text:p>
          </table:table-cell>
          <table:table-cell office:value-type="float" office:value="42" calcext:value-type="float">
            <text:p>42</text:p>
          </table:table-cell>
          <table:table-cell office:value-type="float" office:value="-29.3823" calcext:value-type="float">
            <text:p>-29.3823</text:p>
          </table:table-cell>
          <table:table-cell office:value-type="float" office:value="-66.8325" calcext:value-type="float">
            <text:p>-66.8325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string" calcext:value-type="string">
            <text:p>GENERACION RIOJAN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86539" calcext:value-type="float">
            <text:p>1086539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684.305450979706" calcext:value-type="float">
            <text:p>684.30545097970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LA TABLADA</text:p>
          </table:table-cell>
          <table:table-cell office:value-type="string" calcext:value-type="string">
            <text:p>ARG0000222</text:p>
          </table:table-cell>
          <table:table-cell office:value-type="float" office:value="22.15" calcext:value-type="float">
            <text:p>22.15</text:p>
          </table:table-cell>
          <table:table-cell office:value-type="float" office:value="-27.4184" calcext:value-type="float">
            <text:p>-27.4184</text:p>
          </table:table-cell>
          <table:table-cell office:value-type="float" office:value="-55.9097" calcext:value-type="float">
            <text:p>-55.9097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1969" calcext:value-type="float">
            <text:p>1969</text:p>
          </table:table-cell>
          <table:table-cell office:value-type="string" calcext:value-type="string">
            <text:p>EM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4552" calcext:value-type="float">
            <text:p>1014552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14.433446507548" calcext:value-type="float">
            <text:p>114.43344650754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LA VIÑA</text:p>
          </table:table-cell>
          <table:table-cell office:value-type="string" calcext:value-type="string">
            <text:p>ARG0000094</text:p>
          </table:table-cell>
          <table:table-cell office:value-type="float" office:value="16" calcext:value-type="float">
            <text:p>16</text:p>
          </table:table-cell>
          <table:table-cell office:value-type="float" office:value="-31.8708" calcext:value-type="float">
            <text:p>-31.8708</text:p>
          </table:table-cell>
          <table:table-cell office:value-type="float" office:value="-65.0349" calcext:value-type="float">
            <text:p>-65.0349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58" calcext:value-type="float">
            <text:p>1958</text:p>
          </table:table-cell>
          <table:table-cell office:value-type="string" calcext:value-type="string">
            <text:p>EPEC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66.1587186028395" calcext:value-type="float">
            <text:p>66.158718602839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LAS MADERAS</text:p>
          </table:table-cell>
          <table:table-cell office:value-type="string" calcext:value-type="string">
            <text:p>ARG0000169</text:p>
          </table:table-cell>
          <table:table-cell office:value-type="float" office:value="30" calcext:value-type="float">
            <text:p>30</text:p>
          </table:table-cell>
          <table:table-cell office:value-type="float" office:value="-24.4438" calcext:value-type="float">
            <text:p>-24.4438</text:p>
          </table:table-cell>
          <table:table-cell office:value-type="float" office:value="-65.2203" calcext:value-type="float">
            <text:p>-65.2203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HIDROELECTRICA LAS MADERAS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34444" calcext:value-type="float">
            <text:p>1034444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24.047597380324" calcext:value-type="float">
            <text:p>124.047597380324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LOS CORONELES (EX 25 <text:s/>DE MAYO)</text:p>
          </table:table-cell>
          <table:table-cell office:value-type="string" calcext:value-type="string">
            <text:p>ARG0000209</text:p>
          </table:table-cell>
          <table:table-cell office:value-type="float" office:value="6.6" calcext:value-type="float">
            <text:p>6.6</text:p>
          </table:table-cell>
          <table:table-cell office:value-type="float" office:value="-34.6" calcext:value-type="float">
            <text:p>-34.6</text:p>
          </table:table-cell>
          <table:table-cell office:value-type="float" office:value="-68.5285" calcext:value-type="float">
            <text:p>-68.5285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70" calcext:value-type="float">
            <text:p>1970</text:p>
          </table:table-cell>
          <table:table-cell office:value-type="string" calcext:value-type="string">
            <text:p>GEMSA - HIDROCUYO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7.2904714236713" calcext:value-type="float">
            <text:p>27.290471423671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LOS MOLINOS I</text:p>
          </table:table-cell>
          <table:table-cell office:value-type="string" calcext:value-type="string">
            <text:p>ARG0000096</text:p>
          </table:table-cell>
          <table:table-cell office:value-type="float" office:value="59.04" calcext:value-type="float">
            <text:p>59.04</text:p>
          </table:table-cell>
          <table:table-cell office:value-type="float" office:value="-31.838" calcext:value-type="float">
            <text:p>-31.838</text:p>
          </table:table-cell>
          <table:table-cell office:value-type="float" office:value="-64.4452" calcext:value-type="float">
            <text:p>-64.4452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57" calcext:value-type="float">
            <text:p>1957</text:p>
          </table:table-cell>
          <table:table-cell office:value-type="string" calcext:value-type="string">
            <text:p>EPEC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09876" calcext:value-type="float">
            <text:p>1009876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44.125671644478" calcext:value-type="float">
            <text:p>244.12567164447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LOS MOLINOS II</text:p>
          </table:table-cell>
          <table:table-cell office:value-type="string" calcext:value-type="string">
            <text:p>ARG0000097</text:p>
          </table:table-cell>
          <table:table-cell office:value-type="float" office:value="4.5" calcext:value-type="float">
            <text:p>4.5</text:p>
          </table:table-cell>
          <table:table-cell office:value-type="float" office:value="-31.838" calcext:value-type="float">
            <text:p>-31.838</text:p>
          </table:table-cell>
          <table:table-cell office:value-type="float" office:value="-64.4452" calcext:value-type="float">
            <text:p>-64.4452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58" calcext:value-type="float">
            <text:p>1958</text:p>
          </table:table-cell>
          <table:table-cell office:value-type="string" calcext:value-type="string">
            <text:p>EPEC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50833" calcext:value-type="float">
            <text:p>1050833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8.6071396070486" calcext:value-type="float">
            <text:p>18.607139607048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LOS QUIROGA</text:p>
          </table:table-cell>
          <table:table-cell office:value-type="string" calcext:value-type="string">
            <text:p>ARG0000331</text:p>
          </table:table-cell>
          <table:table-cell office:value-type="float" office:value="2.5" calcext:value-type="float">
            <text:p>2.5</text:p>
          </table:table-cell>
          <table:table-cell office:value-type="float" office:value="-27.6509" calcext:value-type="float">
            <text:p>-27.6509</text:p>
          </table:table-cell>
          <table:table-cell office:value-type="float" office:value="-64.3618" calcext:value-type="float">
            <text:p>-64.3618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63" calcext:value-type="float">
            <text:p>1963</text:p>
          </table:table-cell>
          <table:table-cell office:value-type="string" calcext:value-type="string">
            <text:p>H. RIO HONDO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09877" calcext:value-type="float">
            <text:p>1009877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0.3372997816937" calcext:value-type="float">
            <text:p>10.3372997816937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LOS REYUNOS</text:p>
          </table:table-cell>
          <table:table-cell office:value-type="string" calcext:value-type="string">
            <text:p>ARG0000212</text:p>
          </table:table-cell>
          <table:table-cell office:value-type="float" office:value="224" calcext:value-type="float">
            <text:p>224</text:p>
          </table:table-cell>
          <table:table-cell office:value-type="float" office:value="-34.6028" calcext:value-type="float">
            <text:p>-34.6028</text:p>
          </table:table-cell>
          <table:table-cell office:value-type="float" office:value="-68.6383" calcext:value-type="float">
            <text:p>-68.6383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83" calcext:value-type="float">
            <text:p>1983</text:p>
          </table:table-cell>
          <table:table-cell office:value-type="string" calcext:value-type="string">
            <text:p>HIDI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8423" calcext:value-type="float">
            <text:p>1018423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926.222060439753" calcext:value-type="float">
            <text:p>926.22206043975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LUJAN DE CUYO</text:p>
          </table:table-cell>
          <table:table-cell office:value-type="string" calcext:value-type="string">
            <text:p>ARG0000198</text:p>
          </table:table-cell>
          <table:table-cell office:value-type="float" office:value="549.76" calcext:value-type="float">
            <text:p>549.76</text:p>
          </table:table-cell>
          <table:table-cell office:value-type="float" office:value="-33.0551" calcext:value-type="float">
            <text:p>-33.0551</text:p>
          </table:table-cell>
          <table:table-cell office:value-type="float" office:value="-68.981" calcext:value-type="float">
            <text:p>-68.981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Other</text:p>
          </table:table-cell>
          <table:table-cell/>
          <table:table-cell office:value-type="float" office:value="1988.1" calcext:value-type="float">
            <text:p>1988.1</text:p>
          </table:table-cell>
          <table:table-cell office:value-type="string" calcext:value-type="string">
            <text:p>CT MENDOZ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840.22264343068" calcext:value-type="float">
            <text:p>2840.2226434306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AR DE AJO</text:p>
          </table:table-cell>
          <table:table-cell office:value-type="string" calcext:value-type="string">
            <text:p>ARG0000006</text:p>
          </table:table-cell>
          <table:table-cell office:value-type="float" office:value="34" calcext:value-type="float">
            <text:p>34</text:p>
          </table:table-cell>
          <table:table-cell office:value-type="float" office:value="-36.7208" calcext:value-type="float">
            <text:p>-36.7208</text:p>
          </table:table-cell>
          <table:table-cell office:value-type="float" office:value="-63.1977" calcext:value-type="float">
            <text:p>-63.1977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CENTRALES DE LA COSTA ATLANTIC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1951" calcext:value-type="float">
            <text:p>1011951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75.654048815198" calcext:value-type="float">
            <text:p>175.65404881519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AR DEL PLATA (9 DE JULIO)</text:p>
          </table:table-cell>
          <table:table-cell office:value-type="string" calcext:value-type="string">
            <text:p>ARG0000007</text:p>
          </table:table-cell>
          <table:table-cell office:value-type="float" office:value="201.3" calcext:value-type="float">
            <text:p>201.3</text:p>
          </table:table-cell>
          <table:table-cell office:value-type="float" office:value="-38.0495" calcext:value-type="float">
            <text:p>-38.0495</text:p>
          </table:table-cell>
          <table:table-cell office:value-type="float" office:value="-57.546" calcext:value-type="float">
            <text:p>-57.546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oal</text:p>
          </table:table-cell>
          <table:table-cell table:number-columns-repeated="3"/>
          <table:table-cell office:value-type="string" calcext:value-type="string">
            <text:p>CENTRALES DE LA COSTA ATLANTIC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1950" calcext:value-type="float">
            <text:p>1011950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039.97529489704" calcext:value-type="float">
            <text:p>1039.97529489704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AYOR BURATOVICH</text:p>
          </table:table-cell>
          <table:table-cell office:value-type="string" calcext:value-type="string">
            <text:p>ARG0000015</text:p>
          </table:table-cell>
          <table:table-cell office:value-type="float" office:value="2.02" calcext:value-type="float">
            <text:p>2.02</text:p>
          </table:table-cell>
          <table:table-cell office:value-type="float" office:value="-39.2291" calcext:value-type="float">
            <text:p>-39.2291</text:p>
          </table:table-cell>
          <table:table-cell office:value-type="float" office:value="-62.6497" calcext:value-type="float">
            <text:p>-62.6497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Oil</text:p>
          </table:table-cell>
          <table:table-cell table:number-columns-repeated="3"/>
          <table:table-cell office:value-type="string" calcext:value-type="string">
            <text:p>COOPERATIVAS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0106" calcext:value-type="float">
            <text:p>1040106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6.9661753590325" calcext:value-type="float">
            <text:p>6.966175359032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BURUCUYA</text:p>
          </table:table-cell>
          <table:table-cell office:value-type="string" calcext:value-type="string">
            <text:p>ARG0000128</text:p>
          </table:table-cell>
          <table:table-cell office:value-type="float" office:value="1.035" calcext:value-type="float">
            <text:p>1.035</text:p>
          </table:table-cell>
          <table:table-cell office:value-type="float" office:value="-28.0441" calcext:value-type="float">
            <text:p>-28.0441</text:p>
          </table:table-cell>
          <table:table-cell office:value-type="float" office:value="-58.2285" calcext:value-type="float">
            <text:p>-58.2285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DPEC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8642" calcext:value-type="float">
            <text:p>1048642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6.8632414705713" calcext:value-type="float">
            <text:p>16.863241470571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RG0000129</text:p>
          </table:table-cell>
          <table:table-cell office:value-type="float" office:value="2.308" calcext:value-type="float">
            <text:p>2.308</text:p>
          </table:table-cell>
          <table:table-cell office:value-type="float" office:value="-29.1808" calcext:value-type="float">
            <text:p>-29.1808</text:p>
          </table:table-cell>
          <table:table-cell office:value-type="float" office:value="-58.0793" calcext:value-type="float">
            <text:p>-58.0793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DPEC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8645" calcext:value-type="float">
            <text:p>1048645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7.6042138300276" calcext:value-type="float">
            <text:p>37.604213830027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ODESTO MARANZANA</text:p>
          </table:table-cell>
          <table:table-cell office:value-type="string" calcext:value-type="string">
            <text:p>ARG0000111</text:p>
          </table:table-cell>
          <table:table-cell office:value-type="float" office:value="250" calcext:value-type="float">
            <text:p>250</text:p>
          </table:table-cell>
          <table:table-cell office:value-type="float" office:value="-33.1608" calcext:value-type="float">
            <text:p>-33.1608</text:p>
          </table:table-cell>
          <table:table-cell office:value-type="float" office:value="-64.3656" calcext:value-type="float">
            <text:p>-64.3656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float" office:value="2003.2" calcext:value-type="float">
            <text:p>2003.2</text:p>
          </table:table-cell>
          <table:table-cell office:value-type="string" calcext:value-type="string">
            <text:p>GENERACION MEDITERRANE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50708" calcext:value-type="float">
            <text:p>1050708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291.57388834704" calcext:value-type="float">
            <text:p>1291.57388834704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NECOCHEA</text:p>
          </table:table-cell>
          <table:table-cell office:value-type="string" calcext:value-type="string">
            <text:p>ARG0000008</text:p>
          </table:table-cell>
          <table:table-cell office:value-type="float" office:value="206" calcext:value-type="float">
            <text:p>206</text:p>
          </table:table-cell>
          <table:table-cell office:value-type="float" office:value="-38.5785" calcext:value-type="float">
            <text:p>-38.5785</text:p>
          </table:table-cell>
          <table:table-cell office:value-type="float" office:value="-58.7108" calcext:value-type="float">
            <text:p>-58.7108</text:p>
          </table:table-cell>
          <table:table-cell office:value-type="string" calcext:value-type="string">
            <text:p>Coal</text:p>
          </table:table-cell>
          <table:table-cell table:number-columns-repeated="3"/>
          <table:table-cell office:value-type="float" office:value="1968.6" calcext:value-type="float">
            <text:p>1968.6</text:p>
          </table:table-cell>
          <table:table-cell office:value-type="string" calcext:value-type="string">
            <text:p>CENTRALES DE LA COSTA ATLANTIC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1952" calcext:value-type="float">
            <text:p>1011952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71.249639724956" calcext:value-type="float">
            <text:p>171.24963972495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NIHUIL I</text:p>
          </table:table-cell>
          <table:table-cell office:value-type="string" calcext:value-type="string">
            <text:p>ARG0000214</text:p>
          </table:table-cell>
          <table:table-cell office:value-type="float" office:value="74.24" calcext:value-type="float">
            <text:p>74.24</text:p>
          </table:table-cell>
          <table:table-cell office:value-type="float" office:value="-34.9907" calcext:value-type="float">
            <text:p>-34.9907</text:p>
          </table:table-cell>
          <table:table-cell office:value-type="float" office:value="-68.6237" calcext:value-type="float">
            <text:p>-68.6237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57" calcext:value-type="float">
            <text:p>1957</text:p>
          </table:table-cell>
          <table:table-cell office:value-type="string" calcext:value-type="string">
            <text:p>HINI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8404" calcext:value-type="float">
            <text:p>1018404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06.976454317175" calcext:value-type="float">
            <text:p>306.97645431717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NIHUIL II</text:p>
          </table:table-cell>
          <table:table-cell office:value-type="string" calcext:value-type="string">
            <text:p>ARG0000215</text:p>
          </table:table-cell>
          <table:table-cell office:value-type="float" office:value="133.12" calcext:value-type="float">
            <text:p>133.12</text:p>
          </table:table-cell>
          <table:table-cell office:value-type="float" office:value="-34.9039" calcext:value-type="float">
            <text:p>-34.9039</text:p>
          </table:table-cell>
          <table:table-cell office:value-type="float" office:value="-68.6177" calcext:value-type="float">
            <text:p>-68.6177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68" calcext:value-type="float">
            <text:p>1968</text:p>
          </table:table-cell>
          <table:table-cell office:value-type="string" calcext:value-type="string">
            <text:p>HINI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8405" calcext:value-type="float">
            <text:p>1018405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550.440538775625" calcext:value-type="float">
            <text:p>550.44053877562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NIHUIL III</text:p>
          </table:table-cell>
          <table:table-cell office:value-type="string" calcext:value-type="string">
            <text:p>ARG0000216</text:p>
          </table:table-cell>
          <table:table-cell office:value-type="float" office:value="52" calcext:value-type="float">
            <text:p>52</text:p>
          </table:table-cell>
          <table:table-cell office:value-type="float" office:value="-34.8821" calcext:value-type="float">
            <text:p>-34.8821</text:p>
          </table:table-cell>
          <table:table-cell office:value-type="float" office:value="-68.576" calcext:value-type="float">
            <text:p>-68.576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72" calcext:value-type="float">
            <text:p>1972</text:p>
          </table:table-cell>
          <table:table-cell office:value-type="string" calcext:value-type="string">
            <text:p>HINI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8406" calcext:value-type="float">
            <text:p>1018406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15.015835459228" calcext:value-type="float">
            <text:p>215.01583545922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NIHUIL IV</text:p>
          </table:table-cell>
          <table:table-cell office:value-type="string" calcext:value-type="string">
            <text:p>ARG0000213</text:p>
          </table:table-cell>
          <table:table-cell office:value-type="float" office:value="22.4" calcext:value-type="float">
            <text:p>22.4</text:p>
          </table:table-cell>
          <table:table-cell office:value-type="float" office:value="-34.833" calcext:value-type="float">
            <text:p>-34.833</text:p>
          </table:table-cell>
          <table:table-cell office:value-type="float" office:value="-68.5168" calcext:value-type="float">
            <text:p>-68.5168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65" calcext:value-type="float">
            <text:p>1965</text:p>
          </table:table-cell>
          <table:table-cell office:value-type="string" calcext:value-type="string">
            <text:p>HIDRONIHUIL SA - LIHUEN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62405" calcext:value-type="float">
            <text:p>1062405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92.6222060439753" calcext:value-type="float">
            <text:p>92.622206043975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NUEVA ESPERANZA</text:p>
          </table:table-cell>
          <table:table-cell office:value-type="string" calcext:value-type="string">
            <text:p>ARG0000323</text:p>
          </table:table-cell>
          <table:table-cell office:value-type="float" office:value="3.38" calcext:value-type="float">
            <text:p>3.38</text:p>
          </table:table-cell>
          <table:table-cell office:value-type="float" office:value="-26.2072" calcext:value-type="float">
            <text:p>-26.2072</text:p>
          </table:table-cell>
          <table:table-cell office:value-type="float" office:value="-64.2477" calcext:value-type="float">
            <text:p>-64.2477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INDUSTRIAS JUAN F. SECCO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55.0702958169382" calcext:value-type="float">
            <text:p>55.0702958169382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NUEVO PUERTO</text:p>
          </table:table-cell>
          <table:table-cell office:value-type="string" calcext:value-type="string">
            <text:p>ARG0000044</text:p>
          </table:table-cell>
          <table:table-cell office:value-type="float" office:value="1217.7" calcext:value-type="float">
            <text:p>1217.7</text:p>
          </table:table-cell>
          <table:table-cell office:value-type="float" office:value="-34.5721" calcext:value-type="float">
            <text:p>-34.5721</text:p>
          </table:table-cell>
          <table:table-cell office:value-type="float" office:value="-58.3835" calcext:value-type="float">
            <text:p>-58.3835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Other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string" calcext:value-type="string">
            <text:p>CT PUERTO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6290.99809536078" calcext:value-type="float">
            <text:p>6290.9980953607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OBERA (TG Nº21 FIAT )</text:p>
          </table:table-cell>
          <table:table-cell office:value-type="string" calcext:value-type="string">
            <text:p>ARG0000223</text:p>
          </table:table-cell>
          <table:table-cell office:value-type="float" office:value="17.2" calcext:value-type="float">
            <text:p>17.2</text:p>
          </table:table-cell>
          <table:table-cell office:value-type="float" office:value="-27.5019" calcext:value-type="float">
            <text:p>-27.5019</text:p>
          </table:table-cell>
          <table:table-cell office:value-type="float" office:value="-55.1245" calcext:value-type="float">
            <text:p>-55.1245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EM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8752" calcext:value-type="float">
            <text:p>1048752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88.8602835182765" calcext:value-type="float">
            <text:p>88.860283518276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ORENSE</text:p>
          </table:table-cell>
          <table:table-cell office:value-type="string" calcext:value-type="string">
            <text:p>ARG0000016</text:p>
          </table:table-cell>
          <table:table-cell office:value-type="float" office:value="1.72" calcext:value-type="float">
            <text:p>1.72</text:p>
          </table:table-cell>
          <table:table-cell office:value-type="float" office:value="-38.6851" calcext:value-type="float">
            <text:p>-38.6851</text:p>
          </table:table-cell>
          <table:table-cell office:value-type="float" office:value="-59.7804" calcext:value-type="float">
            <text:p>-59.7804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COOPERATIVAS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8515" calcext:value-type="float">
            <text:p>1048515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8.0239375163118" calcext:value-type="float">
            <text:p>28.023937516311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PARANA</text:p>
          </table:table-cell>
          <table:table-cell office:value-type="string" calcext:value-type="string">
            <text:p>ARG0000001</text:p>
          </table:table-cell>
          <table:table-cell office:value-type="float" office:value="845.26" calcext:value-type="float">
            <text:p>845.26</text:p>
          </table:table-cell>
          <table:table-cell office:value-type="float" office:value="-33.3549" calcext:value-type="float">
            <text:p>-33.3549</text:p>
          </table:table-cell>
          <table:table-cell office:value-type="float" office:value="-60.1718" calcext:value-type="float">
            <text:p>-60.1718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as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string" calcext:value-type="string">
            <text:p>AES ARGENTINA GENERACION S.A.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37928" calcext:value-type="float">
            <text:p>1037928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PARQUE EOLICO ARAUCO SAPEM I</text:p>
          </table:table-cell>
          <table:table-cell office:value-type="string" calcext:value-type="string">
            <text:p>ARG0000192</text:p>
          </table:table-cell>
          <table:table-cell office:value-type="float" office:value="25.2" calcext:value-type="float">
            <text:p>25.2</text:p>
          </table:table-cell>
          <table:table-cell office:value-type="float" office:value="-28.6684" calcext:value-type="float">
            <text:p>-28.6684</text:p>
          </table:table-cell>
          <table:table-cell office:value-type="float" office:value="-66.7524" calcext:value-type="float">
            <text:p>-66.7524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PARQUE EOLICO ARAUCO S.A.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86.9047619047619" calcext:value-type="float">
            <text:p>86.9047619047619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PARQUE EOLICO ARAUCO SAPEM II</text:p>
          </table:table-cell>
          <table:table-cell office:value-type="string" calcext:value-type="string">
            <text:p>ARG0000193</text:p>
          </table:table-cell>
          <table:table-cell office:value-type="float" office:value="25.2" calcext:value-type="float">
            <text:p>25.2</text:p>
          </table:table-cell>
          <table:table-cell office:value-type="float" office:value="-28.6684" calcext:value-type="float">
            <text:p>-28.6684</text:p>
          </table:table-cell>
          <table:table-cell office:value-type="float" office:value="-66.7524" calcext:value-type="float">
            <text:p>-66.7524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PARQUE EOLICO ARAUCO S.A.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86.9047619047619" calcext:value-type="float">
            <text:p>86.9047619047619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PARQUE EOLICO DIADEMA</text:p>
          </table:table-cell>
          <table:table-cell office:value-type="string" calcext:value-type="string">
            <text:p>ARG0000081</text:p>
          </table:table-cell>
          <table:table-cell office:value-type="float" office:value="6.3" calcext:value-type="float">
            <text:p>6.3</text:p>
          </table:table-cell>
          <table:table-cell office:value-type="float" office:value="-45.7458" calcext:value-type="float">
            <text:p>-45.7458</text:p>
          </table:table-cell>
          <table:table-cell office:value-type="float" office:value="-67.6953" calcext:value-type="float">
            <text:p>-67.6953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HYCHICO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1.7261904761905" calcext:value-type="float">
            <text:p>21.726190476190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PARQUE EOLICO EL TORDILLO</text:p>
          </table:table-cell>
          <table:table-cell office:value-type="string" calcext:value-type="string">
            <text:p>ARG0000082</text:p>
          </table:table-cell>
          <table:table-cell office:value-type="float" office:value="3" calcext:value-type="float">
            <text:p>3</text:p>
          </table:table-cell>
          <table:table-cell office:value-type="float" office:value="-45.8507" calcext:value-type="float">
            <text:p>-45.8507</text:p>
          </table:table-cell>
          <table:table-cell office:value-type="float" office:value="-67.9081" calcext:value-type="float">
            <text:p>-67.9081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VIENTOS DE LA PATAGONIA I.S.A./ENAR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0.3458049886621" calcext:value-type="float">
            <text:p>10.3458049886621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PARQUE EOLICO LOMA BLANCA IV (ENARSA)</text:p>
          </table:table-cell>
          <table:table-cell office:value-type="string" calcext:value-type="string">
            <text:p>ARG0000075</text:p>
          </table:table-cell>
          <table:table-cell office:value-type="float" office:value="50" calcext:value-type="float">
            <text:p>50</text:p>
          </table:table-cell>
          <table:table-cell office:value-type="float" office:value="-43.0907" calcext:value-type="float">
            <text:p>-43.0907</text:p>
          </table:table-cell>
          <table:table-cell office:value-type="float" office:value="-65.2298" calcext:value-type="float">
            <text:p>-65.2298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ENAR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72.430083144369" calcext:value-type="float">
            <text:p>172.430083144369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PARQUE EOLICO RAWSON I (ENARSA)</text:p>
          </table:table-cell>
          <table:table-cell office:value-type="string" calcext:value-type="string">
            <text:p>ARG0000076</text:p>
          </table:table-cell>
          <table:table-cell office:value-type="float" office:value="48.6" calcext:value-type="float">
            <text:p>48.6</text:p>
          </table:table-cell>
          <table:table-cell office:value-type="float" office:value="-43.3522" calcext:value-type="float">
            <text:p>-43.3522</text:p>
          </table:table-cell>
          <table:table-cell office:value-type="float" office:value="-65.1734" calcext:value-type="float">
            <text:p>-65.1734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ENAR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82815" calcext:value-type="float">
            <text:p>1082815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67.602040816327" calcext:value-type="float">
            <text:p>167.602040816327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PARQUE EOLICO RAWSON II (ENARSA)</text:p>
          </table:table-cell>
          <table:table-cell office:value-type="string" calcext:value-type="string">
            <text:p>ARG0000077</text:p>
          </table:table-cell>
          <table:table-cell office:value-type="float" office:value="28.8" calcext:value-type="float">
            <text:p>28.8</text:p>
          </table:table-cell>
          <table:table-cell office:value-type="float" office:value="-43.3522" calcext:value-type="float">
            <text:p>-43.3522</text:p>
          </table:table-cell>
          <table:table-cell office:value-type="float" office:value="-65.1734" calcext:value-type="float">
            <text:p>-65.1734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ENAR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82815" calcext:value-type="float">
            <text:p>1082815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99.3197278911565" calcext:value-type="float">
            <text:p>99.319727891156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PASO DE LOS LIBRES</text:p>
          </table:table-cell>
          <table:table-cell office:value-type="string" calcext:value-type="string">
            <text:p>ARG0000132</text:p>
          </table:table-cell>
          <table:table-cell office:value-type="float" office:value="2.135" calcext:value-type="float">
            <text:p>2.135</text:p>
          </table:table-cell>
          <table:table-cell office:value-type="float" office:value="-29.7148" calcext:value-type="float">
            <text:p>-29.7148</text:p>
          </table:table-cell>
          <table:table-cell office:value-type="float" office:value="-57.0933" calcext:value-type="float">
            <text:p>-57.0933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DPEC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3704" calcext:value-type="float">
            <text:p>1013704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4.7855270914684" calcext:value-type="float">
            <text:p>34.7855270914684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PATAGONIA</text:p>
          </table:table-cell>
          <table:table-cell office:value-type="string" calcext:value-type="string">
            <text:p>ARG0000078</text:p>
          </table:table-cell>
          <table:table-cell office:value-type="float" office:value="123.7" calcext:value-type="float">
            <text:p>123.7</text:p>
          </table:table-cell>
          <table:table-cell office:value-type="float" office:value="-45.7934" calcext:value-type="float">
            <text:p>-45.7934</text:p>
          </table:table-cell>
          <table:table-cell office:value-type="float" office:value="-67.5145" calcext:value-type="float">
            <text:p>-67.5145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float" office:value="2001.1" calcext:value-type="float">
            <text:p>2001.1</text:p>
          </table:table-cell>
          <table:table-cell office:value-type="string" calcext:value-type="string">
            <text:p>ENERGIA DEL SUR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6239" calcext:value-type="float">
            <text:p>1016239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639.070759954117" calcext:value-type="float">
            <text:p>639.070759954117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PERUGORRIA</text:p>
          </table:table-cell>
          <table:table-cell office:value-type="string" calcext:value-type="string">
            <text:p>ARG0000133</text:p>
          </table:table-cell>
          <table:table-cell office:value-type="float" office:value="1.11" calcext:value-type="float">
            <text:p>1.11</text:p>
          </table:table-cell>
          <table:table-cell office:value-type="float" office:value="-29.34" calcext:value-type="float">
            <text:p>-29.34</text:p>
          </table:table-cell>
          <table:table-cell office:value-type="float" office:value="-58.6077" calcext:value-type="float">
            <text:p>-58.6077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DPEC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8648" calcext:value-type="float">
            <text:p>1048648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8.0852154901779" calcext:value-type="float">
            <text:p>18.0852154901779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PICO TRUNCADO - JORGE ROMANUTTI</text:p>
          </table:table-cell>
          <table:table-cell office:value-type="string" calcext:value-type="string">
            <text:p>ARG0000305</text:p>
          </table:table-cell>
          <table:table-cell office:value-type="float" office:value="2.4" calcext:value-type="float">
            <text:p>2.4</text:p>
          </table:table-cell>
          <table:table-cell office:value-type="float" office:value="-46.8065" calcext:value-type="float">
            <text:p>-46.8065</text:p>
          </table:table-cell>
          <table:table-cell office:value-type="float" office:value="-67.9808" calcext:value-type="float">
            <text:p>-67.9808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MUNICIPAL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8.2766439909297" calcext:value-type="float">
            <text:p>8.2766439909297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PICO TRUNCADO I</text:p>
          </table:table-cell>
          <table:table-cell office:value-type="string" calcext:value-type="string">
            <text:p>ARG0000304</text:p>
          </table:table-cell>
          <table:table-cell office:value-type="float" office:value="45.6" calcext:value-type="float">
            <text:p>45.6</text:p>
          </table:table-cell>
          <table:table-cell office:value-type="float" office:value="-46.7842" calcext:value-type="float">
            <text:p>-46.7842</text:p>
          </table:table-cell>
          <table:table-cell office:value-type="float" office:value="-67.9498" calcext:value-type="float">
            <text:p>-67.9498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CT PATAGONICAS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33686" calcext:value-type="float">
            <text:p>1033686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35.583077234501" calcext:value-type="float">
            <text:p>235.583077234501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PIEDRA DEL AGUILA (CPSA)</text:p>
          </table:table-cell>
          <table:table-cell office:value-type="string" calcext:value-type="string">
            <text:p>ARG0000233</text:p>
          </table:table-cell>
          <table:table-cell office:value-type="float" office:value="1400" calcext:value-type="float">
            <text:p>1400</text:p>
          </table:table-cell>
          <table:table-cell office:value-type="float" office:value="-31.6651" calcext:value-type="float">
            <text:p>-31.6651</text:p>
          </table:table-cell>
          <table:table-cell office:value-type="float" office:value="-63.8314" calcext:value-type="float">
            <text:p>-63.8314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93.5" calcext:value-type="float">
            <text:p>1993.5</text:p>
          </table:table-cell>
          <table:table-cell office:value-type="string" calcext:value-type="string">
            <text:p>CENTRAL PUERTO S.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8415" calcext:value-type="float">
            <text:p>1018415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5788.88787774846" calcext:value-type="float">
            <text:p>5788.8878777484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PIEDRAS MORAS</text:p>
          </table:table-cell>
          <table:table-cell office:value-type="string" calcext:value-type="string">
            <text:p>ARG0000099</text:p>
          </table:table-cell>
          <table:table-cell office:value-type="float" office:value="6.3" calcext:value-type="float">
            <text:p>6.3</text:p>
          </table:table-cell>
          <table:table-cell office:value-type="float" office:value="-32.1675" calcext:value-type="float">
            <text:p>-32.1675</text:p>
          </table:table-cell>
          <table:table-cell office:value-type="float" office:value="-64.2438" calcext:value-type="float">
            <text:p>-64.2438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 office:value-type="string" calcext:value-type="string">
            <text:p>EPEC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5808" calcext:value-type="float">
            <text:p>1015808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6.049995449868" calcext:value-type="float">
            <text:p>26.04999544986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PILAR <text:s/>BICENTENARIO</text:p>
          </table:table-cell>
          <table:table-cell office:value-type="string" calcext:value-type="string">
            <text:p>ARG0000100</text:p>
          </table:table-cell>
          <table:table-cell office:value-type="float" office:value="467" calcext:value-type="float">
            <text:p>467</text:p>
          </table:table-cell>
          <table:table-cell office:value-type="float" office:value="-31.6651" calcext:value-type="float">
            <text:p>-31.6651</text:p>
          </table:table-cell>
          <table:table-cell office:value-type="float" office:value="-63.8314" calcext:value-type="float">
            <text:p>-63.8314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float" office:value="2010.3" calcext:value-type="float">
            <text:p>2010.3</text:p>
          </table:table-cell>
          <table:table-cell office:value-type="string" calcext:value-type="string">
            <text:p>EPEC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412.66002343228" calcext:value-type="float">
            <text:p>2412.6600234322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PILAR ZANICHELLI</text:p>
          </table:table-cell>
          <table:table-cell office:value-type="string" calcext:value-type="string">
            <text:p>ARG0000101</text:p>
          </table:table-cell>
          <table:table-cell office:value-type="float" office:value="216" calcext:value-type="float">
            <text:p>216</text:p>
          </table:table-cell>
          <table:table-cell office:value-type="float" office:value="-31.6662" calcext:value-type="float">
            <text:p>-31.6662</text:p>
          </table:table-cell>
          <table:table-cell office:value-type="float" office:value="-63.8344" calcext:value-type="float">
            <text:p>-63.8344</text:p>
          </table:table-cell>
          <table:table-cell office:value-type="string" calcext:value-type="string">
            <text:p>Coal</text:p>
          </table:table-cell>
          <table:table-cell table:number-columns-repeated="3"/>
          <table:table-cell office:value-type="float" office:value="1971.3" calcext:value-type="float">
            <text:p>1971.3</text:p>
          </table:table-cell>
          <table:table-cell office:value-type="string" calcext:value-type="string">
            <text:p>EPEC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5809" calcext:value-type="float">
            <text:p>1015809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79.562729031992" calcext:value-type="float">
            <text:p>179.562729031992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PLANICIE BANDERITA</text:p>
          </table:table-cell>
          <table:table-cell office:value-type="string" calcext:value-type="string">
            <text:p>ARG0000241</text:p>
          </table:table-cell>
          <table:table-cell office:value-type="float" office:value="472" calcext:value-type="float">
            <text:p>472</text:p>
          </table:table-cell>
          <table:table-cell office:value-type="float" office:value="-28.5339" calcext:value-type="float">
            <text:p>-28.5339</text:p>
          </table:table-cell>
          <table:table-cell office:value-type="float" office:value="-65.7997" calcext:value-type="float">
            <text:p>-65.7997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79" calcext:value-type="float">
            <text:p>1979</text:p>
          </table:table-cell>
          <table:table-cell office:value-type="string" calcext:value-type="string">
            <text:p>DUKE ENERGY CERROS COLORADOS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951.68219878376" calcext:value-type="float">
            <text:p>1951.6821987837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PLANTA PILOTO FOTOVOLTAICA SAN JUAN 1</text:p>
          </table:table-cell>
          <table:table-cell office:value-type="string" calcext:value-type="string">
            <text:p>ARG0000298</text:p>
          </table:table-cell>
          <table:table-cell office:value-type="float" office:value="1.2" calcext:value-type="float">
            <text:p>1.2</text:p>
          </table:table-cell>
          <table:table-cell office:value-type="float" office:value="-31.3891" calcext:value-type="float">
            <text:p>-31.3891</text:p>
          </table:table-cell>
          <table:table-cell office:value-type="float" office:value="-68.6752" calcext:value-type="float">
            <text:p>-68.6752</text:p>
          </table:table-cell>
          <table:table-cell office:value-type="string" calcext:value-type="string">
            <text:p>Solar</text:p>
          </table:table-cell>
          <table:table-cell table:number-columns-repeated="4"/>
          <table:table-cell office:value-type="string" calcext:value-type="string">
            <text:p>EPSE - ENERGIA PROVINCIAL SOCIEDAD DEL ESTADO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PRESIDENTE SARMIENTO</text:p>
          </table:table-cell>
          <table:table-cell office:value-type="string" calcext:value-type="string">
            <text:p>ARG0000289</text:p>
          </table:table-cell>
          <table:table-cell office:value-type="float" office:value="31.5" calcext:value-type="float">
            <text:p>31.5</text:p>
          </table:table-cell>
          <table:table-cell office:value-type="float" office:value="-31.5129" calcext:value-type="float">
            <text:p>-31.5129</text:p>
          </table:table-cell>
          <table:table-cell office:value-type="float" office:value="-68.5399" calcext:value-type="float">
            <text:p>-68.5399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AES ARGENTINA GENERACION S.A.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09775" calcext:value-type="float">
            <text:p>1009775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62.738309931727" calcext:value-type="float">
            <text:p>162.738309931727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PUEBLO VIEJO</text:p>
          </table:table-cell>
          <table:table-cell office:value-type="string" calcext:value-type="string">
            <text:p>ARG0000340</text:p>
          </table:table-cell>
          <table:table-cell office:value-type="float" office:value="19.2" calcext:value-type="float">
            <text:p>19.2</text:p>
          </table:table-cell>
          <table:table-cell office:value-type="float" office:value="-27.1149" calcext:value-type="float">
            <text:p>-27.1149</text:p>
          </table:table-cell>
          <table:table-cell office:value-type="float" office:value="-65.7523" calcext:value-type="float">
            <text:p>-65.7523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67" calcext:value-type="float">
            <text:p>1967</text:p>
          </table:table-cell>
          <table:table-cell office:value-type="string" calcext:value-type="string">
            <text:p>H. TUCUMAN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09883" calcext:value-type="float">
            <text:p>1009883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79.3904623234074" calcext:value-type="float">
            <text:p>79.3904623234074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PUERTO MADRYN</text:p>
          </table:table-cell>
          <table:table-cell office:value-type="string" calcext:value-type="string">
            <text:p>ARG0000073</text:p>
          </table:table-cell>
          <table:table-cell office:value-type="float" office:value="42" calcext:value-type="float">
            <text:p>42</text:p>
          </table:table-cell>
          <table:table-cell office:value-type="float" office:value="-42.7069" calcext:value-type="float">
            <text:p>-42.7069</text:p>
          </table:table-cell>
          <table:table-cell office:value-type="float" office:value="-65.1048" calcext:value-type="float">
            <text:p>-65.1048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CT PATAGONICAS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09884" calcext:value-type="float">
            <text:p>1009884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16.984413242303" calcext:value-type="float">
            <text:p>216.98441324230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PUERTO NUEVO</text:p>
          </table:table-cell>
          <table:table-cell office:value-type="string" calcext:value-type="string">
            <text:p>ARG0000045</text:p>
          </table:table-cell>
          <table:table-cell office:value-type="float" office:value="589" calcext:value-type="float">
            <text:p>589</text:p>
          </table:table-cell>
          <table:table-cell office:value-type="float" office:value="-34.5754" calcext:value-type="float">
            <text:p>-34.5754</text:p>
          </table:table-cell>
          <table:table-cell office:value-type="float" office:value="-58.3788" calcext:value-type="float">
            <text:p>-58.3788</text:p>
          </table:table-cell>
          <table:table-cell office:value-type="string" calcext:value-type="string">
            <text:p>Coal</text:p>
          </table:table-cell>
          <table:table-cell table:number-columns-repeated="3"/>
          <table:table-cell office:value-type="float" office:value="1965.5" calcext:value-type="float">
            <text:p>1965.5</text:p>
          </table:table-cell>
          <table:table-cell office:value-type="string" calcext:value-type="string">
            <text:p>CT PUERTO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489.640960184461" calcext:value-type="float">
            <text:p>489.640960184461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PUNTA ALTA - CENTENARIO</text:p>
          </table:table-cell>
          <table:table-cell office:value-type="string" calcext:value-type="string">
            <text:p>ARG0000017</text:p>
          </table:table-cell>
          <table:table-cell office:value-type="float" office:value="1.8" calcext:value-type="float">
            <text:p>1.8</text:p>
          </table:table-cell>
          <table:table-cell office:value-type="float" office:value="-38.7833" calcext:value-type="float">
            <text:p>-38.7833</text:p>
          </table:table-cell>
          <table:table-cell office:value-type="float" office:value="-61.8984" calcext:value-type="float">
            <text:p>-61.8984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COOPERATIVAS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3293" calcext:value-type="float">
            <text:p>1013293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6.20748299319728" calcext:value-type="float">
            <text:p>6.2074829931972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QUEBRADA DE ULLUM</text:p>
          </table:table-cell>
          <table:table-cell office:value-type="string" calcext:value-type="string">
            <text:p>ARG0000299</text:p>
          </table:table-cell>
          <table:table-cell office:value-type="float" office:value="45" calcext:value-type="float">
            <text:p>45</text:p>
          </table:table-cell>
          <table:table-cell office:value-type="float" office:value="-31.2567" calcext:value-type="float">
            <text:p>-31.2567</text:p>
          </table:table-cell>
          <table:table-cell office:value-type="float" office:value="-61.5203" calcext:value-type="float">
            <text:p>-61.5203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81" calcext:value-type="float">
            <text:p>1981</text:p>
          </table:table-cell>
          <table:table-cell office:value-type="string" calcext:value-type="string">
            <text:p>EPSE - ENERGIA PROVINCIAL SOCIEDAD DEL ESTADO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09779" calcext:value-type="float">
            <text:p>1009779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86.071396070486" calcext:value-type="float">
            <text:p>186.07139607048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RIO CORRALITO</text:p>
          </table:table-cell>
          <table:table-cell office:value-type="string" calcext:value-type="string">
            <text:p>ARG0000282</text:p>
          </table:table-cell>
          <table:table-cell office:value-type="float" office:value="13.2" calcext:value-type="float">
            <text:p>13.2</text:p>
          </table:table-cell>
          <table:table-cell office:value-type="float" office:value="-24.983" calcext:value-type="float">
            <text:p>-24.983</text:p>
          </table:table-cell>
          <table:table-cell office:value-type="float" office:value="-65.686" calcext:value-type="float">
            <text:p>-65.686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62" calcext:value-type="float">
            <text:p>1962</text:p>
          </table:table-cell>
          <table:table-cell office:value-type="string" calcext:value-type="string">
            <text:p>AES ARGENTINA GENERACION S.A.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09886" calcext:value-type="float">
            <text:p>1009886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54.5809428473426" calcext:value-type="float">
            <text:p>54.580942847342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RIO CUARTO</text:p>
          </table:table-cell>
          <table:table-cell office:value-type="string" calcext:value-type="string">
            <text:p>ARG0000103</text:p>
          </table:table-cell>
          <table:table-cell office:value-type="float" office:value="35.57" calcext:value-type="float">
            <text:p>35.57</text:p>
          </table:table-cell>
          <table:table-cell office:value-type="float" office:value="-33.1614" calcext:value-type="float">
            <text:p>-33.1614</text:p>
          </table:table-cell>
          <table:table-cell office:value-type="float" office:value="-64.3649" calcext:value-type="float">
            <text:p>-64.364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il</text:p>
          </table:table-cell>
          <table:table-cell table:number-columns-repeated="2"/>
          <table:table-cell office:value-type="float" office:value="1974.5" calcext:value-type="float">
            <text:p>1974.5</text:p>
          </table:table-cell>
          <table:table-cell office:value-type="string" calcext:value-type="string">
            <text:p>EPEC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5810" calcext:value-type="float">
            <text:p>1015810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83.765132834017" calcext:value-type="float">
            <text:p>183.765132834017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RIO GRANDE</text:p>
          </table:table-cell>
          <table:table-cell office:value-type="string" calcext:value-type="string">
            <text:p>ARG0000104</text:p>
          </table:table-cell>
          <table:table-cell office:value-type="float" office:value="750" calcext:value-type="float">
            <text:p>750</text:p>
          </table:table-cell>
          <table:table-cell office:value-type="float" office:value="-53.7862" calcext:value-type="float">
            <text:p>-53.7862</text:p>
          </table:table-cell>
          <table:table-cell office:value-type="float" office:value="-67.7222" calcext:value-type="float">
            <text:p>-67.7222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86" calcext:value-type="float">
            <text:p>1986</text:p>
          </table:table-cell>
          <table:table-cell office:value-type="string" calcext:value-type="string">
            <text:p>EPEC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101.1899345081" calcext:value-type="float">
            <text:p>3101.1899345081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RIO HONDO</text:p>
          </table:table-cell>
          <table:table-cell office:value-type="string" calcext:value-type="string">
            <text:p>ARG0000332</text:p>
          </table:table-cell>
          <table:table-cell office:value-type="float" office:value="19" calcext:value-type="float">
            <text:p>19</text:p>
          </table:table-cell>
          <table:table-cell office:value-type="float" office:value="-27.5225" calcext:value-type="float">
            <text:p>-27.5225</text:p>
          </table:table-cell>
          <table:table-cell office:value-type="float" office:value="-64.8861" calcext:value-type="float">
            <text:p>-64.8861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76" calcext:value-type="float">
            <text:p>1976</text:p>
          </table:table-cell>
          <table:table-cell office:value-type="string" calcext:value-type="string">
            <text:p>H. RIO HONDO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8426" calcext:value-type="float">
            <text:p>1018426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78.5634783408719" calcext:value-type="float">
            <text:p>78.5634783408719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SALTO ANDERSEN</text:p>
          </table:table-cell>
          <table:table-cell office:value-type="string" calcext:value-type="string">
            <text:p>ARG0000271</text:p>
          </table:table-cell>
          <table:table-cell office:value-type="float" office:value="7.9" calcext:value-type="float">
            <text:p>7.9</text:p>
          </table:table-cell>
          <table:table-cell office:value-type="float" office:value="-38.8244" calcext:value-type="float">
            <text:p>-38.8244</text:p>
          </table:table-cell>
          <table:table-cell office:value-type="float" office:value="-64.8296" calcext:value-type="float">
            <text:p>-64.8296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DPA RIO NEGRO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82818" calcext:value-type="float">
            <text:p>1082818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2.665867310152" calcext:value-type="float">
            <text:p>32.665867310152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SALTO GRANDE (MITAD ARGENTINA)</text:p>
          </table:table-cell>
          <table:table-cell office:value-type="string" calcext:value-type="string">
            <text:p>ARG0000144</text:p>
          </table:table-cell>
          <table:table-cell office:value-type="float" office:value="945" calcext:value-type="float">
            <text:p>945</text:p>
          </table:table-cell>
          <table:table-cell office:value-type="float" office:value="-31.3891" calcext:value-type="float">
            <text:p>-31.3891</text:p>
          </table:table-cell>
          <table:table-cell office:value-type="float" office:value="-68.6752" calcext:value-type="float">
            <text:p>-68.6752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80.4" calcext:value-type="float">
            <text:p>1980.4</text:p>
          </table:table-cell>
          <table:table-cell office:value-type="string" calcext:value-type="string">
            <text:p>CTMSG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907.49931748021" calcext:value-type="float">
            <text:p>3907.49931748021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ARG0000105</text:p>
          </table:table-cell>
          <table:table-cell office:value-type="float" office:value="40" calcext:value-type="float">
            <text:p>40</text:p>
          </table:table-cell>
          <table:table-cell office:value-type="float" office:value="-31.4391" calcext:value-type="float">
            <text:p>-31.4391</text:p>
          </table:table-cell>
          <table:table-cell office:value-type="float" office:value="-62.1119" calcext:value-type="float">
            <text:p>-62.1119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1978.5" calcext:value-type="float">
            <text:p>1978.5</text:p>
          </table:table-cell>
          <table:table-cell office:value-type="string" calcext:value-type="string">
            <text:p>EPEC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8466" calcext:value-type="float">
            <text:p>1048466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06.651822135527" calcext:value-type="float">
            <text:p>206.651822135527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SAN MARTIN DE LOS ANDES</text:p>
          </table:table-cell>
          <table:table-cell office:value-type="string" calcext:value-type="string">
            <text:p>ARG0000250</text:p>
          </table:table-cell>
          <table:table-cell office:value-type="float" office:value="4.218" calcext:value-type="float">
            <text:p>4.218</text:p>
          </table:table-cell>
          <table:table-cell office:value-type="float" office:value="-40.1511" calcext:value-type="float">
            <text:p>-40.1511</text:p>
          </table:table-cell>
          <table:table-cell office:value-type="float" office:value="-71.334" calcext:value-type="float">
            <text:p>-71.334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EPEN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8777" calcext:value-type="float">
            <text:p>1048777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68.7238188626762" calcext:value-type="float">
            <text:p>68.7238188626762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SAN NICOLAS</text:p>
          </table:table-cell>
          <table:table-cell office:value-type="string" calcext:value-type="string">
            <text:p>ARG0000002</text:p>
          </table:table-cell>
          <table:table-cell office:value-type="float" office:value="644" calcext:value-type="float">
            <text:p>644</text:p>
          </table:table-cell>
          <table:table-cell office:value-type="float" office:value="-33.3562" calcext:value-type="float">
            <text:p>-33.3562</text:p>
          </table:table-cell>
          <table:table-cell office:value-type="float" office:value="-60.1729" calcext:value-type="float">
            <text:p>-60.1729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Gas</text:p>
          </table:table-cell>
          <table:table-cell table:number-columns-repeated="2"/>
          <table:table-cell office:value-type="float" office:value="1965.4" calcext:value-type="float">
            <text:p>1965.4</text:p>
          </table:table-cell>
          <table:table-cell office:value-type="string" calcext:value-type="string">
            <text:p>AES ARGENTINA GENERACION S.A.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1932" calcext:value-type="float">
            <text:p>1011932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535.362951373163" calcext:value-type="float">
            <text:p>535.36295137316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SAN PEDRO</text:p>
          </table:table-cell>
          <table:table-cell office:value-type="string" calcext:value-type="string">
            <text:p>ARG0000227</text:p>
          </table:table-cell>
          <table:table-cell office:value-type="float" office:value="2.216" calcext:value-type="float">
            <text:p>2.216</text:p>
          </table:table-cell>
          <table:table-cell office:value-type="float" office:value="-26.6253" calcext:value-type="float">
            <text:p>-26.6253</text:p>
          </table:table-cell>
          <table:table-cell office:value-type="float" office:value="-54.1102" calcext:value-type="float">
            <text:p>-54.1102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EM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09890" calcext:value-type="float">
            <text:p>1009890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6.1052590326435" calcext:value-type="float">
            <text:p>36.105259032643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SAN ROQUE</text:p>
          </table:table-cell>
          <table:table-cell office:value-type="string" calcext:value-type="string">
            <text:p>ARG0000107</text:p>
          </table:table-cell>
          <table:table-cell office:value-type="float" office:value="26" calcext:value-type="float">
            <text:p>26</text:p>
          </table:table-cell>
          <table:table-cell office:value-type="float" office:value="-31.3533" calcext:value-type="float">
            <text:p>-31.3533</text:p>
          </table:table-cell>
          <table:table-cell office:value-type="float" office:value="-64.3938" calcext:value-type="float">
            <text:p>-64.3938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44" calcext:value-type="float">
            <text:p>1944</text:p>
          </table:table-cell>
          <table:table-cell office:value-type="string" calcext:value-type="string">
            <text:p>EPEC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8630" calcext:value-type="float">
            <text:p>1048630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07.507917729614" calcext:value-type="float">
            <text:p>107.507917729614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ARG0000181</text:p>
          </table:table-cell>
          <table:table-cell office:value-type="float" office:value="2.25" calcext:value-type="float">
            <text:p>2.25</text:p>
          </table:table-cell>
          <table:table-cell office:value-type="float" office:value="-36.2314" calcext:value-type="float">
            <text:p>-36.2314</text:p>
          </table:table-cell>
          <table:table-cell office:value-type="float" office:value="-66.9381" calcext:value-type="float">
            <text:p>-66.9381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APE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8709" calcext:value-type="float">
            <text:p>1048709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36.6592205881985" calcext:value-type="float">
            <text:p>36.659220588198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SANTO TOME</text:p>
          </table:table-cell>
          <table:table-cell office:value-type="string" calcext:value-type="string">
            <text:p>ARG0000135</text:p>
          </table:table-cell>
          <table:table-cell office:value-type="float" office:value="2.684" calcext:value-type="float">
            <text:p>2.684</text:p>
          </table:table-cell>
          <table:table-cell office:value-type="float" office:value="-28.5497" calcext:value-type="float">
            <text:p>-28.5497</text:p>
          </table:table-cell>
          <table:table-cell office:value-type="float" office:value="-56.0722" calcext:value-type="float">
            <text:p>-56.0722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DPEC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8650" calcext:value-type="float">
            <text:p>1048650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43.7303769149888" calcext:value-type="float">
            <text:p>43.730376914988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SORRENTO</text:p>
          </table:table-cell>
          <table:table-cell office:value-type="string" calcext:value-type="string">
            <text:p>ARG0000313</text:p>
          </table:table-cell>
          <table:table-cell office:value-type="float" office:value="226" calcext:value-type="float">
            <text:p>226</text:p>
          </table:table-cell>
          <table:table-cell office:value-type="float" office:value="-32.9053" calcext:value-type="float">
            <text:p>-32.9053</text:p>
          </table:table-cell>
          <table:table-cell office:value-type="float" office:value="-60.6807" calcext:value-type="float">
            <text:p>-60.6807</text:p>
          </table:table-cell>
          <table:table-cell office:value-type="string" calcext:value-type="string">
            <text:p>Coal</text:p>
          </table:table-cell>
          <table:table-cell table:number-columns-repeated="3"/>
          <table:table-cell office:value-type="float" office:value="1962.2" calcext:value-type="float">
            <text:p>1962.2</text:p>
          </table:table-cell>
          <table:table-cell office:value-type="string" calcext:value-type="string">
            <text:p>GENERACION ROSARIO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09895" calcext:value-type="float">
            <text:p>1009895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87.875818339029" calcext:value-type="float">
            <text:p>187.875818339029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SUDOESTE</text:p>
          </table:table-cell>
          <table:table-cell office:value-type="string" calcext:value-type="string">
            <text:p>ARG0000108</text:p>
          </table:table-cell>
          <table:table-cell office:value-type="float" office:value="140" calcext:value-type="float">
            <text:p>140</text:p>
          </table:table-cell>
          <table:table-cell office:value-type="float" office:value="-31.463" calcext:value-type="float">
            <text:p>-31.463</text:p>
          </table:table-cell>
          <table:table-cell office:value-type="float" office:value="-64.2388" calcext:value-type="float">
            <text:p>-64.2388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1981" calcext:value-type="float">
            <text:p>1981</text:p>
          </table:table-cell>
          <table:table-cell office:value-type="string" calcext:value-type="string">
            <text:p>EPEC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723.281377474344" calcext:value-type="float">
            <text:p>723.281377474344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TARTAGAL</text:p>
          </table:table-cell>
          <table:table-cell office:value-type="string" calcext:value-type="string">
            <text:p>ARG0000283</text:p>
          </table:table-cell>
          <table:table-cell office:value-type="float" office:value="17" calcext:value-type="float">
            <text:p>17</text:p>
          </table:table-cell>
          <table:table-cell office:value-type="float" office:value="-22.5099" calcext:value-type="float">
            <text:p>-22.5099</text:p>
          </table:table-cell>
          <table:table-cell office:value-type="float" office:value="-63.797" calcext:value-type="float">
            <text:p>-63.797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il</text:p>
          </table:table-cell>
          <table:table-cell table:number-columns-repeated="3"/>
          <table:table-cell office:value-type="string" calcext:value-type="string">
            <text:p>AES ARGENTINA GENERACION S.A.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86546" calcext:value-type="float">
            <text:p>1086546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87.8270244075989" calcext:value-type="float">
            <text:p>87.8270244075989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TENARIS SIDERCA CETE II</text:p>
          </table:table-cell>
          <table:table-cell office:value-type="string" calcext:value-type="string">
            <text:p>ARG0000034</text:p>
          </table:table-cell>
          <table:table-cell office:value-type="float" office:value="163.2" calcext:value-type="float">
            <text:p>163.2</text:p>
          </table:table-cell>
          <table:table-cell office:value-type="float" office:value="-33.3655" calcext:value-type="float">
            <text:p>-33.3655</text:p>
          </table:table-cell>
          <table:table-cell office:value-type="float" office:value="-60.1435" calcext:value-type="float">
            <text:p>-60.1435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 office:value-type="string" calcext:value-type="string">
            <text:p>SIDERCA SAIC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843.13943431295" calcext:value-type="float">
            <text:p>843.1394343129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TOSTADO</text:p>
          </table:table-cell>
          <table:table-cell office:value-type="string" calcext:value-type="string">
            <text:p>ARG0000312</text:p>
          </table:table-cell>
          <table:table-cell office:value-type="float" office:value="3.2" calcext:value-type="float">
            <text:p>3.2</text:p>
          </table:table-cell>
          <table:table-cell office:value-type="float" office:value="-29.2352" calcext:value-type="float">
            <text:p>-29.2352</text:p>
          </table:table-cell>
          <table:table-cell office:value-type="float" office:value="-61.7577" calcext:value-type="float">
            <text:p>-61.7577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EPESF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48888" calcext:value-type="float">
            <text:p>1048888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52.1375581698823" calcext:value-type="float">
            <text:p>52.137558169882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LLUM</text:p>
          </table:table-cell>
          <table:table-cell office:value-type="string" calcext:value-type="string">
            <text:p>ARG0000290</text:p>
          </table:table-cell>
          <table:table-cell office:value-type="float" office:value="42" calcext:value-type="float">
            <text:p>42</text:p>
          </table:table-cell>
          <table:table-cell office:value-type="float" office:value="-31.4557" calcext:value-type="float">
            <text:p>-31.4557</text:p>
          </table:table-cell>
          <table:table-cell office:value-type="float" office:value="-68.7556" calcext:value-type="float">
            <text:p>-68.7556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AES ARGENTINA GENERACION S.A.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86316" calcext:value-type="float">
            <text:p>1086316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73.666636332454" calcext:value-type="float">
            <text:p>173.666636332454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RUGUA-I</text:p>
          </table:table-cell>
          <table:table-cell office:value-type="string" calcext:value-type="string">
            <text:p>ARG0000228</text:p>
          </table:table-cell>
          <table:table-cell office:value-type="float" office:value="120" calcext:value-type="float">
            <text:p>120</text:p>
          </table:table-cell>
          <table:table-cell office:value-type="float" office:value="-25.8766" calcext:value-type="float">
            <text:p>-25.8766</text:p>
          </table:table-cell>
          <table:table-cell office:value-type="float" office:value="-54.5687" calcext:value-type="float">
            <text:p>-54.5687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91" calcext:value-type="float">
            <text:p>1991</text:p>
          </table:table-cell>
          <table:table-cell office:value-type="string" calcext:value-type="string">
            <text:p>EM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4553" calcext:value-type="float">
            <text:p>1014553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496.190389521296" calcext:value-type="float">
            <text:p>496.19038952129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VENADO TUERTO</text:p>
          </table:table-cell>
          <table:table-cell office:value-type="string" calcext:value-type="string">
            <text:p>ARG0000309</text:p>
          </table:table-cell>
          <table:table-cell office:value-type="float" office:value="9.1" calcext:value-type="float">
            <text:p>9.1</text:p>
          </table:table-cell>
          <table:table-cell office:value-type="float" office:value="-33.7777" calcext:value-type="float">
            <text:p>-33.7777</text:p>
          </table:table-cell>
          <table:table-cell office:value-type="float" office:value="-61.9555" calcext:value-type="float">
            <text:p>-61.9555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string" calcext:value-type="string">
            <text:p>COOPERATIV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86563" calcext:value-type="float">
            <text:p>1086563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148.266181045603" calcext:value-type="float">
            <text:p>148.26618104560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VILLA GESELL</text:p>
          </table:table-cell>
          <table:table-cell office:value-type="string" calcext:value-type="string">
            <text:p>ARG0000009</text:p>
          </table:table-cell>
          <table:table-cell office:value-type="float" office:value="130" calcext:value-type="float">
            <text:p>130</text:p>
          </table:table-cell>
          <table:table-cell office:value-type="float" office:value="-37.2487" calcext:value-type="float">
            <text:p>-37.2487</text:p>
          </table:table-cell>
          <table:table-cell office:value-type="float" office:value="-56.9973" calcext:value-type="float">
            <text:p>-56.9973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CENTRALES DE LA COSTA ATLANTICA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671.618421940462" calcext:value-type="float">
            <text:p>671.618421940462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VILLA MARIA (LAS PLAYAS)</text:p>
          </table:table-cell>
          <table:table-cell office:value-type="string" calcext:value-type="string">
            <text:p>ARG0000109</text:p>
          </table:table-cell>
          <table:table-cell office:value-type="float" office:value="48" calcext:value-type="float">
            <text:p>48</text:p>
          </table:table-cell>
          <table:table-cell office:value-type="float" office:value="-39.0872" calcext:value-type="float">
            <text:p>-39.0872</text:p>
          </table:table-cell>
          <table:table-cell office:value-type="float" office:value="-67.0881" calcext:value-type="float">
            <text:p>-67.0881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1971" calcext:value-type="float">
            <text:p>1971</text:p>
          </table:table-cell>
          <table:table-cell office:value-type="string" calcext:value-type="string">
            <text:p>EPEC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5807" calcext:value-type="float">
            <text:p>1015807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47.982186562632" calcext:value-type="float">
            <text:p>247.982186562632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VUELTA DE OBLIGADO</text:p>
          </table:table-cell>
          <table:table-cell office:value-type="string" calcext:value-type="string">
            <text:p>ARG0000308</text:p>
          </table:table-cell>
          <table:table-cell office:value-type="float" office:value="560" calcext:value-type="float">
            <text:p>560</text:p>
          </table:table-cell>
          <table:table-cell office:value-type="float" office:value="-32.5807" calcext:value-type="float">
            <text:p>-32.5807</text:p>
          </table:table-cell>
          <table:table-cell office:value-type="float" office:value="-60.7903" calcext:value-type="float">
            <text:p>-60.7903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oal</text:p>
          </table:table-cell>
          <table:table-cell table:number-columns-repeated="3"/>
          <table:table-cell office:value-type="string" calcext:value-type="string">
            <text:p>CENTRAL VUELTA DE OBLIGADO SA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93945" calcext:value-type="float">
            <text:p>1093945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2893.12550989738" calcext:value-type="float">
            <text:p>2893.1255098973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YACYRETA</text:p>
          </table:table-cell>
          <table:table-cell office:value-type="string" calcext:value-type="string">
            <text:p>ARG0000136</text:p>
          </table:table-cell>
          <table:table-cell office:value-type="float" office:value="1550" calcext:value-type="float">
            <text:p>1550</text:p>
          </table:table-cell>
          <table:table-cell office:value-type="float" office:value="-27.4827" calcext:value-type="float">
            <text:p>-27.4827</text:p>
          </table:table-cell>
          <table:table-cell office:value-type="float" office:value="-56.7397" calcext:value-type="float">
            <text:p>-56.7397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95.6" calcext:value-type="float">
            <text:p>1995.6</text:p>
          </table:table-cell>
          <table:table-cell office:value-type="string" calcext:value-type="string">
            <text:p>EBY</text:p>
          </table:table-cell>
          <table:table-cell office:value-type="string" calcext:value-type="string">
            <text:p>Ministerio de Energía y Minería</text:p>
          </table:table-cell>
          <table:table-cell office:value-type="string" calcext:value-type="string">
            <text:p>http://energia3.mecon.gov.ar/contenidos/archivos/Reorganizacion/informacion_del_mercado/publicaciones/mercado_electrico/estadisticosectorelectrico/2015/A1.POT_GEN_COMB_POR_CENTRAL_2015.xlsx</text:p>
          </table:table-cell>
          <table:table-cell office:value-type="string" calcext:value-type="string">
            <text:p>Ministerio de Energía y Minería</text:p>
          </table:table-cell>
          <table:table-cell office:value-type="float" office:value="1016581" calcext:value-type="float">
            <text:p>1016581</text:p>
          </table:table-cell>
          <table:table-cell office:value-type="float" office:value="2015" calcext:value-type="float">
            <text:p>2015</text:p>
          </table:table-cell>
          <table:table-cell table:number-columns-repeated="5"/>
          <table:table-cell office:value-type="float" office:value="6409.12586465008" calcext:value-type="float">
            <text:p>6409.12586465008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enian-2</text:p>
          </table:table-cell>
          <table:table-cell office:value-type="string" calcext:value-type="string">
            <text:p>WRI1019028</text:p>
          </table:table-cell>
          <table:table-cell office:value-type="float" office:value="375" calcext:value-type="float">
            <text:p>375</text:p>
          </table:table-cell>
          <table:table-cell office:value-type="float" office:value="40.1805" calcext:value-type="float">
            <text:p>40.1805</text:p>
          </table:table-cell>
          <table:table-cell office:value-type="float" office:value="44.1498" calcext:value-type="float">
            <text:p>44.1498</text:p>
          </table:table-cell>
          <table:table-cell office:value-type="string" calcext:value-type="string">
            <text:p>Nuclear</text:p>
          </table:table-cell>
          <table:table-cell table:number-columns-repeated="3"/>
          <table:table-cell office:value-type="float" office:value="1980" calcext:value-type="float">
            <text:p>1980</text:p>
          </table:table-cell>
          <table:table-cell office:value-type="string" calcext:value-type="string">
            <text:p>Armenian Nuclear Power Company</text:p>
          </table:table-cell>
          <table:table-cell office:value-type="string" calcext:value-type="string">
            <text:p>IAEA</text:p>
          </table:table-cell>
          <table:table-cell office:value-type="string" calcext:value-type="string">
            <text:p>https://www.iaea.org/PRIS/CountryStatistics/ReactorDetails.aspx?current=2</text:p>
          </table:table-cell>
          <table:table-cell office:value-type="string" calcext:value-type="string">
            <text:p>GEODB</text:p>
          </table:table-cell>
          <table:table-cell office:value-type="float" office:value="1010334" calcext:value-type="float">
            <text:p>1010334</text:p>
          </table:table-cell>
          <table:table-cell table:number-columns-repeated="6"/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Hrazadan</text:p>
          </table:table-cell>
          <table:table-cell office:value-type="string" calcext:value-type="string">
            <text:p>WRI1019027</text:p>
          </table:table-cell>
          <table:table-cell office:value-type="float" office:value="1110" calcext:value-type="float">
            <text:p>1110</text:p>
          </table:table-cell>
          <table:table-cell office:value-type="float" office:value="40.564" calcext:value-type="float">
            <text:p>40.564</text:p>
          </table:table-cell>
          <table:table-cell office:value-type="float" office:value="44.7479" calcext:value-type="float">
            <text:p>44.7479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Hrazdan Energy Company</text:p>
          </table:table-cell>
          <table:table-cell office:value-type="string" calcext:value-type="string">
            <text:p>Armenia Ministry of Energy and Natural Resources</text:p>
          </table:table-cell>
          <table:table-cell office:value-type="string" calcext:value-type="string">
            <text:p>http://www.minenergy.am/en/page/532</text:p>
          </table:table-cell>
          <table:table-cell office:value-type="string" calcext:value-type="string">
            <text:p>GEODB</text:p>
          </table:table-cell>
          <table:table-cell office:value-type="float" office:value="1010329" calcext:value-type="float">
            <text:p>1010329</text:p>
          </table:table-cell>
          <table:table-cell table:number-columns-repeated="6"/>
          <table:table-cell office:value-type="float" office:value="1890.62143966857" calcext:value-type="float">
            <text:p>1890.62143966857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New Yerevan</text:p>
          </table:table-cell>
          <table:table-cell office:value-type="string" calcext:value-type="string">
            <text:p>WRI1019026</text:p>
          </table:table-cell>
          <table:table-cell office:value-type="float" office:value="271" calcext:value-type="float">
            <text:p>271</text:p>
          </table:table-cell>
          <table:table-cell office:value-type="float" office:value="40.1152" calcext:value-type="float">
            <text:p>40.1152</text:p>
          </table:table-cell>
          <table:table-cell office:value-type="float" office:value="44.4973" calcext:value-type="float">
            <text:p>44.4973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office:value-type="string" calcext:value-type="string">
            <text:p>Yerevan <text:s/>TPP</text:p>
          </table:table-cell>
          <table:table-cell office:value-type="string" calcext:value-type="string">
            <text:p>Armenia Ministry of Energy and Natural Resources</text:p>
          </table:table-cell>
          <table:table-cell office:value-type="string" calcext:value-type="string">
            <text:p>http://www.minenergy.am/en/page/531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461.584153288452" calcext:value-type="float">
            <text:p>461.584153288452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Sevan-Hrazdan Cascade</text:p>
          </table:table-cell>
          <table:table-cell office:value-type="string" calcext:value-type="string">
            <text:p>WRI1003805</text:p>
          </table:table-cell>
          <table:table-cell office:value-type="float" office:value="561" calcext:value-type="float">
            <text:p>561</text:p>
          </table:table-cell>
          <table:table-cell office:value-type="float" office:value="40.5078" calcext:value-type="float">
            <text:p>40.5078</text:p>
          </table:table-cell>
          <table:table-cell office:value-type="float" office:value="44.7606" calcext:value-type="float">
            <text:p>44.7606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RusHydro</text:p>
          </table:table-cell>
          <table:table-cell office:value-type="string" calcext:value-type="string">
            <text:p>Armenia Ministry of Energy and Natural Resources</text:p>
          </table:table-cell>
          <table:table-cell office:value-type="string" calcext:value-type="string">
            <text:p>http://www.minenergy.am/en/page/534</text:p>
          </table:table-cell>
          <table:table-cell office:value-type="string" calcext:value-type="string">
            <text:p>GEODB</text:p>
          </table:table-cell>
          <table:table-cell table:number-columns-repeated="7"/>
          <table:table-cell office:value-type="float" office:value="1158.04352331606" calcext:value-type="float">
            <text:p>1158.04352331606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Shamb</text:p>
          </table:table-cell>
          <table:table-cell office:value-type="string" calcext:value-type="string">
            <text:p>WRI1019030</text:p>
          </table:table-cell>
          <table:table-cell office:value-type="float" office:value="170" calcext:value-type="float">
            <text:p>170</text:p>
          </table:table-cell>
          <table:table-cell office:value-type="float" office:value="39.4743" calcext:value-type="float">
            <text:p>39.4743</text:p>
          </table:table-cell>
          <table:table-cell office:value-type="float" office:value="46.1306" calcext:value-type="float">
            <text:p>46.1306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78" calcext:value-type="float">
            <text:p>1978</text:p>
          </table:table-cell>
          <table:table-cell office:value-type="string" calcext:value-type="string">
            <text:p>Ministry of Energy an Natural Resources</text:p>
          </table:table-cell>
          <table:table-cell office:value-type="string" calcext:value-type="string">
            <text:p>Armenia Ministry of Energy and Natural Resources</text:p>
          </table:table-cell>
          <table:table-cell office:value-type="string" calcext:value-type="string">
            <text:p>http://www.minenergy.am/en/page/533</text:p>
          </table:table-cell>
          <table:table-cell office:value-type="string" calcext:value-type="string">
            <text:p>GEODB</text:p>
          </table:table-cell>
          <table:table-cell table:number-columns-repeated="7"/>
          <table:table-cell office:value-type="float" office:value="350.922279792746" calcext:value-type="float">
            <text:p>350.922279792746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Spandaryan</text:p>
          </table:table-cell>
          <table:table-cell office:value-type="string" calcext:value-type="string">
            <text:p>WRI1019031</text:p>
          </table:table-cell>
          <table:table-cell office:value-type="float" office:value="76" calcext:value-type="float">
            <text:p>76</text:p>
          </table:table-cell>
          <table:table-cell office:value-type="float" office:value="39.6494" calcext:value-type="float">
            <text:p>39.6494</text:p>
          </table:table-cell>
          <table:table-cell office:value-type="float" office:value="45.85" calcext:value-type="float">
            <text:p>45.85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89" calcext:value-type="float">
            <text:p>1989</text:p>
          </table:table-cell>
          <table:table-cell office:value-type="string" calcext:value-type="string">
            <text:p>Ministry of Energy an Natural Resources</text:p>
          </table:table-cell>
          <table:table-cell office:value-type="string" calcext:value-type="string">
            <text:p>Armenia Ministry of Energy and Natural Resources</text:p>
          </table:table-cell>
          <table:table-cell office:value-type="string" calcext:value-type="string">
            <text:p>http://www.minenergy.am/en/page/533</text:p>
          </table:table-cell>
          <table:table-cell office:value-type="string" calcext:value-type="string">
            <text:p>GEODB</text:p>
          </table:table-cell>
          <table:table-cell table:number-columns-repeated="7"/>
          <table:table-cell office:value-type="float" office:value="156.882901554404" calcext:value-type="float">
            <text:p>156.882901554404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Tatev</text:p>
          </table:table-cell>
          <table:table-cell office:value-type="string" calcext:value-type="string">
            <text:p>WRI1019029</text:p>
          </table:table-cell>
          <table:table-cell office:value-type="float" office:value="158" calcext:value-type="float">
            <text:p>158</text:p>
          </table:table-cell>
          <table:table-cell office:value-type="float" office:value="39.3956" calcext:value-type="float">
            <text:p>39.3956</text:p>
          </table:table-cell>
          <table:table-cell office:value-type="float" office:value="46.2578" calcext:value-type="float">
            <text:p>46.2578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70" calcext:value-type="float">
            <text:p>1970</text:p>
          </table:table-cell>
          <table:table-cell office:value-type="string" calcext:value-type="string">
            <text:p>Ministry of Energy an Natural Resources</text:p>
          </table:table-cell>
          <table:table-cell office:value-type="string" calcext:value-type="string">
            <text:p>Armenia Ministry of Energy and Natural Resources</text:p>
          </table:table-cell>
          <table:table-cell office:value-type="string" calcext:value-type="string">
            <text:p>http://www.minenergy.am/en/page/533</text:p>
          </table:table-cell>
          <table:table-cell office:value-type="string" calcext:value-type="string">
            <text:p>WRI</text:p>
          </table:table-cell>
          <table:table-cell office:value-type="float" office:value="1010339" calcext:value-type="float">
            <text:p>1010339</text:p>
          </table:table-cell>
          <table:table-cell table:number-columns-repeated="6"/>
          <table:table-cell office:value-type="float" office:value="326.151295336788" calcext:value-type="float">
            <text:p>326.151295336788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Yerevan</text:p>
          </table:table-cell>
          <table:table-cell office:value-type="string" calcext:value-type="string">
            <text:p>WRI1019025</text:p>
          </table:table-cell>
          <table:table-cell office:value-type="float" office:value="550" calcext:value-type="float">
            <text:p>550</text:p>
          </table:table-cell>
          <table:table-cell office:value-type="float" office:value="40.1138" calcext:value-type="float">
            <text:p>40.1138</text:p>
          </table:table-cell>
          <table:table-cell office:value-type="float" office:value="44.5038" calcext:value-type="float">
            <text:p>44.5038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Yerevan TPP</text:p>
          </table:table-cell>
          <table:table-cell office:value-type="string" calcext:value-type="string">
            <text:p>Armenia Ministry of Energy and Natural Resources</text:p>
          </table:table-cell>
          <table:table-cell office:value-type="string" calcext:value-type="string">
            <text:p>http://www.minenergy.am/en/page/531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936.794407042983" calcext:value-type="float">
            <text:p>936.794407042983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delaide Showgrounds</text:p>
          </table:table-cell>
          <table:table-cell office:value-type="string" calcext:value-type="string">
            <text:p>AUS0000432</text:p>
          </table:table-cell>
          <table:table-cell office:value-type="float" office:value="1" calcext:value-type="float">
            <text:p>1</text:p>
          </table:table-cell>
          <table:table-cell office:value-type="float" office:value="-34.9453" calcext:value-type="float">
            <text:p>-34.9453</text:p>
          </table:table-cell>
          <table:table-cell office:value-type="float" office:value="138.5882" calcext:value-type="float">
            <text:p>138.5882</text:p>
          </table:table-cell>
          <table:table-cell office:value-type="string" calcext:value-type="string">
            <text:p>Solar</text:p>
          </table:table-cell>
          <table:table-cell table:number-columns-repeated="4"/>
          <table:table-cell office:value-type="string" calcext:value-type="string">
            <text:p>Adelaide Showgrounds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78760" calcext:value-type="float">
            <text:p>1078760</text:p>
          </table:table-cell>
          <table:table-cell table:number-columns-repeated="6"/>
          <table:table-cell office:value-type="float" office:value="19.9989900861458" calcext:value-type="float">
            <text:p>19.9989900861458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lbany Wind Farm</text:p>
          </table:table-cell>
          <table:table-cell office:value-type="string" calcext:value-type="string">
            <text:p>AUS0000065</text:p>
          </table:table-cell>
          <table:table-cell office:value-type="float" office:value="21.6" calcext:value-type="float">
            <text:p>21.6</text:p>
          </table:table-cell>
          <table:table-cell office:value-type="float" office:value="-35.0641" calcext:value-type="float">
            <text:p>-35.0641</text:p>
          </table:table-cell>
          <table:table-cell office:value-type="float" office:value="117.7977" calcext:value-type="float">
            <text:p>117.7977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Verve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49129" calcext:value-type="float">
            <text:p>1049129</text:p>
          </table:table-cell>
          <table:table-cell/>
          <table:table-cell office:value-type="float" office:value="89.5952777777778" calcext:value-type="float">
            <text:p>89.5952777777778</text:p>
          </table:table-cell>
          <table:table-cell office:value-type="float" office:value="102.642777777778" calcext:value-type="float">
            <text:p>102.642777777778</text:p>
          </table:table-cell>
          <table:table-cell office:value-type="float" office:value="96.5555555555556" calcext:value-type="float">
            <text:p>96.5555555555556</text:p>
          </table:table-cell>
          <table:table-cell office:value-type="float" office:value="95.8727777777778" calcext:value-type="float">
            <text:p>95.8727777777778</text:p>
          </table:table-cell>
          <table:table-cell office:value-type="float" office:value="85.9002777777778" calcext:value-type="float">
            <text:p>85.9002777777778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mcor Gawler</text:p>
          </table:table-cell>
          <table:table-cell office:value-type="string" calcext:value-type="string">
            <text:p>AUS0000231</text:p>
          </table:table-cell>
          <table:table-cell office:value-type="float" office:value="4" calcext:value-type="float">
            <text:p>4</text:p>
          </table:table-cell>
          <table:table-cell office:value-type="float" office:value="-34.5509" calcext:value-type="float">
            <text:p>-34.5509</text:p>
          </table:table-cell>
          <table:table-cell office:value-type="float" office:value="138.7659" calcext:value-type="float">
            <text:p>138.7659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Energy Response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42.1162232359168" calcext:value-type="float">
            <text:p>42.1162232359168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ngaston</text:p>
          </table:table-cell>
          <table:table-cell office:value-type="string" calcext:value-type="string">
            <text:p>AUS0000232</text:p>
          </table:table-cell>
          <table:table-cell office:value-type="float" office:value="50" calcext:value-type="float">
            <text:p>50</text:p>
          </table:table-cell>
          <table:table-cell office:value-type="float" office:value="-34.5034" calcext:value-type="float">
            <text:p>-34.5034</text:p>
          </table:table-cell>
          <table:table-cell office:value-type="float" office:value="139.0246" calcext:value-type="float">
            <text:p>139.0246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Infratil Energy Australia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5303" calcext:value-type="float">
            <text:p>1065303</text:p>
          </table:table-cell>
          <table:table-cell table:number-columns-repeated="3"/>
          <table:table-cell office:value-type="float" office:value="1.65305555555556" calcext:value-type="float">
            <text:p>1.65305555555556</text:p>
          </table:table-cell>
          <table:table-cell office:value-type="float" office:value="5.30083333333333" calcext:value-type="float">
            <text:p>5.30083333333333</text:p>
          </table:table-cell>
          <table:table-cell office:value-type="float" office:value="7.64972222222222" calcext:value-type="float">
            <text:p>7.64972222222222</text:p>
          </table:table-cell>
          <table:table-cell office:value-type="float" office:value="526.45279044896" calcext:value-type="float">
            <text:p>526.45279044896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nglesea</text:p>
          </table:table-cell>
          <table:table-cell office:value-type="string" calcext:value-type="string">
            <text:p>AUS0000114</text:p>
          </table:table-cell>
          <table:table-cell office:value-type="float" office:value="165" calcext:value-type="float">
            <text:p>165</text:p>
          </table:table-cell>
          <table:table-cell office:value-type="float" office:value="-38.3861" calcext:value-type="float">
            <text:p>-38.3861</text:p>
          </table:table-cell>
          <table:table-cell office:value-type="float" office:value="144.1828" calcext:value-type="float">
            <text:p>144.1828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Alcoa of Australia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9504" calcext:value-type="float">
            <text:p>1069504</text:p>
          </table:table-cell>
          <table:table-cell/>
          <table:table-cell office:value-type="float" office:value="1095.67694444444" calcext:value-type="float">
            <text:p>1095.67694444444</text:p>
          </table:table-cell>
          <table:table-cell office:value-type="float" office:value="1239.96277777778" calcext:value-type="float">
            <text:p>1239.96277777778</text:p>
          </table:table-cell>
          <table:table-cell office:value-type="float" office:value="1260.26111111111" calcext:value-type="float">
            <text:p>1260.26111111111</text:p>
          </table:table-cell>
          <table:table-cell office:value-type="float" office:value="167.88" calcext:value-type="float">
            <text:p>167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ppin (Mine)</text:p>
          </table:table-cell>
          <table:table-cell office:value-type="string" calcext:value-type="string">
            <text:p>AUS0000264</text:p>
          </table:table-cell>
          <table:table-cell office:value-type="float" office:value="55.6" calcext:value-type="float">
            <text:p>55.6</text:p>
          </table:table-cell>
          <table:table-cell office:value-type="float" office:value="-34.2082" calcext:value-type="float">
            <text:p>-34.2082</text:p>
          </table:table-cell>
          <table:table-cell office:value-type="float" office:value="150.7722" calcext:value-type="float">
            <text:p>150.7722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Energy Developments CSM (NSW)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1059" calcext:value-type="float">
            <text:p>1011059</text:p>
          </table:table-cell>
          <table:table-cell/>
          <table:table-cell office:value-type="float" office:value="204.804444444444" calcext:value-type="float">
            <text:p>204.804444444444</text:p>
          </table:table-cell>
          <table:table-cell office:value-type="float" office:value="238.294444444444" calcext:value-type="float">
            <text:p>238.294444444444</text:p>
          </table:table-cell>
          <table:table-cell office:value-type="float" office:value="163.583611111111" calcext:value-type="float">
            <text:p>163.583611111111</text:p>
          </table:table-cell>
          <table:table-cell office:value-type="float" office:value="158.933055555556" calcext:value-type="float">
            <text:p>158.933055555556</text:p>
          </table:table-cell>
          <table:table-cell office:value-type="float" office:value="64.5347222222222" calcext:value-type="float">
            <text:p>64.5347222222222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rgyle Diamond Mine</text:p>
          </table:table-cell>
          <table:table-cell office:value-type="string" calcext:value-type="string">
            <text:p>AUS0000220</text:p>
          </table:table-cell>
          <table:table-cell office:value-type="float" office:value="32" calcext:value-type="float">
            <text:p>32</text:p>
          </table:table-cell>
          <table:table-cell office:value-type="float" office:value="-16.7162" calcext:value-type="float">
            <text:p>-16.7162</text:p>
          </table:table-cell>
          <table:table-cell office:value-type="float" office:value="128.4031" calcext:value-type="float">
            <text:p>128.4031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Rio Tinto - Argyle Diamond Mines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0612" calcext:value-type="float">
            <text:p>1060612</text:p>
          </table:table-cell>
          <table:table-cell table:number-columns-repeated="6"/>
          <table:table-cell office:value-type="float" office:value="336.929785887334" calcext:value-type="float">
            <text:p>336.929785887334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waba</text:p>
          </table:table-cell>
          <table:table-cell office:value-type="string" calcext:value-type="string">
            <text:p>AUS0000049</text:p>
          </table:table-cell>
          <table:table-cell office:value-type="float" office:value="1.1" calcext:value-type="float">
            <text:p>1.1</text:p>
          </table:table-cell>
          <table:table-cell office:value-type="float" office:value="-33.025" calcext:value-type="float">
            <text:p>-33.025</text:p>
          </table:table-cell>
          <table:table-cell office:value-type="float" office:value="151.5497" calcext:value-type="float">
            <text:p>151.5497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LMS Energy Generation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88658" calcext:value-type="float">
            <text:p>1088658</text:p>
          </table:table-cell>
          <table:table-cell/>
          <table:table-cell office:value-type="float" office:value="7.65527777777778" calcext:value-type="float">
            <text:p>7.65527777777778</text:p>
          </table:table-cell>
          <table:table-cell office:value-type="float" office:value="8.33861111111111" calcext:value-type="float">
            <text:p>8.33861111111111</text:p>
          </table:table-cell>
          <table:table-cell office:value-type="float" office:value="9.1725" calcext:value-type="float">
            <text:p>9.1725</text:p>
          </table:table-cell>
          <table:table-cell office:value-type="float" office:value="8.83" calcext:value-type="float">
            <text:p>8.83</text:p>
          </table:table-cell>
          <table:table-cell office:value-type="float" office:value="8.08555555555556" calcext:value-type="float">
            <text:p>8.08555555555556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airnsdale</text:p>
          </table:table-cell>
          <table:table-cell office:value-type="string" calcext:value-type="string">
            <text:p>AUS0000081</text:p>
          </table:table-cell>
          <table:table-cell office:value-type="float" office:value="94" calcext:value-type="float">
            <text:p>94</text:p>
          </table:table-cell>
          <table:table-cell office:value-type="float" office:value="-37.8429" calcext:value-type="float">
            <text:p>-37.8429</text:p>
          </table:table-cell>
          <table:table-cell office:value-type="float" office:value="147.5639" calcext:value-type="float">
            <text:p>147.5639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Alinta DEBO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49309" calcext:value-type="float">
            <text:p>1049309</text:p>
          </table:table-cell>
          <table:table-cell/>
          <table:table-cell office:value-type="float" office:value="132.456666666667" calcext:value-type="float">
            <text:p>132.456666666667</text:p>
          </table:table-cell>
          <table:table-cell office:value-type="float" office:value="154.885555555556" calcext:value-type="float">
            <text:p>154.885555555556</text:p>
          </table:table-cell>
          <table:table-cell office:value-type="float" office:value="149.821111111111" calcext:value-type="float">
            <text:p>149.821111111111</text:p>
          </table:table-cell>
          <table:table-cell office:value-type="float" office:value="197.540555555556" calcext:value-type="float">
            <text:p>197.540555555556</text:p>
          </table:table-cell>
          <table:table-cell office:value-type="float" office:value="168.524444444444" calcext:value-type="float">
            <text:p>168.524444444444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allarat Base Hospital</text:p>
          </table:table-cell>
          <table:table-cell office:value-type="string" calcext:value-type="string">
            <text:p>AUS0000113</text:p>
          </table:table-cell>
          <table:table-cell office:value-type="float" office:value="3" calcext:value-type="float">
            <text:p>3</text:p>
          </table:table-cell>
          <table:table-cell office:value-type="float" office:value="-37.5596" calcext:value-type="float">
            <text:p>-37.5596</text:p>
          </table:table-cell>
          <table:table-cell office:value-type="float" office:value="143.8469" calcext:value-type="float">
            <text:p>143.8469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Ballarat Base Hospital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0684" calcext:value-type="float">
            <text:p>1010684</text:p>
          </table:table-cell>
          <table:table-cell/>
          <table:table-cell office:value-type="float" office:value="4.19444444444444" calcext:value-type="float">
            <text:p>4.19444444444444</text:p>
          </table:table-cell>
          <table:table-cell office:value-type="float" office:value="4.21305555555556" calcext:value-type="float">
            <text:p>4.21305555555556</text:p>
          </table:table-cell>
          <table:table-cell office:value-type="float" office:value="5.07944444444444" calcext:value-type="float">
            <text:p>5.07944444444444</text:p>
          </table:table-cell>
          <table:table-cell office:value-type="float" office:value="6.83138888888889" calcext:value-type="float">
            <text:p>6.83138888888889</text:p>
          </table:table-cell>
          <table:table-cell office:value-type="float" office:value="6.66333333333333" calcext:value-type="float">
            <text:p>6.66333333333333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amarang</text:p>
          </table:table-cell>
          <table:table-cell office:value-type="string" calcext:value-type="string">
            <text:p>AUS0000397</text:p>
          </table:table-cell>
          <table:table-cell office:value-type="float" office:value="320" calcext:value-type="float">
            <text:p>320</text:p>
          </table:table-cell>
          <table:table-cell office:value-type="float" office:value="-34.903" calcext:value-type="float">
            <text:p>-34.903</text:p>
          </table:table-cell>
          <table:table-cell office:value-type="float" office:value="150.5258" calcext:value-type="float">
            <text:p>150.5258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Infratil Energy Australia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2742" calcext:value-type="float">
            <text:p>1062742</text:p>
          </table:table-cell>
          <table:table-cell table:number-columns-repeated="6"/>
          <table:table-cell office:value-type="float" office:value="806.959902283526" calcext:value-type="float">
            <text:p>806.959902283526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ango Wind Farm</text:p>
          </table:table-cell>
          <table:table-cell office:value-type="string" calcext:value-type="string">
            <text:p>AUS0000398</text:p>
          </table:table-cell>
          <table:table-cell office:value-type="float" office:value="200" calcext:value-type="float">
            <text:p>200</text:p>
          </table:table-cell>
          <table:table-cell office:value-type="float" office:value="-34.6058" calcext:value-type="float">
            <text:p>-34.6058</text:p>
          </table:table-cell>
          <table:table-cell office:value-type="float" office:value="148.8696" calcext:value-type="float">
            <text:p>148.8696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Bango Wind Farm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93151" calcext:value-type="float">
            <text:p>1093151</text:p>
          </table:table-cell>
          <table:table-cell table:number-columns-repeated="6"/>
          <table:table-cell office:value-type="float" office:value="167.952336398011" calcext:value-type="float">
            <text:p>167.952336398011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animboola</text:p>
          </table:table-cell>
          <table:table-cell office:value-type="string" calcext:value-type="string">
            <text:p>AUS0000014</text:p>
          </table:table-cell>
          <table:table-cell office:value-type="float" office:value="12.85" calcext:value-type="float">
            <text:p>12.85</text:p>
          </table:table-cell>
          <table:table-cell office:value-type="float" office:value="-36.5344" calcext:value-type="float">
            <text:p>-36.5344</text:p>
          </table:table-cell>
          <table:table-cell office:value-type="float" office:value="147.4594" calcext:value-type="float">
            <text:p>147.4594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AGL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0043" calcext:value-type="float">
            <text:p>1060043</text:p>
          </table:table-cell>
          <table:table-cell/>
          <table:table-cell office:value-type="float" office:value="11.4683333333333" calcext:value-type="float">
            <text:p>11.4683333333333</text:p>
          </table:table-cell>
          <table:table-cell office:value-type="float" office:value="26.2413888888889" calcext:value-type="float">
            <text:p>26.2413888888889</text:p>
          </table:table-cell>
          <table:table-cell office:value-type="float" office:value="38.0816666666667" calcext:value-type="float">
            <text:p>38.0816666666667</text:p>
          </table:table-cell>
          <table:table-cell office:value-type="float" office:value="47.2380555555556" calcext:value-type="float">
            <text:p>47.2380555555556</text:p>
          </table:table-cell>
          <table:table-cell office:value-type="float" office:value="3.03833333333333" calcext:value-type="float">
            <text:p>3.03833333333333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ankstown Sports Club</text:p>
          </table:table-cell>
          <table:table-cell office:value-type="string" calcext:value-type="string">
            <text:p>AUS0000399</text:p>
          </table:table-cell>
          <table:table-cell office:value-type="float" office:value="2" calcext:value-type="float">
            <text:p>2</text:p>
          </table:table-cell>
          <table:table-cell office:value-type="float" office:value="-33.9197" calcext:value-type="float">
            <text:p>-33.9197</text:p>
          </table:table-cell>
          <table:table-cell office:value-type="float" office:value="151.0332" calcext:value-type="float">
            <text:p>151.0332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Bankstown Sports Club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21.0581116179584" calcext:value-type="float">
            <text:p>21.0581116179584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arcaldine (Len Wishaw)</text:p>
          </table:table-cell>
          <table:table-cell office:value-type="string" calcext:value-type="string">
            <text:p>AUS0000008</text:p>
          </table:table-cell>
          <table:table-cell office:value-type="float" office:value="37" calcext:value-type="float">
            <text:p>37</text:p>
          </table:table-cell>
          <table:table-cell office:value-type="float" office:value="-23.5525" calcext:value-type="float">
            <text:p>-23.5525</text:p>
          </table:table-cell>
          <table:table-cell office:value-type="float" office:value="145.3142" calcext:value-type="float">
            <text:p>145.3142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Ergon Energy Qld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6"/>
          <table:table-cell office:value-type="float" office:value="3.94166666666667" calcext:value-type="float">
            <text:p>3.94166666666667</text:p>
          </table:table-cell>
          <table:table-cell office:value-type="float" office:value="93.3047387015327" calcext:value-type="float">
            <text:p>93.3047387015327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arron Gorge</text:p>
          </table:table-cell>
          <table:table-cell office:value-type="string" calcext:value-type="string">
            <text:p>AUS0000151</text:p>
          </table:table-cell>
          <table:table-cell office:value-type="float" office:value="60" calcext:value-type="float">
            <text:p>60</text:p>
          </table:table-cell>
          <table:table-cell office:value-type="float" office:value="-16.8502" calcext:value-type="float">
            <text:p>-16.8502</text:p>
          </table:table-cell>
          <table:table-cell office:value-type="float" office:value="145.6465" calcext:value-type="float">
            <text:p>145.6465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Stanwell Corporation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0507" calcext:value-type="float">
            <text:p>1010507</text:p>
          </table:table-cell>
          <table:table-cell/>
          <table:table-cell office:value-type="float" office:value="180.463611111111" calcext:value-type="float">
            <text:p>180.463611111111</text:p>
          </table:table-cell>
          <table:table-cell office:value-type="float" office:value="202.746111111111" calcext:value-type="float">
            <text:p>202.746111111111</text:p>
          </table:table-cell>
          <table:table-cell office:value-type="float" office:value="173.726666666667" calcext:value-type="float">
            <text:p>173.726666666667</text:p>
          </table:table-cell>
          <table:table-cell office:value-type="float" office:value="106.883888888889" calcext:value-type="float">
            <text:p>106.883888888889</text:p>
          </table:table-cell>
          <table:table-cell office:value-type="float" office:value="127.770277777778" calcext:value-type="float">
            <text:p>127.770277777778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astyan</text:p>
          </table:table-cell>
          <table:table-cell office:value-type="string" calcext:value-type="string">
            <text:p>AUS0000137</text:p>
          </table:table-cell>
          <table:table-cell office:value-type="float" office:value="79.9" calcext:value-type="float">
            <text:p>79.9</text:p>
          </table:table-cell>
          <table:table-cell office:value-type="float" office:value="-41.736" calcext:value-type="float">
            <text:p>-41.736</text:p>
          </table:table-cell>
          <table:table-cell office:value-type="float" office:value="145.5321" calcext:value-type="float">
            <text:p>145.5321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Hydro-Electric Corporation (Tasmania)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9006" calcext:value-type="float">
            <text:p>1019006</text:p>
          </table:table-cell>
          <table:table-cell/>
          <table:table-cell office:value-type="float" office:value="323.677777777778" calcext:value-type="float">
            <text:p>323.677777777778</text:p>
          </table:table-cell>
          <table:table-cell office:value-type="float" office:value="418.915277777778" calcext:value-type="float">
            <text:p>418.915277777778</text:p>
          </table:table-cell>
          <table:table-cell office:value-type="float" office:value="358.254722222222" calcext:value-type="float">
            <text:p>358.254722222222</text:p>
          </table:table-cell>
          <table:table-cell office:value-type="float" office:value="271.211666666667" calcext:value-type="float">
            <text:p>271.211666666667</text:p>
          </table:table-cell>
          <table:table-cell office:value-type="float" office:value="384.798055555556" calcext:value-type="float">
            <text:p>384.798055555556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ayswater</text:p>
          </table:table-cell>
          <table:table-cell office:value-type="string" calcext:value-type="string">
            <text:p>AUS0000265</text:p>
          </table:table-cell>
          <table:table-cell office:value-type="float" office:value="2640" calcext:value-type="float">
            <text:p>2640</text:p>
          </table:table-cell>
          <table:table-cell office:value-type="float" office:value="-32.3953" calcext:value-type="float">
            <text:p>-32.3953</text:p>
          </table:table-cell>
          <table:table-cell office:value-type="float" office:value="150.9491" calcext:value-type="float">
            <text:p>150.9491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Macquarie Generation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4198" calcext:value-type="float">
            <text:p>1014198</text:p>
          </table:table-cell>
          <table:table-cell/>
          <table:table-cell office:value-type="float" office:value="16593.38" calcext:value-type="float">
            <text:p>16593.38</text:p>
          </table:table-cell>
          <table:table-cell office:value-type="float" office:value="15526.9" calcext:value-type="float">
            <text:p>15526.9</text:p>
          </table:table-cell>
          <table:table-cell office:value-type="float" office:value="17090.68" calcext:value-type="float">
            <text:p>17090.68</text:p>
          </table:table-cell>
          <table:table-cell office:value-type="float" office:value="17914.93" calcext:value-type="float">
            <text:p>17914.93</text:p>
          </table:table-cell>
          <table:table-cell office:value-type="float" office:value="15944.58" calcext:value-type="float">
            <text:p>15944.58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elconnen</text:p>
          </table:table-cell>
          <table:table-cell office:value-type="string" calcext:value-type="string">
            <text:p>AUS0000400</text:p>
          </table:table-cell>
          <table:table-cell office:value-type="float" office:value="1" calcext:value-type="float">
            <text:p>1</text:p>
          </table:table-cell>
          <table:table-cell office:value-type="float" office:value="-35.2142" calcext:value-type="float">
            <text:p>-35.2142</text:p>
          </table:table-cell>
          <table:table-cell office:value-type="float" office:value="148.9872" calcext:value-type="float">
            <text:p>148.9872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EDL LFG ACT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49385" calcext:value-type="float">
            <text:p>1049385</text:p>
          </table:table-cell>
          <table:table-cell/>
          <table:table-cell office:value-type="float" office:value="4.63027777777778" calcext:value-type="float">
            <text:p>4.63027777777778</text:p>
          </table:table-cell>
          <table:table-cell office:value-type="float" office:value="3.885" calcext:value-type="float">
            <text:p>3.885</text:p>
          </table:table-cell>
          <table:table-cell office:value-type="float" office:value="3.10083333333333" calcext:value-type="float">
            <text:p>3.10083333333333</text:p>
          </table:table-cell>
          <table:table-cell office:value-type="float" office:value="2.22388888888889" calcext:value-type="float">
            <text:p>2.22388888888889</text:p>
          </table:table-cell>
          <table:table-cell office:value-type="float" office:value="2.175" calcext:value-type="float">
            <text:p>2.175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ell Bay (Bell Bay Three)</text:p>
          </table:table-cell>
          <table:table-cell office:value-type="string" calcext:value-type="string">
            <text:p>AUS0000139</text:p>
          </table:table-cell>
          <table:table-cell office:value-type="float" office:value="115" calcext:value-type="float">
            <text:p>115</text:p>
          </table:table-cell>
          <table:table-cell office:value-type="float" office:value="-41.1429" calcext:value-type="float">
            <text:p>-41.1429</text:p>
          </table:table-cell>
          <table:table-cell office:value-type="float" office:value="146.903" calcext:value-type="float">
            <text:p>146.903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Aurora Energy Tamar Valle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9007" calcext:value-type="float">
            <text:p>1019007</text:p>
          </table:table-cell>
          <table:table-cell table:number-columns-repeated="6"/>
          <table:table-cell office:value-type="float" office:value="290.001214883142" calcext:value-type="float">
            <text:p>290.001214883142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en Lomond</text:p>
          </table:table-cell>
          <table:table-cell office:value-type="string" calcext:value-type="string">
            <text:p>AUS0000395</text:p>
          </table:table-cell>
          <table:table-cell office:value-type="float" office:value="200" calcext:value-type="float">
            <text:p>200</text:p>
          </table:table-cell>
          <table:table-cell office:value-type="float" office:value="-29.9623" calcext:value-type="float">
            <text:p>-29.9623</text:p>
          </table:table-cell>
          <table:table-cell office:value-type="float" office:value="151.6585" calcext:value-type="float">
            <text:p>151.6585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AGL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167.952336398011" calcext:value-type="float">
            <text:p>167.952336398011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endeela (Shoalhaven Scheme)</text:p>
          </table:table-cell>
          <table:table-cell office:value-type="string" calcext:value-type="string">
            <text:p>AUS0000266</text:p>
          </table:table-cell>
          <table:table-cell office:value-type="float" office:value="240" calcext:value-type="float">
            <text:p>240</text:p>
          </table:table-cell>
          <table:table-cell office:value-type="float" office:value="-34.7337" calcext:value-type="float">
            <text:p>-34.7337</text:p>
          </table:table-cell>
          <table:table-cell office:value-type="float" office:value="150.4669" calcext:value-type="float">
            <text:p>150.4669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Origin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4214" calcext:value-type="float">
            <text:p>1014214</text:p>
          </table:table-cell>
          <table:table-cell table:number-columns-repeated="6"/>
          <table:table-cell office:value-type="float" office:value="211.115083319938" calcext:value-type="float">
            <text:p>211.115083319938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errimah</text:p>
          </table:table-cell>
          <table:table-cell office:value-type="string" calcext:value-type="string">
            <text:p>AUS0000251</text:p>
          </table:table-cell>
          <table:table-cell office:value-type="float" office:value="10" calcext:value-type="float">
            <text:p>10</text:p>
          </table:table-cell>
          <table:table-cell office:value-type="float" office:value="-12.4262" calcext:value-type="float">
            <text:p>-12.4262</text:p>
          </table:table-cell>
          <table:table-cell office:value-type="float" office:value="130.9195" calcext:value-type="float">
            <text:p>130.9195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NT Government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24437" calcext:value-type="float">
            <text:p>1024437</text:p>
          </table:table-cell>
          <table:table-cell table:number-columns-repeated="6"/>
          <table:table-cell office:value-type="float" office:value="25.2174969463602" calcext:value-type="float">
            <text:p>25.2174969463602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erwick</text:p>
          </table:table-cell>
          <table:table-cell office:value-type="string" calcext:value-type="string">
            <text:p>AUS0000080</text:p>
          </table:table-cell>
          <table:table-cell office:value-type="float" office:value="7.2" calcext:value-type="float">
            <text:p>7.2</text:p>
          </table:table-cell>
          <table:table-cell office:value-type="float" office:value="-38.1197" calcext:value-type="float">
            <text:p>-38.1197</text:p>
          </table:table-cell>
          <table:table-cell office:value-type="float" office:value="145.2665" calcext:value-type="float">
            <text:p>145.2665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Energy Developments LFG (Victoria)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6469" calcext:value-type="float">
            <text:p>1016469</text:p>
          </table:table-cell>
          <table:table-cell/>
          <table:table-cell office:value-type="float" office:value="33.0125" calcext:value-type="float">
            <text:p>33.0125</text:p>
          </table:table-cell>
          <table:table-cell office:value-type="float" office:value="30.2091666666667" calcext:value-type="float">
            <text:p>30.2091666666667</text:p>
          </table:table-cell>
          <table:table-cell office:value-type="float" office:value="24.1602777777778" calcext:value-type="float">
            <text:p>24.1602777777778</text:p>
          </table:table-cell>
          <table:table-cell office:value-type="float" office:value="18.1694444444444" calcext:value-type="float">
            <text:p>18.1694444444444</text:p>
          </table:table-cell>
          <table:table-cell office:value-type="float" office:value="15.9786111111111" calcext:value-type="float">
            <text:p>15.9786111111111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idyadanga</text:p>
          </table:table-cell>
          <table:table-cell office:value-type="string" calcext:value-type="string">
            <text:p>AUS0000382</text:p>
          </table:table-cell>
          <table:table-cell office:value-type="float" office:value="1.3" calcext:value-type="float">
            <text:p>1.3</text:p>
          </table:table-cell>
          <table:table-cell office:value-type="float" office:value="-18.6816" calcext:value-type="float">
            <text:p>-18.6816</text:p>
          </table:table-cell>
          <table:table-cell office:value-type="float" office:value="121.7848" calcext:value-type="float">
            <text:p>121.7848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Energy Developments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85158" calcext:value-type="float">
            <text:p>1085158</text:p>
          </table:table-cell>
          <table:table-cell/>
          <table:table-cell office:value-type="float" office:value="2.84666666666667" calcext:value-type="float">
            <text:p>2.84666666666667</text:p>
          </table:table-cell>
          <table:table-cell office:value-type="float" office:value="2.9925" calcext:value-type="float">
            <text:p>2.9925</text:p>
          </table:table-cell>
          <table:table-cell office:value-type="float" office:value="2.90722222222222" calcext:value-type="float">
            <text:p>2.90722222222222</text:p>
          </table:table-cell>
          <table:table-cell office:value-type="float" office:value="3.22861111111111" calcext:value-type="float">
            <text:p>3.22861111111111</text:p>
          </table:table-cell>
          <table:table-cell office:value-type="float" office:value="2.89833333333333" calcext:value-type="float">
            <text:p>2.89833333333333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layney Wind Farm</text:p>
          </table:table-cell>
          <table:table-cell office:value-type="string" calcext:value-type="string">
            <text:p>AUS0000027</text:p>
          </table:table-cell>
          <table:table-cell office:value-type="float" office:value="9.9" calcext:value-type="float">
            <text:p>9.9</text:p>
          </table:table-cell>
          <table:table-cell office:value-type="float" office:value="-33.6219" calcext:value-type="float">
            <text:p>-33.6219</text:p>
          </table:table-cell>
          <table:table-cell office:value-type="float" office:value="149.1982" calcext:value-type="float">
            <text:p>149.1982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Eraring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44068" calcext:value-type="float">
            <text:p>1044068</text:p>
          </table:table-cell>
          <table:table-cell/>
          <table:table-cell office:value-type="float" office:value="15.7616666666667" calcext:value-type="float">
            <text:p>15.7616666666667</text:p>
          </table:table-cell>
          <table:table-cell office:value-type="float" office:value="18.2136111111111" calcext:value-type="float">
            <text:p>18.2136111111111</text:p>
          </table:table-cell>
          <table:table-cell office:value-type="float" office:value="20.0822222222222" calcext:value-type="float">
            <text:p>20.0822222222222</text:p>
          </table:table-cell>
          <table:table-cell office:value-type="float" office:value="18.8908333333333" calcext:value-type="float">
            <text:p>18.8908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lowering</text:p>
          </table:table-cell>
          <table:table-cell office:value-type="string" calcext:value-type="string">
            <text:p>AUS0000267</text:p>
          </table:table-cell>
          <table:table-cell office:value-type="float" office:value="70" calcext:value-type="float">
            <text:p>70</text:p>
          </table:table-cell>
          <table:table-cell office:value-type="float" office:value="-35.3986" calcext:value-type="float">
            <text:p>-35.3986</text:p>
          </table:table-cell>
          <table:table-cell office:value-type="float" office:value="148.2463" calcext:value-type="float">
            <text:p>148.2463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Snowy Hydro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29076" calcext:value-type="float">
            <text:p>1029076</text:p>
          </table:table-cell>
          <table:table-cell table:number-columns-repeated="6"/>
          <table:table-cell office:value-type="float" office:value="61.5752326349819" calcext:value-type="float">
            <text:p>61.5752326349819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lue Lake Milling Power Plant</text:p>
          </table:table-cell>
          <table:table-cell office:value-type="string" calcext:value-type="string">
            <text:p>AUS0000376</text:p>
          </table:table-cell>
          <table:table-cell office:value-type="float" office:value="1" calcext:value-type="float">
            <text:p>1</text:p>
          </table:table-cell>
          <table:table-cell office:value-type="float" office:value="-36.3164" calcext:value-type="float">
            <text:p>-36.3164</text:p>
          </table:table-cell>
          <table:table-cell office:value-type="float" office:value="140.7575" calcext:value-type="float">
            <text:p>140.7575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Vibe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10.5290558089792" calcext:value-type="float">
            <text:p>10.5290558089792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luff Point (Woolnorth) Wind Farm</text:p>
          </table:table-cell>
          <table:table-cell office:value-type="string" calcext:value-type="string">
            <text:p>AUS0000009</text:p>
          </table:table-cell>
          <table:table-cell office:value-type="float" office:value="65" calcext:value-type="float">
            <text:p>65</text:p>
          </table:table-cell>
          <table:table-cell office:value-type="float" office:value="-40.7207" calcext:value-type="float">
            <text:p>-40.7207</text:p>
          </table:table-cell>
          <table:table-cell office:value-type="float" office:value="144.6869" calcext:value-type="float">
            <text:p>144.6869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Hydro-Electric Corporation (Tasmania)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2"/>
          <table:table-cell office:value-type="float" office:value="250.443888888889" calcext:value-type="float">
            <text:p>250.443888888889</text:p>
          </table:table-cell>
          <table:table-cell office:value-type="float" office:value="276.226388888889" calcext:value-type="float">
            <text:p>276.226388888889</text:p>
          </table:table-cell>
          <table:table-cell office:value-type="float" office:value="242.434722222222" calcext:value-type="float">
            <text:p>242.434722222222</text:p>
          </table:table-cell>
          <table:table-cell office:value-type="float" office:value="234.798611111111" calcext:value-type="float">
            <text:p>234.798611111111</text:p>
          </table:table-cell>
          <table:table-cell office:value-type="float" office:value="230.331944444444" calcext:value-type="float">
            <text:p>230.331944444444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oco Rock</text:p>
          </table:table-cell>
          <table:table-cell office:value-type="string" calcext:value-type="string">
            <text:p>AUS0000394</text:p>
          </table:table-cell>
          <table:table-cell office:value-type="float" office:value="113" calcext:value-type="float">
            <text:p>113</text:p>
          </table:table-cell>
          <table:table-cell office:value-type="float" office:value="-36.5817" calcext:value-type="float">
            <text:p>-36.5817</text:p>
          </table:table-cell>
          <table:table-cell office:value-type="float" office:value="149.1083" calcext:value-type="float">
            <text:p>149.1083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Boco Rock Wind Farm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83711" calcext:value-type="float">
            <text:p>1083711</text:p>
          </table:table-cell>
          <table:table-cell table:number-columns-repeated="3"/>
          <table:table-cell office:value-type="float" office:value="208.778611111111" calcext:value-type="float">
            <text:p>208.778611111111</text:p>
          </table:table-cell>
          <table:table-cell office:value-type="float" office:value="334.114166666667" calcext:value-type="float">
            <text:p>334.114166666667</text:p>
          </table:table-cell>
          <table:table-cell office:value-type="float" office:value="349.301666666667" calcext:value-type="float">
            <text:p>349.301666666667</text:p>
          </table:table-cell>
          <table:table-cell office:value-type="float" office:value="94.8930700648761" calcext:value-type="float">
            <text:p>94.8930700648761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odangora Wind Farm</text:p>
          </table:table-cell>
          <table:table-cell office:value-type="string" calcext:value-type="string">
            <text:p>AUS0000422</text:p>
          </table:table-cell>
          <table:table-cell office:value-type="float" office:value="100" calcext:value-type="float">
            <text:p>100</text:p>
          </table:table-cell>
          <table:table-cell office:value-type="float" office:value="-32.4137" calcext:value-type="float">
            <text:p>-32.4137</text:p>
          </table:table-cell>
          <table:table-cell office:value-type="float" office:value="149.059" calcext:value-type="float">
            <text:p>149.059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Infigen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96627" calcext:value-type="float">
            <text:p>1096627</text:p>
          </table:table-cell>
          <table:table-cell table:number-columns-repeated="6"/>
          <table:table-cell office:value-type="float" office:value="83.9761681990054" calcext:value-type="float">
            <text:p>83.9761681990054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ogong (Mount Beauty Hydro Scheme)</text:p>
          </table:table-cell>
          <table:table-cell office:value-type="string" calcext:value-type="string">
            <text:p>AUS0000102</text:p>
          </table:table-cell>
          <table:table-cell office:value-type="float" office:value="300" calcext:value-type="float">
            <text:p>300</text:p>
          </table:table-cell>
          <table:table-cell office:value-type="float" office:value="-36.8055" calcext:value-type="float">
            <text:p>-36.8055</text:p>
          </table:table-cell>
          <table:table-cell office:value-type="float" office:value="147.228" calcext:value-type="float">
            <text:p>147.228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AGL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2864" calcext:value-type="float">
            <text:p>1062864</text:p>
          </table:table-cell>
          <table:table-cell/>
          <table:table-cell office:value-type="float" office:value="80.1908333333333" calcext:value-type="float">
            <text:p>80.1908333333333</text:p>
          </table:table-cell>
          <table:table-cell office:value-type="float" office:value="99.1194444444444" calcext:value-type="float">
            <text:p>99.1194444444444</text:p>
          </table:table-cell>
          <table:table-cell office:value-type="float" office:value="74.1436111111111" calcext:value-type="float">
            <text:p>74.1436111111111</text:p>
          </table:table-cell>
          <table:table-cell office:value-type="float" office:value="73.1486111111111" calcext:value-type="float">
            <text:p>73.1486111111111</text:p>
          </table:table-cell>
          <table:table-cell office:value-type="float" office:value="116.3325" calcext:value-type="float">
            <text:p>116.3325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ox Hill</text:p>
          </table:table-cell>
          <table:table-cell office:value-type="string" calcext:value-type="string">
            <text:p>AUS0000342</text:p>
          </table:table-cell>
          <table:table-cell office:value-type="float" office:value="25" calcext:value-type="float">
            <text:p>25</text:p>
          </table:table-cell>
          <table:table-cell office:value-type="float" office:value="-30.4994" calcext:value-type="float">
            <text:p>-30.4994</text:p>
          </table:table-cell>
          <table:table-cell office:value-type="float" office:value="151.6839" calcext:value-type="float">
            <text:p>151.6839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AGL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20.9940420497513" calcext:value-type="float">
            <text:p>20.9940420497513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raemar 1</text:p>
          </table:table-cell>
          <table:table-cell office:value-type="string" calcext:value-type="string">
            <text:p>AUS0000152</text:p>
          </table:table-cell>
          <table:table-cell office:value-type="float" office:value="504" calcext:value-type="float">
            <text:p>504</text:p>
          </table:table-cell>
          <table:table-cell office:value-type="float" office:value="-27.1109" calcext:value-type="float">
            <text:p>-27.1109</text:p>
          </table:table-cell>
          <table:table-cell office:value-type="float" office:value="150.9053" calcext:value-type="float">
            <text:p>150.9053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Alinta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87315" calcext:value-type="float">
            <text:p>1087315</text:p>
          </table:table-cell>
          <table:table-cell/>
          <table:table-cell office:value-type="float" office:value="1549.13194444444" calcext:value-type="float">
            <text:p>1549.13194444444</text:p>
          </table:table-cell>
          <table:table-cell office:value-type="float" office:value="1631.36805555556" calcext:value-type="float">
            <text:p>1631.36805555556</text:p>
          </table:table-cell>
          <table:table-cell office:value-type="float" office:value="2196.65805555556" calcext:value-type="float">
            <text:p>2196.65805555556</text:p>
          </table:table-cell>
          <table:table-cell office:value-type="float" office:value="1264.09972222222" calcext:value-type="float">
            <text:p>1264.09972222222</text:p>
          </table:table-cell>
          <table:table-cell office:value-type="float" office:value="649.746666666667" calcext:value-type="float">
            <text:p>649.746666666667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raemar 2</text:p>
          </table:table-cell>
          <table:table-cell office:value-type="string" calcext:value-type="string">
            <text:p>AUS0000153</text:p>
          </table:table-cell>
          <table:table-cell office:value-type="float" office:value="519" calcext:value-type="float">
            <text:p>519</text:p>
          </table:table-cell>
          <table:table-cell office:value-type="float" office:value="-27.1128" calcext:value-type="float">
            <text:p>-27.1128</text:p>
          </table:table-cell>
          <table:table-cell office:value-type="float" office:value="150.9049" calcext:value-type="float">
            <text:p>150.9049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Arrow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87314" calcext:value-type="float">
            <text:p>1087314</text:p>
          </table:table-cell>
          <table:table-cell/>
          <table:table-cell office:value-type="float" office:value="1003.62861111111" calcext:value-type="float">
            <text:p>1003.62861111111</text:p>
          </table:table-cell>
          <table:table-cell office:value-type="float" office:value="1236.18305555556" calcext:value-type="float">
            <text:p>1236.18305555556</text:p>
          </table:table-cell>
          <table:table-cell office:value-type="float" office:value="2602.98194444444" calcext:value-type="float">
            <text:p>2602.98194444444</text:p>
          </table:table-cell>
          <table:table-cell office:value-type="float" office:value="1161.20194444444" calcext:value-type="float">
            <text:p>1161.20194444444</text:p>
          </table:table-cell>
          <table:table-cell office:value-type="float" office:value="460.482222222222" calcext:value-type="float">
            <text:p>460.482222222222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remer Bay Diesel Backup</text:p>
          </table:table-cell>
          <table:table-cell office:value-type="string" calcext:value-type="string">
            <text:p>AUS0000349</text:p>
          </table:table-cell>
          <table:table-cell office:value-type="float" office:value="1.3" calcext:value-type="float">
            <text:p>1.3</text:p>
          </table:table-cell>
          <table:table-cell office:value-type="float" office:value="-34.4018" calcext:value-type="float">
            <text:p>-34.4018</text:p>
          </table:table-cell>
          <table:table-cell office:value-type="float" office:value="119.3888" calcext:value-type="float">
            <text:p>119.3888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Verve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3752" calcext:value-type="float">
            <text:p>1063752</text:p>
          </table:table-cell>
          <table:table-cell table:number-columns-repeated="6"/>
          <table:table-cell office:value-type="float" office:value="13.687772551673" calcext:value-type="float">
            <text:p>13.687772551673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rewer</text:p>
          </table:table-cell>
          <table:table-cell office:value-type="string" calcext:value-type="string">
            <text:p>AUS0000256</text:p>
          </table:table-cell>
          <table:table-cell office:value-type="float" office:value="8.5" calcext:value-type="float">
            <text:p>8.5</text:p>
          </table:table-cell>
          <table:table-cell office:value-type="float" office:value="-23.8817" calcext:value-type="float">
            <text:p>-23.8817</text:p>
          </table:table-cell>
          <table:table-cell office:value-type="float" office:value="133.8281" calcext:value-type="float">
            <text:p>133.8281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Central Energy Pow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3"/>
          <table:table-cell office:value-type="float" office:value="43.7608333333333" calcext:value-type="float">
            <text:p>43.7608333333333</text:p>
          </table:table-cell>
          <table:table-cell office:value-type="float" office:value="47.1836111111111" calcext:value-type="float">
            <text:p>47.1836111111111</text:p>
          </table:table-cell>
          <table:table-cell office:value-type="float" office:value="30.475" calcext:value-type="float">
            <text:p>30.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roadmeadows</text:p>
          </table:table-cell>
          <table:table-cell office:value-type="string" calcext:value-type="string">
            <text:p>AUS0000082</text:p>
          </table:table-cell>
          <table:table-cell office:value-type="float" office:value="12.2" calcext:value-type="float">
            <text:p>12.2</text:p>
          </table:table-cell>
          <table:table-cell office:value-type="float" office:value="-37.6878" calcext:value-type="float">
            <text:p>-37.6878</text:p>
          </table:table-cell>
          <table:table-cell office:value-type="float" office:value="144.9663" calcext:value-type="float">
            <text:p>144.9663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Energy Developments LFG (Victoria)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6470" calcext:value-type="float">
            <text:p>1016470</text:p>
          </table:table-cell>
          <table:table-cell/>
          <table:table-cell office:value-type="float" office:value="25.2319444444444" calcext:value-type="float">
            <text:p>25.2319444444444</text:p>
          </table:table-cell>
          <table:table-cell office:value-type="float" office:value="23.3533333333333" calcext:value-type="float">
            <text:p>23.3533333333333</text:p>
          </table:table-cell>
          <table:table-cell office:value-type="float" office:value="19.2813888888889" calcext:value-type="float">
            <text:p>19.2813888888889</text:p>
          </table:table-cell>
          <table:table-cell office:value-type="float" office:value="17.5025" calcext:value-type="float">
            <text:p>17.5025</text:p>
          </table:table-cell>
          <table:table-cell office:value-type="float" office:value="17.4477777777778" calcext:value-type="float">
            <text:p>17.4477777777778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roadwater</text:p>
          </table:table-cell>
          <table:table-cell office:value-type="string" calcext:value-type="string">
            <text:p>AUS0000268</text:p>
          </table:table-cell>
          <table:table-cell office:value-type="float" office:value="38" calcext:value-type="float">
            <text:p>38</text:p>
          </table:table-cell>
          <table:table-cell office:value-type="float" office:value="-29.0118" calcext:value-type="float">
            <text:p>-29.0118</text:p>
          </table:table-cell>
          <table:table-cell office:value-type="float" office:value="153.4335" calcext:value-type="float">
            <text:p>153.4335</text:p>
          </table:table-cell>
          <table:table-cell office:value-type="string" calcext:value-type="string">
            <text:p>Biomass</text:p>
          </table:table-cell>
          <table:table-cell table:number-columns-repeated="4"/>
          <table:table-cell office:value-type="string" calcext:value-type="string">
            <text:p>NSW Sugar Milling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77329" calcext:value-type="float">
            <text:p>1077329</text:p>
          </table:table-cell>
          <table:table-cell table:number-columns-repeated="2"/>
          <table:table-cell office:value-type="float" office:value="47.8644444444444" calcext:value-type="float">
            <text:p>47.8644444444444</text:p>
          </table:table-cell>
          <table:table-cell office:value-type="float" office:value="178.872222222222" calcext:value-type="float">
            <text:p>178.872222222222</text:p>
          </table:table-cell>
          <table:table-cell office:value-type="float" office:value="202.542777777778" calcext:value-type="float">
            <text:p>202.542777777778</text:p>
          </table:table-cell>
          <table:table-cell office:value-type="float" office:value="214.876388888889" calcext:value-type="float">
            <text:p>214.876388888889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roken Hill</text:p>
          </table:table-cell>
          <table:table-cell office:value-type="string" calcext:value-type="string">
            <text:p>AUS0000305</text:p>
          </table:table-cell>
          <table:table-cell office:value-type="float" office:value="50" calcext:value-type="float">
            <text:p>50</text:p>
          </table:table-cell>
          <table:table-cell office:value-type="float" office:value="-31.9863" calcext:value-type="float">
            <text:p>-31.9863</text:p>
          </table:table-cell>
          <table:table-cell office:value-type="float" office:value="141.4203" calcext:value-type="float">
            <text:p>141.4203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Essential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4200" calcext:value-type="float">
            <text:p>1014200</text:p>
          </table:table-cell>
          <table:table-cell table:number-columns-repeated="6"/>
          <table:table-cell office:value-type="float" office:value="126.087484731801" calcext:value-type="float">
            <text:p>126.087484731801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roken Hill Solar Plant</text:p>
          </table:table-cell>
          <table:table-cell office:value-type="string" calcext:value-type="string">
            <text:p>AUS0000477</text:p>
          </table:table-cell>
          <table:table-cell office:value-type="float" office:value="53" calcext:value-type="float">
            <text:p>53</text:p>
          </table:table-cell>
          <table:table-cell office:value-type="float" office:value="-31.9867" calcext:value-type="float">
            <text:p>-31.9867</text:p>
          </table:table-cell>
          <table:table-cell office:value-type="float" office:value="141.3915" calcext:value-type="float">
            <text:p>141.3915</text:p>
          </table:table-cell>
          <table:table-cell office:value-type="string" calcext:value-type="string">
            <text:p>Solar</text:p>
          </table:table-cell>
          <table:table-cell table:number-columns-repeated="4"/>
          <table:table-cell office:value-type="string" calcext:value-type="string">
            <text:p>AGL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5"/>
          <table:table-cell office:value-type="float" office:value="92.1047222222222" calcext:value-type="float">
            <text:p>92.1047222222222</text:p>
          </table:table-cell>
          <table:table-cell office:value-type="float" office:value="127.564722222222" calcext:value-type="float">
            <text:p>127.564722222222</text:p>
          </table:table-cell>
          <table:table-cell office:value-type="float" office:value="1059.94647456573" calcext:value-type="float">
            <text:p>1059.94647456573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AUS0000079</text:p>
          </table:table-cell>
          <table:table-cell office:value-type="float" office:value="2.83" calcext:value-type="float">
            <text:p>2.83</text:p>
          </table:table-cell>
          <table:table-cell office:value-type="float" office:value="-37.818" calcext:value-type="float">
            <text:p>-37.818</text:p>
          </table:table-cell>
          <table:table-cell office:value-type="float" office:value="144.8319" calcext:value-type="float">
            <text:p>144.8319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Energy Developments LFG (Victoria)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1555" calcext:value-type="float">
            <text:p>1061555</text:p>
          </table:table-cell>
          <table:table-cell/>
          <table:table-cell office:value-type="float" office:value="20.2288888888889" calcext:value-type="float">
            <text:p>20.2288888888889</text:p>
          </table:table-cell>
          <table:table-cell office:value-type="float" office:value="19.49" calcext:value-type="float">
            <text:p>19.49</text:p>
          </table:table-cell>
          <table:table-cell office:value-type="float" office:value="16.9986111111111" calcext:value-type="float">
            <text:p>16.9986111111111</text:p>
          </table:table-cell>
          <table:table-cell office:value-type="float" office:value="14.4327777777778" calcext:value-type="float">
            <text:p>14.4327777777778</text:p>
          </table:table-cell>
          <table:table-cell office:value-type="float" office:value="12.7647222222222" calcext:value-type="float">
            <text:p>12.7647222222222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roome</text:p>
          </table:table-cell>
          <table:table-cell office:value-type="string" calcext:value-type="string">
            <text:p>AUS0000180</text:p>
          </table:table-cell>
          <table:table-cell office:value-type="float" office:value="39.6" calcext:value-type="float">
            <text:p>39.6</text:p>
          </table:table-cell>
          <table:table-cell office:value-type="float" office:value="-17.981" calcext:value-type="float">
            <text:p>-17.981</text:p>
          </table:table-cell>
          <table:table-cell office:value-type="float" office:value="122.2046" calcext:value-type="float">
            <text:p>122.2046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Energy Developments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180" calcext:value-type="float">
            <text:p>1030180</text:p>
          </table:table-cell>
          <table:table-cell/>
          <table:table-cell office:value-type="float" office:value="143.763888888889" calcext:value-type="float">
            <text:p>143.763888888889</text:p>
          </table:table-cell>
          <table:table-cell office:value-type="float" office:value="140.375555555556" calcext:value-type="float">
            <text:p>140.375555555556</text:p>
          </table:table-cell>
          <table:table-cell office:value-type="float" office:value="134.916111111111" calcext:value-type="float">
            <text:p>134.916111111111</text:p>
          </table:table-cell>
          <table:table-cell office:value-type="float" office:value="145.064166666667" calcext:value-type="float">
            <text:p>145.064166666667</text:p>
          </table:table-cell>
          <table:table-cell office:value-type="float" office:value="138.547222222222" calcext:value-type="float">
            <text:p>138.547222222222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rown Mountain</text:p>
          </table:table-cell>
          <table:table-cell office:value-type="string" calcext:value-type="string">
            <text:p>AUS0000269</text:p>
          </table:table-cell>
          <table:table-cell office:value-type="float" office:value="4.95" calcext:value-type="float">
            <text:p>4.95</text:p>
          </table:table-cell>
          <table:table-cell office:value-type="float" office:value="-36.5951" calcext:value-type="float">
            <text:p>-36.5951</text:p>
          </table:table-cell>
          <table:table-cell office:value-type="float" office:value="149.474" calcext:value-type="float">
            <text:p>149.474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Eraring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4201" calcext:value-type="float">
            <text:p>1014201</text:p>
          </table:table-cell>
          <table:table-cell/>
          <table:table-cell office:value-type="float" office:value="9.99944444444444" calcext:value-type="float">
            <text:p>9.99944444444444</text:p>
          </table:table-cell>
          <table:table-cell office:value-type="float" office:value="1.87972222222222" calcext:value-type="float">
            <text:p>1.87972222222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rowns Plains</text:p>
          </table:table-cell>
          <table:table-cell office:value-type="string" calcext:value-type="string">
            <text:p>AUS0000078</text:p>
          </table:table-cell>
          <table:table-cell office:value-type="float" office:value="2.2" calcext:value-type="float">
            <text:p>2.2</text:p>
          </table:table-cell>
          <table:table-cell office:value-type="float" office:value="-27.6721" calcext:value-type="float">
            <text:p>-27.6721</text:p>
          </table:table-cell>
          <table:table-cell office:value-type="float" office:value="153.0663" calcext:value-type="float">
            <text:p>153.0663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Energy Developments LFG (Qld)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6471" calcext:value-type="float">
            <text:p>1016471</text:p>
          </table:table-cell>
          <table:table-cell/>
          <table:table-cell office:value-type="float" office:value="14.2255555555556" calcext:value-type="float">
            <text:p>14.2255555555556</text:p>
          </table:table-cell>
          <table:table-cell office:value-type="float" office:value="13.6975" calcext:value-type="float">
            <text:p>13.6975</text:p>
          </table:table-cell>
          <table:table-cell office:value-type="float" office:value="11.2175" calcext:value-type="float">
            <text:p>11.2175</text:p>
          </table:table-cell>
          <table:table-cell office:value-type="float" office:value="12.7566666666667" calcext:value-type="float">
            <text:p>12.7566666666667</text:p>
          </table:table-cell>
          <table:table-cell office:value-type="float" office:value="13.4347222222222" calcext:value-type="float">
            <text:p>13.4347222222222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ulwer Island</text:p>
          </table:table-cell>
          <table:table-cell office:value-type="string" calcext:value-type="string">
            <text:p>AUS0000461</text:p>
          </table:table-cell>
          <table:table-cell office:value-type="float" office:value="33" calcext:value-type="float">
            <text:p>33</text:p>
          </table:table-cell>
          <table:table-cell office:value-type="float" office:value="-27.4036" calcext:value-type="float">
            <text:p>-27.4036</text:p>
          </table:table-cell>
          <table:table-cell office:value-type="float" office:value="153.1363" calcext:value-type="float">
            <text:p>153.1363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ATCO and Origin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44067" calcext:value-type="float">
            <text:p>1044067</text:p>
          </table:table-cell>
          <table:table-cell/>
          <table:table-cell office:value-type="float" office:value="182.188888888889" calcext:value-type="float">
            <text:p>182.188888888889</text:p>
          </table:table-cell>
          <table:table-cell office:value-type="float" office:value="200.593055555556" calcext:value-type="float">
            <text:p>200.5930555555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uronga</text:p>
          </table:table-cell>
          <table:table-cell office:value-type="string" calcext:value-type="string">
            <text:p>AUS0000416</text:p>
          </table:table-cell>
          <table:table-cell office:value-type="float" office:value="150" calcext:value-type="float">
            <text:p>150</text:p>
          </table:table-cell>
          <table:table-cell office:value-type="float" office:value="-34.1013" calcext:value-type="float">
            <text:p>-34.1013</text:p>
          </table:table-cell>
          <table:table-cell office:value-type="float" office:value="142.2617" calcext:value-type="float">
            <text:p>142.2617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International Power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84573" calcext:value-type="float">
            <text:p>1084573</text:p>
          </table:table-cell>
          <table:table-cell table:number-columns-repeated="6"/>
          <table:table-cell office:value-type="float" office:value="378.262454195403" calcext:value-type="float">
            <text:p>378.262454195403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urrendong</text:p>
          </table:table-cell>
          <table:table-cell office:value-type="string" calcext:value-type="string">
            <text:p>AUS0000300</text:p>
          </table:table-cell>
          <table:table-cell office:value-type="float" office:value="19" calcext:value-type="float">
            <text:p>19</text:p>
          </table:table-cell>
          <table:table-cell office:value-type="float" office:value="-32.6646" calcext:value-type="float">
            <text:p>-32.6646</text:p>
          </table:table-cell>
          <table:table-cell office:value-type="float" office:value="149.108" calcext:value-type="float">
            <text:p>149.108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AGL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9040" calcext:value-type="float">
            <text:p>1019040</text:p>
          </table:table-cell>
          <table:table-cell/>
          <table:table-cell office:value-type="float" office:value="43.8447222222222" calcext:value-type="float">
            <text:p>43.8447222222222</text:p>
          </table:table-cell>
          <table:table-cell office:value-type="float" office:value="15.8052777777778" calcext:value-type="float">
            <text:p>15.8052777777778</text:p>
          </table:table-cell>
          <table:table-cell office:value-type="float" office:value="7.61888888888889" calcext:value-type="float">
            <text:p>7.61888888888889</text:p>
          </table:table-cell>
          <table:table-cell office:value-type="float" office:value="6.78833333333333" calcext:value-type="float">
            <text:p>6.78833333333333</text:p>
          </table:table-cell>
          <table:table-cell office:value-type="float" office:value="41.5016666666667" calcext:value-type="float">
            <text:p>41.5016666666667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urrinjuck Power Station</text:p>
          </table:table-cell>
          <table:table-cell office:value-type="string" calcext:value-type="string">
            <text:p>AUS0000048</text:p>
          </table:table-cell>
          <table:table-cell office:value-type="float" office:value="27" calcext:value-type="float">
            <text:p>27</text:p>
          </table:table-cell>
          <table:table-cell office:value-type="float" office:value="-35.0025" calcext:value-type="float">
            <text:p>-35.0025</text:p>
          </table:table-cell>
          <table:table-cell office:value-type="float" office:value="148.5834" calcext:value-type="float">
            <text:p>148.5834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Eraring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4203" calcext:value-type="float">
            <text:p>1014203</text:p>
          </table:table-cell>
          <table:table-cell/>
          <table:table-cell office:value-type="float" office:value="85.9288888888889" calcext:value-type="float">
            <text:p>85.9288888888889</text:p>
          </table:table-cell>
          <table:table-cell office:value-type="float" office:value="41.0158333333333" calcext:value-type="float">
            <text:p>41.0158333333333</text:p>
          </table:table-cell>
          <table:table-cell office:value-type="float" office:value="84.7477777777778" calcext:value-type="float">
            <text:p>84.7477777777778</text:p>
          </table:table-cell>
          <table:table-cell office:value-type="float" office:value="83.0722222222222" calcext:value-type="float">
            <text:p>83.0722222222222</text:p>
          </table:table-cell>
          <table:table-cell office:value-type="float" office:value="106.969166666667" calcext:value-type="float">
            <text:p>106.969166666667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urrup Peninsula (Karratha Gas Plant)</text:p>
          </table:table-cell>
          <table:table-cell office:value-type="string" calcext:value-type="string">
            <text:p>AUS0000181</text:p>
          </table:table-cell>
          <table:table-cell office:value-type="float" office:value="240" calcext:value-type="float">
            <text:p>240</text:p>
          </table:table-cell>
          <table:table-cell office:value-type="float" office:value="-20.6286" calcext:value-type="float">
            <text:p>-20.6286</text:p>
          </table:table-cell>
          <table:table-cell office:value-type="float" office:value="116.7821" calcext:value-type="float">
            <text:p>116.7821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Woodside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20937" calcext:value-type="float">
            <text:p>1020937</text:p>
          </table:table-cell>
          <table:table-cell table:number-columns-repeated="6"/>
          <table:table-cell office:value-type="float" office:value="605.219926712645" calcext:value-type="float">
            <text:p>605.219926712645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urrup Peninsula (Pluto Phase 1)</text:p>
          </table:table-cell>
          <table:table-cell office:value-type="string" calcext:value-type="string">
            <text:p>AUS0000182</text:p>
          </table:table-cell>
          <table:table-cell office:value-type="float" office:value="160" calcext:value-type="float">
            <text:p>160</text:p>
          </table:table-cell>
          <table:table-cell office:value-type="float" office:value="-20.5937" calcext:value-type="float">
            <text:p>-20.5937</text:p>
          </table:table-cell>
          <table:table-cell office:value-type="float" office:value="116.7802" calcext:value-type="float">
            <text:p>116.7802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Woodside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403.479951141763" calcext:value-type="float">
            <text:p>403.479951141763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utlers Gorge</text:p>
          </table:table-cell>
          <table:table-cell office:value-type="string" calcext:value-type="string">
            <text:p>AUS0000127</text:p>
          </table:table-cell>
          <table:table-cell office:value-type="float" office:value="14.4" calcext:value-type="float">
            <text:p>14.4</text:p>
          </table:table-cell>
          <table:table-cell office:value-type="float" office:value="-42.2669" calcext:value-type="float">
            <text:p>-42.2669</text:p>
          </table:table-cell>
          <table:table-cell office:value-type="float" office:value="146.2618" calcext:value-type="float">
            <text:p>146.2618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Hydro-Electric Corporation (Tasmania)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9008" calcext:value-type="float">
            <text:p>1019008</text:p>
          </table:table-cell>
          <table:table-cell/>
          <table:table-cell office:value-type="float" office:value="101.868888888889" calcext:value-type="float">
            <text:p>101.868888888889</text:p>
          </table:table-cell>
          <table:table-cell office:value-type="float" office:value="65.5669444444444" calcext:value-type="float">
            <text:p>65.5669444444444</text:p>
          </table:table-cell>
          <table:table-cell office:value-type="float" office:value="91.8058333333333" calcext:value-type="float">
            <text:p>91.8058333333333</text:p>
          </table:table-cell>
          <table:table-cell office:value-type="float" office:value="47.0566666666667" calcext:value-type="float">
            <text:p>47.0566666666667</text:p>
          </table:table-cell>
          <table:table-cell office:value-type="float" office:value="93.2291666666667" calcext:value-type="float">
            <text:p>93.2291666666667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SIRO Energy Centre</text:p>
          </table:table-cell>
          <table:table-cell office:value-type="string" calcext:value-type="string">
            <text:p>AUS0000438</text:p>
          </table:table-cell>
          <table:table-cell office:value-type="float" office:value="1.5" calcext:value-type="float">
            <text:p>1.5</text:p>
          </table:table-cell>
          <table:table-cell office:value-type="float" office:value="-32.8835" calcext:value-type="float">
            <text:p>-32.8835</text:p>
          </table:table-cell>
          <table:table-cell office:value-type="float" office:value="151.7275" calcext:value-type="float">
            <text:p>151.7275</text:p>
          </table:table-cell>
          <table:table-cell office:value-type="string" calcext:value-type="string">
            <text:p>Solar</text:p>
          </table:table-cell>
          <table:table-cell table:number-columns-repeated="4"/>
          <table:table-cell office:value-type="string" calcext:value-type="string">
            <text:p>CSIRO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02121" calcext:value-type="float">
            <text:p>1002121</text:p>
          </table:table-cell>
          <table:table-cell table:number-columns-repeated="6"/>
          <table:table-cell office:value-type="float" office:value="29.9984851292187" calcext:value-type="float">
            <text:p>29.9984851292187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allide A</text:p>
          </table:table-cell>
          <table:table-cell office:value-type="string" calcext:value-type="string">
            <text:p>AUS0000178</text:p>
          </table:table-cell>
          <table:table-cell office:value-type="float" office:value="30" calcext:value-type="float">
            <text:p>30</text:p>
          </table:table-cell>
          <table:table-cell office:value-type="float" office:value="-24.334" calcext:value-type="float">
            <text:p>-24.334</text:p>
          </table:table-cell>
          <table:table-cell office:value-type="float" office:value="150.628" calcext:value-type="float">
            <text:p>150.628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CS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0509" calcext:value-type="float">
            <text:p>1010509</text:p>
          </table:table-cell>
          <table:table-cell/>
          <table:table-cell office:value-type="float" office:value="117.420555555556" calcext:value-type="float">
            <text:p>117.420555555556</text:p>
          </table:table-cell>
          <table:table-cell office:value-type="float" office:value="113.663055555556" calcext:value-type="float">
            <text:p>113.663055555556</text:p>
          </table:table-cell>
          <table:table-cell office:value-type="float" office:value="100.82" calcext:value-type="float">
            <text:p>100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allide B</text:p>
          </table:table-cell>
          <table:table-cell office:value-type="string" calcext:value-type="string">
            <text:p>AUS0000177</text:p>
          </table:table-cell>
          <table:table-cell office:value-type="float" office:value="700" calcext:value-type="float">
            <text:p>700</text:p>
          </table:table-cell>
          <table:table-cell office:value-type="float" office:value="-24.3449" calcext:value-type="float">
            <text:p>-24.3449</text:p>
          </table:table-cell>
          <table:table-cell office:value-type="float" office:value="150.6197" calcext:value-type="float">
            <text:p>150.6197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CS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0509" calcext:value-type="float">
            <text:p>1010509</text:p>
          </table:table-cell>
          <table:table-cell/>
          <table:table-cell office:value-type="float" office:value="3893.50416666667" calcext:value-type="float">
            <text:p>3893.50416666667</text:p>
          </table:table-cell>
          <table:table-cell office:value-type="float" office:value="2807.47305555556" calcext:value-type="float">
            <text:p>2807.47305555556</text:p>
          </table:table-cell>
          <table:table-cell office:value-type="float" office:value="3529.535" calcext:value-type="float">
            <text:p>3529.535</text:p>
          </table:table-cell>
          <table:table-cell office:value-type="float" office:value="4296.04111111111" calcext:value-type="float">
            <text:p>4296.04111111111</text:p>
          </table:table-cell>
          <table:table-cell office:value-type="float" office:value="4778.34694444444" calcext:value-type="float">
            <text:p>4778.34694444444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allide C</text:p>
          </table:table-cell>
          <table:table-cell office:value-type="string" calcext:value-type="string">
            <text:p>AUS0000176</text:p>
          </table:table-cell>
          <table:table-cell office:value-type="float" office:value="840" calcext:value-type="float">
            <text:p>840</text:p>
          </table:table-cell>
          <table:table-cell office:value-type="float" office:value="-24.3449" calcext:value-type="float">
            <text:p>-24.3449</text:p>
          </table:table-cell>
          <table:table-cell office:value-type="float" office:value="150.6182" calcext:value-type="float">
            <text:p>150.6182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CS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0509" calcext:value-type="float">
            <text:p>1010509</text:p>
          </table:table-cell>
          <table:table-cell/>
          <table:table-cell office:value-type="float" office:value="4585.59194444444" calcext:value-type="float">
            <text:p>4585.59194444444</text:p>
          </table:table-cell>
          <table:table-cell office:value-type="float" office:value="3102.69944444444" calcext:value-type="float">
            <text:p>3102.69944444444</text:p>
          </table:table-cell>
          <table:table-cell office:value-type="float" office:value="5552.42416666667" calcext:value-type="float">
            <text:p>5552.42416666667</text:p>
          </table:table-cell>
          <table:table-cell office:value-type="float" office:value="6035.53916666667" calcext:value-type="float">
            <text:p>6035.53916666667</text:p>
          </table:table-cell>
          <table:table-cell office:value-type="float" office:value="5443.58888888889" calcext:value-type="float">
            <text:p>5443.58888888889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amballin</text:p>
          </table:table-cell>
          <table:table-cell office:value-type="string" calcext:value-type="string">
            <text:p>AUS0000414</text:p>
          </table:table-cell>
          <table:table-cell office:value-type="float" office:value="1.04" calcext:value-type="float">
            <text:p>1.04</text:p>
          </table:table-cell>
          <table:table-cell office:value-type="float" office:value="-18.0278" calcext:value-type="float">
            <text:p>-18.0278</text:p>
          </table:table-cell>
          <table:table-cell office:value-type="float" office:value="124.1621" calcext:value-type="float">
            <text:p>124.1621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Energy Developments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182" calcext:value-type="float">
            <text:p>1030182</text:p>
          </table:table-cell>
          <table:table-cell table:number-columns-repeated="6"/>
          <table:table-cell office:value-type="float" office:value="2.62261968242146" calcext:value-type="float">
            <text:p>2.62261968242146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anning Vale</text:p>
          </table:table-cell>
          <table:table-cell office:value-type="string" calcext:value-type="string">
            <text:p>AUS0000330</text:p>
          </table:table-cell>
          <table:table-cell office:value-type="float" office:value="4" calcext:value-type="float">
            <text:p>4</text:p>
          </table:table-cell>
          <table:table-cell office:value-type="float" office:value="-32.0739" calcext:value-type="float">
            <text:p>-32.0739</text:p>
          </table:table-cell>
          <table:table-cell office:value-type="float" office:value="115.8914" calcext:value-type="float">
            <text:p>115.8914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Landfill Gas and Power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7435" calcext:value-type="float">
            <text:p>106743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annington Mine</text:p>
          </table:table-cell>
          <table:table-cell office:value-type="string" calcext:value-type="string">
            <text:p>AUS0000452</text:p>
          </table:table-cell>
          <table:table-cell office:value-type="float" office:value="40" calcext:value-type="float">
            <text:p>40</text:p>
          </table:table-cell>
          <table:table-cell office:value-type="float" office:value="-21.8601" calcext:value-type="float">
            <text:p>-21.8601</text:p>
          </table:table-cell>
          <table:table-cell office:value-type="float" office:value="140.9158" calcext:value-type="float">
            <text:p>140.9158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BHP Billiton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47647" calcext:value-type="float">
            <text:p>1047647</text:p>
          </table:table-cell>
          <table:table-cell table:number-columns-repeated="6"/>
          <table:table-cell office:value-type="float" office:value="100.869987785441" calcext:value-type="float">
            <text:p>100.869987785441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anunda Wind Farm</text:p>
          </table:table-cell>
          <table:table-cell office:value-type="string" calcext:value-type="string">
            <text:p>AUS0000064</text:p>
          </table:table-cell>
          <table:table-cell office:value-type="float" office:value="46" calcext:value-type="float">
            <text:p>46</text:p>
          </table:table-cell>
          <table:table-cell office:value-type="float" office:value="-37.7603" calcext:value-type="float">
            <text:p>-37.7603</text:p>
          </table:table-cell>
          <table:table-cell office:value-type="float" office:value="140.4033" calcext:value-type="float">
            <text:p>140.4033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International Power - GDF Suez Australia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9723" calcext:value-type="float">
            <text:p>1059723</text:p>
          </table:table-cell>
          <table:table-cell/>
          <table:table-cell office:value-type="float" office:value="119.899722222222" calcext:value-type="float">
            <text:p>119.899722222222</text:p>
          </table:table-cell>
          <table:table-cell office:value-type="float" office:value="130.992777777778" calcext:value-type="float">
            <text:p>130.992777777778</text:p>
          </table:table-cell>
          <table:table-cell office:value-type="float" office:value="123.687222222222" calcext:value-type="float">
            <text:p>123.687222222222</text:p>
          </table:table-cell>
          <table:table-cell office:value-type="float" office:value="118.448888888889" calcext:value-type="float">
            <text:p>118.448888888889</text:p>
          </table:table-cell>
          <table:table-cell office:value-type="float" office:value="117.988055555556" calcext:value-type="float">
            <text:p>117.988055555556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ape Bridgewater Wind Farm</text:p>
          </table:table-cell>
          <table:table-cell office:value-type="string" calcext:value-type="string">
            <text:p>AUS0000007</text:p>
          </table:table-cell>
          <table:table-cell office:value-type="float" office:value="58" calcext:value-type="float">
            <text:p>58</text:p>
          </table:table-cell>
          <table:table-cell office:value-type="float" office:value="-38.3577" calcext:value-type="float">
            <text:p>-38.3577</text:p>
          </table:table-cell>
          <table:table-cell office:value-type="float" office:value="141.385" calcext:value-type="float">
            <text:p>141.385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Pacific Hydro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78632" calcext:value-type="float">
            <text:p>1078632</text:p>
          </table:table-cell>
          <table:table-cell table:number-columns-repeated="6"/>
          <table:table-cell office:value-type="float" office:value="48.7061775554231" calcext:value-type="float">
            <text:p>48.7061775554231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ape Lambert</text:p>
          </table:table-cell>
          <table:table-cell office:value-type="string" calcext:value-type="string">
            <text:p>AUS0000462</text:p>
          </table:table-cell>
          <table:table-cell office:value-type="float" office:value="105" calcext:value-type="float">
            <text:p>105</text:p>
          </table:table-cell>
          <table:table-cell office:value-type="float" office:value="-20.6488" calcext:value-type="float">
            <text:p>-20.6488</text:p>
          </table:table-cell>
          <table:table-cell office:value-type="float" office:value="117.1407" calcext:value-type="float">
            <text:p>117.1407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Rio Tinto Australia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27524" calcext:value-type="float">
            <text:p>1027524</text:p>
          </table:table-cell>
          <table:table-cell table:number-columns-repeated="6"/>
          <table:table-cell office:value-type="float" office:value="264.783717936782" calcext:value-type="float">
            <text:p>264.783717936782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ape Nelson North Wind Farm</text:p>
          </table:table-cell>
          <table:table-cell office:value-type="string" calcext:value-type="string">
            <text:p>AUS0000112</text:p>
          </table:table-cell>
          <table:table-cell office:value-type="float" office:value="22" calcext:value-type="float">
            <text:p>22</text:p>
          </table:table-cell>
          <table:table-cell office:value-type="float" office:value="-38.3676" calcext:value-type="float">
            <text:p>-38.3676</text:p>
          </table:table-cell>
          <table:table-cell office:value-type="float" office:value="141.543" calcext:value-type="float">
            <text:p>141.543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Pacific Hydro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18.4747570037812" calcext:value-type="float">
            <text:p>18.4747570037812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ape Nelson South Wind Farm</text:p>
          </table:table-cell>
          <table:table-cell office:value-type="string" calcext:value-type="string">
            <text:p>AUS0000111</text:p>
          </table:table-cell>
          <table:table-cell office:value-type="float" office:value="44" calcext:value-type="float">
            <text:p>44</text:p>
          </table:table-cell>
          <table:table-cell office:value-type="float" office:value="-38.412" calcext:value-type="float">
            <text:p>-38.412</text:p>
          </table:table-cell>
          <table:table-cell office:value-type="float" office:value="141.543" calcext:value-type="float">
            <text:p>141.543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Pacific Hydro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5739" calcext:value-type="float">
            <text:p>1055739</text:p>
          </table:table-cell>
          <table:table-cell table:number-columns-repeated="6"/>
          <table:table-cell office:value-type="float" office:value="36.9495140075624" calcext:value-type="float">
            <text:p>36.9495140075624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ape Preston</text:p>
          </table:table-cell>
          <table:table-cell office:value-type="string" calcext:value-type="string">
            <text:p>AUS0000457</text:p>
          </table:table-cell>
          <table:table-cell office:value-type="float" office:value="450" calcext:value-type="float">
            <text:p>450</text:p>
          </table:table-cell>
          <table:table-cell office:value-type="float" office:value="-21.0767" calcext:value-type="float">
            <text:p>-21.0767</text:p>
          </table:table-cell>
          <table:table-cell office:value-type="float" office:value="116.159" calcext:value-type="float">
            <text:p>116.159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Citic Pacific Mining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1134.78736258621" calcext:value-type="float">
            <text:p>1134.78736258621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ape Sir William Grant Wind Farm</text:p>
          </table:table-cell>
          <table:table-cell office:value-type="string" calcext:value-type="string">
            <text:p>AUS0000110</text:p>
          </table:table-cell>
          <table:table-cell office:value-type="float" office:value="54" calcext:value-type="float">
            <text:p>54</text:p>
          </table:table-cell>
          <table:table-cell office:value-type="float" office:value="-38.3976" calcext:value-type="float">
            <text:p>-38.3976</text:p>
          </table:table-cell>
          <table:table-cell office:value-type="float" office:value="141.6209" calcext:value-type="float">
            <text:p>141.6209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Pacific Hydro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45.3471308274629" calcext:value-type="float">
            <text:p>45.3471308274629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apital Hill Wind Farm</text:p>
          </table:table-cell>
          <table:table-cell office:value-type="string" calcext:value-type="string">
            <text:p>AUS0000047</text:p>
          </table:table-cell>
          <table:table-cell office:value-type="float" office:value="140" calcext:value-type="float">
            <text:p>140</text:p>
          </table:table-cell>
          <table:table-cell office:value-type="float" office:value="-35.166" calcext:value-type="float">
            <text:p>-35.166</text:p>
          </table:table-cell>
          <table:table-cell office:value-type="float" office:value="149.5186" calcext:value-type="float">
            <text:p>149.5186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Infigen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71422" calcext:value-type="float">
            <text:p>1071422</text:p>
          </table:table-cell>
          <table:table-cell/>
          <table:table-cell office:value-type="float" office:value="354.079166666667" calcext:value-type="float">
            <text:p>354.079166666667</text:p>
          </table:table-cell>
          <table:table-cell office:value-type="float" office:value="382.008888888889" calcext:value-type="float">
            <text:p>382.008888888889</text:p>
          </table:table-cell>
          <table:table-cell office:value-type="float" office:value="328.94" calcext:value-type="float">
            <text:p>328.94</text:p>
          </table:table-cell>
          <table:table-cell office:value-type="float" office:value="370.514166666667" calcext:value-type="float">
            <text:p>370.514166666667</text:p>
          </table:table-cell>
          <table:table-cell office:value-type="float" office:value="354.642777777778" calcext:value-type="float">
            <text:p>354.642777777778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apral (Aluminium Smelter)</text:p>
          </table:table-cell>
          <table:table-cell office:value-type="string" calcext:value-type="string">
            <text:p>AUS0000270</text:p>
          </table:table-cell>
          <table:table-cell office:value-type="float" office:value="300" calcext:value-type="float">
            <text:p>300</text:p>
          </table:table-cell>
          <table:table-cell office:value-type="float" office:value="-32.7897" calcext:value-type="float">
            <text:p>-32.7897</text:p>
          </table:table-cell>
          <table:table-cell office:value-type="float" office:value="151.4813" calcext:value-type="float">
            <text:p>151.4813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Capral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756.524908390806" calcext:value-type="float">
            <text:p>756.524908390806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arnarvon</text:p>
          </table:table-cell>
          <table:table-cell office:value-type="string" calcext:value-type="string">
            <text:p>AUS0000386</text:p>
          </table:table-cell>
          <table:table-cell office:value-type="float" office:value="15" calcext:value-type="float">
            <text:p>15</text:p>
          </table:table-cell>
          <table:table-cell office:value-type="float" office:value="-24.8692" calcext:value-type="float">
            <text:p>-24.8692</text:p>
          </table:table-cell>
          <table:table-cell office:value-type="float" office:value="113.6754" calcext:value-type="float">
            <text:p>113.6754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183" calcext:value-type="float">
            <text:p>1030183</text:p>
          </table:table-cell>
          <table:table-cell/>
          <table:table-cell office:value-type="float" office:value="49.0441666666667" calcext:value-type="float">
            <text:p>49.0441666666667</text:p>
          </table:table-cell>
          <table:table-cell office:value-type="float" office:value="47.9080555555556" calcext:value-type="float">
            <text:p>47.9080555555556</text:p>
          </table:table-cell>
          <table:table-cell office:value-type="float" office:value="46.0802777777778" calcext:value-type="float">
            <text:p>46.0802777777778</text:p>
          </table:table-cell>
          <table:table-cell office:value-type="float" office:value="44.6905555555556" calcext:value-type="float">
            <text:p>44.6905555555556</text:p>
          </table:table-cell>
          <table:table-cell office:value-type="float" office:value="41.2411111111111" calcext:value-type="float">
            <text:p>41.2411111111111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atagunya</text:p>
          </table:table-cell>
          <table:table-cell office:value-type="string" calcext:value-type="string">
            <text:p>AUS0000126</text:p>
          </table:table-cell>
          <table:table-cell office:value-type="float" office:value="48" calcext:value-type="float">
            <text:p>48</text:p>
          </table:table-cell>
          <table:table-cell office:value-type="float" office:value="-42.4524" calcext:value-type="float">
            <text:p>-42.4524</text:p>
          </table:table-cell>
          <table:table-cell office:value-type="float" office:value="146.5977" calcext:value-type="float">
            <text:p>146.5977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Hydro-Electric Corporation (Tasmania)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9009" calcext:value-type="float">
            <text:p>1019009</text:p>
          </table:table-cell>
          <table:table-cell/>
          <table:table-cell office:value-type="float" office:value="222.522777777778" calcext:value-type="float">
            <text:p>222.522777777778</text:p>
          </table:table-cell>
          <table:table-cell office:value-type="float" office:value="264.53" calcext:value-type="float">
            <text:p>264.53</text:p>
          </table:table-cell>
          <table:table-cell office:value-type="float" office:value="217.173333333333" calcext:value-type="float">
            <text:p>217.173333333333</text:p>
          </table:table-cell>
          <table:table-cell office:value-type="float" office:value="223.616111111111" calcext:value-type="float">
            <text:p>223.616111111111</text:p>
          </table:table-cell>
          <table:table-cell office:value-type="float" office:value="224.421111111111" calcext:value-type="float">
            <text:p>224.421111111111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athedral Rocks Wind Farm</text:p>
          </table:table-cell>
          <table:table-cell office:value-type="string" calcext:value-type="string">
            <text:p>AUS0000063</text:p>
          </table:table-cell>
          <table:table-cell office:value-type="float" office:value="66" calcext:value-type="float">
            <text:p>66</text:p>
          </table:table-cell>
          <table:table-cell office:value-type="float" office:value="-34.8509" calcext:value-type="float">
            <text:p>-34.8509</text:p>
          </table:table-cell>
          <table:table-cell office:value-type="float" office:value="135.5852" calcext:value-type="float">
            <text:p>135.5852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TRUenergy &amp; Acciona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8286" calcext:value-type="float">
            <text:p>1058286</text:p>
          </table:table-cell>
          <table:table-cell/>
          <table:table-cell office:value-type="float" office:value="177.613888888889" calcext:value-type="float">
            <text:p>177.613888888889</text:p>
          </table:table-cell>
          <table:table-cell office:value-type="float" office:value="198.774444444444" calcext:value-type="float">
            <text:p>198.774444444444</text:p>
          </table:table-cell>
          <table:table-cell office:value-type="float" office:value="172.339166666667" calcext:value-type="float">
            <text:p>172.339166666667</text:p>
          </table:table-cell>
          <table:table-cell office:value-type="float" office:value="171.23" calcext:value-type="float">
            <text:p>171.23</text:p>
          </table:table-cell>
          <table:table-cell office:value-type="float" office:value="153.187777777778" calcext:value-type="float">
            <text:p>153.187777777778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awse Nickel Mine</text:p>
          </table:table-cell>
          <table:table-cell office:value-type="string" calcext:value-type="string">
            <text:p>AUS0000415</text:p>
          </table:table-cell>
          <table:table-cell office:value-type="float" office:value="21" calcext:value-type="float">
            <text:p>21</text:p>
          </table:table-cell>
          <table:table-cell office:value-type="float" office:value="-30.3808" calcext:value-type="float">
            <text:p>-30.3808</text:p>
          </table:table-cell>
          <table:table-cell office:value-type="float" office:value="121.1635" calcext:value-type="float">
            <text:p>121.1635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52.9567435873564" calcext:value-type="float">
            <text:p>52.9567435873564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ethana</text:p>
          </table:table-cell>
          <table:table-cell office:value-type="string" calcext:value-type="string">
            <text:p>AUS0000144</text:p>
          </table:table-cell>
          <table:table-cell office:value-type="float" office:value="85" calcext:value-type="float">
            <text:p>85</text:p>
          </table:table-cell>
          <table:table-cell office:value-type="float" office:value="-41.4806" calcext:value-type="float">
            <text:p>-41.4806</text:p>
          </table:table-cell>
          <table:table-cell office:value-type="float" office:value="146.1343" calcext:value-type="float">
            <text:p>146.1343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Hydro-Electric Corporation (Tasmania)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9010" calcext:value-type="float">
            <text:p>1019010</text:p>
          </table:table-cell>
          <table:table-cell/>
          <table:table-cell office:value-type="float" office:value="346.280833333333" calcext:value-type="float">
            <text:p>346.280833333333</text:p>
          </table:table-cell>
          <table:table-cell office:value-type="float" office:value="456.66" calcext:value-type="float">
            <text:p>456.66</text:p>
          </table:table-cell>
          <table:table-cell office:value-type="float" office:value="241.877777777778" calcext:value-type="float">
            <text:p>241.877777777778</text:p>
          </table:table-cell>
          <table:table-cell office:value-type="float" office:value="169.826388888889" calcext:value-type="float">
            <text:p>169.826388888889</text:p>
          </table:table-cell>
          <table:table-cell office:value-type="float" office:value="413.990277777778" calcext:value-type="float">
            <text:p>413.990277777778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hallicum Hills Wind Farm</text:p>
          </table:table-cell>
          <table:table-cell office:value-type="string" calcext:value-type="string">
            <text:p>AUS0000006</text:p>
          </table:table-cell>
          <table:table-cell office:value-type="float" office:value="52.5" calcext:value-type="float">
            <text:p>52.5</text:p>
          </table:table-cell>
          <table:table-cell office:value-type="float" office:value="-37.3893" calcext:value-type="float">
            <text:p>-37.3893</text:p>
          </table:table-cell>
          <table:table-cell office:value-type="float" office:value="143.1123" calcext:value-type="float">
            <text:p>143.1123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Pacific Hydro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40167" calcext:value-type="float">
            <text:p>1040167</text:p>
          </table:table-cell>
          <table:table-cell/>
          <table:table-cell office:value-type="float" office:value="136.700277777778" calcext:value-type="float">
            <text:p>136.700277777778</text:p>
          </table:table-cell>
          <table:table-cell office:value-type="float" office:value="152.395833333333" calcext:value-type="float">
            <text:p>152.395833333333</text:p>
          </table:table-cell>
          <table:table-cell office:value-type="float" office:value="135.425833333333" calcext:value-type="float">
            <text:p>135.425833333333</text:p>
          </table:table-cell>
          <table:table-cell office:value-type="float" office:value="136.62" calcext:value-type="float">
            <text:p>136.62</text:p>
          </table:table-cell>
          <table:table-cell office:value-type="float" office:value="127.162222222222" calcext:value-type="float">
            <text:p>127.162222222222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hannel Island</text:p>
          </table:table-cell>
          <table:table-cell office:value-type="string" calcext:value-type="string">
            <text:p>AUS0000261</text:p>
          </table:table-cell>
          <table:table-cell office:value-type="float" office:value="310" calcext:value-type="float">
            <text:p>310</text:p>
          </table:table-cell>
          <table:table-cell office:value-type="float" office:value="-12.555" calcext:value-type="float">
            <text:p>-12.555</text:p>
          </table:table-cell>
          <table:table-cell office:value-type="float" office:value="130.8666" calcext:value-type="float">
            <text:p>130.8666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NT Government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24439" calcext:value-type="float">
            <text:p>1024439</text:p>
          </table:table-cell>
          <table:table-cell/>
          <table:table-cell office:value-type="float" office:value="1040.74027777778" calcext:value-type="float">
            <text:p>1040.74027777778</text:p>
          </table:table-cell>
          <table:table-cell office:value-type="float" office:value="1068.09194444444" calcext:value-type="float">
            <text:p>1068.09194444444</text:p>
          </table:table-cell>
          <table:table-cell office:value-type="float" office:value="978.047222222222" calcext:value-type="float">
            <text:p>978.047222222222</text:p>
          </table:table-cell>
          <table:table-cell office:value-type="float" office:value="1068.43916666667" calcext:value-type="float">
            <text:p>1068.43916666667</text:p>
          </table:table-cell>
          <table:table-cell office:value-type="float" office:value="1039.47166666667" calcext:value-type="float">
            <text:p>1039.47166666667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harlestown Square</text:p>
          </table:table-cell>
          <table:table-cell office:value-type="string" calcext:value-type="string">
            <text:p>AUS0000401</text:p>
          </table:table-cell>
          <table:table-cell office:value-type="float" office:value="2.8" calcext:value-type="float">
            <text:p>2.8</text:p>
          </table:table-cell>
          <table:table-cell office:value-type="float" office:value="-32.9643" calcext:value-type="float">
            <text:p>-32.9643</text:p>
          </table:table-cell>
          <table:table-cell office:value-type="float" office:value="151.6936" calcext:value-type="float">
            <text:p>151.6936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GPT RE Limite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7.06089914498086" calcext:value-type="float">
            <text:p>7.06089914498086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hristmas Creek Iron Ore Mine</text:p>
          </table:table-cell>
          <table:table-cell office:value-type="string" calcext:value-type="string">
            <text:p>AUS0000221</text:p>
          </table:table-cell>
          <table:table-cell office:value-type="float" office:value="58" calcext:value-type="float">
            <text:p>58</text:p>
          </table:table-cell>
          <table:table-cell office:value-type="float" office:value="-22.399" calcext:value-type="float">
            <text:p>-22.399</text:p>
          </table:table-cell>
          <table:table-cell office:value-type="float" office:value="119.732" calcext:value-type="float">
            <text:p>119.732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Contract Power Holdings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85168" calcext:value-type="float">
            <text:p>1085168</text:p>
          </table:table-cell>
          <table:table-cell table:number-columns-repeated="6"/>
          <table:table-cell office:value-type="float" office:value="610.685236920794" calcext:value-type="float">
            <text:p>610.685236920794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laytons</text:p>
          </table:table-cell>
          <table:table-cell office:value-type="string" calcext:value-type="string">
            <text:p>AUS0000083</text:p>
          </table:table-cell>
          <table:table-cell office:value-type="float" office:value="11" calcext:value-type="float">
            <text:p>11</text:p>
          </table:table-cell>
          <table:table-cell office:value-type="float" office:value="-37.9502" calcext:value-type="float">
            <text:p>-37.9502</text:p>
          </table:table-cell>
          <table:table-cell office:value-type="float" office:value="145.1187" calcext:value-type="float">
            <text:p>145.1187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Energy Developments LFG (Victoria)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6472" calcext:value-type="float">
            <text:p>1016472</text:p>
          </table:table-cell>
          <table:table-cell/>
          <table:table-cell office:value-type="float" office:value="84.4855555555555" calcext:value-type="float">
            <text:p>84.4855555555555</text:p>
          </table:table-cell>
          <table:table-cell office:value-type="float" office:value="78.5086111111111" calcext:value-type="float">
            <text:p>78.5086111111111</text:p>
          </table:table-cell>
          <table:table-cell office:value-type="float" office:value="80.6430555555555" calcext:value-type="float">
            <text:p>80.6430555555555</text:p>
          </table:table-cell>
          <table:table-cell office:value-type="float" office:value="75.3655555555556" calcext:value-type="float">
            <text:p>75.3655555555556</text:p>
          </table:table-cell>
          <table:table-cell office:value-type="float" office:value="78.1666666666667" calcext:value-type="float">
            <text:p>78.1666666666667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lements Gap Wind Farm</text:p>
          </table:table-cell>
          <table:table-cell office:value-type="string" calcext:value-type="string">
            <text:p>AUS0000025</text:p>
          </table:table-cell>
          <table:table-cell office:value-type="float" office:value="57" calcext:value-type="float">
            <text:p>57</text:p>
          </table:table-cell>
          <table:table-cell office:value-type="float" office:value="-33.5086" calcext:value-type="float">
            <text:p>-33.5086</text:p>
          </table:table-cell>
          <table:table-cell office:value-type="float" office:value="138.1192" calcext:value-type="float">
            <text:p>138.1192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Pacific Hydro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8035" calcext:value-type="float">
            <text:p>1058035</text:p>
          </table:table-cell>
          <table:table-cell/>
          <table:table-cell office:value-type="float" office:value="169.013611111111" calcext:value-type="float">
            <text:p>169.013611111111</text:p>
          </table:table-cell>
          <table:table-cell office:value-type="float" office:value="182.2225" calcext:value-type="float">
            <text:p>182.2225</text:p>
          </table:table-cell>
          <table:table-cell office:value-type="float" office:value="171.023055555556" calcext:value-type="float">
            <text:p>171.023055555556</text:p>
          </table:table-cell>
          <table:table-cell office:value-type="float" office:value="175.4675" calcext:value-type="float">
            <text:p>175.4675</text:p>
          </table:table-cell>
          <table:table-cell office:value-type="float" office:value="160.7275" calcext:value-type="float">
            <text:p>160.7275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loudbreak</text:p>
          </table:table-cell>
          <table:table-cell office:value-type="string" calcext:value-type="string">
            <text:p>AUS0000324</text:p>
          </table:table-cell>
          <table:table-cell office:value-type="float" office:value="44" calcext:value-type="float">
            <text:p>44</text:p>
          </table:table-cell>
          <table:table-cell office:value-type="float" office:value="-22.3247" calcext:value-type="float">
            <text:p>-22.3247</text:p>
          </table:table-cell>
          <table:table-cell office:value-type="float" office:value="119.404" calcext:value-type="float">
            <text:p>119.404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Contract Pow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85169" calcext:value-type="float">
            <text:p>1085169</text:p>
          </table:table-cell>
          <table:table-cell/>
          <table:table-cell office:value-type="float" office:value="133.731666666667" calcext:value-type="float">
            <text:p>133.731666666667</text:p>
          </table:table-cell>
          <table:table-cell office:value-type="float" office:value="141.249166666667" calcext:value-type="float">
            <text:p>141.249166666667</text:p>
          </table:table-cell>
          <table:table-cell office:value-type="float" office:value="178.737222222222" calcext:value-type="float">
            <text:p>178.737222222222</text:p>
          </table:table-cell>
          <table:table-cell office:value-type="float" office:value="173.054166666667" calcext:value-type="float">
            <text:p>173.054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lover</text:p>
          </table:table-cell>
          <table:table-cell office:value-type="string" calcext:value-type="string">
            <text:p>AUS0000103</text:p>
          </table:table-cell>
          <table:table-cell office:value-type="float" office:value="30" calcext:value-type="float">
            <text:p>30</text:p>
          </table:table-cell>
          <table:table-cell office:value-type="float" office:value="-36.7853" calcext:value-type="float">
            <text:p>-36.7853</text:p>
          </table:table-cell>
          <table:table-cell office:value-type="float" office:value="147.2205" calcext:value-type="float">
            <text:p>147.2205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AGL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164" calcext:value-type="float">
            <text:p>1030164</text:p>
          </table:table-cell>
          <table:table-cell/>
          <table:table-cell office:value-type="float" office:value="47.9338888888889" calcext:value-type="float">
            <text:p>47.9338888888889</text:p>
          </table:table-cell>
          <table:table-cell office:value-type="float" office:value="57.4238888888889" calcext:value-type="float">
            <text:p>57.4238888888889</text:p>
          </table:table-cell>
          <table:table-cell office:value-type="float" office:value="42.0466666666667" calcext:value-type="float">
            <text:p>42.0466666666667</text:p>
          </table:table-cell>
          <table:table-cell office:value-type="float" office:value="45.7044444444445" calcext:value-type="float">
            <text:p>45.7044444444445</text:p>
          </table:table-cell>
          <table:table-cell office:value-type="float" office:value="70.9752777777778" calcext:value-type="float">
            <text:p>70.9752777777778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luny</text:p>
          </table:table-cell>
          <table:table-cell office:value-type="string" calcext:value-type="string">
            <text:p>AUS0000125</text:p>
          </table:table-cell>
          <table:table-cell office:value-type="float" office:value="17" calcext:value-type="float">
            <text:p>17</text:p>
          </table:table-cell>
          <table:table-cell office:value-type="float" office:value="-42.5064" calcext:value-type="float">
            <text:p>-42.5064</text:p>
          </table:table-cell>
          <table:table-cell office:value-type="float" office:value="146.6812" calcext:value-type="float">
            <text:p>146.6812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Hydro-Electric Corporation (Tasmania)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9011" calcext:value-type="float">
            <text:p>1019011</text:p>
          </table:table-cell>
          <table:table-cell/>
          <table:table-cell office:value-type="float" office:value="76.8322222222222" calcext:value-type="float">
            <text:p>76.8322222222222</text:p>
          </table:table-cell>
          <table:table-cell office:value-type="float" office:value="94.14" calcext:value-type="float">
            <text:p>94.14</text:p>
          </table:table-cell>
          <table:table-cell office:value-type="float" office:value="81.4280555555556" calcext:value-type="float">
            <text:p>81.4280555555556</text:p>
          </table:table-cell>
          <table:table-cell office:value-type="float" office:value="75.0386111111111" calcext:value-type="float">
            <text:p>75.0386111111111</text:p>
          </table:table-cell>
          <table:table-cell office:value-type="float" office:value="62.4511111111111" calcext:value-type="float">
            <text:p>62.4511111111111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ockburn</text:p>
          </table:table-cell>
          <table:table-cell office:value-type="string" calcext:value-type="string">
            <text:p>AUS0000183</text:p>
          </table:table-cell>
          <table:table-cell office:value-type="float" office:value="240" calcext:value-type="float">
            <text:p>240</text:p>
          </table:table-cell>
          <table:table-cell office:value-type="float" office:value="-32.2001" calcext:value-type="float">
            <text:p>-32.2001</text:p>
          </table:table-cell>
          <table:table-cell office:value-type="float" office:value="115.7737" calcext:value-type="float">
            <text:p>115.7737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Verve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5737" calcext:value-type="float">
            <text:p>1055737</text:p>
          </table:table-cell>
          <table:table-cell/>
          <table:table-cell office:value-type="float" office:value="496.624166666667" calcext:value-type="float">
            <text:p>496.624166666667</text:p>
          </table:table-cell>
          <table:table-cell office:value-type="float" office:value="1122.46472222222" calcext:value-type="float">
            <text:p>1122.46472222222</text:p>
          </table:table-cell>
          <table:table-cell office:value-type="float" office:value="658.15" calcext:value-type="float">
            <text:p>658.15</text:p>
          </table:table-cell>
          <table:table-cell office:value-type="float" office:value="638.180555555556" calcext:value-type="float">
            <text:p>638.180555555556</text:p>
          </table:table-cell>
          <table:table-cell office:value-type="float" office:value="363.930555555556" calcext:value-type="float">
            <text:p>363.930555555556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odrington Wind Farm</text:p>
          </table:table-cell>
          <table:table-cell office:value-type="string" calcext:value-type="string">
            <text:p>AUS0000015</text:p>
          </table:table-cell>
          <table:table-cell office:value-type="float" office:value="18.2" calcext:value-type="float">
            <text:p>18.2</text:p>
          </table:table-cell>
          <table:table-cell office:value-type="float" office:value="-38.2835" calcext:value-type="float">
            <text:p>-38.2835</text:p>
          </table:table-cell>
          <table:table-cell office:value-type="float" office:value="141.9547" calcext:value-type="float">
            <text:p>141.9547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Energy Pacific (Victoria)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45053" calcext:value-type="float">
            <text:p>1045053</text:p>
          </table:table-cell>
          <table:table-cell table:number-columns-repeated="2"/>
          <table:table-cell office:value-type="float" office:value="44.7780555555556" calcext:value-type="float">
            <text:p>44.7780555555556</text:p>
          </table:table-cell>
          <table:table-cell office:value-type="float" office:value="44.6983333333333" calcext:value-type="float">
            <text:p>44.6983333333333</text:p>
          </table:table-cell>
          <table:table-cell office:value-type="float" office:value="41.1163888888889" calcext:value-type="float">
            <text:p>41.1163888888889</text:p>
          </table:table-cell>
          <table:table-cell office:value-type="float" office:value="41.4819444444444" calcext:value-type="float">
            <text:p>41.4819444444444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ollgar Wind Farm</text:p>
          </table:table-cell>
          <table:table-cell office:value-type="string" calcext:value-type="string">
            <text:p>AUS0000307</text:p>
          </table:table-cell>
          <table:table-cell office:value-type="float" office:value="206" calcext:value-type="float">
            <text:p>206</text:p>
          </table:table-cell>
          <table:table-cell office:value-type="float" office:value="-31.5432" calcext:value-type="float">
            <text:p>-31.5432</text:p>
          </table:table-cell>
          <table:table-cell office:value-type="float" office:value="118.4566" calcext:value-type="float">
            <text:p>118.4566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UBS IIT/ REST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81301" calcext:value-type="float">
            <text:p>1081301</text:p>
          </table:table-cell>
          <table:table-cell/>
          <table:table-cell office:value-type="float" office:value="605.560833333333" calcext:value-type="float">
            <text:p>605.560833333333</text:p>
          </table:table-cell>
          <table:table-cell office:value-type="float" office:value="696.651666666667" calcext:value-type="float">
            <text:p>696.651666666667</text:p>
          </table:table-cell>
          <table:table-cell office:value-type="float" office:value="712.890277777778" calcext:value-type="float">
            <text:p>712.890277777778</text:p>
          </table:table-cell>
          <table:table-cell office:value-type="float" office:value="670.706666666667" calcext:value-type="float">
            <text:p>670.706666666667</text:p>
          </table:table-cell>
          <table:table-cell office:value-type="float" office:value="696.305833333333" calcext:value-type="float">
            <text:p>696.305833333333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ollie (Bluewaters)</text:p>
          </table:table-cell>
          <table:table-cell office:value-type="string" calcext:value-type="string">
            <text:p>AUS0000184</text:p>
          </table:table-cell>
          <table:table-cell office:value-type="float" office:value="416" calcext:value-type="float">
            <text:p>416</text:p>
          </table:table-cell>
          <table:table-cell office:value-type="float" office:value="-33.331" calcext:value-type="float">
            <text:p>-33.331</text:p>
          </table:table-cell>
          <table:table-cell office:value-type="float" office:value="116.229" calcext:value-type="float">
            <text:p>116.229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Griffin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2485" calcext:value-type="float">
            <text:p>1062485</text:p>
          </table:table-cell>
          <table:table-cell table:number-columns-repeated="6"/>
          <table:table-cell office:value-type="float" office:value="1689.53128187496" calcext:value-type="float">
            <text:p>1689.53128187496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ollie A</text:p>
          </table:table-cell>
          <table:table-cell office:value-type="string" calcext:value-type="string">
            <text:p>AUS0000208</text:p>
          </table:table-cell>
          <table:table-cell office:value-type="float" office:value="340" calcext:value-type="float">
            <text:p>340</text:p>
          </table:table-cell>
          <table:table-cell office:value-type="float" office:value="-33.3422" calcext:value-type="float">
            <text:p>-33.3422</text:p>
          </table:table-cell>
          <table:table-cell office:value-type="float" office:value="116.2612" calcext:value-type="float">
            <text:p>116.2612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Verve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184" calcext:value-type="float">
            <text:p>1030184</text:p>
          </table:table-cell>
          <table:table-cell/>
          <table:table-cell office:value-type="float" office:value="2362.07361111111" calcext:value-type="float">
            <text:p>2362.07361111111</text:p>
          </table:table-cell>
          <table:table-cell office:value-type="float" office:value="1955.92583333333" calcext:value-type="float">
            <text:p>1955.92583333333</text:p>
          </table:table-cell>
          <table:table-cell office:value-type="float" office:value="2239.38805555556" calcext:value-type="float">
            <text:p>2239.38805555556</text:p>
          </table:table-cell>
          <table:table-cell office:value-type="float" office:value="2272.4725" calcext:value-type="float">
            <text:p>2272.4725</text:p>
          </table:table-cell>
          <table:table-cell office:value-type="float" office:value="2230.76333333333" calcext:value-type="float">
            <text:p>2230.76333333333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ollinsville</text:p>
          </table:table-cell>
          <table:table-cell office:value-type="string" calcext:value-type="string">
            <text:p>AUS0000179</text:p>
          </table:table-cell>
          <table:table-cell office:value-type="float" office:value="190" calcext:value-type="float">
            <text:p>190</text:p>
          </table:table-cell>
          <table:table-cell office:value-type="float" office:value="-20.5447" calcext:value-type="float">
            <text:p>-20.5447</text:p>
          </table:table-cell>
          <table:table-cell office:value-type="float" office:value="147.8049" calcext:value-type="float">
            <text:p>147.8049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RATCH Australia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0512" calcext:value-type="float">
            <text:p>1010512</text:p>
          </table:table-cell>
          <table:table-cell/>
          <table:table-cell office:value-type="float" office:value="0.214722222222222" calcext:value-type="float">
            <text:p>0.214722222222222</text:p>
          </table:table-cell>
          <table:table-cell table:number-columns-repeated="4"/>
          <table:table-cell office:value-type="float" office:value="771.6609220102" calcext:value-type="float">
            <text:p>771.6609220102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olongra</text:p>
          </table:table-cell>
          <table:table-cell office:value-type="string" calcext:value-type="string">
            <text:p>AUS0000271</text:p>
          </table:table-cell>
          <table:table-cell office:value-type="float" office:value="724" calcext:value-type="float">
            <text:p>724</text:p>
          </table:table-cell>
          <table:table-cell office:value-type="float" office:value="-33.2099" calcext:value-type="float">
            <text:p>-33.2099</text:p>
          </table:table-cell>
          <table:table-cell office:value-type="float" office:value="151.5448" calcext:value-type="float">
            <text:p>151.5448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Delta Electricit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4734" calcext:value-type="float">
            <text:p>1064734</text:p>
          </table:table-cell>
          <table:table-cell/>
          <table:table-cell office:value-type="float" office:value="19.1730555555556" calcext:value-type="float">
            <text:p>19.1730555555556</text:p>
          </table:table-cell>
          <table:table-cell office:value-type="float" office:value="13.8405555555556" calcext:value-type="float">
            <text:p>13.8405555555556</text:p>
          </table:table-cell>
          <table:table-cell office:value-type="float" office:value="71.7963888888889" calcext:value-type="float">
            <text:p>71.7963888888889</text:p>
          </table:table-cell>
          <table:table-cell office:value-type="float" office:value="28.9422222222222" calcext:value-type="float">
            <text:p>28.9422222222222</text:p>
          </table:table-cell>
          <table:table-cell office:value-type="float" office:value="14.0083333333333" calcext:value-type="float">
            <text:p>14.0083333333333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ondamine A</text:p>
          </table:table-cell>
          <table:table-cell office:value-type="string" calcext:value-type="string">
            <text:p>AUS0000154</text:p>
          </table:table-cell>
          <table:table-cell office:value-type="float" office:value="144" calcext:value-type="float">
            <text:p>144</text:p>
          </table:table-cell>
          <table:table-cell office:value-type="float" office:value="-26.6682" calcext:value-type="float">
            <text:p>-26.6682</text:p>
          </table:table-cell>
          <table:table-cell office:value-type="float" office:value="150.27" calcext:value-type="float">
            <text:p>150.27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Queensland Gas Compan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2"/>
          <table:table-cell office:value-type="float" office:value="573.163055555556" calcext:value-type="float">
            <text:p>573.163055555556</text:p>
          </table:table-cell>
          <table:table-cell office:value-type="float" office:value="617.923055555556" calcext:value-type="float">
            <text:p>617.923055555556</text:p>
          </table:table-cell>
          <table:table-cell office:value-type="float" office:value="765.100277777778" calcext:value-type="float">
            <text:p>765.100277777778</text:p>
          </table:table-cell>
          <table:table-cell office:value-type="float" office:value="723.578333333333" calcext:value-type="float">
            <text:p>723.578333333333</text:p>
          </table:table-cell>
          <table:table-cell office:value-type="float" office:value="960.791111111111" calcext:value-type="float">
            <text:p>960.791111111111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ondong Sugar Mill</text:p>
          </table:table-cell>
          <table:table-cell office:value-type="string" calcext:value-type="string">
            <text:p>AUS0000263</text:p>
          </table:table-cell>
          <table:table-cell office:value-type="float" office:value="30" calcext:value-type="float">
            <text:p>30</text:p>
          </table:table-cell>
          <table:table-cell office:value-type="float" office:value="-28.3138" calcext:value-type="float">
            <text:p>-28.3138</text:p>
          </table:table-cell>
          <table:table-cell office:value-type="float" office:value="153.4341" calcext:value-type="float">
            <text:p>153.4341</text:p>
          </table:table-cell>
          <table:table-cell office:value-type="string" calcext:value-type="string">
            <text:p>Biomass</text:p>
          </table:table-cell>
          <table:table-cell table:number-columns-repeated="4"/>
          <table:table-cell office:value-type="string" calcext:value-type="string">
            <text:p>Delta Electricit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3"/>
          <table:table-cell office:value-type="float" office:value="20.475" calcext:value-type="float">
            <text:p>20.475</text:p>
          </table:table-cell>
          <table:table-cell office:value-type="float" office:value="104.359166666667" calcext:value-type="float">
            <text:p>104.359166666667</text:p>
          </table:table-cell>
          <table:table-cell office:value-type="float" office:value="147.979722222222" calcext:value-type="float">
            <text:p>147.979722222222</text:p>
          </table:table-cell>
          <table:table-cell office:value-type="float" office:value="178.027777777778" calcext:value-type="float">
            <text:p>178.027777777778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opeton</text:p>
          </table:table-cell>
          <table:table-cell office:value-type="string" calcext:value-type="string">
            <text:p>AUS0000301</text:p>
          </table:table-cell>
          <table:table-cell office:value-type="float" office:value="24" calcext:value-type="float">
            <text:p>24</text:p>
          </table:table-cell>
          <table:table-cell office:value-type="float" office:value="-29.9102" calcext:value-type="float">
            <text:p>-29.9102</text:p>
          </table:table-cell>
          <table:table-cell office:value-type="float" office:value="150.9235" calcext:value-type="float">
            <text:p>150.9235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AGL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9041" calcext:value-type="float">
            <text:p>1019041</text:p>
          </table:table-cell>
          <table:table-cell/>
          <table:table-cell office:value-type="float" office:value="40.4594444444444" calcext:value-type="float">
            <text:p>40.4594444444444</text:p>
          </table:table-cell>
          <table:table-cell office:value-type="float" office:value="46.9308333333333" calcext:value-type="float">
            <text:p>46.9308333333333</text:p>
          </table:table-cell>
          <table:table-cell office:value-type="float" office:value="38.8291666666667" calcext:value-type="float">
            <text:p>38.8291666666667</text:p>
          </table:table-cell>
          <table:table-cell office:value-type="float" office:value="12.6894444444444" calcext:value-type="float">
            <text:p>12.6894444444444</text:p>
          </table:table-cell>
          <table:table-cell office:value-type="float" office:value="28.0872222222222" calcext:value-type="float">
            <text:p>28.0872222222222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oral Bay Diesel Backup</text:p>
          </table:table-cell>
          <table:table-cell office:value-type="string" calcext:value-type="string">
            <text:p>AUS0000351</text:p>
          </table:table-cell>
          <table:table-cell office:value-type="float" office:value="2.24" calcext:value-type="float">
            <text:p>2.24</text:p>
          </table:table-cell>
          <table:table-cell office:value-type="float" office:value="-23.1521" calcext:value-type="float">
            <text:p>-23.1521</text:p>
          </table:table-cell>
          <table:table-cell office:value-type="float" office:value="113.7762" calcext:value-type="float">
            <text:p>113.7762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Verve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3760" calcext:value-type="float">
            <text:p>1063760</text:p>
          </table:table-cell>
          <table:table-cell table:number-columns-repeated="6"/>
          <table:table-cell office:value-type="float" office:value="23.5850850121134" calcext:value-type="float">
            <text:p>23.5850850121134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orio</text:p>
          </table:table-cell>
          <table:table-cell office:value-type="string" calcext:value-type="string">
            <text:p>AUS0000336</text:p>
          </table:table-cell>
          <table:table-cell office:value-type="float" office:value="1" calcext:value-type="float">
            <text:p>1</text:p>
          </table:table-cell>
          <table:table-cell office:value-type="float" office:value="-38.0587" calcext:value-type="float">
            <text:p>-38.0587</text:p>
          </table:table-cell>
          <table:table-cell office:value-type="float" office:value="144.4056" calcext:value-type="float">
            <text:p>144.4056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EDL LFG Vic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6473" calcext:value-type="float">
            <text:p>1016473</text:p>
          </table:table-cell>
          <table:table-cell table:number-columns-repeated="4"/>
          <table:table-cell office:value-type="float" office:value="6.55777777777778" calcext:value-type="float">
            <text:p>6.55777777777778</text:p>
          </table:table-cell>
          <table:table-cell office:value-type="float" office:value="7.26694444444444" calcext:value-type="float">
            <text:p>7.2669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rookwell Wind Farm</text:p>
          </table:table-cell>
          <table:table-cell office:value-type="string" calcext:value-type="string">
            <text:p>AUS0000046</text:p>
          </table:table-cell>
          <table:table-cell office:value-type="float" office:value="4.8" calcext:value-type="float">
            <text:p>4.8</text:p>
          </table:table-cell>
          <table:table-cell office:value-type="float" office:value="-34.5165" calcext:value-type="float">
            <text:p>-34.5165</text:p>
          </table:table-cell>
          <table:table-cell office:value-type="float" office:value="149.5425" calcext:value-type="float">
            <text:p>149.5425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Eraring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2"/>
          <table:table-cell office:value-type="float" office:value="6.87527777777778" calcext:value-type="float">
            <text:p>6.87527777777778</text:p>
          </table:table-cell>
          <table:table-cell office:value-type="float" office:value="0.4025" calcext:value-type="float">
            <text:p>0.4025</text:p>
          </table:table-cell>
          <table:table-cell office:value-type="float" office:value="7.9225" calcext:value-type="float">
            <text:p>7.9225</text:p>
          </table:table-cell>
          <table:table-cell office:value-type="float" office:value="8.72972222222222" calcext:value-type="float">
            <text:p>8.7297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ullerin Range Wind Farm</text:p>
          </table:table-cell>
          <table:table-cell office:value-type="string" calcext:value-type="string">
            <text:p>AUS0000003</text:p>
          </table:table-cell>
          <table:table-cell office:value-type="float" office:value="30" calcext:value-type="float">
            <text:p>30</text:p>
          </table:table-cell>
          <table:table-cell office:value-type="float" office:value="-34.805" calcext:value-type="float">
            <text:p>-34.805</text:p>
          </table:table-cell>
          <table:table-cell office:value-type="float" office:value="149.4001" calcext:value-type="float">
            <text:p>149.4001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Origin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71870" calcext:value-type="float">
            <text:p>1071870</text:p>
          </table:table-cell>
          <table:table-cell/>
          <table:table-cell office:value-type="float" office:value="99.5638888888889" calcext:value-type="float">
            <text:p>99.5638888888889</text:p>
          </table:table-cell>
          <table:table-cell office:value-type="float" office:value="106.626111111111" calcext:value-type="float">
            <text:p>106.626111111111</text:p>
          </table:table-cell>
          <table:table-cell office:value-type="float" office:value="90.4669444444444" calcext:value-type="float">
            <text:p>90.4669444444444</text:p>
          </table:table-cell>
          <table:table-cell office:value-type="float" office:value="102.178055555556" calcext:value-type="float">
            <text:p>102.178055555556</text:p>
          </table:table-cell>
          <table:table-cell office:value-type="float" office:value="4.64527777777778" calcext:value-type="float">
            <text:p>4.64527777777778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aandine</text:p>
          </table:table-cell>
          <table:table-cell office:value-type="string" calcext:value-type="string">
            <text:p>AUS0000155</text:p>
          </table:table-cell>
          <table:table-cell office:value-type="float" office:value="33" calcext:value-type="float">
            <text:p>33</text:p>
          </table:table-cell>
          <table:table-cell office:value-type="float" office:value="-27.0863" calcext:value-type="float">
            <text:p>-27.0863</text:p>
          </table:table-cell>
          <table:table-cell office:value-type="float" office:value="150.943" calcext:value-type="float">
            <text:p>150.943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Energy Infrastructure Investments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4609" calcext:value-type="float">
            <text:p>1064609</text:p>
          </table:table-cell>
          <table:table-cell/>
          <table:table-cell office:value-type="float" office:value="212.01" calcext:value-type="float">
            <text:p>212.01</text:p>
          </table:table-cell>
          <table:table-cell office:value-type="float" office:value="239.54" calcext:value-type="float">
            <text:p>239.54</text:p>
          </table:table-cell>
          <table:table-cell office:value-type="float" office:value="0" calcext:value-type="float">
            <text:p>0</text:p>
          </table:table-cell>
          <table:table-cell office:value-type="float" office:value="259.285833333333" calcext:value-type="float">
            <text:p>259.285833333333</text:p>
          </table:table-cell>
          <table:table-cell office:value-type="float" office:value="249.254722222222" calcext:value-type="float">
            <text:p>249.254722222222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ampier</text:p>
          </table:table-cell>
          <table:table-cell office:value-type="string" calcext:value-type="string">
            <text:p>AUS0000185</text:p>
          </table:table-cell>
          <table:table-cell office:value-type="float" office:value="120" calcext:value-type="float">
            <text:p>120</text:p>
          </table:table-cell>
          <table:table-cell office:value-type="float" office:value="-20.648" calcext:value-type="float">
            <text:p>-20.648</text:p>
          </table:table-cell>
          <table:table-cell office:value-type="float" office:value="116.7219" calcext:value-type="float">
            <text:p>116.7219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Rio Tinto Australia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8123" calcext:value-type="float">
            <text:p>1018123</text:p>
          </table:table-cell>
          <table:table-cell table:number-columns-repeated="6"/>
          <table:table-cell office:value-type="float" office:value="302.609963356322" calcext:value-type="float">
            <text:p>302.609963356322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arling Downs</text:p>
          </table:table-cell>
          <table:table-cell office:value-type="string" calcext:value-type="string">
            <text:p>AUS0000156</text:p>
          </table:table-cell>
          <table:table-cell office:value-type="float" office:value="644" calcext:value-type="float">
            <text:p>644</text:p>
          </table:table-cell>
          <table:table-cell office:value-type="float" office:value="-27.1169" calcext:value-type="float">
            <text:p>-27.1169</text:p>
          </table:table-cell>
          <table:table-cell office:value-type="float" office:value="150.8942" calcext:value-type="float">
            <text:p>150.8942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Origin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2112" calcext:value-type="float">
            <text:p>1062112</text:p>
          </table:table-cell>
          <table:table-cell/>
          <table:table-cell office:value-type="float" office:value="2881.40805555556" calcext:value-type="float">
            <text:p>2881.40805555556</text:p>
          </table:table-cell>
          <table:table-cell office:value-type="float" office:value="3322.8125" calcext:value-type="float">
            <text:p>3322.8125</text:p>
          </table:table-cell>
          <table:table-cell office:value-type="float" office:value="4337.81861111111" calcext:value-type="float">
            <text:p>4337.81861111111</text:p>
          </table:table-cell>
          <table:table-cell office:value-type="float" office:value="3674.545" calcext:value-type="float">
            <text:p>3674.545</text:p>
          </table:table-cell>
          <table:table-cell office:value-type="float" office:value="3342.94666666667" calcext:value-type="float">
            <text:p>3342.94666666667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arlot Gold Mine</text:p>
          </table:table-cell>
          <table:table-cell office:value-type="string" calcext:value-type="string">
            <text:p>AUS0000321</text:p>
          </table:table-cell>
          <table:table-cell office:value-type="float" office:value="11.7" calcext:value-type="float">
            <text:p>11.7</text:p>
          </table:table-cell>
          <table:table-cell office:value-type="float" office:value="-27.8972" calcext:value-type="float">
            <text:p>-27.8972</text:p>
          </table:table-cell>
          <table:table-cell office:value-type="float" office:value="121.2698" calcext:value-type="float">
            <text:p>121.2698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Barrick Gol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85198" calcext:value-type="float">
            <text:p>1085198</text:p>
          </table:table-cell>
          <table:table-cell table:number-columns-repeated="6"/>
          <table:table-cell office:value-type="float" office:value="29.5044714272414" calcext:value-type="float">
            <text:p>29.5044714272414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artmouth (Mount Beauty Hydro Scheme)</text:p>
          </table:table-cell>
          <table:table-cell office:value-type="string" calcext:value-type="string">
            <text:p>AUS0000109</text:p>
          </table:table-cell>
          <table:table-cell office:value-type="float" office:value="150" calcext:value-type="float">
            <text:p>150</text:p>
          </table:table-cell>
          <table:table-cell office:value-type="float" office:value="-36.5564" calcext:value-type="float">
            <text:p>-36.5564</text:p>
          </table:table-cell>
          <table:table-cell office:value-type="float" office:value="147.5206" calcext:value-type="float">
            <text:p>147.5206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AGL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2"/>
          <table:table-cell office:value-type="float" office:value="178.604444444444" calcext:value-type="float">
            <text:p>178.604444444444</text:p>
          </table:table-cell>
          <table:table-cell office:value-type="float" office:value="357.544444444444" calcext:value-type="float">
            <text:p>357.544444444444</text:p>
          </table:table-cell>
          <table:table-cell office:value-type="float" office:value="446.691388888889" calcext:value-type="float">
            <text:p>446.691388888889</text:p>
          </table:table-cell>
          <table:table-cell office:value-type="float" office:value="508.084444444445" calcext:value-type="float">
            <text:p>508.084444444445</text:p>
          </table:table-cell>
          <table:table-cell office:value-type="float" office:value="44.3977777777778" calcext:value-type="float">
            <text:p>44.3977777777778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enham Diesel Backup</text:p>
          </table:table-cell>
          <table:table-cell office:value-type="string" calcext:value-type="string">
            <text:p>AUS0000353</text:p>
          </table:table-cell>
          <table:table-cell office:value-type="float" office:value="1.6" calcext:value-type="float">
            <text:p>1.6</text:p>
          </table:table-cell>
          <table:table-cell office:value-type="float" office:value="-25.9167" calcext:value-type="float">
            <text:p>-25.9167</text:p>
          </table:table-cell>
          <table:table-cell office:value-type="float" office:value="113.534" calcext:value-type="float">
            <text:p>113.534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Verve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16.8464892943667" calcext:value-type="float">
            <text:p>16.8464892943667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AUS0000366</text:p>
          </table:table-cell>
          <table:table-cell office:value-type="float" office:value="12.53" calcext:value-type="float">
            <text:p>12.53</text:p>
          </table:table-cell>
          <table:table-cell office:value-type="float" office:value="-17.3141" calcext:value-type="float">
            <text:p>-17.3141</text:p>
          </table:table-cell>
          <table:table-cell office:value-type="float" office:value="123.6441" calcext:value-type="float">
            <text:p>123.6441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Energy Developments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8766" calcext:value-type="float">
            <text:p>1058766</text:p>
          </table:table-cell>
          <table:table-cell/>
          <table:table-cell office:value-type="float" office:value="38.3855555555556" calcext:value-type="float">
            <text:p>38.3855555555556</text:p>
          </table:table-cell>
          <table:table-cell office:value-type="float" office:value="38.0738888888889" calcext:value-type="float">
            <text:p>38.0738888888889</text:p>
          </table:table-cell>
          <table:table-cell office:value-type="float" office:value="35.7608333333333" calcext:value-type="float">
            <text:p>35.7608333333333</text:p>
          </table:table-cell>
          <table:table-cell office:value-type="float" office:value="37.4541666666667" calcext:value-type="float">
            <text:p>37.4541666666667</text:p>
          </table:table-cell>
          <table:table-cell office:value-type="float" office:value="34.2394444444444" calcext:value-type="float">
            <text:p>34.2394444444444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evils Gate</text:p>
          </table:table-cell>
          <table:table-cell office:value-type="string" calcext:value-type="string">
            <text:p>AUS0000136</text:p>
          </table:table-cell>
          <table:table-cell office:value-type="float" office:value="60" calcext:value-type="float">
            <text:p>60</text:p>
          </table:table-cell>
          <table:table-cell office:value-type="float" office:value="-41.3505" calcext:value-type="float">
            <text:p>-41.3505</text:p>
          </table:table-cell>
          <table:table-cell office:value-type="float" office:value="146.2632" calcext:value-type="float">
            <text:p>146.2632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Hydro-Electric Corporation (Tasmania)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9012" calcext:value-type="float">
            <text:p>1019012</text:p>
          </table:table-cell>
          <table:table-cell/>
          <table:table-cell office:value-type="float" office:value="247.814722222222" calcext:value-type="float">
            <text:p>247.814722222222</text:p>
          </table:table-cell>
          <table:table-cell office:value-type="float" office:value="319.421111111111" calcext:value-type="float">
            <text:p>319.421111111111</text:p>
          </table:table-cell>
          <table:table-cell office:value-type="float" office:value="261.694722222222" calcext:value-type="float">
            <text:p>261.694722222222</text:p>
          </table:table-cell>
          <table:table-cell office:value-type="float" office:value="226.211388888889" calcext:value-type="float">
            <text:p>226.211388888889</text:p>
          </table:table-cell>
          <table:table-cell office:value-type="float" office:value="287.216388888889" calcext:value-type="float">
            <text:p>287.216388888889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iamantina</text:p>
          </table:table-cell>
          <table:table-cell office:value-type="string" calcext:value-type="string">
            <text:p>AUS0000459</text:p>
          </table:table-cell>
          <table:table-cell office:value-type="float" office:value="242" calcext:value-type="float">
            <text:p>242</text:p>
          </table:table-cell>
          <table:table-cell office:value-type="float" office:value="-20.7837" calcext:value-type="float">
            <text:p>-20.7837</text:p>
          </table:table-cell>
          <table:table-cell office:value-type="float" office:value="139.4833" calcext:value-type="float">
            <text:p>139.4833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APA Group and AGL Energ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88740" calcext:value-type="float">
            <text:p>1088740</text:p>
          </table:table-cell>
          <table:table-cell table:number-columns-repeated="2"/>
          <table:table-cell office:value-type="float" office:value="252.576666666667" calcext:value-type="float">
            <text:p>252.576666666667</text:p>
          </table:table-cell>
          <table:table-cell office:value-type="float" office:value="1502.96666666667" calcext:value-type="float">
            <text:p>1502.96666666667</text:p>
          </table:table-cell>
          <table:table-cell office:value-type="float" office:value="1716.88305555556" calcext:value-type="float">
            <text:p>1716.88305555556</text:p>
          </table:table-cell>
          <table:table-cell office:value-type="float" office:value="1649.3" calcext:value-type="float">
            <text:p>1649.3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ry Creek</text:p>
          </table:table-cell>
          <table:table-cell office:value-type="string" calcext:value-type="string">
            <text:p>AUS0000233</text:p>
          </table:table-cell>
          <table:table-cell office:value-type="float" office:value="156" calcext:value-type="float">
            <text:p>156</text:p>
          </table:table-cell>
          <table:table-cell office:value-type="float" office:value="-34.8475" calcext:value-type="float">
            <text:p>-34.8475</text:p>
          </table:table-cell>
          <table:table-cell office:value-type="float" office:value="138.5818" calcext:value-type="float">
            <text:p>138.5818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Synergen Pow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4351" calcext:value-type="float">
            <text:p>1014351</text:p>
          </table:table-cell>
          <table:table-cell/>
          <table:table-cell office:value-type="float" office:value="6.72222222222222" calcext:value-type="float">
            <text:p>6.72222222222222</text:p>
          </table:table-cell>
          <table:table-cell office:value-type="float" office:value="2.92333333333333" calcext:value-type="float">
            <text:p>2.92333333333333</text:p>
          </table:table-cell>
          <table:table-cell office:value-type="float" office:value="4.88638888888889" calcext:value-type="float">
            <text:p>4.88638888888889</text:p>
          </table:table-cell>
          <table:table-cell office:value-type="float" office:value="6.19694444444444" calcext:value-type="float">
            <text:p>6.19694444444444</text:p>
          </table:table-cell>
          <table:table-cell office:value-type="float" office:value="9.695" calcext:value-type="float">
            <text:p>9.695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arthPower Biomass Plant</text:p>
          </table:table-cell>
          <table:table-cell office:value-type="string" calcext:value-type="string">
            <text:p>AUS0000272</text:p>
          </table:table-cell>
          <table:table-cell office:value-type="float" office:value="3.9" calcext:value-type="float">
            <text:p>3.9</text:p>
          </table:table-cell>
          <table:table-cell office:value-type="float" office:value="-33.8204" calcext:value-type="float">
            <text:p>-33.8204</text:p>
          </table:table-cell>
          <table:table-cell office:value-type="float" office:value="151.042" calcext:value-type="float">
            <text:p>151.042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Earthpower Technologies Sydne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astern Creek</text:p>
          </table:table-cell>
          <table:table-cell office:value-type="string" calcext:value-type="string">
            <text:p>AUS0000045</text:p>
          </table:table-cell>
          <table:table-cell office:value-type="float" office:value="5.4" calcext:value-type="float">
            <text:p>5.4</text:p>
          </table:table-cell>
          <table:table-cell office:value-type="float" office:value="-33.8142" calcext:value-type="float">
            <text:p>-33.8142</text:p>
          </table:table-cell>
          <table:table-cell office:value-type="float" office:value="150.8537" calcext:value-type="float">
            <text:p>150.8537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Energy Developments LFG(NSW)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7464" calcext:value-type="float">
            <text:p>1057464</text:p>
          </table:table-cell>
          <table:table-cell/>
          <table:table-cell office:value-type="float" office:value="20.5661111111111" calcext:value-type="float">
            <text:p>20.5661111111111</text:p>
          </table:table-cell>
          <table:table-cell office:value-type="float" office:value="18.075" calcext:value-type="float">
            <text:p>18.075</text:p>
          </table:table-cell>
          <table:table-cell office:value-type="float" office:value="16.2358333333333" calcext:value-type="float">
            <text:p>16.2358333333333</text:p>
          </table:table-cell>
          <table:table-cell office:value-type="float" office:value="12.0927777777778" calcext:value-type="float">
            <text:p>12.0927777777778</text:p>
          </table:table-cell>
          <table:table-cell office:value-type="float" office:value="12.0461111111111" calcext:value-type="float">
            <text:p>12.0461111111111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astern Creek 2</text:p>
          </table:table-cell>
          <table:table-cell office:value-type="string" calcext:value-type="string">
            <text:p>AUS0000044</text:p>
          </table:table-cell>
          <table:table-cell office:value-type="float" office:value="8.984" calcext:value-type="float">
            <text:p>8.984</text:p>
          </table:table-cell>
          <table:table-cell office:value-type="float" office:value="-33.8125" calcext:value-type="float">
            <text:p>-33.8125</text:p>
          </table:table-cell>
          <table:table-cell office:value-type="float" office:value="150.8617" calcext:value-type="float">
            <text:p>150.8617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LMS Energy Generation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4566" calcext:value-type="float">
            <text:p>1054566</text:p>
          </table:table-cell>
          <table:table-cell/>
          <table:table-cell office:value-type="float" office:value="61.4869444444445" calcext:value-type="float">
            <text:p>61.4869444444445</text:p>
          </table:table-cell>
          <table:table-cell office:value-type="float" office:value="64.8069444444444" calcext:value-type="float">
            <text:p>64.8069444444444</text:p>
          </table:table-cell>
          <table:table-cell office:value-type="float" office:value="63.6163888888889" calcext:value-type="float">
            <text:p>63.6163888888889</text:p>
          </table:table-cell>
          <table:table-cell office:value-type="float" office:value="62.9836111111111" calcext:value-type="float">
            <text:p>62.9836111111111</text:p>
          </table:table-cell>
          <table:table-cell office:value-type="float" office:value="60.9752777777778" calcext:value-type="float">
            <text:p>60.9752777777778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ildon</text:p>
          </table:table-cell>
          <table:table-cell office:value-type="string" calcext:value-type="string">
            <text:p>AUS0000084</text:p>
          </table:table-cell>
          <table:table-cell office:value-type="float" office:value="120" calcext:value-type="float">
            <text:p>120</text:p>
          </table:table-cell>
          <table:table-cell office:value-type="float" office:value="-37.222" calcext:value-type="float">
            <text:p>-37.222</text:p>
          </table:table-cell>
          <table:table-cell office:value-type="float" office:value="145.9215" calcext:value-type="float">
            <text:p>145.9215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AGL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166" calcext:value-type="float">
            <text:p>1030166</text:p>
          </table:table-cell>
          <table:table-cell/>
          <table:table-cell office:value-type="float" office:value="266.903888888889" calcext:value-type="float">
            <text:p>266.903888888889</text:p>
          </table:table-cell>
          <table:table-cell office:value-type="float" office:value="184.370277777778" calcext:value-type="float">
            <text:p>184.370277777778</text:p>
          </table:table-cell>
          <table:table-cell office:value-type="float" office:value="197.316944444444" calcext:value-type="float">
            <text:p>197.316944444444</text:p>
          </table:table-cell>
          <table:table-cell office:value-type="float" office:value="153.184444444444" calcext:value-type="float">
            <text:p>153.184444444444</text:p>
          </table:table-cell>
          <table:table-cell office:value-type="float" office:value="102.960833333333" calcext:value-type="float">
            <text:p>102.960833333333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ildon Small Hydro</text:p>
          </table:table-cell>
          <table:table-cell office:value-type="string" calcext:value-type="string">
            <text:p>AUS0000335</text:p>
          </table:table-cell>
          <table:table-cell office:value-type="float" office:value="5" calcext:value-type="float">
            <text:p>5</text:p>
          </table:table-cell>
          <table:table-cell office:value-type="float" office:value="-37.2431" calcext:value-type="float">
            <text:p>-37.2431</text:p>
          </table:table-cell>
          <table:table-cell office:value-type="float" office:value="145.8974" calcext:value-type="float">
            <text:p>145.8974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Pacific Hydro Investments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2"/>
          <table:table-cell office:value-type="float" office:value="18.5297222222222" calcext:value-type="float">
            <text:p>18.5297222222222</text:p>
          </table:table-cell>
          <table:table-cell office:value-type="float" office:value="12.07" calcext:value-type="float">
            <text:p>12.07</text:p>
          </table:table-cell>
          <table:table-cell office:value-type="float" office:value="14.7277777777778" calcext:value-type="float">
            <text:p>14.7277777777778</text:p>
          </table:table-cell>
          <table:table-cell office:value-type="float" office:value="12.6322222222222" calcext:value-type="float">
            <text:p>12.6322222222222</text:p>
          </table:table-cell>
          <table:table-cell office:value-type="float" office:value="8.51694444444444" calcext:value-type="float">
            <text:p>8.51694444444444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AUS0000488</text:p>
          </table:table-cell>
          <table:table-cell office:value-type="float" office:value="1" calcext:value-type="float">
            <text:p>1</text:p>
          </table:table-cell>
          <table:table-cell office:value-type="float" office:value="-17.5504" calcext:value-type="float">
            <text:p>-17.5504</text:p>
          </table:table-cell>
          <table:table-cell office:value-type="float" office:value="133.5393" calcext:value-type="float">
            <text:p>133.5393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Territory Generation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5"/>
          <table:table-cell office:value-type="float" office:value="2.91194444444444" calcext:value-type="float">
            <text:p>2.91194444444444</text:p>
          </table:table-cell>
          <table:table-cell office:value-type="float" office:value="2.70305555555556" calcext:value-type="float">
            <text:p>2.70305555555556</text:p>
          </table:table-cell>
          <table:table-cell office:value-type="float" office:value="10.5290558089792" calcext:value-type="float">
            <text:p>10.5290558089792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mu Downs Wind Farm</text:p>
          </table:table-cell>
          <table:table-cell office:value-type="string" calcext:value-type="string">
            <text:p>AUS0000043</text:p>
          </table:table-cell>
          <table:table-cell office:value-type="float" office:value="79.2" calcext:value-type="float">
            <text:p>79.2</text:p>
          </table:table-cell>
          <table:table-cell office:value-type="float" office:value="-30.4882" calcext:value-type="float">
            <text:p>-30.4882</text:p>
          </table:table-cell>
          <table:table-cell office:value-type="float" office:value="115.3768" calcext:value-type="float">
            <text:p>115.3768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Griffin Energy &amp; Stanwell Corporation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8036" calcext:value-type="float">
            <text:p>1058036</text:p>
          </table:table-cell>
          <table:table-cell/>
          <table:table-cell office:value-type="float" office:value="226.464444444444" calcext:value-type="float">
            <text:p>226.464444444444</text:p>
          </table:table-cell>
          <table:table-cell office:value-type="float" office:value="241.583055555556" calcext:value-type="float">
            <text:p>241.583055555556</text:p>
          </table:table-cell>
          <table:table-cell office:value-type="float" office:value="253.847777777778" calcext:value-type="float">
            <text:p>253.847777777778</text:p>
          </table:table-cell>
          <table:table-cell office:value-type="float" office:value="226.473888888889" calcext:value-type="float">
            <text:p>226.473888888889</text:p>
          </table:table-cell>
          <table:table-cell office:value-type="float" office:value="258.823611111111" calcext:value-type="float">
            <text:p>258.823611111111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nergy Brix</text:p>
          </table:table-cell>
          <table:table-cell office:value-type="string" calcext:value-type="string">
            <text:p>AUS0000085</text:p>
          </table:table-cell>
          <table:table-cell office:value-type="float" office:value="195" calcext:value-type="float">
            <text:p>195</text:p>
          </table:table-cell>
          <table:table-cell office:value-type="float" office:value="-38.2546" calcext:value-type="float">
            <text:p>-38.2546</text:p>
          </table:table-cell>
          <table:table-cell office:value-type="float" office:value="146.4137" calcext:value-type="float">
            <text:p>146.4137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Energy Brix (Aust) Corp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2"/>
          <table:table-cell office:value-type="float" office:value="156.816944444444" calcext:value-type="float">
            <text:p>156.816944444444</text:p>
          </table:table-cell>
          <table:table-cell office:value-type="float" office:value="105.601111111111" calcext:value-type="float">
            <text:p>105.601111111111</text:p>
          </table:table-cell>
          <table:table-cell office:value-type="float" office:value="41.6936111111111" calcext:value-type="float">
            <text:p>41.693611111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raring</text:p>
          </table:table-cell>
          <table:table-cell office:value-type="string" calcext:value-type="string">
            <text:p>AUS0000273</text:p>
          </table:table-cell>
          <table:table-cell office:value-type="float" office:value="41.5" calcext:value-type="float">
            <text:p>41.5</text:p>
          </table:table-cell>
          <table:table-cell office:value-type="float" office:value="-33.0617" calcext:value-type="float">
            <text:p>-33.0617</text:p>
          </table:table-cell>
          <table:table-cell office:value-type="float" office:value="151.5223" calcext:value-type="float">
            <text:p>151.5223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Eraring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436.955816072637" calcext:value-type="float">
            <text:p>436.955816072637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raring</text:p>
          </table:table-cell>
          <table:table-cell office:value-type="string" calcext:value-type="string">
            <text:p>AUS0000306</text:p>
          </table:table-cell>
          <table:table-cell office:value-type="float" office:value="2880" calcext:value-type="float">
            <text:p>2880</text:p>
          </table:table-cell>
          <table:table-cell office:value-type="float" office:value="-33.0621" calcext:value-type="float">
            <text:p>-33.0621</text:p>
          </table:table-cell>
          <table:table-cell office:value-type="float" office:value="151.5206" calcext:value-type="float">
            <text:p>151.5206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Origin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4204" calcext:value-type="float">
            <text:p>1014204</text:p>
          </table:table-cell>
          <table:table-cell/>
          <table:table-cell office:value-type="float" office:value="11393.2105555556" calcext:value-type="float">
            <text:p>11393.2105555556</text:p>
          </table:table-cell>
          <table:table-cell office:value-type="float" office:value="9300.37916666667" calcext:value-type="float">
            <text:p>9300.37916666667</text:p>
          </table:table-cell>
          <table:table-cell office:value-type="float" office:value="14316.4788888889" calcext:value-type="float">
            <text:p>14316.4788888889</text:p>
          </table:table-cell>
          <table:table-cell office:value-type="float" office:value="14631.565" calcext:value-type="float">
            <text:p>14631.565</text:p>
          </table:table-cell>
          <table:table-cell office:value-type="float" office:value="14993.4688888889" calcext:value-type="float">
            <text:p>14993.4688888889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erance</text:p>
          </table:table-cell>
          <table:table-cell office:value-type="string" calcext:value-type="string">
            <text:p>AUS0000186</text:p>
          </table:table-cell>
          <table:table-cell office:value-type="float" office:value="33" calcext:value-type="float">
            <text:p>33</text:p>
          </table:table-cell>
          <table:table-cell office:value-type="float" office:value="-33.8762" calcext:value-type="float">
            <text:p>-33.8762</text:p>
          </table:table-cell>
          <table:table-cell office:value-type="float" office:value="121.8998" calcext:value-type="float">
            <text:p>121.8998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Infrastructure Capital Group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191" calcext:value-type="float">
            <text:p>1030191</text:p>
          </table:table-cell>
          <table:table-cell/>
          <table:table-cell office:value-type="float" office:value="76.7258333333333" calcext:value-type="float">
            <text:p>76.7258333333333</text:p>
          </table:table-cell>
          <table:table-cell office:value-type="float" office:value="76.345" calcext:value-type="float">
            <text:p>76.345</text:p>
          </table:table-cell>
          <table:table-cell office:value-type="float" office:value="75.5094444444444" calcext:value-type="float">
            <text:p>75.5094444444444</text:p>
          </table:table-cell>
          <table:table-cell office:value-type="float" office:value="76.8138888888889" calcext:value-type="float">
            <text:p>76.8138888888889</text:p>
          </table:table-cell>
          <table:table-cell office:value-type="float" office:value="77.0558333333333" calcext:value-type="float">
            <text:p>77.0558333333333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erance Wind Farm Nine Mile Beach</text:p>
          </table:table-cell>
          <table:table-cell office:value-type="string" calcext:value-type="string">
            <text:p>AUS0000042</text:p>
          </table:table-cell>
          <table:table-cell office:value-type="float" office:value="3.6" calcext:value-type="float">
            <text:p>3.6</text:p>
          </table:table-cell>
          <table:table-cell office:value-type="float" office:value="-33.8927" calcext:value-type="float">
            <text:p>-33.8927</text:p>
          </table:table-cell>
          <table:table-cell office:value-type="float" office:value="121.7778" calcext:value-type="float">
            <text:p>121.7778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Verve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5738" calcext:value-type="float">
            <text:p>1055738</text:p>
          </table:table-cell>
          <table:table-cell table:number-columns-repeated="6"/>
          <table:table-cell office:value-type="float" office:value="3.02314205516419" calcext:value-type="float">
            <text:p>3.02314205516419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erance Wind Farm Ten Mile Lagoon</text:p>
          </table:table-cell>
          <table:table-cell office:value-type="string" calcext:value-type="string">
            <text:p>AUS0000391</text:p>
          </table:table-cell>
          <table:table-cell office:value-type="float" office:value="2.03" calcext:value-type="float">
            <text:p>2.03</text:p>
          </table:table-cell>
          <table:table-cell office:value-type="float" office:value="-33.8802" calcext:value-type="float">
            <text:p>-33.8802</text:p>
          </table:table-cell>
          <table:table-cell office:value-type="float" office:value="121.769" calcext:value-type="float">
            <text:p>121.769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Verve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193" calcext:value-type="float">
            <text:p>1030193</text:p>
          </table:table-cell>
          <table:table-cell table:number-columns-repeated="6"/>
          <table:table-cell office:value-type="float" office:value="1.70471621443981" calcext:value-type="float">
            <text:p>1.70471621443981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xmouth</text:p>
          </table:table-cell>
          <table:table-cell office:value-type="string" calcext:value-type="string">
            <text:p>AUS0000372</text:p>
          </table:table-cell>
          <table:table-cell office:value-type="float" office:value="8" calcext:value-type="float">
            <text:p>8</text:p>
          </table:table-cell>
          <table:table-cell office:value-type="float" office:value="-21.9465" calcext:value-type="float">
            <text:p>-21.9465</text:p>
          </table:table-cell>
          <table:table-cell office:value-type="float" office:value="114.125" calcext:value-type="float">
            <text:p>114.125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Burns and Roe Worle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194" calcext:value-type="float">
            <text:p>1030194</text:p>
          </table:table-cell>
          <table:table-cell/>
          <table:table-cell office:value-type="float" office:value="25.1030555555556" calcext:value-type="float">
            <text:p>25.1030555555556</text:p>
          </table:table-cell>
          <table:table-cell office:value-type="float" office:value="24.8602777777778" calcext:value-type="float">
            <text:p>24.8602777777778</text:p>
          </table:table-cell>
          <table:table-cell office:value-type="float" office:value="22.7361111111111" calcext:value-type="float">
            <text:p>22.7361111111111</text:p>
          </table:table-cell>
          <table:table-cell office:value-type="float" office:value="23.8113888888889" calcext:value-type="float">
            <text:p>23.8113888888889</text:p>
          </table:table-cell>
          <table:table-cell office:value-type="float" office:value="23.7911111111111" calcext:value-type="float">
            <text:p>23.7911111111111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Fisher</text:p>
          </table:table-cell>
          <table:table-cell office:value-type="string" calcext:value-type="string">
            <text:p>AUS0000135</text:p>
          </table:table-cell>
          <table:table-cell office:value-type="float" office:value="43.2" calcext:value-type="float">
            <text:p>43.2</text:p>
          </table:table-cell>
          <table:table-cell office:value-type="float" office:value="-41.6732" calcext:value-type="float">
            <text:p>-41.6732</text:p>
          </table:table-cell>
          <table:table-cell office:value-type="float" office:value="146.2687" calcext:value-type="float">
            <text:p>146.2687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Hydro-Electric Corporation (Tasmania)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9013" calcext:value-type="float">
            <text:p>1019013</text:p>
          </table:table-cell>
          <table:table-cell/>
          <table:table-cell office:value-type="float" office:value="205.702222222222" calcext:value-type="float">
            <text:p>205.702222222222</text:p>
          </table:table-cell>
          <table:table-cell office:value-type="float" office:value="241.831388888889" calcext:value-type="float">
            <text:p>241.831388888889</text:p>
          </table:table-cell>
          <table:table-cell office:value-type="float" office:value="127.966666666667" calcext:value-type="float">
            <text:p>127.966666666667</text:p>
          </table:table-cell>
          <table:table-cell office:value-type="float" office:value="165.174444444444" calcext:value-type="float">
            <text:p>165.174444444444</text:p>
          </table:table-cell>
          <table:table-cell office:value-type="float" office:value="237.569444444444" calcext:value-type="float">
            <text:p>237.569444444444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Fitzroy Crossing</text:p>
          </table:table-cell>
          <table:table-cell office:value-type="string" calcext:value-type="string">
            <text:p>AUS0000367</text:p>
          </table:table-cell>
          <table:table-cell office:value-type="float" office:value="4.06" calcext:value-type="float">
            <text:p>4.06</text:p>
          </table:table-cell>
          <table:table-cell office:value-type="float" office:value="-18.1956" calcext:value-type="float">
            <text:p>-18.1956</text:p>
          </table:table-cell>
          <table:table-cell office:value-type="float" office:value="125.5597" calcext:value-type="float">
            <text:p>125.5597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Energy Developments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195" calcext:value-type="float">
            <text:p>1030195</text:p>
          </table:table-cell>
          <table:table-cell/>
          <table:table-cell office:value-type="float" office:value="15.0483333333333" calcext:value-type="float">
            <text:p>15.0483333333333</text:p>
          </table:table-cell>
          <table:table-cell office:value-type="float" office:value="14.5469444444444" calcext:value-type="float">
            <text:p>14.5469444444444</text:p>
          </table:table-cell>
          <table:table-cell office:value-type="float" office:value="14.4627777777778" calcext:value-type="float">
            <text:p>14.4627777777778</text:p>
          </table:table-cell>
          <table:table-cell office:value-type="float" office:value="14.8019444444444" calcext:value-type="float">
            <text:p>14.8019444444444</text:p>
          </table:table-cell>
          <table:table-cell office:value-type="float" office:value="14.1736111111111" calcext:value-type="float">
            <text:p>14.1736111111111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Geraldton</text:p>
          </table:table-cell>
          <table:table-cell office:value-type="string" calcext:value-type="string">
            <text:p>AUS0000187</text:p>
          </table:table-cell>
          <table:table-cell office:value-type="float" office:value="21" calcext:value-type="float">
            <text:p>21</text:p>
          </table:table-cell>
          <table:table-cell office:value-type="float" office:value="-28.7701" calcext:value-type="float">
            <text:p>-28.7701</text:p>
          </table:table-cell>
          <table:table-cell office:value-type="float" office:value="114.6485" calcext:value-type="float">
            <text:p>114.6485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Verve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197" calcext:value-type="float">
            <text:p>1030197</text:p>
          </table:table-cell>
          <table:table-cell/>
          <table:table-cell office:value-type="float" office:value="0.153055555555556" calcext:value-type="float">
            <text:p>0.153055555555556</text:p>
          </table:table-cell>
          <table:table-cell office:value-type="float" office:value="0.0841666666666667" calcext:value-type="float">
            <text:p>0.084166666666667</text:p>
          </table:table-cell>
          <table:table-cell office:value-type="float" office:value="0.0222222222222222" calcext:value-type="float">
            <text:p>0.0222222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German Creek</text:p>
          </table:table-cell>
          <table:table-cell office:value-type="string" calcext:value-type="string">
            <text:p>AUS0000157</text:p>
          </table:table-cell>
          <table:table-cell office:value-type="float" office:value="45.2" calcext:value-type="float">
            <text:p>45.2</text:p>
          </table:table-cell>
          <table:table-cell office:value-type="float" office:value="-22.9281" calcext:value-type="float">
            <text:p>-22.9281</text:p>
          </table:table-cell>
          <table:table-cell office:value-type="float" office:value="148.5515" calcext:value-type="float">
            <text:p>148.5515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Energy Developments CSM (Qld)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3501" calcext:value-type="float">
            <text:p>1053501</text:p>
          </table:table-cell>
          <table:table-cell/>
          <table:table-cell office:value-type="float" office:value="248.355" calcext:value-type="float">
            <text:p>248.355</text:p>
          </table:table-cell>
          <table:table-cell office:value-type="float" office:value="305.607777777778" calcext:value-type="float">
            <text:p>305.607777777778</text:p>
          </table:table-cell>
          <table:table-cell office:value-type="float" office:value="305.963055555556" calcext:value-type="float">
            <text:p>305.963055555556</text:p>
          </table:table-cell>
          <table:table-cell office:value-type="float" office:value="323.058888888889" calcext:value-type="float">
            <text:p>323.058888888889</text:p>
          </table:table-cell>
          <table:table-cell office:value-type="float" office:value="319.785555555556" calcext:value-type="float">
            <text:p>319.785555555556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Gladstone</text:p>
          </table:table-cell>
          <table:table-cell office:value-type="string" calcext:value-type="string">
            <text:p>AUS0000158</text:p>
          </table:table-cell>
          <table:table-cell office:value-type="float" office:value="1680" calcext:value-type="float">
            <text:p>1680</text:p>
          </table:table-cell>
          <table:table-cell office:value-type="float" office:value="-23.8508" calcext:value-type="float">
            <text:p>-23.8508</text:p>
          </table:table-cell>
          <table:table-cell office:value-type="float" office:value="151.2187" calcext:value-type="float">
            <text:p>151.2187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GPS Joint Venture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24521" calcext:value-type="float">
            <text:p>1024521</text:p>
          </table:table-cell>
          <table:table-cell/>
          <table:table-cell office:value-type="float" office:value="6251.80944444444" calcext:value-type="float">
            <text:p>6251.80944444444</text:p>
          </table:table-cell>
          <table:table-cell office:value-type="float" office:value="6837.60527777778" calcext:value-type="float">
            <text:p>6837.60527777778</text:p>
          </table:table-cell>
          <table:table-cell office:value-type="float" office:value="6482.46416666667" calcext:value-type="float">
            <text:p>6482.46416666667</text:p>
          </table:table-cell>
          <table:table-cell office:value-type="float" office:value="6900.33944444444" calcext:value-type="float">
            <text:p>6900.33944444444</text:p>
          </table:table-cell>
          <table:table-cell office:value-type="float" office:value="6662.61" calcext:value-type="float">
            <text:p>6662.61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Glenbawn</text:p>
          </table:table-cell>
          <table:table-cell office:value-type="string" calcext:value-type="string">
            <text:p>AUS0000275</text:p>
          </table:table-cell>
          <table:table-cell office:value-type="float" office:value="5.8" calcext:value-type="float">
            <text:p>5.8</text:p>
          </table:table-cell>
          <table:table-cell office:value-type="float" office:value="-32.1097" calcext:value-type="float">
            <text:p>-32.1097</text:p>
          </table:table-cell>
          <table:table-cell office:value-type="float" office:value="150.9982" calcext:value-type="float">
            <text:p>150.9982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AGL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9042" calcext:value-type="float">
            <text:p>1019042</text:p>
          </table:table-cell>
          <table:table-cell/>
          <table:table-cell office:value-type="float" office:value="2.15972222222222" calcext:value-type="float">
            <text:p>2.15972222222222</text:p>
          </table:table-cell>
          <table:table-cell office:value-type="float" office:value="6.45472222222222" calcext:value-type="float">
            <text:p>6.45472222222222</text:p>
          </table:table-cell>
          <table:table-cell office:value-type="float" office:value="11.7372222222222" calcext:value-type="float">
            <text:p>11.7372222222222</text:p>
          </table:table-cell>
          <table:table-cell office:value-type="float" office:value="9.07583333333333" calcext:value-type="float">
            <text:p>9.07583333333333</text:p>
          </table:table-cell>
          <table:table-cell office:value-type="float" office:value="4.14333333333333" calcext:value-type="float">
            <text:p>4.14333333333333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Glennies Creek</text:p>
          </table:table-cell>
          <table:table-cell office:value-type="string" calcext:value-type="string">
            <text:p>AUS0000276</text:p>
          </table:table-cell>
          <table:table-cell office:value-type="float" office:value="13" calcext:value-type="float">
            <text:p>13</text:p>
          </table:table-cell>
          <table:table-cell office:value-type="float" office:value="-32.4598" calcext:value-type="float">
            <text:p>-32.4598</text:p>
          </table:table-cell>
          <table:table-cell office:value-type="float" office:value="151.1286" calcext:value-type="float">
            <text:p>151.1286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EnviroGen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71134" calcext:value-type="float">
            <text:p>1071134</text:p>
          </table:table-cell>
          <table:table-cell/>
          <table:table-cell office:value-type="float" office:value="81.3091666666667" calcext:value-type="float">
            <text:p>81.3091666666667</text:p>
          </table:table-cell>
          <table:table-cell office:value-type="float" office:value="83.1241666666667" calcext:value-type="float">
            <text:p>83.1241666666667</text:p>
          </table:table-cell>
          <table:table-cell office:value-type="float" office:value="90.7188888888889" calcext:value-type="float">
            <text:p>90.7188888888889</text:p>
          </table:table-cell>
          <table:table-cell office:value-type="float" office:value="93.7830555555555" calcext:value-type="float">
            <text:p>93.7830555555555</text:p>
          </table:table-cell>
          <table:table-cell office:value-type="float" office:value="78.6241666666667" calcext:value-type="float">
            <text:p>78.6241666666667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Glenorchy</text:p>
          </table:table-cell>
          <table:table-cell office:value-type="string" calcext:value-type="string">
            <text:p>AUS0000418</text:p>
          </table:table-cell>
          <table:table-cell office:value-type="float" office:value="1.6" calcext:value-type="float">
            <text:p>1.6</text:p>
          </table:table-cell>
          <table:table-cell office:value-type="float" office:value="-42.8415" calcext:value-type="float">
            <text:p>-42.8415</text:p>
          </table:table-cell>
          <table:table-cell office:value-type="float" office:value="147.255" calcext:value-type="float">
            <text:p>147.255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AGL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2"/>
          <table:table-cell office:value-type="float" office:value="11.7288888888889" calcext:value-type="float">
            <text:p>11.7288888888889</text:p>
          </table:table-cell>
          <table:table-cell office:value-type="float" office:value="11.2147222222222" calcext:value-type="float">
            <text:p>11.2147222222222</text:p>
          </table:table-cell>
          <table:table-cell office:value-type="float" office:value="11.9769444444444" calcext:value-type="float">
            <text:p>11.9769444444444</text:p>
          </table:table-cell>
          <table:table-cell office:value-type="float" office:value="11.0522222222222" calcext:value-type="float">
            <text:p>11.0522222222222</text:p>
          </table:table-cell>
          <table:table-cell office:value-type="float" office:value="9.49194444444444" calcext:value-type="float">
            <text:p>9.49194444444444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AUS0000143</text:p>
          </table:table-cell>
          <table:table-cell office:value-type="float" office:value="432" calcext:value-type="float">
            <text:p>432</text:p>
          </table:table-cell>
          <table:table-cell office:value-type="float" office:value="-42.7405" calcext:value-type="float">
            <text:p>-42.7405</text:p>
          </table:table-cell>
          <table:table-cell office:value-type="float" office:value="145.9828" calcext:value-type="float">
            <text:p>145.9828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Hydro-Electric Corporation (Tasmania)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9014" calcext:value-type="float">
            <text:p>1019014</text:p>
          </table:table-cell>
          <table:table-cell/>
          <table:table-cell office:value-type="float" office:value="1827.43722222222" calcext:value-type="float">
            <text:p>1827.43722222222</text:p>
          </table:table-cell>
          <table:table-cell office:value-type="float" office:value="2739.30777777778" calcext:value-type="float">
            <text:p>2739.30777777778</text:p>
          </table:table-cell>
          <table:table-cell office:value-type="float" office:value="1061.78111111111" calcext:value-type="float">
            <text:p>1061.78111111111</text:p>
          </table:table-cell>
          <table:table-cell office:value-type="float" office:value="1389.86888888889" calcext:value-type="float">
            <text:p>1389.86888888889</text:p>
          </table:table-cell>
          <table:table-cell office:value-type="float" office:value="403.398611111111" calcext:value-type="float">
            <text:p>403.398611111111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Gosnells</text:p>
          </table:table-cell>
          <table:table-cell office:value-type="string" calcext:value-type="string">
            <text:p>AUS0000331</text:p>
          </table:table-cell>
          <table:table-cell office:value-type="float" office:value="1.1" calcext:value-type="float">
            <text:p>1.1</text:p>
          </table:table-cell>
          <table:table-cell office:value-type="float" office:value="-32.0228" calcext:value-type="float">
            <text:p>-32.0228</text:p>
          </table:table-cell>
          <table:table-cell office:value-type="float" office:value="116.0129" calcext:value-type="float">
            <text:p>116.0129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AGL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1149" calcext:value-type="float">
            <text:p>1061149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Grange Avenue</text:p>
          </table:table-cell>
          <table:table-cell office:value-type="string" calcext:value-type="string">
            <text:p>AUS0000041</text:p>
          </table:table-cell>
          <table:table-cell office:value-type="float" office:value="2" calcext:value-type="float">
            <text:p>2</text:p>
          </table:table-cell>
          <table:table-cell office:value-type="float" office:value="-33.7029" calcext:value-type="float">
            <text:p>-33.7029</text:p>
          </table:table-cell>
          <table:table-cell office:value-type="float" office:value="150.8312" calcext:value-type="float">
            <text:p>150.8312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Energy Developments LFG (NSW)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76063" calcext:value-type="float">
            <text:p>1076063</text:p>
          </table:table-cell>
          <table:table-cell table:number-columns-repeated="4"/>
          <table:table-cell office:value-type="float" office:value="6.94833333333333" calcext:value-type="float">
            <text:p>6.94833333333333</text:p>
          </table:table-cell>
          <table:table-cell office:value-type="float" office:value="6.60722222222222" calcext:value-type="float">
            <text:p>6.60722222222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Grasmere Wind Farm (Albany Stage II)</text:p>
          </table:table-cell>
          <table:table-cell office:value-type="string" calcext:value-type="string">
            <text:p>AUS0000309</text:p>
          </table:table-cell>
          <table:table-cell office:value-type="float" office:value="13.8" calcext:value-type="float">
            <text:p>13.8</text:p>
          </table:table-cell>
          <table:table-cell office:value-type="float" office:value="-35.0507" calcext:value-type="float">
            <text:p>-35.0507</text:p>
          </table:table-cell>
          <table:table-cell office:value-type="float" office:value="117.7638" calcext:value-type="float">
            <text:p>117.7638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Verve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11.5887112114627" calcext:value-type="float">
            <text:p>11.5887112114627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Greenough River Solar Farm</text:p>
          </table:table-cell>
          <table:table-cell office:value-type="string" calcext:value-type="string">
            <text:p>AUS0000474</text:p>
          </table:table-cell>
          <table:table-cell office:value-type="float" office:value="10" calcext:value-type="float">
            <text:p>10</text:p>
          </table:table-cell>
          <table:table-cell office:value-type="float" office:value="-28.9043" calcext:value-type="float">
            <text:p>-28.9043</text:p>
          </table:table-cell>
          <table:table-cell office:value-type="float" office:value="115.1119" calcext:value-type="float">
            <text:p>115.1119</text:p>
          </table:table-cell>
          <table:table-cell office:value-type="string" calcext:value-type="string">
            <text:p>Solar</text:p>
          </table:table-cell>
          <table:table-cell table:number-columns-repeated="4"/>
          <table:table-cell office:value-type="string" calcext:value-type="string">
            <text:p>Verve Energy/GE Energy Financial Services JV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88216" calcext:value-type="float">
            <text:p>1088216</text:p>
          </table:table-cell>
          <table:table-cell table:number-columns-repeated="6"/>
          <table:table-cell office:value-type="float" office:value="199.989900861458" calcext:value-type="float">
            <text:p>199.989900861458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Gullen Range Wind Farm</text:p>
          </table:table-cell>
          <table:table-cell office:value-type="string" calcext:value-type="string">
            <text:p>AUS0000482</text:p>
          </table:table-cell>
          <table:table-cell office:value-type="float" office:value="166" calcext:value-type="float">
            <text:p>166</text:p>
          </table:table-cell>
          <table:table-cell office:value-type="float" office:value="-34.6904" calcext:value-type="float">
            <text:p>-34.6904</text:p>
          </table:table-cell>
          <table:table-cell office:value-type="float" office:value="149.4841" calcext:value-type="float">
            <text:p>149.4841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JingNeng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3"/>
          <table:table-cell office:value-type="float" office:value="48.5944444444444" calcext:value-type="float">
            <text:p>48.5944444444444</text:p>
          </table:table-cell>
          <table:table-cell office:value-type="float" office:value="359.905833333333" calcext:value-type="float">
            <text:p>359.905833333333</text:p>
          </table:table-cell>
          <table:table-cell office:value-type="float" office:value="466.475555555556" calcext:value-type="float">
            <text:p>466.475555555556</text:p>
          </table:table-cell>
          <table:table-cell office:value-type="float" office:value="473.414166666667" calcext:value-type="float">
            <text:p>473.414166666667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Gunning</text:p>
          </table:table-cell>
          <table:table-cell office:value-type="string" calcext:value-type="string">
            <text:p>AUS0000040</text:p>
          </table:table-cell>
          <table:table-cell office:value-type="float" office:value="47" calcext:value-type="float">
            <text:p>47</text:p>
          </table:table-cell>
          <table:table-cell office:value-type="float" office:value="-34.6977" calcext:value-type="float">
            <text:p>-34.6977</text:p>
          </table:table-cell>
          <table:table-cell office:value-type="float" office:value="149.3861" calcext:value-type="float">
            <text:p>149.3861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Acciona Energy Australia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87733" calcext:value-type="float">
            <text:p>1087733</text:p>
          </table:table-cell>
          <table:table-cell/>
          <table:table-cell office:value-type="float" office:value="165.39" calcext:value-type="float">
            <text:p>165.39</text:p>
          </table:table-cell>
          <table:table-cell office:value-type="float" office:value="172.938611111111" calcext:value-type="float">
            <text:p>172.938611111111</text:p>
          </table:table-cell>
          <table:table-cell office:value-type="float" office:value="157.699722222222" calcext:value-type="float">
            <text:p>157.699722222222</text:p>
          </table:table-cell>
          <table:table-cell office:value-type="float" office:value="165.342777777778" calcext:value-type="float">
            <text:p>165.342777777778</text:p>
          </table:table-cell>
          <table:table-cell office:value-type="float" office:value="156.245833333333" calcext:value-type="float">
            <text:p>156.245833333333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Guthega</text:p>
          </table:table-cell>
          <table:table-cell office:value-type="string" calcext:value-type="string">
            <text:p>AUS0000303</text:p>
          </table:table-cell>
          <table:table-cell office:value-type="float" office:value="80" calcext:value-type="float">
            <text:p>80</text:p>
          </table:table-cell>
          <table:table-cell office:value-type="float" office:value="-36.3501" calcext:value-type="float">
            <text:p>-36.3501</text:p>
          </table:table-cell>
          <table:table-cell office:value-type="float" office:value="148.4135" calcext:value-type="float">
            <text:p>148.4135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Snowy Hydro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29077" calcext:value-type="float">
            <text:p>1029077</text:p>
          </table:table-cell>
          <table:table-cell table:number-columns-repeated="6"/>
          <table:table-cell office:value-type="float" office:value="70.3716944399793" calcext:value-type="float">
            <text:p>70.3716944399793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Hallam Road</text:p>
          </table:table-cell>
          <table:table-cell office:value-type="string" calcext:value-type="string">
            <text:p>AUS0000077</text:p>
          </table:table-cell>
          <table:table-cell office:value-type="float" office:value="8.984" calcext:value-type="float">
            <text:p>8.984</text:p>
          </table:table-cell>
          <table:table-cell office:value-type="float" office:value="-38.0535" calcext:value-type="float">
            <text:p>-38.0535</text:p>
          </table:table-cell>
          <table:table-cell office:value-type="float" office:value="145.2699" calcext:value-type="float">
            <text:p>145.2699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LMS Energy Generation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88652" calcext:value-type="float">
            <text:p>108865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Hallet 5 - The Bluff</text:p>
          </table:table-cell>
          <table:table-cell office:value-type="string" calcext:value-type="string">
            <text:p>AUS0000454</text:p>
          </table:table-cell>
          <table:table-cell office:value-type="float" office:value="52.5" calcext:value-type="float">
            <text:p>52.5</text:p>
          </table:table-cell>
          <table:table-cell office:value-type="float" office:value="-33.3855" calcext:value-type="float">
            <text:p>-33.3855</text:p>
          </table:table-cell>
          <table:table-cell office:value-type="float" office:value="138.7928" calcext:value-type="float">
            <text:p>138.7928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AGL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77096" calcext:value-type="float">
            <text:p>1077096</text:p>
          </table:table-cell>
          <table:table-cell/>
          <table:table-cell office:value-type="float" office:value="150.240555555556" calcext:value-type="float">
            <text:p>150.240555555556</text:p>
          </table:table-cell>
          <table:table-cell office:value-type="float" office:value="167.772777777778" calcext:value-type="float">
            <text:p>167.772777777778</text:p>
          </table:table-cell>
          <table:table-cell office:value-type="float" office:value="135.846944444444" calcext:value-type="float">
            <text:p>135.846944444444</text:p>
          </table:table-cell>
          <table:table-cell office:value-type="float" office:value="150.012222222222" calcext:value-type="float">
            <text:p>150.012222222222</text:p>
          </table:table-cell>
          <table:table-cell office:value-type="float" office:value="122.298055555556" calcext:value-type="float">
            <text:p>122.298055555556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Hallett</text:p>
          </table:table-cell>
          <table:table-cell office:value-type="string" calcext:value-type="string">
            <text:p>AUS0000250</text:p>
          </table:table-cell>
          <table:table-cell office:value-type="float" office:value="228.3" calcext:value-type="float">
            <text:p>228.3</text:p>
          </table:table-cell>
          <table:table-cell office:value-type="float" office:value="-33.3487" calcext:value-type="float">
            <text:p>-33.3487</text:p>
          </table:table-cell>
          <table:table-cell office:value-type="float" office:value="138.7517" calcext:value-type="float">
            <text:p>138.7517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TRU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5702" calcext:value-type="float">
            <text:p>1055702</text:p>
          </table:table-cell>
          <table:table-cell/>
          <table:table-cell office:value-type="float" office:value="58.8191666666667" calcext:value-type="float">
            <text:p>58.8191666666667</text:p>
          </table:table-cell>
          <table:table-cell office:value-type="float" office:value="33.9469444444444" calcext:value-type="float">
            <text:p>33.9469444444444</text:p>
          </table:table-cell>
          <table:table-cell office:value-type="float" office:value="22.2875" calcext:value-type="float">
            <text:p>22.2875</text:p>
          </table:table-cell>
          <table:table-cell office:value-type="float" office:value="33.3294444444444" calcext:value-type="float">
            <text:p>33.3294444444444</text:p>
          </table:table-cell>
          <table:table-cell office:value-type="float" office:value="46.2533333333333" calcext:value-type="float">
            <text:p>46.2533333333333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Hallett 1 Brown Hill <text:s/>Wind Farm</text:p>
          </table:table-cell>
          <table:table-cell office:value-type="string" calcext:value-type="string">
            <text:p>AUS0000453</text:p>
          </table:table-cell>
          <table:table-cell office:value-type="float" office:value="94.5" calcext:value-type="float">
            <text:p>94.5</text:p>
          </table:table-cell>
          <table:table-cell office:value-type="float" office:value="-33.395" calcext:value-type="float">
            <text:p>-33.395</text:p>
          </table:table-cell>
          <table:table-cell office:value-type="float" office:value="138.7299" calcext:value-type="float">
            <text:p>138.7299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AGL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2649" calcext:value-type="float">
            <text:p>1062649</text:p>
          </table:table-cell>
          <table:table-cell/>
          <table:table-cell office:value-type="float" office:value="331.676666666667" calcext:value-type="float">
            <text:p>331.676666666667</text:p>
          </table:table-cell>
          <table:table-cell office:value-type="float" office:value="358.906944444444" calcext:value-type="float">
            <text:p>358.906944444444</text:p>
          </table:table-cell>
          <table:table-cell office:value-type="float" office:value="315.741111111111" calcext:value-type="float">
            <text:p>315.741111111111</text:p>
          </table:table-cell>
          <table:table-cell office:value-type="float" office:value="322.418055555556" calcext:value-type="float">
            <text:p>322.418055555556</text:p>
          </table:table-cell>
          <table:table-cell office:value-type="float" office:value="285.597777777778" calcext:value-type="float">
            <text:p>285.597777777778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Hallett 2 Hallet Hill <text:s/>Wind Farm</text:p>
          </table:table-cell>
          <table:table-cell office:value-type="string" calcext:value-type="string">
            <text:p>AUS0000455</text:p>
          </table:table-cell>
          <table:table-cell office:value-type="float" office:value="71.4" calcext:value-type="float">
            <text:p>71.4</text:p>
          </table:table-cell>
          <table:table-cell office:value-type="float" office:value="-33.5717" calcext:value-type="float">
            <text:p>-33.5717</text:p>
          </table:table-cell>
          <table:table-cell office:value-type="float" office:value="138.858" calcext:value-type="float">
            <text:p>138.858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ANZ Energy Infrastructure Trust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71423" calcext:value-type="float">
            <text:p>1071423</text:p>
          </table:table-cell>
          <table:table-cell/>
          <table:table-cell office:value-type="float" office:value="256.2275" calcext:value-type="float">
            <text:p>256.2275</text:p>
          </table:table-cell>
          <table:table-cell office:value-type="float" office:value="268.669166666667" calcext:value-type="float">
            <text:p>268.669166666667</text:p>
          </table:table-cell>
          <table:table-cell office:value-type="float" office:value="238.476666666667" calcext:value-type="float">
            <text:p>238.476666666667</text:p>
          </table:table-cell>
          <table:table-cell office:value-type="float" office:value="249.159166666667" calcext:value-type="float">
            <text:p>249.159166666667</text:p>
          </table:table-cell>
          <table:table-cell office:value-type="float" office:value="224.577222222222" calcext:value-type="float">
            <text:p>224.577222222222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Halls Creek</text:p>
          </table:table-cell>
          <table:table-cell office:value-type="string" calcext:value-type="string">
            <text:p>AUS0000368</text:p>
          </table:table-cell>
          <table:table-cell office:value-type="float" office:value="3.69" calcext:value-type="float">
            <text:p>3.69</text:p>
          </table:table-cell>
          <table:table-cell office:value-type="float" office:value="-18.2328" calcext:value-type="float">
            <text:p>-18.2328</text:p>
          </table:table-cell>
          <table:table-cell office:value-type="float" office:value="127.6619" calcext:value-type="float">
            <text:p>127.6619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Energy Developments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198" calcext:value-type="float">
            <text:p>1030198</text:p>
          </table:table-cell>
          <table:table-cell/>
          <table:table-cell office:value-type="float" office:value="12.0891666666667" calcext:value-type="float">
            <text:p>12.0891666666667</text:p>
          </table:table-cell>
          <table:table-cell office:value-type="float" office:value="11.5252777777778" calcext:value-type="float">
            <text:p>11.5252777777778</text:p>
          </table:table-cell>
          <table:table-cell office:value-type="float" office:value="11.4547222222222" calcext:value-type="float">
            <text:p>11.4547222222222</text:p>
          </table:table-cell>
          <table:table-cell office:value-type="float" office:value="11.9675" calcext:value-type="float">
            <text:p>11.9675</text:p>
          </table:table-cell>
          <table:table-cell office:value-type="float" office:value="11.4652777777778" calcext:value-type="float">
            <text:p>11.4652777777778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Hazelwood</text:p>
          </table:table-cell>
          <table:table-cell office:value-type="string" calcext:value-type="string">
            <text:p>AUS0000087</text:p>
          </table:table-cell>
          <table:table-cell office:value-type="float" office:value="1600" calcext:value-type="float">
            <text:p>1600</text:p>
          </table:table-cell>
          <table:table-cell office:value-type="float" office:value="-38.2731" calcext:value-type="float">
            <text:p>-38.2731</text:p>
          </table:table-cell>
          <table:table-cell office:value-type="float" office:value="146.3923" calcext:value-type="float">
            <text:p>146.3923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Hazelwood Pow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8219" calcext:value-type="float">
            <text:p>1018219</text:p>
          </table:table-cell>
          <table:table-cell/>
          <table:table-cell office:value-type="float" office:value="11483.0980555556" calcext:value-type="float">
            <text:p>11483.0980555556</text:p>
          </table:table-cell>
          <table:table-cell office:value-type="float" office:value="11087.4288888889" calcext:value-type="float">
            <text:p>11087.4288888889</text:p>
          </table:table-cell>
          <table:table-cell office:value-type="float" office:value="10969.4225" calcext:value-type="float">
            <text:p>10969.4225</text:p>
          </table:table-cell>
          <table:table-cell office:value-type="float" office:value="10325.7783333333" calcext:value-type="float">
            <text:p>10325.7783333333</text:p>
          </table:table-cell>
          <table:table-cell office:value-type="float" office:value="7700.2075" calcext:value-type="float">
            <text:p>7700.2075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AUS0000355</text:p>
          </table:table-cell>
          <table:table-cell office:value-type="float" office:value="3.2" calcext:value-type="float">
            <text:p>3.2</text:p>
          </table:table-cell>
          <table:table-cell office:value-type="float" office:value="-32.165" calcext:value-type="float">
            <text:p>-32.165</text:p>
          </table:table-cell>
          <table:table-cell office:value-type="float" office:value="115.8008" calcext:value-type="float">
            <text:p>115.8008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Waste Gas Resources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Highbury</text:p>
          </table:table-cell>
          <table:table-cell office:value-type="string" calcext:value-type="string">
            <text:p>AUS0000343</text:p>
          </table:table-cell>
          <table:table-cell office:value-type="float" office:value="2" calcext:value-type="float">
            <text:p>2</text:p>
          </table:table-cell>
          <table:table-cell office:value-type="float" office:value="-34.849" calcext:value-type="float">
            <text:p>-34.849</text:p>
          </table:table-cell>
          <table:table-cell office:value-type="float" office:value="138.7203" calcext:value-type="float">
            <text:p>138.7203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EDL LFG SA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6475" calcext:value-type="float">
            <text:p>1016475</text:p>
          </table:table-cell>
          <table:table-cell table:number-columns-repeated="4"/>
          <table:table-cell office:value-type="float" office:value="1.20277777777778" calcext:value-type="float">
            <text:p>1.2027777777777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AUS0000419</text:p>
          </table:table-cell>
          <table:table-cell office:value-type="float" office:value="1" calcext:value-type="float">
            <text:p>1</text:p>
          </table:table-cell>
          <table:table-cell office:value-type="float" office:value="-42.8883" calcext:value-type="float">
            <text:p>-42.8883</text:p>
          </table:table-cell>
          <table:table-cell office:value-type="float" office:value="147.2888" calcext:value-type="float">
            <text:p>147.2888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AGL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1561" calcext:value-type="float">
            <text:p>1061561</text:p>
          </table:table-cell>
          <table:table-cell/>
          <table:table-cell office:value-type="float" office:value="6.36277777777778" calcext:value-type="float">
            <text:p>6.36277777777778</text:p>
          </table:table-cell>
          <table:table-cell office:value-type="float" office:value="5.27194444444444" calcext:value-type="float">
            <text:p>5.27194444444444</text:p>
          </table:table-cell>
          <table:table-cell office:value-type="float" office:value="7.60388888888889" calcext:value-type="float">
            <text:p>7.60388888888889</text:p>
          </table:table-cell>
          <table:table-cell office:value-type="float" office:value="3.91194444444444" calcext:value-type="float">
            <text:p>3.91194444444444</text:p>
          </table:table-cell>
          <table:table-cell office:value-type="float" office:value="2.47166666666667" calcext:value-type="float">
            <text:p>2.47166666666667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Hopetoun Diesel Backup</text:p>
          </table:table-cell>
          <table:table-cell office:value-type="string" calcext:value-type="string">
            <text:p>AUS0000412</text:p>
          </table:table-cell>
          <table:table-cell office:value-type="float" office:value="1.3" calcext:value-type="float">
            <text:p>1.3</text:p>
          </table:table-cell>
          <table:table-cell office:value-type="float" office:value="-33.905" calcext:value-type="float">
            <text:p>-33.905</text:p>
          </table:table-cell>
          <table:table-cell office:value-type="float" office:value="120.1299" calcext:value-type="float">
            <text:p>120.1299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Verve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199" calcext:value-type="float">
            <text:p>1030199</text:p>
          </table:table-cell>
          <table:table-cell table:number-columns-repeated="6"/>
          <table:table-cell office:value-type="float" office:value="13.687772551673" calcext:value-type="float">
            <text:p>13.687772551673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Hopetoun Wind Turbines</text:p>
          </table:table-cell>
          <table:table-cell office:value-type="string" calcext:value-type="string">
            <text:p>AUS0000413</text:p>
          </table:table-cell>
          <table:table-cell office:value-type="float" office:value="1.2" calcext:value-type="float">
            <text:p>1.2</text:p>
          </table:table-cell>
          <table:table-cell office:value-type="float" office:value="-33.9078" calcext:value-type="float">
            <text:p>-33.9078</text:p>
          </table:table-cell>
          <table:table-cell office:value-type="float" office:value="120.1297" calcext:value-type="float">
            <text:p>120.1297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Verve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1.00771401838806" calcext:value-type="float">
            <text:p>1.00771401838806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Hume</text:p>
          </table:table-cell>
          <table:table-cell office:value-type="string" calcext:value-type="string">
            <text:p>AUS0000076</text:p>
          </table:table-cell>
          <table:table-cell office:value-type="float" office:value="70" calcext:value-type="float">
            <text:p>70</text:p>
          </table:table-cell>
          <table:table-cell office:value-type="float" office:value="-36.1066" calcext:value-type="float">
            <text:p>-36.1066</text:p>
          </table:table-cell>
          <table:table-cell office:value-type="float" office:value="147.0326" calcext:value-type="float">
            <text:p>147.0326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Eraring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4205" calcext:value-type="float">
            <text:p>1014205</text:p>
          </table:table-cell>
          <table:table-cell/>
          <table:table-cell office:value-type="float" office:value="238.949444444444" calcext:value-type="float">
            <text:p>238.949444444444</text:p>
          </table:table-cell>
          <table:table-cell office:value-type="float" office:value="0.349722222222222" calcext:value-type="float">
            <text:p>0.349722222222222</text:p>
          </table:table-cell>
          <table:table-cell office:value-type="float" office:value="209.736388888889" calcext:value-type="float">
            <text:p>209.736388888889</text:p>
          </table:table-cell>
          <table:table-cell office:value-type="float" office:value="181.657222222222" calcext:value-type="float">
            <text:p>181.657222222222</text:p>
          </table:table-cell>
          <table:table-cell office:value-type="float" office:value="255.676944444444" calcext:value-type="float">
            <text:p>255.676944444444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AUS0000277</text:p>
          </table:table-cell>
          <table:table-cell office:value-type="float" office:value="29" calcext:value-type="float">
            <text:p>29</text:p>
          </table:table-cell>
          <table:table-cell office:value-type="float" office:value="-32.836" calcext:value-type="float">
            <text:p>-32.836</text:p>
          </table:table-cell>
          <table:table-cell office:value-type="float" office:value="151.4505" calcext:value-type="float">
            <text:p>151.4505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Infratil Energy Australia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99346" calcext:value-type="float">
            <text:p>1099346</text:p>
          </table:table-cell>
          <table:table-cell table:number-columns-repeated="6"/>
          <table:table-cell office:value-type="float" office:value="305.342618460397" calcext:value-type="float">
            <text:p>305.342618460397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Hunter Valley</text:p>
          </table:table-cell>
          <table:table-cell office:value-type="string" calcext:value-type="string">
            <text:p>AUS0000278</text:p>
          </table:table-cell>
          <table:table-cell office:value-type="float" office:value="50" calcext:value-type="float">
            <text:p>50</text:p>
          </table:table-cell>
          <table:table-cell office:value-type="float" office:value="-32.3893" calcext:value-type="float">
            <text:p>-32.3893</text:p>
          </table:table-cell>
          <table:table-cell office:value-type="float" office:value="150.9664" calcext:value-type="float">
            <text:p>150.9664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Macquarie Generation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4206" calcext:value-type="float">
            <text:p>1014206</text:p>
          </table:table-cell>
          <table:table-cell/>
          <table:table-cell office:value-type="float" office:value="0.364722222222222" calcext:value-type="float">
            <text:p>0.364722222222222</text:p>
          </table:table-cell>
          <table:table-cell office:value-type="float" office:value="0.187777777777778" calcext:value-type="float">
            <text:p>0.187777777777778</text:p>
          </table:table-cell>
          <table:table-cell office:value-type="float" office:value="0.316388888888889" calcext:value-type="float">
            <text:p>0.316388888888889</text:p>
          </table:table-cell>
          <table:table-cell office:value-type="float" office:value="1.13277777777778" calcext:value-type="float">
            <text:p>1.13277777777778</text:p>
          </table:table-cell>
          <table:table-cell office:value-type="float" office:value="0.641944444444444" calcext:value-type="float">
            <text:p>0.641944444444444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Inkerman Sugar Mill</text:p>
          </table:table-cell>
          <table:table-cell office:value-type="string" calcext:value-type="string">
            <text:p>AUS0000145</text:p>
          </table:table-cell>
          <table:table-cell office:value-type="float" office:value="10.5" calcext:value-type="float">
            <text:p>10.5</text:p>
          </table:table-cell>
          <table:table-cell office:value-type="float" office:value="-19.6422" calcext:value-type="float">
            <text:p>-19.6422</text:p>
          </table:table-cell>
          <table:table-cell office:value-type="float" office:value="147.4016" calcext:value-type="float">
            <text:p>147.4016</text:p>
          </table:table-cell>
          <table:table-cell office:value-type="string" calcext:value-type="string">
            <text:p>Biomass</text:p>
          </table:table-cell>
          <table:table-cell table:number-columns-repeated="4"/>
          <table:table-cell office:value-type="string" calcext:value-type="string">
            <text:p>CS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25551" calcext:value-type="float">
            <text:p>1025551</text:p>
          </table:table-cell>
          <table:table-cell table:number-columns-repeated="6"/>
          <table:table-cell office:value-type="float" office:value="69.4920008012821" calcext:value-type="float">
            <text:p>69.4920008012821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Invicta Sugar Mill</text:p>
          </table:table-cell>
          <table:table-cell office:value-type="string" calcext:value-type="string">
            <text:p>AUS0000056</text:p>
          </table:table-cell>
          <table:table-cell office:value-type="float" office:value="150" calcext:value-type="float">
            <text:p>150</text:p>
          </table:table-cell>
          <table:table-cell office:value-type="float" office:value="-19.5167" calcext:value-type="float">
            <text:p>-19.5167</text:p>
          </table:table-cell>
          <table:table-cell office:value-type="float" office:value="147.1065" calcext:value-type="float">
            <text:p>147.1065</text:p>
          </table:table-cell>
          <table:table-cell office:value-type="string" calcext:value-type="string">
            <text:p>Biomass</text:p>
          </table:table-cell>
          <table:table-cell table:number-columns-repeated="4"/>
          <table:table-cell office:value-type="string" calcext:value-type="string">
            <text:p>CS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3429" calcext:value-type="float">
            <text:p>1013429</text:p>
          </table:table-cell>
          <table:table-cell table:number-columns-repeated="6"/>
          <table:table-cell office:value-type="float" office:value="992.742868589744" calcext:value-type="float">
            <text:p>992.742868589744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Isis Central Sugar Mill</text:p>
          </table:table-cell>
          <table:table-cell office:value-type="string" calcext:value-type="string">
            <text:p>AUS0000159</text:p>
          </table:table-cell>
          <table:table-cell office:value-type="float" office:value="25" calcext:value-type="float">
            <text:p>25</text:p>
          </table:table-cell>
          <table:table-cell office:value-type="float" office:value="-25.194" calcext:value-type="float">
            <text:p>-25.194</text:p>
          </table:table-cell>
          <table:table-cell office:value-type="float" office:value="152.2086" calcext:value-type="float">
            <text:p>152.2086</text:p>
          </table:table-cell>
          <table:table-cell office:value-type="string" calcext:value-type="string">
            <text:p>Biomass</text:p>
          </table:table-cell>
          <table:table-cell table:number-columns-repeated="4"/>
          <table:table-cell office:value-type="string" calcext:value-type="string">
            <text:p>AGL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165.457144764957" calcext:value-type="float">
            <text:p>165.457144764957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cks Gully</text:p>
          </table:table-cell>
          <table:table-cell office:value-type="string" calcext:value-type="string">
            <text:p>AUS0000039</text:p>
          </table:table-cell>
          <table:table-cell office:value-type="float" office:value="2.3" calcext:value-type="float">
            <text:p>2.3</text:p>
          </table:table-cell>
          <table:table-cell office:value-type="float" office:value="-34.0734" calcext:value-type="float">
            <text:p>-34.0734</text:p>
          </table:table-cell>
          <table:table-cell office:value-type="float" office:value="150.7427" calcext:value-type="float">
            <text:p>150.7427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Energy Developments LFG (NSW)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3498" calcext:value-type="float">
            <text:p>1053498</text:p>
          </table:table-cell>
          <table:table-cell/>
          <table:table-cell office:value-type="float" office:value="16.4152777777778" calcext:value-type="float">
            <text:p>16.4152777777778</text:p>
          </table:table-cell>
          <table:table-cell office:value-type="float" office:value="15.9780555555556" calcext:value-type="float">
            <text:p>15.9780555555556</text:p>
          </table:table-cell>
          <table:table-cell office:value-type="float" office:value="15.6572222222222" calcext:value-type="float">
            <text:p>15.6572222222222</text:p>
          </table:table-cell>
          <table:table-cell office:value-type="float" office:value="14.5244444444444" calcext:value-type="float">
            <text:p>14.5244444444444</text:p>
          </table:table-cell>
          <table:table-cell office:value-type="float" office:value="13.1688888888889" calcext:value-type="float">
            <text:p>13.1688888888889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eeralang A</text:p>
          </table:table-cell>
          <table:table-cell office:value-type="string" calcext:value-type="string">
            <text:p>AUS0000088</text:p>
          </table:table-cell>
          <table:table-cell office:value-type="float" office:value="204" calcext:value-type="float">
            <text:p>204</text:p>
          </table:table-cell>
          <table:table-cell office:value-type="float" office:value="-38.2753" calcext:value-type="float">
            <text:p>-38.2753</text:p>
          </table:table-cell>
          <table:table-cell office:value-type="float" office:value="146.4263" calcext:value-type="float">
            <text:p>146.4263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Industry Funds Management Nominees Ltd Ecogen Holdings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167" calcext:value-type="float">
            <text:p>1030167</text:p>
          </table:table-cell>
          <table:table-cell table:number-columns-repeated="6"/>
          <table:table-cell office:value-type="float" office:value="514.436937705748" calcext:value-type="float">
            <text:p>514.436937705748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eeralang B</text:p>
          </table:table-cell>
          <table:table-cell office:value-type="string" calcext:value-type="string">
            <text:p>AUS0000089</text:p>
          </table:table-cell>
          <table:table-cell office:value-type="float" office:value="228" calcext:value-type="float">
            <text:p>228</text:p>
          </table:table-cell>
          <table:table-cell office:value-type="float" office:value="-38.2746" calcext:value-type="float">
            <text:p>-38.2746</text:p>
          </table:table-cell>
          <table:table-cell office:value-type="float" office:value="146.4249" calcext:value-type="float">
            <text:p>146.4249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Industry Funds Management Nominees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167" calcext:value-type="float">
            <text:p>1030167</text:p>
          </table:table-cell>
          <table:table-cell table:number-columns-repeated="6"/>
          <table:table-cell office:value-type="float" office:value="574.958930377013" calcext:value-type="float">
            <text:p>574.958930377013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indabyne Dam Mini Hydro</text:p>
          </table:table-cell>
          <table:table-cell office:value-type="string" calcext:value-type="string">
            <text:p>AUS0000021</text:p>
          </table:table-cell>
          <table:table-cell office:value-type="float" office:value="1.1" calcext:value-type="float">
            <text:p>1.1</text:p>
          </table:table-cell>
          <table:table-cell office:value-type="float" office:value="-36.4351" calcext:value-type="float">
            <text:p>-36.4351</text:p>
          </table:table-cell>
          <table:table-cell office:value-type="float" office:value="148.6333" calcext:value-type="float">
            <text:p>148.6333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Snowy Hydro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29078" calcext:value-type="float">
            <text:p>1029078</text:p>
          </table:table-cell>
          <table:table-cell table:number-columns-repeated="6"/>
          <table:table-cell office:value-type="float" office:value="0.967610798549715" calcext:value-type="float">
            <text:p>0.967610798549715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ohn Butters</text:p>
          </table:table-cell>
          <table:table-cell office:value-type="string" calcext:value-type="string">
            <text:p>AUS0000134</text:p>
          </table:table-cell>
          <table:table-cell office:value-type="float" office:value="144" calcext:value-type="float">
            <text:p>144</text:p>
          </table:table-cell>
          <table:table-cell office:value-type="float" office:value="-42.1548" calcext:value-type="float">
            <text:p>-42.1548</text:p>
          </table:table-cell>
          <table:table-cell office:value-type="float" office:value="145.5345" calcext:value-type="float">
            <text:p>145.5345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Hydro-Electric Corporation (Tasmania)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9016" calcext:value-type="float">
            <text:p>1019016</text:p>
          </table:table-cell>
          <table:table-cell/>
          <table:table-cell office:value-type="float" office:value="587.374166666667" calcext:value-type="float">
            <text:p>587.374166666667</text:p>
          </table:table-cell>
          <table:table-cell office:value-type="float" office:value="636.414444444445" calcext:value-type="float">
            <text:p>636.414444444445</text:p>
          </table:table-cell>
          <table:table-cell office:value-type="float" office:value="490.699444444445" calcext:value-type="float">
            <text:p>490.699444444445</text:p>
          </table:table-cell>
          <table:table-cell office:value-type="float" office:value="373.471666666667" calcext:value-type="float">
            <text:p>373.471666666667</text:p>
          </table:table-cell>
          <table:table-cell office:value-type="float" office:value="737.641944444444" calcext:value-type="float">
            <text:p>737.641944444444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ounama</text:p>
          </table:table-cell>
          <table:table-cell office:value-type="string" calcext:value-type="string">
            <text:p>AUS0000038</text:p>
          </table:table-cell>
          <table:table-cell office:value-type="float" office:value="14" calcext:value-type="float">
            <text:p>14</text:p>
          </table:table-cell>
          <table:table-cell office:value-type="float" office:value="-35.562" calcext:value-type="float">
            <text:p>-35.562</text:p>
          </table:table-cell>
          <table:table-cell office:value-type="float" office:value="148.3055" calcext:value-type="float">
            <text:p>148.3055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Snowy Hydro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6821" calcext:value-type="float">
            <text:p>1066821</text:p>
          </table:table-cell>
          <table:table-cell table:number-columns-repeated="6"/>
          <table:table-cell office:value-type="float" office:value="12.3150465269964" calcext:value-type="float">
            <text:p>12.3150465269964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undee Gold Mine</text:p>
          </table:table-cell>
          <table:table-cell office:value-type="string" calcext:value-type="string">
            <text:p>AUS0000222</text:p>
          </table:table-cell>
          <table:table-cell office:value-type="float" office:value="21" calcext:value-type="float">
            <text:p>21</text:p>
          </table:table-cell>
          <table:table-cell office:value-type="float" office:value="-26.3712" calcext:value-type="float">
            <text:p>-26.3712</text:p>
          </table:table-cell>
          <table:table-cell office:value-type="float" office:value="120.5776" calcext:value-type="float">
            <text:p>120.5776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Newmount Australia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1933" calcext:value-type="float">
            <text:p>1061933</text:p>
          </table:table-cell>
          <table:table-cell table:number-columns-repeated="6"/>
          <table:table-cell office:value-type="float" office:value="52.9567435873564" calcext:value-type="float">
            <text:p>52.9567435873564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KRC Cogeneration Plant</text:p>
          </table:table-cell>
          <table:table-cell office:value-type="string" calcext:value-type="string">
            <text:p>AUS0000332</text:p>
          </table:table-cell>
          <table:table-cell office:value-type="float" office:value="4.2" calcext:value-type="float">
            <text:p>4.2</text:p>
          </table:table-cell>
          <table:table-cell office:value-type="float" office:value="-27.4453" calcext:value-type="float">
            <text:p>-27.4453</text:p>
          </table:table-cell>
          <table:table-cell office:value-type="float" office:value="153.1185" calcext:value-type="float">
            <text:p>153.1185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AGL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10.5913487174713" calcext:value-type="float">
            <text:p>10.5913487174713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Kalamia Sugar Mill</text:p>
          </table:table-cell>
          <table:table-cell office:value-type="string" calcext:value-type="string">
            <text:p>AUS0000160</text:p>
          </table:table-cell>
          <table:table-cell office:value-type="float" office:value="9" calcext:value-type="float">
            <text:p>9</text:p>
          </table:table-cell>
          <table:table-cell office:value-type="float" office:value="-19.5223" calcext:value-type="float">
            <text:p>-19.5223</text:p>
          </table:table-cell>
          <table:table-cell office:value-type="float" office:value="147.4152" calcext:value-type="float">
            <text:p>147.4152</text:p>
          </table:table-cell>
          <table:table-cell office:value-type="string" calcext:value-type="string">
            <text:p>Biomass</text:p>
          </table:table-cell>
          <table:table-cell table:number-columns-repeated="4"/>
          <table:table-cell office:value-type="string" calcext:value-type="string">
            <text:p>Sucrogen (Kalamia)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59.5645721153846" calcext:value-type="float">
            <text:p>59.5645721153846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Kalamunda</text:p>
          </table:table-cell>
          <table:table-cell office:value-type="string" calcext:value-type="string">
            <text:p>AUS0000329</text:p>
          </table:table-cell>
          <table:table-cell office:value-type="float" office:value="1.3" calcext:value-type="float">
            <text:p>1.3</text:p>
          </table:table-cell>
          <table:table-cell office:value-type="float" office:value="-31.9768" calcext:value-type="float">
            <text:p>-31.9768</text:p>
          </table:table-cell>
          <table:table-cell office:value-type="float" office:value="115.9988" calcext:value-type="float">
            <text:p>115.9988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Landfill Gas and Power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7433" calcext:value-type="float">
            <text:p>1067433</text:p>
          </table:table-cell>
          <table:table-cell/>
          <table:table-cell office:value-type="float" office:value="0.00333333333333333" calcext:value-type="float">
            <text:p>0.00333333333333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.00166666666666667" calcext:value-type="float">
            <text:p>0.001666666666667</text:p>
          </table:table-cell>
          <table:table-cell office:value-type="float" office:value="0.0219444444444444" calcext:value-type="float">
            <text:p>0.021944444444445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Kalbarri Wind Farm</text:p>
          </table:table-cell>
          <table:table-cell office:value-type="string" calcext:value-type="string">
            <text:p>AUS0000405</text:p>
          </table:table-cell>
          <table:table-cell office:value-type="float" office:value="1.7" calcext:value-type="float">
            <text:p>1.7</text:p>
          </table:table-cell>
          <table:table-cell office:value-type="float" office:value="-27.8995" calcext:value-type="float">
            <text:p>-27.8995</text:p>
          </table:table-cell>
          <table:table-cell office:value-type="float" office:value="114.1946" calcext:value-type="float">
            <text:p>114.1946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Verve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2"/>
          <table:table-cell office:value-type="float" office:value="4.64777777777778" calcext:value-type="float">
            <text:p>4.64777777777778</text:p>
          </table:table-cell>
          <table:table-cell office:value-type="float" office:value="3.73222222222222" calcext:value-type="float">
            <text:p>3.73222222222222</text:p>
          </table:table-cell>
          <table:table-cell office:value-type="float" office:value="4.20555555555556" calcext:value-type="float">
            <text:p>4.20555555555556</text:p>
          </table:table-cell>
          <table:table-cell office:value-type="float" office:value="3.84055555555556" calcext:value-type="float">
            <text:p>3.84055555555556</text:p>
          </table:table-cell>
          <table:table-cell office:value-type="float" office:value="4.00805555555556" calcext:value-type="float">
            <text:p>4.00805555555556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Kalgoorlie (Parkeston)</text:p>
          </table:table-cell>
          <table:table-cell office:value-type="string" calcext:value-type="string">
            <text:p>AUS0000188</text:p>
          </table:table-cell>
          <table:table-cell office:value-type="float" office:value="110" calcext:value-type="float">
            <text:p>110</text:p>
          </table:table-cell>
          <table:table-cell office:value-type="float" office:value="-30.7378" calcext:value-type="float">
            <text:p>-30.7378</text:p>
          </table:table-cell>
          <table:table-cell office:value-type="float" office:value="121.5065" calcext:value-type="float">
            <text:p>121.5065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Newmount Australia / Transalta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24263" calcext:value-type="float">
            <text:p>1024263</text:p>
          </table:table-cell>
          <table:table-cell/>
          <table:table-cell office:value-type="float" office:value="265.2" calcext:value-type="float">
            <text:p>265.2</text:p>
          </table:table-cell>
          <table:table-cell office:value-type="float" office:value="214.441388888889" calcext:value-type="float">
            <text:p>214.441388888889</text:p>
          </table:table-cell>
          <table:table-cell office:value-type="float" office:value="161.660555555556" calcext:value-type="float">
            <text:p>161.660555555556</text:p>
          </table:table-cell>
          <table:table-cell office:value-type="float" office:value="216.791388888889" calcext:value-type="float">
            <text:p>216.791388888889</text:p>
          </table:table-cell>
          <table:table-cell office:value-type="float" office:value="255.818611111111" calcext:value-type="float">
            <text:p>255.818611111111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Kalgoorlie Nickel Smelter</text:p>
          </table:table-cell>
          <table:table-cell office:value-type="string" calcext:value-type="string">
            <text:p>AUS0000209</text:p>
          </table:table-cell>
          <table:table-cell office:value-type="float" office:value="42" calcext:value-type="float">
            <text:p>42</text:p>
          </table:table-cell>
          <table:table-cell office:value-type="float" office:value="-30.8737" calcext:value-type="float">
            <text:p>-30.8737</text:p>
          </table:table-cell>
          <table:table-cell office:value-type="float" office:value="121.4842" calcext:value-type="float">
            <text:p>121.4842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Southern Cross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3312" calcext:value-type="float">
            <text:p>1033312</text:p>
          </table:table-cell>
          <table:table-cell/>
          <table:table-cell office:value-type="float" office:value="3.965" calcext:value-type="float">
            <text:p>3.965</text:p>
          </table:table-cell>
          <table:table-cell office:value-type="float" office:value="1.56861111111111" calcext:value-type="float">
            <text:p>1.56861111111111</text:p>
          </table:table-cell>
          <table:table-cell office:value-type="float" office:value="1.87194444444444" calcext:value-type="float">
            <text:p>1.87194444444444</text:p>
          </table:table-cell>
          <table:table-cell office:value-type="float" office:value="1.76694444444444" calcext:value-type="float">
            <text:p>1.76694444444444</text:p>
          </table:table-cell>
          <table:table-cell office:value-type="float" office:value="0.343055555555556" calcext:value-type="float">
            <text:p>0.343055555555556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Kambalda</text:p>
          </table:table-cell>
          <table:table-cell office:value-type="string" calcext:value-type="string">
            <text:p>AUS0000210</text:p>
          </table:table-cell>
          <table:table-cell office:value-type="float" office:value="42" calcext:value-type="float">
            <text:p>42</text:p>
          </table:table-cell>
          <table:table-cell office:value-type="float" office:value="-31.1919" calcext:value-type="float">
            <text:p>-31.1919</text:p>
          </table:table-cell>
          <table:table-cell office:value-type="float" office:value="121.6741" calcext:value-type="float">
            <text:p>121.6741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Southern Cross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3313" calcext:value-type="float">
            <text:p>1033313</text:p>
          </table:table-cell>
          <table:table-cell/>
          <table:table-cell office:value-type="float" office:value="276.9975" calcext:value-type="float">
            <text:p>276.9975</text:p>
          </table:table-cell>
          <table:table-cell office:value-type="float" office:value="217.996388888889" calcext:value-type="float">
            <text:p>217.996388888889</text:p>
          </table:table-cell>
          <table:table-cell office:value-type="float" office:value="181.019722222222" calcext:value-type="float">
            <text:p>181.019722222222</text:p>
          </table:table-cell>
          <table:table-cell office:value-type="float" office:value="232.452777777778" calcext:value-type="float">
            <text:p>232.452777777778</text:p>
          </table:table-cell>
          <table:table-cell office:value-type="float" office:value="259.556111111111" calcext:value-type="float">
            <text:p>259.556111111111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Kangaroo Valley (Shoalhaven Scheme)</text:p>
          </table:table-cell>
          <table:table-cell office:value-type="string" calcext:value-type="string">
            <text:p>AUS0000279</text:p>
          </table:table-cell>
          <table:table-cell office:value-type="float" office:value="160" calcext:value-type="float">
            <text:p>160</text:p>
          </table:table-cell>
          <table:table-cell office:value-type="float" office:value="-34.723" calcext:value-type="float">
            <text:p>-34.723</text:p>
          </table:table-cell>
          <table:table-cell office:value-type="float" office:value="150.4795" calcext:value-type="float">
            <text:p>150.4795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Eraring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140.743388879959" calcext:value-type="float">
            <text:p>140.743388879959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Kareeya</text:p>
          </table:table-cell>
          <table:table-cell office:value-type="string" calcext:value-type="string">
            <text:p>AUS0000161</text:p>
          </table:table-cell>
          <table:table-cell office:value-type="float" office:value="88" calcext:value-type="float">
            <text:p>88</text:p>
          </table:table-cell>
          <table:table-cell office:value-type="float" office:value="-17.767" calcext:value-type="float">
            <text:p>-17.767</text:p>
          </table:table-cell>
          <table:table-cell office:value-type="float" office:value="145.5779" calcext:value-type="float">
            <text:p>145.5779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Stanwell Corporation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7221" calcext:value-type="float">
            <text:p>1067221</text:p>
          </table:table-cell>
          <table:table-cell/>
          <table:table-cell office:value-type="float" office:value="471.585833333333" calcext:value-type="float">
            <text:p>471.585833333333</text:p>
          </table:table-cell>
          <table:table-cell office:value-type="float" office:value="597.913888888889" calcext:value-type="float">
            <text:p>597.913888888889</text:p>
          </table:table-cell>
          <table:table-cell office:value-type="float" office:value="448.392777777778" calcext:value-type="float">
            <text:p>448.392777777778</text:p>
          </table:table-cell>
          <table:table-cell office:value-type="float" office:value="295.073611111111" calcext:value-type="float">
            <text:p>295.073611111111</text:p>
          </table:table-cell>
          <table:table-cell office:value-type="float" office:value="487.803333333333" calcext:value-type="float">
            <text:p>487.803333333333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Karratha</text:p>
          </table:table-cell>
          <table:table-cell office:value-type="string" calcext:value-type="string">
            <text:p>AUS0000189</text:p>
          </table:table-cell>
          <table:table-cell office:value-type="float" office:value="86" calcext:value-type="float">
            <text:p>86</text:p>
          </table:table-cell>
          <table:table-cell office:value-type="float" office:value="-20.7626" calcext:value-type="float">
            <text:p>-20.7626</text:p>
          </table:table-cell>
          <table:table-cell office:value-type="float" office:value="116.8375" calcext:value-type="float">
            <text:p>116.8375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ATCO Pow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75751" calcext:value-type="float">
            <text:p>1075751</text:p>
          </table:table-cell>
          <table:table-cell/>
          <table:table-cell office:value-type="float" office:value="493.510277777778" calcext:value-type="float">
            <text:p>493.510277777778</text:p>
          </table:table-cell>
          <table:table-cell office:value-type="float" office:value="446.539722222222" calcext:value-type="float">
            <text:p>446.539722222222</text:p>
          </table:table-cell>
          <table:table-cell office:value-type="float" office:value="474.165" calcext:value-type="float">
            <text:p>474.165</text:p>
          </table:table-cell>
          <table:table-cell office:value-type="float" office:value="452.051944444444" calcext:value-type="float">
            <text:p>452.051944444444</text:p>
          </table:table-cell>
          <table:table-cell office:value-type="float" office:value="345.470555555556" calcext:value-type="float">
            <text:p>345.470555555556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AUS0000259</text:p>
          </table:table-cell>
          <table:table-cell office:value-type="float" office:value="34.7" calcext:value-type="float">
            <text:p>34.7</text:p>
          </table:table-cell>
          <table:table-cell office:value-type="float" office:value="-14.4587" calcext:value-type="float">
            <text:p>-14.4587</text:p>
          </table:table-cell>
          <table:table-cell office:value-type="float" office:value="132.2445" calcext:value-type="float">
            <text:p>132.2445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NT Government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24443" calcext:value-type="float">
            <text:p>1024443</text:p>
          </table:table-cell>
          <table:table-cell/>
          <table:table-cell office:value-type="float" office:value="33.3141666666667" calcext:value-type="float">
            <text:p>33.3141666666667</text:p>
          </table:table-cell>
          <table:table-cell office:value-type="float" office:value="18.7380555555556" calcext:value-type="float">
            <text:p>18.7380555555556</text:p>
          </table:table-cell>
          <table:table-cell office:value-type="float" office:value="15.5461111111111" calcext:value-type="float">
            <text:p>15.5461111111111</text:p>
          </table:table-cell>
          <table:table-cell office:value-type="float" office:value="11.2472222222222" calcext:value-type="float">
            <text:p>11.2472222222222</text:p>
          </table:table-cell>
          <table:table-cell office:value-type="float" office:value="24.2933333333333" calcext:value-type="float">
            <text:p>24.2933333333333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Kemerton</text:p>
          </table:table-cell>
          <table:table-cell office:value-type="string" calcext:value-type="string">
            <text:p>AUS0000211</text:p>
          </table:table-cell>
          <table:table-cell office:value-type="float" office:value="260.9" calcext:value-type="float">
            <text:p>260.9</text:p>
          </table:table-cell>
          <table:table-cell office:value-type="float" office:value="-33.1633" calcext:value-type="float">
            <text:p>-33.1633</text:p>
          </table:table-cell>
          <table:table-cell office:value-type="float" office:value="115.7805" calcext:value-type="float">
            <text:p>115.7805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Transfield Services Infrastructure Fun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8552" calcext:value-type="float">
            <text:p>1058552</text:p>
          </table:table-cell>
          <table:table-cell table:number-columns-repeated="2"/>
          <table:table-cell office:value-type="float" office:value="79.1730555555556" calcext:value-type="float">
            <text:p>79.1730555555556</text:p>
          </table:table-cell>
          <table:table-cell office:value-type="float" office:value="83.9658333333333" calcext:value-type="float">
            <text:p>83.9658333333333</text:p>
          </table:table-cell>
          <table:table-cell office:value-type="float" office:value="119.786666666667" calcext:value-type="float">
            <text:p>119.786666666667</text:p>
          </table:table-cell>
          <table:table-cell office:value-type="float" office:value="107.769166666667" calcext:value-type="float">
            <text:p>107.769166666667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King Island (Currie)</text:p>
          </table:table-cell>
          <table:table-cell office:value-type="string" calcext:value-type="string">
            <text:p>AUS0000449</text:p>
          </table:table-cell>
          <table:table-cell office:value-type="float" office:value="8.55" calcext:value-type="float">
            <text:p>8.55</text:p>
          </table:table-cell>
          <table:table-cell office:value-type="float" office:value="-39.9388" calcext:value-type="float">
            <text:p>-39.9388</text:p>
          </table:table-cell>
          <table:table-cell office:value-type="float" office:value="143.892" calcext:value-type="float">
            <text:p>143.892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Hydro Tasmania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9017" calcext:value-type="float">
            <text:p>1019017</text:p>
          </table:table-cell>
          <table:table-cell table:number-columns-repeated="6"/>
          <table:table-cell office:value-type="float" office:value="90.0234271667722" calcext:value-type="float">
            <text:p>90.0234271667722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Kogan Creek</text:p>
          </table:table-cell>
          <table:table-cell office:value-type="string" calcext:value-type="string">
            <text:p>AUS0000162</text:p>
          </table:table-cell>
          <table:table-cell office:value-type="float" office:value="744" calcext:value-type="float">
            <text:p>744</text:p>
          </table:table-cell>
          <table:table-cell office:value-type="float" office:value="-26.9177" calcext:value-type="float">
            <text:p>-26.9177</text:p>
          </table:table-cell>
          <table:table-cell office:value-type="float" office:value="150.7493" calcext:value-type="float">
            <text:p>150.7493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CS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43910" calcext:value-type="float">
            <text:p>1043910</text:p>
          </table:table-cell>
          <table:table-cell/>
          <table:table-cell office:value-type="float" office:value="5696.31611111111" calcext:value-type="float">
            <text:p>5696.31611111111</text:p>
          </table:table-cell>
          <table:table-cell office:value-type="float" office:value="5292.29611111111" calcext:value-type="float">
            <text:p>5292.29611111111</text:p>
          </table:table-cell>
          <table:table-cell office:value-type="float" office:value="5731.49" calcext:value-type="float">
            <text:p>5731.49</text:p>
          </table:table-cell>
          <table:table-cell office:value-type="float" office:value="4478.06277777778" calcext:value-type="float">
            <text:p>4478.06277777778</text:p>
          </table:table-cell>
          <table:table-cell office:value-type="float" office:value="5924.06388888889" calcext:value-type="float">
            <text:p>5924.06388888889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Koombooloomba</text:p>
          </table:table-cell>
          <table:table-cell office:value-type="string" calcext:value-type="string">
            <text:p>AUS0000055</text:p>
          </table:table-cell>
          <table:table-cell office:value-type="float" office:value="7.3" calcext:value-type="float">
            <text:p>7.3</text:p>
          </table:table-cell>
          <table:table-cell office:value-type="float" office:value="-17.8313" calcext:value-type="float">
            <text:p>-17.8313</text:p>
          </table:table-cell>
          <table:table-cell office:value-type="float" office:value="145.6034" calcext:value-type="float">
            <text:p>145.6034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Stanwell Corporation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0161" calcext:value-type="float">
            <text:p>1050161</text:p>
          </table:table-cell>
          <table:table-cell table:number-columns-repeated="6"/>
          <table:table-cell office:value-type="float" office:value="6.42141711764811" calcext:value-type="float">
            <text:p>6.42141711764811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Kununurra</text:p>
          </table:table-cell>
          <table:table-cell office:value-type="string" calcext:value-type="string">
            <text:p>AUS0000370</text:p>
          </table:table-cell>
          <table:table-cell office:value-type="float" office:value="12.4" calcext:value-type="float">
            <text:p>12.4</text:p>
          </table:table-cell>
          <table:table-cell office:value-type="float" office:value="-15.7796" calcext:value-type="float">
            <text:p>-15.7796</text:p>
          </table:table-cell>
          <table:table-cell office:value-type="float" office:value="128.7395" calcext:value-type="float">
            <text:p>128.7395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Horizon Pow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202" calcext:value-type="float">
            <text:p>1030202</text:p>
          </table:table-cell>
          <table:table-cell table:number-columns-repeated="5"/>
          <table:table-cell office:value-type="float" office:value="0.247777777777778" calcext:value-type="float">
            <text:p>0.247777777777778</text:p>
          </table:table-cell>
          <table:table-cell office:value-type="float" office:value="130.560292031342" calcext:value-type="float">
            <text:p>130.560292031342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Kwinana</text:p>
          </table:table-cell>
          <table:table-cell office:value-type="string" calcext:value-type="string">
            <text:p>AUS0000194</text:p>
          </table:table-cell>
          <table:table-cell office:value-type="float" office:value="21" calcext:value-type="float">
            <text:p>21</text:p>
          </table:table-cell>
          <table:table-cell office:value-type="float" office:value="-32.197" calcext:value-type="float">
            <text:p>-32.197</text:p>
          </table:table-cell>
          <table:table-cell office:value-type="float" office:value="115.7759" calcext:value-type="float">
            <text:p>115.7759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Verve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3283" calcext:value-type="float">
            <text:p>1033283</text:p>
          </table:table-cell>
          <table:table-cell table:number-columns-repeated="6"/>
          <table:table-cell office:value-type="float" office:value="52.9567435873564" calcext:value-type="float">
            <text:p>52.9567435873564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Kwinana (Alcoa Refinery)</text:p>
          </table:table-cell>
          <table:table-cell office:value-type="string" calcext:value-type="string">
            <text:p>AUS0000190</text:p>
          </table:table-cell>
          <table:table-cell office:value-type="float" office:value="74.5" calcext:value-type="float">
            <text:p>74.5</text:p>
          </table:table-cell>
          <table:table-cell office:value-type="float" office:value="-32.1946" calcext:value-type="float">
            <text:p>-32.1946</text:p>
          </table:table-cell>
          <table:table-cell office:value-type="float" office:value="115.7797" calcext:value-type="float">
            <text:p>115.7797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Alcoa of Australia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4018" calcext:value-type="float">
            <text:p>1014018</text:p>
          </table:table-cell>
          <table:table-cell table:number-columns-repeated="6"/>
          <table:table-cell office:value-type="float" office:value="187.870352250384" calcext:value-type="float">
            <text:p>187.870352250384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Kwinana A</text:p>
          </table:table-cell>
          <table:table-cell office:value-type="string" calcext:value-type="string">
            <text:p>AUS0000191</text:p>
          </table:table-cell>
          <table:table-cell office:value-type="float" office:value="240" calcext:value-type="float">
            <text:p>240</text:p>
          </table:table-cell>
          <table:table-cell office:value-type="float" office:value="-32.198" calcext:value-type="float">
            <text:p>-32.198</text:p>
          </table:table-cell>
          <table:table-cell office:value-type="float" office:value="115.7752" calcext:value-type="float">
            <text:p>115.7752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Sy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203" calcext:value-type="float">
            <text:p>1030203</text:p>
          </table:table-cell>
          <table:table-cell table:number-columns-repeated="6"/>
          <table:table-cell office:value-type="float" office:value="974.729585697095" calcext:value-type="float">
            <text:p>974.729585697095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Kwinana C</text:p>
          </table:table-cell>
          <table:table-cell office:value-type="string" calcext:value-type="string">
            <text:p>AUS0000192</text:p>
          </table:table-cell>
          <table:table-cell office:value-type="float" office:value="184" calcext:value-type="float">
            <text:p>184</text:p>
          </table:table-cell>
          <table:table-cell office:value-type="float" office:value="-32.1992" calcext:value-type="float">
            <text:p>-32.1992</text:p>
          </table:table-cell>
          <table:table-cell office:value-type="float" office:value="115.7747" calcext:value-type="float">
            <text:p>115.7747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Sy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203" calcext:value-type="float">
            <text:p>1030203</text:p>
          </table:table-cell>
          <table:table-cell table:number-columns-repeated="6"/>
          <table:table-cell office:value-type="float" office:value="747.292682367773" calcext:value-type="float">
            <text:p>747.292682367773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Kwinana Cogeneration</text:p>
          </table:table-cell>
          <table:table-cell office:value-type="string" calcext:value-type="string">
            <text:p>AUS0000193</text:p>
          </table:table-cell>
          <table:table-cell office:value-type="float" office:value="123" calcext:value-type="float">
            <text:p>123</text:p>
          </table:table-cell>
          <table:table-cell office:value-type="float" office:value="-32.2225" calcext:value-type="float">
            <text:p>-32.2225</text:p>
          </table:table-cell>
          <table:table-cell office:value-type="float" office:value="115.7661" calcext:value-type="float">
            <text:p>115.7661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International Power Plc &amp; Mitsui &amp; Co Ltd &amp; Transfiel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2"/>
          <table:table-cell office:value-type="float" office:value="811.845" calcext:value-type="float">
            <text:p>811.845</text:p>
          </table:table-cell>
          <table:table-cell office:value-type="float" office:value="884.231666666667" calcext:value-type="float">
            <text:p>884.231666666667</text:p>
          </table:table-cell>
          <table:table-cell office:value-type="float" office:value="892.266388888889" calcext:value-type="float">
            <text:p>892.266388888889</text:p>
          </table:table-cell>
          <table:table-cell office:value-type="float" office:value="878.079722222222" calcext:value-type="float">
            <text:p>878.079722222222</text:p>
          </table:table-cell>
          <table:table-cell office:value-type="float" office:value="854.565" calcext:value-type="float">
            <text:p>854.565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Kwinana High Efficiency Gas Turbine Plant</text:p>
          </table:table-cell>
          <table:table-cell office:value-type="string" calcext:value-type="string">
            <text:p>AUS0000195</text:p>
          </table:table-cell>
          <table:table-cell office:value-type="float" office:value="200" calcext:value-type="float">
            <text:p>200</text:p>
          </table:table-cell>
          <table:table-cell office:value-type="float" office:value="-32.1973" calcext:value-type="float">
            <text:p>-32.1973</text:p>
          </table:table-cell>
          <table:table-cell office:value-type="float" office:value="115.7754" calcext:value-type="float">
            <text:p>115.7754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Verve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504.349938927204" calcext:value-type="float">
            <text:p>504.349938927204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Kwinana NewGen</text:p>
          </table:table-cell>
          <table:table-cell office:value-type="string" calcext:value-type="string">
            <text:p>AUS0000196</text:p>
          </table:table-cell>
          <table:table-cell office:value-type="float" office:value="320" calcext:value-type="float">
            <text:p>320</text:p>
          </table:table-cell>
          <table:table-cell office:value-type="float" office:value="-32.202" calcext:value-type="float">
            <text:p>-32.202</text:p>
          </table:table-cell>
          <table:table-cell office:value-type="float" office:value="115.7728" calcext:value-type="float">
            <text:p>115.7728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Newgen Power Kwinana Partnership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7030" calcext:value-type="float">
            <text:p>1067030</text:p>
          </table:table-cell>
          <table:table-cell/>
          <table:table-cell office:value-type="float" office:value="1791.00888888889" calcext:value-type="float">
            <text:p>1791.00888888889</text:p>
          </table:table-cell>
          <table:table-cell office:value-type="float" office:value="1997.00555555556" calcext:value-type="float">
            <text:p>1997.00555555556</text:p>
          </table:table-cell>
          <table:table-cell office:value-type="float" office:value="2152.88666666667" calcext:value-type="float">
            <text:p>2152.88666666667</text:p>
          </table:table-cell>
          <table:table-cell office:value-type="float" office:value="1932.03555555556" calcext:value-type="float">
            <text:p>1932.03555555556</text:p>
          </table:table-cell>
          <table:table-cell office:value-type="float" office:value="2159.69694444444" calcext:value-type="float">
            <text:p>2159.69694444444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Kwinana Swift</text:p>
          </table:table-cell>
          <table:table-cell office:value-type="string" calcext:value-type="string">
            <text:p>AUS0000197</text:p>
          </table:table-cell>
          <table:table-cell office:value-type="float" office:value="120" calcext:value-type="float">
            <text:p>120</text:p>
          </table:table-cell>
          <table:table-cell office:value-type="float" office:value="-32.2243" calcext:value-type="float">
            <text:p>-32.2243</text:p>
          </table:table-cell>
          <table:table-cell office:value-type="float" office:value="115.7783" calcext:value-type="float">
            <text:p>115.7783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Western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85202" calcext:value-type="float">
            <text:p>1085202</text:p>
          </table:table-cell>
          <table:table-cell table:number-columns-repeated="4"/>
          <table:table-cell office:value-type="float" office:value="13.8758333333333" calcext:value-type="float">
            <text:p>13.8758333333333</text:p>
          </table:table-cell>
          <table:table-cell office:value-type="float" office:value="57.6877777777778" calcext:value-type="float">
            <text:p>57.6877777777778</text:p>
          </table:table-cell>
          <table:table-cell office:value-type="float" office:value="302.609963356322" calcext:value-type="float">
            <text:p>302.609963356322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adbroke Grove</text:p>
          </table:table-cell>
          <table:table-cell office:value-type="string" calcext:value-type="string">
            <text:p>AUS0000244</text:p>
          </table:table-cell>
          <table:table-cell office:value-type="float" office:value="80" calcext:value-type="float">
            <text:p>80</text:p>
          </table:table-cell>
          <table:table-cell office:value-type="float" office:value="-37.4567" calcext:value-type="float">
            <text:p>-37.4567</text:p>
          </table:table-cell>
          <table:table-cell office:value-type="float" office:value="140.7827" calcext:value-type="float">
            <text:p>140.7827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Origin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45441" calcext:value-type="float">
            <text:p>1045441</text:p>
          </table:table-cell>
          <table:table-cell/>
          <table:table-cell office:value-type="float" office:value="91.6838888888889" calcext:value-type="float">
            <text:p>91.6838888888889</text:p>
          </table:table-cell>
          <table:table-cell office:value-type="float" office:value="231.321944444444" calcext:value-type="float">
            <text:p>231.321944444444</text:p>
          </table:table-cell>
          <table:table-cell office:value-type="float" office:value="184.406111111111" calcext:value-type="float">
            <text:p>184.406111111111</text:p>
          </table:table-cell>
          <table:table-cell office:value-type="float" office:value="204.390833333333" calcext:value-type="float">
            <text:p>204.390833333333</text:p>
          </table:table-cell>
          <table:table-cell office:value-type="float" office:value="211.146666666667" calcext:value-type="float">
            <text:p>211.146666666667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ake Bonney Stage 1 Wind Farm</text:p>
          </table:table-cell>
          <table:table-cell office:value-type="string" calcext:value-type="string">
            <text:p>AUS0000483</text:p>
          </table:table-cell>
          <table:table-cell office:value-type="float" office:value="80.5" calcext:value-type="float">
            <text:p>80.5</text:p>
          </table:table-cell>
          <table:table-cell office:value-type="float" office:value="-37.7815" calcext:value-type="float">
            <text:p>-37.7815</text:p>
          </table:table-cell>
          <table:table-cell office:value-type="float" office:value="140.4058" calcext:value-type="float">
            <text:p>140.4058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Infigen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67.6008154001993" calcext:value-type="float">
            <text:p>67.6008154001993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ake Bonney Stage 2 Wind Farm</text:p>
          </table:table-cell>
          <table:table-cell office:value-type="string" calcext:value-type="string">
            <text:p>AUS0000062</text:p>
          </table:table-cell>
          <table:table-cell office:value-type="float" office:value="159" calcext:value-type="float">
            <text:p>159</text:p>
          </table:table-cell>
          <table:table-cell office:value-type="float" office:value="-37.8149" calcext:value-type="float">
            <text:p>-37.8149</text:p>
          </table:table-cell>
          <table:table-cell office:value-type="float" office:value="140.4195" calcext:value-type="float">
            <text:p>140.4195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Infigen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6888" calcext:value-type="float">
            <text:p>1056888</text:p>
          </table:table-cell>
          <table:table-cell/>
          <table:table-cell office:value-type="float" office:value="673.580833333333" calcext:value-type="float">
            <text:p>673.580833333333</text:p>
          </table:table-cell>
          <table:table-cell office:value-type="float" office:value="728.180833333333" calcext:value-type="float">
            <text:p>728.180833333333</text:p>
          </table:table-cell>
          <table:table-cell office:value-type="float" office:value="688.313611111111" calcext:value-type="float">
            <text:p>688.313611111111</text:p>
          </table:table-cell>
          <table:table-cell office:value-type="float" office:value="665.040833333333" calcext:value-type="float">
            <text:p>665.040833333333</text:p>
          </table:table-cell>
          <table:table-cell office:value-type="float" office:value="666.716388888889" calcext:value-type="float">
            <text:p>666.716388888889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ake Bonney Stage 3 Wind Farm</text:p>
          </table:table-cell>
          <table:table-cell office:value-type="string" calcext:value-type="string">
            <text:p>AUS0000484</text:p>
          </table:table-cell>
          <table:table-cell office:value-type="float" office:value="39" calcext:value-type="float">
            <text:p>39</text:p>
          </table:table-cell>
          <table:table-cell office:value-type="float" office:value="-37.7505" calcext:value-type="float">
            <text:p>-37.7505</text:p>
          </table:table-cell>
          <table:table-cell office:value-type="float" office:value="140.393" calcext:value-type="float">
            <text:p>140.393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Infigen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32.7507055976121" calcext:value-type="float">
            <text:p>32.7507055976121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ake Echo</text:p>
          </table:table-cell>
          <table:table-cell office:value-type="string" calcext:value-type="string">
            <text:p>AUS0000124</text:p>
          </table:table-cell>
          <table:table-cell office:value-type="float" office:value="32.4" calcext:value-type="float">
            <text:p>32.4</text:p>
          </table:table-cell>
          <table:table-cell office:value-type="float" office:value="-42.2537" calcext:value-type="float">
            <text:p>-42.2537</text:p>
          </table:table-cell>
          <table:table-cell office:value-type="float" office:value="146.6207" calcext:value-type="float">
            <text:p>146.6207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Hydro-Electric Corporation (Tasmania)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9018" calcext:value-type="float">
            <text:p>1019018</text:p>
          </table:table-cell>
          <table:table-cell/>
          <table:table-cell office:value-type="float" office:value="99.8166666666667" calcext:value-type="float">
            <text:p>99.8166666666667</text:p>
          </table:table-cell>
          <table:table-cell office:value-type="float" office:value="93.0063888888889" calcext:value-type="float">
            <text:p>93.0063888888889</text:p>
          </table:table-cell>
          <table:table-cell office:value-type="float" office:value="33.5541666666667" calcext:value-type="float">
            <text:p>33.5541666666667</text:p>
          </table:table-cell>
          <table:table-cell office:value-type="float" office:value="105.056388888889" calcext:value-type="float">
            <text:p>105.056388888889</text:p>
          </table:table-cell>
          <table:table-cell office:value-type="float" office:value="53.8788888888889" calcext:value-type="float">
            <text:p>53.8788888888889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ake Glenmaggie</text:p>
          </table:table-cell>
          <table:table-cell office:value-type="string" calcext:value-type="string">
            <text:p>AUS0000086</text:p>
          </table:table-cell>
          <table:table-cell office:value-type="float" office:value="4" calcext:value-type="float">
            <text:p>4</text:p>
          </table:table-cell>
          <table:table-cell office:value-type="float" office:value="-37.9047" calcext:value-type="float">
            <text:p>-37.9047</text:p>
          </table:table-cell>
          <table:table-cell office:value-type="float" office:value="146.8011" calcext:value-type="float">
            <text:p>146.8011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Pacific Hydro Investments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2"/>
          <table:table-cell office:value-type="float" office:value="7.985" calcext:value-type="float">
            <text:p>7.985</text:p>
          </table:table-cell>
          <table:table-cell office:value-type="float" office:value="5.45694444444445" calcext:value-type="float">
            <text:p>5.45694444444445</text:p>
          </table:table-cell>
          <table:table-cell office:value-type="float" office:value="6.77888888888889" calcext:value-type="float">
            <text:p>6.77888888888889</text:p>
          </table:table-cell>
          <table:table-cell office:value-type="float" office:value="5.01027777777778" calcext:value-type="float">
            <text:p>5.01027777777778</text:p>
          </table:table-cell>
          <table:table-cell office:value-type="float" office:value="10.2286111111111" calcext:value-type="float">
            <text:p>10.2286111111111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ake Keepit</text:p>
          </table:table-cell>
          <table:table-cell office:value-type="string" calcext:value-type="string">
            <text:p>AUS0000304</text:p>
          </table:table-cell>
          <table:table-cell office:value-type="float" office:value="6.5" calcext:value-type="float">
            <text:p>6.5</text:p>
          </table:table-cell>
          <table:table-cell office:value-type="float" office:value="-30.8792" calcext:value-type="float">
            <text:p>-30.8792</text:p>
          </table:table-cell>
          <table:table-cell office:value-type="float" office:value="150.4914" calcext:value-type="float">
            <text:p>150.4914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Country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3"/>
          <table:table-cell office:value-type="float" office:value="6.53" calcext:value-type="float">
            <text:p>6.53</text:p>
          </table:table-cell>
          <table:table-cell office:value-type="float" office:value="2.84805555555556" calcext:value-type="float">
            <text:p>2.84805555555556</text:p>
          </table:table-cell>
          <table:table-cell office:value-type="float" office:value="1.22361111111111" calcext:value-type="float">
            <text:p>1.22361111111111</text:p>
          </table:table-cell>
          <table:table-cell office:value-type="float" office:value="5.97194444444444" calcext:value-type="float">
            <text:p>5.97194444444444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ake William Hovell</text:p>
          </table:table-cell>
          <table:table-cell office:value-type="string" calcext:value-type="string">
            <text:p>AUS0000099</text:p>
          </table:table-cell>
          <table:table-cell office:value-type="float" office:value="2" calcext:value-type="float">
            <text:p>2</text:p>
          </table:table-cell>
          <table:table-cell office:value-type="float" office:value="-36.9129" calcext:value-type="float">
            <text:p>-36.9129</text:p>
          </table:table-cell>
          <table:table-cell office:value-type="float" office:value="146.3921" calcext:value-type="float">
            <text:p>146.3921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Pacific Hydro Investments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2"/>
          <table:table-cell office:value-type="float" office:value="3.96083333333333" calcext:value-type="float">
            <text:p>3.96083333333333</text:p>
          </table:table-cell>
          <table:table-cell office:value-type="float" office:value="4.84166666666667" calcext:value-type="float">
            <text:p>4.84166666666667</text:p>
          </table:table-cell>
          <table:table-cell office:value-type="float" office:value="2.96083333333333" calcext:value-type="float">
            <text:p>2.96083333333333</text:p>
          </table:table-cell>
          <table:table-cell office:value-type="float" office:value="2.76416666666667" calcext:value-type="float">
            <text:p>2.76416666666667</text:p>
          </table:table-cell>
          <table:table-cell office:value-type="float" office:value="5.46666666666667" calcext:value-type="float">
            <text:p>5.46666666666667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andfill Management Services Shoal Bay</text:p>
          </table:table-cell>
          <table:table-cell office:value-type="string" calcext:value-type="string">
            <text:p>AUS0000252</text:p>
          </table:table-cell>
          <table:table-cell office:value-type="float" office:value="1.1" calcext:value-type="float">
            <text:p>1.1</text:p>
          </table:table-cell>
          <table:table-cell office:value-type="float" office:value="-12.3892" calcext:value-type="float">
            <text:p>-12.3892</text:p>
          </table:table-cell>
          <table:table-cell office:value-type="float" office:value="130.9254" calcext:value-type="float">
            <text:p>130.9254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LMS Energy Generation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7357" calcext:value-type="float">
            <text:p>106735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averton</text:p>
          </table:table-cell>
          <table:table-cell office:value-type="string" calcext:value-type="string">
            <text:p>AUS0000371</text:p>
          </table:table-cell>
          <table:table-cell office:value-type="float" office:value="1.5" calcext:value-type="float">
            <text:p>1.5</text:p>
          </table:table-cell>
          <table:table-cell office:value-type="float" office:value="-28.6216" calcext:value-type="float">
            <text:p>-28.6216</text:p>
          </table:table-cell>
          <table:table-cell office:value-type="float" office:value="122.3965" calcext:value-type="float">
            <text:p>122.3965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Energy Developments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6697" calcext:value-type="float">
            <text:p>1066697</text:p>
          </table:table-cell>
          <table:table-cell/>
          <table:table-cell office:value-type="float" office:value="4.72222222222222" calcext:value-type="float">
            <text:p>4.72222222222222</text:p>
          </table:table-cell>
          <table:table-cell office:value-type="float" office:value="3.54694444444444" calcext:value-type="float">
            <text:p>3.54694444444444</text:p>
          </table:table-cell>
          <table:table-cell office:value-type="float" office:value="3.84027777777778" calcext:value-type="float">
            <text:p>3.84027777777778</text:p>
          </table:table-cell>
          <table:table-cell office:value-type="float" office:value="3.56583333333333" calcext:value-type="float">
            <text:p>3.56583333333333</text:p>
          </table:table-cell>
          <table:table-cell office:value-type="float" office:value="3.64277777777778" calcext:value-type="float">
            <text:p>3.64277777777778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averton (Granny Smith Gold Mine)</text:p>
          </table:table-cell>
          <table:table-cell office:value-type="string" calcext:value-type="string">
            <text:p>AUS0000219</text:p>
          </table:table-cell>
          <table:table-cell office:value-type="float" office:value="30.6" calcext:value-type="float">
            <text:p>30.6</text:p>
          </table:table-cell>
          <table:table-cell office:value-type="float" office:value="-28.8096" calcext:value-type="float">
            <text:p>-28.8096</text:p>
          </table:table-cell>
          <table:table-cell office:value-type="float" office:value="122.415" calcext:value-type="float">
            <text:p>122.415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Barrick Gold of Australia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322.189107754763" calcext:value-type="float">
            <text:p>322.189107754763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averton North</text:p>
          </table:table-cell>
          <table:table-cell office:value-type="string" calcext:value-type="string">
            <text:p>AUS0000090</text:p>
          </table:table-cell>
          <table:table-cell office:value-type="float" office:value="312" calcext:value-type="float">
            <text:p>312</text:p>
          </table:table-cell>
          <table:table-cell office:value-type="float" office:value="-37.8416" calcext:value-type="float">
            <text:p>-37.8416</text:p>
          </table:table-cell>
          <table:table-cell office:value-type="float" office:value="144.7887" calcext:value-type="float">
            <text:p>144.7887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Snowy Hydro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3207" calcext:value-type="float">
            <text:p>1053207</text:p>
          </table:table-cell>
          <table:table-cell/>
          <table:table-cell office:value-type="float" office:value="14.8188888888889" calcext:value-type="float">
            <text:p>14.8188888888889</text:p>
          </table:table-cell>
          <table:table-cell office:value-type="float" office:value="15.8077777777778" calcext:value-type="float">
            <text:p>15.8077777777778</text:p>
          </table:table-cell>
          <table:table-cell office:value-type="float" office:value="1.14416666666667" calcext:value-type="float">
            <text:p>1.14416666666667</text:p>
          </table:table-cell>
          <table:table-cell office:value-type="float" office:value="22.4313888888889" calcext:value-type="float">
            <text:p>22.4313888888889</text:p>
          </table:table-cell>
          <table:table-cell office:value-type="float" office:value="79.5208333333333" calcext:value-type="float">
            <text:p>79.5208333333333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eichhardt</text:p>
          </table:table-cell>
          <table:table-cell office:value-type="string" calcext:value-type="string">
            <text:p>AUS0000460</text:p>
          </table:table-cell>
          <table:table-cell office:value-type="float" office:value="60" calcext:value-type="float">
            <text:p>60</text:p>
          </table:table-cell>
          <table:table-cell office:value-type="float" office:value="-20.7833" calcext:value-type="float">
            <text:p>-20.7833</text:p>
          </table:table-cell>
          <table:table-cell office:value-type="float" office:value="139.4862" calcext:value-type="float">
            <text:p>139.4862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APA Group and AGL Energ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95884" calcext:value-type="float">
            <text:p>1095884</text:p>
          </table:table-cell>
          <table:table-cell table:number-columns-repeated="6"/>
          <table:table-cell office:value-type="float" office:value="151.304981678161" calcext:value-type="float">
            <text:p>151.304981678161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einster Nickel Mine</text:p>
          </table:table-cell>
          <table:table-cell office:value-type="string" calcext:value-type="string">
            <text:p>AUS0000212</text:p>
          </table:table-cell>
          <table:table-cell office:value-type="float" office:value="59" calcext:value-type="float">
            <text:p>59</text:p>
          </table:table-cell>
          <table:table-cell office:value-type="float" office:value="-27.8141" calcext:value-type="float">
            <text:p>-27.8141</text:p>
          </table:table-cell>
          <table:table-cell office:value-type="float" office:value="120.699" calcext:value-type="float">
            <text:p>120.699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Southern Cross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3314" calcext:value-type="float">
            <text:p>1033314</text:p>
          </table:table-cell>
          <table:table-cell/>
          <table:table-cell office:value-type="float" office:value="316.804444444444" calcext:value-type="float">
            <text:p>316.804444444444</text:p>
          </table:table-cell>
          <table:table-cell office:value-type="float" office:value="302.508333333333" calcext:value-type="float">
            <text:p>302.508333333333</text:p>
          </table:table-cell>
          <table:table-cell office:value-type="float" office:value="280.851111111111" calcext:value-type="float">
            <text:p>280.851111111111</text:p>
          </table:table-cell>
          <table:table-cell office:value-type="float" office:value="295.871111111111" calcext:value-type="float">
            <text:p>295.871111111111</text:p>
          </table:table-cell>
          <table:table-cell office:value-type="float" office:value="313.842777777778" calcext:value-type="float">
            <text:p>313.842777777778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emonthyme</text:p>
          </table:table-cell>
          <table:table-cell office:value-type="string" calcext:value-type="string">
            <text:p>AUS0000132</text:p>
          </table:table-cell>
          <table:table-cell office:value-type="float" office:value="81.6" calcext:value-type="float">
            <text:p>81.6</text:p>
          </table:table-cell>
          <table:table-cell office:value-type="float" office:value="-41.6038" calcext:value-type="float">
            <text:p>-41.6038</text:p>
          </table:table-cell>
          <table:table-cell office:value-type="float" office:value="146.139" calcext:value-type="float">
            <text:p>146.139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Hydro-Electric Corporation (Tasmania)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9019" calcext:value-type="float">
            <text:p>1019019</text:p>
          </table:table-cell>
          <table:table-cell/>
          <table:table-cell office:value-type="float" office:value="250.338611111111" calcext:value-type="float">
            <text:p>250.338611111111</text:p>
          </table:table-cell>
          <table:table-cell office:value-type="float" office:value="304.545555555556" calcext:value-type="float">
            <text:p>304.545555555556</text:p>
          </table:table-cell>
          <table:table-cell office:value-type="float" office:value="257.3525" calcext:value-type="float">
            <text:p>257.3525</text:p>
          </table:table-cell>
          <table:table-cell office:value-type="float" office:value="225.099444444444" calcext:value-type="float">
            <text:p>225.099444444444</text:p>
          </table:table-cell>
          <table:table-cell office:value-type="float" office:value="286.538333333333" calcext:value-type="float">
            <text:p>286.538333333333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eonards Hill</text:p>
          </table:table-cell>
          <table:table-cell office:value-type="string" calcext:value-type="string">
            <text:p>AUS0000341</text:p>
          </table:table-cell>
          <table:table-cell office:value-type="float" office:value="4.1" calcext:value-type="float">
            <text:p>4.1</text:p>
          </table:table-cell>
          <table:table-cell office:value-type="float" office:value="-37.4271" calcext:value-type="float">
            <text:p>-37.4271</text:p>
          </table:table-cell>
          <table:table-cell office:value-type="float" office:value="144.1222" calcext:value-type="float">
            <text:p>144.1222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Hepburn Community Wind Park Co-operative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3.44302289615922" calcext:value-type="float">
            <text:p>3.44302289615922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eonora</text:p>
          </table:table-cell>
          <table:table-cell office:value-type="string" calcext:value-type="string">
            <text:p>AUS0000409</text:p>
          </table:table-cell>
          <table:table-cell office:value-type="float" office:value="4.43" calcext:value-type="float">
            <text:p>4.43</text:p>
          </table:table-cell>
          <table:table-cell office:value-type="float" office:value="-28.8811" calcext:value-type="float">
            <text:p>-28.8811</text:p>
          </table:table-cell>
          <table:table-cell office:value-type="float" office:value="121.3213" calcext:value-type="float">
            <text:p>121.3213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Energy Developments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100968" calcext:value-type="float">
            <text:p>1100968</text:p>
          </table:table-cell>
          <table:table-cell/>
          <table:table-cell office:value-type="float" office:value="11.7175" calcext:value-type="float">
            <text:p>11.7175</text:p>
          </table:table-cell>
          <table:table-cell office:value-type="float" office:value="9.83305555555556" calcext:value-type="float">
            <text:p>9.83305555555556</text:p>
          </table:table-cell>
          <table:table-cell office:value-type="float" office:value="8.88888888888889" calcext:value-type="float">
            <text:p>8.88888888888889</text:p>
          </table:table-cell>
          <table:table-cell office:value-type="float" office:value="8.50972222222222" calcext:value-type="float">
            <text:p>8.50972222222222</text:p>
          </table:table-cell>
          <table:table-cell office:value-type="float" office:value="8.41416666666667" calcext:value-type="float">
            <text:p>8.41416666666667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iapootah</text:p>
          </table:table-cell>
          <table:table-cell office:value-type="string" calcext:value-type="string">
            <text:p>AUS0000123</text:p>
          </table:table-cell>
          <table:table-cell office:value-type="float" office:value="87.3" calcext:value-type="float">
            <text:p>87.3</text:p>
          </table:table-cell>
          <table:table-cell office:value-type="float" office:value="-42.3763" calcext:value-type="float">
            <text:p>-42.3763</text:p>
          </table:table-cell>
          <table:table-cell office:value-type="float" office:value="146.5099" calcext:value-type="float">
            <text:p>146.5099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Hydro-Electric Corporation (Tasmania)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9020" calcext:value-type="float">
            <text:p>1019020</text:p>
          </table:table-cell>
          <table:table-cell/>
          <table:table-cell office:value-type="float" office:value="438.814444444444" calcext:value-type="float">
            <text:p>438.814444444444</text:p>
          </table:table-cell>
          <table:table-cell office:value-type="float" office:value="502.458055555556" calcext:value-type="float">
            <text:p>502.458055555556</text:p>
          </table:table-cell>
          <table:table-cell office:value-type="float" office:value="414.345277777778" calcext:value-type="float">
            <text:p>414.345277777778</text:p>
          </table:table-cell>
          <table:table-cell office:value-type="float" office:value="380.969722222222" calcext:value-type="float">
            <text:p>380.969722222222</text:p>
          </table:table-cell>
          <table:table-cell office:value-type="float" office:value="435.138333333333" calcext:value-type="float">
            <text:p>435.138333333333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iddell</text:p>
          </table:table-cell>
          <table:table-cell office:value-type="string" calcext:value-type="string">
            <text:p>AUS0000280</text:p>
          </table:table-cell>
          <table:table-cell office:value-type="float" office:value="2200" calcext:value-type="float">
            <text:p>2200</text:p>
          </table:table-cell>
          <table:table-cell office:value-type="float" office:value="-32.3713" calcext:value-type="float">
            <text:p>-32.3713</text:p>
          </table:table-cell>
          <table:table-cell office:value-type="float" office:value="150.9776" calcext:value-type="float">
            <text:p>150.9776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Macquarie Generation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4209" calcext:value-type="float">
            <text:p>1014209</text:p>
          </table:table-cell>
          <table:table-cell/>
          <table:table-cell office:value-type="float" office:value="6577.39555555556" calcext:value-type="float">
            <text:p>6577.39555555556</text:p>
          </table:table-cell>
          <table:table-cell office:value-type="float" office:value="7365.72305555556" calcext:value-type="float">
            <text:p>7365.72305555556</text:p>
          </table:table-cell>
          <table:table-cell office:value-type="float" office:value="8068.46222222222" calcext:value-type="float">
            <text:p>8068.46222222222</text:p>
          </table:table-cell>
          <table:table-cell office:value-type="float" office:value="7955.42555555556" calcext:value-type="float">
            <text:p>7955.42555555556</text:p>
          </table:table-cell>
          <table:table-cell office:value-type="float" office:value="9510.03555555556" calcext:value-type="float">
            <text:p>9510.03555555556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iddell Solar Thermal</text:p>
          </table:table-cell>
          <table:table-cell office:value-type="string" calcext:value-type="string">
            <text:p>AUS0000473</text:p>
          </table:table-cell>
          <table:table-cell office:value-type="float" office:value="9.3" calcext:value-type="float">
            <text:p>9.3</text:p>
          </table:table-cell>
          <table:table-cell office:value-type="float" office:value="-32.3761" calcext:value-type="float">
            <text:p>-32.3761</text:p>
          </table:table-cell>
          <table:table-cell office:value-type="float" office:value="150.9797" calcext:value-type="float">
            <text:p>150.9797</text:p>
          </table:table-cell>
          <table:table-cell office:value-type="string" calcext:value-type="string">
            <text:p>Solar</text:p>
          </table:table-cell>
          <table:table-cell table:number-columns-repeated="4"/>
          <table:table-cell office:value-type="string" calcext:value-type="string">
            <text:p>Macquarie Generation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185.990607801156" calcext:value-type="float">
            <text:p>185.990607801156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ongford</text:p>
          </table:table-cell>
          <table:table-cell office:value-type="string" calcext:value-type="string">
            <text:p>AUS0000091</text:p>
          </table:table-cell>
          <table:table-cell office:value-type="float" office:value="31" calcext:value-type="float">
            <text:p>31</text:p>
          </table:table-cell>
          <table:table-cell office:value-type="float" office:value="-38.2236" calcext:value-type="float">
            <text:p>-38.2236</text:p>
          </table:table-cell>
          <table:table-cell office:value-type="float" office:value="147.1657" calcext:value-type="float">
            <text:p>147.1657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TRU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6695" calcext:value-type="float">
            <text:p>1016695</text:p>
          </table:table-cell>
          <table:table-cell table:number-columns-repeated="6"/>
          <table:table-cell office:value-type="float" office:value="78.1742405337166" calcext:value-type="float">
            <text:p>78.1742405337166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onsdale</text:p>
          </table:table-cell>
          <table:table-cell office:value-type="string" calcext:value-type="string">
            <text:p>AUS0000234</text:p>
          </table:table-cell>
          <table:table-cell office:value-type="float" office:value="20" calcext:value-type="float">
            <text:p>20</text:p>
          </table:table-cell>
          <table:table-cell office:value-type="float" office:value="-35.1097" calcext:value-type="float">
            <text:p>-35.1097</text:p>
          </table:table-cell>
          <table:table-cell office:value-type="float" office:value="138.491" calcext:value-type="float">
            <text:p>138.491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Infratil Energy Australia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3091" calcext:value-type="float">
            <text:p>1053091</text:p>
          </table:table-cell>
          <table:table-cell table:number-columns-repeated="6"/>
          <table:table-cell office:value-type="float" office:value="210.581116179584" calcext:value-type="float">
            <text:p>210.581116179584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ower Lake Margaret</text:p>
          </table:table-cell>
          <table:table-cell office:value-type="string" calcext:value-type="string">
            <text:p>AUS0000131</text:p>
          </table:table-cell>
          <table:table-cell office:value-type="float" office:value="3.2" calcext:value-type="float">
            <text:p>3.2</text:p>
          </table:table-cell>
          <table:table-cell office:value-type="float" office:value="-42.0147" calcext:value-type="float">
            <text:p>-42.0147</text:p>
          </table:table-cell>
          <table:table-cell office:value-type="float" office:value="145.5261" calcext:value-type="float">
            <text:p>145.5261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Hydro-Electric Corporation (Tasmania)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83938" calcext:value-type="float">
            <text:p>1083938</text:p>
          </table:table-cell>
          <table:table-cell/>
          <table:table-cell office:value-type="float" office:value="16.4661111111111" calcext:value-type="float">
            <text:p>16.4661111111111</text:p>
          </table:table-cell>
          <table:table-cell office:value-type="float" office:value="8.52861111111111" calcext:value-type="float">
            <text:p>8.52861111111111</text:p>
          </table:table-cell>
          <table:table-cell office:value-type="float" office:value="5.67638888888889" calcext:value-type="float">
            <text:p>5.67638888888889</text:p>
          </table:table-cell>
          <table:table-cell office:value-type="float" office:value="15.4102777777778" calcext:value-type="float">
            <text:p>15.4102777777778</text:p>
          </table:table-cell>
          <table:table-cell office:value-type="float" office:value="14.6894444444444" calcext:value-type="float">
            <text:p>14.6894444444444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ower Rubicon</text:p>
          </table:table-cell>
          <table:table-cell office:value-type="string" calcext:value-type="string">
            <text:p>AUS0000338</text:p>
          </table:table-cell>
          <table:table-cell office:value-type="float" office:value="13.55" calcext:value-type="float">
            <text:p>13.55</text:p>
          </table:table-cell>
          <table:table-cell office:value-type="float" office:value="-37.3027" calcext:value-type="float">
            <text:p>-37.3027</text:p>
          </table:table-cell>
          <table:table-cell office:value-type="float" office:value="145.8458" calcext:value-type="float">
            <text:p>145.8458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AGL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168" calcext:value-type="float">
            <text:p>1030168</text:p>
          </table:table-cell>
          <table:table-cell table:number-columns-repeated="6"/>
          <table:table-cell office:value-type="float" office:value="11.9192057457715" calcext:value-type="float">
            <text:p>11.9192057457715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oy Yang A</text:p>
          </table:table-cell>
          <table:table-cell office:value-type="string" calcext:value-type="string">
            <text:p>AUS0000092</text:p>
          </table:table-cell>
          <table:table-cell office:value-type="float" office:value="2180" calcext:value-type="float">
            <text:p>2180</text:p>
          </table:table-cell>
          <table:table-cell office:value-type="float" office:value="-38.2536" calcext:value-type="float">
            <text:p>-38.2536</text:p>
          </table:table-cell>
          <table:table-cell office:value-type="float" office:value="146.5746" calcext:value-type="float">
            <text:p>146.5746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GEAC Great Energy Alliance Corporation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22059" calcext:value-type="float">
            <text:p>1022059</text:p>
          </table:table-cell>
          <table:table-cell/>
          <table:table-cell office:value-type="float" office:value="16268.6108333333" calcext:value-type="float">
            <text:p>16268.6108333333</text:p>
          </table:table-cell>
          <table:table-cell office:value-type="float" office:value="16099.3302777778" calcext:value-type="float">
            <text:p>16099.3302777778</text:p>
          </table:table-cell>
          <table:table-cell office:value-type="float" office:value="16226.4122222222" calcext:value-type="float">
            <text:p>16226.4122222222</text:p>
          </table:table-cell>
          <table:table-cell office:value-type="float" office:value="15715.5466666667" calcext:value-type="float">
            <text:p>15715.5466666667</text:p>
          </table:table-cell>
          <table:table-cell office:value-type="float" office:value="15885.2880555556" calcext:value-type="float">
            <text:p>15885.2880555556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oy Yang B</text:p>
          </table:table-cell>
          <table:table-cell office:value-type="string" calcext:value-type="string">
            <text:p>AUS0000075</text:p>
          </table:table-cell>
          <table:table-cell office:value-type="float" office:value="1000" calcext:value-type="float">
            <text:p>1000</text:p>
          </table:table-cell>
          <table:table-cell office:value-type="float" office:value="-38.2564" calcext:value-type="float">
            <text:p>-38.2564</text:p>
          </table:table-cell>
          <table:table-cell office:value-type="float" office:value="146.5864" calcext:value-type="float">
            <text:p>146.5864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IPM Australia Limite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4020" calcext:value-type="float">
            <text:p>1014020</text:p>
          </table:table-cell>
          <table:table-cell/>
          <table:table-cell office:value-type="float" office:value="8591.40083333333" calcext:value-type="float">
            <text:p>8591.40083333333</text:p>
          </table:table-cell>
          <table:table-cell office:value-type="float" office:value="7307.03805555556" calcext:value-type="float">
            <text:p>7307.03805555556</text:p>
          </table:table-cell>
          <table:table-cell office:value-type="float" office:value="8622.02111111111" calcext:value-type="float">
            <text:p>8622.02111111111</text:p>
          </table:table-cell>
          <table:table-cell office:value-type="float" office:value="8451.50305555556" calcext:value-type="float">
            <text:p>8451.50305555556</text:p>
          </table:table-cell>
          <table:table-cell office:value-type="float" office:value="8572.25555555556" calcext:value-type="float">
            <text:p>8572.25555555556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ucas Heights I</text:p>
          </table:table-cell>
          <table:table-cell office:value-type="string" calcext:value-type="string">
            <text:p>AUS0000037</text:p>
          </table:table-cell>
          <table:table-cell office:value-type="float" office:value="5.39" calcext:value-type="float">
            <text:p>5.39</text:p>
          </table:table-cell>
          <table:table-cell office:value-type="float" office:value="-34.0293" calcext:value-type="float">
            <text:p>-34.0293</text:p>
          </table:table-cell>
          <table:table-cell office:value-type="float" office:value="151.0021" calcext:value-type="float">
            <text:p>151.0021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Energy Developments LFG (NSW)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6476" calcext:value-type="float">
            <text:p>1016476</text:p>
          </table:table-cell>
          <table:table-cell/>
          <table:table-cell office:value-type="float" office:value="31.3952777777778" calcext:value-type="float">
            <text:p>31.3952777777778</text:p>
          </table:table-cell>
          <table:table-cell office:value-type="float" office:value="23.3383333333333" calcext:value-type="float">
            <text:p>23.3383333333333</text:p>
          </table:table-cell>
          <table:table-cell office:value-type="float" office:value="22.7530555555556" calcext:value-type="float">
            <text:p>22.7530555555556</text:p>
          </table:table-cell>
          <table:table-cell office:value-type="float" office:value="14.7522222222222" calcext:value-type="float">
            <text:p>14.7522222222222</text:p>
          </table:table-cell>
          <table:table-cell office:value-type="float" office:value="16.2616666666667" calcext:value-type="float">
            <text:p>16.2616666666667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ucas Heights II</text:p>
          </table:table-cell>
          <table:table-cell office:value-type="string" calcext:value-type="string">
            <text:p>AUS0000036</text:p>
          </table:table-cell>
          <table:table-cell office:value-type="float" office:value="16" calcext:value-type="float">
            <text:p>16</text:p>
          </table:table-cell>
          <table:table-cell office:value-type="float" office:value="-34.0481" calcext:value-type="float">
            <text:p>-34.0481</text:p>
          </table:table-cell>
          <table:table-cell office:value-type="float" office:value="150.9739" calcext:value-type="float">
            <text:p>150.9739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Energy Developments LFG (NSW)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9579" calcext:value-type="float">
            <text:p>1069579</text:p>
          </table:table-cell>
          <table:table-cell/>
          <table:table-cell office:value-type="float" office:value="94.2033333333333" calcext:value-type="float">
            <text:p>94.2033333333333</text:p>
          </table:table-cell>
          <table:table-cell office:value-type="float" office:value="102.276111111111" calcext:value-type="float">
            <text:p>102.276111111111</text:p>
          </table:table-cell>
          <table:table-cell office:value-type="float" office:value="100.908333333333" calcext:value-type="float">
            <text:p>100.908333333333</text:p>
          </table:table-cell>
          <table:table-cell office:value-type="float" office:value="102.315833333333" calcext:value-type="float">
            <text:p>102.315833333333</text:p>
          </table:table-cell>
          <table:table-cell office:value-type="float" office:value="97.1630555555556" calcext:value-type="float">
            <text:p>97.1630555555556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carthur Wind Farm</text:p>
          </table:table-cell>
          <table:table-cell office:value-type="string" calcext:value-type="string">
            <text:p>AUS0000417</text:p>
          </table:table-cell>
          <table:table-cell office:value-type="float" office:value="420" calcext:value-type="float">
            <text:p>420</text:p>
          </table:table-cell>
          <table:table-cell office:value-type="float" office:value="-38.0075" calcext:value-type="float">
            <text:p>-38.0075</text:p>
          </table:table-cell>
          <table:table-cell office:value-type="float" office:value="142.1865" calcext:value-type="float">
            <text:p>142.1865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AGL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7793" calcext:value-type="float">
            <text:p>1067793</text:p>
          </table:table-cell>
          <table:table-cell/>
          <table:table-cell office:value-type="float" office:value="577.625277777778" calcext:value-type="float">
            <text:p>577.625277777778</text:p>
          </table:table-cell>
          <table:table-cell office:value-type="float" office:value="1066.2675" calcext:value-type="float">
            <text:p>1066.2675</text:p>
          </table:table-cell>
          <table:table-cell office:value-type="float" office:value="997.152222222222" calcext:value-type="float">
            <text:p>997.152222222222</text:p>
          </table:table-cell>
          <table:table-cell office:value-type="float" office:value="1006.70111111111" calcext:value-type="float">
            <text:p>1006.70111111111</text:p>
          </table:table-cell>
          <table:table-cell office:value-type="float" office:value="894.076666666667" calcext:value-type="float">
            <text:p>894.076666666667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ckay</text:p>
          </table:table-cell>
          <table:table-cell office:value-type="string" calcext:value-type="string">
            <text:p>AUS0000146</text:p>
          </table:table-cell>
          <table:table-cell office:value-type="float" office:value="30" calcext:value-type="float">
            <text:p>30</text:p>
          </table:table-cell>
          <table:table-cell office:value-type="float" office:value="-21.1446" calcext:value-type="float">
            <text:p>-21.1446</text:p>
          </table:table-cell>
          <table:table-cell office:value-type="float" office:value="149.1591" calcext:value-type="float">
            <text:p>149.1591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Stanwell Corporation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0517" calcext:value-type="float">
            <text:p>1010517</text:p>
          </table:table-cell>
          <table:table-cell/>
          <table:table-cell office:value-type="float" office:value="0.00583333333333333" calcext:value-type="float">
            <text:p>0.005833333333333</text:p>
          </table:table-cell>
          <table:table-cell office:value-type="float" office:value="0.0119444444444444" calcext:value-type="float">
            <text:p>0.011944444444445</text:p>
          </table:table-cell>
          <table:table-cell office:value-type="float" office:value="0.291388888888889" calcext:value-type="float">
            <text:p>0.291388888888889</text:p>
          </table:table-cell>
          <table:table-cell office:value-type="float" office:value="0.322222222222222" calcext:value-type="float">
            <text:p>0.322222222222222</text:p>
          </table:table-cell>
          <table:table-cell office:value-type="float" office:value="0.39" calcext:value-type="float">
            <text:p>0.39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ckintosh</text:p>
          </table:table-cell>
          <table:table-cell office:value-type="string" calcext:value-type="string">
            <text:p>AUS0000142</text:p>
          </table:table-cell>
          <table:table-cell office:value-type="float" office:value="79.9" calcext:value-type="float">
            <text:p>79.9</text:p>
          </table:table-cell>
          <table:table-cell office:value-type="float" office:value="-41.6997" calcext:value-type="float">
            <text:p>-41.6997</text:p>
          </table:table-cell>
          <table:table-cell office:value-type="float" office:value="145.6461" calcext:value-type="float">
            <text:p>145.6461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Hydro-Electric Corporation (Tasmania)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9021" calcext:value-type="float">
            <text:p>1019021</text:p>
          </table:table-cell>
          <table:table-cell/>
          <table:table-cell office:value-type="float" office:value="314.248888888889" calcext:value-type="float">
            <text:p>314.248888888889</text:p>
          </table:table-cell>
          <table:table-cell office:value-type="float" office:value="421.973888888889" calcext:value-type="float">
            <text:p>421.973888888889</text:p>
          </table:table-cell>
          <table:table-cell office:value-type="float" office:value="341.089722222222" calcext:value-type="float">
            <text:p>341.089722222222</text:p>
          </table:table-cell>
          <table:table-cell office:value-type="float" office:value="269.561388888889" calcext:value-type="float">
            <text:p>269.561388888889</text:p>
          </table:table-cell>
          <table:table-cell office:value-type="float" office:value="403.215555555556" calcext:value-type="float">
            <text:p>403.215555555556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cknade Sugar Mill</text:p>
          </table:table-cell>
          <table:table-cell office:value-type="string" calcext:value-type="string">
            <text:p>AUS0000174</text:p>
          </table:table-cell>
          <table:table-cell office:value-type="float" office:value="8" calcext:value-type="float">
            <text:p>8</text:p>
          </table:table-cell>
          <table:table-cell office:value-type="float" office:value="-18.589" calcext:value-type="float">
            <text:p>-18.589</text:p>
          </table:table-cell>
          <table:table-cell office:value-type="float" office:value="146.258" calcext:value-type="float">
            <text:p>146.258</text:p>
          </table:table-cell>
          <table:table-cell office:value-type="string" calcext:value-type="string">
            <text:p>Biomass</text:p>
          </table:table-cell>
          <table:table-cell table:number-columns-repeated="4"/>
          <table:table-cell office:value-type="string" calcext:value-type="string">
            <text:p>Sucrogen (Herbert)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40615" calcext:value-type="float">
            <text:p>1040615</text:p>
          </table:table-cell>
          <table:table-cell table:number-columns-repeated="6"/>
          <table:table-cell office:value-type="float" office:value="52.9462863247863" calcext:value-type="float">
            <text:p>52.9462863247863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ndurah</text:p>
          </table:table-cell>
          <table:table-cell office:value-type="string" calcext:value-type="string">
            <text:p>AUS0000357</text:p>
          </table:table-cell>
          <table:table-cell office:value-type="float" office:value="1.3" calcext:value-type="float">
            <text:p>1.3</text:p>
          </table:table-cell>
          <table:table-cell office:value-type="float" office:value="-32.5079" calcext:value-type="float">
            <text:p>-32.5079</text:p>
          </table:table-cell>
          <table:table-cell office:value-type="float" office:value="115.759" calcext:value-type="float">
            <text:p>115.759</text:p>
          </table:table-cell>
          <table:table-cell office:value-type="string" calcext:value-type="string">
            <text:p>Waste</text:p>
          </table:table-cell>
          <table:table-cell table:number-columns-repeated="5"/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8498" calcext:value-type="float">
            <text:p>106849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rble Bar Diesel Backup</text:p>
          </table:table-cell>
          <table:table-cell office:value-type="string" calcext:value-type="string">
            <text:p>AUS0000365</text:p>
          </table:table-cell>
          <table:table-cell office:value-type="float" office:value="1.28" calcext:value-type="float">
            <text:p>1.28</text:p>
          </table:table-cell>
          <table:table-cell office:value-type="float" office:value="-21.1649" calcext:value-type="float">
            <text:p>-21.1649</text:p>
          </table:table-cell>
          <table:table-cell office:value-type="float" office:value="119.7419" calcext:value-type="float">
            <text:p>119.7419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Horizon Pow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206" calcext:value-type="float">
            <text:p>1030206</text:p>
          </table:table-cell>
          <table:table-cell table:number-columns-repeated="6"/>
          <table:table-cell office:value-type="float" office:value="13.4771914354934" calcext:value-type="float">
            <text:p>13.4771914354934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ryborough</text:p>
          </table:table-cell>
          <table:table-cell office:value-type="string" calcext:value-type="string">
            <text:p>AUS0000346</text:p>
          </table:table-cell>
          <table:table-cell office:value-type="float" office:value="7.5" calcext:value-type="float">
            <text:p>7.5</text:p>
          </table:table-cell>
          <table:table-cell office:value-type="float" office:value="-25.5476" calcext:value-type="float">
            <text:p>-25.5476</text:p>
          </table:table-cell>
          <table:table-cell office:value-type="float" office:value="152.7171" calcext:value-type="float">
            <text:p>152.7171</text:p>
          </table:table-cell>
          <table:table-cell office:value-type="string" calcext:value-type="string">
            <text:p>Biomass</text:p>
          </table:table-cell>
          <table:table-cell table:number-columns-repeated="4"/>
          <table:table-cell office:value-type="string" calcext:value-type="string">
            <text:p>MSF Suga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49.6371434294872" calcext:value-type="float">
            <text:p>49.6371434294872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ryvale Mill</text:p>
          </table:table-cell>
          <table:table-cell office:value-type="string" calcext:value-type="string">
            <text:p>AUS0000308</text:p>
          </table:table-cell>
          <table:table-cell office:value-type="float" office:value="54.5" calcext:value-type="float">
            <text:p>54.5</text:p>
          </table:table-cell>
          <table:table-cell office:value-type="float" office:value="-38.1809" calcext:value-type="float">
            <text:p>-38.1809</text:p>
          </table:table-cell>
          <table:table-cell office:value-type="float" office:value="146.4479" calcext:value-type="float">
            <text:p>146.4479</text:p>
          </table:table-cell>
          <table:table-cell office:value-type="string" calcext:value-type="string">
            <text:p>Biomass</text:p>
          </table:table-cell>
          <table:table-cell table:number-columns-repeated="4"/>
          <table:table-cell office:value-type="string" calcext:value-type="string">
            <text:p>Australian Pap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41168" calcext:value-type="float">
            <text:p>1041168</text:p>
          </table:table-cell>
          <table:table-cell table:number-columns-repeated="6"/>
          <table:table-cell office:value-type="float" office:value="360.696575587607" calcext:value-type="float">
            <text:p>360.696575587607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cArthur River Mine</text:p>
          </table:table-cell>
          <table:table-cell office:value-type="string" calcext:value-type="string">
            <text:p>AUS0000424</text:p>
          </table:table-cell>
          <table:table-cell office:value-type="float" office:value="78" calcext:value-type="float">
            <text:p>78</text:p>
          </table:table-cell>
          <table:table-cell office:value-type="float" office:value="-16.4335" calcext:value-type="float">
            <text:p>-16.4335</text:p>
          </table:table-cell>
          <table:table-cell office:value-type="float" office:value="136.0935" calcext:value-type="float">
            <text:p>136.0935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Energy Developments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6477" calcext:value-type="float">
            <text:p>1016477</text:p>
          </table:table-cell>
          <table:table-cell/>
          <table:table-cell office:value-type="float" office:value="159.933333333333" calcext:value-type="float">
            <text:p>159.933333333333</text:p>
          </table:table-cell>
          <table:table-cell office:value-type="float" office:value="179.604444444444" calcext:value-type="float">
            <text:p>179.604444444444</text:p>
          </table:table-cell>
          <table:table-cell office:value-type="float" office:value="285.784166666667" calcext:value-type="float">
            <text:p>285.784166666667</text:p>
          </table:table-cell>
          <table:table-cell office:value-type="float" office:value="260.914722222222" calcext:value-type="float">
            <text:p>260.914722222222</text:p>
          </table:table-cell>
          <table:table-cell office:value-type="float" office:value="247.703888888889" calcext:value-type="float">
            <text:p>247.703888888889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cKay Creek (Mount Beauty Hydro Scheme)</text:p>
          </table:table-cell>
          <table:table-cell office:value-type="string" calcext:value-type="string">
            <text:p>AUS0000104</text:p>
          </table:table-cell>
          <table:table-cell office:value-type="float" office:value="150" calcext:value-type="float">
            <text:p>150</text:p>
          </table:table-cell>
          <table:table-cell office:value-type="float" office:value="-36.8584" calcext:value-type="float">
            <text:p>-36.8584</text:p>
          </table:table-cell>
          <table:table-cell office:value-type="float" office:value="147.2345" calcext:value-type="float">
            <text:p>147.2345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AGL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170" calcext:value-type="float">
            <text:p>1030170</text:p>
          </table:table-cell>
          <table:table-cell/>
          <table:table-cell office:value-type="float" office:value="100.758888888889" calcext:value-type="float">
            <text:p>100.758888888889</text:p>
          </table:table-cell>
          <table:table-cell office:value-type="float" office:value="120.831388888889" calcext:value-type="float">
            <text:p>120.831388888889</text:p>
          </table:table-cell>
          <table:table-cell office:value-type="float" office:value="88.2088888888889" calcext:value-type="float">
            <text:p>88.2088888888889</text:p>
          </table:table-cell>
          <table:table-cell office:value-type="float" office:value="87.7547222222222" calcext:value-type="float">
            <text:p>87.7547222222222</text:p>
          </table:table-cell>
          <table:table-cell office:value-type="float" office:value="139.434166666667" calcext:value-type="float">
            <text:p>139.434166666667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eadowbank</text:p>
          </table:table-cell>
          <table:table-cell office:value-type="string" calcext:value-type="string">
            <text:p>AUS0000122</text:p>
          </table:table-cell>
          <table:table-cell office:value-type="float" office:value="40" calcext:value-type="float">
            <text:p>40</text:p>
          </table:table-cell>
          <table:table-cell office:value-type="float" office:value="-42.6112" calcext:value-type="float">
            <text:p>-42.6112</text:p>
          </table:table-cell>
          <table:table-cell office:value-type="float" office:value="146.8457" calcext:value-type="float">
            <text:p>146.8457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Hydro-Electric Corporation (Tasmania)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9023" calcext:value-type="float">
            <text:p>1019023</text:p>
          </table:table-cell>
          <table:table-cell/>
          <table:table-cell office:value-type="float" office:value="161.987777777778" calcext:value-type="float">
            <text:p>161.987777777778</text:p>
          </table:table-cell>
          <table:table-cell office:value-type="float" office:value="210.811388888889" calcext:value-type="float">
            <text:p>210.811388888889</text:p>
          </table:table-cell>
          <table:table-cell office:value-type="float" office:value="44.1480555555556" calcext:value-type="float">
            <text:p>44.1480555555556</text:p>
          </table:table-cell>
          <table:table-cell office:value-type="float" office:value="102.967777777778" calcext:value-type="float">
            <text:p>102.967777777778</text:p>
          </table:table-cell>
          <table:table-cell office:value-type="float" office:value="184.230277777778" calcext:value-type="float">
            <text:p>184.230277777778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eekatharra</text:p>
          </table:table-cell>
          <table:table-cell office:value-type="string" calcext:value-type="string">
            <text:p>AUS0000408</text:p>
          </table:table-cell>
          <table:table-cell office:value-type="float" office:value="2.9" calcext:value-type="float">
            <text:p>2.9</text:p>
          </table:table-cell>
          <table:table-cell office:value-type="float" office:value="-26.5952" calcext:value-type="float">
            <text:p>-26.5952</text:p>
          </table:table-cell>
          <table:table-cell office:value-type="float" office:value="118.483" calcext:value-type="float">
            <text:p>118.483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Energy Developments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207" calcext:value-type="float">
            <text:p>1030207</text:p>
          </table:table-cell>
          <table:table-cell/>
          <table:table-cell office:value-type="float" office:value="7.71194444444445" calcext:value-type="float">
            <text:p>7.71194444444445</text:p>
          </table:table-cell>
          <table:table-cell office:value-type="float" office:value="7.87666666666667" calcext:value-type="float">
            <text:p>7.87666666666667</text:p>
          </table:table-cell>
          <table:table-cell office:value-type="float" office:value="6.495" calcext:value-type="float">
            <text:p>6.495</text:p>
          </table:table-cell>
          <table:table-cell office:value-type="float" office:value="7.73861111111111" calcext:value-type="float">
            <text:p>7.73861111111111</text:p>
          </table:table-cell>
          <table:table-cell office:value-type="float" office:value="7.63805555555556" calcext:value-type="float">
            <text:p>7.63805555555556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AUS0000333</text:p>
          </table:table-cell>
          <table:table-cell office:value-type="float" office:value="1.2" calcext:value-type="float">
            <text:p>1.2</text:p>
          </table:table-cell>
          <table:table-cell office:value-type="float" office:value="-37.8086" calcext:value-type="float">
            <text:p>-37.8086</text:p>
          </table:table-cell>
          <table:table-cell office:value-type="float" office:value="144.9685" calcext:value-type="float">
            <text:p>144.9685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Cogent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24609" calcext:value-type="float">
            <text:p>1024609</text:p>
          </table:table-cell>
          <table:table-cell table:number-columns-repeated="6"/>
          <table:table-cell office:value-type="float" office:value="3.02609963356322" calcext:value-type="float">
            <text:p>3.02609963356322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erredin</text:p>
          </table:table-cell>
          <table:table-cell office:value-type="string" calcext:value-type="string">
            <text:p>AUS0000450</text:p>
          </table:table-cell>
          <table:table-cell office:value-type="float" office:value="82" calcext:value-type="float">
            <text:p>82</text:p>
          </table:table-cell>
          <table:table-cell office:value-type="float" office:value="-31.5423" calcext:value-type="float">
            <text:p>-31.5423</text:p>
          </table:table-cell>
          <table:table-cell office:value-type="float" office:value="118.227" calcext:value-type="float">
            <text:p>118.227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6"/>
          <table:table-cell office:value-type="float" office:value="0.441944444444444" calcext:value-type="float">
            <text:p>0.441944444444444</text:p>
          </table:table-cell>
          <table:table-cell office:value-type="float" office:value="206.783474960154" calcext:value-type="float">
            <text:p>206.783474960154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ica Creek</text:p>
          </table:table-cell>
          <table:table-cell office:value-type="string" calcext:value-type="string">
            <text:p>AUS0000446</text:p>
          </table:table-cell>
          <table:table-cell office:value-type="float" office:value="325" calcext:value-type="float">
            <text:p>325</text:p>
          </table:table-cell>
          <table:table-cell office:value-type="float" office:value="-20.7777" calcext:value-type="float">
            <text:p>-20.7777</text:p>
          </table:table-cell>
          <table:table-cell office:value-type="float" office:value="139.4905" calcext:value-type="float">
            <text:p>139.4905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Stanwell Corporation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23156" calcext:value-type="float">
            <text:p>1023156</text:p>
          </table:table-cell>
          <table:table-cell/>
          <table:table-cell office:value-type="float" office:value="1776.22222222222" calcext:value-type="float">
            <text:p>1776.22222222222</text:p>
          </table:table-cell>
          <table:table-cell office:value-type="float" office:value="1570.77027777778" calcext:value-type="float">
            <text:p>1570.77027777778</text:p>
          </table:table-cell>
          <table:table-cell office:value-type="float" office:value="643.401944444444" calcext:value-type="float">
            <text:p>643.401944444444</text:p>
          </table:table-cell>
          <table:table-cell office:value-type="float" office:value="197.226666666667" calcext:value-type="float">
            <text:p>197.226666666667</text:p>
          </table:table-cell>
          <table:table-cell office:value-type="float" office:value="5.02194444444444" calcext:value-type="float">
            <text:p>5.02194444444444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ildura Solar Farm</text:p>
          </table:table-cell>
          <table:table-cell office:value-type="string" calcext:value-type="string">
            <text:p>AUS0000448</text:p>
          </table:table-cell>
          <table:table-cell office:value-type="float" office:value="1.5" calcext:value-type="float">
            <text:p>1.5</text:p>
          </table:table-cell>
          <table:table-cell office:value-type="float" office:value="-34.4671" calcext:value-type="float">
            <text:p>-34.4671</text:p>
          </table:table-cell>
          <table:table-cell office:value-type="float" office:value="142.1833" calcext:value-type="float">
            <text:p>142.1833</text:p>
          </table:table-cell>
          <table:table-cell office:value-type="string" calcext:value-type="string">
            <text:p>Solar</text:p>
          </table:table-cell>
          <table:table-cell table:number-columns-repeated="4"/>
          <table:table-cell office:value-type="string" calcext:value-type="string">
            <text:p>Silex Systems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96003" calcext:value-type="float">
            <text:p>1096003</text:p>
          </table:table-cell>
          <table:table-cell table:number-columns-repeated="6"/>
          <table:table-cell office:value-type="float" office:value="29.9984851292187" calcext:value-type="float">
            <text:p>29.9984851292187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illmerran</text:p>
          </table:table-cell>
          <table:table-cell office:value-type="string" calcext:value-type="string">
            <text:p>AUS0000163</text:p>
          </table:table-cell>
          <table:table-cell office:value-type="float" office:value="856" calcext:value-type="float">
            <text:p>856</text:p>
          </table:table-cell>
          <table:table-cell office:value-type="float" office:value="-27.9615" calcext:value-type="float">
            <text:p>-27.9615</text:p>
          </table:table-cell>
          <table:table-cell office:value-type="float" office:value="151.2789" calcext:value-type="float">
            <text:p>151.2789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Intergen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44066" calcext:value-type="float">
            <text:p>1044066</text:p>
          </table:table-cell>
          <table:table-cell/>
          <table:table-cell office:value-type="float" office:value="7077.06" calcext:value-type="float">
            <text:p>7077.06</text:p>
          </table:table-cell>
          <table:table-cell office:value-type="float" office:value="6668.91583333333" calcext:value-type="float">
            <text:p>6668.91583333333</text:p>
          </table:table-cell>
          <table:table-cell office:value-type="float" office:value="6629.26388888889" calcext:value-type="float">
            <text:p>6629.26388888889</text:p>
          </table:table-cell>
          <table:table-cell office:value-type="float" office:value="6653.69333333333" calcext:value-type="float">
            <text:p>6653.69333333333</text:p>
          </table:table-cell>
          <table:table-cell office:value-type="float" office:value="6608.55694444444" calcext:value-type="float">
            <text:p>6608.55694444444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intaro</text:p>
          </table:table-cell>
          <table:table-cell office:value-type="string" calcext:value-type="string">
            <text:p>AUS0000249</text:p>
          </table:table-cell>
          <table:table-cell office:value-type="float" office:value="90" calcext:value-type="float">
            <text:p>90</text:p>
          </table:table-cell>
          <table:table-cell office:value-type="float" office:value="-33.9031" calcext:value-type="float">
            <text:p>-33.9031</text:p>
          </table:table-cell>
          <table:table-cell office:value-type="float" office:value="138.7383" calcext:value-type="float">
            <text:p>138.7383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Synergen Pow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4353" calcext:value-type="float">
            <text:p>1014353</text:p>
          </table:table-cell>
          <table:table-cell/>
          <table:table-cell office:value-type="float" office:value="12.2744444444444" calcext:value-type="float">
            <text:p>12.2744444444444</text:p>
          </table:table-cell>
          <table:table-cell office:value-type="float" office:value="7.96805555555556" calcext:value-type="float">
            <text:p>7.96805555555556</text:p>
          </table:table-cell>
          <table:table-cell office:value-type="float" office:value="7.13361111111111" calcext:value-type="float">
            <text:p>7.13361111111111</text:p>
          </table:table-cell>
          <table:table-cell office:value-type="float" office:value="13.0533333333333" calcext:value-type="float">
            <text:p>13.0533333333333</text:p>
          </table:table-cell>
          <table:table-cell office:value-type="float" office:value="29.6286111111111" calcext:value-type="float">
            <text:p>29.6286111111111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oranbah</text:p>
          </table:table-cell>
          <table:table-cell office:value-type="string" calcext:value-type="string">
            <text:p>AUS0000164</text:p>
          </table:table-cell>
          <table:table-cell office:value-type="float" office:value="12.56" calcext:value-type="float">
            <text:p>12.56</text:p>
          </table:table-cell>
          <table:table-cell office:value-type="float" office:value="-21.9851" calcext:value-type="float">
            <text:p>-21.9851</text:p>
          </table:table-cell>
          <table:table-cell office:value-type="float" office:value="148.0246" calcext:value-type="float">
            <text:p>148.0246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Energy Developments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5304" calcext:value-type="float">
            <text:p>1065304</text:p>
          </table:table-cell>
          <table:table-cell/>
          <table:table-cell office:value-type="float" office:value="67.695" calcext:value-type="float">
            <text:p>67.695</text:p>
          </table:table-cell>
          <table:table-cell office:value-type="float" office:value="66.6330555555556" calcext:value-type="float">
            <text:p>66.6330555555556</text:p>
          </table:table-cell>
          <table:table-cell office:value-type="float" office:value="23.0311111111111" calcext:value-type="float">
            <text:p>23.0311111111111</text:p>
          </table:table-cell>
          <table:table-cell office:value-type="float" office:value="36.3036111111111" calcext:value-type="float">
            <text:p>36.3036111111111</text:p>
          </table:table-cell>
          <table:table-cell office:value-type="float" office:value="83.4541666666667" calcext:value-type="float">
            <text:p>83.4541666666667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oranbah North</text:p>
          </table:table-cell>
          <table:table-cell office:value-type="string" calcext:value-type="string">
            <text:p>AUS0000054</text:p>
          </table:table-cell>
          <table:table-cell office:value-type="float" office:value="45.7" calcext:value-type="float">
            <text:p>45.7</text:p>
          </table:table-cell>
          <table:table-cell office:value-type="float" office:value="-21.8967" calcext:value-type="float">
            <text:p>-21.8967</text:p>
          </table:table-cell>
          <table:table-cell office:value-type="float" office:value="147.9507" calcext:value-type="float">
            <text:p>147.9507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Energy Development Projects (Australia)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71497" calcext:value-type="float">
            <text:p>1071497</text:p>
          </table:table-cell>
          <table:table-cell/>
          <table:table-cell office:value-type="float" office:value="321.8525" calcext:value-type="float">
            <text:p>321.8525</text:p>
          </table:table-cell>
          <table:table-cell office:value-type="float" office:value="317.602222222222" calcext:value-type="float">
            <text:p>317.602222222222</text:p>
          </table:table-cell>
          <table:table-cell office:value-type="float" office:value="439.406388888889" calcext:value-type="float">
            <text:p>439.406388888889</text:p>
          </table:table-cell>
          <table:table-cell office:value-type="float" office:value="466.239444444444" calcext:value-type="float">
            <text:p>466.239444444444</text:p>
          </table:table-cell>
          <table:table-cell office:value-type="float" office:value="490.229444444444" calcext:value-type="float">
            <text:p>490.229444444444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oree</text:p>
          </table:table-cell>
          <table:table-cell office:value-type="string" calcext:value-type="string">
            <text:p>AUS0000491</text:p>
          </table:table-cell>
          <table:table-cell office:value-type="float" office:value="60" calcext:value-type="float">
            <text:p>60</text:p>
          </table:table-cell>
          <table:table-cell office:value-type="float" office:value="-29.5722" calcext:value-type="float">
            <text:p>-29.5722</text:p>
          </table:table-cell>
          <table:table-cell office:value-type="float" office:value="149.8669" calcext:value-type="float">
            <text:p>149.8669</text:p>
          </table:table-cell>
          <table:table-cell office:value-type="string" calcext:value-type="string">
            <text:p>Solar</text:p>
          </table:table-cell>
          <table:table-cell table:number-columns-repeated="4"/>
          <table:table-cell office:value-type="string" calcext:value-type="string">
            <text:p>FRV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5"/>
          <table:table-cell office:value-type="float" office:value="34.0694444444444" calcext:value-type="float">
            <text:p>34.0694444444444</text:p>
          </table:table-cell>
          <table:table-cell office:value-type="float" office:value="143.225" calcext:value-type="float">
            <text:p>143.225</text:p>
          </table:table-cell>
          <table:table-cell office:value-type="float" office:value="1199.93940516875" calcext:value-type="float">
            <text:p>1199.93940516875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ornington</text:p>
          </table:table-cell>
          <table:table-cell office:value-type="string" calcext:value-type="string">
            <text:p>AUS0000093</text:p>
          </table:table-cell>
          <table:table-cell office:value-type="float" office:value="1" calcext:value-type="float">
            <text:p>1</text:p>
          </table:table-cell>
          <table:table-cell office:value-type="float" office:value="-38.3916" calcext:value-type="float">
            <text:p>-38.3916</text:p>
          </table:table-cell>
          <table:table-cell office:value-type="float" office:value="144.8553" calcext:value-type="float">
            <text:p>144.8553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LMS Generation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2"/>
          <table:table-cell office:value-type="float" office:value="4.31805555555556" calcext:value-type="float">
            <text:p>4.31805555555556</text:p>
          </table:table-cell>
          <table:table-cell office:value-type="float" office:value="5.29444444444444" calcext:value-type="float">
            <text:p>5.29444444444444</text:p>
          </table:table-cell>
          <table:table-cell office:value-type="float" office:value="5.71111111111111" calcext:value-type="float">
            <text:p>5.71111111111111</text:p>
          </table:table-cell>
          <table:table-cell office:value-type="float" office:value="6.32277777777778" calcext:value-type="float">
            <text:p>6.32277777777778</text:p>
          </table:table-cell>
          <table:table-cell office:value-type="float" office:value="6.33805555555556" calcext:value-type="float">
            <text:p>6.33805555555556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ortlake</text:p>
          </table:table-cell>
          <table:table-cell office:value-type="string" calcext:value-type="string">
            <text:p>AUS0000108</text:p>
          </table:table-cell>
          <table:table-cell office:value-type="float" office:value="566" calcext:value-type="float">
            <text:p>566</text:p>
          </table:table-cell>
          <table:table-cell office:value-type="float" office:value="-38.0632" calcext:value-type="float">
            <text:p>-38.0632</text:p>
          </table:table-cell>
          <table:table-cell office:value-type="float" office:value="142.6675" calcext:value-type="float">
            <text:p>142.6675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Origin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1737" calcext:value-type="float">
            <text:p>1061737</text:p>
          </table:table-cell>
          <table:table-cell/>
          <table:table-cell office:value-type="float" office:value="1709.26611111111" calcext:value-type="float">
            <text:p>1709.26611111111</text:p>
          </table:table-cell>
          <table:table-cell office:value-type="float" office:value="1673.44944444444" calcext:value-type="float">
            <text:p>1673.44944444444</text:p>
          </table:table-cell>
          <table:table-cell office:value-type="float" office:value="1163.47694444444" calcext:value-type="float">
            <text:p>1163.47694444444</text:p>
          </table:table-cell>
          <table:table-cell office:value-type="float" office:value="487.083888888889" calcext:value-type="float">
            <text:p>487.083888888889</text:p>
          </table:table-cell>
          <table:table-cell office:value-type="float" office:value="1102.9175" calcext:value-type="float">
            <text:p>1102.9175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ortons Lane Wind Farm</text:p>
          </table:table-cell>
          <table:table-cell office:value-type="string" calcext:value-type="string">
            <text:p>AUS0000492</text:p>
          </table:table-cell>
          <table:table-cell office:value-type="float" office:value="20" calcext:value-type="float">
            <text:p>20</text:p>
          </table:table-cell>
          <table:table-cell office:value-type="float" office:value="-37.8413" calcext:value-type="float">
            <text:p>-37.8413</text:p>
          </table:table-cell>
          <table:table-cell office:value-type="float" office:value="142.4653" calcext:value-type="float">
            <text:p>142.4653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China Guangdong Nuclear Wind Energy Compan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2"/>
          <table:table-cell office:value-type="float" office:value="33.2002777777778" calcext:value-type="float">
            <text:p>33.2002777777778</text:p>
          </table:table-cell>
          <table:table-cell office:value-type="float" office:value="68.9402777777778" calcext:value-type="float">
            <text:p>68.9402777777778</text:p>
          </table:table-cell>
          <table:table-cell office:value-type="float" office:value="62.3047222222222" calcext:value-type="float">
            <text:p>62.3047222222222</text:p>
          </table:table-cell>
          <table:table-cell office:value-type="float" office:value="61.1666666666667" calcext:value-type="float">
            <text:p>61.1666666666667</text:p>
          </table:table-cell>
          <table:table-cell office:value-type="float" office:value="60.9452777777778" calcext:value-type="float">
            <text:p>60.9452777777778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ount Keith Nickel Mine</text:p>
          </table:table-cell>
          <table:table-cell office:value-type="string" calcext:value-type="string">
            <text:p>AUS0000213</text:p>
          </table:table-cell>
          <table:table-cell office:value-type="float" office:value="112" calcext:value-type="float">
            <text:p>112</text:p>
          </table:table-cell>
          <table:table-cell office:value-type="float" office:value="-27.2146" calcext:value-type="float">
            <text:p>-27.2146</text:p>
          </table:table-cell>
          <table:table-cell office:value-type="float" office:value="120.548" calcext:value-type="float">
            <text:p>120.548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Southern Cross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3315" calcext:value-type="float">
            <text:p>1033315</text:p>
          </table:table-cell>
          <table:table-cell/>
          <table:table-cell office:value-type="float" office:value="386.995277777778" calcext:value-type="float">
            <text:p>386.995277777778</text:p>
          </table:table-cell>
          <table:table-cell office:value-type="float" office:value="355.738055555556" calcext:value-type="float">
            <text:p>355.738055555556</text:p>
          </table:table-cell>
          <table:table-cell office:value-type="float" office:value="307.240555555556" calcext:value-type="float">
            <text:p>307.240555555556</text:p>
          </table:table-cell>
          <table:table-cell office:value-type="float" office:value="338.931388888889" calcext:value-type="float">
            <text:p>338.931388888889</text:p>
          </table:table-cell>
          <table:table-cell office:value-type="float" office:value="378.016388888889" calcext:value-type="float">
            <text:p>378.016388888889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ount Magnet</text:p>
          </table:table-cell>
          <table:table-cell office:value-type="string" calcext:value-type="string">
            <text:p>AUS0000207</text:p>
          </table:table-cell>
          <table:table-cell office:value-type="float" office:value="1.9" calcext:value-type="float">
            <text:p>1.9</text:p>
          </table:table-cell>
          <table:table-cell office:value-type="float" office:value="-28.0871" calcext:value-type="float">
            <text:p>-28.0871</text:p>
          </table:table-cell>
          <table:table-cell office:value-type="float" office:value="117.8327" calcext:value-type="float">
            <text:p>117.8327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209" calcext:value-type="float">
            <text:p>1030209</text:p>
          </table:table-cell>
          <table:table-cell/>
          <table:table-cell office:value-type="float" office:value="4.68833333333333" calcext:value-type="float">
            <text:p>4.68833333333333</text:p>
          </table:table-cell>
          <table:table-cell office:value-type="float" office:value="4.49083333333333" calcext:value-type="float">
            <text:p>4.49083333333333</text:p>
          </table:table-cell>
          <table:table-cell office:value-type="float" office:value="3.44972222222222" calcext:value-type="float">
            <text:p>3.44972222222222</text:p>
          </table:table-cell>
          <table:table-cell office:value-type="float" office:value="4.08472222222222" calcext:value-type="float">
            <text:p>4.08472222222222</text:p>
          </table:table-cell>
          <table:table-cell office:value-type="float" office:value="3.87833333333333" calcext:value-type="float">
            <text:p>3.87833333333333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ount Millar Wind Farm</text:p>
          </table:table-cell>
          <table:table-cell office:value-type="string" calcext:value-type="string">
            <text:p>AUS0000061</text:p>
          </table:table-cell>
          <table:table-cell office:value-type="float" office:value="70" calcext:value-type="float">
            <text:p>70</text:p>
          </table:table-cell>
          <table:table-cell office:value-type="float" office:value="-33.6267" calcext:value-type="float">
            <text:p>-33.6267</text:p>
          </table:table-cell>
          <table:table-cell office:value-type="float" office:value="136.7046" calcext:value-type="float">
            <text:p>136.7046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Meridian Energy Australia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3"/>
          <table:table-cell office:value-type="float" office:value="184.466944444444" calcext:value-type="float">
            <text:p>184.466944444444</text:p>
          </table:table-cell>
          <table:table-cell office:value-type="float" office:value="186.818333333333" calcext:value-type="float">
            <text:p>186.818333333333</text:p>
          </table:table-cell>
          <table:table-cell office:value-type="float" office:value="182.921111111111" calcext:value-type="float">
            <text:p>182.921111111111</text:p>
          </table:table-cell>
          <table:table-cell office:value-type="float" office:value="160.278055555556" calcext:value-type="float">
            <text:p>160.278055555556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ount Stuart</text:p>
          </table:table-cell>
          <table:table-cell office:value-type="string" calcext:value-type="string">
            <text:p>AUS0000165</text:p>
          </table:table-cell>
          <table:table-cell office:value-type="float" office:value="423" calcext:value-type="float">
            <text:p>423</text:p>
          </table:table-cell>
          <table:table-cell office:value-type="float" office:value="-19.338" calcext:value-type="float">
            <text:p>-19.338</text:p>
          </table:table-cell>
          <table:table-cell office:value-type="float" office:value="146.8512" calcext:value-type="float">
            <text:p>146.8512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Origin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09778" calcext:value-type="float">
            <text:p>1009778</text:p>
          </table:table-cell>
          <table:table-cell/>
          <table:table-cell office:value-type="float" office:value="56.8444444444444" calcext:value-type="float">
            <text:p>56.8444444444444</text:p>
          </table:table-cell>
          <table:table-cell office:value-type="float" office:value="12.9322222222222" calcext:value-type="float">
            <text:p>12.9322222222222</text:p>
          </table:table-cell>
          <table:table-cell office:value-type="float" office:value="30.8208333333333" calcext:value-type="float">
            <text:p>30.8208333333333</text:p>
          </table:table-cell>
          <table:table-cell office:value-type="float" office:value="54.9341666666667" calcext:value-type="float">
            <text:p>54.9341666666667</text:p>
          </table:table-cell>
          <table:table-cell office:value-type="float" office:value="73.4077777777778" calcext:value-type="float">
            <text:p>73.4077777777778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t Gambier</text:p>
          </table:table-cell>
          <table:table-cell office:value-type="string" calcext:value-type="string">
            <text:p>AUS0000443</text:p>
          </table:table-cell>
          <table:table-cell office:value-type="float" office:value="10" calcext:value-type="float">
            <text:p>10</text:p>
          </table:table-cell>
          <table:table-cell office:value-type="float" office:value="-37.8388" calcext:value-type="float">
            <text:p>-37.8388</text:p>
          </table:table-cell>
          <table:table-cell office:value-type="float" office:value="140.8057" calcext:value-type="float">
            <text:p>140.8057</text:p>
          </table:table-cell>
          <table:table-cell office:value-type="string" calcext:value-type="string">
            <text:p>Biomass</text:p>
          </table:table-cell>
          <table:table-cell table:number-columns-repeated="4"/>
          <table:table-cell office:value-type="string" calcext:value-type="string">
            <text:p>Carter Holt Harvey Wood Products Australia Pty Limite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4354" calcext:value-type="float">
            <text:p>1014354</text:p>
          </table:table-cell>
          <table:table-cell table:number-columns-repeated="6"/>
          <table:table-cell office:value-type="float" office:value="66.1828579059829" calcext:value-type="float">
            <text:p>66.1828579059829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t Mercer Wind Farm</text:p>
          </table:table-cell>
          <table:table-cell office:value-type="string" calcext:value-type="string">
            <text:p>AUS0000478</text:p>
          </table:table-cell>
          <table:table-cell office:value-type="float" office:value="131" calcext:value-type="float">
            <text:p>131</text:p>
          </table:table-cell>
          <table:table-cell office:value-type="float" office:value="-37.8432" calcext:value-type="float">
            <text:p>-37.8432</text:p>
          </table:table-cell>
          <table:table-cell office:value-type="float" office:value="143.8758" calcext:value-type="float">
            <text:p>143.8758</text:p>
          </table:table-cell>
          <table:table-cell office:value-type="string" calcext:value-type="string">
            <text:p>Wind</text:p>
          </table:table-cell>
          <table:table-cell table:number-columns-repeated="5"/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3"/>
          <table:table-cell office:value-type="float" office:value="100.355" calcext:value-type="float">
            <text:p>100.355</text:p>
          </table:table-cell>
          <table:table-cell office:value-type="float" office:value="349.815555555556" calcext:value-type="float">
            <text:p>349.815555555556</text:p>
          </table:table-cell>
          <table:table-cell office:value-type="float" office:value="353.238055555556" calcext:value-type="float">
            <text:p>353.238055555556</text:p>
          </table:table-cell>
          <table:table-cell office:value-type="float" office:value="362.338611111111" calcext:value-type="float">
            <text:p>362.338611111111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t Piper</text:p>
          </table:table-cell>
          <table:table-cell office:value-type="string" calcext:value-type="string">
            <text:p>AUS0000281</text:p>
          </table:table-cell>
          <table:table-cell office:value-type="float" office:value="1400" calcext:value-type="float">
            <text:p>1400</text:p>
          </table:table-cell>
          <table:table-cell office:value-type="float" office:value="-33.3589" calcext:value-type="float">
            <text:p>-33.3589</text:p>
          </table:table-cell>
          <table:table-cell office:value-type="float" office:value="150.0313" calcext:value-type="float">
            <text:p>150.0313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Delta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2"/>
          <table:table-cell office:value-type="float" office:value="9111.0475" calcext:value-type="float">
            <text:p>9111.0475</text:p>
          </table:table-cell>
          <table:table-cell office:value-type="float" office:value="9436.06388888889" calcext:value-type="float">
            <text:p>9436.06388888889</text:p>
          </table:table-cell>
          <table:table-cell office:value-type="float" office:value="6282.64722222222" calcext:value-type="float">
            <text:p>6282.64722222222</text:p>
          </table:table-cell>
          <table:table-cell office:value-type="float" office:value="7259.19555555556" calcext:value-type="float">
            <text:p>7259.19555555556</text:p>
          </table:table-cell>
          <table:table-cell office:value-type="float" office:value="7557.60333333333" calcext:value-type="float">
            <text:p>7557.60333333333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ugga Lane</text:p>
          </table:table-cell>
          <table:table-cell office:value-type="string" calcext:value-type="string">
            <text:p>AUS0000034</text:p>
          </table:table-cell>
          <table:table-cell office:value-type="float" office:value="3.5" calcext:value-type="float">
            <text:p>3.5</text:p>
          </table:table-cell>
          <table:table-cell office:value-type="float" office:value="-35.3953" calcext:value-type="float">
            <text:p>-35.3953</text:p>
          </table:table-cell>
          <table:table-cell office:value-type="float" office:value="149.1458" calcext:value-type="float">
            <text:p>149.1458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Energy Developments LFG (ACT)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2"/>
          <table:table-cell office:value-type="float" office:value="25.3547222222222" calcext:value-type="float">
            <text:p>25.3547222222222</text:p>
          </table:table-cell>
          <table:table-cell office:value-type="float" office:value="23.9041666666667" calcext:value-type="float">
            <text:p>23.9041666666667</text:p>
          </table:table-cell>
          <table:table-cell office:value-type="float" office:value="22.0630555555556" calcext:value-type="float">
            <text:p>22.0630555555556</text:p>
          </table:table-cell>
          <table:table-cell office:value-type="float" office:value="22.4627777777778" calcext:value-type="float">
            <text:p>22.4627777777778</text:p>
          </table:table-cell>
          <table:table-cell office:value-type="float" office:value="24.5752777777778" calcext:value-type="float">
            <text:p>24.5752777777778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uja A</text:p>
          </table:table-cell>
          <table:table-cell office:value-type="string" calcext:value-type="string">
            <text:p>AUS0000393</text:p>
          </table:table-cell>
          <table:table-cell office:value-type="float" office:value="120" calcext:value-type="float">
            <text:p>120</text:p>
          </table:table-cell>
          <table:table-cell office:value-type="float" office:value="-33.4467" calcext:value-type="float">
            <text:p>-33.4467</text:p>
          </table:table-cell>
          <table:table-cell office:value-type="float" office:value="116.3081" calcext:value-type="float">
            <text:p>116.3081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Verve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210" calcext:value-type="float">
            <text:p>1030210</text:p>
          </table:table-cell>
          <table:table-cell table:number-columns-repeated="6"/>
          <table:table-cell office:value-type="float" office:value="487.364792848547" calcext:value-type="float">
            <text:p>487.364792848547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uja B</text:p>
          </table:table-cell>
          <table:table-cell office:value-type="string" calcext:value-type="string">
            <text:p>AUS0000392</text:p>
          </table:table-cell>
          <table:table-cell office:value-type="float" office:value="120" calcext:value-type="float">
            <text:p>120</text:p>
          </table:table-cell>
          <table:table-cell office:value-type="float" office:value="-33.4468" calcext:value-type="float">
            <text:p>-33.4468</text:p>
          </table:table-cell>
          <table:table-cell office:value-type="float" office:value="116.3087" calcext:value-type="float">
            <text:p>116.3087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Verve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210" calcext:value-type="float">
            <text:p>1030210</text:p>
          </table:table-cell>
          <table:table-cell table:number-columns-repeated="6"/>
          <table:table-cell office:value-type="float" office:value="487.364792848547" calcext:value-type="float">
            <text:p>487.364792848547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uja C</text:p>
          </table:table-cell>
          <table:table-cell office:value-type="string" calcext:value-type="string">
            <text:p>AUS0000214</text:p>
          </table:table-cell>
          <table:table-cell office:value-type="float" office:value="400" calcext:value-type="float">
            <text:p>400</text:p>
          </table:table-cell>
          <table:table-cell office:value-type="float" office:value="-33.446" calcext:value-type="float">
            <text:p>-33.446</text:p>
          </table:table-cell>
          <table:table-cell office:value-type="float" office:value="116.3062" calcext:value-type="float">
            <text:p>116.3062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Verve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210" calcext:value-type="float">
            <text:p>1030210</text:p>
          </table:table-cell>
          <table:table-cell table:number-columns-repeated="6"/>
          <table:table-cell office:value-type="float" office:value="1624.54930949516" calcext:value-type="float">
            <text:p>1624.54930949516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uja D</text:p>
          </table:table-cell>
          <table:table-cell office:value-type="string" calcext:value-type="string">
            <text:p>AUS0000215</text:p>
          </table:table-cell>
          <table:table-cell office:value-type="float" office:value="454" calcext:value-type="float">
            <text:p>454</text:p>
          </table:table-cell>
          <table:table-cell office:value-type="float" office:value="-33.4464" calcext:value-type="float">
            <text:p>-33.4464</text:p>
          </table:table-cell>
          <table:table-cell office:value-type="float" office:value="116.3074" calcext:value-type="float">
            <text:p>116.3074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Verve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210" calcext:value-type="float">
            <text:p>1030210</text:p>
          </table:table-cell>
          <table:table-cell table:number-columns-repeated="6"/>
          <table:table-cell office:value-type="float" office:value="1843.863466277" calcext:value-type="float">
            <text:p>1843.863466277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ulgrave</text:p>
          </table:table-cell>
          <table:table-cell office:value-type="string" calcext:value-type="string">
            <text:p>AUS0000375</text:p>
          </table:table-cell>
          <table:table-cell office:value-type="float" office:value="13" calcext:value-type="float">
            <text:p>13</text:p>
          </table:table-cell>
          <table:table-cell office:value-type="float" office:value="-17.0932" calcext:value-type="float">
            <text:p>-17.0932</text:p>
          </table:table-cell>
          <table:table-cell office:value-type="float" office:value="145.7887" calcext:value-type="float">
            <text:p>145.7887</text:p>
          </table:table-cell>
          <table:table-cell office:value-type="string" calcext:value-type="string">
            <text:p>Biomass</text:p>
          </table:table-cell>
          <table:table-cell table:number-columns-repeated="4"/>
          <table:table-cell office:value-type="string" calcext:value-type="string">
            <text:p>MSF Suga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40640" calcext:value-type="float">
            <text:p>1040640</text:p>
          </table:table-cell>
          <table:table-cell table:number-columns-repeated="6"/>
          <table:table-cell office:value-type="float" office:value="86.0377152777778" calcext:value-type="float">
            <text:p>86.0377152777778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umbida Wind Farm</text:p>
          </table:table-cell>
          <table:table-cell office:value-type="string" calcext:value-type="string">
            <text:p>AUS0000475</text:p>
          </table:table-cell>
          <table:table-cell office:value-type="float" office:value="55" calcext:value-type="float">
            <text:p>55</text:p>
          </table:table-cell>
          <table:table-cell office:value-type="float" office:value="-28.9918" calcext:value-type="float">
            <text:p>-28.9918</text:p>
          </table:table-cell>
          <table:table-cell office:value-type="float" office:value="114.9599" calcext:value-type="float">
            <text:p>114.9599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Verve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84190" calcext:value-type="float">
            <text:p>1084190</text:p>
          </table:table-cell>
          <table:table-cell table:number-columns-repeated="4"/>
          <table:table-cell office:value-type="float" office:value="151.953055555556" calcext:value-type="float">
            <text:p>151.953055555556</text:p>
          </table:table-cell>
          <table:table-cell office:value-type="float" office:value="204.616666666667" calcext:value-type="float">
            <text:p>204.616666666667</text:p>
          </table:table-cell>
          <table:table-cell office:value-type="float" office:value="46.186892509453" calcext:value-type="float">
            <text:p>46.186892509453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ungarra</text:p>
          </table:table-cell>
          <table:table-cell office:value-type="string" calcext:value-type="string">
            <text:p>AUS0000216</text:p>
          </table:table-cell>
          <table:table-cell office:value-type="float" office:value="112" calcext:value-type="float">
            <text:p>112</text:p>
          </table:table-cell>
          <table:table-cell office:value-type="float" office:value="-28.8893" calcext:value-type="float">
            <text:p>-28.8893</text:p>
          </table:table-cell>
          <table:table-cell office:value-type="float" office:value="115.1177" calcext:value-type="float">
            <text:p>115.1177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Verve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211" calcext:value-type="float">
            <text:p>1030211</text:p>
          </table:table-cell>
          <table:table-cell/>
          <table:table-cell office:value-type="float" office:value="133.911666666667" calcext:value-type="float">
            <text:p>133.911666666667</text:p>
          </table:table-cell>
          <table:table-cell office:value-type="float" office:value="98.0005555555556" calcext:value-type="float">
            <text:p>98.0005555555556</text:p>
          </table:table-cell>
          <table:table-cell office:value-type="float" office:value="96.89" calcext:value-type="float">
            <text:p>96.89</text:p>
          </table:table-cell>
          <table:table-cell office:value-type="float" office:value="18.1983333333333" calcext:value-type="float">
            <text:p>18.1983333333333</text:p>
          </table:table-cell>
          <table:table-cell office:value-type="float" office:value="13.2619444444444" calcext:value-type="float">
            <text:p>13.2619444444444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ungullah</text:p>
          </table:table-cell>
          <table:table-cell office:value-type="string" calcext:value-type="string">
            <text:p>AUS0000387</text:p>
          </table:table-cell>
          <table:table-cell office:value-type="float" office:value="18" calcext:value-type="float">
            <text:p>18</text:p>
          </table:table-cell>
          <table:table-cell office:value-type="float" office:value="-24.8911" calcext:value-type="float">
            <text:p>-24.8911</text:p>
          </table:table-cell>
          <table:table-cell office:value-type="float" office:value="113.7095" calcext:value-type="float">
            <text:p>113.7095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Horizon Pow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6238" calcext:value-type="float">
            <text:p>1066238</text:p>
          </table:table-cell>
          <table:table-cell table:number-columns-repeated="6"/>
          <table:table-cell office:value-type="float" office:value="45.3914945034484" calcext:value-type="float">
            <text:p>45.3914945034484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unmorah</text:p>
          </table:table-cell>
          <table:table-cell office:value-type="string" calcext:value-type="string">
            <text:p>AUS0000282</text:p>
          </table:table-cell>
          <table:table-cell office:value-type="float" office:value="600" calcext:value-type="float">
            <text:p>600</text:p>
          </table:table-cell>
          <table:table-cell office:value-type="float" office:value="-33.2117" calcext:value-type="float">
            <text:p>-33.2117</text:p>
          </table:table-cell>
          <table:table-cell office:value-type="float" office:value="151.5418" calcext:value-type="float">
            <text:p>151.5418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Delta Electricit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3603" calcext:value-type="float">
            <text:p>1013603</text:p>
          </table:table-cell>
          <table:table-cell table:number-columns-repeated="6"/>
          <table:table-cell office:value-type="float" office:value="2436.82396424274" calcext:value-type="float">
            <text:p>2436.82396424274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urray 1</text:p>
          </table:table-cell>
          <table:table-cell office:value-type="string" calcext:value-type="string">
            <text:p>AUS0000107</text:p>
          </table:table-cell>
          <table:table-cell office:value-type="float" office:value="950" calcext:value-type="float">
            <text:p>950</text:p>
          </table:table-cell>
          <table:table-cell office:value-type="float" office:value="-36.2467" calcext:value-type="float">
            <text:p>-36.2467</text:p>
          </table:table-cell>
          <table:table-cell office:value-type="float" office:value="148.1901" calcext:value-type="float">
            <text:p>148.1901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Snowy Hydro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29079" calcext:value-type="float">
            <text:p>1029079</text:p>
          </table:table-cell>
          <table:table-cell table:number-columns-repeated="6"/>
          <table:table-cell office:value-type="float" office:value="835.663871474754" calcext:value-type="float">
            <text:p>835.663871474754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urray 2</text:p>
          </table:table-cell>
          <table:table-cell office:value-type="string" calcext:value-type="string">
            <text:p>AUS0000106</text:p>
          </table:table-cell>
          <table:table-cell office:value-type="float" office:value="552" calcext:value-type="float">
            <text:p>552</text:p>
          </table:table-cell>
          <table:table-cell office:value-type="float" office:value="-36.2423" calcext:value-type="float">
            <text:p>-36.2423</text:p>
          </table:table-cell>
          <table:table-cell office:value-type="float" office:value="148.1362" calcext:value-type="float">
            <text:p>148.1362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Snowy Hydro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29080" calcext:value-type="float">
            <text:p>1029080</text:p>
          </table:table-cell>
          <table:table-cell table:number-columns-repeated="6"/>
          <table:table-cell office:value-type="float" office:value="485.564691635857" calcext:value-type="float">
            <text:p>485.564691635857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urrin Murrin (Nickel Mine)</text:p>
          </table:table-cell>
          <table:table-cell office:value-type="string" calcext:value-type="string">
            <text:p>AUS0000223</text:p>
          </table:table-cell>
          <table:table-cell office:value-type="float" office:value="78" calcext:value-type="float">
            <text:p>78</text:p>
          </table:table-cell>
          <table:table-cell office:value-type="float" office:value="-28.9238" calcext:value-type="float">
            <text:p>-28.9238</text:p>
          </table:table-cell>
          <table:table-cell office:value-type="float" office:value="121.3293" calcext:value-type="float">
            <text:p>121.3293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Minara Resources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41831" calcext:value-type="float">
            <text:p>1041831</text:p>
          </table:table-cell>
          <table:table-cell table:number-columns-repeated="6"/>
          <table:table-cell office:value-type="float" office:value="196.69647618161" calcext:value-type="float">
            <text:p>196.69647618161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usselroe</text:p>
          </table:table-cell>
          <table:table-cell office:value-type="string" calcext:value-type="string">
            <text:p>AUS0000420</text:p>
          </table:table-cell>
          <table:table-cell office:value-type="float" office:value="168" calcext:value-type="float">
            <text:p>168</text:p>
          </table:table-cell>
          <table:table-cell office:value-type="float" office:value="-40.7798" calcext:value-type="float">
            <text:p>-40.7798</text:p>
          </table:table-cell>
          <table:table-cell office:value-type="float" office:value="148.0097" calcext:value-type="float">
            <text:p>148.0097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Hydro Tasmania Wind Operations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7778" calcext:value-type="float">
            <text:p>1057778</text:p>
          </table:table-cell>
          <table:table-cell table:number-columns-repeated="6"/>
          <table:table-cell office:value-type="float" office:value="141.079962574329" calcext:value-type="float">
            <text:p>141.079962574329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arrogin Bioenergy Plant</text:p>
          </table:table-cell>
          <table:table-cell office:value-type="string" calcext:value-type="string">
            <text:p>AUS0000444</text:p>
          </table:table-cell>
          <table:table-cell office:value-type="float" office:value="1" calcext:value-type="float">
            <text:p>1</text:p>
          </table:table-cell>
          <table:table-cell office:value-type="float" office:value="-32.9521" calcext:value-type="float">
            <text:p>-32.9521</text:p>
          </table:table-cell>
          <table:table-cell office:value-type="float" office:value="117.1916" calcext:value-type="float">
            <text:p>117.1916</text:p>
          </table:table-cell>
          <table:table-cell office:value-type="string" calcext:value-type="string">
            <text:p>Biomass</text:p>
          </table:table-cell>
          <table:table-cell table:number-columns-repeated="4"/>
          <table:table-cell office:value-type="string" calcext:value-type="string">
            <text:p>Verve Energy <text:s/>Western Power <text:s/>Oil Mallee Co <text:s/>Enecon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5736" calcext:value-type="float">
            <text:p>1055736</text:p>
          </table:table-cell>
          <table:table-cell table:number-columns-repeated="6"/>
          <table:table-cell office:value-type="float" office:value="6.61828579059829" calcext:value-type="float">
            <text:p>6.61828579059829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eerabup</text:p>
          </table:table-cell>
          <table:table-cell office:value-type="string" calcext:value-type="string">
            <text:p>AUS0000198</text:p>
          </table:table-cell>
          <table:table-cell office:value-type="float" office:value="330" calcext:value-type="float">
            <text:p>330</text:p>
          </table:table-cell>
          <table:table-cell office:value-type="float" office:value="-31.6712" calcext:value-type="float">
            <text:p>-31.6712</text:p>
          </table:table-cell>
          <table:table-cell office:value-type="float" office:value="115.8021" calcext:value-type="float">
            <text:p>115.8021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Newgen Neerabup Partnership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72791" calcext:value-type="float">
            <text:p>1072791</text:p>
          </table:table-cell>
          <table:table-cell/>
          <table:table-cell office:value-type="float" office:value="36.3108333333333" calcext:value-type="float">
            <text:p>36.3108333333333</text:p>
          </table:table-cell>
          <table:table-cell office:value-type="float" office:value="78.4791666666667" calcext:value-type="float">
            <text:p>78.4791666666667</text:p>
          </table:table-cell>
          <table:table-cell office:value-type="float" office:value="124.811388888889" calcext:value-type="float">
            <text:p>124.811388888889</text:p>
          </table:table-cell>
          <table:table-cell office:value-type="float" office:value="112.795555555556" calcext:value-type="float">
            <text:p>112.795555555556</text:p>
          </table:table-cell>
          <table:table-cell office:value-type="float" office:value="166.240555555556" calcext:value-type="float">
            <text:p>166.240555555556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ewman Iron Ore Mine</text:p>
          </table:table-cell>
          <table:table-cell office:value-type="string" calcext:value-type="string">
            <text:p>AUS0000199</text:p>
          </table:table-cell>
          <table:table-cell office:value-type="float" office:value="170" calcext:value-type="float">
            <text:p>170</text:p>
          </table:table-cell>
          <table:table-cell office:value-type="float" office:value="-23.3443" calcext:value-type="float">
            <text:p>-23.3443</text:p>
          </table:table-cell>
          <table:table-cell office:value-type="float" office:value="119.7086" calcext:value-type="float">
            <text:p>119.7086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Alinta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2"/>
          <table:table-cell office:value-type="float" office:value="567.734166666667" calcext:value-type="float">
            <text:p>567.734166666667</text:p>
          </table:table-cell>
          <table:table-cell office:value-type="float" office:value="555.422222222222" calcext:value-type="float">
            <text:p>555.422222222222</text:p>
          </table:table-cell>
          <table:table-cell office:value-type="float" office:value="231.335" calcext:value-type="float">
            <text:p>231.335</text:p>
          </table:table-cell>
          <table:table-cell office:value-type="float" office:value="121.989444444444" calcext:value-type="float">
            <text:p>121.989444444444</text:p>
          </table:table-cell>
          <table:table-cell office:value-type="float" office:value="187.148611111111" calcext:value-type="float">
            <text:p>187.148611111111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AUS0000094</text:p>
          </table:table-cell>
          <table:table-cell office:value-type="float" office:value="500" calcext:value-type="float">
            <text:p>500</text:p>
          </table:table-cell>
          <table:table-cell office:value-type="float" office:value="-37.8415" calcext:value-type="float">
            <text:p>-37.8415</text:p>
          </table:table-cell>
          <table:table-cell office:value-type="float" office:value="144.8942" calcext:value-type="float">
            <text:p>144.8942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Industry Funds Management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172" calcext:value-type="float">
            <text:p>1030172</text:p>
          </table:table-cell>
          <table:table-cell/>
          <table:table-cell office:value-type="float" office:value="185.345" calcext:value-type="float">
            <text:p>185.345</text:p>
          </table:table-cell>
          <table:table-cell office:value-type="float" office:value="219.156944444444" calcext:value-type="float">
            <text:p>219.156944444444</text:p>
          </table:table-cell>
          <table:table-cell office:value-type="float" office:value="95.2480555555556" calcext:value-type="float">
            <text:p>95.2480555555556</text:p>
          </table:table-cell>
          <table:table-cell office:value-type="float" office:value="332.321944444444" calcext:value-type="float">
            <text:p>332.321944444444</text:p>
          </table:table-cell>
          <table:table-cell office:value-type="float" office:value="322.210833333333" calcext:value-type="float">
            <text:p>322.210833333333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ieterana</text:p>
          </table:table-cell>
          <table:table-cell office:value-type="string" calcext:value-type="string">
            <text:p>AUS0000013</text:p>
          </table:table-cell>
          <table:table-cell office:value-type="float" office:value="2.2" calcext:value-type="float">
            <text:p>2.2</text:p>
          </table:table-cell>
          <table:table-cell office:value-type="float" office:value="-42.2686" calcext:value-type="float">
            <text:p>-42.2686</text:p>
          </table:table-cell>
          <table:table-cell office:value-type="float" office:value="146.2629" calcext:value-type="float">
            <text:p>146.2629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Hydro-Electric Corporation (Tasmania)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106335" calcext:value-type="float">
            <text:p>1106335</text:p>
          </table:table-cell>
          <table:table-cell table:number-columns-repeated="6"/>
          <table:table-cell office:value-type="float" office:value="1.93522159709943" calcext:value-type="float">
            <text:p>1.93522159709943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ine Network</text:p>
          </table:table-cell>
          <table:table-cell office:value-type="string" calcext:value-type="string">
            <text:p>AUS0000316</text:p>
          </table:table-cell>
          <table:table-cell office:value-type="float" office:value="3.2" calcext:value-type="float">
            <text:p>3.2</text:p>
          </table:table-cell>
          <table:table-cell office:value-type="float" office:value="-33.811" calcext:value-type="float">
            <text:p>-33.811</text:p>
          </table:table-cell>
          <table:table-cell office:value-type="float" office:value="151.1966" calcext:value-type="float">
            <text:p>151.1966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Nine Network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33.6929785887334" calcext:value-type="float">
            <text:p>33.6929785887334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oranda</text:p>
          </table:table-cell>
          <table:table-cell office:value-type="string" calcext:value-type="string">
            <text:p>AUS0000326</text:p>
          </table:table-cell>
          <table:table-cell office:value-type="float" office:value="1.1" calcext:value-type="float">
            <text:p>1.1</text:p>
          </table:table-cell>
          <table:table-cell office:value-type="float" office:value="-31.8654" calcext:value-type="float">
            <text:p>-31.8654</text:p>
          </table:table-cell>
          <table:table-cell office:value-type="float" office:value="115.8773" calcext:value-type="float">
            <text:p>115.8773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LMS Energy Generation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orseman Mine</text:p>
          </table:table-cell>
          <table:table-cell office:value-type="string" calcext:value-type="string">
            <text:p>AUS0000320</text:p>
          </table:table-cell>
          <table:table-cell office:value-type="float" office:value="9" calcext:value-type="float">
            <text:p>9</text:p>
          </table:table-cell>
          <table:table-cell office:value-type="float" office:value="-32.1963" calcext:value-type="float">
            <text:p>-32.1963</text:p>
          </table:table-cell>
          <table:table-cell office:value-type="float" office:value="121.7943" calcext:value-type="float">
            <text:p>121.7943</text:p>
          </table:table-cell>
          <table:table-cell office:value-type="string" calcext:value-type="string">
            <text:p>Oil</text:p>
          </table:table-cell>
          <table:table-cell table:number-columns-repeated="5"/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5547" calcext:value-type="float">
            <text:p>1055547</text:p>
          </table:table-cell>
          <table:table-cell/>
          <table:table-cell office:value-type="float" office:value="27.8552777777778" calcext:value-type="float">
            <text:p>27.8552777777778</text:p>
          </table:table-cell>
          <table:table-cell office:value-type="float" office:value="16.3388888888889" calcext:value-type="float">
            <text:p>16.3388888888889</text:p>
          </table:table-cell>
          <table:table-cell office:value-type="float" office:value="14.1461111111111" calcext:value-type="float">
            <text:p>14.1461111111111</text:p>
          </table:table-cell>
          <table:table-cell office:value-type="float" office:value="15.0680555555556" calcext:value-type="float">
            <text:p>15.0680555555556</text:p>
          </table:table-cell>
          <table:table-cell office:value-type="float" office:value="8.27583333333333" calcext:value-type="float">
            <text:p>8.27583333333333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orth Brown Hill <text:s/>Wind Farm</text:p>
          </table:table-cell>
          <table:table-cell office:value-type="string" calcext:value-type="string">
            <text:p>AUS0000024</text:p>
          </table:table-cell>
          <table:table-cell office:value-type="float" office:value="132.3" calcext:value-type="float">
            <text:p>132.3</text:p>
          </table:table-cell>
          <table:table-cell office:value-type="float" office:value="-33.3093" calcext:value-type="float">
            <text:p>-33.3093</text:p>
          </table:table-cell>
          <table:table-cell office:value-type="float" office:value="138.7296" calcext:value-type="float">
            <text:p>138.7296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AGL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73191" calcext:value-type="float">
            <text:p>1073191</text:p>
          </table:table-cell>
          <table:table-cell/>
          <table:table-cell office:value-type="float" office:value="425.641111111111" calcext:value-type="float">
            <text:p>425.641111111111</text:p>
          </table:table-cell>
          <table:table-cell office:value-type="float" office:value="484.325833333333" calcext:value-type="float">
            <text:p>484.325833333333</text:p>
          </table:table-cell>
          <table:table-cell office:value-type="float" office:value="428.809444444445" calcext:value-type="float">
            <text:p>428.809444444445</text:p>
          </table:table-cell>
          <table:table-cell office:value-type="float" office:value="457.255277777778" calcext:value-type="float">
            <text:p>457.255277777778</text:p>
          </table:table-cell>
          <table:table-cell office:value-type="float" office:value="395.84" calcext:value-type="float">
            <text:p>395.84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orth Sydney</text:p>
          </table:table-cell>
          <table:table-cell office:value-type="string" calcext:value-type="string">
            <text:p>AUS0000314</text:p>
          </table:table-cell>
          <table:table-cell office:value-type="float" office:value="2.4" calcext:value-type="float">
            <text:p>2.4</text:p>
          </table:table-cell>
          <table:table-cell office:value-type="float" office:value="-33.8398" calcext:value-type="float">
            <text:p>-33.8398</text:p>
          </table:table-cell>
          <table:table-cell office:value-type="float" office:value="151.2069" calcext:value-type="float">
            <text:p>151.2069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Cogent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6.05219926712645" calcext:value-type="float">
            <text:p>6.05219926712645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AUS0000248</text:p>
          </table:table-cell>
          <table:table-cell office:value-type="float" office:value="530" calcext:value-type="float">
            <text:p>530</text:p>
          </table:table-cell>
          <table:table-cell office:value-type="float" office:value="-32.5433" calcext:value-type="float">
            <text:p>-32.5433</text:p>
          </table:table-cell>
          <table:table-cell office:value-type="float" office:value="137.7882" calcext:value-type="float">
            <text:p>137.7882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Alinta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4355" calcext:value-type="float">
            <text:p>1014355</text:p>
          </table:table-cell>
          <table:table-cell/>
          <table:table-cell office:value-type="float" office:value="59.9211111111111" calcext:value-type="float">
            <text:p>59.9211111111111</text:p>
          </table:table-cell>
          <table:table-cell office:value-type="float" office:value="65.0447222222222" calcext:value-type="float">
            <text:p>65.0447222222222</text:p>
          </table:table-cell>
          <table:table-cell office:value-type="float" office:value="62.2425" calcext:value-type="float">
            <text:p>62.2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ymboida</text:p>
          </table:table-cell>
          <table:table-cell office:value-type="string" calcext:value-type="string">
            <text:p>AUS0000283</text:p>
          </table:table-cell>
          <table:table-cell office:value-type="float" office:value="33.6" calcext:value-type="float">
            <text:p>33.6</text:p>
          </table:table-cell>
          <table:table-cell office:value-type="float" office:value="-29.9257" calcext:value-type="float">
            <text:p>-29.9257</text:p>
          </table:table-cell>
          <table:table-cell office:value-type="float" office:value="152.7417" calcext:value-type="float">
            <text:p>152.7417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Essential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1744" calcext:value-type="float">
            <text:p>1061744</text:p>
          </table:table-cell>
          <table:table-cell table:number-columns-repeated="6"/>
          <table:table-cell office:value-type="float" office:value="29.5561116647913" calcext:value-type="float">
            <text:p>29.5561116647913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yngan Solar Plant</text:p>
          </table:table-cell>
          <table:table-cell office:value-type="string" calcext:value-type="string">
            <text:p>AUS0000476</text:p>
          </table:table-cell>
          <table:table-cell office:value-type="float" office:value="102" calcext:value-type="float">
            <text:p>102</text:p>
          </table:table-cell>
          <table:table-cell office:value-type="float" office:value="-31.5527" calcext:value-type="float">
            <text:p>-31.5527</text:p>
          </table:table-cell>
          <table:table-cell office:value-type="float" office:value="147.0854" calcext:value-type="float">
            <text:p>147.0854</text:p>
          </table:table-cell>
          <table:table-cell office:value-type="string" calcext:value-type="string">
            <text:p>Solar</text:p>
          </table:table-cell>
          <table:table-cell table:number-columns-repeated="4"/>
          <table:table-cell office:value-type="string" calcext:value-type="string">
            <text:p>AGL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84785" calcext:value-type="float">
            <text:p>1084785</text:p>
          </table:table-cell>
          <table:table-cell table:number-columns-repeated="3"/>
          <table:table-cell office:value-type="float" office:value="9.38027777777778" calcext:value-type="float">
            <text:p>9.38027777777778</text:p>
          </table:table-cell>
          <table:table-cell office:value-type="float" office:value="229.541111111111" calcext:value-type="float">
            <text:p>229.541111111111</text:p>
          </table:table-cell>
          <table:table-cell office:value-type="float" office:value="232.188055555556" calcext:value-type="float">
            <text:p>232.188055555556</text:p>
          </table:table-cell>
          <table:table-cell office:value-type="float" office:value="2039.89698878687" calcext:value-type="float">
            <text:p>2039.89698878687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Oakey</text:p>
          </table:table-cell>
          <table:table-cell office:value-type="string" calcext:value-type="string">
            <text:p>AUS0000166</text:p>
          </table:table-cell>
          <table:table-cell office:value-type="float" office:value="282" calcext:value-type="float">
            <text:p>282</text:p>
          </table:table-cell>
          <table:table-cell office:value-type="float" office:value="-27.4184" calcext:value-type="float">
            <text:p>-27.4184</text:p>
          </table:table-cell>
          <table:table-cell office:value-type="float" office:value="151.6798" calcext:value-type="float">
            <text:p>151.6798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Oakey Power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24617" calcext:value-type="float">
            <text:p>1024617</text:p>
          </table:table-cell>
          <table:table-cell/>
          <table:table-cell office:value-type="float" office:value="27.4475" calcext:value-type="float">
            <text:p>27.4475</text:p>
          </table:table-cell>
          <table:table-cell office:value-type="float" office:value="57.7405555555556" calcext:value-type="float">
            <text:p>57.7405555555556</text:p>
          </table:table-cell>
          <table:table-cell office:value-type="float" office:value="499.141388888889" calcext:value-type="float">
            <text:p>499.141388888889</text:p>
          </table:table-cell>
          <table:table-cell office:value-type="float" office:value="520.279166666667" calcext:value-type="float">
            <text:p>520.279166666667</text:p>
          </table:table-cell>
          <table:table-cell office:value-type="float" office:value="133.205" calcext:value-type="float">
            <text:p>133.205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Oakland Hills Wind Farm</text:p>
          </table:table-cell>
          <table:table-cell office:value-type="string" calcext:value-type="string">
            <text:p>AUS0000016</text:p>
          </table:table-cell>
          <table:table-cell office:value-type="float" office:value="67" calcext:value-type="float">
            <text:p>67</text:p>
          </table:table-cell>
          <table:table-cell office:value-type="float" office:value="-37.6871" calcext:value-type="float">
            <text:p>-37.6871</text:p>
          </table:table-cell>
          <table:table-cell office:value-type="float" office:value="142.5467" calcext:value-type="float">
            <text:p>142.5467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AGL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2"/>
          <table:table-cell office:value-type="float" office:value="149.745555555556" calcext:value-type="float">
            <text:p>149.745555555556</text:p>
          </table:table-cell>
          <table:table-cell office:value-type="float" office:value="168.837222222222" calcext:value-type="float">
            <text:p>168.837222222222</text:p>
          </table:table-cell>
          <table:table-cell office:value-type="float" office:value="146.260833333333" calcext:value-type="float">
            <text:p>146.260833333333</text:p>
          </table:table-cell>
          <table:table-cell office:value-type="float" office:value="167.865" calcext:value-type="float">
            <text:p>167.865</text:p>
          </table:table-cell>
          <table:table-cell office:value-type="float" office:value="170.181666666667" calcext:value-type="float">
            <text:p>170.181666666667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Oaky</text:p>
          </table:table-cell>
          <table:table-cell office:value-type="string" calcext:value-type="string">
            <text:p>AUS0000284</text:p>
          </table:table-cell>
          <table:table-cell office:value-type="float" office:value="4.8" calcext:value-type="float">
            <text:p>4.8</text:p>
          </table:table-cell>
          <table:table-cell office:value-type="float" office:value="-30.5751" calcext:value-type="float">
            <text:p>-30.5751</text:p>
          </table:table-cell>
          <table:table-cell office:value-type="float" office:value="152.069" calcext:value-type="float">
            <text:p>152.069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Essential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4599" calcext:value-type="float">
            <text:p>1034599</text:p>
          </table:table-cell>
          <table:table-cell table:number-columns-repeated="6"/>
          <table:table-cell office:value-type="float" office:value="4.22230166639876" calcext:value-type="float">
            <text:p>4.22230166639876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Oaky Creek</text:p>
          </table:table-cell>
          <table:table-cell office:value-type="string" calcext:value-type="string">
            <text:p>AUS0000167</text:p>
          </table:table-cell>
          <table:table-cell office:value-type="float" office:value="20" calcext:value-type="float">
            <text:p>20</text:p>
          </table:table-cell>
          <table:table-cell office:value-type="float" office:value="-22.9878" calcext:value-type="float">
            <text:p>-22.9878</text:p>
          </table:table-cell>
          <table:table-cell office:value-type="float" office:value="148.5817" calcext:value-type="float">
            <text:p>148.5817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EnvironGen (Oaky)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3495" calcext:value-type="float">
            <text:p>1053495</text:p>
          </table:table-cell>
          <table:table-cell/>
          <table:table-cell office:value-type="float" office:value="107.606666666667" calcext:value-type="float">
            <text:p>107.606666666667</text:p>
          </table:table-cell>
          <table:table-cell office:value-type="float" office:value="90.2569444444444" calcext:value-type="float">
            <text:p>90.2569444444444</text:p>
          </table:table-cell>
          <table:table-cell office:value-type="float" office:value="133.653611111111" calcext:value-type="float">
            <text:p>133.653611111111</text:p>
          </table:table-cell>
          <table:table-cell office:value-type="float" office:value="129.620277777778" calcext:value-type="float">
            <text:p>129.6202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Onslow</text:p>
          </table:table-cell>
          <table:table-cell office:value-type="string" calcext:value-type="string">
            <text:p>AUS0000411</text:p>
          </table:table-cell>
          <table:table-cell office:value-type="float" office:value="3.6" calcext:value-type="float">
            <text:p>3.6</text:p>
          </table:table-cell>
          <table:table-cell office:value-type="float" office:value="-21.6582" calcext:value-type="float">
            <text:p>-21.6582</text:p>
          </table:table-cell>
          <table:table-cell office:value-type="float" office:value="115.099" calcext:value-type="float">
            <text:p>115.099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213" calcext:value-type="float">
            <text:p>1030213</text:p>
          </table:table-cell>
          <table:table-cell table:number-columns-repeated="4"/>
          <table:table-cell office:value-type="float" office:value="14.8852777777778" calcext:value-type="float">
            <text:p>14.8852777777778</text:p>
          </table:table-cell>
          <table:table-cell office:value-type="float" office:value="13.2822222222222" calcext:value-type="float">
            <text:p>13.2822222222222</text:p>
          </table:table-cell>
          <table:table-cell office:value-type="float" office:value="9.07829890068967" calcext:value-type="float">
            <text:p>9.07829890068967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Ord River</text:p>
          </table:table-cell>
          <table:table-cell office:value-type="string" calcext:value-type="string">
            <text:p>AUS0000224</text:p>
          </table:table-cell>
          <table:table-cell office:value-type="float" office:value="30" calcext:value-type="float">
            <text:p>30</text:p>
          </table:table-cell>
          <table:table-cell office:value-type="float" office:value="-16.1201" calcext:value-type="float">
            <text:p>-16.1201</text:p>
          </table:table-cell>
          <table:table-cell office:value-type="float" office:value="128.7383" calcext:value-type="float">
            <text:p>128.7383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Pacific Hydro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2"/>
          <table:table-cell office:value-type="float" office:value="221.334722222222" calcext:value-type="float">
            <text:p>221.334722222222</text:p>
          </table:table-cell>
          <table:table-cell office:value-type="float" office:value="205.432777777778" calcext:value-type="float">
            <text:p>205.432777777778</text:p>
          </table:table-cell>
          <table:table-cell office:value-type="float" office:value="206.139722222222" calcext:value-type="float">
            <text:p>206.139722222222</text:p>
          </table:table-cell>
          <table:table-cell office:value-type="float" office:value="216.722222222222" calcext:value-type="float">
            <text:p>216.722222222222</text:p>
          </table:table-cell>
          <table:table-cell office:value-type="float" office:value="212.621944444444" calcext:value-type="float">
            <text:p>212.621944444444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Osborne</text:p>
          </table:table-cell>
          <table:table-cell office:value-type="string" calcext:value-type="string">
            <text:p>AUS0000235</text:p>
          </table:table-cell>
          <table:table-cell office:value-type="float" office:value="180" calcext:value-type="float">
            <text:p>180</text:p>
          </table:table-cell>
          <table:table-cell office:value-type="float" office:value="-34.798" calcext:value-type="float">
            <text:p>-34.798</text:p>
          </table:table-cell>
          <table:table-cell office:value-type="float" office:value="138.5079" calcext:value-type="float">
            <text:p>138.5079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Origin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80968" calcext:value-type="float">
            <text:p>1080968</text:p>
          </table:table-cell>
          <table:table-cell/>
          <table:table-cell office:value-type="float" office:value="1350.60388888889" calcext:value-type="float">
            <text:p>1350.60388888889</text:p>
          </table:table-cell>
          <table:table-cell office:value-type="float" office:value="1455.60861111111" calcext:value-type="float">
            <text:p>1455.60861111111</text:p>
          </table:table-cell>
          <table:table-cell office:value-type="float" office:value="0" calcext:value-type="float">
            <text:p>0</text:p>
          </table:table-cell>
          <table:table-cell office:value-type="float" office:value="1184.0425" calcext:value-type="float">
            <text:p>1184.0425</text:p>
          </table:table-cell>
          <table:table-cell office:value-type="float" office:value="966.933333333333" calcext:value-type="float">
            <text:p>966.933333333333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Owen Springs</text:p>
          </table:table-cell>
          <table:table-cell office:value-type="string" calcext:value-type="string">
            <text:p>AUS0000255</text:p>
          </table:table-cell>
          <table:table-cell office:value-type="float" office:value="36" calcext:value-type="float">
            <text:p>36</text:p>
          </table:table-cell>
          <table:table-cell office:value-type="float" office:value="-23.8636" calcext:value-type="float">
            <text:p>-23.8636</text:p>
          </table:table-cell>
          <table:table-cell office:value-type="float" office:value="133.8255" calcext:value-type="float">
            <text:p>133.8255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NT Government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75622" calcext:value-type="float">
            <text:p>1075622</text:p>
          </table:table-cell>
          <table:table-cell/>
          <table:table-cell office:value-type="float" office:value="62.7472222222222" calcext:value-type="float">
            <text:p>62.7472222222222</text:p>
          </table:table-cell>
          <table:table-cell office:value-type="float" office:value="53.3661111111111" calcext:value-type="float">
            <text:p>53.3661111111111</text:p>
          </table:table-cell>
          <table:table-cell office:value-type="float" office:value="79.6030555555556" calcext:value-type="float">
            <text:p>79.6030555555556</text:p>
          </table:table-cell>
          <table:table-cell office:value-type="float" office:value="92.0441666666667" calcext:value-type="float">
            <text:p>92.0441666666667</text:p>
          </table:table-cell>
          <table:table-cell office:value-type="float" office:value="85.2327777777778" calcext:value-type="float">
            <text:p>85.2327777777778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aloona</text:p>
          </table:table-cell>
          <table:table-cell office:value-type="string" calcext:value-type="string">
            <text:p>AUS0000130</text:p>
          </table:table-cell>
          <table:table-cell office:value-type="float" office:value="28" calcext:value-type="float">
            <text:p>28</text:p>
          </table:table-cell>
          <table:table-cell office:value-type="float" office:value="-41.2826" calcext:value-type="float">
            <text:p>-41.2826</text:p>
          </table:table-cell>
          <table:table-cell office:value-type="float" office:value="146.249" calcext:value-type="float">
            <text:p>146.249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Hydro-Electric Corporation (Tasmania)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9024" calcext:value-type="float">
            <text:p>1019024</text:p>
          </table:table-cell>
          <table:table-cell/>
          <table:table-cell office:value-type="float" office:value="109.419166666667" calcext:value-type="float">
            <text:p>109.419166666667</text:p>
          </table:table-cell>
          <table:table-cell/>
          <table:table-cell office:value-type="float" office:value="93.0786111111111" calcext:value-type="float">
            <text:p>93.0786111111111</text:p>
          </table:table-cell>
          <table:table-cell office:value-type="float" office:value="100.005555555556" calcext:value-type="float">
            <text:p>100.005555555556</text:p>
          </table:table-cell>
          <table:table-cell office:value-type="float" office:value="44.4058333333333" calcext:value-type="float">
            <text:p>44.4058333333333</text:p>
          </table:table-cell>
          <table:table-cell office:value-type="float" office:value="24.6300930539928" calcext:value-type="float">
            <text:p>24.6300930539928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araburdoo</text:p>
          </table:table-cell>
          <table:table-cell office:value-type="string" calcext:value-type="string">
            <text:p>AUS0000229</text:p>
          </table:table-cell>
          <table:table-cell office:value-type="float" office:value="155" calcext:value-type="float">
            <text:p>155</text:p>
          </table:table-cell>
          <table:table-cell office:value-type="float" office:value="-23.2233" calcext:value-type="float">
            <text:p>-23.2233</text:p>
          </table:table-cell>
          <table:table-cell office:value-type="float" office:value="117.6133" calcext:value-type="float">
            <text:p>117.6133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Rio Tinto Australia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4635" calcext:value-type="float">
            <text:p>1034635</text:p>
          </table:table-cell>
          <table:table-cell table:number-columns-repeated="3"/>
          <table:table-cell office:value-type="float" office:value="569.9175" calcext:value-type="float">
            <text:p>569.9175</text:p>
          </table:table-cell>
          <table:table-cell office:value-type="float" office:value="572.286666666667" calcext:value-type="float">
            <text:p>572.286666666667</text:p>
          </table:table-cell>
          <table:table-cell office:value-type="float" office:value="545.526666666667" calcext:value-type="float">
            <text:p>545.526666666667</text:p>
          </table:table-cell>
          <table:table-cell office:value-type="float" office:value="390.871202668583" calcext:value-type="float">
            <text:p>390.871202668583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araburdoo (Standby)</text:p>
          </table:table-cell>
          <table:table-cell office:value-type="string" calcext:value-type="string">
            <text:p>AUS0000228</text:p>
          </table:table-cell>
          <table:table-cell office:value-type="float" office:value="20" calcext:value-type="float">
            <text:p>20</text:p>
          </table:table-cell>
          <table:table-cell office:value-type="float" office:value="-23.2238" calcext:value-type="float">
            <text:p>-23.2238</text:p>
          </table:table-cell>
          <table:table-cell office:value-type="float" office:value="117.6137" calcext:value-type="float">
            <text:p>117.6137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Rio Tinto Australia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50.4349938927204" calcext:value-type="float">
            <text:p>50.4349938927204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edler Creek</text:p>
          </table:table-cell>
          <table:table-cell office:value-type="string" calcext:value-type="string">
            <text:p>AUS0000236</text:p>
          </table:table-cell>
          <table:table-cell office:value-type="float" office:value="3" calcext:value-type="float">
            <text:p>3</text:p>
          </table:table-cell>
          <table:table-cell office:value-type="float" office:value="-35.2023" calcext:value-type="float">
            <text:p>-35.2023</text:p>
          </table:table-cell>
          <table:table-cell office:value-type="float" office:value="138.5021" calcext:value-type="float">
            <text:p>138.5021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Energy Developments LFG (SA)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6479" calcext:value-type="float">
            <text:p>1016479</text:p>
          </table:table-cell>
          <table:table-cell/>
          <table:table-cell office:value-type="float" office:value="17.7091666666667" calcext:value-type="float">
            <text:p>17.7091666666667</text:p>
          </table:table-cell>
          <table:table-cell office:value-type="float" office:value="19.2733333333333" calcext:value-type="float">
            <text:p>19.2733333333333</text:p>
          </table:table-cell>
          <table:table-cell office:value-type="float" office:value="19.15" calcext:value-type="float">
            <text:p>19.15</text:p>
          </table:table-cell>
          <table:table-cell office:value-type="float" office:value="16.0091666666667" calcext:value-type="float">
            <text:p>16.0091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elican Point</text:p>
          </table:table-cell>
          <table:table-cell office:value-type="string" calcext:value-type="string">
            <text:p>AUS0000237</text:p>
          </table:table-cell>
          <table:table-cell office:value-type="float" office:value="478" calcext:value-type="float">
            <text:p>478</text:p>
          </table:table-cell>
          <table:table-cell office:value-type="float" office:value="-34.765" calcext:value-type="float">
            <text:p>-34.765</text:p>
          </table:table-cell>
          <table:table-cell office:value-type="float" office:value="138.5053" calcext:value-type="float">
            <text:p>138.5053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International Power - GDF Suez Australia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44465" calcext:value-type="float">
            <text:p>1044465</text:p>
          </table:table-cell>
          <table:table-cell/>
          <table:table-cell office:value-type="float" office:value="2989.92666666667" calcext:value-type="float">
            <text:p>2989.92666666667</text:p>
          </table:table-cell>
          <table:table-cell office:value-type="float" office:value="1867.95833333333" calcext:value-type="float">
            <text:p>1867.95833333333</text:p>
          </table:table-cell>
          <table:table-cell office:value-type="float" office:value="1030.11583333333" calcext:value-type="float">
            <text:p>1030.11583333333</text:p>
          </table:table-cell>
          <table:table-cell office:value-type="float" office:value="304.401666666667" calcext:value-type="float">
            <text:p>304.401666666667</text:p>
          </table:table-cell>
          <table:table-cell office:value-type="float" office:value="1209.62444444444" calcext:value-type="float">
            <text:p>1209.62444444444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erth Zoo</text:p>
          </table:table-cell>
          <table:table-cell office:value-type="string" calcext:value-type="string">
            <text:p>AUS0000426</text:p>
          </table:table-cell>
          <table:table-cell office:value-type="float" office:value="2.37" calcext:value-type="float">
            <text:p>2.37</text:p>
          </table:table-cell>
          <table:table-cell office:value-type="float" office:value="-31.9767" calcext:value-type="float">
            <text:p>-31.9767</text:p>
          </table:table-cell>
          <table:table-cell office:value-type="float" office:value="115.8548" calcext:value-type="float">
            <text:p>115.8548</text:p>
          </table:table-cell>
          <table:table-cell office:value-type="string" calcext:value-type="string">
            <text:p>Solar</text:p>
          </table:table-cell>
          <table:table-cell table:number-columns-repeated="4"/>
          <table:table-cell office:value-type="string" calcext:value-type="string">
            <text:p>Perth Zoo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47.3976065041655" calcext:value-type="float">
            <text:p>47.3976065041655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indari</text:p>
          </table:table-cell>
          <table:table-cell office:value-type="string" calcext:value-type="string">
            <text:p>AUS0000012</text:p>
          </table:table-cell>
          <table:table-cell office:value-type="float" office:value="6.7" calcext:value-type="float">
            <text:p>6.7</text:p>
          </table:table-cell>
          <table:table-cell office:value-type="float" office:value="-29.3886" calcext:value-type="float">
            <text:p>-29.3886</text:p>
          </table:table-cell>
          <table:table-cell office:value-type="float" office:value="151.2442" calcext:value-type="float">
            <text:p>151.2442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AGL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7530" calcext:value-type="float">
            <text:p>1057530</text:p>
          </table:table-cell>
          <table:table-cell/>
          <table:table-cell office:value-type="float" office:value="3.82888888888889" calcext:value-type="float">
            <text:p>3.82888888888889</text:p>
          </table:table-cell>
          <table:table-cell office:value-type="float" office:value="1.40694444444444" calcext:value-type="float">
            <text:p>1.40694444444444</text:p>
          </table:table-cell>
          <table:table-cell/>
          <table:table-cell office:value-type="float" office:value="1.15305555555556" calcext:value-type="float">
            <text:p>1.15305555555556</text:p>
          </table:table-cell>
          <table:table-cell office:value-type="float" office:value="7.19555555555556" calcext:value-type="float">
            <text:p>7.19555555555556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ine Creek</text:p>
          </table:table-cell>
          <table:table-cell office:value-type="string" calcext:value-type="string">
            <text:p>AUS0000258</text:p>
          </table:table-cell>
          <table:table-cell office:value-type="float" office:value="34.76" calcext:value-type="float">
            <text:p>34.76</text:p>
          </table:table-cell>
          <table:table-cell office:value-type="float" office:value="-13.7856" calcext:value-type="float">
            <text:p>-13.7856</text:p>
          </table:table-cell>
          <table:table-cell office:value-type="float" office:value="131.8624" calcext:value-type="float">
            <text:p>131.8624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NGD (NT) / Cosmo Pow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24450" calcext:value-type="float">
            <text:p>1024450</text:p>
          </table:table-cell>
          <table:table-cell/>
          <table:table-cell office:value-type="float" office:value="158.797777777778" calcext:value-type="float">
            <text:p>158.797777777778</text:p>
          </table:table-cell>
          <table:table-cell office:value-type="float" office:value="173.067222222222" calcext:value-type="float">
            <text:p>173.067222222222</text:p>
          </table:table-cell>
          <table:table-cell office:value-type="float" office:value="181.081666666667" calcext:value-type="float">
            <text:p>181.081666666667</text:p>
          </table:table-cell>
          <table:table-cell office:value-type="float" office:value="191.080555555556" calcext:value-type="float">
            <text:p>191.080555555556</text:p>
          </table:table-cell>
          <table:table-cell office:value-type="float" office:value="181.016388888889" calcext:value-type="float">
            <text:p>181.016388888889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injar</text:p>
          </table:table-cell>
          <table:table-cell office:value-type="string" calcext:value-type="string">
            <text:p>AUS0000200</text:p>
          </table:table-cell>
          <table:table-cell office:value-type="float" office:value="576" calcext:value-type="float">
            <text:p>576</text:p>
          </table:table-cell>
          <table:table-cell office:value-type="float" office:value="-31.5568" calcext:value-type="float">
            <text:p>-31.5568</text:p>
          </table:table-cell>
          <table:table-cell office:value-type="float" office:value="115.8204" calcext:value-type="float">
            <text:p>115.8204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Verve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214" calcext:value-type="float">
            <text:p>1030214</text:p>
          </table:table-cell>
          <table:table-cell/>
          <table:table-cell office:value-type="float" office:value="627.331111111111" calcext:value-type="float">
            <text:p>627.331111111111</text:p>
          </table:table-cell>
          <table:table-cell office:value-type="float" office:value="447.628888888889" calcext:value-type="float">
            <text:p>447.628888888889</text:p>
          </table:table-cell>
          <table:table-cell office:value-type="float" office:value="464.041111111111" calcext:value-type="float">
            <text:p>464.041111111111</text:p>
          </table:table-cell>
          <table:table-cell office:value-type="float" office:value="610.452777777778" calcext:value-type="float">
            <text:p>610.452777777778</text:p>
          </table:table-cell>
          <table:table-cell office:value-type="float" office:value="511.124722222222" calcext:value-type="float">
            <text:p>511.124722222222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injarra Bauxite Mine and Alumina Refinery</text:p>
          </table:table-cell>
          <table:table-cell office:value-type="string" calcext:value-type="string">
            <text:p>AUS0000201</text:p>
          </table:table-cell>
          <table:table-cell office:value-type="float" office:value="280" calcext:value-type="float">
            <text:p>280</text:p>
          </table:table-cell>
          <table:table-cell office:value-type="float" office:value="-32.6473" calcext:value-type="float">
            <text:p>-32.6473</text:p>
          </table:table-cell>
          <table:table-cell office:value-type="float" office:value="115.9469" calcext:value-type="float">
            <text:p>115.9469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Alinta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2"/>
          <table:table-cell office:value-type="float" office:value="1354.56555555556" calcext:value-type="float">
            <text:p>1354.56555555556</text:p>
          </table:table-cell>
          <table:table-cell office:value-type="float" office:value="1277.39638888889" calcext:value-type="float">
            <text:p>1277.39638888889</text:p>
          </table:table-cell>
          <table:table-cell office:value-type="float" office:value="1639.09222222222" calcext:value-type="float">
            <text:p>1639.09222222222</text:p>
          </table:table-cell>
          <table:table-cell office:value-type="float" office:value="2057.25583333333" calcext:value-type="float">
            <text:p>2057.25583333333</text:p>
          </table:table-cell>
          <table:table-cell office:value-type="float" office:value="2271.88916666667" calcext:value-type="float">
            <text:p>2271.88916666667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ioneer Sugar Mill</text:p>
          </table:table-cell>
          <table:table-cell office:value-type="string" calcext:value-type="string">
            <text:p>AUS0000053</text:p>
          </table:table-cell>
          <table:table-cell office:value-type="float" office:value="67.8" calcext:value-type="float">
            <text:p>67.8</text:p>
          </table:table-cell>
          <table:table-cell office:value-type="float" office:value="-19.5575" calcext:value-type="float">
            <text:p>-19.5575</text:p>
          </table:table-cell>
          <table:table-cell office:value-type="float" office:value="147.3308" calcext:value-type="float">
            <text:p>147.3308</text:p>
          </table:table-cell>
          <table:table-cell office:value-type="string" calcext:value-type="string">
            <text:p>Biomass</text:p>
          </table:table-cell>
          <table:table-cell table:number-columns-repeated="4"/>
          <table:table-cell office:value-type="string" calcext:value-type="string">
            <text:p>CS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448.719776602564" calcext:value-type="float">
            <text:p>448.719776602564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lane Creek Sugar Mill</text:p>
          </table:table-cell>
          <table:table-cell office:value-type="string" calcext:value-type="string">
            <text:p>AUS0000074</text:p>
          </table:table-cell>
          <table:table-cell office:value-type="float" office:value="14" calcext:value-type="float">
            <text:p>14</text:p>
          </table:table-cell>
          <table:table-cell office:value-type="float" office:value="-21.4282" calcext:value-type="float">
            <text:p>-21.4282</text:p>
          </table:table-cell>
          <table:table-cell office:value-type="float" office:value="149.2159" calcext:value-type="float">
            <text:p>149.2159</text:p>
          </table:table-cell>
          <table:table-cell office:value-type="string" calcext:value-type="string">
            <text:p>Biomass</text:p>
          </table:table-cell>
          <table:table-cell table:number-columns-repeated="4"/>
          <table:table-cell office:value-type="string" calcext:value-type="string">
            <text:p>Sucrogen (Plane Creek Mill)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40616" calcext:value-type="float">
            <text:p>1040616</text:p>
          </table:table-cell>
          <table:table-cell table:number-columns-repeated="6"/>
          <table:table-cell office:value-type="float" office:value="92.6560010683761" calcext:value-type="float">
            <text:p>92.6560010683761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lutonic Gold Mine</text:p>
          </table:table-cell>
          <table:table-cell office:value-type="string" calcext:value-type="string">
            <text:p>AUS0000225</text:p>
          </table:table-cell>
          <table:table-cell office:value-type="float" office:value="28" calcext:value-type="float">
            <text:p>28</text:p>
          </table:table-cell>
          <table:table-cell office:value-type="float" office:value="-25.311" calcext:value-type="float">
            <text:p>-25.311</text:p>
          </table:table-cell>
          <table:table-cell office:value-type="float" office:value="119.4508" calcext:value-type="float">
            <text:p>119.4508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Barrick Gold of Australia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9606" calcext:value-type="float">
            <text:p>1039606</text:p>
          </table:table-cell>
          <table:table-cell table:number-columns-repeated="6"/>
          <table:table-cell office:value-type="float" office:value="70.6089914498086" calcext:value-type="float">
            <text:p>70.6089914498086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oatina</text:p>
          </table:table-cell>
          <table:table-cell office:value-type="string" calcext:value-type="string">
            <text:p>AUS0000121</text:p>
          </table:table-cell>
          <table:table-cell office:value-type="float" office:value="100" calcext:value-type="float">
            <text:p>100</text:p>
          </table:table-cell>
          <table:table-cell office:value-type="float" office:value="-41.8116" calcext:value-type="float">
            <text:p>-41.8116</text:p>
          </table:table-cell>
          <table:table-cell office:value-type="float" office:value="146.919" calcext:value-type="float">
            <text:p>146.919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Hydro-Electric Corporation (Tasmania)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9025" calcext:value-type="float">
            <text:p>1019025</text:p>
          </table:table-cell>
          <table:table-cell/>
          <table:table-cell office:value-type="float" office:value="2156.90527777778" calcext:value-type="float">
            <text:p>2156.90527777778</text:p>
          </table:table-cell>
          <table:table-cell office:value-type="float" office:value="1468.88833333333" calcext:value-type="float">
            <text:p>1468.88833333333</text:p>
          </table:table-cell>
          <table:table-cell office:value-type="float" office:value="1055.09861111111" calcext:value-type="float">
            <text:p>1055.09861111111</text:p>
          </table:table-cell>
          <table:table-cell office:value-type="float" office:value="1256.45416666667" calcext:value-type="float">
            <text:p>1256.45416666667</text:p>
          </table:table-cell>
          <table:table-cell office:value-type="float" office:value="754.030277777778" calcext:value-type="float">
            <text:p>754.030277777778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ort Hedland</text:p>
          </table:table-cell>
          <table:table-cell office:value-type="string" calcext:value-type="string">
            <text:p>AUS0000325</text:p>
          </table:table-cell>
          <table:table-cell office:value-type="float" office:value="84" calcext:value-type="float">
            <text:p>84</text:p>
          </table:table-cell>
          <table:table-cell office:value-type="float" office:value="-20.3782" calcext:value-type="float">
            <text:p>-20.3782</text:p>
          </table:table-cell>
          <table:table-cell office:value-type="float" office:value="118.5384" calcext:value-type="float">
            <text:p>118.5384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Alinta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25538" calcext:value-type="float">
            <text:p>1025538</text:p>
          </table:table-cell>
          <table:table-cell table:number-columns-repeated="6"/>
          <table:table-cell office:value-type="float" office:value="211.826974349426" calcext:value-type="float">
            <text:p>211.826974349426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ort Hedland</text:p>
          </table:table-cell>
          <table:table-cell office:value-type="string" calcext:value-type="string">
            <text:p>AUS0000206</text:p>
          </table:table-cell>
          <table:table-cell office:value-type="float" office:value="126" calcext:value-type="float">
            <text:p>126</text:p>
          </table:table-cell>
          <table:table-cell office:value-type="float" office:value="-20.4283" calcext:value-type="float">
            <text:p>-20.4283</text:p>
          </table:table-cell>
          <table:table-cell office:value-type="float" office:value="118.5498" calcext:value-type="float">
            <text:p>118.5498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Alinta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104569" calcext:value-type="float">
            <text:p>1104569</text:p>
          </table:table-cell>
          <table:table-cell table:number-columns-repeated="6"/>
          <table:table-cell office:value-type="float" office:value="317.740461524139" calcext:value-type="float">
            <text:p>317.740461524139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ort Lincoln</text:p>
          </table:table-cell>
          <table:table-cell office:value-type="string" calcext:value-type="string">
            <text:p>AUS0000238</text:p>
          </table:table-cell>
          <table:table-cell office:value-type="float" office:value="73.5" calcext:value-type="float">
            <text:p>73.5</text:p>
          </table:table-cell>
          <table:table-cell office:value-type="float" office:value="-34.7003" calcext:value-type="float">
            <text:p>-34.7003</text:p>
          </table:table-cell>
          <table:table-cell office:value-type="float" office:value="135.8044" calcext:value-type="float">
            <text:p>135.8044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Synergen Pow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4358" calcext:value-type="float">
            <text:p>1014358</text:p>
          </table:table-cell>
          <table:table-cell/>
          <table:table-cell office:value-type="float" office:value="1.36722222222222" calcext:value-type="float">
            <text:p>1.36722222222222</text:p>
          </table:table-cell>
          <table:table-cell office:value-type="float" office:value="0.797222222222222" calcext:value-type="float">
            <text:p>0.797222222222222</text:p>
          </table:table-cell>
          <table:table-cell office:value-type="float" office:value="0.385" calcext:value-type="float">
            <text:p>0.385</text:p>
          </table:table-cell>
          <table:table-cell office:value-type="float" office:value="0.491388888888889" calcext:value-type="float">
            <text:p>0.491388888888889</text:p>
          </table:table-cell>
          <table:table-cell office:value-type="float" office:value="2.21166666666667" calcext:value-type="float">
            <text:p>2.21166666666667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ort Stanvac</text:p>
          </table:table-cell>
          <table:table-cell office:value-type="string" calcext:value-type="string">
            <text:p>AUS0000345</text:p>
          </table:table-cell>
          <table:table-cell office:value-type="float" office:value="57.6" calcext:value-type="float">
            <text:p>57.6</text:p>
          </table:table-cell>
          <table:table-cell office:value-type="float" office:value="-35.1104" calcext:value-type="float">
            <text:p>-35.1104</text:p>
          </table:table-cell>
          <table:table-cell office:value-type="float" office:value="138.4915" calcext:value-type="float">
            <text:p>138.4915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Infratil Energy Australia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99345" calcext:value-type="float">
            <text:p>1099345</text:p>
          </table:table-cell>
          <table:table-cell table:number-columns-repeated="6"/>
          <table:table-cell office:value-type="float" office:value="606.473614597202" calcext:value-type="float">
            <text:p>606.473614597202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roserpine Sugar Mill</text:p>
          </table:table-cell>
          <table:table-cell office:value-type="string" calcext:value-type="string">
            <text:p>AUS0000311</text:p>
          </table:table-cell>
          <table:table-cell office:value-type="float" office:value="17" calcext:value-type="float">
            <text:p>17</text:p>
          </table:table-cell>
          <table:table-cell office:value-type="float" office:value="-20.3985" calcext:value-type="float">
            <text:p>-20.3985</text:p>
          </table:table-cell>
          <table:table-cell office:value-type="float" office:value="148.5797" calcext:value-type="float">
            <text:p>148.5797</text:p>
          </table:table-cell>
          <table:table-cell office:value-type="string" calcext:value-type="string">
            <text:p>Biomass</text:p>
          </table:table-cell>
          <table:table-cell table:number-columns-repeated="4"/>
          <table:table-cell office:value-type="string" calcext:value-type="string">
            <text:p>Sucrogen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40641" calcext:value-type="float">
            <text:p>1040641</text:p>
          </table:table-cell>
          <table:table-cell table:number-columns-repeated="6"/>
          <table:table-cell office:value-type="float" office:value="112.510858440171" calcext:value-type="float">
            <text:p>112.510858440171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uarantine</text:p>
          </table:table-cell>
          <table:table-cell office:value-type="string" calcext:value-type="string">
            <text:p>AUS0000239</text:p>
          </table:table-cell>
          <table:table-cell office:value-type="float" office:value="224" calcext:value-type="float">
            <text:p>224</text:p>
          </table:table-cell>
          <table:table-cell office:value-type="float" office:value="-34.7793" calcext:value-type="float">
            <text:p>-34.7793</text:p>
          </table:table-cell>
          <table:table-cell office:value-type="float" office:value="138.5224" calcext:value-type="float">
            <text:p>138.5224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Origin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1507" calcext:value-type="float">
            <text:p>1051507</text:p>
          </table:table-cell>
          <table:table-cell/>
          <table:table-cell office:value-type="float" office:value="150.193333333333" calcext:value-type="float">
            <text:p>150.193333333333</text:p>
          </table:table-cell>
          <table:table-cell office:value-type="float" office:value="230.510555555556" calcext:value-type="float">
            <text:p>230.510555555556</text:p>
          </table:table-cell>
          <table:table-cell office:value-type="float" office:value="215.246666666667" calcext:value-type="float">
            <text:p>215.246666666667</text:p>
          </table:table-cell>
          <table:table-cell office:value-type="float" office:value="135.156944444444" calcext:value-type="float">
            <text:p>135.156944444444</text:p>
          </table:table-cell>
          <table:table-cell office:value-type="float" office:value="264.028055555556" calcext:value-type="float">
            <text:p>264.028055555556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cecourse Mill</text:p>
          </table:table-cell>
          <table:table-cell office:value-type="string" calcext:value-type="string">
            <text:p>AUS0000493</text:p>
          </table:table-cell>
          <table:table-cell office:value-type="float" office:value="3.5" calcext:value-type="float">
            <text:p>3.5</text:p>
          </table:table-cell>
          <table:table-cell office:value-type="float" office:value="-21.1635" calcext:value-type="float">
            <text:p>-21.1635</text:p>
          </table:table-cell>
          <table:table-cell office:value-type="float" office:value="149.1344" calcext:value-type="float">
            <text:p>149.1344</text:p>
          </table:table-cell>
          <table:table-cell office:value-type="string" calcext:value-type="string">
            <text:p>Biomass</text:p>
          </table:table-cell>
          <table:table-cell table:number-columns-repeated="4"/>
          <table:table-cell office:value-type="string" calcext:value-type="string">
            <text:p>Mackay Sugar Limite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23.164000267094" calcext:value-type="float">
            <text:p>23.164000267094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vensthorpe</text:p>
          </table:table-cell>
          <table:table-cell office:value-type="string" calcext:value-type="string">
            <text:p>AUS0000202</text:p>
          </table:table-cell>
          <table:table-cell office:value-type="float" office:value="56" calcext:value-type="float">
            <text:p>56</text:p>
          </table:table-cell>
          <table:table-cell office:value-type="float" office:value="-33.61" calcext:value-type="float">
            <text:p>-33.61</text:p>
          </table:table-cell>
          <table:table-cell office:value-type="float" office:value="120.36" calcext:value-type="float">
            <text:p>120.36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First Quantum Minerals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2"/>
          <table:table-cell office:value-type="float" office:value="1.71444444444444" calcext:value-type="float">
            <text:p>1.71444444444444</text:p>
          </table:table-cell>
          <table:table-cell office:value-type="float" office:value="0.415555555555556" calcext:value-type="float">
            <text:p>0.415555555555556</text:p>
          </table:table-cell>
          <table:table-cell office:value-type="float" office:value="0.194722222222222" calcext:value-type="float">
            <text:p>0.194722222222222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138888888888889" calcext:value-type="float">
            <text:p>0.138888888888889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ed Hill</text:p>
          </table:table-cell>
          <table:table-cell office:value-type="string" calcext:value-type="string">
            <text:p>AUS0000327</text:p>
          </table:table-cell>
          <table:table-cell office:value-type="float" office:value="3.65" calcext:value-type="float">
            <text:p>3.65</text:p>
          </table:table-cell>
          <table:table-cell office:value-type="float" office:value="-31.8317" calcext:value-type="float">
            <text:p>-31.8317</text:p>
          </table:table-cell>
          <table:table-cell office:value-type="float" office:value="116.0992" calcext:value-type="float">
            <text:p>116.0992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Landfill Gas and Power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6666" calcext:value-type="float">
            <text:p>1056666</text:p>
          </table:table-cell>
          <table:table-cell table:number-columns-repeated="4"/>
          <table:table-cell office:value-type="float" office:value="2.78027777777778" calcext:value-type="float">
            <text:p>2.78027777777778</text:p>
          </table:table-cell>
          <table:table-cell office:value-type="float" office:value="27.7658333333333" calcext:value-type="float">
            <text:p>27.7658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edbank</text:p>
          </table:table-cell>
          <table:table-cell office:value-type="string" calcext:value-type="string">
            <text:p>AUS0000285</text:p>
          </table:table-cell>
          <table:table-cell office:value-type="float" office:value="150" calcext:value-type="float">
            <text:p>150</text:p>
          </table:table-cell>
          <table:table-cell office:value-type="float" office:value="-32.5802" calcext:value-type="float">
            <text:p>-32.5802</text:p>
          </table:table-cell>
          <table:table-cell office:value-type="float" office:value="151.0719" calcext:value-type="float">
            <text:p>151.0719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Biogreen Energy Pty Limite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41782" calcext:value-type="float">
            <text:p>1041782</text:p>
          </table:table-cell>
          <table:table-cell table:number-columns-repeated="6"/>
          <table:table-cell office:value-type="float" office:value="609.205991060684" calcext:value-type="float">
            <text:p>609.205991060684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eece</text:p>
          </table:table-cell>
          <table:table-cell office:value-type="string" calcext:value-type="string">
            <text:p>AUS0000141</text:p>
          </table:table-cell>
          <table:table-cell office:value-type="float" office:value="238" calcext:value-type="float">
            <text:p>238</text:p>
          </table:table-cell>
          <table:table-cell office:value-type="float" office:value="-41.7238" calcext:value-type="float">
            <text:p>-41.7238</text:p>
          </table:table-cell>
          <table:table-cell office:value-type="float" office:value="145.1359" calcext:value-type="float">
            <text:p>145.1359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Hydro-Electric Corporation (Tasmania)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9026" calcext:value-type="float">
            <text:p>1019026</text:p>
          </table:table-cell>
          <table:table-cell/>
          <table:table-cell office:value-type="float" office:value="825.292222222222" calcext:value-type="float">
            <text:p>825.292222222222</text:p>
          </table:table-cell>
          <table:table-cell office:value-type="float" office:value="1135.14833333333" calcext:value-type="float">
            <text:p>1135.14833333333</text:p>
          </table:table-cell>
          <table:table-cell office:value-type="float" office:value="915.293055555556" calcext:value-type="float">
            <text:p>915.293055555556</text:p>
          </table:table-cell>
          <table:table-cell office:value-type="float" office:value="760.204166666667" calcext:value-type="float">
            <text:p>760.204166666667</text:p>
          </table:table-cell>
          <table:table-cell office:value-type="float" office:value="1031.38638888889" calcext:value-type="float">
            <text:p>1031.38638888889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emount</text:p>
          </table:table-cell>
          <table:table-cell office:value-type="string" calcext:value-type="string">
            <text:p>AUS0000115</text:p>
          </table:table-cell>
          <table:table-cell office:value-type="float" office:value="2.2" calcext:value-type="float">
            <text:p>2.2</text:p>
          </table:table-cell>
          <table:table-cell office:value-type="float" office:value="-41.395" calcext:value-type="float">
            <text:p>-41.395</text:p>
          </table:table-cell>
          <table:table-cell office:value-type="float" office:value="147.1554" calcext:value-type="float">
            <text:p>147.1554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LMS Energy Generation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88650" calcext:value-type="float">
            <text:p>1088650</text:p>
          </table:table-cell>
          <table:table-cell/>
          <table:table-cell office:value-type="float" office:value="14.2888888888889" calcext:value-type="float">
            <text:p>14.2888888888889</text:p>
          </table:table-cell>
          <table:table-cell office:value-type="float" office:value="13.9911111111111" calcext:value-type="float">
            <text:p>13.9911111111111</text:p>
          </table:table-cell>
          <table:table-cell office:value-type="float" office:value="14.4552777777778" calcext:value-type="float">
            <text:p>14.4552777777778</text:p>
          </table:table-cell>
          <table:table-cell office:value-type="float" office:value="12.2880555555556" calcext:value-type="float">
            <text:p>12.2880555555556</text:p>
          </table:table-cell>
          <table:table-cell office:value-type="float" office:value="12.5538888888889" calcext:value-type="float">
            <text:p>12.5538888888889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epulse</text:p>
          </table:table-cell>
          <table:table-cell office:value-type="string" calcext:value-type="string">
            <text:p>AUS0000120</text:p>
          </table:table-cell>
          <table:table-cell office:value-type="float" office:value="28" calcext:value-type="float">
            <text:p>28</text:p>
          </table:table-cell>
          <table:table-cell office:value-type="float" office:value="-42.5077" calcext:value-type="float">
            <text:p>-42.5077</text:p>
          </table:table-cell>
          <table:table-cell office:value-type="float" office:value="146.647" calcext:value-type="float">
            <text:p>146.647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Hydro-Electric Corporation (Tasmania)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9027" calcext:value-type="float">
            <text:p>1019027</text:p>
          </table:table-cell>
          <table:table-cell/>
          <table:table-cell office:value-type="float" office:value="141.400277777778" calcext:value-type="float">
            <text:p>141.400277777778</text:p>
          </table:table-cell>
          <table:table-cell office:value-type="float" office:value="169.143333333333" calcext:value-type="float">
            <text:p>169.143333333333</text:p>
          </table:table-cell>
          <table:table-cell office:value-type="float" office:value="139.043333333333" calcext:value-type="float">
            <text:p>139.043333333333</text:p>
          </table:table-cell>
          <table:table-cell office:value-type="float" office:value="126.532222222222" calcext:value-type="float">
            <text:p>126.532222222222</text:p>
          </table:table-cell>
          <table:table-cell office:value-type="float" office:value="144.245277777778" calcext:value-type="float">
            <text:p>144.245277777778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evesby Workers Club</text:p>
          </table:table-cell>
          <table:table-cell office:value-type="string" calcext:value-type="string">
            <text:p>AUS0000317</text:p>
          </table:table-cell>
          <table:table-cell office:value-type="float" office:value="2.5" calcext:value-type="float">
            <text:p>2.5</text:p>
          </table:table-cell>
          <table:table-cell office:value-type="float" office:value="-33.9534" calcext:value-type="float">
            <text:p>-33.9534</text:p>
          </table:table-cell>
          <table:table-cell office:value-type="float" office:value="151.0137" calcext:value-type="float">
            <text:p>151.0137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Revesby Workers Club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26.322639522448" calcext:value-type="float">
            <text:p>26.322639522448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ochedale</text:p>
          </table:table-cell>
          <table:table-cell office:value-type="string" calcext:value-type="string">
            <text:p>AUS0000073</text:p>
          </table:table-cell>
          <table:table-cell office:value-type="float" office:value="4" calcext:value-type="float">
            <text:p>4</text:p>
          </table:table-cell>
          <table:table-cell office:value-type="float" office:value="-27.5591" calcext:value-type="float">
            <text:p>-27.5591</text:p>
          </table:table-cell>
          <table:table-cell office:value-type="float" office:value="153.1236" calcext:value-type="float">
            <text:p>153.1236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LMS Energy Generation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7359" calcext:value-type="float">
            <text:p>1067359</text:p>
          </table:table-cell>
          <table:table-cell/>
          <table:table-cell office:value-type="float" office:value="33.9180555555556" calcext:value-type="float">
            <text:p>33.9180555555556</text:p>
          </table:table-cell>
          <table:table-cell office:value-type="float" office:value="34.6933333333333" calcext:value-type="float">
            <text:p>34.6933333333333</text:p>
          </table:table-cell>
          <table:table-cell office:value-type="float" office:value="33.9094444444444" calcext:value-type="float">
            <text:p>33.9094444444444</text:p>
          </table:table-cell>
          <table:table-cell office:value-type="float" office:value="34.4358333333333" calcext:value-type="float">
            <text:p>34.4358333333333</text:p>
          </table:table-cell>
          <table:table-cell office:value-type="float" office:value="35.6491666666667" calcext:value-type="float">
            <text:p>35.6491666666667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ockingham</text:p>
          </table:table-cell>
          <table:table-cell office:value-type="string" calcext:value-type="string">
            <text:p>AUS0000358</text:p>
          </table:table-cell>
          <table:table-cell office:value-type="float" office:value="2.1" calcext:value-type="float">
            <text:p>2.1</text:p>
          </table:table-cell>
          <table:table-cell office:value-type="float" office:value="-32.2863" calcext:value-type="float">
            <text:p>-32.2863</text:p>
          </table:table-cell>
          <table:table-cell office:value-type="float" office:value="115.8154" calcext:value-type="float">
            <text:p>115.8154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AGL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2"/>
          <table:table-cell office:value-type="float" office:value="15.5233333333333" calcext:value-type="float">
            <text:p>15.5233333333333</text:p>
          </table:table-cell>
          <table:table-cell office:value-type="float" office:value="19.2852777777778" calcext:value-type="float">
            <text:p>19.2852777777778</text:p>
          </table:table-cell>
          <table:table-cell office:value-type="float" office:value="21.49" calcext:value-type="float">
            <text:p>21.49</text:p>
          </table:table-cell>
          <table:table-cell office:value-type="float" office:value="21.0952777777778" calcext:value-type="float">
            <text:p>21.0952777777778</text:p>
          </table:table-cell>
          <table:table-cell office:value-type="float" office:value="21.1830555555556" calcext:value-type="float">
            <text:p>21.1830555555556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ocky Point Sugar Sugar Mill</text:p>
          </table:table-cell>
          <table:table-cell office:value-type="string" calcext:value-type="string">
            <text:p>AUS0000060</text:p>
          </table:table-cell>
          <table:table-cell office:value-type="float" office:value="30" calcext:value-type="float">
            <text:p>30</text:p>
          </table:table-cell>
          <table:table-cell office:value-type="float" office:value="-27.7334" calcext:value-type="float">
            <text:p>-27.7334</text:p>
          </table:table-cell>
          <table:table-cell office:value-type="float" office:value="153.3276" calcext:value-type="float">
            <text:p>153.3276</text:p>
          </table:table-cell>
          <table:table-cell office:value-type="string" calcext:value-type="string">
            <text:p>Biomass</text:p>
          </table:table-cell>
          <table:table-cell table:number-columns-repeated="4"/>
          <table:table-cell office:value-type="string" calcext:value-type="string">
            <text:p>Stanwell Corporation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198.548573717949" calcext:value-type="float">
            <text:p>198.548573717949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oghan Road</text:p>
          </table:table-cell>
          <table:table-cell office:value-type="string" calcext:value-type="string">
            <text:p>AUS0000072</text:p>
          </table:table-cell>
          <table:table-cell office:value-type="float" office:value="2" calcext:value-type="float">
            <text:p>2</text:p>
          </table:table-cell>
          <table:table-cell office:value-type="float" office:value="-27.3388" calcext:value-type="float">
            <text:p>-27.3388</text:p>
          </table:table-cell>
          <table:table-cell office:value-type="float" office:value="153.0343" calcext:value-type="float">
            <text:p>153.0343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Energy Developments LFG (Qld)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7426" calcext:value-type="float">
            <text:p>1067426</text:p>
          </table:table-cell>
          <table:table-cell table:number-columns-repeated="3"/>
          <table:table-cell office:value-type="float" office:value="1.35472222222222" calcext:value-type="float">
            <text:p>1.35472222222222</text:p>
          </table:table-cell>
          <table:table-cell office:value-type="float" office:value="0.996944444444444" calcext:value-type="float">
            <text:p>0.996944444444444</text:p>
          </table:table-cell>
          <table:table-cell office:value-type="float" office:value="0.997222222222222" calcext:value-type="float">
            <text:p>0.997222222222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AUS0000147</text:p>
          </table:table-cell>
          <table:table-cell office:value-type="float" office:value="80" calcext:value-type="float">
            <text:p>80</text:p>
          </table:table-cell>
          <table:table-cell office:value-type="float" office:value="-26.5772" calcext:value-type="float">
            <text:p>-26.5772</text:p>
          </table:table-cell>
          <table:table-cell office:value-type="float" office:value="148.8402" calcext:value-type="float">
            <text:p>148.8402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Origin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29598" calcext:value-type="float">
            <text:p>1029598</text:p>
          </table:table-cell>
          <table:table-cell/>
          <table:table-cell office:value-type="float" office:value="38.2216666666667" calcext:value-type="float">
            <text:p>38.2216666666667</text:p>
          </table:table-cell>
          <table:table-cell office:value-type="float" office:value="66.6316666666667" calcext:value-type="float">
            <text:p>66.6316666666667</text:p>
          </table:table-cell>
          <table:table-cell office:value-type="float" office:value="207.274444444444" calcext:value-type="float">
            <text:p>207.274444444444</text:p>
          </table:table-cell>
          <table:table-cell office:value-type="float" office:value="109.243611111111" calcext:value-type="float">
            <text:p>109.243611111111</text:p>
          </table:table-cell>
          <table:table-cell office:value-type="float" office:value="41.7391666666667" calcext:value-type="float">
            <text:p>41.7391666666667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on Goodin</text:p>
          </table:table-cell>
          <table:table-cell office:value-type="string" calcext:value-type="string">
            <text:p>AUS0000254</text:p>
          </table:table-cell>
          <table:table-cell office:value-type="float" office:value="44.6" calcext:value-type="float">
            <text:p>44.6</text:p>
          </table:table-cell>
          <table:table-cell office:value-type="float" office:value="-23.7091" calcext:value-type="float">
            <text:p>-23.7091</text:p>
          </table:table-cell>
          <table:table-cell office:value-type="float" office:value="133.8912" calcext:value-type="float">
            <text:p>133.8912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NT Government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24451" calcext:value-type="float">
            <text:p>1024451</text:p>
          </table:table-cell>
          <table:table-cell/>
          <table:table-cell office:value-type="float" office:value="123.045" calcext:value-type="float">
            <text:p>123.045</text:p>
          </table:table-cell>
          <table:table-cell office:value-type="float" office:value="123.083055555556" calcext:value-type="float">
            <text:p>123.083055555556</text:p>
          </table:table-cell>
          <table:table-cell office:value-type="float" office:value="93.0480555555556" calcext:value-type="float">
            <text:p>93.0480555555556</text:p>
          </table:table-cell>
          <table:table-cell office:value-type="float" office:value="88.7061111111111" calcext:value-type="float">
            <text:p>88.7061111111111</text:p>
          </table:table-cell>
          <table:table-cell office:value-type="float" office:value="113.878055555556" calcext:value-type="float">
            <text:p>113.878055555556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owallan</text:p>
          </table:table-cell>
          <table:table-cell office:value-type="string" calcext:value-type="string">
            <text:p>AUS0000129</text:p>
          </table:table-cell>
          <table:table-cell office:value-type="float" office:value="10.5" calcext:value-type="float">
            <text:p>10.5</text:p>
          </table:table-cell>
          <table:table-cell office:value-type="float" office:value="-41.7295" calcext:value-type="float">
            <text:p>-41.7295</text:p>
          </table:table-cell>
          <table:table-cell office:value-type="float" office:value="146.2176" calcext:value-type="float">
            <text:p>146.2176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Hydro-Electric Corporation (Tasmania)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9028" calcext:value-type="float">
            <text:p>1019028</text:p>
          </table:table-cell>
          <table:table-cell/>
          <table:table-cell office:value-type="float" office:value="38.9552777777778" calcext:value-type="float">
            <text:p>38.9552777777778</text:p>
          </table:table-cell>
          <table:table-cell office:value-type="float" office:value="48.1825" calcext:value-type="float">
            <text:p>48.1825</text:p>
          </table:table-cell>
          <table:table-cell office:value-type="float" office:value="23.5863888888889" calcext:value-type="float">
            <text:p>23.5863888888889</text:p>
          </table:table-cell>
          <table:table-cell office:value-type="float" office:value="29.1705555555556" calcext:value-type="float">
            <text:p>29.1705555555556</text:p>
          </table:table-cell>
          <table:table-cell office:value-type="float" office:value="49.9175" calcext:value-type="float">
            <text:p>49.9175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oy Hill</text:p>
          </table:table-cell>
          <table:table-cell office:value-type="string" calcext:value-type="string">
            <text:p>AUS0000490</text:p>
          </table:table-cell>
          <table:table-cell office:value-type="float" office:value="6" calcext:value-type="float">
            <text:p>6</text:p>
          </table:table-cell>
          <table:table-cell office:value-type="float" office:value="-22.4812" calcext:value-type="float">
            <text:p>-22.4812</text:p>
          </table:table-cell>
          <table:table-cell office:value-type="float" office:value="119.9472" calcext:value-type="float">
            <text:p>119.9472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Alinta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63.1743348538752" calcext:value-type="float">
            <text:p>63.1743348538752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oyalla Solar Farm</text:p>
          </table:table-cell>
          <table:table-cell office:value-type="string" calcext:value-type="string">
            <text:p>AUS0000485</text:p>
          </table:table-cell>
          <table:table-cell office:value-type="float" office:value="20" calcext:value-type="float">
            <text:p>20</text:p>
          </table:table-cell>
          <table:table-cell office:value-type="float" office:value="-35.49" calcext:value-type="float">
            <text:p>-35.49</text:p>
          </table:table-cell>
          <table:table-cell office:value-type="float" office:value="149.1443" calcext:value-type="float">
            <text:p>149.1443</text:p>
          </table:table-cell>
          <table:table-cell office:value-type="string" calcext:value-type="string">
            <text:p>Wind</text:p>
          </table:table-cell>
          <table:table-cell table:number-columns-repeated="5"/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4"/>
          <table:table-cell office:value-type="float" office:value="13.7430555555556" calcext:value-type="float">
            <text:p>13.7430555555556</text:p>
          </table:table-cell>
          <table:table-cell office:value-type="float" office:value="38.5688888888889" calcext:value-type="float">
            <text:p>38.5688888888889</text:p>
          </table:table-cell>
          <table:table-cell office:value-type="float" office:value="37.1986111111111" calcext:value-type="float">
            <text:p>37.1986111111111</text:p>
          </table:table-cell>
          <table:table-cell office:value-type="float" office:value="16.7952336398011" calcext:value-type="float">
            <text:p>16.7952336398011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ubicon</text:p>
          </table:table-cell>
          <table:table-cell office:value-type="string" calcext:value-type="string">
            <text:p>AUS0000095</text:p>
          </table:table-cell>
          <table:table-cell office:value-type="float" office:value="13.55" calcext:value-type="float">
            <text:p>13.55</text:p>
          </table:table-cell>
          <table:table-cell office:value-type="float" office:value="-37.3272" calcext:value-type="float">
            <text:p>-37.3272</text:p>
          </table:table-cell>
          <table:table-cell office:value-type="float" office:value="145.8605" calcext:value-type="float">
            <text:p>145.8605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AGL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176" calcext:value-type="float">
            <text:p>1030176</text:p>
          </table:table-cell>
          <table:table-cell/>
          <table:table-cell office:value-type="float" office:value="38.7169444444444" calcext:value-type="float">
            <text:p>38.7169444444444</text:p>
          </table:table-cell>
          <table:table-cell office:value-type="float" office:value="40.6647222222222" calcext:value-type="float">
            <text:p>40.6647222222222</text:p>
          </table:table-cell>
          <table:table-cell office:value-type="float" office:value="46.4461111111111" calcext:value-type="float">
            <text:p>46.4461111111111</text:p>
          </table:table-cell>
          <table:table-cell office:value-type="float" office:value="46.0447222222222" calcext:value-type="float">
            <text:p>46.0447222222222</text:p>
          </table:table-cell>
          <table:table-cell office:value-type="float" office:value="48.9375" calcext:value-type="float">
            <text:p>48.9375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avannah Nickel Mine</text:p>
          </table:table-cell>
          <table:table-cell office:value-type="string" calcext:value-type="string">
            <text:p>AUS0000407</text:p>
          </table:table-cell>
          <table:table-cell office:value-type="float" office:value="10.8" calcext:value-type="float">
            <text:p>10.8</text:p>
          </table:table-cell>
          <table:table-cell office:value-type="float" office:value="-17.3631" calcext:value-type="float">
            <text:p>-17.3631</text:p>
          </table:table-cell>
          <table:table-cell office:value-type="float" office:value="128.0331" calcext:value-type="float">
            <text:p>128.0331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Contract Pow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113.713802736975" calcext:value-type="float">
            <text:p>113.713802736975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henton Park WMRC Project</text:p>
          </table:table-cell>
          <table:table-cell office:value-type="string" calcext:value-type="string">
            <text:p>AUS0000328</text:p>
          </table:table-cell>
          <table:table-cell office:value-type="float" office:value="1" calcext:value-type="float">
            <text:p>1</text:p>
          </table:table-cell>
          <table:table-cell office:value-type="float" office:value="-31.9577" calcext:value-type="float">
            <text:p>-31.9577</text:p>
          </table:table-cell>
          <table:table-cell office:value-type="float" office:value="115.7924" calcext:value-type="float">
            <text:p>115.7924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AnaeCo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hepparton Biogas Generation Plant</text:p>
          </table:table-cell>
          <table:table-cell office:value-type="string" calcext:value-type="string">
            <text:p>AUS0000017</text:p>
          </table:table-cell>
          <table:table-cell office:value-type="float" office:value="1.1" calcext:value-type="float">
            <text:p>1.1</text:p>
          </table:table-cell>
          <table:table-cell office:value-type="float" office:value="-36.3218" calcext:value-type="float">
            <text:p>-36.3218</text:p>
          </table:table-cell>
          <table:table-cell office:value-type="float" office:value="145.379" calcext:value-type="float">
            <text:p>145.379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Diamond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2"/>
          <table:table-cell office:value-type="float" office:value="5.73444444444445" calcext:value-type="float">
            <text:p>5.73444444444445</text:p>
          </table:table-cell>
          <table:table-cell office:value-type="float" office:value="4.84083333333333" calcext:value-type="float">
            <text:p>4.84083333333333</text:p>
          </table:table-cell>
          <table:table-cell office:value-type="float" office:value="4.70083333333333" calcext:value-type="float">
            <text:p>4.70083333333333</text:p>
          </table:table-cell>
          <table:table-cell office:value-type="float" office:value="4.35694444444444" calcext:value-type="float">
            <text:p>4.35694444444444</text:p>
          </table:table-cell>
          <table:table-cell office:value-type="float" office:value="5.60611111111111" calcext:value-type="float">
            <text:p>5.60611111111111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mithfield Energy</text:p>
          </table:table-cell>
          <table:table-cell office:value-type="string" calcext:value-type="string">
            <text:p>AUS0000286</text:p>
          </table:table-cell>
          <table:table-cell office:value-type="float" office:value="170.9" calcext:value-type="float">
            <text:p>170.9</text:p>
          </table:table-cell>
          <table:table-cell office:value-type="float" office:value="-33.85" calcext:value-type="float">
            <text:p>-33.85</text:p>
          </table:table-cell>
          <table:table-cell office:value-type="float" office:value="150.9495" calcext:value-type="float">
            <text:p>150.9495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Marubeni Australia Power Services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28917" calcext:value-type="float">
            <text:p>1028917</text:p>
          </table:table-cell>
          <table:table-cell/>
          <table:table-cell office:value-type="float" office:value="1001.0275" calcext:value-type="float">
            <text:p>1001.0275</text:p>
          </table:table-cell>
          <table:table-cell office:value-type="float" office:value="989.098333333333" calcext:value-type="float">
            <text:p>989.098333333333</text:p>
          </table:table-cell>
          <table:table-cell office:value-type="float" office:value="968.538333333333" calcext:value-type="float">
            <text:p>968.538333333333</text:p>
          </table:table-cell>
          <table:table-cell office:value-type="float" office:value="970.995277777778" calcext:value-type="float">
            <text:p>970.995277777778</text:p>
          </table:table-cell>
          <table:table-cell office:value-type="float" office:value="979.394444444444" calcext:value-type="float">
            <text:p>979.394444444444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nowtown North</text:p>
          </table:table-cell>
          <table:table-cell office:value-type="string" calcext:value-type="string">
            <text:p>AUS0000005</text:p>
          </table:table-cell>
          <table:table-cell office:value-type="float" office:value="148" calcext:value-type="float">
            <text:p>148</text:p>
          </table:table-cell>
          <table:table-cell office:value-type="float" office:value="-33.7215" calcext:value-type="float">
            <text:p>-33.7215</text:p>
          </table:table-cell>
          <table:table-cell office:value-type="float" office:value="138.1471" calcext:value-type="float">
            <text:p>138.1471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TrustPower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0113" calcext:value-type="float">
            <text:p>1060113</text:p>
          </table:table-cell>
          <table:table-cell/>
          <table:table-cell office:value-type="float" office:value="383.266666666667" calcext:value-type="float">
            <text:p>383.266666666667</text:p>
          </table:table-cell>
          <table:table-cell office:value-type="float" office:value="397.83" calcext:value-type="float">
            <text:p>397.83</text:p>
          </table:table-cell>
          <table:table-cell office:value-type="float" office:value="341.576666666667" calcext:value-type="float">
            <text:p>341.576666666667</text:p>
          </table:table-cell>
          <table:table-cell office:value-type="float" office:value="348.437222222222" calcext:value-type="float">
            <text:p>348.437222222222</text:p>
          </table:table-cell>
          <table:table-cell office:value-type="float" office:value="310.425555555556" calcext:value-type="float">
            <text:p>310.425555555556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nowtown South</text:p>
          </table:table-cell>
          <table:table-cell office:value-type="string" calcext:value-type="string">
            <text:p>AUS0000456</text:p>
          </table:table-cell>
          <table:table-cell office:value-type="float" office:value="126" calcext:value-type="float">
            <text:p>126</text:p>
          </table:table-cell>
          <table:table-cell office:value-type="float" office:value="-33.8302" calcext:value-type="float">
            <text:p>-33.8302</text:p>
          </table:table-cell>
          <table:table-cell office:value-type="float" office:value="138.1184" calcext:value-type="float">
            <text:p>138.1184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TrustPower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0113" calcext:value-type="float">
            <text:p>1060113</text:p>
          </table:table-cell>
          <table:table-cell table:number-columns-repeated="2"/>
          <table:table-cell office:value-type="float" office:value="310.229722222222" calcext:value-type="float">
            <text:p>310.229722222222</text:p>
          </table:table-cell>
          <table:table-cell office:value-type="float" office:value="842.208611111111" calcext:value-type="float">
            <text:p>842.208611111111</text:p>
          </table:table-cell>
          <table:table-cell office:value-type="float" office:value="890.009722222222" calcext:value-type="float">
            <text:p>890.009722222222</text:p>
          </table:table-cell>
          <table:table-cell office:value-type="float" office:value="823.2825" calcext:value-type="float">
            <text:p>823.2825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nuggery</text:p>
          </table:table-cell>
          <table:table-cell office:value-type="string" calcext:value-type="string">
            <text:p>AUS0000245</text:p>
          </table:table-cell>
          <table:table-cell office:value-type="float" office:value="63" calcext:value-type="float">
            <text:p>63</text:p>
          </table:table-cell>
          <table:table-cell office:value-type="float" office:value="-37.6646" calcext:value-type="float">
            <text:p>-37.6646</text:p>
          </table:table-cell>
          <table:table-cell office:value-type="float" office:value="140.4156" calcext:value-type="float">
            <text:p>140.4156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International Power - GDF Suez Australia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4359" calcext:value-type="float">
            <text:p>1014359</text:p>
          </table:table-cell>
          <table:table-cell/>
          <table:table-cell office:value-type="float" office:value="0.309722222222222" calcext:value-type="float">
            <text:p>0.309722222222222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985833333333333" calcext:value-type="float">
            <text:p>0.985833333333333</text:p>
          </table:table-cell>
          <table:table-cell office:value-type="float" office:value="3.19694444444444" calcext:value-type="float">
            <text:p>3.19694444444444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olomon Iron Ore Mine</text:p>
          </table:table-cell>
          <table:table-cell office:value-type="string" calcext:value-type="string">
            <text:p>AUS0000458</text:p>
          </table:table-cell>
          <table:table-cell office:value-type="float" office:value="125" calcext:value-type="float">
            <text:p>125</text:p>
          </table:table-cell>
          <table:table-cell office:value-type="float" office:value="-22.1581" calcext:value-type="float">
            <text:p>-22.1581</text:p>
          </table:table-cell>
          <table:table-cell office:value-type="float" office:value="117.9849" calcext:value-type="float">
            <text:p>117.9849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3"/>
          <table:table-cell office:value-type="float" office:value="143.226388888889" calcext:value-type="float">
            <text:p>143.226388888889</text:p>
          </table:table-cell>
          <table:table-cell office:value-type="float" office:value="240.185277777778" calcext:value-type="float">
            <text:p>240.185277777778</text:p>
          </table:table-cell>
          <table:table-cell office:value-type="float" office:value="263.751666666667" calcext:value-type="float">
            <text:p>263.751666666667</text:p>
          </table:table-cell>
          <table:table-cell office:value-type="float" office:value="273.5775" calcext:value-type="float">
            <text:p>273.5775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omerton</text:p>
          </table:table-cell>
          <table:table-cell office:value-type="string" calcext:value-type="string">
            <text:p>AUS0000096</text:p>
          </table:table-cell>
          <table:table-cell office:value-type="float" office:value="160" calcext:value-type="float">
            <text:p>160</text:p>
          </table:table-cell>
          <table:table-cell office:value-type="float" office:value="-37.6318" calcext:value-type="float">
            <text:p>-37.6318</text:p>
          </table:table-cell>
          <table:table-cell office:value-type="float" office:value="144.9531" calcext:value-type="float">
            <text:p>144.9531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AGL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5703" calcext:value-type="float">
            <text:p>1055703</text:p>
          </table:table-cell>
          <table:table-cell/>
          <table:table-cell office:value-type="float" office:value="16.2091666666667" calcext:value-type="float">
            <text:p>16.2091666666667</text:p>
          </table:table-cell>
          <table:table-cell office:value-type="float" office:value="11.3630555555556" calcext:value-type="float">
            <text:p>11.3630555555556</text:p>
          </table:table-cell>
          <table:table-cell office:value-type="float" office:value="10.4636111111111" calcext:value-type="float">
            <text:p>10.4636111111111</text:p>
          </table:table-cell>
          <table:table-cell office:value-type="float" office:value="11.6466666666667" calcext:value-type="float">
            <text:p>11.6466666666667</text:p>
          </table:table-cell>
          <table:table-cell office:value-type="float" office:value="29.1438888888889" calcext:value-type="float">
            <text:p>29.1438888888889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outh Cardup (Shale Road Landfill)</text:p>
          </table:table-cell>
          <table:table-cell office:value-type="string" calcext:value-type="string">
            <text:p>AUS0000359</text:p>
          </table:table-cell>
          <table:table-cell office:value-type="float" office:value="3.3" calcext:value-type="float">
            <text:p>3.3</text:p>
          </table:table-cell>
          <table:table-cell office:value-type="float" office:value="-32.2664" calcext:value-type="float">
            <text:p>-32.2664</text:p>
          </table:table-cell>
          <table:table-cell office:value-type="float" office:value="116.0193" calcext:value-type="float">
            <text:p>116.0193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Western Australian Landfill Services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2"/>
          <table:table-cell office:value-type="float" office:value="27.4783333333333" calcext:value-type="float">
            <text:p>27.4783333333333</text:p>
          </table:table-cell>
          <table:table-cell office:value-type="float" office:value="27.1022222222222" calcext:value-type="float">
            <text:p>27.1022222222222</text:p>
          </table:table-cell>
          <table:table-cell office:value-type="float" office:value="26.1391666666667" calcext:value-type="float">
            <text:p>26.1391666666667</text:p>
          </table:table-cell>
          <table:table-cell office:value-type="float" office:value="27.9825" calcext:value-type="float">
            <text:p>27.9825</text:p>
          </table:table-cell>
          <table:table-cell office:value-type="float" office:value="25.1319444444444" calcext:value-type="float">
            <text:p>25.1319444444444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outh Johnstone</text:p>
          </table:table-cell>
          <table:table-cell office:value-type="string" calcext:value-type="string">
            <text:p>AUS0000374</text:p>
          </table:table-cell>
          <table:table-cell office:value-type="float" office:value="20" calcext:value-type="float">
            <text:p>20</text:p>
          </table:table-cell>
          <table:table-cell office:value-type="float" office:value="-17.6057" calcext:value-type="float">
            <text:p>-17.6057</text:p>
          </table:table-cell>
          <table:table-cell office:value-type="float" office:value="145.991" calcext:value-type="float">
            <text:p>145.991</text:p>
          </table:table-cell>
          <table:table-cell office:value-type="string" calcext:value-type="string">
            <text:p>Biomass</text:p>
          </table:table-cell>
          <table:table-cell table:number-columns-repeated="4"/>
          <table:table-cell office:value-type="string" calcext:value-type="string">
            <text:p>MSF Suga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29591" calcext:value-type="float">
            <text:p>1029591</text:p>
          </table:table-cell>
          <table:table-cell table:number-columns-repeated="6"/>
          <table:table-cell office:value-type="float" office:value="132.365715811966" calcext:value-type="float">
            <text:p>132.365715811966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pringvale</text:p>
          </table:table-cell>
          <table:table-cell office:value-type="string" calcext:value-type="string">
            <text:p>AUS0000071</text:p>
          </table:table-cell>
          <table:table-cell office:value-type="float" office:value="4.2" calcext:value-type="float">
            <text:p>4.2</text:p>
          </table:table-cell>
          <table:table-cell office:value-type="float" office:value="-37.9733" calcext:value-type="float">
            <text:p>-37.9733</text:p>
          </table:table-cell>
          <table:table-cell office:value-type="float" office:value="145.1396" calcext:value-type="float">
            <text:p>145.1396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Energy Developments LFG (Victoria)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6481" calcext:value-type="float">
            <text:p>1016481</text:p>
          </table:table-cell>
          <table:table-cell/>
          <table:table-cell office:value-type="float" office:value="19.8366666666667" calcext:value-type="float">
            <text:p>19.8366666666667</text:p>
          </table:table-cell>
          <table:table-cell office:value-type="float" office:value="19.4355555555556" calcext:value-type="float">
            <text:p>19.4355555555556</text:p>
          </table:table-cell>
          <table:table-cell office:value-type="float" office:value="16.6694444444444" calcext:value-type="float">
            <text:p>16.6694444444444</text:p>
          </table:table-cell>
          <table:table-cell office:value-type="float" office:value="14.7858333333333" calcext:value-type="float">
            <text:p>14.7858333333333</text:p>
          </table:table-cell>
          <table:table-cell office:value-type="float" office:value="14.2819444444444" calcext:value-type="float">
            <text:p>14.2819444444444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t George Leagues Club</text:p>
          </table:table-cell>
          <table:table-cell office:value-type="string" calcext:value-type="string">
            <text:p>AUS0000318</text:p>
          </table:table-cell>
          <table:table-cell office:value-type="float" office:value="1" calcext:value-type="float">
            <text:p>1</text:p>
          </table:table-cell>
          <table:table-cell office:value-type="float" office:value="-33.9748" calcext:value-type="float">
            <text:p>-33.9748</text:p>
          </table:table-cell>
          <table:table-cell office:value-type="float" office:value="151.1294" calcext:value-type="float">
            <text:p>151.1294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St George Leagues Club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10.5290558089792" calcext:value-type="float">
            <text:p>10.5290558089792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tanwell</text:p>
          </table:table-cell>
          <table:table-cell office:value-type="string" calcext:value-type="string">
            <text:p>AUS0000168</text:p>
          </table:table-cell>
          <table:table-cell office:value-type="float" office:value="1460" calcext:value-type="float">
            <text:p>1460</text:p>
          </table:table-cell>
          <table:table-cell office:value-type="float" office:value="-23.5097" calcext:value-type="float">
            <text:p>-23.5097</text:p>
          </table:table-cell>
          <table:table-cell office:value-type="float" office:value="150.3195" calcext:value-type="float">
            <text:p>150.3195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Stanwell Corporation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0525" calcext:value-type="float">
            <text:p>1010525</text:p>
          </table:table-cell>
          <table:table-cell/>
          <table:table-cell office:value-type="float" office:value="8216.95361111111" calcext:value-type="float">
            <text:p>8216.95361111111</text:p>
          </table:table-cell>
          <table:table-cell office:value-type="float" office:value="8418.93555555556" calcext:value-type="float">
            <text:p>8418.93555555556</text:p>
          </table:table-cell>
          <table:table-cell office:value-type="float" office:value="8754.47916666667" calcext:value-type="float">
            <text:p>8754.47916666667</text:p>
          </table:table-cell>
          <table:table-cell office:value-type="float" office:value="9089.36222222222" calcext:value-type="float">
            <text:p>9089.36222222222</text:p>
          </table:table-cell>
          <table:table-cell office:value-type="float" office:value="9267.25027777778" calcext:value-type="float">
            <text:p>9267.25027777778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tapylton Green Energy</text:p>
          </table:table-cell>
          <table:table-cell office:value-type="string" calcext:value-type="string">
            <text:p>AUS0000347</text:p>
          </table:table-cell>
          <table:table-cell office:value-type="float" office:value="4.8" calcext:value-type="float">
            <text:p>4.8</text:p>
          </table:table-cell>
          <table:table-cell office:value-type="float" office:value="-27.7334" calcext:value-type="float">
            <text:p>-27.7334</text:p>
          </table:table-cell>
          <table:table-cell office:value-type="float" office:value="153.2463" calcext:value-type="float">
            <text:p>153.2463</text:p>
          </table:table-cell>
          <table:table-cell office:value-type="string" calcext:value-type="string">
            <text:p>Biomass</text:p>
          </table:table-cell>
          <table:table-cell table:number-columns-repeated="4"/>
          <table:table-cell office:value-type="string" calcext:value-type="string">
            <text:p>Stapylton Green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49838" calcext:value-type="float">
            <text:p>1049838</text:p>
          </table:table-cell>
          <table:table-cell table:number-columns-repeated="3"/>
          <table:table-cell office:value-type="float" office:value="4.38" calcext:value-type="float">
            <text:p>4.38</text:p>
          </table:table-cell>
          <table:table-cell office:value-type="float" office:value="14.195" calcext:value-type="float">
            <text:p>14.195</text:p>
          </table:table-cell>
          <table:table-cell office:value-type="float" office:value="13.9541666666667" calcext:value-type="float">
            <text:p>13.9541666666667</text:p>
          </table:table-cell>
          <table:table-cell office:value-type="float" office:value="31.7677717948718" calcext:value-type="float">
            <text:p>31.7677717948718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tarfish Hill Wind Farm</text:p>
          </table:table-cell>
          <table:table-cell office:value-type="string" calcext:value-type="string">
            <text:p>AUS0000052</text:p>
          </table:table-cell>
          <table:table-cell office:value-type="float" office:value="34.5" calcext:value-type="float">
            <text:p>34.5</text:p>
          </table:table-cell>
          <table:table-cell office:value-type="float" office:value="-35.5678" calcext:value-type="float">
            <text:p>-35.5678</text:p>
          </table:table-cell>
          <table:table-cell office:value-type="float" office:value="138.1432" calcext:value-type="float">
            <text:p>138.1432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RATCH-Australia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3885" calcext:value-type="float">
            <text:p>1053885</text:p>
          </table:table-cell>
          <table:table-cell/>
          <table:table-cell office:value-type="float" office:value="72.6313888888889" calcext:value-type="float">
            <text:p>72.6313888888889</text:p>
          </table:table-cell>
          <table:table-cell office:value-type="float" office:value="100.103888888889" calcext:value-type="float">
            <text:p>100.103888888889</text:p>
          </table:table-cell>
          <table:table-cell office:value-type="float" office:value="90.8230555555556" calcext:value-type="float">
            <text:p>90.8230555555556</text:p>
          </table:table-cell>
          <table:table-cell office:value-type="float" office:value="90.6775" calcext:value-type="float">
            <text:p>90.6775</text:p>
          </table:table-cell>
          <table:table-cell office:value-type="float" office:value="63.8338888888889" calcext:value-type="float">
            <text:p>63.8338888888889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tudland Bay (Woolnorth) Wind Farm</text:p>
          </table:table-cell>
          <table:table-cell office:value-type="string" calcext:value-type="string">
            <text:p>AUS0000010</text:p>
          </table:table-cell>
          <table:table-cell office:value-type="float" office:value="75" calcext:value-type="float">
            <text:p>75</text:p>
          </table:table-cell>
          <table:table-cell office:value-type="float" office:value="-40.7788" calcext:value-type="float">
            <text:p>-40.7788</text:p>
          </table:table-cell>
          <table:table-cell office:value-type="float" office:value="144.7362" calcext:value-type="float">
            <text:p>144.7362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Hydro-Electric Corporation (Tasmania)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2"/>
          <table:table-cell office:value-type="float" office:value="266.595277777778" calcext:value-type="float">
            <text:p>266.595277777778</text:p>
          </table:table-cell>
          <table:table-cell office:value-type="float" office:value="288.822222222222" calcext:value-type="float">
            <text:p>288.822222222222</text:p>
          </table:table-cell>
          <table:table-cell office:value-type="float" office:value="280.075" calcext:value-type="float">
            <text:p>280.075</text:p>
          </table:table-cell>
          <table:table-cell office:value-type="float" office:value="271.264166666667" calcext:value-type="float">
            <text:p>271.264166666667</text:p>
          </table:table-cell>
          <table:table-cell office:value-type="float" office:value="266.404722222222" calcext:value-type="float">
            <text:p>266.404722222222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ummerhill</text:p>
          </table:table-cell>
          <table:table-cell office:value-type="string" calcext:value-type="string">
            <text:p>AUS0000033</text:p>
          </table:table-cell>
          <table:table-cell office:value-type="float" office:value="2.2" calcext:value-type="float">
            <text:p>2.2</text:p>
          </table:table-cell>
          <table:table-cell office:value-type="float" office:value="-32.8885" calcext:value-type="float">
            <text:p>-32.8885</text:p>
          </table:table-cell>
          <table:table-cell office:value-type="float" office:value="151.643" calcext:value-type="float">
            <text:p>151.643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LMS Energy Generation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uncoast Gold Macadamia</text:p>
          </table:table-cell>
          <table:table-cell office:value-type="string" calcext:value-type="string">
            <text:p>AUS0000059</text:p>
          </table:table-cell>
          <table:table-cell office:value-type="float" office:value="1.5" calcext:value-type="float">
            <text:p>1.5</text:p>
          </table:table-cell>
          <table:table-cell office:value-type="float" office:value="-26.2261" calcext:value-type="float">
            <text:p>-26.2261</text:p>
          </table:table-cell>
          <table:table-cell office:value-type="float" office:value="152.6981" calcext:value-type="float">
            <text:p>152.6981</text:p>
          </table:table-cell>
          <table:table-cell office:value-type="string" calcext:value-type="string">
            <text:p>Biomass</text:p>
          </table:table-cell>
          <table:table-cell table:number-columns-repeated="4"/>
          <table:table-cell office:value-type="string" calcext:value-type="string">
            <text:p>AGL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2"/>
          <table:table-cell office:value-type="float" office:value="1.52194444444444" calcext:value-type="float">
            <text:p>1.52194444444444</text:p>
          </table:table-cell>
          <table:table-cell office:value-type="float" office:value="1.15194444444444" calcext:value-type="float">
            <text:p>1.15194444444444</text:p>
          </table:table-cell>
          <table:table-cell office:value-type="float" office:value="0.858611111111111" calcext:value-type="float">
            <text:p>0.85861111111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unrise Dam</text:p>
          </table:table-cell>
          <table:table-cell office:value-type="string" calcext:value-type="string">
            <text:p>AUS0000226</text:p>
          </table:table-cell>
          <table:table-cell office:value-type="float" office:value="28.4" calcext:value-type="float">
            <text:p>28.4</text:p>
          </table:table-cell>
          <table:table-cell office:value-type="float" office:value="-29.0927" calcext:value-type="float">
            <text:p>-29.0927</text:p>
          </table:table-cell>
          <table:table-cell office:value-type="float" office:value="122.4393" calcext:value-type="float">
            <text:p>122.4393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Energy Generation / AngloGold Ashanti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100966" calcext:value-type="float">
            <text:p>1100966</text:p>
          </table:table-cell>
          <table:table-cell table:number-columns-repeated="6"/>
          <table:table-cell office:value-type="float" office:value="71.617691327663" calcext:value-type="float">
            <text:p>71.617691327663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wanbank B</text:p>
          </table:table-cell>
          <table:table-cell office:value-type="string" calcext:value-type="string">
            <text:p>AUS0000148</text:p>
          </table:table-cell>
          <table:table-cell office:value-type="float" office:value="480" calcext:value-type="float">
            <text:p>480</text:p>
          </table:table-cell>
          <table:table-cell office:value-type="float" office:value="-27.6601" calcext:value-type="float">
            <text:p>-27.6601</text:p>
          </table:table-cell>
          <table:table-cell office:value-type="float" office:value="152.8145" calcext:value-type="float">
            <text:p>152.8145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CS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0526" calcext:value-type="float">
            <text:p>1010526</text:p>
          </table:table-cell>
          <table:table-cell table:number-columns-repeated="6"/>
          <table:table-cell office:value-type="float" office:value="1949.45917139419" calcext:value-type="float">
            <text:p>1949.45917139419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wanbank E</text:p>
          </table:table-cell>
          <table:table-cell office:value-type="string" calcext:value-type="string">
            <text:p>AUS0000149</text:p>
          </table:table-cell>
          <table:table-cell office:value-type="float" office:value="385" calcext:value-type="float">
            <text:p>385</text:p>
          </table:table-cell>
          <table:table-cell office:value-type="float" office:value="-27.6554" calcext:value-type="float">
            <text:p>-27.6554</text:p>
          </table:table-cell>
          <table:table-cell office:value-type="float" office:value="152.8179" calcext:value-type="float">
            <text:p>152.8179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CS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0526" calcext:value-type="float">
            <text:p>1010526</text:p>
          </table:table-cell>
          <table:table-cell/>
          <table:table-cell office:value-type="float" office:value="1408.21305555556" calcext:value-type="float">
            <text:p>1408.21305555556</text:p>
          </table:table-cell>
          <table:table-cell office:value-type="float" office:value="2314.51694444444" calcext:value-type="float">
            <text:p>2314.51694444444</text:p>
          </table:table-cell>
          <table:table-cell office:value-type="float" office:value="952.885833333333" calcext:value-type="float">
            <text:p>952.88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ymex Port Melbourne</text:p>
          </table:table-cell>
          <table:table-cell office:value-type="string" calcext:value-type="string">
            <text:p>AUS0000097</text:p>
          </table:table-cell>
          <table:table-cell office:value-type="float" office:value="5.9" calcext:value-type="float">
            <text:p>5.9</text:p>
          </table:table-cell>
          <table:table-cell office:value-type="float" office:value="-37.8298" calcext:value-type="float">
            <text:p>-37.8298</text:p>
          </table:table-cell>
          <table:table-cell office:value-type="float" office:value="144.9444" calcext:value-type="float">
            <text:p>144.9444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Symex Holding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2356" calcext:value-type="float">
            <text:p>1032356</text:p>
          </table:table-cell>
          <table:table-cell/>
          <table:table-cell office:value-type="float" office:value="17.2783333333333" calcext:value-type="float">
            <text:p>17.2783333333333</text:p>
          </table:table-cell>
          <table:table-cell table:number-columns-repeated="4"/>
          <table:table-cell office:value-type="float" office:value="14.8783231983525" calcext:value-type="float">
            <text:p>14.8783231983525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ableland</text:p>
          </table:table-cell>
          <table:table-cell office:value-type="string" calcext:value-type="string">
            <text:p>AUS0000373</text:p>
          </table:table-cell>
          <table:table-cell office:value-type="float" office:value="7" calcext:value-type="float">
            <text:p>7</text:p>
          </table:table-cell>
          <table:table-cell office:value-type="float" office:value="-17.1193" calcext:value-type="float">
            <text:p>-17.1193</text:p>
          </table:table-cell>
          <table:table-cell office:value-type="float" office:value="145.345" calcext:value-type="float">
            <text:p>145.345</text:p>
          </table:table-cell>
          <table:table-cell office:value-type="string" calcext:value-type="string">
            <text:p>Biomass</text:p>
          </table:table-cell>
          <table:table-cell table:number-columns-repeated="4"/>
          <table:table-cell office:value-type="string" calcext:value-type="string">
            <text:p>MSF Suga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0052" calcext:value-type="float">
            <text:p>1050052</text:p>
          </table:table-cell>
          <table:table-cell table:number-columns-repeated="6"/>
          <table:table-cell office:value-type="float" office:value="46.328000534188" calcext:value-type="float">
            <text:p>46.328000534188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ahmoor</text:p>
          </table:table-cell>
          <table:table-cell office:value-type="string" calcext:value-type="string">
            <text:p>AUS0000287</text:p>
          </table:table-cell>
          <table:table-cell office:value-type="float" office:value="7" calcext:value-type="float">
            <text:p>7</text:p>
          </table:table-cell>
          <table:table-cell office:value-type="float" office:value="-34.2482" calcext:value-type="float">
            <text:p>-34.2482</text:p>
          </table:table-cell>
          <table:table-cell office:value-type="float" office:value="150.5808" calcext:value-type="float">
            <text:p>150.5808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EnviroGen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1458" calcext:value-type="float">
            <text:p>1061458</text:p>
          </table:table-cell>
          <table:table-cell/>
          <table:table-cell office:value-type="float" office:value="29.7547222222222" calcext:value-type="float">
            <text:p>29.7547222222222</text:p>
          </table:table-cell>
          <table:table-cell office:value-type="float" office:value="34.2652777777778" calcext:value-type="float">
            <text:p>34.2652777777778</text:p>
          </table:table-cell>
          <table:table-cell office:value-type="float" office:value="46.4558333333333" calcext:value-type="float">
            <text:p>46.4558333333333</text:p>
          </table:table-cell>
          <table:table-cell office:value-type="float" office:value="38.9155555555556" calcext:value-type="float">
            <text:p>38.9155555555556</text:p>
          </table:table-cell>
          <table:table-cell office:value-type="float" office:value="28.2372222222222" calcext:value-type="float">
            <text:p>28.2372222222222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allawarra</text:p>
          </table:table-cell>
          <table:table-cell office:value-type="string" calcext:value-type="string">
            <text:p>AUS0000288</text:p>
          </table:table-cell>
          <table:table-cell office:value-type="float" office:value="460" calcext:value-type="float">
            <text:p>460</text:p>
          </table:table-cell>
          <table:table-cell office:value-type="float" office:value="-34.5228" calcext:value-type="float">
            <text:p>-34.5228</text:p>
          </table:table-cell>
          <table:table-cell office:value-type="float" office:value="150.8081" calcext:value-type="float">
            <text:p>150.8081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TRU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4217" calcext:value-type="float">
            <text:p>1014217</text:p>
          </table:table-cell>
          <table:table-cell/>
          <table:table-cell office:value-type="float" office:value="2840.05861111111" calcext:value-type="float">
            <text:p>2840.05861111111</text:p>
          </table:table-cell>
          <table:table-cell office:value-type="float" office:value="3283.50861111111" calcext:value-type="float">
            <text:p>3283.50861111111</text:p>
          </table:table-cell>
          <table:table-cell office:value-type="float" office:value="2082.39166666667" calcext:value-type="float">
            <text:p>2082.39166666667</text:p>
          </table:table-cell>
          <table:table-cell office:value-type="float" office:value="1866.04083333333" calcext:value-type="float">
            <text:p>1866.04083333333</text:p>
          </table:table-cell>
          <table:table-cell office:value-type="float" office:value="803.030833333333" calcext:value-type="float">
            <text:p>803.030833333333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amala Park</text:p>
          </table:table-cell>
          <table:table-cell office:value-type="string" calcext:value-type="string">
            <text:p>AUS0000356</text:p>
          </table:table-cell>
          <table:table-cell office:value-type="float" office:value="4.65" calcext:value-type="float">
            <text:p>4.65</text:p>
          </table:table-cell>
          <table:table-cell office:value-type="float" office:value="-31.7078" calcext:value-type="float">
            <text:p>-31.7078</text:p>
          </table:table-cell>
          <table:table-cell office:value-type="float" office:value="115.7266" calcext:value-type="float">
            <text:p>115.7266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Landfill Gas and Power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7434" calcext:value-type="float">
            <text:p>1067434</text:p>
          </table:table-cell>
          <table:table-cell/>
          <table:table-cell office:value-type="float" office:value="36.005" calcext:value-type="float">
            <text:p>36.005</text:p>
          </table:table-cell>
          <table:table-cell office:value-type="float" office:value="33.5544444444444" calcext:value-type="float">
            <text:p>33.5544444444444</text:p>
          </table:table-cell>
          <table:table-cell office:value-type="float" office:value="31.8805555555556" calcext:value-type="float">
            <text:p>31.8805555555556</text:p>
          </table:table-cell>
          <table:table-cell office:value-type="float" office:value="4.16" calcext:value-type="float">
            <text:p>4.16</text:p>
          </table:table-cell>
          <table:table-cell office:value-type="float" office:value="40.3444444444444" calcext:value-type="float">
            <text:p>40.3444444444444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amar Valley</text:p>
          </table:table-cell>
          <table:table-cell office:value-type="string" calcext:value-type="string">
            <text:p>AUS0000138</text:p>
          </table:table-cell>
          <table:table-cell office:value-type="float" office:value="390" calcext:value-type="float">
            <text:p>390</text:p>
          </table:table-cell>
          <table:table-cell office:value-type="float" office:value="-41.1401" calcext:value-type="float">
            <text:p>-41.1401</text:p>
          </table:table-cell>
          <table:table-cell office:value-type="float" office:value="146.9036" calcext:value-type="float">
            <text:p>146.9036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Aurora Energy (Tamar Valley)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7600" calcext:value-type="float">
            <text:p>1067600</text:p>
          </table:table-cell>
          <table:table-cell/>
          <table:table-cell office:value-type="float" office:value="1686.37222222222" calcext:value-type="float">
            <text:p>1686.37222222222</text:p>
          </table:table-cell>
          <table:table-cell office:value-type="float" office:value="871.624722222222" calcext:value-type="float">
            <text:p>871.624722222222</text:p>
          </table:table-cell>
          <table:table-cell office:value-type="float" office:value="17.6719444444444" calcext:value-type="float">
            <text:p>17.6719444444444</text:p>
          </table:table-cell>
          <table:table-cell office:value-type="float" office:value="780.864166666667" calcext:value-type="float">
            <text:p>780.864166666667</text:p>
          </table:table-cell>
          <table:table-cell office:value-type="float" office:value="793.835833333333" calcext:value-type="float">
            <text:p>793.835833333333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arong</text:p>
          </table:table-cell>
          <table:table-cell office:value-type="string" calcext:value-type="string">
            <text:p>AUS0000169</text:p>
          </table:table-cell>
          <table:table-cell office:value-type="float" office:value="15" calcext:value-type="float">
            <text:p>15</text:p>
          </table:table-cell>
          <table:table-cell office:value-type="float" office:value="-26.7858" calcext:value-type="float">
            <text:p>-26.7858</text:p>
          </table:table-cell>
          <table:table-cell office:value-type="float" office:value="151.9172" calcext:value-type="float">
            <text:p>151.9172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Tarong Energy Corporation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157.935837134688" calcext:value-type="float">
            <text:p>157.935837134688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arong</text:p>
          </table:table-cell>
          <table:table-cell office:value-type="string" calcext:value-type="string">
            <text:p>AUS0000171</text:p>
          </table:table-cell>
          <table:table-cell office:value-type="float" office:value="1400" calcext:value-type="float">
            <text:p>1400</text:p>
          </table:table-cell>
          <table:table-cell office:value-type="float" office:value="-26.7824" calcext:value-type="float">
            <text:p>-26.7824</text:p>
          </table:table-cell>
          <table:table-cell office:value-type="float" office:value="151.9153" calcext:value-type="float">
            <text:p>151.9153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Stanwell Corporation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0527" calcext:value-type="float">
            <text:p>1010527</text:p>
          </table:table-cell>
          <table:table-cell table:number-columns-repeated="6"/>
          <table:table-cell office:value-type="float" office:value="5685.92258323305" calcext:value-type="float">
            <text:p>5685.92258323305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arong North</text:p>
          </table:table-cell>
          <table:table-cell office:value-type="string" calcext:value-type="string">
            <text:p>AUS0000170</text:p>
          </table:table-cell>
          <table:table-cell office:value-type="float" office:value="443" calcext:value-type="float">
            <text:p>443</text:p>
          </table:table-cell>
          <table:table-cell office:value-type="float" office:value="-26.7758" calcext:value-type="float">
            <text:p>-26.7758</text:p>
          </table:table-cell>
          <table:table-cell office:value-type="float" office:value="151.9146" calcext:value-type="float">
            <text:p>151.9146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Tarong Energy Corporation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49886" calcext:value-type="float">
            <text:p>1049886</text:p>
          </table:table-cell>
          <table:table-cell table:number-columns-repeated="6"/>
          <table:table-cell office:value-type="float" office:value="1799.18836026589" calcext:value-type="float">
            <text:p>1799.18836026589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arraleah</text:p>
          </table:table-cell>
          <table:table-cell office:value-type="string" calcext:value-type="string">
            <text:p>AUS0000119</text:p>
          </table:table-cell>
          <table:table-cell office:value-type="float" office:value="90" calcext:value-type="float">
            <text:p>90</text:p>
          </table:table-cell>
          <table:table-cell office:value-type="float" office:value="-42.3012" calcext:value-type="float">
            <text:p>-42.3012</text:p>
          </table:table-cell>
          <table:table-cell office:value-type="float" office:value="146.4572" calcext:value-type="float">
            <text:p>146.4572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Hydro-Electric Corporation (Tasmania)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9029" calcext:value-type="float">
            <text:p>1019029</text:p>
          </table:table-cell>
          <table:table-cell/>
          <table:table-cell office:value-type="float" office:value="623.166111111111" calcext:value-type="float">
            <text:p>623.166111111111</text:p>
          </table:table-cell>
          <table:table-cell office:value-type="float" office:value="575.609722222222" calcext:value-type="float">
            <text:p>575.609722222222</text:p>
          </table:table-cell>
          <table:table-cell office:value-type="float" office:value="632.011111111111" calcext:value-type="float">
            <text:p>632.011111111111</text:p>
          </table:table-cell>
          <table:table-cell office:value-type="float" office:value="448.326666666667" calcext:value-type="float">
            <text:p>448.326666666667</text:p>
          </table:table-cell>
          <table:table-cell office:value-type="float" office:value="551.042777777778" calcext:value-type="float">
            <text:p>551.042777777778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atura Biogas Generation Plant</text:p>
          </table:table-cell>
          <table:table-cell office:value-type="string" calcext:value-type="string">
            <text:p>AUS0000018</text:p>
          </table:table-cell>
          <table:table-cell office:value-type="float" office:value="1.1" calcext:value-type="float">
            <text:p>1.1</text:p>
          </table:table-cell>
          <table:table-cell office:value-type="float" office:value="-36.4793" calcext:value-type="float">
            <text:p>-36.4793</text:p>
          </table:table-cell>
          <table:table-cell office:value-type="float" office:value="145.235" calcext:value-type="float">
            <text:p>145.235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Diamond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ea Tree Gully</text:p>
          </table:table-cell>
          <table:table-cell office:value-type="string" calcext:value-type="string">
            <text:p>AUS0000344</text:p>
          </table:table-cell>
          <table:table-cell office:value-type="float" office:value="1" calcext:value-type="float">
            <text:p>1</text:p>
          </table:table-cell>
          <table:table-cell office:value-type="float" office:value="-34.8303" calcext:value-type="float">
            <text:p>-34.8303</text:p>
          </table:table-cell>
          <table:table-cell office:value-type="float" office:value="138.7129" calcext:value-type="float">
            <text:p>138.7129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EDL LFG SA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6482" calcext:value-type="float">
            <text:p>1016482</text:p>
          </table:table-cell>
          <table:table-cell table:number-columns-repeated="4"/>
          <table:table-cell office:value-type="float" office:value="1.15666666666667" calcext:value-type="float">
            <text:p>1.1566666666666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elfer Gold Mine</text:p>
          </table:table-cell>
          <table:table-cell office:value-type="string" calcext:value-type="string">
            <text:p>AUS0000230</text:p>
          </table:table-cell>
          <table:table-cell office:value-type="float" office:value="159" calcext:value-type="float">
            <text:p>159</text:p>
          </table:table-cell>
          <table:table-cell office:value-type="float" office:value="-21.7129" calcext:value-type="float">
            <text:p>-21.7129</text:p>
          </table:table-cell>
          <table:table-cell office:value-type="float" office:value="122.2091" calcext:value-type="float">
            <text:p>122.2091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Newcrest Mining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0613" calcext:value-type="float">
            <text:p>1060613</text:p>
          </table:table-cell>
          <table:table-cell table:number-columns-repeated="6"/>
          <table:table-cell office:value-type="float" office:value="400.958201447127" calcext:value-type="float">
            <text:p>400.958201447127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ennant Creek</text:p>
          </table:table-cell>
          <table:table-cell office:value-type="string" calcext:value-type="string">
            <text:p>AUS0000253</text:p>
          </table:table-cell>
          <table:table-cell office:value-type="float" office:value="16.7" calcext:value-type="float">
            <text:p>16.7</text:p>
          </table:table-cell>
          <table:table-cell office:value-type="float" office:value="-19.6549" calcext:value-type="float">
            <text:p>-19.6549</text:p>
          </table:table-cell>
          <table:table-cell office:value-type="float" office:value="134.1753" calcext:value-type="float">
            <text:p>134.1753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NT Government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24454" calcext:value-type="float">
            <text:p>1024454</text:p>
          </table:table-cell>
          <table:table-cell/>
          <table:table-cell office:value-type="float" office:value="31.7752777777778" calcext:value-type="float">
            <text:p>31.7752777777778</text:p>
          </table:table-cell>
          <table:table-cell office:value-type="float" office:value="32.055" calcext:value-type="float">
            <text:p>32.055</text:p>
          </table:table-cell>
          <table:table-cell office:value-type="float" office:value="30.3288888888889" calcext:value-type="float">
            <text:p>30.3288888888889</text:p>
          </table:table-cell>
          <table:table-cell office:value-type="float" office:value="30.6688888888889" calcext:value-type="float">
            <text:p>30.6688888888889</text:p>
          </table:table-cell>
          <table:table-cell office:value-type="float" office:value="29.4025" calcext:value-type="float">
            <text:p>29.4025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eralba</text:p>
          </table:table-cell>
          <table:table-cell office:value-type="string" calcext:value-type="string">
            <text:p>AUS0000289</text:p>
          </table:table-cell>
          <table:table-cell office:value-type="float" office:value="3" calcext:value-type="float">
            <text:p>3</text:p>
          </table:table-cell>
          <table:table-cell office:value-type="float" office:value="-32.9455" calcext:value-type="float">
            <text:p>-32.9455</text:p>
          </table:table-cell>
          <table:table-cell office:value-type="float" office:value="151.6119" calcext:value-type="float">
            <text:p>151.6119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EnviroGen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24647" calcext:value-type="float">
            <text:p>1024647</text:p>
          </table:table-cell>
          <table:table-cell table:number-columns-repeated="6"/>
          <table:table-cell office:value-type="float" office:value="7.56524908390806" calcext:value-type="float">
            <text:p>7.56524908390806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erminal Storage</text:p>
          </table:table-cell>
          <table:table-cell office:value-type="string" calcext:value-type="string">
            <text:p>AUS0000058</text:p>
          </table:table-cell>
          <table:table-cell office:value-type="float" office:value="2.5" calcext:value-type="float">
            <text:p>2.5</text:p>
          </table:table-cell>
          <table:table-cell office:value-type="float" office:value="-34.8393" calcext:value-type="float">
            <text:p>-34.8393</text:p>
          </table:table-cell>
          <table:table-cell office:value-type="float" office:value="138.7112" calcext:value-type="float">
            <text:p>138.7112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Hydro-Electric Corp Tasmania/SA Wat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8811" calcext:value-type="float">
            <text:p>1058811</text:p>
          </table:table-cell>
          <table:table-cell table:number-columns-repeated="6"/>
          <table:table-cell office:value-type="float" office:value="2.19911545124935" calcext:value-type="float">
            <text:p>2.19911545124935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Drop</text:p>
          </table:table-cell>
          <table:table-cell office:value-type="string" calcext:value-type="string">
            <text:p>AUS0000011</text:p>
          </table:table-cell>
          <table:table-cell office:value-type="float" office:value="3" calcext:value-type="float">
            <text:p>3</text:p>
          </table:table-cell>
          <table:table-cell office:value-type="float" office:value="-35.6043" calcext:value-type="float">
            <text:p>-35.6043</text:p>
          </table:table-cell>
          <table:table-cell office:value-type="float" office:value="145.7837" calcext:value-type="float">
            <text:p>145.7837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Pacific Hydro Investments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5740" calcext:value-type="float">
            <text:p>1055740</text:p>
          </table:table-cell>
          <table:table-cell/>
          <table:table-cell office:value-type="float" office:value="7.65888888888889" calcext:value-type="float">
            <text:p>7.65888888888889</text:p>
          </table:table-cell>
          <table:table-cell office:value-type="float" office:value="6.12277777777778" calcext:value-type="float">
            <text:p>6.12277777777778</text:p>
          </table:table-cell>
          <table:table-cell office:value-type="float" office:value="7.83472222222222" calcext:value-type="float">
            <text:p>7.83472222222222</text:p>
          </table:table-cell>
          <table:table-cell office:value-type="float" office:value="3.94" calcext:value-type="float">
            <text:p>3.94</text:p>
          </table:table-cell>
          <table:table-cell office:value-type="float" office:value="5.36444444444444" calcext:value-type="float">
            <text:p>5.36444444444444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i Tree Bioenergy</text:p>
          </table:table-cell>
          <table:table-cell office:value-type="string" calcext:value-type="string">
            <text:p>AUS0000070</text:p>
          </table:table-cell>
          <table:table-cell office:value-type="float" office:value="3.3" calcext:value-type="float">
            <text:p>3.3</text:p>
          </table:table-cell>
          <table:table-cell office:value-type="float" office:value="-27.6802" calcext:value-type="float">
            <text:p>-27.6802</text:p>
          </table:table-cell>
          <table:table-cell office:value-type="float" office:value="152.6593" calcext:value-type="float">
            <text:p>152.6593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Veolia Environmental Services (Aust)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24455" calcext:value-type="float">
            <text:p>1024455</text:p>
          </table:table-cell>
          <table:table-cell table:number-columns-repeated="4"/>
          <table:table-cell office:value-type="float" office:value="2.61777777777778" calcext:value-type="float">
            <text:p>2.61777777777778</text:p>
          </table:table-cell>
          <table:table-cell office:value-type="float" office:value="2.4425" calcext:value-type="float">
            <text:p>2.4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imber Creek</text:p>
          </table:table-cell>
          <table:table-cell office:value-type="string" calcext:value-type="string">
            <text:p>AUS0000486</text:p>
          </table:table-cell>
          <table:table-cell office:value-type="float" office:value="1" calcext:value-type="float">
            <text:p>1</text:p>
          </table:table-cell>
          <table:table-cell office:value-type="float" office:value="-15.6562" calcext:value-type="float">
            <text:p>-15.6562</text:p>
          </table:table-cell>
          <table:table-cell office:value-type="float" office:value="130.479" calcext:value-type="float">
            <text:p>130.479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NT Government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5"/>
          <table:table-cell office:value-type="float" office:value="2.97194444444444" calcext:value-type="float">
            <text:p>2.97194444444444</text:p>
          </table:table-cell>
          <table:table-cell office:value-type="float" office:value="2.88333333333333" calcext:value-type="float">
            <text:p>2.88333333333333</text:p>
          </table:table-cell>
          <table:table-cell office:value-type="float" office:value="10.5290558089792" calcext:value-type="float">
            <text:p>10.5290558089792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ods Corner</text:p>
          </table:table-cell>
          <table:table-cell office:value-type="string" calcext:value-type="string">
            <text:p>AUS0000118</text:p>
          </table:table-cell>
          <table:table-cell office:value-type="float" office:value="1.7" calcext:value-type="float">
            <text:p>1.7</text:p>
          </table:table-cell>
          <table:table-cell office:value-type="float" office:value="-41.9707" calcext:value-type="float">
            <text:p>-41.9707</text:p>
          </table:table-cell>
          <table:table-cell office:value-type="float" office:value="146.7938" calcext:value-type="float">
            <text:p>146.7938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Hydro-Electric Corporation (Tasmania)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9030" calcext:value-type="float">
            <text:p>1019030</text:p>
          </table:table-cell>
          <table:table-cell table:number-columns-repeated="2"/>
          <table:table-cell office:value-type="float" office:value="8.87" calcext:value-type="float">
            <text:p>8.87</text:p>
          </table:table-cell>
          <table:table-cell office:value-type="float" office:value="5.75861111111111" calcext:value-type="float">
            <text:p>5.75861111111111</text:p>
          </table:table-cell>
          <table:table-cell office:value-type="float" office:value="2.52361111111111" calcext:value-type="float">
            <text:p>2.52361111111111</text:p>
          </table:table-cell>
          <table:table-cell office:value-type="float" office:value="1.26416666666667" calcext:value-type="float">
            <text:p>1.26416666666667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omago Aluminium Smelter</text:p>
          </table:table-cell>
          <table:table-cell office:value-type="string" calcext:value-type="string">
            <text:p>AUS0000290</text:p>
          </table:table-cell>
          <table:table-cell office:value-type="float" office:value="810" calcext:value-type="float">
            <text:p>810</text:p>
          </table:table-cell>
          <table:table-cell office:value-type="float" office:value="-32.8217" calcext:value-type="float">
            <text:p>-32.8217</text:p>
          </table:table-cell>
          <table:table-cell office:value-type="float" office:value="151.7178" calcext:value-type="float">
            <text:p>151.7178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Tomago Aluminium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3973" calcext:value-type="float">
            <text:p>1053973</text:p>
          </table:table-cell>
          <table:table-cell table:number-columns-repeated="6"/>
          <table:table-cell office:value-type="float" office:value="2042.61725265518" calcext:value-type="float">
            <text:p>2042.61725265518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oora Wind Farm</text:p>
          </table:table-cell>
          <table:table-cell office:value-type="string" calcext:value-type="string">
            <text:p>AUS0000069</text:p>
          </table:table-cell>
          <table:table-cell office:value-type="float" office:value="21" calcext:value-type="float">
            <text:p>21</text:p>
          </table:table-cell>
          <table:table-cell office:value-type="float" office:value="-38.6451" calcext:value-type="float">
            <text:p>-38.6451</text:p>
          </table:table-cell>
          <table:table-cell office:value-type="float" office:value="146.3441" calcext:value-type="float">
            <text:p>146.3441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RATCH-Australia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0536" calcext:value-type="float">
            <text:p>1010536</text:p>
          </table:table-cell>
          <table:table-cell/>
          <table:table-cell office:value-type="float" office:value="52.7691666666667" calcext:value-type="float">
            <text:p>52.7691666666667</text:p>
          </table:table-cell>
          <table:table-cell office:value-type="float" office:value="63.5941666666667" calcext:value-type="float">
            <text:p>63.5941666666667</text:p>
          </table:table-cell>
          <table:table-cell office:value-type="float" office:value="51.6672222222222" calcext:value-type="float">
            <text:p>51.6672222222222</text:p>
          </table:table-cell>
          <table:table-cell office:value-type="float" office:value="51.8263888888889" calcext:value-type="float">
            <text:p>51.8263888888889</text:p>
          </table:table-cell>
          <table:table-cell office:value-type="float" office:value="49.5144444444444" calcext:value-type="float">
            <text:p>49.5144444444444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orrens Island A</text:p>
          </table:table-cell>
          <table:table-cell office:value-type="string" calcext:value-type="string">
            <text:p>AUS0000240</text:p>
          </table:table-cell>
          <table:table-cell office:value-type="float" office:value="480" calcext:value-type="float">
            <text:p>480</text:p>
          </table:table-cell>
          <table:table-cell office:value-type="float" office:value="-34.8068" calcext:value-type="float">
            <text:p>-34.8068</text:p>
          </table:table-cell>
          <table:table-cell office:value-type="float" office:value="138.5213" calcext:value-type="float">
            <text:p>138.5213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AGL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4361" calcext:value-type="float">
            <text:p>1014361</text:p>
          </table:table-cell>
          <table:table-cell table:number-columns-repeated="6"/>
          <table:table-cell office:value-type="float" office:value="1210.43985342529" calcext:value-type="float">
            <text:p>1210.43985342529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orrens Island B</text:p>
          </table:table-cell>
          <table:table-cell office:value-type="string" calcext:value-type="string">
            <text:p>AUS0000241</text:p>
          </table:table-cell>
          <table:table-cell office:value-type="float" office:value="800" calcext:value-type="float">
            <text:p>800</text:p>
          </table:table-cell>
          <table:table-cell office:value-type="float" office:value="-34.8052" calcext:value-type="float">
            <text:p>-34.8052</text:p>
          </table:table-cell>
          <table:table-cell office:value-type="float" office:value="138.5226" calcext:value-type="float">
            <text:p>138.5226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AGL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4361" calcext:value-type="float">
            <text:p>1014361</text:p>
          </table:table-cell>
          <table:table-cell table:number-columns-repeated="6"/>
          <table:table-cell office:value-type="float" office:value="2017.39975570882" calcext:value-type="float">
            <text:p>2017.39975570882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ower Mine</text:p>
          </table:table-cell>
          <table:table-cell office:value-type="string" calcext:value-type="string">
            <text:p>AUS0000291</text:p>
          </table:table-cell>
          <table:table-cell office:value-type="float" office:value="41.2" calcext:value-type="float">
            <text:p>41.2</text:p>
          </table:table-cell>
          <table:table-cell office:value-type="float" office:value="-34.2207" calcext:value-type="float">
            <text:p>-34.2207</text:p>
          </table:table-cell>
          <table:table-cell office:value-type="float" office:value="150.7179" calcext:value-type="float">
            <text:p>150.7179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Energy Developments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2"/>
          <table:table-cell office:value-type="float" office:value="209.520833333333" calcext:value-type="float">
            <text:p>209.520833333333</text:p>
          </table:table-cell>
          <table:table-cell office:value-type="float" office:value="245.062222222222" calcext:value-type="float">
            <text:p>245.062222222222</text:p>
          </table:table-cell>
          <table:table-cell office:value-type="float" office:value="202.035277777778" calcext:value-type="float">
            <text:p>202.035277777778</text:p>
          </table:table-cell>
          <table:table-cell office:value-type="float" office:value="235.030277777778" calcext:value-type="float">
            <text:p>235.030277777778</text:p>
          </table:table-cell>
          <table:table-cell office:value-type="float" office:value="269.090277777778" calcext:value-type="float">
            <text:p>269.090277777778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ownsville</text:p>
          </table:table-cell>
          <table:table-cell office:value-type="string" calcext:value-type="string">
            <text:p>AUS0000172</text:p>
          </table:table-cell>
          <table:table-cell office:value-type="float" office:value="220" calcext:value-type="float">
            <text:p>220</text:p>
          </table:table-cell>
          <table:table-cell office:value-type="float" office:value="-19.2011" calcext:value-type="float">
            <text:p>-19.2011</text:p>
          </table:table-cell>
          <table:table-cell office:value-type="float" office:value="146.6187" calcext:value-type="float">
            <text:p>146.6187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RATCH Australia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1996" calcext:value-type="float">
            <text:p>1031996</text:p>
          </table:table-cell>
          <table:table-cell/>
          <table:table-cell office:value-type="float" office:value="605.618055555556" calcext:value-type="float">
            <text:p>605.618055555556</text:p>
          </table:table-cell>
          <table:table-cell office:value-type="float" office:value="271.470833333333" calcext:value-type="float">
            <text:p>271.470833333333</text:p>
          </table:table-cell>
          <table:table-cell office:value-type="float" office:value="80.7719444444444" calcext:value-type="float">
            <text:p>80.7719444444444</text:p>
          </table:table-cell>
          <table:table-cell office:value-type="float" office:value="174.808055555556" calcext:value-type="float">
            <text:p>174.808055555556</text:p>
          </table:table-cell>
          <table:table-cell office:value-type="float" office:value="524.547222222222" calcext:value-type="float">
            <text:p>524.547222222222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raralgon Network Support Station</text:p>
          </table:table-cell>
          <table:table-cell office:value-type="string" calcext:value-type="string">
            <text:p>AUS0000481</text:p>
          </table:table-cell>
          <table:table-cell office:value-type="float" office:value="10" calcext:value-type="float">
            <text:p>10</text:p>
          </table:table-cell>
          <table:table-cell office:value-type="float" office:value="-38.1793" calcext:value-type="float">
            <text:p>-38.1793</text:p>
          </table:table-cell>
          <table:table-cell office:value-type="float" office:value="146.5654" calcext:value-type="float">
            <text:p>146.5654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Nova Pow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revallyn</text:p>
          </table:table-cell>
          <table:table-cell office:value-type="string" calcext:value-type="string">
            <text:p>AUS0000032</text:p>
          </table:table-cell>
          <table:table-cell office:value-type="float" office:value="80" calcext:value-type="float">
            <text:p>80</text:p>
          </table:table-cell>
          <table:table-cell office:value-type="float" office:value="-41.4226" calcext:value-type="float">
            <text:p>-41.4226</text:p>
          </table:table-cell>
          <table:table-cell office:value-type="float" office:value="147.1119" calcext:value-type="float">
            <text:p>147.1119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Hydro-Electric Corporation (Tasmania)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9031" calcext:value-type="float">
            <text:p>1019031</text:p>
          </table:table-cell>
          <table:table-cell/>
          <table:table-cell office:value-type="float" office:value="523.459722222222" calcext:value-type="float">
            <text:p>523.459722222222</text:p>
          </table:table-cell>
          <table:table-cell office:value-type="float" office:value="536.169444444445" calcext:value-type="float">
            <text:p>536.169444444445</text:p>
          </table:table-cell>
          <table:table-cell office:value-type="float" office:value="348.918611111111" calcext:value-type="float">
            <text:p>348.918611111111</text:p>
          </table:table-cell>
          <table:table-cell office:value-type="float" office:value="381.276388888889" calcext:value-type="float">
            <text:p>381.276388888889</text:p>
          </table:table-cell>
          <table:table-cell office:value-type="float" office:value="439.575" calcext:value-type="float">
            <text:p>439.575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AUS0000128</text:p>
          </table:table-cell>
          <table:table-cell office:value-type="float" office:value="82.8" calcext:value-type="float">
            <text:p>82.8</text:p>
          </table:table-cell>
          <table:table-cell office:value-type="float" office:value="-41.8129" calcext:value-type="float">
            <text:p>-41.8129</text:p>
          </table:table-cell>
          <table:table-cell office:value-type="float" office:value="145.6538" calcext:value-type="float">
            <text:p>145.6538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Hydro-Electric Corporation (Tasmania)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9032" calcext:value-type="float">
            <text:p>1019032</text:p>
          </table:table-cell>
          <table:table-cell/>
          <table:table-cell office:value-type="float" office:value="192.945833333333" calcext:value-type="float">
            <text:p>192.945833333333</text:p>
          </table:table-cell>
          <table:table-cell office:value-type="float" office:value="258.6025" calcext:value-type="float">
            <text:p>258.6025</text:p>
          </table:table-cell>
          <table:table-cell office:value-type="float" office:value="219.015555555556" calcext:value-type="float">
            <text:p>219.015555555556</text:p>
          </table:table-cell>
          <table:table-cell office:value-type="float" office:value="182.497777777778" calcext:value-type="float">
            <text:p>182.497777777778</text:p>
          </table:table-cell>
          <table:table-cell office:value-type="float" office:value="245.559166666667" calcext:value-type="float">
            <text:p>245.559166666667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ully Sugar Mill</text:p>
          </table:table-cell>
          <table:table-cell office:value-type="string" calcext:value-type="string">
            <text:p>AUS0000310</text:p>
          </table:table-cell>
          <table:table-cell office:value-type="float" office:value="21.4" calcext:value-type="float">
            <text:p>21.4</text:p>
          </table:table-cell>
          <table:table-cell office:value-type="float" office:value="-17.9373" calcext:value-type="float">
            <text:p>-17.9373</text:p>
          </table:table-cell>
          <table:table-cell office:value-type="float" office:value="145.9267" calcext:value-type="float">
            <text:p>145.9267</text:p>
          </table:table-cell>
          <table:table-cell office:value-type="string" calcext:value-type="string">
            <text:p>Biomass</text:p>
          </table:table-cell>
          <table:table-cell table:number-columns-repeated="4"/>
          <table:table-cell office:value-type="string" calcext:value-type="string">
            <text:p>COFCO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141.631315918803" calcext:value-type="float">
            <text:p>141.631315918803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umut 1 (Upper Tumut)</text:p>
          </table:table-cell>
          <table:table-cell office:value-type="string" calcext:value-type="string">
            <text:p>AUS0000292</text:p>
          </table:table-cell>
          <table:table-cell office:value-type="float" office:value="616" calcext:value-type="float">
            <text:p>616</text:p>
          </table:table-cell>
          <table:table-cell office:value-type="float" office:value="-35.9517" calcext:value-type="float">
            <text:p>-35.9517</text:p>
          </table:table-cell>
          <table:table-cell office:value-type="float" office:value="148.3637" calcext:value-type="float">
            <text:p>148.3637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Snowy Hydro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29081" calcext:value-type="float">
            <text:p>1029081</text:p>
          </table:table-cell>
          <table:table-cell table:number-columns-repeated="6"/>
          <table:table-cell office:value-type="float" office:value="541.862047187841" calcext:value-type="float">
            <text:p>541.862047187841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umut 2 (Upper Tumut)</text:p>
          </table:table-cell>
          <table:table-cell office:value-type="string" calcext:value-type="string">
            <text:p>AUS0000293</text:p>
          </table:table-cell>
          <table:table-cell office:value-type="float" office:value="336" calcext:value-type="float">
            <text:p>336</text:p>
          </table:table-cell>
          <table:table-cell office:value-type="float" office:value="-35.8814" calcext:value-type="float">
            <text:p>-35.8814</text:p>
          </table:table-cell>
          <table:table-cell office:value-type="float" office:value="148.3672" calcext:value-type="float">
            <text:p>148.3672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Snowy Hydro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0516" calcext:value-type="float">
            <text:p>1060516</text:p>
          </table:table-cell>
          <table:table-cell table:number-columns-repeated="6"/>
          <table:table-cell office:value-type="float" office:value="295.561116647913" calcext:value-type="float">
            <text:p>295.561116647913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umut 3</text:p>
          </table:table-cell>
          <table:table-cell office:value-type="string" calcext:value-type="string">
            <text:p>AUS0000031</text:p>
          </table:table-cell>
          <table:table-cell office:value-type="float" office:value="1500" calcext:value-type="float">
            <text:p>1500</text:p>
          </table:table-cell>
          <table:table-cell office:value-type="float" office:value="-35.6112" calcext:value-type="float">
            <text:p>-35.6112</text:p>
          </table:table-cell>
          <table:table-cell office:value-type="float" office:value="148.2917" calcext:value-type="float">
            <text:p>148.2917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Snowy Hydro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29082" calcext:value-type="float">
            <text:p>1029082</text:p>
          </table:table-cell>
          <table:table-cell table:number-columns-repeated="6"/>
          <table:table-cell office:value-type="float" office:value="1319.46927074961" calcext:value-type="float">
            <text:p>1319.46927074961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ungatinah</text:p>
          </table:table-cell>
          <table:table-cell office:value-type="string" calcext:value-type="string">
            <text:p>AUS0000117</text:p>
          </table:table-cell>
          <table:table-cell office:value-type="float" office:value="125" calcext:value-type="float">
            <text:p>125</text:p>
          </table:table-cell>
          <table:table-cell office:value-type="float" office:value="-42.2967" calcext:value-type="float">
            <text:p>-42.2967</text:p>
          </table:table-cell>
          <table:table-cell office:value-type="float" office:value="146.4565" calcext:value-type="float">
            <text:p>146.4565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Hydro-Electric Corporation (Tasmania)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9033" calcext:value-type="float">
            <text:p>1019033</text:p>
          </table:table-cell>
          <table:table-cell/>
          <table:table-cell office:value-type="float" office:value="528.873611111111" calcext:value-type="float">
            <text:p>528.873611111111</text:p>
          </table:table-cell>
          <table:table-cell office:value-type="float" office:value="663.457222222222" calcext:value-type="float">
            <text:p>663.457222222222</text:p>
          </table:table-cell>
          <table:table-cell office:value-type="float" office:value="425.202222222222" calcext:value-type="float">
            <text:p>425.202222222222</text:p>
          </table:table-cell>
          <table:table-cell office:value-type="float" office:value="508.840833333333" calcext:value-type="float">
            <text:p>508.840833333333</text:p>
          </table:table-cell>
          <table:table-cell office:value-type="float" office:value="531.868888888889" calcext:value-type="float">
            <text:p>531.868888888889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Queensland (St Lucia Campus) Solar Array</text:p>
          </table:table-cell>
          <table:table-cell office:value-type="string" calcext:value-type="string">
            <text:p>AUS0000425</text:p>
          </table:table-cell>
          <table:table-cell office:value-type="float" office:value="1.2" calcext:value-type="float">
            <text:p>1.2</text:p>
          </table:table-cell>
          <table:table-cell office:value-type="float" office:value="-27.495" calcext:value-type="float">
            <text:p>-27.495</text:p>
          </table:table-cell>
          <table:table-cell office:value-type="float" office:value="153.0101" calcext:value-type="float">
            <text:p>153.0101</text:p>
          </table:table-cell>
          <table:table-cell office:value-type="string" calcext:value-type="string">
            <text:p>Solar</text:p>
          </table:table-cell>
          <table:table-cell table:number-columns-repeated="4"/>
          <table:table-cell office:value-type="string" calcext:value-type="string">
            <text:p>University of Queenslan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85836" calcext:value-type="float">
            <text:p>1085836</text:p>
          </table:table-cell>
          <table:table-cell table:number-columns-repeated="6"/>
          <table:table-cell office:value-type="float" office:value="23.9987881033749" calcext:value-type="float">
            <text:p>23.9987881033749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pper Lake Margaret</text:p>
          </table:table-cell>
          <table:table-cell office:value-type="string" calcext:value-type="string">
            <text:p>AUS0000133</text:p>
          </table:table-cell>
          <table:table-cell office:value-type="float" office:value="8.4" calcext:value-type="float">
            <text:p>8.4</text:p>
          </table:table-cell>
          <table:table-cell office:value-type="float" office:value="-42.0046" calcext:value-type="float">
            <text:p>-42.0046</text:p>
          </table:table-cell>
          <table:table-cell office:value-type="float" office:value="145.5437" calcext:value-type="float">
            <text:p>145.5437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Hydro-Electric Corporation (Tasmania)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23164" calcext:value-type="float">
            <text:p>1023164</text:p>
          </table:table-cell>
          <table:table-cell/>
          <table:table-cell office:value-type="float" office:value="37.87" calcext:value-type="float">
            <text:p>37.87</text:p>
          </table:table-cell>
          <table:table-cell office:value-type="float" office:value="26.4975" calcext:value-type="float">
            <text:p>26.4975</text:p>
          </table:table-cell>
          <table:table-cell office:value-type="float" office:value="47.2586111111111" calcext:value-type="float">
            <text:p>47.2586111111111</text:p>
          </table:table-cell>
          <table:table-cell office:value-type="float" office:value="42.2308333333333" calcext:value-type="float">
            <text:p>42.2308333333333</text:p>
          </table:table-cell>
          <table:table-cell office:value-type="float" office:value="48.1286111111111" calcext:value-type="float">
            <text:p>48.1286111111111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ranquinty</text:p>
          </table:table-cell>
          <table:table-cell office:value-type="string" calcext:value-type="string">
            <text:p>AUS0000294</text:p>
          </table:table-cell>
          <table:table-cell office:value-type="float" office:value="664" calcext:value-type="float">
            <text:p>664</text:p>
          </table:table-cell>
          <table:table-cell office:value-type="float" office:value="-35.1794" calcext:value-type="float">
            <text:p>-35.1794</text:p>
          </table:table-cell>
          <table:table-cell office:value-type="float" office:value="147.2157" calcext:value-type="float">
            <text:p>147.2157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Origin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3281" calcext:value-type="float">
            <text:p>1063281</text:p>
          </table:table-cell>
          <table:table-cell table:number-columns-repeated="3"/>
          <table:table-cell office:value-type="float" office:value="427.161666666667" calcext:value-type="float">
            <text:p>427.161666666667</text:p>
          </table:table-cell>
          <table:table-cell office:value-type="float" office:value="783.010555555556" calcext:value-type="float">
            <text:p>783.010555555556</text:p>
          </table:table-cell>
          <table:table-cell office:value-type="float" office:value="636.399166666667" calcext:value-type="float">
            <text:p>636.399166666667</text:p>
          </table:table-cell>
          <table:table-cell office:value-type="float" office:value="1674.44179723832" calcext:value-type="float">
            <text:p>1674.44179723832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terne Solar</text:p>
          </table:table-cell>
          <table:table-cell office:value-type="string" calcext:value-type="string">
            <text:p>AUS0000470</text:p>
          </table:table-cell>
          <table:table-cell office:value-type="float" office:value="1" calcext:value-type="float">
            <text:p>1</text:p>
          </table:table-cell>
          <table:table-cell office:value-type="float" office:value="-23.7685" calcext:value-type="float">
            <text:p>-23.7685</text:p>
          </table:table-cell>
          <table:table-cell office:value-type="float" office:value="133.8682" calcext:value-type="float">
            <text:p>133.8682</text:p>
          </table:table-cell>
          <table:table-cell office:value-type="string" calcext:value-type="string">
            <text:p>Solar</text:p>
          </table:table-cell>
          <table:table-cell table:number-columns-repeated="4"/>
          <table:table-cell office:value-type="string" calcext:value-type="string">
            <text:p>Epuron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85078" calcext:value-type="float">
            <text:p>1085078</text:p>
          </table:table-cell>
          <table:table-cell table:number-columns-repeated="6"/>
          <table:table-cell office:value-type="float" office:value="19.9989900861458" calcext:value-type="float">
            <text:p>19.9989900861458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ales Point B</text:p>
          </table:table-cell>
          <table:table-cell office:value-type="string" calcext:value-type="string">
            <text:p>AUS0000295</text:p>
          </table:table-cell>
          <table:table-cell office:value-type="float" office:value="1360" calcext:value-type="float">
            <text:p>1360</text:p>
          </table:table-cell>
          <table:table-cell office:value-type="float" office:value="-33.1607" calcext:value-type="float">
            <text:p>-33.1607</text:p>
          </table:table-cell>
          <table:table-cell office:value-type="float" office:value="151.5431" calcext:value-type="float">
            <text:p>151.5431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Delta Electricit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3604" calcext:value-type="float">
            <text:p>1013604</text:p>
          </table:table-cell>
          <table:table-cell/>
          <table:table-cell office:value-type="float" office:value="7526.10833333333" calcext:value-type="float">
            <text:p>7526.10833333333</text:p>
          </table:table-cell>
          <table:table-cell office:value-type="float" office:value="6814.32555555556" calcext:value-type="float">
            <text:p>6814.32555555556</text:p>
          </table:table-cell>
          <table:table-cell office:value-type="float" office:value="6936.85416666667" calcext:value-type="float">
            <text:p>6936.85416666667</text:p>
          </table:table-cell>
          <table:table-cell office:value-type="float" office:value="7703.25527777778" calcext:value-type="float">
            <text:p>7703.25527777778</text:p>
          </table:table-cell>
          <table:table-cell office:value-type="float" office:value="8130.71472222222" calcext:value-type="float">
            <text:p>8130.71472222222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alley (Peaking Facility)</text:p>
          </table:table-cell>
          <table:table-cell office:value-type="string" calcext:value-type="string">
            <text:p>AUS0000098</text:p>
          </table:table-cell>
          <table:table-cell office:value-type="float" office:value="300" calcext:value-type="float">
            <text:p>300</text:p>
          </table:table-cell>
          <table:table-cell office:value-type="float" office:value="-38.2536" calcext:value-type="float">
            <text:p>-38.2536</text:p>
          </table:table-cell>
          <table:table-cell office:value-type="float" office:value="146.5892" calcext:value-type="float">
            <text:p>146.5892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Snowy Hydro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2"/>
          <table:table-cell office:value-type="float" office:value="11.8447222222222" calcext:value-type="float">
            <text:p>11.8447222222222</text:p>
          </table:table-cell>
          <table:table-cell office:value-type="float" office:value="8.89666666666667" calcext:value-type="float">
            <text:p>8.89666666666667</text:p>
          </table:table-cell>
          <table:table-cell office:value-type="float" office:value="5.19861111111111" calcext:value-type="float">
            <text:p>5.19861111111111</text:p>
          </table:table-cell>
          <table:table-cell office:value-type="float" office:value="10.6777777777778" calcext:value-type="float">
            <text:p>10.6777777777778</text:p>
          </table:table-cell>
          <table:table-cell office:value-type="float" office:value="4.10944444444445" calcext:value-type="float">
            <text:p>4.10944444444445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toria Sugar Mill</text:p>
          </table:table-cell>
          <table:table-cell office:value-type="string" calcext:value-type="string">
            <text:p>AUS0000175</text:p>
          </table:table-cell>
          <table:table-cell office:value-type="float" office:value="24" calcext:value-type="float">
            <text:p>24</text:p>
          </table:table-cell>
          <table:table-cell office:value-type="float" office:value="-18.6508" calcext:value-type="float">
            <text:p>-18.6508</text:p>
          </table:table-cell>
          <table:table-cell office:value-type="float" office:value="146.2016" calcext:value-type="float">
            <text:p>146.2016</text:p>
          </table:table-cell>
          <table:table-cell office:value-type="string" calcext:value-type="string">
            <text:p>Biomass</text:p>
          </table:table-cell>
          <table:table-cell table:number-columns-repeated="4"/>
          <table:table-cell office:value-type="string" calcext:value-type="string">
            <text:p>Sucrogen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40614" calcext:value-type="float">
            <text:p>1040614</text:p>
          </table:table-cell>
          <table:table-cell table:number-columns-repeated="6"/>
          <table:table-cell office:value-type="float" office:value="158.838858974359" calcext:value-type="float">
            <text:p>158.838858974359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sy Paper Gibson Island</text:p>
          </table:table-cell>
          <table:table-cell office:value-type="string" calcext:value-type="string">
            <text:p>AUS0000445</text:p>
          </table:table-cell>
          <table:table-cell office:value-type="float" office:value="2" calcext:value-type="float">
            <text:p>2</text:p>
          </table:table-cell>
          <table:table-cell office:value-type="float" office:value="-27.4405" calcext:value-type="float">
            <text:p>-27.4405</text:p>
          </table:table-cell>
          <table:table-cell office:value-type="float" office:value="153.1158" calcext:value-type="float">
            <text:p>153.1158</text:p>
          </table:table-cell>
          <table:table-cell office:value-type="string" calcext:value-type="string">
            <text:p>Biomass</text:p>
          </table:table-cell>
          <table:table-cell table:number-columns-repeated="4"/>
          <table:table-cell office:value-type="string" calcext:value-type="string">
            <text:p>Visy Pulp and Pap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13.2365715811966" calcext:value-type="float">
            <text:p>13.2365715811966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sy Pulp and Paper Tumut</text:p>
          </table:table-cell>
          <table:table-cell office:value-type="string" calcext:value-type="string">
            <text:p>AUS0000274</text:p>
          </table:table-cell>
          <table:table-cell office:value-type="float" office:value="20" calcext:value-type="float">
            <text:p>20</text:p>
          </table:table-cell>
          <table:table-cell office:value-type="float" office:value="-35.2959" calcext:value-type="float">
            <text:p>-35.2959</text:p>
          </table:table-cell>
          <table:table-cell office:value-type="float" office:value="148.1371" calcext:value-type="float">
            <text:p>148.1371</text:p>
          </table:table-cell>
          <table:table-cell office:value-type="string" calcext:value-type="string">
            <text:p>Biomass</text:p>
          </table:table-cell>
          <table:table-cell table:number-columns-repeated="4"/>
          <table:table-cell office:value-type="string" calcext:value-type="string">
            <text:p>Visy Pulp and Pap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132.365715811966" calcext:value-type="float">
            <text:p>132.365715811966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adeye</text:p>
          </table:table-cell>
          <table:table-cell office:value-type="string" calcext:value-type="string">
            <text:p>AUS0000480</text:p>
          </table:table-cell>
          <table:table-cell office:value-type="float" office:value="6.8" calcext:value-type="float">
            <text:p>6.8</text:p>
          </table:table-cell>
          <table:table-cell office:value-type="float" office:value="-14.2602" calcext:value-type="float">
            <text:p>-14.2602</text:p>
          </table:table-cell>
          <table:table-cell office:value-type="float" office:value="129.5368" calcext:value-type="float">
            <text:p>129.5368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NT Government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5"/>
          <table:table-cell office:value-type="float" office:value="9.54611111111111" calcext:value-type="float">
            <text:p>9.54611111111111</text:p>
          </table:table-cell>
          <table:table-cell office:value-type="float" office:value="9.42" calcext:value-type="float">
            <text:p>9.42</text:p>
          </table:table-cell>
          <table:table-cell office:value-type="float" office:value="17.1478979235249" calcext:value-type="float">
            <text:p>17.1478979235249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agerup</text:p>
          </table:table-cell>
          <table:table-cell office:value-type="string" calcext:value-type="string">
            <text:p>AUS0000204</text:p>
          </table:table-cell>
          <table:table-cell office:value-type="float" office:value="380" calcext:value-type="float">
            <text:p>380</text:p>
          </table:table-cell>
          <table:table-cell office:value-type="float" office:value="-32.916" calcext:value-type="float">
            <text:p>-32.916</text:p>
          </table:table-cell>
          <table:table-cell office:value-type="float" office:value="115.9186" calcext:value-type="float">
            <text:p>115.9186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Alinta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0021" calcext:value-type="float">
            <text:p>1010021</text:p>
          </table:table-cell>
          <table:table-cell table:number-columns-repeated="6"/>
          <table:table-cell office:value-type="float" office:value="958.264883961688" calcext:value-type="float">
            <text:p>958.264883961688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agerup Bauxite Mine and Alumina Refinery</text:p>
          </table:table-cell>
          <table:table-cell office:value-type="string" calcext:value-type="string">
            <text:p>AUS0000203</text:p>
          </table:table-cell>
          <table:table-cell office:value-type="float" office:value="98" calcext:value-type="float">
            <text:p>98</text:p>
          </table:table-cell>
          <table:table-cell office:value-type="float" office:value="-32.9145" calcext:value-type="float">
            <text:p>-32.9145</text:p>
          </table:table-cell>
          <table:table-cell office:value-type="float" office:value="115.917" calcext:value-type="float">
            <text:p>115.917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Alcoa of Australia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247.13147007433" calcext:value-type="float">
            <text:p>247.13147007433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alkaway Wind Farm</text:p>
          </table:table-cell>
          <table:table-cell office:value-type="string" calcext:value-type="string">
            <text:p>AUS0000002</text:p>
          </table:table-cell>
          <table:table-cell office:value-type="float" office:value="90" calcext:value-type="float">
            <text:p>90</text:p>
          </table:table-cell>
          <table:table-cell office:value-type="float" office:value="-28.9229" calcext:value-type="float">
            <text:p>-28.9229</text:p>
          </table:table-cell>
          <table:table-cell office:value-type="float" office:value="114.9282" calcext:value-type="float">
            <text:p>114.9282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Infigen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75.5785513791048" calcext:value-type="float">
            <text:p>75.5785513791048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allerawang C</text:p>
          </table:table-cell>
          <table:table-cell office:value-type="string" calcext:value-type="string">
            <text:p>AUS0000296</text:p>
          </table:table-cell>
          <table:table-cell office:value-type="float" office:value="500" calcext:value-type="float">
            <text:p>500</text:p>
          </table:table-cell>
          <table:table-cell office:value-type="float" office:value="-33.4028" calcext:value-type="float">
            <text:p>-33.4028</text:p>
          </table:table-cell>
          <table:table-cell office:value-type="float" office:value="150.0833" calcext:value-type="float">
            <text:p>150.0833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TRU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3605" calcext:value-type="float">
            <text:p>1013605</text:p>
          </table:table-cell>
          <table:table-cell table:number-columns-repeated="6"/>
          <table:table-cell office:value-type="float" office:value="2030.68663686895" calcext:value-type="float">
            <text:p>2030.68663686895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armun</text:p>
          </table:table-cell>
          <table:table-cell office:value-type="string" calcext:value-type="string">
            <text:p>AUS0000369</text:p>
          </table:table-cell>
          <table:table-cell office:value-type="float" office:value="1.3" calcext:value-type="float">
            <text:p>1.3</text:p>
          </table:table-cell>
          <table:table-cell office:value-type="float" office:value="-17.0259" calcext:value-type="float">
            <text:p>-17.0259</text:p>
          </table:table-cell>
          <table:table-cell office:value-type="float" office:value="128.2113" calcext:value-type="float">
            <text:p>128.2113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Energy Developments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85161" calcext:value-type="float">
            <text:p>1085161</text:p>
          </table:table-cell>
          <table:table-cell table:number-columns-repeated="3"/>
          <table:table-cell office:value-type="float" office:value="2.70666666666667" calcext:value-type="float">
            <text:p>2.70666666666667</text:p>
          </table:table-cell>
          <table:table-cell office:value-type="float" office:value="2.96333333333333" calcext:value-type="float">
            <text:p>2.96333333333333</text:p>
          </table:table-cell>
          <table:table-cell office:value-type="float" office:value="2.7525" calcext:value-type="float">
            <text:p>2.7525</text:p>
          </table:table-cell>
          <table:table-cell office:value-type="float" office:value="13.687772551673" calcext:value-type="float">
            <text:p>13.687772551673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arragamba</text:p>
          </table:table-cell>
          <table:table-cell office:value-type="string" calcext:value-type="string">
            <text:p>AUS0000297</text:p>
          </table:table-cell>
          <table:table-cell office:value-type="float" office:value="50" calcext:value-type="float">
            <text:p>50</text:p>
          </table:table-cell>
          <table:table-cell office:value-type="float" office:value="-33.8832" calcext:value-type="float">
            <text:p>-33.8832</text:p>
          </table:table-cell>
          <table:table-cell office:value-type="float" office:value="150.5965" calcext:value-type="float">
            <text:p>150.5965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Eraring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4219" calcext:value-type="float">
            <text:p>1014219</text:p>
          </table:table-cell>
          <table:table-cell table:number-columns-repeated="6"/>
          <table:table-cell office:value-type="float" office:value="43.9823090249871" calcext:value-type="float">
            <text:p>43.9823090249871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arrego</text:p>
          </table:table-cell>
          <table:table-cell office:value-type="string" calcext:value-type="string">
            <text:p>AUS0000262</text:p>
          </table:table-cell>
          <table:table-cell office:value-type="float" office:value="19" calcext:value-type="float">
            <text:p>19</text:p>
          </table:table-cell>
          <table:table-cell office:value-type="float" office:value="-19.4434" calcext:value-type="float">
            <text:p>-19.4434</text:p>
          </table:table-cell>
          <table:table-cell office:value-type="float" office:value="133.8236" calcext:value-type="float">
            <text:p>133.8236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25368" calcext:value-type="float">
            <text:p>1025368</text:p>
          </table:table-cell>
          <table:table-cell table:number-columns-repeated="6"/>
          <table:table-cell office:value-type="float" office:value="47.9132441980844" calcext:value-type="float">
            <text:p>47.9132441980844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aterloo Wind Farm</text:p>
          </table:table-cell>
          <table:table-cell office:value-type="string" calcext:value-type="string">
            <text:p>AUS0000050</text:p>
          </table:table-cell>
          <table:table-cell office:value-type="float" office:value="111" calcext:value-type="float">
            <text:p>111</text:p>
          </table:table-cell>
          <table:table-cell office:value-type="float" office:value="-34.001" calcext:value-type="float">
            <text:p>-34.001</text:p>
          </table:table-cell>
          <table:table-cell office:value-type="float" office:value="138.9109" calcext:value-type="float">
            <text:p>138.9109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TRU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78276" calcext:value-type="float">
            <text:p>1078276</text:p>
          </table:table-cell>
          <table:table-cell/>
          <table:table-cell office:value-type="float" office:value="314.214722222222" calcext:value-type="float">
            <text:p>314.214722222222</text:p>
          </table:table-cell>
          <table:table-cell office:value-type="float" office:value="341.648611111111" calcext:value-type="float">
            <text:p>341.648611111111</text:p>
          </table:table-cell>
          <table:table-cell office:value-type="float" office:value="295.439166666667" calcext:value-type="float">
            <text:p>295.439166666667</text:p>
          </table:table-cell>
          <table:table-cell office:value-type="float" office:value="306.663888888889" calcext:value-type="float">
            <text:p>306.663888888889</text:p>
          </table:table-cell>
          <table:table-cell office:value-type="float" office:value="309.196944444444" calcext:value-type="float">
            <text:p>309.196944444444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attle Point Wind Farm</text:p>
          </table:table-cell>
          <table:table-cell office:value-type="string" calcext:value-type="string">
            <text:p>AUS0000004</text:p>
          </table:table-cell>
          <table:table-cell office:value-type="float" office:value="90.75" calcext:value-type="float">
            <text:p>90.75</text:p>
          </table:table-cell>
          <table:table-cell office:value-type="float" office:value="-35.1214" calcext:value-type="float">
            <text:p>-35.1214</text:p>
          </table:table-cell>
          <table:table-cell office:value-type="float" office:value="137.7166" calcext:value-type="float">
            <text:p>137.7166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ANZ Energy Infrastructure Trust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8722" calcext:value-type="float">
            <text:p>1058722</text:p>
          </table:table-cell>
          <table:table-cell/>
          <table:table-cell office:value-type="float" office:value="239.105" calcext:value-type="float">
            <text:p>239.105</text:p>
          </table:table-cell>
          <table:table-cell office:value-type="float" office:value="295.849722222222" calcext:value-type="float">
            <text:p>295.849722222222</text:p>
          </table:table-cell>
          <table:table-cell office:value-type="float" office:value="260.438333333333" calcext:value-type="float">
            <text:p>260.438333333333</text:p>
          </table:table-cell>
          <table:table-cell office:value-type="float" office:value="267.506111111111" calcext:value-type="float">
            <text:p>267.506111111111</text:p>
          </table:table-cell>
          <table:table-cell office:value-type="float" office:value="233.053055555556" calcext:value-type="float">
            <text:p>233.053055555556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aubra Wind Farm</text:p>
          </table:table-cell>
          <table:table-cell office:value-type="string" calcext:value-type="string">
            <text:p>AUS0000019</text:p>
          </table:table-cell>
          <table:table-cell office:value-type="float" office:value="192" calcext:value-type="float">
            <text:p>192</text:p>
          </table:table-cell>
          <table:table-cell office:value-type="float" office:value="-37.3575" calcext:value-type="float">
            <text:p>-37.3575</text:p>
          </table:table-cell>
          <table:table-cell office:value-type="float" office:value="143.6037" calcext:value-type="float">
            <text:p>143.6037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Acciona Energy Australia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3722" calcext:value-type="float">
            <text:p>1063722</text:p>
          </table:table-cell>
          <table:table-cell/>
          <table:table-cell office:value-type="float" office:value="668.326666666667" calcext:value-type="float">
            <text:p>668.326666666667</text:p>
          </table:table-cell>
          <table:table-cell office:value-type="float" office:value="696.383611111111" calcext:value-type="float">
            <text:p>696.383611111111</text:p>
          </table:table-cell>
          <table:table-cell office:value-type="float" office:value="683.834166666667" calcext:value-type="float">
            <text:p>683.834166666667</text:p>
          </table:table-cell>
          <table:table-cell office:value-type="float" office:value="653.371944444444" calcext:value-type="float">
            <text:p>653.371944444444</text:p>
          </table:table-cell>
          <table:table-cell office:value-type="float" office:value="612.416944444444" calcext:value-type="float">
            <text:p>612.416944444444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ayatinah</text:p>
          </table:table-cell>
          <table:table-cell office:value-type="string" calcext:value-type="string">
            <text:p>AUS0000116</text:p>
          </table:table-cell>
          <table:table-cell office:value-type="float" office:value="38.3" calcext:value-type="float">
            <text:p>38.3</text:p>
          </table:table-cell>
          <table:table-cell office:value-type="float" office:value="-42.4272" calcext:value-type="float">
            <text:p>-42.4272</text:p>
          </table:table-cell>
          <table:table-cell office:value-type="float" office:value="146.5347" calcext:value-type="float">
            <text:p>146.5347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Hydro-Electric Corporation (Tasmania)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9035" calcext:value-type="float">
            <text:p>1019035</text:p>
          </table:table-cell>
          <table:table-cell/>
          <table:table-cell office:value-type="float" office:value="254.6825" calcext:value-type="float">
            <text:p>254.6825</text:p>
          </table:table-cell>
          <table:table-cell office:value-type="float" office:value="256.690833333333" calcext:value-type="float">
            <text:p>256.690833333333</text:p>
          </table:table-cell>
          <table:table-cell office:value-type="float" office:value="242.808055555556" calcext:value-type="float">
            <text:p>242.808055555556</text:p>
          </table:table-cell>
          <table:table-cell office:value-type="float" office:value="222.009722222222" calcext:value-type="float">
            <text:p>222.009722222222</text:p>
          </table:table-cell>
          <table:table-cell office:value-type="float" office:value="232.237777777778" calcext:value-type="float">
            <text:p>232.237777777778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ddell</text:p>
          </table:table-cell>
          <table:table-cell office:value-type="string" calcext:value-type="string">
            <text:p>AUS0000260</text:p>
          </table:table-cell>
          <table:table-cell office:value-type="float" office:value="86" calcext:value-type="float">
            <text:p>86</text:p>
          </table:table-cell>
          <table:table-cell office:value-type="float" office:value="-12.5771" calcext:value-type="float">
            <text:p>-12.5771</text:p>
          </table:table-cell>
          <table:table-cell office:value-type="float" office:value="130.9502" calcext:value-type="float">
            <text:p>130.9502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NT Power and Wat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79369" calcext:value-type="float">
            <text:p>1079369</text:p>
          </table:table-cell>
          <table:table-cell/>
          <table:table-cell office:value-type="float" office:value="325.435277777778" calcext:value-type="float">
            <text:p>325.435277777778</text:p>
          </table:table-cell>
          <table:table-cell office:value-type="float" office:value="345.683055555556" calcext:value-type="float">
            <text:p>345.683055555556</text:p>
          </table:table-cell>
          <table:table-cell office:value-type="float" office:value="437.931111111111" calcext:value-type="float">
            <text:p>437.931111111111</text:p>
          </table:table-cell>
          <table:table-cell office:value-type="float" office:value="430.558055555556" calcext:value-type="float">
            <text:p>430.558055555556</text:p>
          </table:table-cell>
          <table:table-cell office:value-type="float" office:value="380.063055555556" calcext:value-type="float">
            <text:p>380.063055555556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 Angelas Mine</text:p>
          </table:table-cell>
          <table:table-cell office:value-type="string" calcext:value-type="string">
            <text:p>AUS0000451</text:p>
          </table:table-cell>
          <table:table-cell office:value-type="float" office:value="86" calcext:value-type="float">
            <text:p>86</text:p>
          </table:table-cell>
          <table:table-cell office:value-type="float" office:value="-23.1546" calcext:value-type="float">
            <text:p>-23.1546</text:p>
          </table:table-cell>
          <table:table-cell office:value-type="float" office:value="118.7245" calcext:value-type="float">
            <text:p>118.7245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Rio Tinto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100981" calcext:value-type="float">
            <text:p>1100981</text:p>
          </table:table-cell>
          <table:table-cell table:number-columns-repeated="3"/>
          <table:table-cell office:value-type="float" office:value="0.624166666666667" calcext:value-type="float">
            <text:p>0.624166666666667</text:p>
          </table:table-cell>
          <table:table-cell office:value-type="float" office:value="179.95" calcext:value-type="float">
            <text:p>179.95</text:p>
          </table:table-cell>
          <table:table-cell office:value-type="float" office:value="380.220833333333" calcext:value-type="float">
            <text:p>380.220833333333</text:p>
          </table:table-cell>
          <table:table-cell office:value-type="float" office:value="216.870473738698" calcext:value-type="float">
            <text:p>216.870473738698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 Illawarra Leagues Club</text:p>
          </table:table-cell>
          <table:table-cell office:value-type="string" calcext:value-type="string">
            <text:p>AUS0000298</text:p>
          </table:table-cell>
          <table:table-cell office:value-type="float" office:value="1" calcext:value-type="float">
            <text:p>1</text:p>
          </table:table-cell>
          <table:table-cell office:value-type="float" office:value="-34.4515" calcext:value-type="float">
            <text:p>-34.4515</text:p>
          </table:table-cell>
          <table:table-cell office:value-type="float" office:value="150.8429" calcext:value-type="float">
            <text:p>150.8429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West Illawarra Leagues Club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20898" calcext:value-type="float">
            <text:p>1020898</text:p>
          </table:table-cell>
          <table:table-cell table:number-columns-repeated="6"/>
          <table:table-cell office:value-type="float" office:value="10.5290558089792" calcext:value-type="float">
            <text:p>10.5290558089792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 Kalgoorlie</text:p>
          </table:table-cell>
          <table:table-cell office:value-type="string" calcext:value-type="string">
            <text:p>AUS0000205</text:p>
          </table:table-cell>
          <table:table-cell office:value-type="float" office:value="60" calcext:value-type="float">
            <text:p>60</text:p>
          </table:table-cell>
          <table:table-cell office:value-type="float" office:value="-30.7806" calcext:value-type="float">
            <text:p>-30.7806</text:p>
          </table:table-cell>
          <table:table-cell office:value-type="float" office:value="121.4234" calcext:value-type="float">
            <text:p>121.4234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Verve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200" calcext:value-type="float">
            <text:p>1030200</text:p>
          </table:table-cell>
          <table:table-cell table:number-columns-repeated="6"/>
          <table:table-cell office:value-type="float" office:value="631.743348538752" calcext:value-type="float">
            <text:p>631.743348538752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 Kiewa (Mount Beauty Hydro Scheme)</text:p>
          </table:table-cell>
          <table:table-cell office:value-type="string" calcext:value-type="string">
            <text:p>AUS0000105</text:p>
          </table:table-cell>
          <table:table-cell office:value-type="float" office:value="62" calcext:value-type="float">
            <text:p>62</text:p>
          </table:table-cell>
          <table:table-cell office:value-type="float" office:value="-36.7601" calcext:value-type="float">
            <text:p>-36.7601</text:p>
          </table:table-cell>
          <table:table-cell office:value-type="float" office:value="147.186" calcext:value-type="float">
            <text:p>147.186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AGL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179" calcext:value-type="float">
            <text:p>1030179</text:p>
          </table:table-cell>
          <table:table-cell/>
          <table:table-cell office:value-type="float" office:value="115.001388888889" calcext:value-type="float">
            <text:p>115.001388888889</text:p>
          </table:table-cell>
          <table:table-cell office:value-type="float" office:value="107.3525" calcext:value-type="float">
            <text:p>107.3525</text:p>
          </table:table-cell>
          <table:table-cell office:value-type="float" office:value="117.489166666667" calcext:value-type="float">
            <text:p>117.489166666667</text:p>
          </table:table-cell>
          <table:table-cell office:value-type="float" office:value="129.376666666667" calcext:value-type="float">
            <text:p>129.376666666667</text:p>
          </table:table-cell>
          <table:table-cell office:value-type="float" office:value="197.990833333333" calcext:value-type="float">
            <text:p>197.990833333333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 Nowra (Shoalhaven)</text:p>
          </table:table-cell>
          <table:table-cell office:value-type="string" calcext:value-type="string">
            <text:p>AUS0000030</text:p>
          </table:table-cell>
          <table:table-cell office:value-type="float" office:value="1" calcext:value-type="float">
            <text:p>1</text:p>
          </table:table-cell>
          <table:table-cell office:value-type="float" office:value="-34.882" calcext:value-type="float">
            <text:p>-34.882</text:p>
          </table:table-cell>
          <table:table-cell office:value-type="float" office:value="150.5515" calcext:value-type="float">
            <text:p>150.5515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AGL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ern Suburbs Leagues Club (Campbelltown)</text:p>
          </table:table-cell>
          <table:table-cell office:value-type="string" calcext:value-type="string">
            <text:p>AUS0000299</text:p>
          </table:table-cell>
          <table:table-cell office:value-type="float" office:value="1" calcext:value-type="float">
            <text:p>1</text:p>
          </table:table-cell>
          <table:table-cell office:value-type="float" office:value="-34.0513" calcext:value-type="float">
            <text:p>-34.0513</text:p>
          </table:table-cell>
          <table:table-cell office:value-type="float" office:value="150.8329" calcext:value-type="float">
            <text:p>150.8329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Western Suburbs Leagues Club (Campbelltown)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10.5290558089792" calcext:value-type="float">
            <text:p>10.5290558089792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hitwood Road</text:p>
          </table:table-cell>
          <table:table-cell office:value-type="string" calcext:value-type="string">
            <text:p>AUS0000068</text:p>
          </table:table-cell>
          <table:table-cell office:value-type="float" office:value="1" calcext:value-type="float">
            <text:p>1</text:p>
          </table:table-cell>
          <table:table-cell office:value-type="float" office:value="-27.659" calcext:value-type="float">
            <text:p>-27.659</text:p>
          </table:table-cell>
          <table:table-cell office:value-type="float" office:value="152.8237" calcext:value-type="float">
            <text:p>152.8237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LMS Energy Generation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7358" calcext:value-type="float">
            <text:p>106735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ilga Park</text:p>
          </table:table-cell>
          <table:table-cell office:value-type="string" calcext:value-type="string">
            <text:p>AUS0000302</text:p>
          </table:table-cell>
          <table:table-cell office:value-type="float" office:value="16" calcext:value-type="float">
            <text:p>16</text:p>
          </table:table-cell>
          <table:table-cell office:value-type="float" office:value="-30.3634" calcext:value-type="float">
            <text:p>-30.3634</text:p>
          </table:table-cell>
          <table:table-cell office:value-type="float" office:value="149.6772" calcext:value-type="float">
            <text:p>149.6772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Santos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8845" calcext:value-type="float">
            <text:p>1058845</text:p>
          </table:table-cell>
          <table:table-cell table:number-columns-repeated="2"/>
          <table:table-cell office:value-type="float" office:value="1.50777777777778" calcext:value-type="float">
            <text:p>1.50777777777778</text:p>
          </table:table-cell>
          <table:table-cell office:value-type="float" office:value="54.0180555555556" calcext:value-type="float">
            <text:p>54.0180555555556</text:p>
          </table:table-cell>
          <table:table-cell office:value-type="float" office:value="88.7830555555555" calcext:value-type="float">
            <text:p>88.7830555555555</text:p>
          </table:table-cell>
          <table:table-cell office:value-type="float" office:value="89.6308333333333" calcext:value-type="float">
            <text:p>89.6308333333333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ilmot</text:p>
          </table:table-cell>
          <table:table-cell office:value-type="string" calcext:value-type="string">
            <text:p>AUS0000140</text:p>
          </table:table-cell>
          <table:table-cell office:value-type="float" office:value="81.6" calcext:value-type="float">
            <text:p>81.6</text:p>
          </table:table-cell>
          <table:table-cell office:value-type="float" office:value="-41.4833" calcext:value-type="float">
            <text:p>-41.4833</text:p>
          </table:table-cell>
          <table:table-cell office:value-type="float" office:value="146.1251" calcext:value-type="float">
            <text:p>146.1251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Hydro-Electric Corporation (Tasmania)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9037" calcext:value-type="float">
            <text:p>1019037</text:p>
          </table:table-cell>
          <table:table-cell/>
          <table:table-cell office:value-type="float" office:value="108.175" calcext:value-type="float">
            <text:p>108.175</text:p>
          </table:table-cell>
          <table:table-cell office:value-type="float" office:value="142.492222222222" calcext:value-type="float">
            <text:p>142.492222222222</text:p>
          </table:table-cell>
          <table:table-cell office:value-type="float" office:value="114.264166666667" calcext:value-type="float">
            <text:p>114.264166666667</text:p>
          </table:table-cell>
          <table:table-cell office:value-type="float" office:value="103.094722222222" calcext:value-type="float">
            <text:p>103.094722222222</text:p>
          </table:table-cell>
          <table:table-cell office:value-type="float" office:value="133.226944444444" calcext:value-type="float">
            <text:p>133.226944444444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ilpena Solar Farm</text:p>
          </table:table-cell>
          <table:table-cell office:value-type="string" calcext:value-type="string">
            <text:p>AUS0000447</text:p>
          </table:table-cell>
          <table:table-cell office:value-type="float" office:value="145" calcext:value-type="float">
            <text:p>145</text:p>
          </table:table-cell>
          <table:table-cell office:value-type="float" office:value="-31.5234" calcext:value-type="float">
            <text:p>-31.5234</text:p>
          </table:table-cell>
          <table:table-cell office:value-type="float" office:value="138.6198" calcext:value-type="float">
            <text:p>138.6198</text:p>
          </table:table-cell>
          <table:table-cell office:value-type="string" calcext:value-type="string">
            <text:p>Solar</text:p>
          </table:table-cell>
          <table:table-cell table:number-columns-repeated="4"/>
          <table:table-cell office:value-type="string" calcext:value-type="string">
            <text:p>AGL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2"/>
          <table:table-cell office:value-type="float" office:value="0.847777777777778" calcext:value-type="float">
            <text:p>0.847777777777778</text:p>
          </table:table-cell>
          <table:table-cell office:value-type="float" office:value="0.845277777777778" calcext:value-type="float">
            <text:p>0.845277777777778</text:p>
          </table:table-cell>
          <table:table-cell office:value-type="float" office:value="0.881111111111111" calcext:value-type="float">
            <text:p>0.881111111111111</text:p>
          </table:table-cell>
          <table:table-cell office:value-type="float" office:value="0.956388888888889" calcext:value-type="float">
            <text:p>0.956388888888889</text:p>
          </table:table-cell>
          <table:table-cell office:value-type="float" office:value="0.966944444444444" calcext:value-type="float">
            <text:p>0.966944444444444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iluna</text:p>
          </table:table-cell>
          <table:table-cell office:value-type="string" calcext:value-type="string">
            <text:p>AUS0000384</text:p>
          </table:table-cell>
          <table:table-cell office:value-type="float" office:value="1.3" calcext:value-type="float">
            <text:p>1.3</text:p>
          </table:table-cell>
          <table:table-cell office:value-type="float" office:value="-26.5922" calcext:value-type="float">
            <text:p>-26.5922</text:p>
          </table:table-cell>
          <table:table-cell office:value-type="float" office:value="120.2185" calcext:value-type="float">
            <text:p>120.2185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Energy Developments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0221" calcext:value-type="float">
            <text:p>1030221</text:p>
          </table:table-cell>
          <table:table-cell/>
          <table:table-cell office:value-type="float" office:value="2.94527777777778" calcext:value-type="float">
            <text:p>2.94527777777778</text:p>
          </table:table-cell>
          <table:table-cell office:value-type="float" office:value="2.74833333333333" calcext:value-type="float">
            <text:p>2.74833333333333</text:p>
          </table:table-cell>
          <table:table-cell office:value-type="float" office:value="2.29222222222222" calcext:value-type="float">
            <text:p>2.29222222222222</text:p>
          </table:table-cell>
          <table:table-cell office:value-type="float" office:value="2.50611111111111" calcext:value-type="float">
            <text:p>2.50611111111111</text:p>
          </table:table-cell>
          <table:table-cell office:value-type="float" office:value="2.36722222222222" calcext:value-type="float">
            <text:p>2.36722222222222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iluna Gold Mine</text:p>
          </table:table-cell>
          <table:table-cell office:value-type="string" calcext:value-type="string">
            <text:p>AUS0000227</text:p>
          </table:table-cell>
          <table:table-cell office:value-type="float" office:value="21" calcext:value-type="float">
            <text:p>21</text:p>
          </table:table-cell>
          <table:table-cell office:value-type="float" office:value="-26.6316" calcext:value-type="float">
            <text:p>-26.6316</text:p>
          </table:table-cell>
          <table:table-cell office:value-type="float" office:value="120.2519" calcext:value-type="float">
            <text:p>120.2519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Apex Minerals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1934" calcext:value-type="float">
            <text:p>1061934</text:p>
          </table:table-cell>
          <table:table-cell table:number-columns-repeated="6"/>
          <table:table-cell office:value-type="float" office:value="52.9567435873564" calcext:value-type="float">
            <text:p>52.9567435873564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indimurra Vanadium Mine</text:p>
          </table:table-cell>
          <table:table-cell office:value-type="string" calcext:value-type="string">
            <text:p>AUS0000322</text:p>
          </table:table-cell>
          <table:table-cell office:value-type="float" office:value="23.7" calcext:value-type="float">
            <text:p>23.7</text:p>
          </table:table-cell>
          <table:table-cell office:value-type="float" office:value="-28.2933" calcext:value-type="float">
            <text:p>-28.2933</text:p>
          </table:table-cell>
          <table:table-cell office:value-type="float" office:value="118.5371" calcext:value-type="float">
            <text:p>118.5371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Atlantic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7476" calcext:value-type="float">
            <text:p>1067476</text:p>
          </table:table-cell>
          <table:table-cell table:number-columns-repeated="6"/>
          <table:table-cell office:value-type="float" office:value="59.7654677628737" calcext:value-type="float">
            <text:p>59.7654677628737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indy Hill Wind Farm</text:p>
          </table:table-cell>
          <table:table-cell office:value-type="string" calcext:value-type="string">
            <text:p>AUS0000051</text:p>
          </table:table-cell>
          <table:table-cell office:value-type="float" office:value="12" calcext:value-type="float">
            <text:p>12</text:p>
          </table:table-cell>
          <table:table-cell office:value-type="float" office:value="-17.5922" calcext:value-type="float">
            <text:p>-17.5922</text:p>
          </table:table-cell>
          <table:table-cell office:value-type="float" office:value="145.5306" calcext:value-type="float">
            <text:p>145.5306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RATCH-Australia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2"/>
          <table:table-cell office:value-type="float" office:value="29.6352777777778" calcext:value-type="float">
            <text:p>29.6352777777778</text:p>
          </table:table-cell>
          <table:table-cell office:value-type="float" office:value="32.4763888888889" calcext:value-type="float">
            <text:p>32.4763888888889</text:p>
          </table:table-cell>
          <table:table-cell office:value-type="float" office:value="31.2425" calcext:value-type="float">
            <text:p>31.2425</text:p>
          </table:table-cell>
          <table:table-cell office:value-type="float" office:value="27.2855555555556" calcext:value-type="float">
            <text:p>27.2855555555556</text:p>
          </table:table-cell>
          <table:table-cell office:value-type="float" office:value="27.8263888888889" calcext:value-type="float">
            <text:p>27.8263888888889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ingfield I</text:p>
          </table:table-cell>
          <table:table-cell office:value-type="string" calcext:value-type="string">
            <text:p>AUS0000242</text:p>
          </table:table-cell>
          <table:table-cell office:value-type="float" office:value="5" calcext:value-type="float">
            <text:p>5</text:p>
          </table:table-cell>
          <table:table-cell office:value-type="float" office:value="-34.8348" calcext:value-type="float">
            <text:p>-34.8348</text:p>
          </table:table-cell>
          <table:table-cell office:value-type="float" office:value="138.5572" calcext:value-type="float">
            <text:p>138.5572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Energy Developments LFG (SA)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6466" calcext:value-type="float">
            <text:p>1016466</text:p>
          </table:table-cell>
          <table:table-cell/>
          <table:table-cell office:value-type="float" office:value="18.8802777777778" calcext:value-type="float">
            <text:p>18.8802777777778</text:p>
          </table:table-cell>
          <table:table-cell office:value-type="float" office:value="17.2366666666667" calcext:value-type="float">
            <text:p>17.2366666666667</text:p>
          </table:table-cell>
          <table:table-cell office:value-type="float" office:value="16.0963888888889" calcext:value-type="float">
            <text:p>16.0963888888889</text:p>
          </table:table-cell>
          <table:table-cell office:value-type="float" office:value="14.7358333333333" calcext:value-type="float">
            <text:p>14.7358333333333</text:p>
          </table:table-cell>
          <table:table-cell office:value-type="float" office:value="14.9913888888889" calcext:value-type="float">
            <text:p>14.9913888888889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ingfield II</text:p>
          </table:table-cell>
          <table:table-cell office:value-type="string" calcext:value-type="string">
            <text:p>AUS0000243</text:p>
          </table:table-cell>
          <table:table-cell office:value-type="float" office:value="5" calcext:value-type="float">
            <text:p>5</text:p>
          </table:table-cell>
          <table:table-cell office:value-type="float" office:value="-34.8321" calcext:value-type="float">
            <text:p>-34.8321</text:p>
          </table:table-cell>
          <table:table-cell office:value-type="float" office:value="138.5489" calcext:value-type="float">
            <text:p>138.5489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Energy Developments LFG (SA)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6466" calcext:value-type="float">
            <text:p>1016466</text:p>
          </table:table-cell>
          <table:table-cell/>
          <table:table-cell office:value-type="float" office:value="17.2327777777778" calcext:value-type="float">
            <text:p>17.2327777777778</text:p>
          </table:table-cell>
          <table:table-cell office:value-type="float" office:value="17.9766666666667" calcext:value-type="float">
            <text:p>17.9766666666667</text:p>
          </table:table-cell>
          <table:table-cell office:value-type="float" office:value="16.5736111111111" calcext:value-type="float">
            <text:p>16.5736111111111</text:p>
          </table:table-cell>
          <table:table-cell office:value-type="float" office:value="16.4466666666667" calcext:value-type="float">
            <text:p>16.4466666666667</text:p>
          </table:table-cell>
          <table:table-cell office:value-type="float" office:value="17.2575" calcext:value-type="float">
            <text:p>17.2575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ivenhoe</text:p>
          </table:table-cell>
          <table:table-cell office:value-type="string" calcext:value-type="string">
            <text:p>AUS0000057</text:p>
          </table:table-cell>
          <table:table-cell office:value-type="float" office:value="4.7" calcext:value-type="float">
            <text:p>4.7</text:p>
          </table:table-cell>
          <table:table-cell office:value-type="float" office:value="-27.3952" calcext:value-type="float">
            <text:p>-27.3952</text:p>
          </table:table-cell>
          <table:table-cell office:value-type="float" office:value="152.6092" calcext:value-type="float">
            <text:p>152.6092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Stanwell Corporation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4.13433704834878" calcext:value-type="float">
            <text:p>4.13433704834878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ivenhoe Hydroelectric</text:p>
          </table:table-cell>
          <table:table-cell office:value-type="string" calcext:value-type="string">
            <text:p>AUS0000150</text:p>
          </table:table-cell>
          <table:table-cell office:value-type="float" office:value="500" calcext:value-type="float">
            <text:p>500</text:p>
          </table:table-cell>
          <table:table-cell office:value-type="float" office:value="-27.3722" calcext:value-type="float">
            <text:p>-27.3722</text:p>
          </table:table-cell>
          <table:table-cell office:value-type="float" office:value="152.632" calcext:value-type="float">
            <text:p>152.632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CS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0532" calcext:value-type="float">
            <text:p>1010532</text:p>
          </table:table-cell>
          <table:table-cell/>
          <table:table-cell office:value-type="float" office:value="23.1975" calcext:value-type="float">
            <text:p>23.1975</text:p>
          </table:table-cell>
          <table:table-cell office:value-type="float" office:value="13.7447222222222" calcext:value-type="float">
            <text:p>13.7447222222222</text:p>
          </table:table-cell>
          <table:table-cell office:value-type="float" office:value="20.2436111111111" calcext:value-type="float">
            <text:p>20.2436111111111</text:p>
          </table:table-cell>
          <table:table-cell office:value-type="float" office:value="86.9325" calcext:value-type="float">
            <text:p>86.9325</text:p>
          </table:table-cell>
          <table:table-cell office:value-type="float" office:value="66.1697222222222" calcext:value-type="float">
            <text:p>66.1697222222222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odgina</text:p>
          </table:table-cell>
          <table:table-cell office:value-type="string" calcext:value-type="string">
            <text:p>AUS0000406</text:p>
          </table:table-cell>
          <table:table-cell office:value-type="float" office:value="13.7" calcext:value-type="float">
            <text:p>13.7</text:p>
          </table:table-cell>
          <table:table-cell office:value-type="float" office:value="-21.1739" calcext:value-type="float">
            <text:p>-21.1739</text:p>
          </table:table-cell>
          <table:table-cell office:value-type="float" office:value="118.6747" calcext:value-type="float">
            <text:p>118.6747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Energy Developments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7479" calcext:value-type="float">
            <text:p>1067479</text:p>
          </table:table-cell>
          <table:table-cell table:number-columns-repeated="6"/>
          <table:table-cell office:value-type="float" office:value="34.5479708165135" calcext:value-type="float">
            <text:p>34.5479708165135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ollert</text:p>
          </table:table-cell>
          <table:table-cell office:value-type="string" calcext:value-type="string">
            <text:p>AUS0000067</text:p>
          </table:table-cell>
          <table:table-cell office:value-type="float" office:value="6.738" calcext:value-type="float">
            <text:p>6.738</text:p>
          </table:table-cell>
          <table:table-cell office:value-type="float" office:value="-37.583" calcext:value-type="float">
            <text:p>-37.583</text:p>
          </table:table-cell>
          <table:table-cell office:value-type="float" office:value="145.0487" calcext:value-type="float">
            <text:p>145.0487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LMS Energy Generation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7425" calcext:value-type="float">
            <text:p>1067425</text:p>
          </table:table-cell>
          <table:table-cell/>
          <table:table-cell office:value-type="float" office:value="42.0438888888889" calcext:value-type="float">
            <text:p>42.0438888888889</text:p>
          </table:table-cell>
          <table:table-cell office:value-type="float" office:value="50.8077777777778" calcext:value-type="float">
            <text:p>50.8077777777778</text:p>
          </table:table-cell>
          <table:table-cell office:value-type="float" office:value="54.5825" calcext:value-type="float">
            <text:p>54.5825</text:p>
          </table:table-cell>
          <table:table-cell office:value-type="float" office:value="54.7855555555556" calcext:value-type="float">
            <text:p>54.7855555555556</text:p>
          </table:table-cell>
          <table:table-cell office:value-type="float" office:value="55.0575" calcext:value-type="float">
            <text:p>55.0575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onthaggi Wind Farm</text:p>
          </table:table-cell>
          <table:table-cell office:value-type="string" calcext:value-type="string">
            <text:p>AUS0000001</text:p>
          </table:table-cell>
          <table:table-cell office:value-type="float" office:value="12" calcext:value-type="float">
            <text:p>12</text:p>
          </table:table-cell>
          <table:table-cell office:value-type="float" office:value="-38.6037" calcext:value-type="float">
            <text:p>-38.6037</text:p>
          </table:table-cell>
          <table:table-cell office:value-type="float" office:value="145.5462" calcext:value-type="float">
            <text:p>145.5462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Origin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1232" calcext:value-type="float">
            <text:p>1061232</text:p>
          </table:table-cell>
          <table:table-cell table:number-columns-repeated="2"/>
          <table:table-cell office:value-type="float" office:value="30.4886111111111" calcext:value-type="float">
            <text:p>30.4886111111111</text:p>
          </table:table-cell>
          <table:table-cell office:value-type="float" office:value="28.3686111111111" calcext:value-type="float">
            <text:p>28.3686111111111</text:p>
          </table:table-cell>
          <table:table-cell/>
          <table:table-cell office:value-type="float" office:value="3.03277777777778" calcext:value-type="float">
            <text:p>3.03277777777778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oodlawn Bioreactor</text:p>
          </table:table-cell>
          <table:table-cell office:value-type="string" calcext:value-type="string">
            <text:p>AUS0000029</text:p>
          </table:table-cell>
          <table:table-cell office:value-type="float" office:value="7" calcext:value-type="float">
            <text:p>7</text:p>
          </table:table-cell>
          <table:table-cell office:value-type="float" office:value="-35.059" calcext:value-type="float">
            <text:p>-35.059</text:p>
          </table:table-cell>
          <table:table-cell office:value-type="float" office:value="149.5769" calcext:value-type="float">
            <text:p>149.5769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Veolia Environmental Services (Aust)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1854" calcext:value-type="float">
            <text:p>106185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oodlawn Wind Farm</text:p>
          </table:table-cell>
          <table:table-cell office:value-type="string" calcext:value-type="string">
            <text:p>AUS0000028</text:p>
          </table:table-cell>
          <table:table-cell office:value-type="float" office:value="48" calcext:value-type="float">
            <text:p>48</text:p>
          </table:table-cell>
          <table:table-cell office:value-type="float" office:value="-35.0861" calcext:value-type="float">
            <text:p>-35.0861</text:p>
          </table:table-cell>
          <table:table-cell office:value-type="float" office:value="149.5716" calcext:value-type="float">
            <text:p>149.5716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Infigen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2"/>
          <table:table-cell office:value-type="float" office:value="149.838611111111" calcext:value-type="float">
            <text:p>149.838611111111</text:p>
          </table:table-cell>
          <table:table-cell office:value-type="float" office:value="159.540833333333" calcext:value-type="float">
            <text:p>159.540833333333</text:p>
          </table:table-cell>
          <table:table-cell office:value-type="float" office:value="128.464166666667" calcext:value-type="float">
            <text:p>128.464166666667</text:p>
          </table:table-cell>
          <table:table-cell office:value-type="float" office:value="151.5325" calcext:value-type="float">
            <text:p>151.5325</text:p>
          </table:table-cell>
          <table:table-cell office:value-type="float" office:value="146.912222222222" calcext:value-type="float">
            <text:p>146.912222222222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oodman Point</text:p>
          </table:table-cell>
          <table:table-cell office:value-type="string" calcext:value-type="string">
            <text:p>AUS0000354</text:p>
          </table:table-cell>
          <table:table-cell office:value-type="float" office:value="1.8" calcext:value-type="float">
            <text:p>1.8</text:p>
          </table:table-cell>
          <table:table-cell office:value-type="float" office:value="-32.1424" calcext:value-type="float">
            <text:p>-32.1424</text:p>
          </table:table-cell>
          <table:table-cell office:value-type="float" office:value="115.7713" calcext:value-type="float">
            <text:p>115.7713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Water Corporation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56664" calcext:value-type="float">
            <text:p>105666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orsley</text:p>
          </table:table-cell>
          <table:table-cell office:value-type="string" calcext:value-type="string">
            <text:p>AUS0000389</text:p>
          </table:table-cell>
          <table:table-cell office:value-type="float" office:value="120" calcext:value-type="float">
            <text:p>120</text:p>
          </table:table-cell>
          <table:table-cell office:value-type="float" office:value="-33.2355" calcext:value-type="float">
            <text:p>-33.2355</text:p>
          </table:table-cell>
          <table:table-cell office:value-type="float" office:value="116.0688" calcext:value-type="float">
            <text:p>116.0688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BHP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3497" calcext:value-type="float">
            <text:p>1033497</text:p>
          </table:table-cell>
          <table:table-cell table:number-columns-repeated="6"/>
          <table:table-cell office:value-type="float" office:value="487.364792848547" calcext:value-type="float">
            <text:p>487.364792848547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orsley Cogeneration</text:p>
          </table:table-cell>
          <table:table-cell office:value-type="string" calcext:value-type="string">
            <text:p>AUS0000217</text:p>
          </table:table-cell>
          <table:table-cell office:value-type="float" office:value="106" calcext:value-type="float">
            <text:p>106</text:p>
          </table:table-cell>
          <table:table-cell office:value-type="float" office:value="-33.2365" calcext:value-type="float">
            <text:p>-33.2365</text:p>
          </table:table-cell>
          <table:table-cell office:value-type="float" office:value="116.0637" calcext:value-type="float">
            <text:p>116.0637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Worsley Alumina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267.305467631418" calcext:value-type="float">
            <text:p>267.305467631418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yangala A</text:p>
          </table:table-cell>
          <table:table-cell office:value-type="string" calcext:value-type="string">
            <text:p>AUS0000026</text:p>
          </table:table-cell>
          <table:table-cell office:value-type="float" office:value="20" calcext:value-type="float">
            <text:p>20</text:p>
          </table:table-cell>
          <table:table-cell office:value-type="float" office:value="-33.981" calcext:value-type="float">
            <text:p>-33.981</text:p>
          </table:table-cell>
          <table:table-cell office:value-type="float" office:value="148.9473" calcext:value-type="float">
            <text:p>148.9473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Country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19004" calcext:value-type="float">
            <text:p>1019004</text:p>
          </table:table-cell>
          <table:table-cell/>
          <table:table-cell office:value-type="float" office:value="84.6063888888889" calcext:value-type="float">
            <text:p>84.6063888888889</text:p>
          </table:table-cell>
          <table:table-cell office:value-type="float" office:value="42.4533333333333" calcext:value-type="float">
            <text:p>42.4533333333333</text:p>
          </table:table-cell>
          <table:table-cell office:value-type="float" office:value="38.4672222222222" calcext:value-type="float">
            <text:p>38.4672222222222</text:p>
          </table:table-cell>
          <table:table-cell office:value-type="float" office:value="40.1133333333333" calcext:value-type="float">
            <text:p>40.1133333333333</text:p>
          </table:table-cell>
          <table:table-cell office:value-type="float" office:value="70.9647222222222" calcext:value-type="float">
            <text:p>70.9647222222222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yndham</text:p>
          </table:table-cell>
          <table:table-cell office:value-type="string" calcext:value-type="string">
            <text:p>AUS0000066</text:p>
          </table:table-cell>
          <table:table-cell office:value-type="float" office:value="1" calcext:value-type="float">
            <text:p>1</text:p>
          </table:table-cell>
          <table:table-cell office:value-type="float" office:value="-37.9375" calcext:value-type="float">
            <text:p>-37.9375</text:p>
          </table:table-cell>
          <table:table-cell office:value-type="float" office:value="144.5902" calcext:value-type="float">
            <text:p>144.5902</text:p>
          </table:table-cell>
          <table:table-cell office:value-type="string" calcext:value-type="string">
            <text:p>Waste</text:p>
          </table:table-cell>
          <table:table-cell table:number-columns-repeated="4"/>
          <table:table-cell office:value-type="string" calcext:value-type="string">
            <text:p>LMS 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2"/>
          <table:table-cell office:value-type="float" office:value="6.845" calcext:value-type="float">
            <text:p>6.845</text:p>
          </table:table-cell>
          <table:table-cell office:value-type="float" office:value="10.035" calcext:value-type="float">
            <text:p>10.035</text:p>
          </table:table-cell>
          <table:table-cell office:value-type="float" office:value="15.45" calcext:value-type="float">
            <text:p>15.45</text:p>
          </table:table-cell>
          <table:table-cell office:value-type="float" office:value="15.3072222222222" calcext:value-type="float">
            <text:p>15.3072222222222</text:p>
          </table:table-cell>
          <table:table-cell office:value-type="float" office:value="14.7947222222222" calcext:value-type="float">
            <text:p>14.7947222222222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Yallourn</text:p>
          </table:table-cell>
          <table:table-cell office:value-type="string" calcext:value-type="string">
            <text:p>AUS0000100</text:p>
          </table:table-cell>
          <table:table-cell office:value-type="float" office:value="1480" calcext:value-type="float">
            <text:p>1480</text:p>
          </table:table-cell>
          <table:table-cell office:value-type="float" office:value="-38.177" calcext:value-type="float">
            <text:p>-38.177</text:p>
          </table:table-cell>
          <table:table-cell office:value-type="float" office:value="146.3428" calcext:value-type="float">
            <text:p>146.3428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TRUenergy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33560" calcext:value-type="float">
            <text:p>1033560</text:p>
          </table:table-cell>
          <table:table-cell/>
          <table:table-cell office:value-type="float" office:value="8336.88" calcext:value-type="float">
            <text:p>8336.88</text:p>
          </table:table-cell>
          <table:table-cell office:value-type="float" office:value="8678.68" calcext:value-type="float">
            <text:p>8678.68</text:p>
          </table:table-cell>
          <table:table-cell office:value-type="float" office:value="11253.57" calcext:value-type="float">
            <text:p>11253.57</text:p>
          </table:table-cell>
          <table:table-cell office:value-type="float" office:value="11588.11" calcext:value-type="float">
            <text:p>11588.11</text:p>
          </table:table-cell>
          <table:table-cell office:value-type="float" office:value="11473.8372222222" calcext:value-type="float">
            <text:p>11473.8372222222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Yambuk Wind Farm</text:p>
          </table:table-cell>
          <table:table-cell office:value-type="string" calcext:value-type="string">
            <text:p>AUS0000020</text:p>
          </table:table-cell>
          <table:table-cell office:value-type="float" office:value="30" calcext:value-type="float">
            <text:p>30</text:p>
          </table:table-cell>
          <table:table-cell office:value-type="float" office:value="-38.3079" calcext:value-type="float">
            <text:p>-38.3079</text:p>
          </table:table-cell>
          <table:table-cell office:value-type="float" office:value="142.0151" calcext:value-type="float">
            <text:p>142.0151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office:value-type="string" calcext:value-type="string">
            <text:p>Energy Pacific (Victoria)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60724" calcext:value-type="float">
            <text:p>1060724</text:p>
          </table:table-cell>
          <table:table-cell/>
          <table:table-cell office:value-type="float" office:value="90.2925" calcext:value-type="float">
            <text:p>90.2925</text:p>
          </table:table-cell>
          <table:table-cell office:value-type="float" office:value="93.5208333333333" calcext:value-type="float">
            <text:p>93.5208333333333</text:p>
          </table:table-cell>
          <table:table-cell office:value-type="float" office:value="90.2408333333333" calcext:value-type="float">
            <text:p>90.2408333333333</text:p>
          </table:table-cell>
          <table:table-cell office:value-type="float" office:value="85.8119444444445" calcext:value-type="float">
            <text:p>85.8119444444445</text:p>
          </table:table-cell>
          <table:table-cell office:value-type="float" office:value="86.7125" calcext:value-type="float">
            <text:p>86.7125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Yarrawonga</text:p>
          </table:table-cell>
          <table:table-cell office:value-type="string" calcext:value-type="string">
            <text:p>AUS0000101</text:p>
          </table:table-cell>
          <table:table-cell office:value-type="float" office:value="9" calcext:value-type="float">
            <text:p>9</text:p>
          </table:table-cell>
          <table:table-cell office:value-type="float" office:value="-36.0094" calcext:value-type="float">
            <text:p>-36.0094</text:p>
          </table:table-cell>
          <table:table-cell office:value-type="float" office:value="145.9995" calcext:value-type="float">
            <text:p>145.9995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AGL Energy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20876" calcext:value-type="float">
            <text:p>1020876</text:p>
          </table:table-cell>
          <table:table-cell/>
          <table:table-cell office:value-type="float" office:value="38.2161111111111" calcext:value-type="float">
            <text:p>38.2161111111111</text:p>
          </table:table-cell>
          <table:table-cell office:value-type="float" office:value="44.2247222222222" calcext:value-type="float">
            <text:p>44.2247222222222</text:p>
          </table:table-cell>
          <table:table-cell office:value-type="float" office:value="50.1838888888889" calcext:value-type="float">
            <text:p>50.1838888888889</text:p>
          </table:table-cell>
          <table:table-cell office:value-type="float" office:value="46.0352777777778" calcext:value-type="float">
            <text:p>46.0352777777778</text:p>
          </table:table-cell>
          <table:table-cell office:value-type="float" office:value="31.4447222222222" calcext:value-type="float">
            <text:p>31.4447222222222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Yarwun</text:p>
          </table:table-cell>
          <table:table-cell office:value-type="string" calcext:value-type="string">
            <text:p>AUS0000173</text:p>
          </table:table-cell>
          <table:table-cell office:value-type="float" office:value="154" calcext:value-type="float">
            <text:p>154</text:p>
          </table:table-cell>
          <table:table-cell office:value-type="float" office:value="-23.8306" calcext:value-type="float">
            <text:p>-23.8306</text:p>
          </table:table-cell>
          <table:table-cell office:value-type="float" office:value="151.1519" calcext:value-type="float">
            <text:p>151.1519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Rio Tinto Australia - Yarwun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table:number-columns-repeated="7"/>
          <table:table-cell office:value-type="float" office:value="388.349452973947" calcext:value-type="float">
            <text:p>388.349452973947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Yulara</text:p>
          </table:table-cell>
          <table:table-cell office:value-type="string" calcext:value-type="string">
            <text:p>AUS0000257</text:p>
          </table:table-cell>
          <table:table-cell office:value-type="float" office:value="10.95" calcext:value-type="float">
            <text:p>10.95</text:p>
          </table:table-cell>
          <table:table-cell office:value-type="float" office:value="-25.2323" calcext:value-type="float">
            <text:p>-25.2323</text:p>
          </table:table-cell>
          <table:table-cell office:value-type="float" office:value="130.9912" calcext:value-type="float">
            <text:p>130.9912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NT Government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24458" calcext:value-type="float">
            <text:p>1024458</text:p>
          </table:table-cell>
          <table:table-cell/>
          <table:table-cell office:value-type="float" office:value="21.9475" calcext:value-type="float">
            <text:p>21.9475</text:p>
          </table:table-cell>
          <table:table-cell office:value-type="float" office:value="22.775" calcext:value-type="float">
            <text:p>22.775</text:p>
          </table:table-cell>
          <table:table-cell office:value-type="float" office:value="24.0861111111111" calcext:value-type="float">
            <text:p>24.0861111111111</text:p>
          </table:table-cell>
          <table:table-cell office:value-type="float" office:value="23.0438888888889" calcext:value-type="float">
            <text:p>23.0438888888889</text:p>
          </table:table-cell>
          <table:table-cell office:value-type="float" office:value="19.885" calcext:value-type="float">
            <text:p>19.885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Yurralyi Maya (Karratha Seven Mile)</text:p>
          </table:table-cell>
          <table:table-cell office:value-type="string" calcext:value-type="string">
            <text:p>AUS0000218</text:p>
          </table:table-cell>
          <table:table-cell office:value-type="float" office:value="180" calcext:value-type="float">
            <text:p>180</text:p>
          </table:table-cell>
          <table:table-cell office:value-type="float" office:value="-20.762" calcext:value-type="float">
            <text:p>-20.762</text:p>
          </table:table-cell>
          <table:table-cell office:value-type="float" office:value="116.742" calcext:value-type="float">
            <text:p>116.742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Rio Tinto Australia Pty Ltd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string" calcext:value-type="string">
            <text:p>http://services.ga.gov.au/site_3/rest/services/Electricity_Infrastructure/MapServer</text:p>
          </table:table-cell>
          <table:table-cell office:value-type="string" calcext:value-type="string">
            <text:p>Australian Renewable Energy Mapping Infrastructure</text:p>
          </table:table-cell>
          <table:table-cell office:value-type="float" office:value="1074516" calcext:value-type="float">
            <text:p>1074516</text:p>
          </table:table-cell>
          <table:table-cell table:number-columns-repeated="3"/>
          <table:table-cell office:value-type="float" office:value="977.226944444445" calcext:value-type="float">
            <text:p>977.226944444445</text:p>
          </table:table-cell>
          <table:table-cell office:value-type="float" office:value="945.557777777778" calcext:value-type="float">
            <text:p>945.557777777778</text:p>
          </table:table-cell>
          <table:table-cell office:value-type="float" office:value="756.219166666667" calcext:value-type="float">
            <text:p>756.219166666667</text:p>
          </table:table-cell>
          <table:table-cell office:value-type="float" office:value="453.914945034484" calcext:value-type="float">
            <text:p>453.914945034484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bwinden-Asten</text:p>
          </table:table-cell>
          <table:table-cell office:value-type="string" calcext:value-type="string">
            <text:p>WRI1005149</text:p>
          </table:table-cell>
          <table:table-cell office:value-type="float" office:value="168" calcext:value-type="float">
            <text:p>168</text:p>
          </table:table-cell>
          <table:table-cell office:value-type="float" office:value="48.248" calcext:value-type="float">
            <text:p>48.248</text:p>
          </table:table-cell>
          <table:table-cell office:value-type="float" office:value="14.4305" calcext:value-type="float">
            <text:p>14.4305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80" calcext:value-type="float">
            <text:p>1980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office:value-type="float" office:value="1025003" calcext:value-type="float">
            <text:p>1025003</text:p>
          </table:table-cell>
          <table:table-cell table:number-columns-repeated="6"/>
          <table:table-cell office:value-type="float" office:value="830.138997586005" calcext:value-type="float">
            <text:p>830.138997586005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ltenmarkt</text:p>
          </table:table-cell>
          <table:table-cell office:value-type="string" calcext:value-type="string">
            <text:p>WRI1005150</text:p>
          </table:table-cell>
          <table:table-cell office:value-type="float" office:value="26" calcext:value-type="float">
            <text:p>26</text:p>
          </table:table-cell>
          <table:table-cell office:value-type="float" office:value="46.7667" calcext:value-type="float">
            <text:p>46.7667</text:p>
          </table:table-cell>
          <table:table-cell office:value-type="float" office:value="15.55" calcext:value-type="float">
            <text:p>15.55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60" calcext:value-type="float">
            <text:p>1960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41613" calcext:value-type="float">
            <text:p>1041613</text:p>
          </table:table-cell>
          <table:table-cell table:number-columns-repeated="6"/>
          <table:table-cell office:value-type="float" office:value="128.473892483548" calcext:value-type="float">
            <text:p>128.473892483548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rnstein</text:p>
          </table:table-cell>
          <table:table-cell office:value-type="string" calcext:value-type="string">
            <text:p>WRI1005153</text:p>
          </table:table-cell>
          <table:table-cell office:value-type="float" office:value="30" calcext:value-type="float">
            <text:p>30</text:p>
          </table:table-cell>
          <table:table-cell office:value-type="float" office:value="47.0167" calcext:value-type="float">
            <text:p>47.0167</text:p>
          </table:table-cell>
          <table:table-cell office:value-type="float" office:value="15.1667" calcext:value-type="float">
            <text:p>15.1667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25" calcext:value-type="float">
            <text:p>1925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30361" calcext:value-type="float">
            <text:p>1030361</text:p>
          </table:table-cell>
          <table:table-cell table:number-columns-repeated="6"/>
          <table:table-cell office:value-type="float" office:value="148.239106711787" calcext:value-type="float">
            <text:p>148.239106711787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schach</text:p>
          </table:table-cell>
          <table:table-cell office:value-type="string" calcext:value-type="string">
            <text:p>WRI1005154</text:p>
          </table:table-cell>
          <table:table-cell office:value-type="float" office:value="287" calcext:value-type="float">
            <text:p>287</text:p>
          </table:table-cell>
          <table:table-cell office:value-type="float" office:value="48.3853" calcext:value-type="float">
            <text:p>48.3853</text:p>
          </table:table-cell>
          <table:table-cell office:value-type="float" office:value="14.023" calcext:value-type="float">
            <text:p>14.023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64" calcext:value-type="float">
            <text:p>1964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office:value-type="float" office:value="1025005" calcext:value-type="float">
            <text:p>1025005</text:p>
          </table:table-cell>
          <table:table-cell table:number-columns-repeated="6"/>
          <table:table-cell office:value-type="float" office:value="1418.15412087609" calcext:value-type="float">
            <text:p>1418.15412087609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ischofshofen</text:p>
          </table:table-cell>
          <table:table-cell office:value-type="string" calcext:value-type="string">
            <text:p>WRI1005155</text:p>
          </table:table-cell>
          <table:table-cell office:value-type="float" office:value="16" calcext:value-type="float">
            <text:p>16</text:p>
          </table:table-cell>
          <table:table-cell office:value-type="float" office:value="47.407" calcext:value-type="float">
            <text:p>47.407</text:p>
          </table:table-cell>
          <table:table-cell office:value-type="float" office:value="13.2205" calcext:value-type="float">
            <text:p>13.2205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86" calcext:value-type="float">
            <text:p>1986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office:value-type="float" office:value="1031397" calcext:value-type="float">
            <text:p>1031397</text:p>
          </table:table-cell>
          <table:table-cell table:number-columns-repeated="6"/>
          <table:table-cell office:value-type="float" office:value="79.0608569129529" calcext:value-type="float">
            <text:p>79.0608569129529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raunau-Simbach</text:p>
          </table:table-cell>
          <table:table-cell office:value-type="string" calcext:value-type="string">
            <text:p>WRI1005159</text:p>
          </table:table-cell>
          <table:table-cell office:value-type="float" office:value="100" calcext:value-type="float">
            <text:p>100</text:p>
          </table:table-cell>
          <table:table-cell office:value-type="float" office:value="48.244" calcext:value-type="float">
            <text:p>48.244</text:p>
          </table:table-cell>
          <table:table-cell office:value-type="float" office:value="13.006" calcext:value-type="float">
            <text:p>13.006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54" calcext:value-type="float">
            <text:p>1954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494.130355705956" calcext:value-type="float">
            <text:p>494.130355705956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ionysen</text:p>
          </table:table-cell>
          <table:table-cell office:value-type="string" calcext:value-type="string">
            <text:p>WRI1005160</text:p>
          </table:table-cell>
          <table:table-cell office:value-type="float" office:value="16" calcext:value-type="float">
            <text:p>16</text:p>
          </table:table-cell>
          <table:table-cell office:value-type="float" office:value="47.4167" calcext:value-type="float">
            <text:p>47.4167</text:p>
          </table:table-cell>
          <table:table-cell office:value-type="float" office:value="15.2833" calcext:value-type="float">
            <text:p>15.2833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49" calcext:value-type="float">
            <text:p>1949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30365" calcext:value-type="float">
            <text:p>1030365</text:p>
          </table:table-cell>
          <table:table-cell table:number-columns-repeated="6"/>
          <table:table-cell office:value-type="float" office:value="79.0608569129529" calcext:value-type="float">
            <text:p>79.0608569129529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onaustadt</text:p>
          </table:table-cell>
          <table:table-cell office:value-type="string" calcext:value-type="string">
            <text:p>WRI1019146</text:p>
          </table:table-cell>
          <table:table-cell office:value-type="float" office:value="395" calcext:value-type="float">
            <text:p>395</text:p>
          </table:table-cell>
          <table:table-cell office:value-type="float" office:value="48.2" calcext:value-type="float">
            <text:p>48.2</text:p>
          </table:table-cell>
          <table:table-cell office:value-type="float" office:value="16.4633" calcext:value-type="float">
            <text:p>16.4633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Wien Energie</text:p>
          </table:table-cell>
          <table:table-cell office:value-type="string" calcext:value-type="string">
            <text:p>http://www.wienenergie.at/eportal3/ep/channelView.do/channelId/-51721</text:p>
          </table:table-cell>
          <table:table-cell office:value-type="string" calcext:value-type="string">
            <text:p>WRI</text:p>
          </table:table-cell>
          <table:table-cell office:value-type="float" office:value="1033341" calcext:value-type="float">
            <text:p>1033341</text:p>
          </table:table-cell>
          <table:table-cell table:number-columns-repeated="3"/>
          <table:table-cell office:value-type="float" office:value="1073.51" calcext:value-type="float">
            <text:p>1073.51</text:p>
          </table:table-cell>
          <table:table-cell table:number-columns-repeated="2"/>
          <table:table-cell office:value-type="float" office:value="1032.12143202709" calcext:value-type="float">
            <text:p>1032.12143202709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Ering-Frauenstein</text:p>
          </table:table-cell>
          <table:table-cell office:value-type="string" calcext:value-type="string">
            <text:p>WRI1005164</text:p>
          </table:table-cell>
          <table:table-cell office:value-type="float" office:value="72" calcext:value-type="float">
            <text:p>72</text:p>
          </table:table-cell>
          <table:table-cell office:value-type="float" office:value="48.2194" calcext:value-type="float">
            <text:p>48.2194</text:p>
          </table:table-cell>
          <table:table-cell office:value-type="float" office:value="13.16" calcext:value-type="float">
            <text:p>13.16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43" calcext:value-type="float">
            <text:p>1943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355.773856108288" calcext:value-type="float">
            <text:p>355.773856108288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Erzbach</text:p>
          </table:table-cell>
          <table:table-cell office:value-type="string" calcext:value-type="string">
            <text:p>WRI1005165</text:p>
          </table:table-cell>
          <table:table-cell office:value-type="float" office:value="1" calcext:value-type="float">
            <text:p>1</text:p>
          </table:table-cell>
          <table:table-cell office:value-type="float" office:value="47.6" calcext:value-type="float">
            <text:p>47.6</text:p>
          </table:table-cell>
          <table:table-cell office:value-type="float" office:value="14.7333" calcext:value-type="float">
            <text:p>14.7333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86" calcext:value-type="float">
            <text:p>1986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52507" calcext:value-type="float">
            <text:p>1052507</text:p>
          </table:table-cell>
          <table:table-cell table:number-columns-repeated="6"/>
          <table:table-cell office:value-type="float" office:value="4.94130355705956" calcext:value-type="float">
            <text:p>4.94130355705956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Feistritz-Ludmannsdorf</text:p>
          </table:table-cell>
          <table:table-cell office:value-type="string" calcext:value-type="string">
            <text:p>WRI1005166</text:p>
          </table:table-cell>
          <table:table-cell office:value-type="float" office:value="88" calcext:value-type="float">
            <text:p>88</text:p>
          </table:table-cell>
          <table:table-cell office:value-type="float" office:value="46.5347" calcext:value-type="float">
            <text:p>46.5347</text:p>
          </table:table-cell>
          <table:table-cell office:value-type="float" office:value="14.1712" calcext:value-type="float">
            <text:p>14.1712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68" calcext:value-type="float">
            <text:p>1968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office:value-type="float" office:value="1025023" calcext:value-type="float">
            <text:p>1025023</text:p>
          </table:table-cell>
          <table:table-cell table:number-columns-repeated="6"/>
          <table:table-cell office:value-type="float" office:value="434.834713021241" calcext:value-type="float">
            <text:p>434.834713021241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Feldkirchen</text:p>
          </table:table-cell>
          <table:table-cell office:value-type="string" calcext:value-type="string">
            <text:p>WRI1019130</text:p>
          </table:table-cell>
          <table:table-cell office:value-type="float" office:value="38" calcext:value-type="float">
            <text:p>38</text:p>
          </table:table-cell>
          <table:table-cell office:value-type="float" office:value="46.8638" calcext:value-type="float">
            <text:p>46.8638</text:p>
          </table:table-cell>
          <table:table-cell office:value-type="float" office:value="13.3355" calcext:value-type="float">
            <text:p>13.3355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70" calcext:value-type="float">
            <text:p>1970</text:p>
          </table:table-cell>
          <table:table-cell table:number-columns-repeated="2" office:value-type="string" calcext:value-type="string">
            <text:p>Wien Energie</text:p>
          </table:table-cell>
          <table:table-cell office:value-type="string" calcext:value-type="string">
            <text:p>http://www.wienenergie.at/eportal3/ep/channelView.do/pageTypeId/67860/channelId/-51544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187.769535168263" calcext:value-type="float">
            <text:p>187.769535168263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Ferlach Maria Rain</text:p>
          </table:table-cell>
          <table:table-cell office:value-type="string" calcext:value-type="string">
            <text:p>WRI1005167</text:p>
          </table:table-cell>
          <table:table-cell office:value-type="float" office:value="75" calcext:value-type="float">
            <text:p>75</text:p>
          </table:table-cell>
          <table:table-cell office:value-type="float" office:value="46.5462" calcext:value-type="float">
            <text:p>46.5462</text:p>
          </table:table-cell>
          <table:table-cell office:value-type="float" office:value="14.2985" calcext:value-type="float">
            <text:p>14.2985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75" calcext:value-type="float">
            <text:p>1975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office:value-type="float" office:value="1025024" calcext:value-type="float">
            <text:p>1025024</text:p>
          </table:table-cell>
          <table:table-cell table:number-columns-repeated="6"/>
          <table:table-cell office:value-type="float" office:value="370.597766779467" calcext:value-type="float">
            <text:p>370.597766779467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Fisching</text:p>
          </table:table-cell>
          <table:table-cell office:value-type="string" calcext:value-type="string">
            <text:p>WRI1005168</text:p>
          </table:table-cell>
          <table:table-cell office:value-type="float" office:value="22" calcext:value-type="float">
            <text:p>22</text:p>
          </table:table-cell>
          <table:table-cell office:value-type="float" office:value="47.1667" calcext:value-type="float">
            <text:p>47.1667</text:p>
          </table:table-cell>
          <table:table-cell office:value-type="float" office:value="14.7333" calcext:value-type="float">
            <text:p>14.7333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34180" calcext:value-type="float">
            <text:p>1034180</text:p>
          </table:table-cell>
          <table:table-cell table:number-columns-repeated="6"/>
          <table:table-cell office:value-type="float" office:value="108.70867825531" calcext:value-type="float">
            <text:p>108.70867825531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Freudenau Danube</text:p>
          </table:table-cell>
          <table:table-cell office:value-type="string" calcext:value-type="string">
            <text:p>WRI1019128</text:p>
          </table:table-cell>
          <table:table-cell office:value-type="float" office:value="172" calcext:value-type="float">
            <text:p>172</text:p>
          </table:table-cell>
          <table:table-cell office:value-type="float" office:value="48.1764" calcext:value-type="float">
            <text:p>48.1764</text:p>
          </table:table-cell>
          <table:table-cell office:value-type="float" office:value="16.4811" calcext:value-type="float">
            <text:p>16.4811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 table:number-columns-repeated="2" office:value-type="string" calcext:value-type="string">
            <text:p>Wien Energie</text:p>
          </table:table-cell>
          <table:table-cell office:value-type="string" calcext:value-type="string">
            <text:p>http://www.wienenergie.at/eportal3/ep/channelView.do/channelId/-51618</text:p>
          </table:table-cell>
          <table:table-cell office:value-type="string" calcext:value-type="string">
            <text:p>WRI</text:p>
          </table:table-cell>
          <table:table-cell office:value-type="float" office:value="1025006" calcext:value-type="float">
            <text:p>1025006</text:p>
          </table:table-cell>
          <table:table-cell table:number-columns-repeated="6"/>
          <table:table-cell office:value-type="float" office:value="849.904211814244" calcext:value-type="float">
            <text:p>849.904211814244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Friesach</text:p>
          </table:table-cell>
          <table:table-cell office:value-type="string" calcext:value-type="string">
            <text:p>WRI1005169</text:p>
          </table:table-cell>
          <table:table-cell office:value-type="float" office:value="12" calcext:value-type="float">
            <text:p>12</text:p>
          </table:table-cell>
          <table:table-cell office:value-type="float" office:value="47.1667" calcext:value-type="float">
            <text:p>47.1667</text:p>
          </table:table-cell>
          <table:table-cell office:value-type="float" office:value="15.3333" calcext:value-type="float">
            <text:p>15.3333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30364" calcext:value-type="float">
            <text:p>1030364</text:p>
          </table:table-cell>
          <table:table-cell table:number-columns-repeated="6"/>
          <table:table-cell office:value-type="float" office:value="59.2956426847147" calcext:value-type="float">
            <text:p>59.2956426847147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Funsingau</text:p>
          </table:table-cell>
          <table:table-cell office:value-type="string" calcext:value-type="string">
            <text:p>WRI1005170</text:p>
          </table:table-cell>
          <table:table-cell office:value-type="float" office:value="25" calcext:value-type="float">
            <text:p>25</text:p>
          </table:table-cell>
          <table:table-cell office:value-type="float" office:value="47.2354" calcext:value-type="float">
            <text:p>47.2354</text:p>
          </table:table-cell>
          <table:table-cell office:value-type="float" office:value="12.0583" calcext:value-type="float">
            <text:p>12.0583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68" calcext:value-type="float">
            <text:p>1968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office:value-type="float" office:value="1031031" calcext:value-type="float">
            <text:p>1031031</text:p>
          </table:table-cell>
          <table:table-cell table:number-columns-repeated="6"/>
          <table:table-cell office:value-type="float" office:value="123.532588926489" calcext:value-type="float">
            <text:p>123.532588926489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abersdorf</text:p>
          </table:table-cell>
          <table:table-cell office:value-type="string" calcext:value-type="string">
            <text:p>WRI1005171</text:p>
          </table:table-cell>
          <table:table-cell office:value-type="float" office:value="14" calcext:value-type="float">
            <text:p>14</text:p>
          </table:table-cell>
          <table:table-cell office:value-type="float" office:value="46.7772" calcext:value-type="float">
            <text:p>46.7772</text:p>
          </table:table-cell>
          <table:table-cell office:value-type="float" office:value="15.5842" calcext:value-type="float">
            <text:p>15.5842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74" calcext:value-type="float">
            <text:p>1974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30366" calcext:value-type="float">
            <text:p>1030366</text:p>
          </table:table-cell>
          <table:table-cell table:number-columns-repeated="6"/>
          <table:table-cell office:value-type="float" office:value="69.1782497988338" calcext:value-type="float">
            <text:p>69.1782497988338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aming</text:p>
          </table:table-cell>
          <table:table-cell office:value-type="string" calcext:value-type="string">
            <text:p>WRI1019129</text:p>
          </table:table-cell>
          <table:table-cell office:value-type="float" office:value="14" calcext:value-type="float">
            <text:p>14</text:p>
          </table:table-cell>
          <table:table-cell office:value-type="float" office:value="48.1766" calcext:value-type="float">
            <text:p>48.1766</text:p>
          </table:table-cell>
          <table:table-cell office:value-type="float" office:value="16.4813" calcext:value-type="float">
            <text:p>16.4813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26" calcext:value-type="float">
            <text:p>1926</text:p>
          </table:table-cell>
          <table:table-cell table:number-columns-repeated="2" office:value-type="string" calcext:value-type="string">
            <text:p>Wien Energie</text:p>
          </table:table-cell>
          <table:table-cell office:value-type="string" calcext:value-type="string">
            <text:p>http://www.wienenergie.at/eportal3/ep/channelView.do/pageTypeId/67860/channelId/-51541</text:p>
          </table:table-cell>
          <table:table-cell office:value-type="string" calcext:value-type="string">
            <text:p>WRI</text:p>
          </table:table-cell>
          <table:table-cell office:value-type="float" office:value="1033342" calcext:value-type="float">
            <text:p>1033342</text:p>
          </table:table-cell>
          <table:table-cell table:number-columns-repeated="6"/>
          <table:table-cell office:value-type="float" office:value="69.1782497988338" calcext:value-type="float">
            <text:p>69.1782497988338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erlos</text:p>
          </table:table-cell>
          <table:table-cell office:value-type="string" calcext:value-type="string">
            <text:p>WRI1005174</text:p>
          </table:table-cell>
          <table:table-cell office:value-type="float" office:value="200" calcext:value-type="float">
            <text:p>200</text:p>
          </table:table-cell>
          <table:table-cell office:value-type="float" office:value="47.2342" calcext:value-type="float">
            <text:p>47.2342</text:p>
          </table:table-cell>
          <table:table-cell office:value-type="float" office:value="11.8997" calcext:value-type="float">
            <text:p>11.8997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49" calcext:value-type="float">
            <text:p>1949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office:value-type="float" office:value="1031032" calcext:value-type="float">
            <text:p>1031032</text:p>
          </table:table-cell>
          <table:table-cell table:number-columns-repeated="6"/>
          <table:table-cell office:value-type="float" office:value="988.260711411911" calcext:value-type="float">
            <text:p>988.260711411911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ratkorn</text:p>
          </table:table-cell>
          <table:table-cell office:value-type="string" calcext:value-type="string">
            <text:p>WRI1005177</text:p>
          </table:table-cell>
          <table:table-cell office:value-type="float" office:value="11" calcext:value-type="float">
            <text:p>11</text:p>
          </table:table-cell>
          <table:table-cell office:value-type="float" office:value="47.1333" calcext:value-type="float">
            <text:p>47.1333</text:p>
          </table:table-cell>
          <table:table-cell office:value-type="float" office:value="15.35" calcext:value-type="float">
            <text:p>15.35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107045" calcext:value-type="float">
            <text:p>1107045</text:p>
          </table:table-cell>
          <table:table-cell table:number-columns-repeated="6"/>
          <table:table-cell office:value-type="float" office:value="54.3543391276551" calcext:value-type="float">
            <text:p>54.3543391276551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reifenstein</text:p>
          </table:table-cell>
          <table:table-cell office:value-type="string" calcext:value-type="string">
            <text:p>WRI1005179</text:p>
          </table:table-cell>
          <table:table-cell office:value-type="float" office:value="293" calcext:value-type="float">
            <text:p>293</text:p>
          </table:table-cell>
          <table:table-cell office:value-type="float" office:value="48.3553" calcext:value-type="float">
            <text:p>48.3553</text:p>
          </table:table-cell>
          <table:table-cell office:value-type="float" office:value="16.2424" calcext:value-type="float">
            <text:p>16.2424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85" calcext:value-type="float">
            <text:p>1985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office:value-type="float" office:value="1025007" calcext:value-type="float">
            <text:p>1025007</text:p>
          </table:table-cell>
          <table:table-cell table:number-columns-repeated="6"/>
          <table:table-cell office:value-type="float" office:value="1447.80194221845" calcext:value-type="float">
            <text:p>1447.80194221845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Hieflau</text:p>
          </table:table-cell>
          <table:table-cell office:value-type="string" calcext:value-type="string">
            <text:p>WRI1005185</text:p>
          </table:table-cell>
          <table:table-cell office:value-type="float" office:value="63" calcext:value-type="float">
            <text:p>63</text:p>
          </table:table-cell>
          <table:table-cell office:value-type="float" office:value="47.6" calcext:value-type="float">
            <text:p>47.6</text:p>
          </table:table-cell>
          <table:table-cell office:value-type="float" office:value="14.7333" calcext:value-type="float">
            <text:p>14.7333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30369" calcext:value-type="float">
            <text:p>1030369</text:p>
          </table:table-cell>
          <table:table-cell table:number-columns-repeated="6"/>
          <table:table-cell office:value-type="float" office:value="311.302124094752" calcext:value-type="float">
            <text:p>311.302124094752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Hieflau-Erzbach</text:p>
          </table:table-cell>
          <table:table-cell office:value-type="string" calcext:value-type="string">
            <text:p>WRI1005186</text:p>
          </table:table-cell>
          <table:table-cell office:value-type="float" office:value="1" calcext:value-type="float">
            <text:p>1</text:p>
          </table:table-cell>
          <table:table-cell office:value-type="float" office:value="47.6" calcext:value-type="float">
            <text:p>47.6</text:p>
          </table:table-cell>
          <table:table-cell office:value-type="float" office:value="14.7333" calcext:value-type="float">
            <text:p>14.7333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56" calcext:value-type="float">
            <text:p>1956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table:number-columns-repeated="7"/>
          <table:table-cell office:value-type="float" office:value="4.94130355705956" calcext:value-type="float">
            <text:p>4.94130355705956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Jochenstein</text:p>
          </table:table-cell>
          <table:table-cell office:value-type="string" calcext:value-type="string">
            <text:p>WRI1005188</text:p>
          </table:table-cell>
          <table:table-cell office:value-type="float" office:value="132" calcext:value-type="float">
            <text:p>132</text:p>
          </table:table-cell>
          <table:table-cell office:value-type="float" office:value="48.5184" calcext:value-type="float">
            <text:p>48.5184</text:p>
          </table:table-cell>
          <table:table-cell office:value-type="float" office:value="13.7076" calcext:value-type="float">
            <text:p>13.7076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56" calcext:value-type="float">
            <text:p>1956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table:number-columns-repeated="7"/>
          <table:table-cell office:value-type="float" office:value="652.252069531862" calcext:value-type="float">
            <text:p>652.252069531862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W Amlach</text:p>
          </table:table-cell>
          <table:table-cell office:value-type="string" calcext:value-type="string">
            <text:p>WRI1005900</text:p>
          </table:table-cell>
          <table:table-cell office:value-type="float" office:value="60" calcext:value-type="float">
            <text:p>60</text:p>
          </table:table-cell>
          <table:table-cell office:value-type="float" office:value="46.8142" calcext:value-type="float">
            <text:p>46.8142</text:p>
          </table:table-cell>
          <table:table-cell office:value-type="float" office:value="12.7618" calcext:value-type="float">
            <text:p>12.7618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89" calcext:value-type="float">
            <text:p>1989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Open Power System Data</text:p>
          </table:table-cell>
          <table:table-cell office:value-type="string" calcext:value-type="string">
            <text:p>http://data.open-power-system-data.org/</text:p>
          </table:table-cell>
          <table:table-cell office:value-type="string" calcext:value-type="string">
            <text:p>Open Power System Data</text:p>
          </table:table-cell>
          <table:table-cell office:value-type="float" office:value="1046734" calcext:value-type="float">
            <text:p>1046734</text:p>
          </table:table-cell>
          <table:table-cell table:number-columns-repeated="6"/>
          <table:table-cell office:value-type="float" office:value="296.478213423573" calcext:value-type="float">
            <text:p>296.478213423573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W Imst</text:p>
          </table:table-cell>
          <table:table-cell office:value-type="string" calcext:value-type="string">
            <text:p>WRI1005905</text:p>
          </table:table-cell>
          <table:table-cell office:value-type="float" office:value="89" calcext:value-type="float">
            <text:p>89</text:p>
          </table:table-cell>
          <table:table-cell office:value-type="float" office:value="47.2122" calcext:value-type="float">
            <text:p>47.2122</text:p>
          </table:table-cell>
          <table:table-cell office:value-type="float" office:value="10.7215" calcext:value-type="float">
            <text:p>10.7215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56" calcext:value-type="float">
            <text:p>1956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Open Power System Data</text:p>
          </table:table-cell>
          <table:table-cell office:value-type="string" calcext:value-type="string">
            <text:p>http://data.open-power-system-data.org/</text:p>
          </table:table-cell>
          <table:table-cell office:value-type="string" calcext:value-type="string">
            <text:p>Open Power System Data</text:p>
          </table:table-cell>
          <table:table-cell table:number-columns-repeated="7"/>
          <table:table-cell office:value-type="float" office:value="439.776016578301" calcext:value-type="float">
            <text:p>439.776016578301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W Jenbach</text:p>
          </table:table-cell>
          <table:table-cell office:value-type="string" calcext:value-type="string">
            <text:p>WRI1005907</text:p>
          </table:table-cell>
          <table:table-cell office:value-type="float" office:value="79" calcext:value-type="float">
            <text:p>79</text:p>
          </table:table-cell>
          <table:table-cell office:value-type="float" office:value="47.3932" calcext:value-type="float">
            <text:p>47.3932</text:p>
          </table:table-cell>
          <table:table-cell office:value-type="float" office:value="11.7886" calcext:value-type="float">
            <text:p>11.7886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26" calcext:value-type="float">
            <text:p>1926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Open Power System Data</text:p>
          </table:table-cell>
          <table:table-cell office:value-type="string" calcext:value-type="string">
            <text:p>http://data.open-power-system-data.org/</text:p>
          </table:table-cell>
          <table:table-cell office:value-type="string" calcext:value-type="string">
            <text:p>Open Power System Data</text:p>
          </table:table-cell>
          <table:table-cell table:number-columns-repeated="7"/>
          <table:table-cell office:value-type="float" office:value="390.362981007705" calcext:value-type="float">
            <text:p>390.362981007705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W Kaunertal</text:p>
          </table:table-cell>
          <table:table-cell office:value-type="string" calcext:value-type="string">
            <text:p>WRI1005908</text:p>
          </table:table-cell>
          <table:table-cell office:value-type="float" office:value="392" calcext:value-type="float">
            <text:p>392</text:p>
          </table:table-cell>
          <table:table-cell office:value-type="float" office:value="47.0678" calcext:value-type="float">
            <text:p>47.0678</text:p>
          </table:table-cell>
          <table:table-cell office:value-type="float" office:value="10.6652" calcext:value-type="float">
            <text:p>10.6652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64" calcext:value-type="float">
            <text:p>1964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Open Power System Data</text:p>
          </table:table-cell>
          <table:table-cell office:value-type="string" calcext:value-type="string">
            <text:p>http://data.open-power-system-data.org/</text:p>
          </table:table-cell>
          <table:table-cell office:value-type="string" calcext:value-type="string">
            <text:p>Open Power System Data</text:p>
          </table:table-cell>
          <table:table-cell table:number-columns-repeated="7"/>
          <table:table-cell office:value-type="float" office:value="1936.99099436735" calcext:value-type="float">
            <text:p>1936.99099436735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W Kühtai</text:p>
          </table:table-cell>
          <table:table-cell office:value-type="string" calcext:value-type="string">
            <text:p>WRI1005910</text:p>
          </table:table-cell>
          <table:table-cell office:value-type="float" office:value="289" calcext:value-type="float">
            <text:p>289</text:p>
          </table:table-cell>
          <table:table-cell office:value-type="float" office:value="47.2078" calcext:value-type="float">
            <text:p>47.2078</text:p>
          </table:table-cell>
          <table:table-cell office:value-type="float" office:value="11.0057" calcext:value-type="float">
            <text:p>11.0057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81" calcext:value-type="float">
            <text:p>1981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Open Power System Data</text:p>
          </table:table-cell>
          <table:table-cell office:value-type="string" calcext:value-type="string">
            <text:p>http://data.open-power-system-data.org/</text:p>
          </table:table-cell>
          <table:table-cell office:value-type="string" calcext:value-type="string">
            <text:p>Open Power System Data</text:p>
          </table:table-cell>
          <table:table-cell table:number-columns-repeated="5"/>
          <table:table-cell office:value-type="float" office:value="118.791" calcext:value-type="float">
            <text:p>118.791</text:p>
          </table:table-cell>
          <table:table-cell/>
          <table:table-cell office:value-type="float" office:value="1428.03672799021" calcext:value-type="float">
            <text:p>1428.03672799021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W Silz</text:p>
          </table:table-cell>
          <table:table-cell office:value-type="string" calcext:value-type="string">
            <text:p>WRI1005914</text:p>
          </table:table-cell>
          <table:table-cell office:value-type="float" office:value="500" calcext:value-type="float">
            <text:p>500</text:p>
          </table:table-cell>
          <table:table-cell office:value-type="float" office:value="47.2696" calcext:value-type="float">
            <text:p>47.2696</text:p>
          </table:table-cell>
          <table:table-cell office:value-type="float" office:value="10.9678" calcext:value-type="float">
            <text:p>10.9678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81" calcext:value-type="float">
            <text:p>1981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Open Power System Data</text:p>
          </table:table-cell>
          <table:table-cell office:value-type="string" calcext:value-type="string">
            <text:p>http://data.open-power-system-data.org/</text:p>
          </table:table-cell>
          <table:table-cell office:value-type="string" calcext:value-type="string">
            <text:p>Open Power System Data</text:p>
          </table:table-cell>
          <table:table-cell office:value-type="float" office:value="1031380" calcext:value-type="float">
            <text:p>1031380</text:p>
          </table:table-cell>
          <table:table-cell table:number-columns-repeated="4"/>
          <table:table-cell office:value-type="float" office:value="128.53" calcext:value-type="float">
            <text:p>128.53</text:p>
          </table:table-cell>
          <table:table-cell/>
          <table:table-cell office:value-type="float" office:value="2470.65177852978" calcext:value-type="float">
            <text:p>2470.65177852978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aprun Limberg II</text:p>
          </table:table-cell>
          <table:table-cell office:value-type="string" calcext:value-type="string">
            <text:p>WRI1005191</text:p>
          </table:table-cell>
          <table:table-cell office:value-type="float" office:value="480" calcext:value-type="float">
            <text:p>480</text:p>
          </table:table-cell>
          <table:table-cell office:value-type="float" office:value="47.1985" calcext:value-type="float">
            <text:p>47.1985</text:p>
          </table:table-cell>
          <table:table-cell office:value-type="float" office:value="12.7223" calcext:value-type="float">
            <text:p>12.7223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office:value-type="float" office:value="1066491" calcext:value-type="float">
            <text:p>1066491</text:p>
          </table:table-cell>
          <table:table-cell table:number-columns-repeated="6"/>
          <table:table-cell office:value-type="float" office:value="2371.82570738859" calcext:value-type="float">
            <text:p>2371.82570738859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aprun Oberstufe</text:p>
          </table:table-cell>
          <table:table-cell office:value-type="string" calcext:value-type="string">
            <text:p>WRI1005192</text:p>
          </table:table-cell>
          <table:table-cell office:value-type="float" office:value="113" calcext:value-type="float">
            <text:p>113</text:p>
          </table:table-cell>
          <table:table-cell office:value-type="float" office:value="47.1968" calcext:value-type="float">
            <text:p>47.1968</text:p>
          </table:table-cell>
          <table:table-cell office:value-type="float" office:value="12.7192" calcext:value-type="float">
            <text:p>12.7192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56" calcext:value-type="float">
            <text:p>1956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office:value-type="float" office:value="1031037" calcext:value-type="float">
            <text:p>1031037</text:p>
          </table:table-cell>
          <table:table-cell table:number-columns-repeated="6"/>
          <table:table-cell office:value-type="float" office:value="558.36730194773" calcext:value-type="float">
            <text:p>558.36730194773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aprun main stage</text:p>
          </table:table-cell>
          <table:table-cell office:value-type="string" calcext:value-type="string">
            <text:p>WRI1005190</text:p>
          </table:table-cell>
          <table:table-cell office:value-type="float" office:value="240" calcext:value-type="float">
            <text:p>240</text:p>
          </table:table-cell>
          <table:table-cell office:value-type="float" office:value="47.2591" calcext:value-type="float">
            <text:p>47.2591</text:p>
          </table:table-cell>
          <table:table-cell office:value-type="float" office:value="12.7389" calcext:value-type="float">
            <text:p>12.7389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53" calcext:value-type="float">
            <text:p>1953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table:number-columns-repeated="7"/>
          <table:table-cell office:value-type="float" office:value="1185.91285369429" calcext:value-type="float">
            <text:p>1185.91285369429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ellerberg</text:p>
          </table:table-cell>
          <table:table-cell office:value-type="string" calcext:value-type="string">
            <text:p>WRI1005193</text:p>
          </table:table-cell>
          <table:table-cell office:value-type="float" office:value="25" calcext:value-type="float">
            <text:p>25</text:p>
          </table:table-cell>
          <table:table-cell office:value-type="float" office:value="46.67" calcext:value-type="float">
            <text:p>46.67</text:p>
          </table:table-cell>
          <table:table-cell office:value-type="float" office:value="13.6886" calcext:value-type="float">
            <text:p>13.6886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85" calcext:value-type="float">
            <text:p>1985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25026" calcext:value-type="float">
            <text:p>1025026</text:p>
          </table:table-cell>
          <table:table-cell table:number-columns-repeated="6"/>
          <table:table-cell office:value-type="float" office:value="123.532588926489" calcext:value-type="float">
            <text:p>123.532588926489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lammsee</text:p>
          </table:table-cell>
          <table:table-cell office:value-type="string" calcext:value-type="string">
            <text:p>WRI1005194</text:p>
          </table:table-cell>
          <table:table-cell office:value-type="float" office:value="1" calcext:value-type="float">
            <text:p>1</text:p>
          </table:table-cell>
          <table:table-cell office:value-type="float" office:value="47.2591" calcext:value-type="float">
            <text:p>47.2591</text:p>
          </table:table-cell>
          <table:table-cell office:value-type="float" office:value="12.7389" calcext:value-type="float">
            <text:p>12.7389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47" calcext:value-type="float">
            <text:p>1947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office:value-type="float" office:value="1060066" calcext:value-type="float">
            <text:p>1060066</text:p>
          </table:table-cell>
          <table:table-cell table:number-columns-repeated="6"/>
          <table:table-cell office:value-type="float" office:value="4.94130355705956" calcext:value-type="float">
            <text:p>4.94130355705956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WRI1005195</text:p>
          </table:table-cell>
          <table:table-cell office:value-type="float" office:value="20" calcext:value-type="float">
            <text:p>20</text:p>
          </table:table-cell>
          <table:table-cell office:value-type="float" office:value="47.8314" calcext:value-type="float">
            <text:p>47.8314</text:p>
          </table:table-cell>
          <table:table-cell office:value-type="float" office:value="14.1572" calcext:value-type="float">
            <text:p>14.1572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75" calcext:value-type="float">
            <text:p>1975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16512" calcext:value-type="float">
            <text:p>1016512</text:p>
          </table:table-cell>
          <table:table-cell table:number-columns-repeated="6"/>
          <table:table-cell office:value-type="float" office:value="98.8260711411911" calcext:value-type="float">
            <text:p>98.8260711411911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opswerk II</text:p>
          </table:table-cell>
          <table:table-cell office:value-type="string" calcext:value-type="string">
            <text:p>WRI1019153</text:p>
          </table:table-cell>
          <table:table-cell office:value-type="float" office:value="525" calcext:value-type="float">
            <text:p>525</text:p>
          </table:table-cell>
          <table:table-cell office:value-type="float" office:value="46.975" calcext:value-type="float">
            <text:p>46.975</text:p>
          </table:table-cell>
          <table:table-cell office:value-type="float" office:value="10.043" calcext:value-type="float">
            <text:p>10.043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Vorarlberge Illwerke AG</text:p>
          </table:table-cell>
          <table:table-cell office:value-type="string" calcext:value-type="string">
            <text:p>Vorarlberger Illwerke AG</text:p>
          </table:table-cell>
          <table:table-cell office:value-type="string" calcext:value-type="string">
            <text:p>https://www.illwerke.at/kopswerk-2.htm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2594.18436745627" calcext:value-type="float">
            <text:p>2594.18436745627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reuzbergmaut</text:p>
          </table:table-cell>
          <table:table-cell office:value-type="string" calcext:value-type="string">
            <text:p>WRI1005197</text:p>
          </table:table-cell>
          <table:table-cell office:value-type="float" office:value="18" calcext:value-type="float">
            <text:p>18</text:p>
          </table:table-cell>
          <table:table-cell office:value-type="float" office:value="47.4412" calcext:value-type="float">
            <text:p>47.4412</text:p>
          </table:table-cell>
          <table:table-cell office:value-type="float" office:value="13.2108" calcext:value-type="float">
            <text:p>13.2108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office:value-type="float" office:value="1031398" calcext:value-type="float">
            <text:p>1031398</text:p>
          </table:table-cell>
          <table:table-cell table:number-columns-repeated="6"/>
          <table:table-cell office:value-type="float" office:value="88.943464027072" calcext:value-type="float">
            <text:p>88.943464027072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reuzeck days storage</text:p>
          </table:table-cell>
          <table:table-cell office:value-type="string" calcext:value-type="string">
            <text:p>WRI1005198</text:p>
          </table:table-cell>
          <table:table-cell office:value-type="float" office:value="45" calcext:value-type="float">
            <text:p>45</text:p>
          </table:table-cell>
          <table:table-cell office:value-type="float" office:value="46.8727" calcext:value-type="float">
            <text:p>46.8727</text:p>
          </table:table-cell>
          <table:table-cell office:value-type="float" office:value="13.3117" calcext:value-type="float">
            <text:p>13.3117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60" calcext:value-type="float">
            <text:p>1960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table:number-columns-repeated="7"/>
          <table:table-cell office:value-type="float" office:value="222.35866006768" calcext:value-type="float">
            <text:p>222.35866006768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rippau</text:p>
          </table:table-cell>
          <table:table-cell office:value-type="string" calcext:value-type="string">
            <text:p>WRI1005199</text:p>
          </table:table-cell>
          <table:table-cell office:value-type="float" office:value="30" calcext:value-type="float">
            <text:p>30</text:p>
          </table:table-cell>
          <table:table-cell office:value-type="float" office:value="47.6833" calcext:value-type="float">
            <text:p>47.6833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65" calcext:value-type="float">
            <text:p>1965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30371" calcext:value-type="float">
            <text:p>1030371</text:p>
          </table:table-cell>
          <table:table-cell table:number-columns-repeated="6"/>
          <table:table-cell office:value-type="float" office:value="148.239106711787" calcext:value-type="float">
            <text:p>148.239106711787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Landl</text:p>
          </table:table-cell>
          <table:table-cell office:value-type="string" calcext:value-type="string">
            <text:p>WRI1005200</text:p>
          </table:table-cell>
          <table:table-cell office:value-type="float" office:value="25" calcext:value-type="float">
            <text:p>25</text:p>
          </table:table-cell>
          <table:table-cell office:value-type="float" office:value="47.65" calcext:value-type="float">
            <text:p>47.65</text:p>
          </table:table-cell>
          <table:table-cell office:value-type="float" office:value="14.7167" calcext:value-type="float">
            <text:p>14.7167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67" calcext:value-type="float">
            <text:p>1967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30373" calcext:value-type="float">
            <text:p>1030373</text:p>
          </table:table-cell>
          <table:table-cell table:number-columns-repeated="6"/>
          <table:table-cell office:value-type="float" office:value="123.532588926489" calcext:value-type="float">
            <text:p>123.532588926489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Laufnitzdorf</text:p>
          </table:table-cell>
          <table:table-cell office:value-type="string" calcext:value-type="string">
            <text:p>WRI1005201</text:p>
          </table:table-cell>
          <table:table-cell office:value-type="float" office:value="18" calcext:value-type="float">
            <text:p>18</text:p>
          </table:table-cell>
          <table:table-cell office:value-type="float" office:value="47.3" calcext:value-type="float">
            <text:p>47.3</text:p>
          </table:table-cell>
          <table:table-cell office:value-type="float" office:value="15.3167" calcext:value-type="float">
            <text:p>15.3167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31" calcext:value-type="float">
            <text:p>1931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30374" calcext:value-type="float">
            <text:p>1030374</text:p>
          </table:table-cell>
          <table:table-cell table:number-columns-repeated="6"/>
          <table:table-cell office:value-type="float" office:value="88.943464027072" calcext:value-type="float">
            <text:p>88.943464027072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Lebring</text:p>
          </table:table-cell>
          <table:table-cell office:value-type="string" calcext:value-type="string">
            <text:p>WRI1005203</text:p>
          </table:table-cell>
          <table:table-cell office:value-type="float" office:value="20" calcext:value-type="float">
            <text:p>20</text:p>
          </table:table-cell>
          <table:table-cell office:value-type="float" office:value="46.8522" calcext:value-type="float">
            <text:p>46.8522</text:p>
          </table:table-cell>
          <table:table-cell office:value-type="float" office:value="15.5383" calcext:value-type="float">
            <text:p>15.5383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88" calcext:value-type="float">
            <text:p>1988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30356" calcext:value-type="float">
            <text:p>1030356</text:p>
          </table:table-cell>
          <table:table-cell table:number-columns-repeated="6"/>
          <table:table-cell office:value-type="float" office:value="98.8260711411911" calcext:value-type="float">
            <text:p>98.8260711411911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Leoben</text:p>
          </table:table-cell>
          <table:table-cell office:value-type="string" calcext:value-type="string">
            <text:p>WRI1005204</text:p>
          </table:table-cell>
          <table:table-cell office:value-type="float" office:value="10" calcext:value-type="float">
            <text:p>10</text:p>
          </table:table-cell>
          <table:table-cell office:value-type="float" office:value="47.3833" calcext:value-type="float">
            <text:p>47.3833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58629" calcext:value-type="float">
            <text:p>1058629</text:p>
          </table:table-cell>
          <table:table-cell table:number-columns-repeated="6"/>
          <table:table-cell office:value-type="float" office:value="49.4130355705956" calcext:value-type="float">
            <text:p>49.4130355705956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Losenstein</text:p>
          </table:table-cell>
          <table:table-cell office:value-type="string" calcext:value-type="string">
            <text:p>WRI1005205</text:p>
          </table:table-cell>
          <table:table-cell office:value-type="float" office:value="39" calcext:value-type="float">
            <text:p>39</text:p>
          </table:table-cell>
          <table:table-cell office:value-type="float" office:value="47.9243" calcext:value-type="float">
            <text:p>47.9243</text:p>
          </table:table-cell>
          <table:table-cell office:value-type="float" office:value="14.4367" calcext:value-type="float">
            <text:p>14.4367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62" calcext:value-type="float">
            <text:p>1962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16513" calcext:value-type="float">
            <text:p>1016513</text:p>
          </table:table-cell>
          <table:table-cell table:number-columns-repeated="6"/>
          <table:table-cell office:value-type="float" office:value="192.710838725323" calcext:value-type="float">
            <text:p>192.710838725323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Low Tuxbach - Small power plant Stillupp</text:p>
          </table:table-cell>
          <table:table-cell office:value-type="string" calcext:value-type="string">
            <text:p>WRI1005256</text:p>
          </table:table-cell>
          <table:table-cell office:value-type="float" office:value="2" calcext:value-type="float">
            <text:p>2</text:p>
          </table:table-cell>
          <table:table-cell office:value-type="float" office:value="47.1485" calcext:value-type="float">
            <text:p>47.1485</text:p>
          </table:table-cell>
          <table:table-cell office:value-type="float" office:value="11.8225" calcext:value-type="float">
            <text:p>11.8225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table:number-columns-repeated="7"/>
          <table:table-cell office:value-type="float" office:value="9.88260711411911" calcext:value-type="float">
            <text:p>9.88260711411911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Lünerseewerk</text:p>
          </table:table-cell>
          <table:table-cell office:value-type="string" calcext:value-type="string">
            <text:p>WRI1019155</text:p>
          </table:table-cell>
          <table:table-cell office:value-type="float" office:value="280" calcext:value-type="float">
            <text:p>280</text:p>
          </table:table-cell>
          <table:table-cell office:value-type="float" office:value="47.074" calcext:value-type="float">
            <text:p>47.074</text:p>
          </table:table-cell>
          <table:table-cell office:value-type="float" office:value="9.874" calcext:value-type="float">
            <text:p>9.874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58" calcext:value-type="float">
            <text:p>1958</text:p>
          </table:table-cell>
          <table:table-cell office:value-type="string" calcext:value-type="string">
            <text:p>Vorarlberge Illwerke AG</text:p>
          </table:table-cell>
          <table:table-cell office:value-type="string" calcext:value-type="string">
            <text:p>Vorarlberger Illwerke AG</text:p>
          </table:table-cell>
          <table:table-cell office:value-type="string" calcext:value-type="string">
            <text:p>https://www.illwerke.at/lunerseewerk.htm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1383.56499597668" calcext:value-type="float">
            <text:p>1383.56499597668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Malta Secondary school</text:p>
          </table:table-cell>
          <table:table-cell office:value-type="string" calcext:value-type="string">
            <text:p>WRI1005207</text:p>
          </table:table-cell>
          <table:table-cell office:value-type="float" office:value="120" calcext:value-type="float">
            <text:p>120</text:p>
          </table:table-cell>
          <table:table-cell office:value-type="float" office:value="47.0659" calcext:value-type="float">
            <text:p>47.0659</text:p>
          </table:table-cell>
          <table:table-cell office:value-type="float" office:value="13.3539" calcext:value-type="float">
            <text:p>13.3539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79" calcext:value-type="float">
            <text:p>1979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table:number-columns-repeated="7"/>
          <table:table-cell office:value-type="float" office:value="592.956426847147" calcext:value-type="float">
            <text:p>592.956426847147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Malta main stage</text:p>
          </table:table-cell>
          <table:table-cell office:value-type="string" calcext:value-type="string">
            <text:p>WRI1005206</text:p>
          </table:table-cell>
          <table:table-cell office:value-type="float" office:value="730" calcext:value-type="float">
            <text:p>730</text:p>
          </table:table-cell>
          <table:table-cell office:value-type="float" office:value="47.0659" calcext:value-type="float">
            <text:p>47.0659</text:p>
          </table:table-cell>
          <table:table-cell office:value-type="float" office:value="13.3539" calcext:value-type="float">
            <text:p>13.3539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79" calcext:value-type="float">
            <text:p>1979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table:number-columns-repeated="7"/>
          <table:table-cell office:value-type="float" office:value="3607.15159665348" calcext:value-type="float">
            <text:p>3607.15159665348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Mandling</text:p>
          </table:table-cell>
          <table:table-cell office:value-type="string" calcext:value-type="string">
            <text:p>WRI1005209</text:p>
          </table:table-cell>
          <table:table-cell office:value-type="float" office:value="6" calcext:value-type="float">
            <text:p>6</text:p>
          </table:table-cell>
          <table:table-cell office:value-type="float" office:value="47.4" calcext:value-type="float">
            <text:p>47.4</text:p>
          </table:table-cell>
          <table:table-cell office:value-type="float" office:value="13.5667" calcext:value-type="float">
            <text:p>13.5667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85" calcext:value-type="float">
            <text:p>1985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30375" calcext:value-type="float">
            <text:p>1030375</text:p>
          </table:table-cell>
          <table:table-cell table:number-columns-repeated="6"/>
          <table:table-cell office:value-type="float" office:value="29.6478213423573" calcext:value-type="float">
            <text:p>29.6478213423573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Mayrhofen</text:p>
          </table:table-cell>
          <table:table-cell office:value-type="string" calcext:value-type="string">
            <text:p>WRI1005210</text:p>
          </table:table-cell>
          <table:table-cell office:value-type="float" office:value="355" calcext:value-type="float">
            <text:p>355</text:p>
          </table:table-cell>
          <table:table-cell office:value-type="float" office:value="47.1581" calcext:value-type="float">
            <text:p>47.1581</text:p>
          </table:table-cell>
          <table:table-cell office:value-type="float" office:value="11.8501" calcext:value-type="float">
            <text:p>11.8501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77" calcext:value-type="float">
            <text:p>1977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office:value-type="float" office:value="1031038" calcext:value-type="float">
            <text:p>1031038</text:p>
          </table:table-cell>
          <table:table-cell table:number-columns-repeated="6"/>
          <table:table-cell office:value-type="float" office:value="1754.16276275614" calcext:value-type="float">
            <text:p>1754.16276275614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Melk</text:p>
          </table:table-cell>
          <table:table-cell office:value-type="string" calcext:value-type="string">
            <text:p>WRI1005211</text:p>
          </table:table-cell>
          <table:table-cell office:value-type="float" office:value="187" calcext:value-type="float">
            <text:p>187</text:p>
          </table:table-cell>
          <table:table-cell office:value-type="float" office:value="48.2232" calcext:value-type="float">
            <text:p>48.2232</text:p>
          </table:table-cell>
          <table:table-cell office:value-type="float" office:value="15.3042" calcext:value-type="float">
            <text:p>15.3042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82" calcext:value-type="float">
            <text:p>1982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office:value-type="float" office:value="1025008" calcext:value-type="float">
            <text:p>1025008</text:p>
          </table:table-cell>
          <table:table-cell table:number-columns-repeated="6"/>
          <table:table-cell office:value-type="float" office:value="924.023765170137" calcext:value-type="float">
            <text:p>924.023765170137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Mellach run power plant</text:p>
          </table:table-cell>
          <table:table-cell office:value-type="string" calcext:value-type="string">
            <text:p>WRI1005212</text:p>
          </table:table-cell>
          <table:table-cell office:value-type="float" office:value="16" calcext:value-type="float">
            <text:p>16</text:p>
          </table:table-cell>
          <table:table-cell office:value-type="float" office:value="46.8833" calcext:value-type="float">
            <text:p>46.8833</text:p>
          </table:table-cell>
          <table:table-cell office:value-type="float" office:value="15.5167" calcext:value-type="float">
            <text:p>15.5167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85" calcext:value-type="float">
            <text:p>1985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table:number-columns-repeated="7"/>
          <table:table-cell office:value-type="float" office:value="79.0608569129529" calcext:value-type="float">
            <text:p>79.0608569129529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Neuötting</text:p>
          </table:table-cell>
          <table:table-cell office:value-type="string" calcext:value-type="string">
            <text:p>WRI1019132</text:p>
          </table:table-cell>
          <table:table-cell office:value-type="float" office:value="26.1" calcext:value-type="float">
            <text:p>26.1</text:p>
          </table:table-cell>
          <table:table-cell office:value-type="float" office:value="40.1247" calcext:value-type="float">
            <text:p>40.1247</text:p>
          </table:table-cell>
          <table:table-cell office:value-type="float" office:value="-8.7751" calcext:value-type="float">
            <text:p>-8.7751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table:number-columns-repeated="2" office:value-type="string" calcext:value-type="string">
            <text:p>Wien Energie</text:p>
          </table:table-cell>
          <table:table-cell office:value-type="string" calcext:value-type="string">
            <text:p>http://www.wienenergie.at/eportal3/ep/channelView.do/pageTypeId/67860/channelId/-51546</text:p>
          </table:table-cell>
          <table:table-cell office:value-type="string" calcext:value-type="string">
            <text:p>GEODB</text:p>
          </table:table-cell>
          <table:table-cell table:number-columns-repeated="7"/>
          <table:table-cell office:value-type="float" office:value="128.968022839254" calcext:value-type="float">
            <text:p>128.968022839254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Niklai</text:p>
          </table:table-cell>
          <table:table-cell office:value-type="string" calcext:value-type="string">
            <text:p>WRI1005215</text:p>
          </table:table-cell>
          <table:table-cell office:value-type="float" office:value="2" calcext:value-type="float">
            <text:p>2</text:p>
          </table:table-cell>
          <table:table-cell office:value-type="float" office:value="46.8167" calcext:value-type="float">
            <text:p>46.8167</text:p>
          </table:table-cell>
          <table:table-cell office:value-type="float" office:value="13.3167" calcext:value-type="float">
            <text:p>13.3167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60" calcext:value-type="float">
            <text:p>1960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60065" calcext:value-type="float">
            <text:p>1060065</text:p>
          </table:table-cell>
          <table:table-cell table:number-columns-repeated="6"/>
          <table:table-cell office:value-type="float" office:value="9.88260711411911" calcext:value-type="float">
            <text:p>9.88260711411911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Nussdorf near Vienna</text:p>
          </table:table-cell>
          <table:table-cell office:value-type="string" calcext:value-type="string">
            <text:p>WRI1005216</text:p>
          </table:table-cell>
          <table:table-cell office:value-type="float" office:value="5" calcext:value-type="float">
            <text:p>5</text:p>
          </table:table-cell>
          <table:table-cell office:value-type="float" office:value="47.2167" calcext:value-type="float">
            <text:p>47.2167</text:p>
          </table:table-cell>
          <table:table-cell office:value-type="float" office:value="14.4833" calcext:value-type="float">
            <text:p>14.4833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59148" calcext:value-type="float">
            <text:p>1059148</text:p>
          </table:table-cell>
          <table:table-cell table:number-columns-repeated="6"/>
          <table:table-cell office:value-type="float" office:value="24.7065177852978" calcext:value-type="float">
            <text:p>24.7065177852978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Oberaudorf Ebbs</text:p>
          </table:table-cell>
          <table:table-cell office:value-type="string" calcext:value-type="string">
            <text:p>WRI1005217</text:p>
          </table:table-cell>
          <table:table-cell office:value-type="float" office:value="60" calcext:value-type="float">
            <text:p>60</text:p>
          </table:table-cell>
          <table:table-cell office:value-type="float" office:value="47.6413" calcext:value-type="float">
            <text:p>47.6413</text:p>
          </table:table-cell>
          <table:table-cell office:value-type="float" office:value="12.1989" calcext:value-type="float">
            <text:p>12.1989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296.478213423573" calcext:value-type="float">
            <text:p>296.478213423573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Obervermuntwerk</text:p>
          </table:table-cell>
          <table:table-cell office:value-type="string" calcext:value-type="string">
            <text:p>WRI1019156</text:p>
          </table:table-cell>
          <table:table-cell office:value-type="float" office:value="30" calcext:value-type="float">
            <text:p>30</text:p>
          </table:table-cell>
          <table:table-cell office:value-type="float" office:value="46.9271" calcext:value-type="float">
            <text:p>46.9271</text:p>
          </table:table-cell>
          <table:table-cell office:value-type="float" office:value="10.0539" calcext:value-type="float">
            <text:p>10.0539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43" calcext:value-type="float">
            <text:p>1943</text:p>
          </table:table-cell>
          <table:table-cell office:value-type="string" calcext:value-type="string">
            <text:p>Vorarlberge Illwerke AG</text:p>
          </table:table-cell>
          <table:table-cell office:value-type="string" calcext:value-type="string">
            <text:p>Vorarlberger Illwerke AG</text:p>
          </table:table-cell>
          <table:table-cell office:value-type="string" calcext:value-type="string">
            <text:p>https://www.illwerke.at/obervermuntwerk-i.htm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148.239106711787" calcext:value-type="float">
            <text:p>148.239106711787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Obervogau</text:p>
          </table:table-cell>
          <table:table-cell office:value-type="string" calcext:value-type="string">
            <text:p>WRI1005218</text:p>
          </table:table-cell>
          <table:table-cell office:value-type="float" office:value="13" calcext:value-type="float">
            <text:p>13</text:p>
          </table:table-cell>
          <table:table-cell office:value-type="float" office:value="46.745" calcext:value-type="float">
            <text:p>46.745</text:p>
          </table:table-cell>
          <table:table-cell office:value-type="float" office:value="15.5847" calcext:value-type="float">
            <text:p>15.5847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78" calcext:value-type="float">
            <text:p>1978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30378" calcext:value-type="float">
            <text:p>1030378</text:p>
          </table:table-cell>
          <table:table-cell table:number-columns-repeated="6"/>
          <table:table-cell office:value-type="float" office:value="64.2369462417742" calcext:value-type="float">
            <text:p>64.2369462417742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Ottensheim-Wilhering</text:p>
          </table:table-cell>
          <table:table-cell office:value-type="string" calcext:value-type="string">
            <text:p>WRI1005219</text:p>
          </table:table-cell>
          <table:table-cell office:value-type="float" office:value="179" calcext:value-type="float">
            <text:p>179</text:p>
          </table:table-cell>
          <table:table-cell office:value-type="float" office:value="48.3166" calcext:value-type="float">
            <text:p>48.3166</text:p>
          </table:table-cell>
          <table:table-cell office:value-type="float" office:value="14.1512" calcext:value-type="float">
            <text:p>14.1512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75" calcext:value-type="float">
            <text:p>1975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office:value-type="float" office:value="1025009" calcext:value-type="float">
            <text:p>1025009</text:p>
          </table:table-cell>
          <table:table-cell table:number-columns-repeated="6"/>
          <table:table-cell office:value-type="float" office:value="884.493336713661" calcext:value-type="float">
            <text:p>884.493336713661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assau-Ingling</text:p>
          </table:table-cell>
          <table:table-cell office:value-type="string" calcext:value-type="string">
            <text:p>WRI1005221</text:p>
          </table:table-cell>
          <table:table-cell office:value-type="float" office:value="86" calcext:value-type="float">
            <text:p>86</text:p>
          </table:table-cell>
          <table:table-cell office:value-type="float" office:value="48.5536" calcext:value-type="float">
            <text:p>48.5536</text:p>
          </table:table-cell>
          <table:table-cell office:value-type="float" office:value="13.4371" calcext:value-type="float">
            <text:p>13.4371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66" calcext:value-type="float">
            <text:p>1966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424.952105907122" calcext:value-type="float">
            <text:p>424.952105907122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aternion</text:p>
          </table:table-cell>
          <table:table-cell office:value-type="string" calcext:value-type="string">
            <text:p>WRI1005222</text:p>
          </table:table-cell>
          <table:table-cell office:value-type="float" office:value="24" calcext:value-type="float">
            <text:p>24</text:p>
          </table:table-cell>
          <table:table-cell office:value-type="float" office:value="46.7209" calcext:value-type="float">
            <text:p>46.7209</text:p>
          </table:table-cell>
          <table:table-cell office:value-type="float" office:value="13.6453" calcext:value-type="float">
            <text:p>13.6453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88" calcext:value-type="float">
            <text:p>1988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office:value-type="float" office:value="1025031" calcext:value-type="float">
            <text:p>1025031</text:p>
          </table:table-cell>
          <table:table-cell table:number-columns-repeated="6"/>
          <table:table-cell office:value-type="float" office:value="118.591285369429" calcext:value-type="float">
            <text:p>118.591285369429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eggau</text:p>
          </table:table-cell>
          <table:table-cell office:value-type="string" calcext:value-type="string">
            <text:p>WRI1005223</text:p>
          </table:table-cell>
          <table:table-cell office:value-type="float" office:value="13" calcext:value-type="float">
            <text:p>13</text:p>
          </table:table-cell>
          <table:table-cell office:value-type="float" office:value="47.2" calcext:value-type="float">
            <text:p>47.2</text:p>
          </table:table-cell>
          <table:table-cell office:value-type="float" office:value="15.35" calcext:value-type="float">
            <text:p>15.35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65" calcext:value-type="float">
            <text:p>1965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30357" calcext:value-type="float">
            <text:p>1030357</text:p>
          </table:table-cell>
          <table:table-cell table:number-columns-repeated="6"/>
          <table:table-cell office:value-type="float" office:value="64.2369462417742" calcext:value-type="float">
            <text:p>64.2369462417742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ernegg</text:p>
          </table:table-cell>
          <table:table-cell office:value-type="string" calcext:value-type="string">
            <text:p>WRI1005224</text:p>
          </table:table-cell>
          <table:table-cell office:value-type="float" office:value="22" calcext:value-type="float">
            <text:p>22</text:p>
          </table:table-cell>
          <table:table-cell office:value-type="float" office:value="47.3598" calcext:value-type="float">
            <text:p>47.3598</text:p>
          </table:table-cell>
          <table:table-cell office:value-type="float" office:value="15.3424" calcext:value-type="float">
            <text:p>15.3424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30379" calcext:value-type="float">
            <text:p>1030379</text:p>
          </table:table-cell>
          <table:table-cell table:number-columns-repeated="6"/>
          <table:table-cell office:value-type="float" office:value="108.70867825531" calcext:value-type="float">
            <text:p>108.70867825531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ichlern</text:p>
          </table:table-cell>
          <table:table-cell office:value-type="string" calcext:value-type="string">
            <text:p>WRI1005225</text:p>
          </table:table-cell>
          <table:table-cell office:value-type="float" office:value="2" calcext:value-type="float">
            <text:p>2</text:p>
          </table:table-cell>
          <table:table-cell office:value-type="float" office:value="47.65" calcext:value-type="float">
            <text:p>47.65</text:p>
          </table:table-cell>
          <table:table-cell office:value-type="float" office:value="13.6667" calcext:value-type="float">
            <text:p>13.6667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60073" calcext:value-type="float">
            <text:p>1060073</text:p>
          </table:table-cell>
          <table:table-cell table:number-columns-repeated="6"/>
          <table:table-cell office:value-type="float" office:value="9.88260711411911" calcext:value-type="float">
            <text:p>9.88260711411911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Rabenstein</text:p>
          </table:table-cell>
          <table:table-cell office:value-type="string" calcext:value-type="string">
            <text:p>WRI1005227</text:p>
          </table:table-cell>
          <table:table-cell office:value-type="float" office:value="14" calcext:value-type="float">
            <text:p>14</text:p>
          </table:table-cell>
          <table:table-cell office:value-type="float" office:value="47.35" calcext:value-type="float">
            <text:p>47.35</text:p>
          </table:table-cell>
          <table:table-cell office:value-type="float" office:value="13.6833" calcext:value-type="float">
            <text:p>13.6833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87" calcext:value-type="float">
            <text:p>1987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30354" calcext:value-type="float">
            <text:p>1030354</text:p>
          </table:table-cell>
          <table:table-cell table:number-columns-repeated="6"/>
          <table:table-cell office:value-type="float" office:value="69.1782497988338" calcext:value-type="float">
            <text:p>69.1782497988338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Retznei</text:p>
          </table:table-cell>
          <table:table-cell office:value-type="string" calcext:value-type="string">
            <text:p>WRI1005231</text:p>
          </table:table-cell>
          <table:table-cell office:value-type="float" office:value="1" calcext:value-type="float">
            <text:p>1</text:p>
          </table:table-cell>
          <table:table-cell office:value-type="float" office:value="46.7333" calcext:value-type="float">
            <text:p>46.7333</text:p>
          </table:table-cell>
          <table:table-cell office:value-type="float" office:value="15.5667" calcext:value-type="float">
            <text:p>15.5667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52547" calcext:value-type="float">
            <text:p>1052547</text:p>
          </table:table-cell>
          <table:table-cell table:number-columns-repeated="6"/>
          <table:table-cell office:value-type="float" office:value="4.94130355705956" calcext:value-type="float">
            <text:p>4.94130355705956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Rodundwerk I</text:p>
          </table:table-cell>
          <table:table-cell office:value-type="string" calcext:value-type="string">
            <text:p>WRI1019158</text:p>
          </table:table-cell>
          <table:table-cell office:value-type="float" office:value="198" calcext:value-type="float">
            <text:p>198</text:p>
          </table:table-cell>
          <table:table-cell office:value-type="float" office:value="47.085" calcext:value-type="float">
            <text:p>47.085</text:p>
          </table:table-cell>
          <table:table-cell office:value-type="float" office:value="9.8813" calcext:value-type="float">
            <text:p>9.8813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Vorarlberge Illwerke AG</text:p>
          </table:table-cell>
          <table:table-cell office:value-type="string" calcext:value-type="string">
            <text:p>Vorarlberger Illwerke AG</text:p>
          </table:table-cell>
          <table:table-cell office:value-type="string" calcext:value-type="string">
            <text:p>https://www.illwerke.at/rodundwerk-i.htm</text:p>
          </table:table-cell>
          <table:table-cell office:value-type="string" calcext:value-type="string">
            <text:p>WRI</text:p>
          </table:table-cell>
          <table:table-cell office:value-type="float" office:value="1033089" calcext:value-type="float">
            <text:p>1033089</text:p>
          </table:table-cell>
          <table:table-cell table:number-columns-repeated="6"/>
          <table:table-cell office:value-type="float" office:value="978.378104297792" calcext:value-type="float">
            <text:p>978.378104297792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Rodundwerk II</text:p>
          </table:table-cell>
          <table:table-cell office:value-type="string" calcext:value-type="string">
            <text:p>WRI1019159</text:p>
          </table:table-cell>
          <table:table-cell office:value-type="float" office:value="295" calcext:value-type="float">
            <text:p>295</text:p>
          </table:table-cell>
          <table:table-cell office:value-type="float" office:value="47.0847" calcext:value-type="float">
            <text:p>47.0847</text:p>
          </table:table-cell>
          <table:table-cell office:value-type="float" office:value="9.8744" calcext:value-type="float">
            <text:p>9.8744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76" calcext:value-type="float">
            <text:p>1976</text:p>
          </table:table-cell>
          <table:table-cell office:value-type="string" calcext:value-type="string">
            <text:p>Vorarlberge Illwerke AG</text:p>
          </table:table-cell>
          <table:table-cell office:value-type="string" calcext:value-type="string">
            <text:p>Vorarlberger Illwerke AG</text:p>
          </table:table-cell>
          <table:table-cell office:value-type="string" calcext:value-type="string">
            <text:p>https://www.illwerke.at/rodundwerk-ii.htm</text:p>
          </table:table-cell>
          <table:table-cell office:value-type="string" calcext:value-type="string">
            <text:p>WRI</text:p>
          </table:table-cell>
          <table:table-cell office:value-type="float" office:value="1033089" calcext:value-type="float">
            <text:p>1033089</text:p>
          </table:table-cell>
          <table:table-cell table:number-columns-repeated="6"/>
          <table:table-cell office:value-type="float" office:value="1457.68454933257" calcext:value-type="float">
            <text:p>1457.68454933257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Rosegg-St. James</text:p>
          </table:table-cell>
          <table:table-cell office:value-type="string" calcext:value-type="string">
            <text:p>WRI1005232</text:p>
          </table:table-cell>
          <table:table-cell office:value-type="float" office:value="80" calcext:value-type="float">
            <text:p>80</text:p>
          </table:table-cell>
          <table:table-cell office:value-type="float" office:value="46.5696" calcext:value-type="float">
            <text:p>46.5696</text:p>
          </table:table-cell>
          <table:table-cell office:value-type="float" office:value="14.0268" calcext:value-type="float">
            <text:p>14.0268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74" calcext:value-type="float">
            <text:p>1974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table:number-columns-repeated="7"/>
          <table:table-cell office:value-type="float" office:value="395.304284564764" calcext:value-type="float">
            <text:p>395.304284564764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Rosenau</text:p>
          </table:table-cell>
          <table:table-cell office:value-type="string" calcext:value-type="string">
            <text:p>WRI1005233</text:p>
          </table:table-cell>
          <table:table-cell office:value-type="float" office:value="34" calcext:value-type="float">
            <text:p>34</text:p>
          </table:table-cell>
          <table:table-cell office:value-type="float" office:value="48.489" calcext:value-type="float">
            <text:p>48.489</text:p>
          </table:table-cell>
          <table:table-cell office:value-type="float" office:value="14.6288" calcext:value-type="float">
            <text:p>14.6288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53" calcext:value-type="float">
            <text:p>1953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16515" calcext:value-type="float">
            <text:p>1016515</text:p>
          </table:table-cell>
          <table:table-cell table:number-columns-repeated="6"/>
          <table:table-cell office:value-type="float" office:value="168.004320940025" calcext:value-type="float">
            <text:p>168.004320940025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Schonau</text:p>
          </table:table-cell>
          <table:table-cell office:value-type="string" calcext:value-type="string">
            <text:p>WRI1005238</text:p>
          </table:table-cell>
          <table:table-cell office:value-type="float" office:value="30" calcext:value-type="float">
            <text:p>30</text:p>
          </table:table-cell>
          <table:table-cell office:value-type="float" office:value="48.3946" calcext:value-type="float">
            <text:p>48.3946</text:p>
          </table:table-cell>
          <table:table-cell office:value-type="float" office:value="14.7302" calcext:value-type="float">
            <text:p>14.7302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72" calcext:value-type="float">
            <text:p>1972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16516" calcext:value-type="float">
            <text:p>1016516</text:p>
          </table:table-cell>
          <table:table-cell table:number-columns-repeated="6"/>
          <table:table-cell office:value-type="float" office:value="148.239106711787" calcext:value-type="float">
            <text:p>148.239106711787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Schwabeck</text:p>
          </table:table-cell>
          <table:table-cell office:value-type="string" calcext:value-type="string">
            <text:p>WRI1005239</text:p>
          </table:table-cell>
          <table:table-cell office:value-type="float" office:value="79" calcext:value-type="float">
            <text:p>79</text:p>
          </table:table-cell>
          <table:table-cell office:value-type="float" office:value="46.658" calcext:value-type="float">
            <text:p>46.658</text:p>
          </table:table-cell>
          <table:table-cell office:value-type="float" office:value="14.8726" calcext:value-type="float">
            <text:p>14.8726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43" calcext:value-type="float">
            <text:p>1943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office:value-type="float" office:value="1025035" calcext:value-type="float">
            <text:p>1025035</text:p>
          </table:table-cell>
          <table:table-cell table:number-columns-repeated="6"/>
          <table:table-cell office:value-type="float" office:value="390.362981007705" calcext:value-type="float">
            <text:p>390.362981007705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Schwarzach</text:p>
          </table:table-cell>
          <table:table-cell office:value-type="string" calcext:value-type="string">
            <text:p>WRI1005240</text:p>
          </table:table-cell>
          <table:table-cell office:value-type="float" office:value="120" calcext:value-type="float">
            <text:p>120</text:p>
          </table:table-cell>
          <table:table-cell office:value-type="float" office:value="47.3152" calcext:value-type="float">
            <text:p>47.3152</text:p>
          </table:table-cell>
          <table:table-cell office:value-type="float" office:value="13.1389" calcext:value-type="float">
            <text:p>13.1389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60" calcext:value-type="float">
            <text:p>1960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office:value-type="float" office:value="1031040" calcext:value-type="float">
            <text:p>1031040</text:p>
          </table:table-cell>
          <table:table-cell table:number-columns-repeated="6"/>
          <table:table-cell office:value-type="float" office:value="592.956426847147" calcext:value-type="float">
            <text:p>592.956426847147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Simmering</text:p>
          </table:table-cell>
          <table:table-cell office:value-type="string" calcext:value-type="string">
            <text:p>WRI1019147</text:p>
          </table:table-cell>
          <table:table-cell office:value-type="float" office:value="1272" calcext:value-type="float">
            <text:p>1272</text:p>
          </table:table-cell>
          <table:table-cell office:value-type="float" office:value="48.1815" calcext:value-type="float">
            <text:p>48.1815</text:p>
          </table:table-cell>
          <table:table-cell office:value-type="float" office:value="16.4334" calcext:value-type="float">
            <text:p>16.4334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Wien Energie</text:p>
          </table:table-cell>
          <table:table-cell office:value-type="string" calcext:value-type="string">
            <text:p>http://www.wienenergie.at/eportal3/ep/channelView.do/channelId/-51719</text:p>
          </table:table-cell>
          <table:table-cell office:value-type="string" calcext:value-type="string">
            <text:p>WRI</text:p>
          </table:table-cell>
          <table:table-cell office:value-type="float" office:value="1033346" calcext:value-type="float">
            <text:p>1033346</text:p>
          </table:table-cell>
          <table:table-cell table:number-columns-repeated="3"/>
          <table:table-cell office:value-type="float" office:value="2429.57" calcext:value-type="float">
            <text:p>2429.57</text:p>
          </table:table-cell>
          <table:table-cell table:number-columns-repeated="2"/>
          <table:table-cell office:value-type="float" office:value="3323.69230769231" calcext:value-type="float">
            <text:p>3323.69230769231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St. Georgen</text:p>
          </table:table-cell>
          <table:table-cell office:value-type="string" calcext:value-type="string">
            <text:p>WRI1005243</text:p>
          </table:table-cell>
          <table:table-cell office:value-type="float" office:value="6" calcext:value-type="float">
            <text:p>6</text:p>
          </table:table-cell>
          <table:table-cell office:value-type="float" office:value="47.5333" calcext:value-type="float">
            <text:p>47.5333</text:p>
          </table:table-cell>
          <table:table-cell office:value-type="float" office:value="14.3667" calcext:value-type="float">
            <text:p>14.3667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85" calcext:value-type="float">
            <text:p>1985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30384" calcext:value-type="float">
            <text:p>1030384</text:p>
          </table:table-cell>
          <table:table-cell table:number-columns-repeated="6"/>
          <table:table-cell office:value-type="float" office:value="29.6478213423573" calcext:value-type="float">
            <text:p>29.6478213423573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St. Johann</text:p>
          </table:table-cell>
          <table:table-cell office:value-type="string" calcext:value-type="string">
            <text:p>WRI1005244</text:p>
          </table:table-cell>
          <table:table-cell office:value-type="float" office:value="16" calcext:value-type="float">
            <text:p>16</text:p>
          </table:table-cell>
          <table:table-cell office:value-type="float" office:value="47.3386" calcext:value-type="float">
            <text:p>47.3386</text:p>
          </table:table-cell>
          <table:table-cell office:value-type="float" office:value="13.1974" calcext:value-type="float">
            <text:p>13.1974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91" calcext:value-type="float">
            <text:p>1991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table:number-columns-repeated="7"/>
          <table:table-cell office:value-type="float" office:value="79.0608569129529" calcext:value-type="float">
            <text:p>79.0608569129529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St. Martin</text:p>
          </table:table-cell>
          <table:table-cell office:value-type="string" calcext:value-type="string">
            <text:p>WRI1005245</text:p>
          </table:table-cell>
          <table:table-cell office:value-type="float" office:value="10" calcext:value-type="float">
            <text:p>10</text:p>
          </table:table-cell>
          <table:table-cell office:value-type="float" office:value="47.4467" calcext:value-type="float">
            <text:p>47.4467</text:p>
          </table:table-cell>
          <table:table-cell office:value-type="float" office:value="15.2849" calcext:value-type="float">
            <text:p>15.2849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65" calcext:value-type="float">
            <text:p>1965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table:number-columns-repeated="7"/>
          <table:table-cell office:value-type="float" office:value="49.4130355705956" calcext:value-type="float">
            <text:p>49.4130355705956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St. Pantaleon</text:p>
          </table:table-cell>
          <table:table-cell office:value-type="string" calcext:value-type="string">
            <text:p>WRI1005246</text:p>
          </table:table-cell>
          <table:table-cell office:value-type="float" office:value="52" calcext:value-type="float">
            <text:p>52</text:p>
          </table:table-cell>
          <table:table-cell office:value-type="float" office:value="48.0076" calcext:value-type="float">
            <text:p>48.0076</text:p>
          </table:table-cell>
          <table:table-cell office:value-type="float" office:value="12.8942" calcext:value-type="float">
            <text:p>12.8942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66" calcext:value-type="float">
            <text:p>1966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16517" calcext:value-type="float">
            <text:p>1016517</text:p>
          </table:table-cell>
          <table:table-cell table:number-columns-repeated="6"/>
          <table:table-cell office:value-type="float" office:value="256.947784967097" calcext:value-type="float">
            <text:p>256.947784967097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St. Veit</text:p>
          </table:table-cell>
          <table:table-cell office:value-type="string" calcext:value-type="string">
            <text:p>WRI1005247</text:p>
          </table:table-cell>
          <table:table-cell office:value-type="float" office:value="16" calcext:value-type="float">
            <text:p>16</text:p>
          </table:table-cell>
          <table:table-cell office:value-type="float" office:value="47.3214" calcext:value-type="float">
            <text:p>47.3214</text:p>
          </table:table-cell>
          <table:table-cell office:value-type="float" office:value="13.1744" calcext:value-type="float">
            <text:p>13.1744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89" calcext:value-type="float">
            <text:p>1989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office:value-type="float" office:value="1031041" calcext:value-type="float">
            <text:p>1031041</text:p>
          </table:table-cell>
          <table:table-cell table:number-columns-repeated="6"/>
          <table:table-cell office:value-type="float" office:value="79.0608569129529" calcext:value-type="float">
            <text:p>79.0608569129529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Staning</text:p>
          </table:table-cell>
          <table:table-cell office:value-type="string" calcext:value-type="string">
            <text:p>WRI1005248</text:p>
          </table:table-cell>
          <table:table-cell office:value-type="float" office:value="43" calcext:value-type="float">
            <text:p>43</text:p>
          </table:table-cell>
          <table:table-cell office:value-type="float" office:value="48.1007" calcext:value-type="float">
            <text:p>48.1007</text:p>
          </table:table-cell>
          <table:table-cell office:value-type="float" office:value="14.4568" calcext:value-type="float">
            <text:p>14.4568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46" calcext:value-type="float">
            <text:p>1946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16518" calcext:value-type="float">
            <text:p>1016518</text:p>
          </table:table-cell>
          <table:table-cell table:number-columns-repeated="6"/>
          <table:table-cell office:value-type="float" office:value="212.476052953561" calcext:value-type="float">
            <text:p>212.476052953561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Steinfeld</text:p>
          </table:table-cell>
          <table:table-cell office:value-type="string" calcext:value-type="string">
            <text:p>WRI1005249</text:p>
          </table:table-cell>
          <table:table-cell office:value-type="float" office:value="1" calcext:value-type="float">
            <text:p>1</text:p>
          </table:table-cell>
          <table:table-cell office:value-type="float" office:value="46.7656" calcext:value-type="float">
            <text:p>46.7656</text:p>
          </table:table-cell>
          <table:table-cell office:value-type="float" office:value="13.2717" calcext:value-type="float">
            <text:p>13.2717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63" calcext:value-type="float">
            <text:p>1963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60064" calcext:value-type="float">
            <text:p>1060064</text:p>
          </table:table-cell>
          <table:table-cell table:number-columns-repeated="6"/>
          <table:table-cell office:value-type="float" office:value="4.94130355705956" calcext:value-type="float">
            <text:p>4.94130355705956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Ternberg</text:p>
          </table:table-cell>
          <table:table-cell office:value-type="string" calcext:value-type="string">
            <text:p>WRI1005253</text:p>
          </table:table-cell>
          <table:table-cell office:value-type="float" office:value="40" calcext:value-type="float">
            <text:p>40</text:p>
          </table:table-cell>
          <table:table-cell office:value-type="float" office:value="47.9333" calcext:value-type="float">
            <text:p>47.9333</text:p>
          </table:table-cell>
          <table:table-cell office:value-type="float" office:value="14.35" calcext:value-type="float">
            <text:p>14.35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49" calcext:value-type="float">
            <text:p>1949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16519" calcext:value-type="float">
            <text:p>1016519</text:p>
          </table:table-cell>
          <table:table-cell table:number-columns-repeated="6"/>
          <table:table-cell office:value-type="float" office:value="197.652142282382" calcext:value-type="float">
            <text:p>197.652142282382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Timelkam</text:p>
          </table:table-cell>
          <table:table-cell office:value-type="string" calcext:value-type="string">
            <text:p>WRI1019163</text:p>
          </table:table-cell>
          <table:table-cell office:value-type="float" office:value="400" calcext:value-type="float">
            <text:p>400</text:p>
          </table:table-cell>
          <table:table-cell office:value-type="float" office:value="48.0122" calcext:value-type="float">
            <text:p>48.0122</text:p>
          </table:table-cell>
          <table:table-cell office:value-type="float" office:value="13.5895" calcext:value-type="float">
            <text:p>13.5895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office:value-type="string" calcext:value-type="string">
            <text:p>Energie AG Oberösterreich</text:p>
          </table:table-cell>
          <table:table-cell office:value-type="string" calcext:value-type="string">
            <text:p>Energie AG</text:p>
          </table:table-cell>
          <table:table-cell office:value-type="string" calcext:value-type="string">
            <text:p>http://www.energieag.at/eag_at/resources/595372694787137362_954827377953737077_8fJ7tSkK.pdf</text:p>
          </table:table-cell>
          <table:table-cell office:value-type="string" calcext:value-type="string">
            <text:p>GEODB</text:p>
          </table:table-cell>
          <table:table-cell office:value-type="float" office:value="1024642" calcext:value-type="float">
            <text:p>1024642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table:number-columns-repeated="2"/>
          <table:table-cell office:value-type="float" office:value="1045.1862602806" calcext:value-type="float">
            <text:p>1045.1862602806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Triebenbach</text:p>
          </table:table-cell>
          <table:table-cell office:value-type="string" calcext:value-type="string">
            <text:p>WRI1005254</text:p>
          </table:table-cell>
          <table:table-cell office:value-type="float" office:value="10" calcext:value-type="float">
            <text:p>10</text:p>
          </table:table-cell>
          <table:table-cell office:value-type="float" office:value="47.5" calcext:value-type="float">
            <text:p>47.5</text:p>
          </table:table-cell>
          <table:table-cell office:value-type="float" office:value="14.4667" calcext:value-type="float">
            <text:p>14.4667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44982" calcext:value-type="float">
            <text:p>1044982</text:p>
          </table:table-cell>
          <table:table-cell table:number-columns-repeated="6"/>
          <table:table-cell office:value-type="float" office:value="49.4130355705956" calcext:value-type="float">
            <text:p>49.4130355705956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Tuxbach</text:p>
          </table:table-cell>
          <table:table-cell office:value-type="string" calcext:value-type="string">
            <text:p>WRI1005255</text:p>
          </table:table-cell>
          <table:table-cell office:value-type="float" office:value="1" calcext:value-type="float">
            <text:p>1</text:p>
          </table:table-cell>
          <table:table-cell office:value-type="float" office:value="47.1485" calcext:value-type="float">
            <text:p>47.1485</text:p>
          </table:table-cell>
          <table:table-cell office:value-type="float" office:value="11.8225" calcext:value-type="float">
            <text:p>11.8225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30" calcext:value-type="float">
            <text:p>1930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table:number-columns-repeated="7"/>
          <table:table-cell office:value-type="float" office:value="4.94130355705956" calcext:value-type="float">
            <text:p>4.94130355705956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rreiting</text:p>
          </table:table-cell>
          <table:table-cell office:value-type="string" calcext:value-type="string">
            <text:p>WRI1005257</text:p>
          </table:table-cell>
          <table:table-cell office:value-type="float" office:value="16" calcext:value-type="float">
            <text:p>16</text:p>
          </table:table-cell>
          <table:table-cell office:value-type="float" office:value="47.3749" calcext:value-type="float">
            <text:p>47.3749</text:p>
          </table:table-cell>
          <table:table-cell office:value-type="float" office:value="13.2101" calcext:value-type="float">
            <text:p>13.2101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86" calcext:value-type="float">
            <text:p>1986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office:value-type="float" office:value="1031401" calcext:value-type="float">
            <text:p>1031401</text:p>
          </table:table-cell>
          <table:table-cell table:number-columns-repeated="6"/>
          <table:table-cell office:value-type="float" office:value="79.0608569129529" calcext:value-type="float">
            <text:p>79.0608569129529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Vermuntwerk</text:p>
          </table:table-cell>
          <table:table-cell office:value-type="string" calcext:value-type="string">
            <text:p>WRI1019160</text:p>
          </table:table-cell>
          <table:table-cell office:value-type="float" office:value="157" calcext:value-type="float">
            <text:p>157</text:p>
          </table:table-cell>
          <table:table-cell office:value-type="float" office:value="46.9684" calcext:value-type="float">
            <text:p>46.9684</text:p>
          </table:table-cell>
          <table:table-cell office:value-type="float" office:value="10.0599" calcext:value-type="float">
            <text:p>10.0599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office:value-type="string" calcext:value-type="string">
            <text:p>Vorarlberge Illwerke AG</text:p>
          </table:table-cell>
          <table:table-cell office:value-type="string" calcext:value-type="string">
            <text:p>Vorarlberger Illwerke AG</text:p>
          </table:table-cell>
          <table:table-cell office:value-type="string" calcext:value-type="string">
            <text:p>https://www.illwerke.at/vermuntwerk.htm</text:p>
          </table:table-cell>
          <table:table-cell office:value-type="string" calcext:value-type="string">
            <text:p>WRI</text:p>
          </table:table-cell>
          <table:table-cell office:value-type="float" office:value="1033090" calcext:value-type="float">
            <text:p>1033090</text:p>
          </table:table-cell>
          <table:table-cell table:number-columns-repeated="6"/>
          <table:table-cell office:value-type="float" office:value="775.78465845835" calcext:value-type="float">
            <text:p>775.78465845835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Vienna-Freudenau</text:p>
          </table:table-cell>
          <table:table-cell office:value-type="string" calcext:value-type="string">
            <text:p>WRI1005267</text:p>
          </table:table-cell>
          <table:table-cell office:value-type="float" office:value="172" calcext:value-type="float">
            <text:p>172</text:p>
          </table:table-cell>
          <table:table-cell office:value-type="float" office:value="48.1766" calcext:value-type="float">
            <text:p>48.1766</text:p>
          </table:table-cell>
          <table:table-cell office:value-type="float" office:value="16.4814" calcext:value-type="float">
            <text:p>16.4814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office:value-type="float" office:value="1025006" calcext:value-type="float">
            <text:p>1025006</text:p>
          </table:table-cell>
          <table:table-cell table:number-columns-repeated="6"/>
          <table:table-cell office:value-type="float" office:value="849.904211814244" calcext:value-type="float">
            <text:p>849.904211814244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Villach</text:p>
          </table:table-cell>
          <table:table-cell office:value-type="string" calcext:value-type="string">
            <text:p>WRI1005258</text:p>
          </table:table-cell>
          <table:table-cell office:value-type="float" office:value="25" calcext:value-type="float">
            <text:p>25</text:p>
          </table:table-cell>
          <table:table-cell office:value-type="float" office:value="46.6329" calcext:value-type="float">
            <text:p>46.6329</text:p>
          </table:table-cell>
          <table:table-cell office:value-type="float" office:value="13.8294" calcext:value-type="float">
            <text:p>13.8294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84" calcext:value-type="float">
            <text:p>1984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office:value-type="float" office:value="1025037" calcext:value-type="float">
            <text:p>1025037</text:p>
          </table:table-cell>
          <table:table-cell table:number-columns-repeated="6"/>
          <table:table-cell office:value-type="float" office:value="123.532588926489" calcext:value-type="float">
            <text:p>123.532588926489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Walgauwerk</text:p>
          </table:table-cell>
          <table:table-cell office:value-type="string" calcext:value-type="string">
            <text:p>WRI1019161</text:p>
          </table:table-cell>
          <table:table-cell office:value-type="float" office:value="86" calcext:value-type="float">
            <text:p>86</text:p>
          </table:table-cell>
          <table:table-cell office:value-type="float" office:value="47.192" calcext:value-type="float">
            <text:p>47.192</text:p>
          </table:table-cell>
          <table:table-cell office:value-type="float" office:value="9.6815" calcext:value-type="float">
            <text:p>9.6815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84" calcext:value-type="float">
            <text:p>1984</text:p>
          </table:table-cell>
          <table:table-cell office:value-type="string" calcext:value-type="string">
            <text:p>Vorarlberge Illwerke AG</text:p>
          </table:table-cell>
          <table:table-cell office:value-type="string" calcext:value-type="string">
            <text:p>Vorarlberger Illwerke AG</text:p>
          </table:table-cell>
          <table:table-cell office:value-type="string" calcext:value-type="string">
            <text:p>https://www.illwerke.at/walgauwerk.htm</text:p>
          </table:table-cell>
          <table:table-cell office:value-type="string" calcext:value-type="string">
            <text:p>CARMA</text:p>
          </table:table-cell>
          <table:table-cell office:value-type="float" office:value="1033091" calcext:value-type="float">
            <text:p>1033091</text:p>
          </table:table-cell>
          <table:table-cell table:number-columns-repeated="6"/>
          <table:table-cell office:value-type="float" office:value="424.952105907122" calcext:value-type="float">
            <text:p>424.952105907122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Wallnerau Salzach stage</text:p>
          </table:table-cell>
          <table:table-cell office:value-type="string" calcext:value-type="string">
            <text:p>WRI1005260</text:p>
          </table:table-cell>
          <table:table-cell office:value-type="float" office:value="13" calcext:value-type="float">
            <text:p>13</text:p>
          </table:table-cell>
          <table:table-cell office:value-type="float" office:value="47.316" calcext:value-type="float">
            <text:p>47.316</text:p>
          </table:table-cell>
          <table:table-cell office:value-type="float" office:value="13.141" calcext:value-type="float">
            <text:p>13.141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table:number-columns-repeated="7"/>
          <table:table-cell office:value-type="float" office:value="64.2369462417742" calcext:value-type="float">
            <text:p>64.2369462417742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Wallnerau underwater stage</text:p>
          </table:table-cell>
          <table:table-cell office:value-type="string" calcext:value-type="string">
            <text:p>WRI1005261</text:p>
          </table:table-cell>
          <table:table-cell office:value-type="float" office:value="5" calcext:value-type="float">
            <text:p>5</text:p>
          </table:table-cell>
          <table:table-cell office:value-type="float" office:value="47.3833" calcext:value-type="float">
            <text:p>47.3833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89" calcext:value-type="float">
            <text:p>1989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table:number-columns-repeated="7"/>
          <table:table-cell office:value-type="float" office:value="24.7065177852978" calcext:value-type="float">
            <text:p>24.7065177852978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Wallsee-Mitterkirchen</text:p>
          </table:table-cell>
          <table:table-cell office:value-type="string" calcext:value-type="string">
            <text:p>WRI1005262</text:p>
          </table:table-cell>
          <table:table-cell office:value-type="float" office:value="210" calcext:value-type="float">
            <text:p>210</text:p>
          </table:table-cell>
          <table:table-cell office:value-type="float" office:value="48.1666" calcext:value-type="float">
            <text:p>48.1666</text:p>
          </table:table-cell>
          <table:table-cell office:value-type="float" office:value="14.6953" calcext:value-type="float">
            <text:p>14.6953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69" calcext:value-type="float">
            <text:p>1969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office:value-type="float" office:value="1025010" calcext:value-type="float">
            <text:p>1025010</text:p>
          </table:table-cell>
          <table:table-cell table:number-columns-repeated="6"/>
          <table:table-cell office:value-type="float" office:value="1037.67374698251" calcext:value-type="float">
            <text:p>1037.67374698251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Weissenegg</text:p>
          </table:table-cell>
          <table:table-cell office:value-type="string" calcext:value-type="string">
            <text:p>WRI1005264</text:p>
          </table:table-cell>
          <table:table-cell office:value-type="float" office:value="1" calcext:value-type="float">
            <text:p>1</text:p>
          </table:table-cell>
          <table:table-cell office:value-type="float" office:value="46.8167" calcext:value-type="float">
            <text:p>46.8167</text:p>
          </table:table-cell>
          <table:table-cell office:value-type="float" office:value="15.8667" calcext:value-type="float">
            <text:p>15.8667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85" calcext:value-type="float">
            <text:p>1985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34937" calcext:value-type="float">
            <text:p>1034937</text:p>
          </table:table-cell>
          <table:table-cell table:number-columns-repeated="6"/>
          <table:table-cell office:value-type="float" office:value="4.94130355705956" calcext:value-type="float">
            <text:p>4.94130355705956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Werfen-Pfarrwerfen</text:p>
          </table:table-cell>
          <table:table-cell office:value-type="string" calcext:value-type="string">
            <text:p>WRI1005265</text:p>
          </table:table-cell>
          <table:table-cell office:value-type="float" office:value="16" calcext:value-type="float">
            <text:p>16</text:p>
          </table:table-cell>
          <table:table-cell office:value-type="float" office:value="47.4698" calcext:value-type="float">
            <text:p>47.4698</text:p>
          </table:table-cell>
          <table:table-cell office:value-type="float" office:value="13.1945" calcext:value-type="float">
            <text:p>13.1945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office:value-type="float" office:value="1031399" calcext:value-type="float">
            <text:p>1031399</text:p>
          </table:table-cell>
          <table:table-cell table:number-columns-repeated="6"/>
          <table:table-cell office:value-type="float" office:value="79.0608569129529" calcext:value-type="float">
            <text:p>79.0608569129529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Weyer</text:p>
          </table:table-cell>
          <table:table-cell office:value-type="string" calcext:value-type="string">
            <text:p>WRI1005266</text:p>
          </table:table-cell>
          <table:table-cell office:value-type="float" office:value="37" calcext:value-type="float">
            <text:p>37</text:p>
          </table:table-cell>
          <table:table-cell office:value-type="float" office:value="48.1465" calcext:value-type="float">
            <text:p>48.1465</text:p>
          </table:table-cell>
          <table:table-cell office:value-type="float" office:value="14.1176" calcext:value-type="float">
            <text:p>14.1176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69" calcext:value-type="float">
            <text:p>1969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CARMA</text:p>
          </table:table-cell>
          <table:table-cell office:value-type="float" office:value="1016520" calcext:value-type="float">
            <text:p>1016520</text:p>
          </table:table-cell>
          <table:table-cell table:number-columns-repeated="6"/>
          <table:table-cell office:value-type="float" office:value="182.828231611204" calcext:value-type="float">
            <text:p>182.828231611204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Wind Park Bruck an der Leitha</text:p>
          </table:table-cell>
          <table:table-cell office:value-type="string" calcext:value-type="string">
            <text:p>WRI1005268</text:p>
          </table:table-cell>
          <table:table-cell office:value-type="float" office:value="9" calcext:value-type="float">
            <text:p>9</text:p>
          </table:table-cell>
          <table:table-cell office:value-type="float" office:value="48.0338" calcext:value-type="float">
            <text:p>48.0338</text:p>
          </table:table-cell>
          <table:table-cell office:value-type="float" office:value="16.7264" calcext:value-type="float">
            <text:p>16.7264</text:p>
          </table:table-cell>
          <table:table-cell office:value-type="string" calcext:value-type="string">
            <text:p>Wind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office:value-type="float" office:value="1049946" calcext:value-type="float">
            <text:p>1049946</text:p>
          </table:table-cell>
          <table:table-cell table:number-columns-repeated="6"/>
          <table:table-cell office:value-type="float" office:value="393.340909090909" calcext:value-type="float">
            <text:p>393.340909090909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Wind Park Hollern II</text:p>
          </table:table-cell>
          <table:table-cell office:value-type="string" calcext:value-type="string">
            <text:p>WRI1005270</text:p>
          </table:table-cell>
          <table:table-cell office:value-type="float" office:value="37" calcext:value-type="float">
            <text:p>37</text:p>
          </table:table-cell>
          <table:table-cell office:value-type="float" office:value="48.09" calcext:value-type="float">
            <text:p>48.09</text:p>
          </table:table-cell>
          <table:table-cell office:value-type="float" office:value="16.844" calcext:value-type="float">
            <text:p>16.844</text:p>
          </table:table-cell>
          <table:table-cell office:value-type="string" calcext:value-type="string">
            <text:p>Wind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office:value-type="float" office:value="1066248" calcext:value-type="float">
            <text:p>1066248</text:p>
          </table:table-cell>
          <table:table-cell table:number-columns-repeated="6"/>
          <table:table-cell office:value-type="float" office:value="1617.06818181818" calcext:value-type="float">
            <text:p>1617.06818181818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Wind Park Petronell-Carnuntum II</text:p>
          </table:table-cell>
          <table:table-cell office:value-type="string" calcext:value-type="string">
            <text:p>WRI1005271</text:p>
          </table:table-cell>
          <table:table-cell office:value-type="float" office:value="21" calcext:value-type="float">
            <text:p>21</text:p>
          </table:table-cell>
          <table:table-cell office:value-type="float" office:value="48.09" calcext:value-type="float">
            <text:p>48.09</text:p>
          </table:table-cell>
          <table:table-cell office:value-type="float" office:value="16.844" calcext:value-type="float">
            <text:p>16.844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office:value-type="float" office:value="1066249" calcext:value-type="float">
            <text:p>1066249</text:p>
          </table:table-cell>
          <table:table-cell table:number-columns-repeated="6"/>
          <table:table-cell office:value-type="float" office:value="917.795454545455" calcext:value-type="float">
            <text:p>917.795454545455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Windpark Bruck-Göttlesbrunn</text:p>
          </table:table-cell>
          <table:table-cell office:value-type="string" calcext:value-type="string">
            <text:p>WRI1005269</text:p>
          </table:table-cell>
          <table:table-cell office:value-type="float" office:value="21" calcext:value-type="float">
            <text:p>21</text:p>
          </table:table-cell>
          <table:table-cell office:value-type="float" office:value="48.095" calcext:value-type="float">
            <text:p>48.095</text:p>
          </table:table-cell>
          <table:table-cell office:value-type="float" office:value="16.89" calcext:value-type="float">
            <text:p>16.89</text:p>
          </table:table-cell>
          <table:table-cell office:value-type="string" calcext:value-type="string">
            <text:p>Wind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table:number-columns-repeated="7"/>
          <table:table-cell office:value-type="float" office:value="917.795454545455" calcext:value-type="float">
            <text:p>917.795454545455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Ybbs-Persenbeug</text:p>
          </table:table-cell>
          <table:table-cell office:value-type="string" calcext:value-type="string">
            <text:p>WRI1018682</text:p>
          </table:table-cell>
          <table:table-cell office:value-type="float" office:value="236" calcext:value-type="float">
            <text:p>236</text:p>
          </table:table-cell>
          <table:table-cell office:value-type="float" office:value="48.1892" calcext:value-type="float">
            <text:p>48.1892</text:p>
          </table:table-cell>
          <table:table-cell office:value-type="float" office:value="15.0682" calcext:value-type="float">
            <text:p>15.0682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60" calcext:value-type="float">
            <text:p>1960</text:p>
          </table:table-cell>
          <table:table-cell table:number-columns-repeated="2" office:value-type="string" calcext:value-type="string">
            <text:p>Verbund</text:p>
          </table:table-cell>
          <table:table-cell office:value-type="string" calcext:value-type="string">
            <text:p>http://www.verbund.com/pp/de/region/oesterreich</text:p>
          </table:table-cell>
          <table:table-cell office:value-type="string" calcext:value-type="string">
            <text:p>GEODB</text:p>
          </table:table-cell>
          <table:table-cell office:value-type="float" office:value="1025011" calcext:value-type="float">
            <text:p>1025011</text:p>
          </table:table-cell>
          <table:table-cell table:number-columns-repeated="6"/>
          <table:table-cell office:value-type="float" office:value="1166.14763946606" calcext:value-type="float">
            <text:p>1166.14763946606</text:p>
          </table:table-cell>
        </table:table-row>
        <table:table-row table:style-name="ro1">
          <table:table-cell office:value-type="string" calcext:value-type="string">
            <text:p>AZE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stara ES</text:p>
          </table:table-cell>
          <table:table-cell office:value-type="string" calcext:value-type="string">
            <text:p>WRI1002178</text:p>
          </table:table-cell>
          <table:table-cell office:value-type="float" office:value="87" calcext:value-type="float">
            <text:p>87</text:p>
          </table:table-cell>
          <table:table-cell office:value-type="float" office:value="38.456" calcext:value-type="float">
            <text:p>38.456</text:p>
          </table:table-cell>
          <table:table-cell office:value-type="float" office:value="48.875" calcext:value-type="float">
            <text:p>48.875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AzerEnerji</text:p>
          </table:table-cell>
          <table:table-cell office:value-type="string" calcext:value-type="string">
            <text:p>http://www.azerenerji.gov.az/index.php?option=com_content&amp;view=article&amp;id=91&amp;Itemid=112&amp;lang=az</text:p>
          </table:table-cell>
          <table:table-cell office:value-type="string" calcext:value-type="string">
            <text:p>CARMA</text:p>
          </table:table-cell>
          <table:table-cell office:value-type="float" office:value="1064189" calcext:value-type="float">
            <text:p>1064189</text:p>
          </table:table-cell>
          <table:table-cell table:number-columns-repeated="6"/>
          <table:table-cell office:value-type="float" office:value="844.882845188285" calcext:value-type="float">
            <text:p>844.882845188285</text:p>
          </table:table-cell>
        </table:table-row>
        <table:table-row table:style-name="ro1">
          <table:table-cell office:value-type="string" calcext:value-type="string">
            <text:p>AZE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rbaijan TPP</text:p>
          </table:table-cell>
          <table:table-cell office:value-type="string" calcext:value-type="string">
            <text:p>WRI1002179</text:p>
          </table:table-cell>
          <table:table-cell office:value-type="float" office:value="2400" calcext:value-type="float">
            <text:p>2400</text:p>
          </table:table-cell>
          <table:table-cell office:value-type="float" office:value="40.78" calcext:value-type="float">
            <text:p>40.78</text:p>
          </table:table-cell>
          <table:table-cell office:value-type="float" office:value="46.9901" calcext:value-type="float">
            <text:p>46.9901</text:p>
          </table:table-cell>
          <table:table-cell office:value-type="string" calcext:value-type="string">
            <text:p>Oil</text:p>
          </table:table-cell>
          <table:table-cell table:number-columns-repeated="4"/>
          <table:table-cell table:number-columns-repeated="2" office:value-type="string" calcext:value-type="string">
            <text:p>AzerEnerji</text:p>
          </table:table-cell>
          <table:table-cell office:value-type="string" calcext:value-type="string">
            <text:p>http://www.azerenerji.gov.az/index.php?option=com_content&amp;view=article&amp;id=91&amp;Itemid=112&amp;lang=az</text:p>
          </table:table-cell>
          <table:table-cell office:value-type="string" calcext:value-type="string">
            <text:p>WRI</text:p>
          </table:table-cell>
          <table:table-cell office:value-type="float" office:value="1010568" calcext:value-type="float">
            <text:p>1010568</text:p>
          </table:table-cell>
          <table:table-cell table:number-columns-repeated="6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ZE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Baku ES</text:p>
          </table:table-cell>
          <table:table-cell office:value-type="string" calcext:value-type="string">
            <text:p>WRI1002181</text:p>
          </table:table-cell>
          <table:table-cell office:value-type="float" office:value="105" calcext:value-type="float">
            <text:p>105</text:p>
          </table:table-cell>
          <table:table-cell office:value-type="float" office:value="40.3734" calcext:value-type="float">
            <text:p>40.3734</text:p>
          </table:table-cell>
          <table:table-cell office:value-type="float" office:value="49.9192" calcext:value-type="float">
            <text:p>49.9192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AzerEnerji</text:p>
          </table:table-cell>
          <table:table-cell office:value-type="string" calcext:value-type="string">
            <text:p>http://www.azerenerji.gov.az/index.php?option=com_content&amp;view=article&amp;id=91&amp;Itemid=112&amp;lang=az</text:p>
          </table:table-cell>
          <table:table-cell office:value-type="string" calcext:value-type="string">
            <text:p>GEODB</text:p>
          </table:table-cell>
          <table:table-cell office:value-type="float" office:value="1064193" calcext:value-type="float">
            <text:p>1064193</text:p>
          </table:table-cell>
          <table:table-cell table:number-columns-repeated="6"/>
          <table:table-cell office:value-type="float" office:value="1019.68619246862" calcext:value-type="float">
            <text:p>1019.68619246862</text:p>
          </table:table-cell>
        </table:table-row>
        <table:table-row table:style-name="ro1">
          <table:table-cell office:value-type="string" calcext:value-type="string">
            <text:p>AZE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Baku TEC</text:p>
          </table:table-cell>
          <table:table-cell office:value-type="string" calcext:value-type="string">
            <text:p>WRI1002182</text:p>
          </table:table-cell>
          <table:table-cell office:value-type="float" office:value="107" calcext:value-type="float">
            <text:p>107</text:p>
          </table:table-cell>
          <table:table-cell office:value-type="float" office:value="40.3734" calcext:value-type="float">
            <text:p>40.3734</text:p>
          </table:table-cell>
          <table:table-cell office:value-type="float" office:value="49.9192" calcext:value-type="float">
            <text:p>49.9192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AzerEnerji</text:p>
          </table:table-cell>
          <table:table-cell office:value-type="string" calcext:value-type="string">
            <text:p>http://www.azerenerji.gov.az/index.php?option=com_content&amp;view=article&amp;id=91&amp;Itemid=112&amp;lang=az</text:p>
          </table:table-cell>
          <table:table-cell office:value-type="string" calcext:value-type="string">
            <text:p>GEODB</text:p>
          </table:table-cell>
          <table:table-cell office:value-type="float" office:value="1010569" calcext:value-type="float">
            <text:p>1010569</text:p>
          </table:table-cell>
          <table:table-cell table:number-columns-repeated="6"/>
          <table:table-cell office:value-type="float" office:value="1039.10878661088" calcext:value-type="float">
            <text:p>1039.10878661088</text:p>
          </table:table-cell>
        </table:table-row>
        <table:table-row table:style-name="ro1">
          <table:table-cell office:value-type="string" calcext:value-type="string">
            <text:p>AZE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Gusar</text:p>
          </table:table-cell>
          <table:table-cell office:value-type="string" calcext:value-type="string">
            <text:p>WRI1002186</text:p>
          </table:table-cell>
          <table:table-cell office:value-type="float" office:value="1" calcext:value-type="float">
            <text:p>1</text:p>
          </table:table-cell>
          <table:table-cell office:value-type="float" office:value="41.3979" calcext:value-type="float">
            <text:p>41.3979</text:p>
          </table:table-cell>
          <table:table-cell office:value-type="float" office:value="48.3308" calcext:value-type="float">
            <text:p>48.3308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AzerEnerji</text:p>
          </table:table-cell>
          <table:table-cell office:value-type="string" calcext:value-type="string">
            <text:p>http://www.azerenerji.gov.az/index.php?option=com_content&amp;view=article&amp;id=91&amp;Itemid=112&amp;lang=az</text:p>
          </table:table-cell>
          <table:table-cell office:value-type="string" calcext:value-type="string">
            <text:p>CARMA</text:p>
          </table:table-cell>
          <table:table-cell office:value-type="float" office:value="1010574" calcext:value-type="float">
            <text:p>1010574</text:p>
          </table:table-cell>
          <table:table-cell table:number-columns-repeated="6"/>
          <table:table-cell office:value-type="float" office:value="1.3347022587269" calcext:value-type="float">
            <text:p>1.3347022587269</text:p>
          </table:table-cell>
        </table:table-row>
        <table:table-row table:style-name="ro1">
          <table:table-cell office:value-type="string" calcext:value-type="string">
            <text:p>AZE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Janub</text:p>
          </table:table-cell>
          <table:table-cell office:value-type="string" calcext:value-type="string">
            <text:p>WRI1002188</text:p>
          </table:table-cell>
          <table:table-cell office:value-type="float" office:value="780" calcext:value-type="float">
            <text:p>780</text:p>
          </table:table-cell>
          <table:table-cell office:value-type="float" office:value="39.8943" calcext:value-type="float">
            <text:p>39.8943</text:p>
          </table:table-cell>
          <table:table-cell office:value-type="float" office:value="48.9173" calcext:value-type="float">
            <text:p>48.9173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il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AzerEnerji</text:p>
          </table:table-cell>
          <table:table-cell office:value-type="string" calcext:value-type="string">
            <text:p>http://www.azerenerji.gov.az/index.php?option=com_content&amp;view=article&amp;id=91&amp;Itemid=112&amp;lang=az</text:p>
          </table:table-cell>
          <table:table-cell office:value-type="string" calcext:value-type="string">
            <text:p>WRI</text:p>
          </table:table-cell>
          <table:table-cell office:value-type="float" office:value="1076738" calcext:value-type="float">
            <text:p>1076738</text:p>
          </table:table-cell>
          <table:table-cell table:number-columns-repeated="6"/>
          <table:table-cell office:value-type="float" office:value="7574.81171548117" calcext:value-type="float">
            <text:p>7574.81171548117</text:p>
          </table:table-cell>
        </table:table-row>
        <table:table-row table:style-name="ro1">
          <table:table-cell office:value-type="string" calcext:value-type="string">
            <text:p>AZE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Khachmaz ES</text:p>
          </table:table-cell>
          <table:table-cell office:value-type="string" calcext:value-type="string">
            <text:p>WRI1002189</text:p>
          </table:table-cell>
          <table:table-cell office:value-type="float" office:value="87" calcext:value-type="float">
            <text:p>87</text:p>
          </table:table-cell>
          <table:table-cell office:value-type="float" office:value="41.4635" calcext:value-type="float">
            <text:p>41.4635</text:p>
          </table:table-cell>
          <table:table-cell office:value-type="float" office:value="48.806" calcext:value-type="float">
            <text:p>48.806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AzerEnerji</text:p>
          </table:table-cell>
          <table:table-cell office:value-type="string" calcext:value-type="string">
            <text:p>http://www.azerenerji.gov.az/index.php?option=com_content&amp;view=article&amp;id=91&amp;Itemid=112&amp;lang=az</text:p>
          </table:table-cell>
          <table:table-cell office:value-type="string" calcext:value-type="string">
            <text:p>CARMA</text:p>
          </table:table-cell>
          <table:table-cell office:value-type="float" office:value="1064191" calcext:value-type="float">
            <text:p>1064191</text:p>
          </table:table-cell>
          <table:table-cell table:number-columns-repeated="6"/>
          <table:table-cell office:value-type="float" office:value="844.882845188285" calcext:value-type="float">
            <text:p>844.882845188285</text:p>
          </table:table-cell>
        </table:table-row>
        <table:table-row table:style-name="ro1">
          <table:table-cell office:value-type="string" calcext:value-type="string">
            <text:p>AZE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Mingechevir</text:p>
          </table:table-cell>
          <table:table-cell office:value-type="string" calcext:value-type="string">
            <text:p>WRI1002190</text:p>
          </table:table-cell>
          <table:table-cell office:value-type="float" office:value="402" calcext:value-type="float">
            <text:p>402</text:p>
          </table:table-cell>
          <table:table-cell office:value-type="float" office:value="40.79" calcext:value-type="float">
            <text:p>40.79</text:p>
          </table:table-cell>
          <table:table-cell office:value-type="float" office:value="47.0287" calcext:value-type="float">
            <text:p>47.0287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53" calcext:value-type="float">
            <text:p>1953</text:p>
          </table:table-cell>
          <table:table-cell table:number-columns-repeated="2" office:value-type="string" calcext:value-type="string">
            <text:p>AzerEnerji</text:p>
          </table:table-cell>
          <table:table-cell office:value-type="string" calcext:value-type="string">
            <text:p>http://www.azerenerji.gov.az/index.php?option=com_content&amp;view=article&amp;id=91&amp;Itemid=112&amp;lang=az</text:p>
          </table:table-cell>
          <table:table-cell office:value-type="string" calcext:value-type="string">
            <text:p>WRI</text:p>
          </table:table-cell>
          <table:table-cell office:value-type="float" office:value="1010575" calcext:value-type="float">
            <text:p>1010575</text:p>
          </table:table-cell>
          <table:table-cell table:number-columns-repeated="6"/>
          <table:table-cell office:value-type="float" office:value="536.550308008214" calcext:value-type="float">
            <text:p>536.550308008214</text:p>
          </table:table-cell>
        </table:table-row>
        <table:table-row table:style-name="ro1">
          <table:table-cell office:value-type="string" calcext:value-type="string">
            <text:p>AZE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Sangachal ES</text:p>
          </table:table-cell>
          <table:table-cell office:value-type="string" calcext:value-type="string">
            <text:p>WRI1002192</text:p>
          </table:table-cell>
          <table:table-cell office:value-type="float" office:value="299" calcext:value-type="float">
            <text:p>299</text:p>
          </table:table-cell>
          <table:table-cell office:value-type="float" office:value="40.1794" calcext:value-type="float">
            <text:p>40.1794</text:p>
          </table:table-cell>
          <table:table-cell office:value-type="float" office:value="49.47" calcext:value-type="float">
            <text:p>49.47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AzerEnerji</text:p>
          </table:table-cell>
          <table:table-cell office:value-type="string" calcext:value-type="string">
            <text:p>http://www.azerenerji.gov.az/index.php?option=com_content&amp;view=article&amp;id=91&amp;Itemid=112&amp;lang=az</text:p>
          </table:table-cell>
          <table:table-cell office:value-type="string" calcext:value-type="string">
            <text:p>WRI</text:p>
          </table:table-cell>
          <table:table-cell office:value-type="float" office:value="1067438" calcext:value-type="float">
            <text:p>1067438</text:p>
          </table:table-cell>
          <table:table-cell table:number-columns-repeated="6"/>
          <table:table-cell office:value-type="float" office:value="2903.67782426778" calcext:value-type="float">
            <text:p>2903.67782426778</text:p>
          </table:table-cell>
        </table:table-row>
        <table:table-row table:style-name="ro1">
          <table:table-cell office:value-type="string" calcext:value-type="string">
            <text:p>AZE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Shamkir</text:p>
          </table:table-cell>
          <table:table-cell office:value-type="string" calcext:value-type="string">
            <text:p>WRI1002197</text:p>
          </table:table-cell>
          <table:table-cell office:value-type="float" office:value="405" calcext:value-type="float">
            <text:p>405</text:p>
          </table:table-cell>
          <table:table-cell office:value-type="float" office:value="40.9487" calcext:value-type="float">
            <text:p>40.9487</text:p>
          </table:table-cell>
          <table:table-cell office:value-type="float" office:value="46.168" calcext:value-type="float">
            <text:p>46.168</text:p>
          </table:table-cell>
          <table:table-cell office:value-type="string" calcext:value-type="string">
            <text:p>Hydro</text:p>
          </table:table-cell>
          <table:table-cell table:number-columns-repeated="4"/>
          <table:table-cell table:number-columns-repeated="2" office:value-type="string" calcext:value-type="string">
            <text:p>AzerEnerji</text:p>
          </table:table-cell>
          <table:table-cell office:value-type="string" calcext:value-type="string">
            <text:p>http://www.azerenerji.gov.az/index.php?option=com_content&amp;view=article&amp;id=91&amp;Itemid=112&amp;lang=az</text:p>
          </table:table-cell>
          <table:table-cell office:value-type="string" calcext:value-type="string">
            <text:p>GEODB</text:p>
          </table:table-cell>
          <table:table-cell office:value-type="float" office:value="1010577" calcext:value-type="float">
            <text:p>1010577</text:p>
          </table:table-cell>
          <table:table-cell table:number-columns-repeated="6"/>
          <table:table-cell office:value-type="float" office:value="540.554414784394" calcext:value-type="float">
            <text:p>540.554414784394</text:p>
          </table:table-cell>
        </table:table-row>
        <table:table-row table:style-name="ro1">
          <table:table-cell office:value-type="string" calcext:value-type="string">
            <text:p>AZE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Shimal</text:p>
          </table:table-cell>
          <table:table-cell office:value-type="string" calcext:value-type="string">
            <text:p>WRI1002198</text:p>
          </table:table-cell>
          <table:table-cell office:value-type="float" office:value="400" calcext:value-type="float">
            <text:p>400</text:p>
          </table:table-cell>
          <table:table-cell office:value-type="float" office:value="40.4995" calcext:value-type="float">
            <text:p>40.4995</text:p>
          </table:table-cell>
          <table:table-cell office:value-type="float" office:value="50.2077" calcext:value-type="float">
            <text:p>50.2077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AzerEnerji</text:p>
          </table:table-cell>
          <table:table-cell office:value-type="string" calcext:value-type="string">
            <text:p>http://www.azerenerji.gov.az/index.php?option=com_content&amp;view=article&amp;id=91&amp;Itemid=112&amp;lang=az</text:p>
          </table:table-cell>
          <table:table-cell office:value-type="string" calcext:value-type="string">
            <text:p>WRI</text:p>
          </table:table-cell>
          <table:table-cell office:value-type="float" office:value="1010576" calcext:value-type="float">
            <text:p>1010576</text:p>
          </table:table-cell>
          <table:table-cell table:number-columns-repeated="6"/>
          <table:table-cell office:value-type="float" office:value="3884.51882845188" calcext:value-type="float">
            <text:p>3884.51882845188</text:p>
          </table:table-cell>
        </table:table-row>
        <table:table-row table:style-name="ro1">
          <table:table-cell office:value-type="string" calcext:value-type="string">
            <text:p>AZE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Sumqayit</text:p>
          </table:table-cell>
          <table:table-cell office:value-type="string" calcext:value-type="string">
            <text:p>WRI1002199</text:p>
          </table:table-cell>
          <table:table-cell office:value-type="float" office:value="525" calcext:value-type="float">
            <text:p>525</text:p>
          </table:table-cell>
          <table:table-cell office:value-type="float" office:value="40.6036" calcext:value-type="float">
            <text:p>40.6036</text:p>
          </table:table-cell>
          <table:table-cell office:value-type="float" office:value="49.6332" calcext:value-type="float">
            <text:p>49.6332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AzerEnerji</text:p>
          </table:table-cell>
          <table:table-cell office:value-type="string" calcext:value-type="string">
            <text:p>http://www.azerenerji.gov.az/index.php?option=com_content&amp;view=article&amp;id=91&amp;Itemid=112&amp;lang=az</text:p>
          </table:table-cell>
          <table:table-cell office:value-type="string" calcext:value-type="string">
            <text:p>GEODB</text:p>
          </table:table-cell>
          <table:table-cell office:value-type="float" office:value="1063119" calcext:value-type="float">
            <text:p>1063119</text:p>
          </table:table-cell>
          <table:table-cell table:number-columns-repeated="6"/>
          <table:table-cell office:value-type="float" office:value="5098.4309623431" calcext:value-type="float">
            <text:p>5098.4309623431</text:p>
          </table:table-cell>
        </table:table-row>
        <table:table-row table:style-name="ro1">
          <table:table-cell office:value-type="string" calcext:value-type="string">
            <text:p>AZE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Varvara</text:p>
          </table:table-cell>
          <table:table-cell office:value-type="string" calcext:value-type="string">
            <text:p>WRI1002201</text:p>
          </table:table-cell>
          <table:table-cell office:value-type="float" office:value="16" calcext:value-type="float">
            <text:p>16</text:p>
          </table:table-cell>
          <table:table-cell office:value-type="float" office:value="40.6837" calcext:value-type="float">
            <text:p>40.6837</text:p>
          </table:table-cell>
          <table:table-cell office:value-type="float" office:value="47.0926" calcext:value-type="float">
            <text:p>47.0926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57" calcext:value-type="float">
            <text:p>1957</text:p>
          </table:table-cell>
          <table:table-cell table:number-columns-repeated="2" office:value-type="string" calcext:value-type="string">
            <text:p>AzerEnerji</text:p>
          </table:table-cell>
          <table:table-cell office:value-type="string" calcext:value-type="string">
            <text:p>http://www.azerenerji.gov.az/index.php?option=com_content&amp;view=article&amp;id=91&amp;Itemid=112&amp;lang=az</text:p>
          </table:table-cell>
          <table:table-cell office:value-type="string" calcext:value-type="string">
            <text:p>GEODB</text:p>
          </table:table-cell>
          <table:table-cell office:value-type="float" office:value="1010581" calcext:value-type="float">
            <text:p>1010581</text:p>
          </table:table-cell>
          <table:table-cell table:number-columns-repeated="6"/>
          <table:table-cell office:value-type="float" office:value="21.3552361396304" calcext:value-type="float">
            <text:p>21.3552361396304</text:p>
          </table:table-cell>
        </table:table-row>
        <table:table-row table:style-name="ro1">
          <table:table-cell office:value-type="string" calcext:value-type="string">
            <text:p>AZE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Yenikend</text:p>
          </table:table-cell>
          <table:table-cell office:value-type="string" calcext:value-type="string">
            <text:p>WRI1002203</text:p>
          </table:table-cell>
          <table:table-cell office:value-type="float" office:value="150" calcext:value-type="float">
            <text:p>150</text:p>
          </table:table-cell>
          <table:table-cell office:value-type="float" office:value="40.9193" calcext:value-type="float">
            <text:p>40.9193</text:p>
          </table:table-cell>
          <table:table-cell office:value-type="float" office:value="46.2829" calcext:value-type="float">
            <text:p>46.2829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AzerEnerji</text:p>
          </table:table-cell>
          <table:table-cell office:value-type="string" calcext:value-type="string">
            <text:p>http://www.azerenerji.gov.az/index.php?option=com_content&amp;view=article&amp;id=91&amp;Itemid=112&amp;lang=az</text:p>
          </table:table-cell>
          <table:table-cell office:value-type="string" calcext:value-type="string">
            <text:p>GEODB</text:p>
          </table:table-cell>
          <table:table-cell office:value-type="float" office:value="1010582" calcext:value-type="float">
            <text:p>1010582</text:p>
          </table:table-cell>
          <table:table-cell table:number-columns-repeated="6"/>
          <table:table-cell office:value-type="float" office:value="200.205338809035" calcext:value-type="float">
            <text:p>200.205338809035</text:p>
          </table:table-cell>
        </table:table-row>
        <table:table-row table:style-name="ro1">
          <table:table-cell office:value-type="string" calcext:value-type="string">
            <text:p>BHR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Al Dur Power and Water</text:p>
          </table:table-cell>
          <table:table-cell office:value-type="string" calcext:value-type="string">
            <text:p>WRI1023714</text:p>
          </table:table-cell>
          <table:table-cell office:value-type="float" office:value="1540" calcext:value-type="float">
            <text:p>1540</text:p>
          </table:table-cell>
          <table:table-cell office:value-type="float" office:value="25.9714" calcext:value-type="float">
            <text:p>25.9714</text:p>
          </table:table-cell>
          <table:table-cell office:value-type="float" office:value="50.6076" calcext:value-type="float">
            <text:p>50.6076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Al Dur Power &amp; Water Company</text:p>
          </table:table-cell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WRI</text:p>
          </table:table-cell>
          <table:table-cell office:value-type="float" office:value="1071420" calcext:value-type="float">
            <text:p>1071420</text:p>
          </table:table-cell>
          <table:table-cell table:number-columns-repeated="6"/>
          <table:table-cell office:value-type="float" office:value="5539.85212569316" calcext:value-type="float">
            <text:p>5539.85212569316</text:p>
          </table:table-cell>
        </table:table-row>
        <table:table-row table:style-name="ro1">
          <table:table-cell office:value-type="string" calcext:value-type="string">
            <text:p>BHR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Al Ezzel Power Station</text:p>
          </table:table-cell>
          <table:table-cell office:value-type="string" calcext:value-type="string">
            <text:p>WRI1023713</text:p>
          </table:table-cell>
          <table:table-cell office:value-type="float" office:value="962" calcext:value-type="float">
            <text:p>962</text:p>
          </table:table-cell>
          <table:table-cell office:value-type="float" office:value="26.2175" calcext:value-type="float">
            <text:p>26.2175</text:p>
          </table:table-cell>
          <table:table-cell office:value-type="float" office:value="50.6595" calcext:value-type="float">
            <text:p>50.6595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office:value-type="string" calcext:value-type="string">
            <text:p>Gulf Investment Corporation <text:s/>Suez Tractebel <text:s/>Pension Fund of Bahrain</text:p>
          </table:table-cell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WRI</text:p>
          </table:table-cell>
          <table:table-cell office:value-type="float" office:value="1059017" calcext:value-type="float">
            <text:p>1059017</text:p>
          </table:table-cell>
          <table:table-cell table:number-columns-repeated="6"/>
          <table:table-cell office:value-type="float" office:value="3460.60892527066" calcext:value-type="float">
            <text:p>3460.60892527066</text:p>
          </table:table-cell>
        </table:table-row>
        <table:table-row table:style-name="ro1">
          <table:table-cell office:value-type="string" calcext:value-type="string">
            <text:p>BHR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Alba Power Station</text:p>
          </table:table-cell>
          <table:table-cell office:value-type="string" calcext:value-type="string">
            <text:p>WRI1023718</text:p>
          </table:table-cell>
          <table:table-cell office:value-type="float" office:value="2204" calcext:value-type="float">
            <text:p>2204</text:p>
          </table:table-cell>
          <table:table-cell office:value-type="float" office:value="26.0945" calcext:value-type="float">
            <text:p>26.0945</text:p>
          </table:table-cell>
          <table:table-cell office:value-type="float" office:value="50.6008" calcext:value-type="float">
            <text:p>50.6008</text:p>
          </table:table-cell>
          <table:table-cell office:value-type="string" calcext:value-type="string">
            <text:p>Gas</text:p>
          </table:table-cell>
          <table:table-cell table:number-columns-repeated="4"/>
          <table:table-cell table:number-columns-repeated="2" office:value-type="string" calcext:value-type="string">
            <text:p>Aluminum Bahrain</text:p>
          </table:table-cell>
          <table:table-cell office:value-type="string" calcext:value-type="string">
            <text:p>http://www.albasmelter.com/Range/OProducts/Pages/Power.aspx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7928.46369157645" calcext:value-type="float">
            <text:p>7928.46369157645</text:p>
          </table:table-cell>
        </table:table-row>
        <table:table-row table:style-name="ro1">
          <table:table-cell office:value-type="string" calcext:value-type="string">
            <text:p>BHR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Hawar Power ad Water Station</text:p>
          </table:table-cell>
          <table:table-cell office:value-type="string" calcext:value-type="string">
            <text:p>WRI1023716</text:p>
          </table:table-cell>
          <table:table-cell office:value-type="float" office:value="7.3" calcext:value-type="float">
            <text:p>7.3</text:p>
          </table:table-cell>
          <table:table-cell office:value-type="float" office:value="26.1981" calcext:value-type="float">
            <text:p>26.1981</text:p>
          </table:table-cell>
          <table:table-cell office:value-type="float" office:value="50.5919" calcext:value-type="float">
            <text:p>50.5919</text:p>
          </table:table-cell>
          <table:table-cell office:value-type="string" calcext:value-type="string">
            <text:p>Oil</text:p>
          </table:table-cell>
          <table:table-cell table:number-columns-repeated="3"/>
          <table:table-cell office:value-type="float" office:value="1985" calcext:value-type="float">
            <text:p>1985</text:p>
          </table:table-cell>
          <table:table-cell/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HR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Hidd Power and Water station 1</text:p>
          </table:table-cell>
          <table:table-cell office:value-type="string" calcext:value-type="string">
            <text:p>WRI1023712</text:p>
          </table:table-cell>
          <table:table-cell office:value-type="float" office:value="963" calcext:value-type="float">
            <text:p>963</text:p>
          </table:table-cell>
          <table:table-cell office:value-type="float" office:value="26.2223" calcext:value-type="float">
            <text:p>26.2223</text:p>
          </table:table-cell>
          <table:table-cell office:value-type="float" office:value="50.6621" calcext:value-type="float">
            <text:p>50.6621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 office:value-type="string" calcext:value-type="string">
            <text:p>International Power PLC <text:s/>Sumitomo Corporation <text:s/>Suez Tractebel</text:p>
          </table:table-cell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GEODB</text:p>
          </table:table-cell>
          <table:table-cell office:value-type="float" office:value="1022798" calcext:value-type="float">
            <text:p>1022798</text:p>
          </table:table-cell>
          <table:table-cell table:number-columns-repeated="6"/>
          <table:table-cell office:value-type="float" office:value="3464.20623184579" calcext:value-type="float">
            <text:p>3464.20623184579</text:p>
          </table:table-cell>
        </table:table-row>
        <table:table-row table:style-name="ro1">
          <table:table-cell office:value-type="string" calcext:value-type="string">
            <text:p>BHR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Rifa'a Power Station</text:p>
          </table:table-cell>
          <table:table-cell office:value-type="string" calcext:value-type="string">
            <text:p>WRI1023715</text:p>
          </table:table-cell>
          <table:table-cell office:value-type="float" office:value="700" calcext:value-type="float">
            <text:p>700</text:p>
          </table:table-cell>
          <table:table-cell office:value-type="float" office:value="26.1199" calcext:value-type="float">
            <text:p>26.1199</text:p>
          </table:table-cell>
          <table:table-cell office:value-type="float" office:value="50.5889" calcext:value-type="float">
            <text:p>50.5889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WRI</text:p>
          </table:table-cell>
          <table:table-cell office:value-type="float" office:value="1022802" calcext:value-type="float">
            <text:p>1022802</text:p>
          </table:table-cell>
          <table:table-cell table:number-columns-repeated="6"/>
          <table:table-cell office:value-type="float" office:value="2518.1146025878" calcext:value-type="float">
            <text:p>2518.1146025878</text:p>
          </table:table-cell>
        </table:table-row>
        <table:table-row table:style-name="ro1">
          <table:table-cell office:value-type="string" calcext:value-type="string">
            <text:p>BHR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Sitra Power an Water Station</text:p>
          </table:table-cell>
          <table:table-cell office:value-type="string" calcext:value-type="string">
            <text:p>WRI1023717</text:p>
          </table:table-cell>
          <table:table-cell office:value-type="float" office:value="1205" calcext:value-type="float">
            <text:p>1205</text:p>
          </table:table-cell>
          <table:table-cell office:value-type="float" office:value="26.1833" calcext:value-type="float">
            <text:p>26.1833</text:p>
          </table:table-cell>
          <table:table-cell office:value-type="float" office:value="50.6237" calcext:value-type="float">
            <text:p>50.6237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Arab Union of Electricity</text:p>
          </table:table-cell>
          <table:table-cell office:value-type="string" calcext:value-type="string">
            <text:p>http://www.auptde.org/NewsDetails.aspx?lang=en&amp;NID=283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4334.75442302614" calcext:value-type="float">
            <text:p>4334.75442302614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Amnura</text:p>
          </table:table-cell>
          <table:table-cell office:value-type="string" calcext:value-type="string">
            <text:p>WRI1029201</text:p>
          </table:table-cell>
          <table:table-cell office:value-type="float" office:value="50" calcext:value-type="float">
            <text:p>50</text:p>
          </table:table-cell>
          <table:table-cell office:value-type="float" office:value="24.6301" calcext:value-type="float">
            <text:p>24.6301</text:p>
          </table:table-cell>
          <table:table-cell office:value-type="float" office:value="88.4006" calcext:value-type="float">
            <text:p>88.4006</text:p>
          </table:table-cell>
          <table:table-cell office:value-type="string" calcext:value-type="string">
            <text:p>Oil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225</text:p>
          </table:table-cell>
          <table:table-cell office:value-type="string" calcext:value-type="string">
            <text:p>WRI</text:p>
          </table:table-cell>
          <table:table-cell office:value-type="float" office:value="1098477" calcext:value-type="float">
            <text:p>1098477</text:p>
          </table:table-cell>
          <table:table-cell table:number-columns-repeated="6"/>
          <table:table-cell office:value-type="float" office:value="160.33203125" calcext:value-type="float">
            <text:p>160.33203125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Ashuganj (Aggreko)</text:p>
          </table:table-cell>
          <table:table-cell office:value-type="string" calcext:value-type="string">
            <text:p>WRI1029202</text:p>
          </table:table-cell>
          <table:table-cell office:value-type="float" office:value="1649" calcext:value-type="float">
            <text:p>1649</text:p>
          </table:table-cell>
          <table:table-cell office:value-type="float" office:value="24.0426" calcext:value-type="float">
            <text:p>24.0426</text:p>
          </table:table-cell>
          <table:table-cell office:value-type="float" office:value="91.0158" calcext:value-type="float">
            <text:p>91.0158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Aggreko</text:p>
          </table:table-cell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79</text:p>
          </table:table-cell>
          <table:table-cell office:value-type="string" calcext:value-type="string">
            <text:p>WRI</text:p>
          </table:table-cell>
          <table:table-cell office:value-type="float" office:value="1010709" calcext:value-type="float">
            <text:p>1010709</text:p>
          </table:table-cell>
          <table:table-cell table:number-columns-repeated="6"/>
          <table:table-cell office:value-type="float" office:value="8614.41211360785" calcext:value-type="float">
            <text:p>8614.41211360785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aghabari GT 1</text:p>
          </table:table-cell>
          <table:table-cell office:value-type="string" calcext:value-type="string">
            <text:p>WRI1029203</text:p>
          </table:table-cell>
          <table:table-cell office:value-type="float" office:value="223" calcext:value-type="float">
            <text:p>223</text:p>
          </table:table-cell>
          <table:table-cell office:value-type="float" office:value="24.1361" calcext:value-type="float">
            <text:p>24.1361</text:p>
          </table:table-cell>
          <table:table-cell office:value-type="float" office:value="89.5933" calcext:value-type="float">
            <text:p>89.5933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il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221</text:p>
          </table:table-cell>
          <table:table-cell office:value-type="string" calcext:value-type="string">
            <text:p>WRI</text:p>
          </table:table-cell>
          <table:table-cell office:value-type="float" office:value="1010710" calcext:value-type="float">
            <text:p>1010710</text:p>
          </table:table-cell>
          <table:table-cell table:number-columns-repeated="6"/>
          <table:table-cell office:value-type="float" office:value="1164.95688376868" calcext:value-type="float">
            <text:p>1164.95688376868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arabkunda (Regent)</text:p>
          </table:table-cell>
          <table:table-cell office:value-type="string" calcext:value-type="string">
            <text:p>WRI1029204</text:p>
          </table:table-cell>
          <table:table-cell office:value-type="float" office:value="22" calcext:value-type="float">
            <text:p>22</text:p>
          </table:table-cell>
          <table:table-cell office:value-type="float" office:value="22.5713" calcext:value-type="float">
            <text:p>22.5713</text:p>
          </table:table-cell>
          <table:table-cell office:value-type="float" office:value="91.6841" calcext:value-type="float">
            <text:p>91.6841</text:p>
          </table:table-cell>
          <table:table-cell office:value-type="string" calcext:value-type="string">
            <text:p>Oil</text:p>
          </table:table-cell>
          <table:table-cell table:number-columns-repeated="3"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64</text:p>
          </table:table-cell>
          <table:table-cell office:value-type="string" calcext:value-type="string">
            <text:p>WRI</text:p>
          </table:table-cell>
          <table:table-cell office:value-type="float" office:value="1069184" calcext:value-type="float">
            <text:p>1069184</text:p>
          </table:table-cell>
          <table:table-cell table:number-columns-repeated="6"/>
          <table:table-cell office:value-type="float" office:value="70.54609375" calcext:value-type="float">
            <text:p>70.54609375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arishal GT-unit-1 2</text:p>
          </table:table-cell>
          <table:table-cell office:value-type="string" calcext:value-type="string">
            <text:p>WRI1029205</text:p>
          </table:table-cell>
          <table:table-cell office:value-type="float" office:value="40" calcext:value-type="float">
            <text:p>40</text:p>
          </table:table-cell>
          <table:table-cell office:value-type="float" office:value="22.6588" calcext:value-type="float">
            <text:p>22.6588</text:p>
          </table:table-cell>
          <table:table-cell office:value-type="float" office:value="90.3373" calcext:value-type="float">
            <text:p>90.3373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1987" calcext:value-type="float">
            <text:p>1987</text:p>
          </table:table-cell>
          <table:table-cell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217</text:p>
          </table:table-cell>
          <table:table-cell office:value-type="string" calcext:value-type="string">
            <text:p>WRI</text:p>
          </table:table-cell>
          <table:table-cell office:value-type="float" office:value="1010713" calcext:value-type="float">
            <text:p>1010713</text:p>
          </table:table-cell>
          <table:table-cell table:number-columns-repeated="6"/>
          <table:table-cell office:value-type="float" office:value="208.960876012319" calcext:value-type="float">
            <text:p>208.960876012319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arupukuria ST 1</text:p>
          </table:table-cell>
          <table:table-cell office:value-type="string" calcext:value-type="string">
            <text:p>WRI1029206</text:p>
          </table:table-cell>
          <table:table-cell office:value-type="float" office:value="250" calcext:value-type="float">
            <text:p>250</text:p>
          </table:table-cell>
          <table:table-cell office:value-type="float" office:value="25.5502" calcext:value-type="float">
            <text:p>25.5502</text:p>
          </table:table-cell>
          <table:table-cell office:value-type="float" office:value="88.9527" calcext:value-type="float">
            <text:p>88.9527</text:p>
          </table:table-cell>
          <table:table-cell office:value-type="string" calcext:value-type="string">
            <text:p>Coal</text:p>
          </table:table-cell>
          <table:table-cell table:number-columns-repeated="5"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234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era Peaking</text:p>
          </table:table-cell>
          <table:table-cell office:value-type="string" calcext:value-type="string">
            <text:p>WRI1029207</text:p>
          </table:table-cell>
          <table:table-cell office:value-type="float" office:value="71" calcext:value-type="float">
            <text:p>71</text:p>
          </table:table-cell>
          <table:table-cell office:value-type="float" office:value="24.0895" calcext:value-type="float">
            <text:p>24.0895</text:p>
          </table:table-cell>
          <table:table-cell office:value-type="float" office:value="89.6176" calcext:value-type="float">
            <text:p>89.6176</text:p>
          </table:table-cell>
          <table:table-cell office:value-type="string" calcext:value-type="string">
            <text:p>Oil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224</text:p>
          </table:table-cell>
          <table:table-cell office:value-type="string" calcext:value-type="string">
            <text:p>WRI</text:p>
          </table:table-cell>
          <table:table-cell office:value-type="float" office:value="1078939" calcext:value-type="float">
            <text:p>1078939</text:p>
          </table:table-cell>
          <table:table-cell table:number-columns-repeated="6"/>
          <table:table-cell office:value-type="float" office:value="227.671484375" calcext:value-type="float">
            <text:p>227.671484375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heramara GT (Unit-1 2 3)</text:p>
          </table:table-cell>
          <table:table-cell office:value-type="string" calcext:value-type="string">
            <text:p>WRI1029208</text:p>
          </table:table-cell>
          <table:table-cell office:value-type="float" office:value="560" calcext:value-type="float">
            <text:p>560</text:p>
          </table:table-cell>
          <table:table-cell office:value-type="float" office:value="24.0487" calcext:value-type="float">
            <text:p>24.0487</text:p>
          </table:table-cell>
          <table:table-cell office:value-type="float" office:value="89.0173" calcext:value-type="float">
            <text:p>89.0173</text:p>
          </table:table-cell>
          <table:table-cell office:value-type="string" calcext:value-type="string">
            <text:p>Oil</text:p>
          </table:table-cell>
          <table:table-cell table:number-columns-repeated="3"/>
          <table:table-cell office:value-type="float" office:value="1976" calcext:value-type="float">
            <text:p>1976</text:p>
          </table:table-cell>
          <table:table-cell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208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1795.71875" calcext:value-type="float">
            <text:p>1795.71875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hola CCPP GT-1 2 ST</text:p>
          </table:table-cell>
          <table:table-cell office:value-type="string" calcext:value-type="string">
            <text:p>WRI1029209</text:p>
          </table:table-cell>
          <table:table-cell office:value-type="float" office:value="227" calcext:value-type="float">
            <text:p>227</text:p>
          </table:table-cell>
          <table:table-cell office:value-type="float" office:value="22.4786" calcext:value-type="float">
            <text:p>22.4786</text:p>
          </table:table-cell>
          <table:table-cell office:value-type="float" office:value="90.7101" calcext:value-type="float">
            <text:p>90.7101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220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1185.85297136991" calcext:value-type="float">
            <text:p>1185.85297136991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ogra GBB</text:p>
          </table:table-cell>
          <table:table-cell office:value-type="string" calcext:value-type="string">
            <text:p>WRI1029210</text:p>
          </table:table-cell>
          <table:table-cell office:value-type="float" office:value="42" calcext:value-type="float">
            <text:p>42</text:p>
          </table:table-cell>
          <table:table-cell office:value-type="float" office:value="24.8408" calcext:value-type="float">
            <text:p>24.8408</text:p>
          </table:table-cell>
          <table:table-cell office:value-type="float" office:value="89.3506" calcext:value-type="float">
            <text:p>89.3506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230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219.408919812935" calcext:value-type="float">
            <text:p>219.408919812935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CLCPC Keranigonj</text:p>
          </table:table-cell>
          <table:table-cell office:value-type="string" calcext:value-type="string">
            <text:p>WRI1029214</text:p>
          </table:table-cell>
          <table:table-cell office:value-type="float" office:value="100" calcext:value-type="float">
            <text:p>100</text:p>
          </table:table-cell>
          <table:table-cell office:value-type="float" office:value="23.6473" calcext:value-type="float">
            <text:p>23.6473</text:p>
          </table:table-cell>
          <table:table-cell office:value-type="float" office:value="90.3473" calcext:value-type="float">
            <text:p>90.3473</text:p>
          </table:table-cell>
          <table:table-cell office:value-type="string" calcext:value-type="string">
            <text:p>Oil</text:p>
          </table:table-cell>
          <table:table-cell table:number-columns-repeated="5"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52</text:p>
          </table:table-cell>
          <table:table-cell office:value-type="string" calcext:value-type="string">
            <text:p>WRI</text:p>
          </table:table-cell>
          <table:table-cell office:value-type="float" office:value="1088173" calcext:value-type="float">
            <text:p>1088173</text:p>
          </table:table-cell>
          <table:table-cell table:number-columns-repeated="6"/>
          <table:table-cell office:value-type="float" office:value="320.6640625" calcext:value-type="float">
            <text:p>320.6640625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Chittagong Roazan</text:p>
          </table:table-cell>
          <table:table-cell office:value-type="string" calcext:value-type="string">
            <text:p>WRI1029213</text:p>
          </table:table-cell>
          <table:table-cell office:value-type="float" office:value="553" calcext:value-type="float">
            <text:p>553</text:p>
          </table:table-cell>
          <table:table-cell office:value-type="float" office:value="22.457" calcext:value-type="float">
            <text:p>22.457</text:p>
          </table:table-cell>
          <table:table-cell office:value-type="float" office:value="91.9784" calcext:value-type="float">
            <text:p>91.9784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66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2888.88411087031" calcext:value-type="float">
            <text:p>2888.88411087031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Faridpur</text:p>
          </table:table-cell>
          <table:table-cell office:value-type="string" calcext:value-type="string">
            <text:p>WRI1029216</text:p>
          </table:table-cell>
          <table:table-cell office:value-type="float" office:value="54" calcext:value-type="float">
            <text:p>54</text:p>
          </table:table-cell>
          <table:table-cell office:value-type="float" office:value="23.6183" calcext:value-type="float">
            <text:p>23.6183</text:p>
          </table:table-cell>
          <table:table-cell office:value-type="float" office:value="89.7733" calcext:value-type="float">
            <text:p>89.7733</text:p>
          </table:table-cell>
          <table:table-cell office:value-type="string" calcext:value-type="string">
            <text:p>Oil</text:p>
          </table:table-cell>
          <table:table-cell table:number-columns-repeated="5"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209</text:p>
          </table:table-cell>
          <table:table-cell office:value-type="string" calcext:value-type="string">
            <text:p>WRI</text:p>
          </table:table-cell>
          <table:table-cell office:value-type="float" office:value="1078934" calcext:value-type="float">
            <text:p>1078934</text:p>
          </table:table-cell>
          <table:table-cell table:number-columns-repeated="6"/>
          <table:table-cell office:value-type="float" office:value="173.15859375" calcext:value-type="float">
            <text:p>173.15859375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Fenchuganj (Barakatullah)</text:p>
          </table:table-cell>
          <table:table-cell office:value-type="string" calcext:value-type="string">
            <text:p>WRI1029217</text:p>
          </table:table-cell>
          <table:table-cell office:value-type="float" office:value="296" calcext:value-type="float">
            <text:p>296</text:p>
          </table:table-cell>
          <table:table-cell office:value-type="float" office:value="24.6863" calcext:value-type="float">
            <text:p>24.6863</text:p>
          </table:table-cell>
          <table:table-cell office:value-type="float" office:value="91.9189" calcext:value-type="float">
            <text:p>91.9189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95</text:p>
          </table:table-cell>
          <table:table-cell office:value-type="string" calcext:value-type="string">
            <text:p>GEODB</text:p>
          </table:table-cell>
          <table:table-cell office:value-type="float" office:value="1010722" calcext:value-type="float">
            <text:p>1010722</text:p>
          </table:table-cell>
          <table:table-cell table:number-columns-repeated="6"/>
          <table:table-cell office:value-type="float" office:value="1546.31048249116" calcext:value-type="float">
            <text:p>1546.31048249116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Feni (Doreen)</text:p>
          </table:table-cell>
          <table:table-cell office:value-type="string" calcext:value-type="string">
            <text:p>WRI1029267</text:p>
          </table:table-cell>
          <table:table-cell office:value-type="float" office:value="33" calcext:value-type="float">
            <text:p>33</text:p>
          </table:table-cell>
          <table:table-cell office:value-type="float" office:value="23.9186" calcext:value-type="float">
            <text:p>23.9186</text:p>
          </table:table-cell>
          <table:table-cell office:value-type="float" office:value="90.6926" calcext:value-type="float">
            <text:p>90.6926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Doreen Power Company</text:p>
          </table:table-cell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82</text:p>
          </table:table-cell>
          <table:table-cell office:value-type="string" calcext:value-type="string">
            <text:p>WRI</text:p>
          </table:table-cell>
          <table:table-cell office:value-type="float" office:value="1071631" calcext:value-type="float">
            <text:p>1071631</text:p>
          </table:table-cell>
          <table:table-cell table:number-columns-repeated="6"/>
          <table:table-cell office:value-type="float" office:value="172.392722710163" calcext:value-type="float">
            <text:p>172.392722710163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Ghorasal ST :Unit-3</text:p>
          </table:table-cell>
          <table:table-cell office:value-type="string" calcext:value-type="string">
            <text:p>WRI1029220</text:p>
          </table:table-cell>
          <table:table-cell office:value-type="float" office:value="861" calcext:value-type="float">
            <text:p>861</text:p>
          </table:table-cell>
          <table:table-cell office:value-type="float" office:value="23.9797" calcext:value-type="float">
            <text:p>23.9797</text:p>
          </table:table-cell>
          <table:table-cell office:value-type="float" office:value="90.637" calcext:value-type="float">
            <text:p>90.637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1986" calcext:value-type="float">
            <text:p>1986</text:p>
          </table:table-cell>
          <table:table-cell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20</text:p>
          </table:table-cell>
          <table:table-cell office:value-type="string" calcext:value-type="string">
            <text:p>GEODB</text:p>
          </table:table-cell>
          <table:table-cell office:value-type="float" office:value="1010724" calcext:value-type="float">
            <text:p>1010724</text:p>
          </table:table-cell>
          <table:table-cell table:number-columns-repeated="6"/>
          <table:table-cell office:value-type="float" office:value="4497.88285616517" calcext:value-type="float">
            <text:p>4497.88285616517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Gopalganj Peaking</text:p>
          </table:table-cell>
          <table:table-cell office:value-type="string" calcext:value-type="string">
            <text:p>WRI1029221</text:p>
          </table:table-cell>
          <table:table-cell office:value-type="float" office:value="109" calcext:value-type="float">
            <text:p>109</text:p>
          </table:table-cell>
          <table:table-cell office:value-type="float" office:value="23.9797" calcext:value-type="float">
            <text:p>23.9797</text:p>
          </table:table-cell>
          <table:table-cell office:value-type="float" office:value="90.637" calcext:value-type="float">
            <text:p>90.637</text:p>
          </table:table-cell>
          <table:table-cell office:value-type="string" calcext:value-type="string">
            <text:p>Oil</text:p>
          </table:table-cell>
          <table:table-cell table:number-columns-repeated="5"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210</text:p>
          </table:table-cell>
          <table:table-cell office:value-type="string" calcext:value-type="string">
            <text:p>GEODB</text:p>
          </table:table-cell>
          <table:table-cell office:value-type="float" office:value="1078936" calcext:value-type="float">
            <text:p>1078936</text:p>
          </table:table-cell>
          <table:table-cell table:number-columns-repeated="6"/>
          <table:table-cell office:value-type="float" office:value="349.523828125" calcext:value-type="float">
            <text:p>349.523828125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Hathazari</text:p>
          </table:table-cell>
          <table:table-cell office:value-type="string" calcext:value-type="string">
            <text:p>WRI1029222</text:p>
          </table:table-cell>
          <table:table-cell office:value-type="float" office:value="98" calcext:value-type="float">
            <text:p>98</text:p>
          </table:table-cell>
          <table:table-cell office:value-type="float" office:value="22.4918" calcext:value-type="float">
            <text:p>22.4918</text:p>
          </table:table-cell>
          <table:table-cell office:value-type="float" office:value="91.8051" calcext:value-type="float">
            <text:p>91.8051</text:p>
          </table:table-cell>
          <table:table-cell office:value-type="string" calcext:value-type="string">
            <text:p>Oil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63</text:p>
          </table:table-cell>
          <table:table-cell office:value-type="string" calcext:value-type="string">
            <text:p>WRI</text:p>
          </table:table-cell>
          <table:table-cell office:value-type="float" office:value="1078937" calcext:value-type="float">
            <text:p>1078937</text:p>
          </table:table-cell>
          <table:table-cell table:number-columns-repeated="6"/>
          <table:table-cell office:value-type="float" office:value="314.25078125" calcext:value-type="float">
            <text:p>314.25078125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Hobiganj (Confidence-EP)</text:p>
          </table:table-cell>
          <table:table-cell office:value-type="string" calcext:value-type="string">
            <text:p>WRI1029223</text:p>
          </table:table-cell>
          <table:table-cell office:value-type="float" office:value="11" calcext:value-type="float">
            <text:p>11</text:p>
          </table:table-cell>
          <table:table-cell office:value-type="float" office:value="24.2639" calcext:value-type="float">
            <text:p>24.2639</text:p>
          </table:table-cell>
          <table:table-cell office:value-type="float" office:value="91.379" calcext:value-type="float">
            <text:p>91.379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Confidence EP</text:p>
          </table:table-cell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97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57.4642409033877" calcext:value-type="float">
            <text:p>57.4642409033877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Horippur Power CCPP</text:p>
          </table:table-cell>
          <table:table-cell office:value-type="string" calcext:value-type="string">
            <text:p>WRI1029224</text:p>
          </table:table-cell>
          <table:table-cell office:value-type="float" office:value="946" calcext:value-type="float">
            <text:p>946</text:p>
          </table:table-cell>
          <table:table-cell office:value-type="float" office:value="23.6839" calcext:value-type="float">
            <text:p>23.6839</text:p>
          </table:table-cell>
          <table:table-cell office:value-type="float" office:value="90.5314" calcext:value-type="float">
            <text:p>90.5314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il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29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4941.92471769134" calcext:value-type="float">
            <text:p>4941.92471769134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Jamalpur RPP</text:p>
          </table:table-cell>
          <table:table-cell office:value-type="string" calcext:value-type="string">
            <text:p>WRI1029225</text:p>
          </table:table-cell>
          <table:table-cell office:value-type="float" office:value="95" calcext:value-type="float">
            <text:p>95</text:p>
          </table:table-cell>
          <table:table-cell office:value-type="float" office:value="24.9103" calcext:value-type="float">
            <text:p>24.9103</text:p>
          </table:table-cell>
          <table:table-cell office:value-type="float" office:value="89.9607" calcext:value-type="float">
            <text:p>89.9607</text:p>
          </table:table-cell>
          <table:table-cell office:value-type="string" calcext:value-type="string">
            <text:p>Oil</text:p>
          </table:table-cell>
          <table:table-cell table:number-columns-repeated="5"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92</text:p>
          </table:table-cell>
          <table:table-cell office:value-type="string" calcext:value-type="string">
            <text:p>WRI</text:p>
          </table:table-cell>
          <table:table-cell office:value-type="float" office:value="1078929" calcext:value-type="float">
            <text:p>1078929</text:p>
          </table:table-cell>
          <table:table-cell table:number-columns-repeated="6"/>
          <table:table-cell office:value-type="float" office:value="304.630859375" calcext:value-type="float">
            <text:p>304.630859375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Jangalia (Summit)</text:p>
          </table:table-cell>
          <table:table-cell office:value-type="string" calcext:value-type="string">
            <text:p>WRI1029226</text:p>
          </table:table-cell>
          <table:table-cell office:value-type="float" office:value="85" calcext:value-type="float">
            <text:p>85</text:p>
          </table:table-cell>
          <table:table-cell office:value-type="float" office:value="23.4289" calcext:value-type="float">
            <text:p>23.4289</text:p>
          </table:table-cell>
          <table:table-cell office:value-type="float" office:value="91.17" calcext:value-type="float">
            <text:p>91.17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Summit Corporation Limited</text:p>
          </table:table-cell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84</text:p>
          </table:table-cell>
          <table:table-cell office:value-type="string" calcext:value-type="string">
            <text:p>WRI</text:p>
          </table:table-cell>
          <table:table-cell office:value-type="float" office:value="1071651" calcext:value-type="float">
            <text:p>1071651</text:p>
          </table:table-cell>
          <table:table-cell table:number-columns-repeated="6"/>
          <table:table-cell office:value-type="float" office:value="444.041861526178" calcext:value-type="float">
            <text:p>444.041861526178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Jhulda</text:p>
          </table:table-cell>
          <table:table-cell office:value-type="string" calcext:value-type="string">
            <text:p>WRI1029227</text:p>
          </table:table-cell>
          <table:table-cell office:value-type="float" office:value="100" calcext:value-type="float">
            <text:p>100</text:p>
          </table:table-cell>
          <table:table-cell office:value-type="float" office:value="22.2972" calcext:value-type="float">
            <text:p>22.2972</text:p>
          </table:table-cell>
          <table:table-cell office:value-type="float" office:value="91.8062" calcext:value-type="float">
            <text:p>91.8062</text:p>
          </table:table-cell>
          <table:table-cell office:value-type="string" calcext:value-type="string">
            <text:p>Oil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61</text:p>
          </table:table-cell>
          <table:table-cell office:value-type="string" calcext:value-type="string">
            <text:p>WRI</text:p>
          </table:table-cell>
          <table:table-cell office:value-type="float" office:value="1088742" calcext:value-type="float">
            <text:p>1088742</text:p>
          </table:table-cell>
          <table:table-cell table:number-columns-repeated="6"/>
          <table:table-cell office:value-type="float" office:value="320.6640625" calcext:value-type="float">
            <text:p>320.6640625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Kaptai Hydro:Unit-1 2 3 4 5</text:p>
          </table:table-cell>
          <table:table-cell office:value-type="string" calcext:value-type="string">
            <text:p>WRI1029228</text:p>
          </table:table-cell>
          <table:table-cell office:value-type="float" office:value="230" calcext:value-type="float">
            <text:p>230</text:p>
          </table:table-cell>
          <table:table-cell office:value-type="float" office:value="22.495" calcext:value-type="float">
            <text:p>22.495</text:p>
          </table:table-cell>
          <table:table-cell office:value-type="float" office:value="92.216" calcext:value-type="float">
            <text:p>92.216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1962" calcext:value-type="float">
            <text:p>1962</text:p>
          </table:table-cell>
          <table:table-cell table:number-columns-repeated="2"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53</text:p>
          </table:table-cell>
          <table:table-cell office:value-type="string" calcext:value-type="string">
            <text:p>GEODB</text:p>
          </table:table-cell>
          <table:table-cell table:number-columns-repeated="7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Karanigonj (Powerpac)</text:p>
          </table:table-cell>
          <table:table-cell office:value-type="string" calcext:value-type="string">
            <text:p>WRI1029229</text:p>
          </table:table-cell>
          <table:table-cell office:value-type="float" office:value="100" calcext:value-type="float">
            <text:p>100</text:p>
          </table:table-cell>
          <table:table-cell office:value-type="float" office:value="23.6783" calcext:value-type="float">
            <text:p>23.6783</text:p>
          </table:table-cell>
          <table:table-cell office:value-type="float" office:value="90.4295" calcext:value-type="float">
            <text:p>90.4295</text:p>
          </table:table-cell>
          <table:table-cell office:value-type="string" calcext:value-type="string">
            <text:p>Oil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Power Pac</text:p>
          </table:table-cell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41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320.6640625" calcext:value-type="float">
            <text:p>320.6640625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Katakhali (Peaking)</text:p>
          </table:table-cell>
          <table:table-cell office:value-type="string" calcext:value-type="string">
            <text:p>WRI1029230</text:p>
          </table:table-cell>
          <table:table-cell office:value-type="float" office:value="100" calcext:value-type="float">
            <text:p>100</text:p>
          </table:table-cell>
          <table:table-cell office:value-type="float" office:value="24.366" calcext:value-type="float">
            <text:p>24.366</text:p>
          </table:table-cell>
          <table:table-cell office:value-type="float" office:value="88.6763" calcext:value-type="float">
            <text:p>88.6763</text:p>
          </table:table-cell>
          <table:table-cell office:value-type="string" calcext:value-type="string">
            <text:p>Oil</text:p>
          </table:table-cell>
          <table:table-cell table:number-columns-repeated="5"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226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320.6640625" calcext:value-type="float">
            <text:p>320.6640625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Kathpotti 52 mw</text:p>
          </table:table-cell>
          <table:table-cell office:value-type="string" calcext:value-type="string">
            <text:p>WRI1029231</text:p>
          </table:table-cell>
          <table:table-cell office:value-type="float" office:value="52" calcext:value-type="float">
            <text:p>52</text:p>
          </table:table-cell>
          <table:table-cell office:value-type="float" office:value="23.5699" calcext:value-type="float">
            <text:p>23.5699</text:p>
          </table:table-cell>
          <table:table-cell office:value-type="float" office:value="90.4804" calcext:value-type="float">
            <text:p>90.4804</text:p>
          </table:table-cell>
          <table:table-cell office:value-type="string" calcext:value-type="string">
            <text:p>Oil</text:p>
          </table:table-cell>
          <table:table-cell table:number-columns-repeated="5"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49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166.7453125" calcext:value-type="float">
            <text:p>166.7453125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Khulna (KPCL-2)</text:p>
          </table:table-cell>
          <table:table-cell office:value-type="string" calcext:value-type="string">
            <text:p>WRI1029232</text:p>
          </table:table-cell>
          <table:table-cell office:value-type="float" office:value="510" calcext:value-type="float">
            <text:p>510</text:p>
          </table:table-cell>
          <table:table-cell office:value-type="float" office:value="22.8646" calcext:value-type="float">
            <text:p>22.8646</text:p>
          </table:table-cell>
          <table:table-cell office:value-type="float" office:value="89.5357" calcext:value-type="float">
            <text:p>89.5357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Summit Corporation Limited</text:p>
          </table:table-cell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213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2664.25116915707" calcext:value-type="float">
            <text:p>2664.25116915707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Kodda Gajipur</text:p>
          </table:table-cell>
          <table:table-cell office:value-type="string" calcext:value-type="string">
            <text:p>WRI1029233</text:p>
          </table:table-cell>
          <table:table-cell office:value-type="float" office:value="149" calcext:value-type="float">
            <text:p>149</text:p>
          </table:table-cell>
          <table:table-cell office:value-type="float" office:value="23.9904" calcext:value-type="float">
            <text:p>23.9904</text:p>
          </table:table-cell>
          <table:table-cell office:value-type="float" office:value="90.3429" calcext:value-type="float">
            <text:p>90.3429</text:p>
          </table:table-cell>
          <table:table-cell office:value-type="string" calcext:value-type="string">
            <text:p>Oil</text:p>
          </table:table-cell>
          <table:table-cell table:number-columns-repeated="5"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48</text:p>
          </table:table-cell>
          <table:table-cell office:value-type="string" calcext:value-type="string">
            <text:p>WRI</text:p>
          </table:table-cell>
          <table:table-cell office:value-type="float" office:value="1109739" calcext:value-type="float">
            <text:p>1109739</text:p>
          </table:table-cell>
          <table:table-cell table:number-columns-repeated="6"/>
          <table:table-cell office:value-type="float" office:value="477.789453125" calcext:value-type="float">
            <text:p>477.789453125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Madanganj (Summit)</text:p>
          </table:table-cell>
          <table:table-cell office:value-type="string" calcext:value-type="string">
            <text:p>WRI1029234</text:p>
          </table:table-cell>
          <table:table-cell office:value-type="float" office:value="157" calcext:value-type="float">
            <text:p>157</text:p>
          </table:table-cell>
          <table:table-cell office:value-type="float" office:value="23.59" calcext:value-type="float">
            <text:p>23.59</text:p>
          </table:table-cell>
          <table:table-cell office:value-type="float" office:value="90.5153" calcext:value-type="float">
            <text:p>90.5153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Summit Corporation Limited</text:p>
          </table:table-cell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39</text:p>
          </table:table-cell>
          <table:table-cell office:value-type="string" calcext:value-type="string">
            <text:p>WRI</text:p>
          </table:table-cell>
          <table:table-cell office:value-type="float" office:value="1078928" calcext:value-type="float">
            <text:p>1078928</text:p>
          </table:table-cell>
          <table:table-cell table:number-columns-repeated="6"/>
          <table:table-cell office:value-type="float" office:value="503.442578125" calcext:value-type="float">
            <text:p>503.442578125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Meghnaghat CCPP</text:p>
          </table:table-cell>
          <table:table-cell office:value-type="string" calcext:value-type="string">
            <text:p>WRI1029236</text:p>
          </table:table-cell>
          <table:table-cell office:value-type="float" office:value="855" calcext:value-type="float">
            <text:p>855</text:p>
          </table:table-cell>
          <table:table-cell office:value-type="float" office:value="23.6112" calcext:value-type="float">
            <text:p>23.6112</text:p>
          </table:table-cell>
          <table:table-cell office:value-type="float" office:value="90.6007" calcext:value-type="float">
            <text:p>90.6007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Oil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string" calcext:value-type="string">
            <text:p>Summit Corporation Limited</text:p>
          </table:table-cell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30</text:p>
          </table:table-cell>
          <table:table-cell office:value-type="string" calcext:value-type="string">
            <text:p>WRI</text:p>
          </table:table-cell>
          <table:table-cell office:value-type="float" office:value="1010729" calcext:value-type="float">
            <text:p>1010729</text:p>
          </table:table-cell>
          <table:table-cell table:number-columns-repeated="6"/>
          <table:table-cell office:value-type="float" office:value="4466.53872476332" calcext:value-type="float">
            <text:p>4466.53872476332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Mymensingh</text:p>
          </table:table-cell>
          <table:table-cell office:value-type="string" calcext:value-type="string">
            <text:p>WRI1029244</text:p>
          </table:table-cell>
          <table:table-cell office:value-type="float" office:value="210" calcext:value-type="float">
            <text:p>210</text:p>
          </table:table-cell>
          <table:table-cell office:value-type="float" office:value="24.7611" calcext:value-type="float">
            <text:p>24.7611</text:p>
          </table:table-cell>
          <table:table-cell office:value-type="float" office:value="90.4193" calcext:value-type="float">
            <text:p>90.4193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90</text:p>
          </table:table-cell>
          <table:table-cell office:value-type="string" calcext:value-type="string">
            <text:p>WRI</text:p>
          </table:table-cell>
          <table:table-cell office:value-type="float" office:value="1027617" calcext:value-type="float">
            <text:p>1027617</text:p>
          </table:table-cell>
          <table:table-cell table:number-columns-repeated="6"/>
          <table:table-cell office:value-type="float" office:value="1097.04459906467" calcext:value-type="float">
            <text:p>1097.04459906467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Narshingdi (Doreen)</text:p>
          </table:table-cell>
          <table:table-cell office:value-type="string" calcext:value-type="string">
            <text:p>WRI1029237</text:p>
          </table:table-cell>
          <table:table-cell office:value-type="float" office:value="22" calcext:value-type="float">
            <text:p>22</text:p>
          </table:table-cell>
          <table:table-cell office:value-type="float" office:value="23.9186" calcext:value-type="float">
            <text:p>23.9186</text:p>
          </table:table-cell>
          <table:table-cell office:value-type="float" office:value="90.6926" calcext:value-type="float">
            <text:p>90.6926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Doreen Power Company</text:p>
          </table:table-cell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43</text:p>
          </table:table-cell>
          <table:table-cell office:value-type="string" calcext:value-type="string">
            <text:p>WRI</text:p>
          </table:table-cell>
          <table:table-cell office:value-type="float" office:value="1071633" calcext:value-type="float">
            <text:p>1071633</text:p>
          </table:table-cell>
          <table:table-cell table:number-columns-repeated="6"/>
          <table:table-cell office:value-type="float" office:value="70.54609375" calcext:value-type="float">
            <text:p>70.54609375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Noapara (khanjahan ali)</text:p>
          </table:table-cell>
          <table:table-cell office:value-type="string" calcext:value-type="string">
            <text:p>WRI1029238</text:p>
          </table:table-cell>
          <table:table-cell office:value-type="float" office:value="40" calcext:value-type="float">
            <text:p>40</text:p>
          </table:table-cell>
          <table:table-cell office:value-type="float" office:value="22.3602" calcext:value-type="float">
            <text:p>22.3602</text:p>
          </table:table-cell>
          <table:table-cell office:value-type="float" office:value="91.7812" calcext:value-type="float">
            <text:p>91.7812</text:p>
          </table:table-cell>
          <table:table-cell office:value-type="string" calcext:value-type="string">
            <text:p>Oil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Khanjahan Ali Power Company</text:p>
          </table:table-cell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216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128.265625" calcext:value-type="float">
            <text:p>128.265625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Northen 55 MW</text:p>
          </table:table-cell>
          <table:table-cell office:value-type="string" calcext:value-type="string">
            <text:p>WRI1029239</text:p>
          </table:table-cell>
          <table:table-cell office:value-type="float" office:value="55" calcext:value-type="float">
            <text:p>55</text:p>
          </table:table-cell>
          <table:table-cell office:value-type="float" office:value="23.8094" calcext:value-type="float">
            <text:p>23.8094</text:p>
          </table:table-cell>
          <table:table-cell office:value-type="float" office:value="90.2433" calcext:value-type="float">
            <text:p>90.2433</text:p>
          </table:table-cell>
          <table:table-cell office:value-type="string" calcext:value-type="string">
            <text:p>Oil</text:p>
          </table:table-cell>
          <table:table-cell table:number-columns-repeated="5"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51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176.365234375" calcext:value-type="float">
            <text:p>176.365234375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Pagla (DPA)</text:p>
          </table:table-cell>
          <table:table-cell office:value-type="string" calcext:value-type="string">
            <text:p>WRI1029240</text:p>
          </table:table-cell>
          <table:table-cell office:value-type="float" office:value="50" calcext:value-type="float">
            <text:p>50</text:p>
          </table:table-cell>
          <table:table-cell office:value-type="float" office:value="23.6584" calcext:value-type="float">
            <text:p>23.6584</text:p>
          </table:table-cell>
          <table:table-cell office:value-type="float" office:value="90.4584" calcext:value-type="float">
            <text:p>90.4584</text:p>
          </table:table-cell>
          <table:table-cell office:value-type="string" calcext:value-type="string">
            <text:p>Oil</text:p>
          </table:table-cell>
          <table:table-cell table:number-columns-repeated="5"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36</text:p>
          </table:table-cell>
          <table:table-cell office:value-type="string" calcext:value-type="string">
            <text:p>WRI</text:p>
          </table:table-cell>
          <table:table-cell office:value-type="float" office:value="1082558" calcext:value-type="float">
            <text:p>1082558</text:p>
          </table:table-cell>
          <table:table-cell table:number-columns-repeated="6"/>
          <table:table-cell office:value-type="float" office:value="160.33203125" calcext:value-type="float">
            <text:p>160.33203125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Patenga 50 MW</text:p>
          </table:table-cell>
          <table:table-cell office:value-type="string" calcext:value-type="string">
            <text:p>WRI1029241</text:p>
          </table:table-cell>
          <table:table-cell office:value-type="float" office:value="50" calcext:value-type="float">
            <text:p>50</text:p>
          </table:table-cell>
          <table:table-cell office:value-type="float" office:value="22.2385" calcext:value-type="float">
            <text:p>22.2385</text:p>
          </table:table-cell>
          <table:table-cell office:value-type="float" office:value="91.8129" calcext:value-type="float">
            <text:p>91.8129</text:p>
          </table:table-cell>
          <table:table-cell office:value-type="string" calcext:value-type="string">
            <text:p>Oil</text:p>
          </table:table-cell>
          <table:table-cell table:number-columns-repeated="5"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57</text:p>
          </table:table-cell>
          <table:table-cell office:value-type="string" calcext:value-type="string">
            <text:p>WRI</text:p>
          </table:table-cell>
          <table:table-cell office:value-type="float" office:value="1089192" calcext:value-type="float">
            <text:p>1089192</text:p>
          </table:table-cell>
          <table:table-cell table:number-columns-repeated="6"/>
          <table:table-cell office:value-type="float" office:value="160.33203125" calcext:value-type="float">
            <text:p>160.33203125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Rangpur GT</text:p>
          </table:table-cell>
          <table:table-cell office:value-type="string" calcext:value-type="string">
            <text:p>WRI1029243</text:p>
          </table:table-cell>
          <table:table-cell office:value-type="float" office:value="20" calcext:value-type="float">
            <text:p>20</text:p>
          </table:table-cell>
          <table:table-cell office:value-type="float" office:value="25.7233" calcext:value-type="float">
            <text:p>25.7233</text:p>
          </table:table-cell>
          <table:table-cell office:value-type="float" office:value="89.2432" calcext:value-type="float">
            <text:p>89.2432</text:p>
          </table:table-cell>
          <table:table-cell office:value-type="string" calcext:value-type="string">
            <text:p>Oil</text:p>
          </table:table-cell>
          <table:table-cell table:number-columns-repeated="3"/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236</text:p>
          </table:table-cell>
          <table:table-cell office:value-type="string" calcext:value-type="string">
            <text:p>WRI</text:p>
          </table:table-cell>
          <table:table-cell office:value-type="float" office:value="1010730" calcext:value-type="float">
            <text:p>1010730</text:p>
          </table:table-cell>
          <table:table-cell table:number-columns-repeated="6"/>
          <table:table-cell office:value-type="float" office:value="64.1328125" calcext:value-type="float">
            <text:p>64.1328125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Santahar Peaking</text:p>
          </table:table-cell>
          <table:table-cell office:value-type="string" calcext:value-type="string">
            <text:p>WRI1029245</text:p>
          </table:table-cell>
          <table:table-cell office:value-type="float" office:value="50" calcext:value-type="float">
            <text:p>50</text:p>
          </table:table-cell>
          <table:table-cell office:value-type="float" office:value="24.7972" calcext:value-type="float">
            <text:p>24.7972</text:p>
          </table:table-cell>
          <table:table-cell office:value-type="float" office:value="88.9839" calcext:value-type="float">
            <text:p>88.9839</text:p>
          </table:table-cell>
          <table:table-cell office:value-type="string" calcext:value-type="string">
            <text:p>Oil</text:p>
          </table:table-cell>
          <table:table-cell table:number-columns-repeated="5"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228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160.33203125" calcext:value-type="float">
            <text:p>160.33203125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Shahjibazar 330 MW</text:p>
          </table:table-cell>
          <table:table-cell office:value-type="string" calcext:value-type="string">
            <text:p>WRI1029247</text:p>
          </table:table-cell>
          <table:table-cell office:value-type="float" office:value="536" calcext:value-type="float">
            <text:p>536</text:p>
          </table:table-cell>
          <table:table-cell office:value-type="float" office:value="24.2532" calcext:value-type="float">
            <text:p>24.2532</text:p>
          </table:table-cell>
          <table:table-cell office:value-type="float" office:value="91.3751" calcext:value-type="float">
            <text:p>91.3751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99</text:p>
          </table:table-cell>
          <table:table-cell office:value-type="string" calcext:value-type="string">
            <text:p>WRI</text:p>
          </table:table-cell>
          <table:table-cell office:value-type="float" office:value="1010731" calcext:value-type="float">
            <text:p>1010731</text:p>
          </table:table-cell>
          <table:table-cell table:number-columns-repeated="6"/>
          <table:table-cell office:value-type="float" office:value="2800.07573856507" calcext:value-type="float">
            <text:p>2800.07573856507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Shiddirganj ST</text:p>
          </table:table-cell>
          <table:table-cell office:value-type="string" calcext:value-type="string">
            <text:p>WRI1029248</text:p>
          </table:table-cell>
          <table:table-cell office:value-type="float" office:value="210" calcext:value-type="float">
            <text:p>210</text:p>
          </table:table-cell>
          <table:table-cell office:value-type="float" office:value="23.6846" calcext:value-type="float">
            <text:p>23.6846</text:p>
          </table:table-cell>
          <table:table-cell office:value-type="float" office:value="90.517" calcext:value-type="float">
            <text:p>90.517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31</text:p>
          </table:table-cell>
          <table:table-cell office:value-type="string" calcext:value-type="string">
            <text:p>WRI</text:p>
          </table:table-cell>
          <table:table-cell office:value-type="float" office:value="1063758" calcext:value-type="float">
            <text:p>1063758</text:p>
          </table:table-cell>
          <table:table-cell table:number-columns-repeated="6"/>
          <table:table-cell office:value-type="float" office:value="1097.04459906467" calcext:value-type="float">
            <text:p>1097.04459906467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Shikalbaha Peaking (GT)</text:p>
          </table:table-cell>
          <table:table-cell office:value-type="string" calcext:value-type="string">
            <text:p>WRI1029249</text:p>
          </table:table-cell>
          <table:table-cell office:value-type="float" office:value="261" calcext:value-type="float">
            <text:p>261</text:p>
          </table:table-cell>
          <table:table-cell office:value-type="float" office:value="22.3227" calcext:value-type="float">
            <text:p>22.3227</text:p>
          </table:table-cell>
          <table:table-cell office:value-type="float" office:value="91.8651" calcext:value-type="float">
            <text:p>91.8651</text:p>
          </table:table-cell>
          <table:table-cell office:value-type="string" calcext:value-type="string">
            <text:p>Oil</text:p>
          </table:table-cell>
          <table:table-cell table:number-columns-repeated="5"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59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836.933203125" calcext:value-type="float">
            <text:p>836.933203125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Siddhirganj (Dutch Bangla)</text:p>
          </table:table-cell>
          <table:table-cell office:value-type="string" calcext:value-type="string">
            <text:p>WRI1029250</text:p>
          </table:table-cell>
          <table:table-cell office:value-type="float" office:value="520" calcext:value-type="float">
            <text:p>520</text:p>
          </table:table-cell>
          <table:table-cell office:value-type="float" office:value="24.3884" calcext:value-type="float">
            <text:p>24.3884</text:p>
          </table:table-cell>
          <table:table-cell office:value-type="float" office:value="89.7436" calcext:value-type="float">
            <text:p>89.7436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Dutch Bangala</text:p>
          </table:table-cell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35</text:p>
          </table:table-cell>
          <table:table-cell office:value-type="string" calcext:value-type="string">
            <text:p>GEODB</text:p>
          </table:table-cell>
          <table:table-cell office:value-type="float" office:value="1010732" calcext:value-type="float">
            <text:p>1010732</text:p>
          </table:table-cell>
          <table:table-cell table:number-columns-repeated="6"/>
          <table:table-cell office:value-type="float" office:value="2716.49138816015" calcext:value-type="float">
            <text:p>2716.49138816015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Siddirgonj (Desh)</text:p>
          </table:table-cell>
          <table:table-cell office:value-type="string" calcext:value-type="string">
            <text:p>WRI1029251</text:p>
          </table:table-cell>
          <table:table-cell office:value-type="float" office:value="96" calcext:value-type="float">
            <text:p>96</text:p>
          </table:table-cell>
          <table:table-cell office:value-type="float" office:value="23.6825" calcext:value-type="float">
            <text:p>23.6825</text:p>
          </table:table-cell>
          <table:table-cell office:value-type="float" office:value="90.5252" calcext:value-type="float">
            <text:p>90.5252</text:p>
          </table:table-cell>
          <table:table-cell office:value-type="string" calcext:value-type="string">
            <text:p>Oil</text:p>
          </table:table-cell>
          <table:table-cell table:number-columns-repeated="5"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34</text:p>
          </table:table-cell>
          <table:table-cell office:value-type="string" calcext:value-type="string">
            <text:p>GEODB</text:p>
          </table:table-cell>
          <table:table-cell table:number-columns-repeated="7"/>
          <table:table-cell office:value-type="float" office:value="307.8375" calcext:value-type="float">
            <text:p>307.8375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Summit Barisal 110MW</text:p>
          </table:table-cell>
          <table:table-cell office:value-type="string" calcext:value-type="string">
            <text:p>WRI1029253</text:p>
          </table:table-cell>
          <table:table-cell office:value-type="float" office:value="110" calcext:value-type="float">
            <text:p>110</text:p>
          </table:table-cell>
          <table:table-cell office:value-type="float" office:value="22.659" calcext:value-type="float">
            <text:p>22.659</text:p>
          </table:table-cell>
          <table:table-cell office:value-type="float" office:value="90.3364" calcext:value-type="float">
            <text:p>90.3364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Summit Corporation Limited</text:p>
          </table:table-cell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218</text:p>
          </table:table-cell>
          <table:table-cell office:value-type="string" calcext:value-type="string">
            <text:p>WRI</text:p>
          </table:table-cell>
          <table:table-cell office:value-type="float" office:value="1117350" calcext:value-type="float">
            <text:p>1117350</text:p>
          </table:table-cell>
          <table:table-cell table:number-columns-repeated="6"/>
          <table:table-cell office:value-type="float" office:value="574.642409033877" calcext:value-type="float">
            <text:p>574.642409033877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Summit Bibiana-2</text:p>
          </table:table-cell>
          <table:table-cell office:value-type="string" calcext:value-type="string">
            <text:p>WRI1029254</text:p>
          </table:table-cell>
          <table:table-cell office:value-type="float" office:value="341" calcext:value-type="float">
            <text:p>341</text:p>
          </table:table-cell>
          <table:table-cell office:value-type="float" office:value="24.6358" calcext:value-type="float">
            <text:p>24.6358</text:p>
          </table:table-cell>
          <table:table-cell office:value-type="float" office:value="91.6587" calcext:value-type="float">
            <text:p>91.6587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Summit Corporation Limited</text:p>
          </table:table-cell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207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1781.39146800502" calcext:value-type="float">
            <text:p>1781.39146800502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Summit Power <text:s/>Comilla</text:p>
          </table:table-cell>
          <table:table-cell office:value-type="string" calcext:value-type="string">
            <text:p>WRI1029257</text:p>
          </table:table-cell>
          <table:table-cell office:value-type="float" office:value="25" calcext:value-type="float">
            <text:p>25</text:p>
          </table:table-cell>
          <table:table-cell office:value-type="float" office:value="23.44" calcext:value-type="float">
            <text:p>23.44</text:p>
          </table:table-cell>
          <table:table-cell office:value-type="float" office:value="91.1869" calcext:value-type="float">
            <text:p>91.1869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Summit Corporation Limited</text:p>
          </table:table-cell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88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130.600547507699" calcext:value-type="float">
            <text:p>130.600547507699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Summit Power <text:s/>Maona</text:p>
          </table:table-cell>
          <table:table-cell office:value-type="string" calcext:value-type="string">
            <text:p>WRI1029258</text:p>
          </table:table-cell>
          <table:table-cell office:value-type="float" office:value="33" calcext:value-type="float">
            <text:p>33</text:p>
          </table:table-cell>
          <table:table-cell office:value-type="float" office:value="24.2276" calcext:value-type="float">
            <text:p>24.2276</text:p>
          </table:table-cell>
          <table:table-cell office:value-type="float" office:value="90.4201" calcext:value-type="float">
            <text:p>90.4201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Summit Corporation Limited</text:p>
          </table:table-cell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45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172.392722710163" calcext:value-type="float">
            <text:p>172.392722710163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Summit Power (Madhabdi+Ashulia)</text:p>
          </table:table-cell>
          <table:table-cell office:value-type="string" calcext:value-type="string">
            <text:p>WRI1029255</text:p>
          </table:table-cell>
          <table:table-cell office:value-type="float" office:value="80" calcext:value-type="float">
            <text:p>80</text:p>
          </table:table-cell>
          <table:table-cell office:value-type="float" office:value="23.8901" calcext:value-type="float">
            <text:p>23.8901</text:p>
          </table:table-cell>
          <table:table-cell office:value-type="float" office:value="90.0323" calcext:value-type="float">
            <text:p>90.0323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Summit Corporation Limited</text:p>
          </table:table-cell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44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417.921752024638" calcext:value-type="float">
            <text:p>417.921752024638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Summit Power Rupgonj</text:p>
          </table:table-cell>
          <table:table-cell office:value-type="string" calcext:value-type="string">
            <text:p>WRI1029256</text:p>
          </table:table-cell>
          <table:table-cell office:value-type="float" office:value="33" calcext:value-type="float">
            <text:p>33</text:p>
          </table:table-cell>
          <table:table-cell office:value-type="float" office:value="23.755" calcext:value-type="float">
            <text:p>23.755</text:p>
          </table:table-cell>
          <table:table-cell office:value-type="float" office:value="90.5496" calcext:value-type="float">
            <text:p>90.5496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Summit Corporation Limited</text:p>
          </table:table-cell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46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172.392722710163" calcext:value-type="float">
            <text:p>172.392722710163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Sylhet (Energyprima)</text:p>
          </table:table-cell>
          <table:table-cell office:value-type="string" calcext:value-type="string">
            <text:p>WRI1029260</text:p>
          </table:table-cell>
          <table:table-cell office:value-type="float" office:value="222" calcext:value-type="float">
            <text:p>222</text:p>
          </table:table-cell>
          <table:table-cell office:value-type="float" office:value="24.9096" calcext:value-type="float">
            <text:p>24.9096</text:p>
          </table:table-cell>
          <table:table-cell office:value-type="float" office:value="91.83" calcext:value-type="float">
            <text:p>91.83</text:p>
          </table:table-cell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EnergyPrima</text:p>
          </table:table-cell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204</text:p>
          </table:table-cell>
          <table:table-cell office:value-type="string" calcext:value-type="string">
            <text:p>WRI</text:p>
          </table:table-cell>
          <table:table-cell office:value-type="float" office:value="1046638" calcext:value-type="float">
            <text:p>1046638</text:p>
          </table:table-cell>
          <table:table-cell table:number-columns-repeated="6"/>
          <table:table-cell office:value-type="float" office:value="1159.73286186837" calcext:value-type="float">
            <text:p>1159.73286186837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Thakurgaon (RZ)</text:p>
          </table:table-cell>
          <table:table-cell office:value-type="string" calcext:value-type="string">
            <text:p>WRI1029262</text:p>
          </table:table-cell>
          <table:table-cell office:value-type="float" office:value="47" calcext:value-type="float">
            <text:p>47</text:p>
          </table:table-cell>
          <table:table-cell office:value-type="float" office:value="26.0383" calcext:value-type="float">
            <text:p>26.0383</text:p>
          </table:table-cell>
          <table:table-cell office:value-type="float" office:value="88.4256" calcext:value-type="float">
            <text:p>88.4256</text:p>
          </table:table-cell>
          <table:table-cell office:value-type="string" calcext:value-type="string">
            <text:p>Oil</text:p>
          </table:table-cell>
          <table:table-cell table:number-columns-repeated="5"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238</text:p>
          </table:table-cell>
          <table:table-cell office:value-type="string" calcext:value-type="string">
            <text:p>WRI</text:p>
          </table:table-cell>
          <table:table-cell office:value-type="float" office:value="1046639" calcext:value-type="float">
            <text:p>1046639</text:p>
          </table:table-cell>
          <table:table-cell table:number-columns-repeated="6"/>
          <table:table-cell office:value-type="float" office:value="150.712109375" calcext:value-type="float">
            <text:p>150.712109375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Titas(Dautkandi)</text:p>
          </table:table-cell>
          <table:table-cell office:value-type="string" calcext:value-type="string">
            <text:p>WRI1029263</text:p>
          </table:table-cell>
          <table:table-cell office:value-type="float" office:value="52" calcext:value-type="float">
            <text:p>52</text:p>
          </table:table-cell>
          <table:table-cell office:value-type="float" office:value="23.5461" calcext:value-type="float">
            <text:p>23.5461</text:p>
          </table:table-cell>
          <table:table-cell office:value-type="float" office:value="90.7779" calcext:value-type="float">
            <text:p>90.7779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string" calcext:value-type="string">
            <text:p>Dautkandi</text:p>
          </table:table-cell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85</text:p>
          </table:table-cell>
          <table:table-cell office:value-type="string" calcext:value-type="string">
            <text:p>WRI</text:p>
          </table:table-cell>
          <table:table-cell table:number-columns-repeated="7"/>
          <table:table-cell office:value-type="float" office:value="166.7453125" calcext:value-type="float">
            <text:p>166.7453125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Tongi GT</text:p>
          </table:table-cell>
          <table:table-cell office:value-type="string" calcext:value-type="string">
            <text:p>WRI1029264</text:p>
          </table:table-cell>
          <table:table-cell office:value-type="float" office:value="105" calcext:value-type="float">
            <text:p>105</text:p>
          </table:table-cell>
          <table:table-cell office:value-type="float" office:value="23.897" calcext:value-type="float">
            <text:p>23.897</text:p>
          </table:table-cell>
          <table:table-cell office:value-type="float" office:value="90.4123" calcext:value-type="float">
            <text:p>90.4123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125</text:p>
          </table:table-cell>
          <table:table-cell office:value-type="string" calcext:value-type="string">
            <text:p>WRI</text:p>
          </table:table-cell>
          <table:table-cell office:value-type="float" office:value="1010721" calcext:value-type="float">
            <text:p>1010721</text:p>
          </table:table-cell>
          <table:table-cell table:number-columns-repeated="6"/>
          <table:table-cell office:value-type="float" office:value="548.522299532337" calcext:value-type="float">
            <text:p>548.522299532337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Ullapara (Summit)</text:p>
          </table:table-cell>
          <table:table-cell office:value-type="string" calcext:value-type="string">
            <text:p>WRI1029265</text:p>
          </table:table-cell>
          <table:table-cell office:value-type="float" office:value="11" calcext:value-type="float">
            <text:p>11</text:p>
          </table:table-cell>
          <table:table-cell office:value-type="float" office:value="24.3071" calcext:value-type="float">
            <text:p>24.3071</text:p>
          </table:table-cell>
          <table:table-cell office:value-type="float" office:value="89.5512" calcext:value-type="float">
            <text:p>89.5512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office:value-type="string" calcext:value-type="string">
            <text:p>Summit Corporation Limited</text:p>
          </table:table-cell>
          <table:table-cell office:value-type="string" calcext:value-type="string">
            <text:p>Bangladesh Power Development Board</text:p>
          </table:table-cell>
          <table:table-cell office:value-type="string" calcext:value-type="string">
            <text:p>http://www.bpdb.gov.bd/bpdb/index.php?option=com_content&amp;view=article&amp;id=151&amp;Itemid=232</text:p>
          </table:table-cell>
          <table:table-cell office:value-type="string" calcext:value-type="string">
            <text:p>WRI</text:p>
          </table:table-cell>
          <table:table-cell office:value-type="float" office:value="1071397" calcext:value-type="float">
            <text:p>1071397</text:p>
          </table:table-cell>
          <table:table-cell table:number-columns-repeated="6"/>
          <table:table-cell office:value-type="float" office:value="57.4642409033877" calcext:value-type="float">
            <text:p>57.4642409033877</text:p>
          </table:table-cell>
        </table:table-row>
        <table:table-row table:style-name="ro1"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ereza SDPP Thermal Power Plant Belarus</text:p>
          </table:table-cell>
          <table:table-cell office:value-type="string" calcext:value-type="string">
            <text:p>GEODB0043047</text:p>
          </table:table-cell>
          <table:table-cell office:value-type="float" office:value="1130" calcext:value-type="float">
            <text:p>1130</text:p>
          </table:table-cell>
          <table:table-cell office:value-type="float" office:value="52.4538" calcext:value-type="float">
            <text:p>52.4538</text:p>
          </table:table-cell>
          <table:table-cell office:value-type="float" office:value="25.1926" calcext:value-type="float">
            <text:p>25.1926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10892" calcext:value-type="float">
            <text:p>1010892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4633.51722476512" calcext:value-type="float">
            <text:p>4633.51722476512</text:p>
          </table:table-cell>
        </table:table-row>
        <table:table-row table:style-name="ro1"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obruisk CHP-2 Power Plant Belarus</text:p>
          </table:table-cell>
          <table:table-cell office:value-type="string" calcext:value-type="string">
            <text:p>GEODB0043046</text:p>
          </table:table-cell>
          <table:table-cell office:value-type="float" office:value="180" calcext:value-type="float">
            <text:p>180</text:p>
          </table:table-cell>
          <table:table-cell office:value-type="float" office:value="53.1895" calcext:value-type="float">
            <text:p>53.1895</text:p>
          </table:table-cell>
          <table:table-cell office:value-type="float" office:value="29.2055" calcext:value-type="float">
            <text:p>29.2055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/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738.082389785594" calcext:value-type="float">
            <text:p>738.082389785594</text:p>
          </table:table-cell>
        </table:table-row>
        <table:table-row table:style-name="ro1"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Gomel-1 CHP Power Plant Belarus</text:p>
          </table:table-cell>
          <table:table-cell office:value-type="string" calcext:value-type="string">
            <text:p>GEODB0043034</text:p>
          </table:table-cell>
          <table:table-cell office:value-type="float" office:value="6" calcext:value-type="float">
            <text:p>6</text:p>
          </table:table-cell>
          <table:table-cell office:value-type="float" office:value="52.4141" calcext:value-type="float">
            <text:p>52.4141</text:p>
          </table:table-cell>
          <table:table-cell office:value-type="float" office:value="31.0031" calcext:value-type="float">
            <text:p>31.0031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69448" calcext:value-type="float">
            <text:p>1069448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24.6027463261865" calcext:value-type="float">
            <text:p>24.6027463261865</text:p>
          </table:table-cell>
        </table:table-row>
        <table:table-row table:style-name="ro1"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Gomel-2 CHP Power Plant Belarus</text:p>
          </table:table-cell>
          <table:table-cell office:value-type="string" calcext:value-type="string">
            <text:p>GEODB0043035</text:p>
          </table:table-cell>
          <table:table-cell office:value-type="float" office:value="544" calcext:value-type="float">
            <text:p>544</text:p>
          </table:table-cell>
          <table:table-cell office:value-type="float" office:value="52.4492" calcext:value-type="float">
            <text:p>52.4492</text:p>
          </table:table-cell>
          <table:table-cell office:value-type="float" office:value="30.8167" calcext:value-type="float">
            <text:p>30.8167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10896" calcext:value-type="float">
            <text:p>1010896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2230.64900024091" calcext:value-type="float">
            <text:p>2230.64900024091</text:p>
          </table:table-cell>
        </table:table-row>
        <table:table-row table:style-name="ro1"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Grodno CHP-2 Power Plant Belarus</text:p>
          </table:table-cell>
          <table:table-cell office:value-type="string" calcext:value-type="string">
            <text:p>GEODB0043044</text:p>
          </table:table-cell>
          <table:table-cell office:value-type="float" office:value="180" calcext:value-type="float">
            <text:p>180</text:p>
          </table:table-cell>
          <table:table-cell office:value-type="float" office:value="53.6675" calcext:value-type="float">
            <text:p>53.6675</text:p>
          </table:table-cell>
          <table:table-cell office:value-type="float" office:value="23.9272" calcext:value-type="float">
            <text:p>23.9272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10897" calcext:value-type="float">
            <text:p>1010897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738.082389785594" calcext:value-type="float">
            <text:p>738.082389785594</text:p>
          </table:table-cell>
        </table:table-row>
        <table:table-row table:style-name="ro1"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Lida Power Plant Belarus</text:p>
          </table:table-cell>
          <table:table-cell office:value-type="string" calcext:value-type="string">
            <text:p>GEODB0043051</text:p>
          </table:table-cell>
          <table:table-cell office:value-type="float" office:value="43" calcext:value-type="float">
            <text:p>43</text:p>
          </table:table-cell>
          <table:table-cell office:value-type="float" office:value="53.9011" calcext:value-type="float">
            <text:p>53.9011</text:p>
          </table:table-cell>
          <table:table-cell office:value-type="float" office:value="25.291" calcext:value-type="float">
            <text:p>25.291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10898" calcext:value-type="float">
            <text:p>1010898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176.319682004336" calcext:value-type="float">
            <text:p>176.319682004336</text:p>
          </table:table-cell>
        </table:table-row>
        <table:table-row table:style-name="ro1"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Lukoml Thermal Power Plant Belarus</text:p>
          </table:table-cell>
          <table:table-cell office:value-type="string" calcext:value-type="string">
            <text:p>GEODB0043036</text:p>
          </table:table-cell>
          <table:table-cell office:value-type="float" office:value="2460" calcext:value-type="float">
            <text:p>2460</text:p>
          </table:table-cell>
          <table:table-cell office:value-type="float" office:value="54.6803" calcext:value-type="float">
            <text:p>54.6803</text:p>
          </table:table-cell>
          <table:table-cell office:value-type="float" office:value="29.1341" calcext:value-type="float">
            <text:p>29.1341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10899" calcext:value-type="float">
            <text:p>1010899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10087.1259937365" calcext:value-type="float">
            <text:p>10087.1259937365</text:p>
          </table:table-cell>
        </table:table-row>
        <table:table-row table:style-name="ro1"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Minsk-3 CHP CCGT Power Plant</text:p>
          </table:table-cell>
          <table:table-cell office:value-type="string" calcext:value-type="string">
            <text:p>GEODB0043037</text:p>
          </table:table-cell>
          <table:table-cell office:value-type="float" office:value="542" calcext:value-type="float">
            <text:p>542</text:p>
          </table:table-cell>
          <table:table-cell office:value-type="float" office:value="53.8799" calcext:value-type="float">
            <text:p>53.8799</text:p>
          </table:table-cell>
          <table:table-cell office:value-type="float" office:value="27.6476" calcext:value-type="float">
            <text:p>27.6476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22841" calcext:value-type="float">
            <text:p>1022841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2222.44808479884" calcext:value-type="float">
            <text:p>2222.44808479884</text:p>
          </table:table-cell>
        </table:table-row>
        <table:table-row table:style-name="ro1"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Minsk-4 CHP CCGT Power Plant</text:p>
          </table:table-cell>
          <table:table-cell office:value-type="string" calcext:value-type="string">
            <text:p>GEODB0043040</text:p>
          </table:table-cell>
          <table:table-cell office:value-type="float" office:value="1035" calcext:value-type="float">
            <text:p>1035</text:p>
          </table:table-cell>
          <table:table-cell office:value-type="float" office:value="53.872" calcext:value-type="float">
            <text:p>53.872</text:p>
          </table:table-cell>
          <table:table-cell office:value-type="float" office:value="27.4022" calcext:value-type="float">
            <text:p>27.4022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22842" calcext:value-type="float">
            <text:p>1022842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4243.97374126716" calcext:value-type="float">
            <text:p>4243.97374126716</text:p>
          </table:table-cell>
        </table:table-row>
        <table:table-row table:style-name="ro1"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Minsk-5 CHP CCGT Power Plant</text:p>
          </table:table-cell>
          <table:table-cell office:value-type="string" calcext:value-type="string">
            <text:p>GEODB0043039</text:p>
          </table:table-cell>
          <table:table-cell office:value-type="float" office:value="780" calcext:value-type="float">
            <text:p>780</text:p>
          </table:table-cell>
          <table:table-cell office:value-type="float" office:value="53.612" calcext:value-type="float">
            <text:p>53.612</text:p>
          </table:table-cell>
          <table:table-cell office:value-type="float" office:value="27.954" calcext:value-type="float">
            <text:p>27.954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47030" calcext:value-type="float">
            <text:p>1047030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3198.35702240424" calcext:value-type="float">
            <text:p>3198.35702240424</text:p>
          </table:table-cell>
        </table:table-row>
        <table:table-row table:style-name="ro1"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Mogilev CHP-2 Thermal Power Plant Ukraine</text:p>
          </table:table-cell>
          <table:table-cell office:value-type="string" calcext:value-type="string">
            <text:p>GEODB0043045</text:p>
          </table:table-cell>
          <table:table-cell office:value-type="float" office:value="345" calcext:value-type="float">
            <text:p>345</text:p>
          </table:table-cell>
          <table:table-cell office:value-type="float" office:value="53.8128" calcext:value-type="float">
            <text:p>53.8128</text:p>
          </table:table-cell>
          <table:table-cell office:value-type="float" office:value="30.3421" calcext:value-type="float">
            <text:p>30.3421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10901" calcext:value-type="float">
            <text:p>1010901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1414.65791375572" calcext:value-type="float">
            <text:p>1414.65791375572</text:p>
          </table:table-cell>
        </table:table-row>
        <table:table-row table:style-name="ro1"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Mozyr Thermal Power Plant Belarus</text:p>
          </table:table-cell>
          <table:table-cell office:value-type="string" calcext:value-type="string">
            <text:p>GEODB0043052</text:p>
          </table:table-cell>
          <table:table-cell office:value-type="float" office:value="195" calcext:value-type="float">
            <text:p>195</text:p>
          </table:table-cell>
          <table:table-cell office:value-type="float" office:value="51.9049" calcext:value-type="float">
            <text:p>51.9049</text:p>
          </table:table-cell>
          <table:table-cell office:value-type="float" office:value="29.3136" calcext:value-type="float">
            <text:p>29.3136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10902" calcext:value-type="float">
            <text:p>1010902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799.58925560106" calcext:value-type="float">
            <text:p>799.58925560106</text:p>
          </table:table-cell>
        </table:table-row>
        <table:table-row table:style-name="ro1"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Novopolotsk Thermal Power Plant Belarus</text:p>
          </table:table-cell>
          <table:table-cell office:value-type="string" calcext:value-type="string">
            <text:p>GEODB0043050</text:p>
          </table:table-cell>
          <table:table-cell office:value-type="float" office:value="505" calcext:value-type="float">
            <text:p>505</text:p>
          </table:table-cell>
          <table:table-cell office:value-type="float" office:value="55.5265" calcext:value-type="float">
            <text:p>55.5265</text:p>
          </table:table-cell>
          <table:table-cell office:value-type="float" office:value="28.549" calcext:value-type="float">
            <text:p>28.549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10908" calcext:value-type="float">
            <text:p>1010908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2070.73114912069" calcext:value-type="float">
            <text:p>2070.73114912069</text:p>
          </table:table-cell>
        </table:table-row>
        <table:table-row table:style-name="ro1"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Orsha Cogeneration CCGT Power Plant Belarus</text:p>
          </table:table-cell>
          <table:table-cell office:value-type="string" calcext:value-type="string">
            <text:p>GEODB0043049</text:p>
          </table:table-cell>
          <table:table-cell office:value-type="float" office:value="73" calcext:value-type="float">
            <text:p>73</text:p>
          </table:table-cell>
          <table:table-cell office:value-type="float" office:value="54.4809" calcext:value-type="float">
            <text:p>54.4809</text:p>
          </table:table-cell>
          <table:table-cell office:value-type="float" office:value="30.3926" calcext:value-type="float">
            <text:p>30.3926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10904" calcext:value-type="float">
            <text:p>1010904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299.333413635269" calcext:value-type="float">
            <text:p>299.333413635269</text:p>
          </table:table-cell>
        </table:table-row>
        <table:table-row table:style-name="ro1"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Svetlogorsk CHP Power Plant Belarus</text:p>
          </table:table-cell>
          <table:table-cell office:value-type="string" calcext:value-type="string">
            <text:p>GEODB0043043</text:p>
          </table:table-cell>
          <table:table-cell office:value-type="float" office:value="155" calcext:value-type="float">
            <text:p>155</text:p>
          </table:table-cell>
          <table:table-cell office:value-type="float" office:value="52.6274" calcext:value-type="float">
            <text:p>52.6274</text:p>
          </table:table-cell>
          <table:table-cell office:value-type="float" office:value="29.7708" calcext:value-type="float">
            <text:p>29.7708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10910" calcext:value-type="float">
            <text:p>1010910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635.570946759817" calcext:value-type="float">
            <text:p>635.570946759817</text:p>
          </table:table-cell>
        </table:table-row>
        <table:table-row table:style-name="ro1"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Vitebsk Thermal Power Plant Belarus</text:p>
          </table:table-cell>
          <table:table-cell office:value-type="string" calcext:value-type="string">
            <text:p>GEODB0043048</text:p>
          </table:table-cell>
          <table:table-cell office:value-type="float" office:value="75" calcext:value-type="float">
            <text:p>75</text:p>
          </table:table-cell>
          <table:table-cell office:value-type="float" office:value="55.1689" calcext:value-type="float">
            <text:p>55.1689</text:p>
          </table:table-cell>
          <table:table-cell office:value-type="float" office:value="30.1355" calcext:value-type="float">
            <text:p>30.1355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10911" calcext:value-type="float">
            <text:p>1010911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307.534329077331" calcext:value-type="float">
            <text:p>307.534329077331</text:p>
          </table:table-cell>
        </table:table-row>
        <table:table-row table:style-name="ro1"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Zhodino CHP CCGT Power Plant</text:p>
          </table:table-cell>
          <table:table-cell office:value-type="string" calcext:value-type="string">
            <text:p>GEODB0043041</text:p>
          </table:table-cell>
          <table:table-cell office:value-type="float" office:value="54" calcext:value-type="float">
            <text:p>54</text:p>
          </table:table-cell>
          <table:table-cell office:value-type="float" office:value="54.0941" calcext:value-type="float">
            <text:p>54.0941</text:p>
          </table:table-cell>
          <table:table-cell office:value-type="float" office:value="28.3505" calcext:value-type="float">
            <text:p>28.3505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47031" calcext:value-type="float">
            <text:p>1047031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221.424716935678" calcext:value-type="float">
            <text:p>221.424716935678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AALTER TJ</text:p>
          </table:table-cell>
          <table:table-cell office:value-type="string" calcext:value-type="string">
            <text:p>WRI1002206</text:p>
          </table:table-cell>
          <table:table-cell office:value-type="float" office:value="18.6" calcext:value-type="float">
            <text:p>18.6</text:p>
          </table:table-cell>
          <table:table-cell office:value-type="float" office:value="51.0902" calcext:value-type="float">
            <text:p>51.0902</text:p>
          </table:table-cell>
          <table:table-cell office:value-type="float" office:value="3.4469" calcext:value-type="float">
            <text:p>3.4469</text:p>
          </table:table-cell>
          <table:table-cell office:value-type="string" calcext:value-type="string">
            <text:p>Oil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CARMA</text:p>
          </table:table-cell>
          <table:table-cell office:value-type="float" office:value="1014396" calcext:value-type="float">
            <text:p>1014396</text:p>
          </table:table-cell>
          <table:table-cell table:number-columns-repeated="6"/>
          <table:table-cell office:value-type="float" office:value="22.1769230769231" calcext:value-type="float">
            <text:p>22.1769230769231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ANGLEUR TG 41</text:p>
          </table:table-cell>
          <table:table-cell office:value-type="string" calcext:value-type="string">
            <text:p>WRI1002208</text:p>
          </table:table-cell>
          <table:table-cell office:value-type="float" office:value="128" calcext:value-type="float">
            <text:p>128</text:p>
          </table:table-cell>
          <table:table-cell office:value-type="float" office:value="50.6177" calcext:value-type="float">
            <text:p>50.6177</text:p>
          </table:table-cell>
          <table:table-cell office:value-type="float" office:value="5.5837" calcext:value-type="float">
            <text:p>5.5837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office:value-type="float" office:value="1029386" calcext:value-type="float">
            <text:p>1029386</text:p>
          </table:table-cell>
          <table:table-cell table:number-columns-repeated="6"/>
          <table:table-cell office:value-type="float" office:value="640.431557653405" calcext:value-type="float">
            <text:p>640.431557653405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AWIRS 4</text:p>
          </table:table-cell>
          <table:table-cell office:value-type="string" calcext:value-type="string">
            <text:p>WRI1002210</text:p>
          </table:table-cell>
          <table:table-cell office:value-type="float" office:value="95" calcext:value-type="float">
            <text:p>95</text:p>
          </table:table-cell>
          <table:table-cell office:value-type="float" office:value="50.5851" calcext:value-type="float">
            <text:p>50.5851</text:p>
          </table:table-cell>
          <table:table-cell office:value-type="float" office:value="5.418" calcext:value-type="float">
            <text:p>5.418</text:p>
          </table:table-cell>
          <table:table-cell office:value-type="string" calcext:value-type="string">
            <text:p>Biomass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table:number-columns-repeated="7"/>
          <table:table-cell office:value-type="float" office:value="939.00826446281" calcext:value-type="float">
            <text:p>939.00826446281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Aalst Syral GT</text:p>
          </table:table-cell>
          <table:table-cell office:value-type="string" calcext:value-type="string">
            <text:p>WRI1002204</text:p>
          </table:table-cell>
          <table:table-cell office:value-type="float" office:value="43" calcext:value-type="float">
            <text:p>43</text:p>
          </table:table-cell>
          <table:table-cell office:value-type="float" office:value="50.936" calcext:value-type="float">
            <text:p>50.936</text:p>
          </table:table-cell>
          <table:table-cell office:value-type="float" office:value="4.0355" calcext:value-type="float">
            <text:p>4.0355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CARMA</text:p>
          </table:table-cell>
          <table:table-cell office:value-type="float" office:value="1039909" calcext:value-type="float">
            <text:p>1039909</text:p>
          </table:table-cell>
          <table:table-cell table:number-columns-repeated="6"/>
          <table:table-cell office:value-type="float" office:value="215.144976399191" calcext:value-type="float">
            <text:p>215.144976399191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Aalst Syral ST</text:p>
          </table:table-cell>
          <table:table-cell office:value-type="string" calcext:value-type="string">
            <text:p>WRI1002205</text:p>
          </table:table-cell>
          <table:table-cell office:value-type="float" office:value="5" calcext:value-type="float">
            <text:p>5</text:p>
          </table:table-cell>
          <table:table-cell office:value-type="float" office:value="50.936" calcext:value-type="float">
            <text:p>50.936</text:p>
          </table:table-cell>
          <table:table-cell office:value-type="float" office:value="4.0355" calcext:value-type="float">
            <text:p>4.0355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CARMA</text:p>
          </table:table-cell>
          <table:table-cell table:number-columns-repeated="7"/>
          <table:table-cell office:value-type="float" office:value="25.0168577208361" calcext:value-type="float">
            <text:p>25.0168577208361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Amercoeur 1 R TGV</text:p>
          </table:table-cell>
          <table:table-cell office:value-type="string" calcext:value-type="string">
            <text:p>WRI1002207</text:p>
          </table:table-cell>
          <table:table-cell office:value-type="float" office:value="451" calcext:value-type="float">
            <text:p>451</text:p>
          </table:table-cell>
          <table:table-cell office:value-type="float" office:value="50.4304" calcext:value-type="float">
            <text:p>50.4304</text:p>
          </table:table-cell>
          <table:table-cell office:value-type="float" office:value="4.3955" calcext:value-type="float">
            <text:p>4.3955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office:value-type="float" office:value="1014399" calcext:value-type="float">
            <text:p>1014399</text:p>
          </table:table-cell>
          <table:table-cell table:number-columns-repeated="3"/>
          <table:table-cell office:value-type="float" office:value="2408.374" calcext:value-type="float">
            <text:p>2408.374</text:p>
          </table:table-cell>
          <table:table-cell table:number-columns-repeated="2"/>
          <table:table-cell office:value-type="float" office:value="2256.52056641942" calcext:value-type="float">
            <text:p>2256.52056641942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Aspiravi Wuustwezel</text:p>
          </table:table-cell>
          <table:table-cell office:value-type="string" calcext:value-type="string">
            <text:p>WRI1002209</text:p>
          </table:table-cell>
          <table:table-cell office:value-type="float" office:value="22.1" calcext:value-type="float">
            <text:p>22.1</text:p>
          </table:table-cell>
          <table:table-cell office:value-type="float" office:value="51.2488" calcext:value-type="float">
            <text:p>51.2488</text:p>
          </table:table-cell>
          <table:table-cell office:value-type="float" office:value="3.2166" calcext:value-type="float">
            <text:p>3.2166</text:p>
          </table:table-cell>
          <table:table-cell office:value-type="string" calcext:value-type="string">
            <text:p>Wind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table:number-columns-repeated="7"/>
          <table:table-cell office:value-type="float" office:value="116.496515480407" calcext:value-type="float">
            <text:p>116.496515480407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ERSE TJ</text:p>
          </table:table-cell>
          <table:table-cell office:value-type="string" calcext:value-type="string">
            <text:p>WRI1002211</text:p>
          </table:table-cell>
          <table:table-cell office:value-type="float" office:value="33.2" calcext:value-type="float">
            <text:p>33.2</text:p>
          </table:table-cell>
          <table:table-cell office:value-type="float" office:value="51.3193" calcext:value-type="float">
            <text:p>51.3193</text:p>
          </table:table-cell>
          <table:table-cell office:value-type="float" office:value="4.853" calcext:value-type="float">
            <text:p>4.853</text:p>
          </table:table-cell>
          <table:table-cell office:value-type="string" calcext:value-type="string">
            <text:p>Oil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CARMA</text:p>
          </table:table-cell>
          <table:table-cell office:value-type="float" office:value="1014402" calcext:value-type="float">
            <text:p>1014402</text:p>
          </table:table-cell>
          <table:table-cell table:number-columns-repeated="6"/>
          <table:table-cell office:value-type="float" office:value="39.5846153846154" calcext:value-type="float">
            <text:p>39.5846153846154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UDA TJ</text:p>
          </table:table-cell>
          <table:table-cell office:value-type="string" calcext:value-type="string">
            <text:p>WRI1002217</text:p>
          </table:table-cell>
          <table:table-cell office:value-type="float" office:value="18.6" calcext:value-type="float">
            <text:p>18.6</text:p>
          </table:table-cell>
          <table:table-cell office:value-type="float" office:value="50.9079" calcext:value-type="float">
            <text:p>50.9079</text:p>
          </table:table-cell>
          <table:table-cell office:value-type="float" office:value="4.4155" calcext:value-type="float">
            <text:p>4.4155</text:p>
          </table:table-cell>
          <table:table-cell office:value-type="string" calcext:value-type="string">
            <text:p>Oil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CARMA</text:p>
          </table:table-cell>
          <table:table-cell office:value-type="float" office:value="1014408" calcext:value-type="float">
            <text:p>1014408</text:p>
          </table:table-cell>
          <table:table-cell table:number-columns-repeated="6"/>
          <table:table-cell office:value-type="float" office:value="22.1769230769231" calcext:value-type="float">
            <text:p>22.1769230769231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UTGENBACH</text:p>
          </table:table-cell>
          <table:table-cell office:value-type="string" calcext:value-type="string">
            <text:p>WRI1002218</text:p>
          </table:table-cell>
          <table:table-cell office:value-type="float" office:value="1.8" calcext:value-type="float">
            <text:p>1.8</text:p>
          </table:table-cell>
          <table:table-cell office:value-type="float" office:value="50.4359" calcext:value-type="float">
            <text:p>50.4359</text:p>
          </table:table-cell>
          <table:table-cell office:value-type="float" office:value="6.2106" calcext:value-type="float">
            <text:p>6.2106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office:value-type="float" office:value="1044072" calcext:value-type="float">
            <text:p>1044072</text:p>
          </table:table-cell>
          <table:table-cell table:number-columns-repeated="6"/>
          <table:table-cell office:value-type="float" office:value="1.94688868154741" calcext:value-type="float">
            <text:p>1.94688868154741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wind Phase 1</text:p>
          </table:table-cell>
          <table:table-cell office:value-type="string" calcext:value-type="string">
            <text:p>WRI1002212</text:p>
          </table:table-cell>
          <table:table-cell office:value-type="float" office:value="171" calcext:value-type="float">
            <text:p>171</text:p>
          </table:table-cell>
          <table:table-cell office:value-type="float" office:value="51.66" calcext:value-type="float">
            <text:p>51.66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Wind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office:value-type="float" office:value="1066557" calcext:value-type="float">
            <text:p>1066557</text:p>
          </table:table-cell>
          <table:table-cell table:number-columns-repeated="3"/>
          <table:table-cell office:value-type="float" office:value="588.189" calcext:value-type="float">
            <text:p>588.189</text:p>
          </table:table-cell>
          <table:table-cell table:number-columns-repeated="2"/>
          <table:table-cell office:value-type="float" office:value="901.398377699075" calcext:value-type="float">
            <text:p>901.398377699075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veren 2 Indaver</text:p>
          </table:table-cell>
          <table:table-cell office:value-type="string" calcext:value-type="string">
            <text:p>WRI1002213</text:p>
          </table:table-cell>
          <table:table-cell office:value-type="float" office:value="20" calcext:value-type="float">
            <text:p>20</text:p>
          </table:table-cell>
          <table:table-cell office:value-type="float" office:value="51.2119" calcext:value-type="float">
            <text:p>51.2119</text:p>
          </table:table-cell>
          <table:table-cell office:value-type="float" office:value="4.2563" calcext:value-type="float">
            <text:p>4.2563</text:p>
          </table:table-cell>
          <table:table-cell office:value-type="string" calcext:value-type="string">
            <text:p>Waste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CARMA</text:p>
          </table:table-cell>
          <table:table-cell table:number-columns-repeated="7"/>
          <table:table-cell office:value-type="float" office:value="186.481647269472" calcext:value-type="float">
            <text:p>186.481647269472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veren Ineos Phenolchemie</text:p>
          </table:table-cell>
          <table:table-cell office:value-type="string" calcext:value-type="string">
            <text:p>WRI1002214</text:p>
          </table:table-cell>
          <table:table-cell office:value-type="float" office:value="22.8" calcext:value-type="float">
            <text:p>22.8</text:p>
          </table:table-cell>
          <table:table-cell office:value-type="float" office:value="51.2119" calcext:value-type="float">
            <text:p>51.2119</text:p>
          </table:table-cell>
          <table:table-cell office:value-type="float" office:value="4.2563" calcext:value-type="float">
            <text:p>4.2563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CARMA</text:p>
          </table:table-cell>
          <table:table-cell office:value-type="float" office:value="1014405" calcext:value-type="float">
            <text:p>1014405</text:p>
          </table:table-cell>
          <table:table-cell table:number-columns-repeated="6"/>
          <table:table-cell office:value-type="float" office:value="114.076871207013" calcext:value-type="float">
            <text:p>114.076871207013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IERREUX TJ</text:p>
          </table:table-cell>
          <table:table-cell office:value-type="string" calcext:value-type="string">
            <text:p>WRI1002219</text:p>
          </table:table-cell>
          <table:table-cell office:value-type="float" office:value="18.6" calcext:value-type="float">
            <text:p>18.6</text:p>
          </table:table-cell>
          <table:table-cell office:value-type="float" office:value="50.2444" calcext:value-type="float">
            <text:p>50.2444</text:p>
          </table:table-cell>
          <table:table-cell office:value-type="float" office:value="5.9302" calcext:value-type="float">
            <text:p>5.9302</text:p>
          </table:table-cell>
          <table:table-cell office:value-type="string" calcext:value-type="string">
            <text:p>Oil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CARMA</text:p>
          </table:table-cell>
          <table:table-cell office:value-type="float" office:value="1014410" calcext:value-type="float">
            <text:p>1014410</text:p>
          </table:table-cell>
          <table:table-cell table:number-columns-repeated="6"/>
          <table:table-cell office:value-type="float" office:value="22.1769230769231" calcext:value-type="float">
            <text:p>22.1769230769231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WRI1002221</text:p>
          </table:table-cell>
          <table:table-cell office:value-type="float" office:value="1164" calcext:value-type="float">
            <text:p>1164</text:p>
          </table:table-cell>
          <table:table-cell office:value-type="float" office:value="50.3849" calcext:value-type="float">
            <text:p>50.3849</text:p>
          </table:table-cell>
          <table:table-cell office:value-type="float" office:value="5.8618" calcext:value-type="float">
            <text:p>5.8618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table:number-columns-repeated="4"/>
          <table:table-cell office:value-type="float" office:value="1030.99" calcext:value-type="float">
            <text:p>1030.99</text:p>
          </table:table-cell>
          <table:table-cell table:number-columns-repeated="2"/>
          <table:table-cell office:value-type="float" office:value="1258.98801406732" calcext:value-type="float">
            <text:p>1258.98801406732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DOEL 4</text:p>
          </table:table-cell>
          <table:table-cell office:value-type="string" calcext:value-type="string">
            <text:p>WRI1002223</text:p>
          </table:table-cell>
          <table:table-cell office:value-type="float" office:value="2910" calcext:value-type="float">
            <text:p>2910</text:p>
          </table:table-cell>
          <table:table-cell office:value-type="float" office:value="51.3254" calcext:value-type="float">
            <text:p>51.3254</text:p>
          </table:table-cell>
          <table:table-cell office:value-type="float" office:value="4.2597" calcext:value-type="float">
            <text:p>4.2597</text:p>
          </table:table-cell>
          <table:table-cell office:value-type="string" calcext:value-type="string">
            <text:p>Nuclear</text:p>
          </table:table-cell>
          <table:table-cell table:number-columns-repeated="3"/>
          <table:table-cell office:value-type="float" office:value="1985" calcext:value-type="float">
            <text:p>1985</text:p>
          </table:table-cell>
          <table:table-cell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office:value-type="float" office:value="1014413" calcext:value-type="float">
            <text:p>1014413</text:p>
          </table:table-cell>
          <table:table-cell table:number-columns-repeated="3"/>
          <table:table-cell office:value-type="float" office:value="8122.308" calcext:value-type="float">
            <text:p>8122.308</text:p>
          </table:table-cell>
          <table:table-cell table:number-columns-repeated="2"/>
          <table:table-cell office:value-type="float" office:value="16550.6311384117" calcext:value-type="float">
            <text:p>16550.6311384117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DROGENBOS DM 51</text:p>
          </table:table-cell>
          <table:table-cell office:value-type="string" calcext:value-type="string">
            <text:p>WRI1002224</text:p>
          </table:table-cell>
          <table:table-cell office:value-type="float" office:value="5" calcext:value-type="float">
            <text:p>5</text:p>
          </table:table-cell>
          <table:table-cell office:value-type="float" office:value="50.8023" calcext:value-type="float">
            <text:p>50.8023</text:p>
          </table:table-cell>
          <table:table-cell office:value-type="float" office:value="4.299" calcext:value-type="float">
            <text:p>4.299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table:number-columns-repeated="7"/>
          <table:table-cell office:value-type="float" office:value="25.0168577208361" calcext:value-type="float">
            <text:p>25.0168577208361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DROGENBOS GT0</text:p>
          </table:table-cell>
          <table:table-cell office:value-type="string" calcext:value-type="string">
            <text:p>WRI1002225</text:p>
          </table:table-cell>
          <table:table-cell office:value-type="float" office:value="48" calcext:value-type="float">
            <text:p>48</text:p>
          </table:table-cell>
          <table:table-cell office:value-type="float" office:value="50.8023" calcext:value-type="float">
            <text:p>50.8023</text:p>
          </table:table-cell>
          <table:table-cell office:value-type="float" office:value="4.299" calcext:value-type="float">
            <text:p>4.299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table:number-columns-repeated="7"/>
          <table:table-cell office:value-type="float" office:value="240.161834120027" calcext:value-type="float">
            <text:p>240.161834120027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DROGENBOS TGV</text:p>
          </table:table-cell>
          <table:table-cell office:value-type="string" calcext:value-type="string">
            <text:p>WRI1002226</text:p>
          </table:table-cell>
          <table:table-cell office:value-type="float" office:value="465" calcext:value-type="float">
            <text:p>465</text:p>
          </table:table-cell>
          <table:table-cell office:value-type="float" office:value="50.8023" calcext:value-type="float">
            <text:p>50.8023</text:p>
          </table:table-cell>
          <table:table-cell office:value-type="float" office:value="4.299" calcext:value-type="float">
            <text:p>4.299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office:value-type="float" office:value="1014414" calcext:value-type="float">
            <text:p>1014414</text:p>
          </table:table-cell>
          <table:table-cell table:number-columns-repeated="3"/>
          <table:table-cell office:value-type="float" office:value="790.253" calcext:value-type="float">
            <text:p>790.253</text:p>
          </table:table-cell>
          <table:table-cell table:number-columns-repeated="2"/>
          <table:table-cell office:value-type="float" office:value="2326.56776803776" calcext:value-type="float">
            <text:p>2326.56776803776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Deux-Acren TJ</text:p>
          </table:table-cell>
          <table:table-cell office:value-type="string" calcext:value-type="string">
            <text:p>WRI1002222</text:p>
          </table:table-cell>
          <table:table-cell office:value-type="float" office:value="18.6" calcext:value-type="float">
            <text:p>18.6</text:p>
          </table:table-cell>
          <table:table-cell office:value-type="float" office:value="50.7303" calcext:value-type="float">
            <text:p>50.7303</text:p>
          </table:table-cell>
          <table:table-cell office:value-type="float" office:value="3.8531" calcext:value-type="float">
            <text:p>3.8531</text:p>
          </table:table-cell>
          <table:table-cell office:value-type="string" calcext:value-type="string">
            <text:p>Oil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CARMA</text:p>
          </table:table-cell>
          <table:table-cell office:value-type="float" office:value="1014412" calcext:value-type="float">
            <text:p>1014412</text:p>
          </table:table-cell>
          <table:table-cell table:number-columns-repeated="6"/>
          <table:table-cell office:value-type="float" office:value="22.1769230769231" calcext:value-type="float">
            <text:p>22.1769230769231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Electrawinds biomassa Oostende</text:p>
          </table:table-cell>
          <table:table-cell office:value-type="string" calcext:value-type="string">
            <text:p>WRI1002227</text:p>
          </table:table-cell>
          <table:table-cell office:value-type="float" office:value="17.9" calcext:value-type="float">
            <text:p>17.9</text:p>
          </table:table-cell>
          <table:table-cell office:value-type="float" office:value="51.2234" calcext:value-type="float">
            <text:p>51.2234</text:p>
          </table:table-cell>
          <table:table-cell office:value-type="float" office:value="2.9119" calcext:value-type="float">
            <text:p>2.9119</text:p>
          </table:table-cell>
          <table:table-cell office:value-type="string" calcext:value-type="string">
            <text:p>Waste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CARMA</text:p>
          </table:table-cell>
          <table:table-cell table:number-columns-repeated="7"/>
          <table:table-cell office:value-type="float" office:value="166.901074306177" calcext:value-type="float">
            <text:p>166.901074306177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Froidchapelle Wind</text:p>
          </table:table-cell>
          <table:table-cell office:value-type="string" calcext:value-type="string">
            <text:p>WRI1002229</text:p>
          </table:table-cell>
          <table:table-cell office:value-type="float" office:value="25" calcext:value-type="float">
            <text:p>25</text:p>
          </table:table-cell>
          <table:table-cell office:value-type="float" office:value="50.2233" calcext:value-type="float">
            <text:p>50.2233</text:p>
          </table:table-cell>
          <table:table-cell office:value-type="float" office:value="4.32" calcext:value-type="float">
            <text:p>4.32</text:p>
          </table:table-cell>
          <table:table-cell office:value-type="string" calcext:value-type="string">
            <text:p>Wind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table:number-columns-repeated="7"/>
          <table:table-cell office:value-type="float" office:value="131.783388552496" calcext:value-type="float">
            <text:p>131.783388552496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HAM-GENT WKK</text:p>
          </table:table-cell>
          <table:table-cell office:value-type="string" calcext:value-type="string">
            <text:p>WRI1002231</text:p>
          </table:table-cell>
          <table:table-cell office:value-type="float" office:value="52" calcext:value-type="float">
            <text:p>52</text:p>
          </table:table-cell>
          <table:table-cell office:value-type="float" office:value="51.05" calcext:value-type="float">
            <text:p>51.05</text:p>
          </table:table-cell>
          <table:table-cell office:value-type="float" office:value="3.7167" calcext:value-type="float">
            <text:p>3.7167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CARMA</text:p>
          </table:table-cell>
          <table:table-cell table:number-columns-repeated="7"/>
          <table:table-cell office:value-type="float" office:value="260.175320296696" calcext:value-type="float">
            <text:p>260.175320296696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HEID-DE-GOREUX 1</text:p>
          </table:table-cell>
          <table:table-cell office:value-type="string" calcext:value-type="string">
            <text:p>WRI1002233</text:p>
          </table:table-cell>
          <table:table-cell office:value-type="float" office:value="8" calcext:value-type="float">
            <text:p>8</text:p>
          </table:table-cell>
          <table:table-cell office:value-type="float" office:value="50.426" calcext:value-type="float">
            <text:p>50.426</text:p>
          </table:table-cell>
          <table:table-cell office:value-type="float" office:value="5.7328" calcext:value-type="float">
            <text:p>5.7328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office:value-type="float" office:value="1014420" calcext:value-type="float">
            <text:p>1014420</text:p>
          </table:table-cell>
          <table:table-cell table:number-columns-repeated="6"/>
          <table:table-cell office:value-type="float" office:value="8.65283858465513" calcext:value-type="float">
            <text:p>8.65283858465513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HERDERSBRUG STEG</text:p>
          </table:table-cell>
          <table:table-cell office:value-type="string" calcext:value-type="string">
            <text:p>WRI1002234</text:p>
          </table:table-cell>
          <table:table-cell office:value-type="float" office:value="465" calcext:value-type="float">
            <text:p>465</text:p>
          </table:table-cell>
          <table:table-cell office:value-type="float" office:value="51.2629" calcext:value-type="float">
            <text:p>51.2629</text:p>
          </table:table-cell>
          <table:table-cell office:value-type="float" office:value="3.2112" calcext:value-type="float">
            <text:p>3.2112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table:number-columns-repeated="4"/>
          <table:table-cell office:value-type="float" office:value="929.103" calcext:value-type="float">
            <text:p>929.103</text:p>
          </table:table-cell>
          <table:table-cell table:number-columns-repeated="2"/>
          <table:table-cell office:value-type="float" office:value="2326.56776803776" calcext:value-type="float">
            <text:p>2326.56776803776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HERDERSBRUG WIND</text:p>
          </table:table-cell>
          <table:table-cell office:value-type="string" calcext:value-type="string">
            <text:p>WRI1002235</text:p>
          </table:table-cell>
          <table:table-cell office:value-type="float" office:value="3" calcext:value-type="float">
            <text:p>3</text:p>
          </table:table-cell>
          <table:table-cell office:value-type="float" office:value="51.2622" calcext:value-type="float">
            <text:p>51.2622</text:p>
          </table:table-cell>
          <table:table-cell office:value-type="float" office:value="3.2132" calcext:value-type="float">
            <text:p>3.2132</text:p>
          </table:table-cell>
          <table:table-cell office:value-type="string" calcext:value-type="string">
            <text:p>Wind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table:number-columns-repeated="7"/>
          <table:table-cell office:value-type="float" office:value="15.8140066262996" calcext:value-type="float">
            <text:p>15.8140066262996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HU AMPSIN-NEUVILLE</text:p>
          </table:table-cell>
          <table:table-cell office:value-type="string" calcext:value-type="string">
            <text:p>WRI1002236</text:p>
          </table:table-cell>
          <table:table-cell office:value-type="float" office:value="9.9" calcext:value-type="float">
            <text:p>9.9</text:p>
          </table:table-cell>
          <table:table-cell office:value-type="float" office:value="50.5335" calcext:value-type="float">
            <text:p>50.5335</text:p>
          </table:table-cell>
          <table:table-cell office:value-type="float" office:value="5.2962" calcext:value-type="float">
            <text:p>5.2962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office:value-type="float" office:value="1029384" calcext:value-type="float">
            <text:p>1029384</text:p>
          </table:table-cell>
          <table:table-cell table:number-columns-repeated="6"/>
          <table:table-cell office:value-type="float" office:value="10.7078877485107" calcext:value-type="float">
            <text:p>10.7078877485107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HU ANDENNE</text:p>
          </table:table-cell>
          <table:table-cell office:value-type="string" calcext:value-type="string">
            <text:p>WRI1002237</text:p>
          </table:table-cell>
          <table:table-cell office:value-type="float" office:value="9" calcext:value-type="float">
            <text:p>9</text:p>
          </table:table-cell>
          <table:table-cell office:value-type="float" office:value="50.4928" calcext:value-type="float">
            <text:p>50.4928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office:value-type="float" office:value="1029385" calcext:value-type="float">
            <text:p>1029385</text:p>
          </table:table-cell>
          <table:table-cell table:number-columns-repeated="6"/>
          <table:table-cell office:value-type="float" office:value="9.73444340773703" calcext:value-type="float">
            <text:p>9.73444340773703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HU GRAND-MALADES</text:p>
          </table:table-cell>
          <table:table-cell office:value-type="string" calcext:value-type="string">
            <text:p>WRI1002239</text:p>
          </table:table-cell>
          <table:table-cell office:value-type="float" office:value="5" calcext:value-type="float">
            <text:p>5</text:p>
          </table:table-cell>
          <table:table-cell office:value-type="float" office:value="50.4665" calcext:value-type="float">
            <text:p>50.4665</text:p>
          </table:table-cell>
          <table:table-cell office:value-type="float" office:value="4.8992" calcext:value-type="float">
            <text:p>4.8992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office:value-type="float" office:value="1029387" calcext:value-type="float">
            <text:p>1029387</text:p>
          </table:table-cell>
          <table:table-cell table:number-columns-repeated="6"/>
          <table:table-cell office:value-type="float" office:value="5.40802411540946" calcext:value-type="float">
            <text:p>5.40802411540946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HU IVOZ-RAMET</text:p>
          </table:table-cell>
          <table:table-cell office:value-type="string" calcext:value-type="string">
            <text:p>WRI1002240</text:p>
          </table:table-cell>
          <table:table-cell office:value-type="float" office:value="10" calcext:value-type="float">
            <text:p>10</text:p>
          </table:table-cell>
          <table:table-cell office:value-type="float" office:value="50.5922" calcext:value-type="float">
            <text:p>50.5922</text:p>
          </table:table-cell>
          <table:table-cell office:value-type="float" office:value="5.4613" calcext:value-type="float">
            <text:p>5.4613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office:value-type="float" office:value="1029388" calcext:value-type="float">
            <text:p>1029388</text:p>
          </table:table-cell>
          <table:table-cell table:number-columns-repeated="6"/>
          <table:table-cell office:value-type="float" office:value="10.8160482308189" calcext:value-type="float">
            <text:p>10.8160482308189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HU LIXHE</text:p>
          </table:table-cell>
          <table:table-cell office:value-type="string" calcext:value-type="string">
            <text:p>WRI1002241</text:p>
          </table:table-cell>
          <table:table-cell office:value-type="float" office:value="20" calcext:value-type="float">
            <text:p>20</text:p>
          </table:table-cell>
          <table:table-cell office:value-type="float" office:value="50.7517" calcext:value-type="float">
            <text:p>50.7517</text:p>
          </table:table-cell>
          <table:table-cell office:value-type="float" office:value="5.6863" calcext:value-type="float">
            <text:p>5.6863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office:value-type="float" office:value="1029389" calcext:value-type="float">
            <text:p>1029389</text:p>
          </table:table-cell>
          <table:table-cell table:number-columns-repeated="6"/>
          <table:table-cell office:value-type="float" office:value="21.6320964616378" calcext:value-type="float">
            <text:p>21.6320964616378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HU MONSIN</text:p>
          </table:table-cell>
          <table:table-cell office:value-type="string" calcext:value-type="string">
            <text:p>WRI1002242</text:p>
          </table:table-cell>
          <table:table-cell office:value-type="float" office:value="19.7" calcext:value-type="float">
            <text:p>19.7</text:p>
          </table:table-cell>
          <table:table-cell office:value-type="float" office:value="50.6517" calcext:value-type="float">
            <text:p>50.6517</text:p>
          </table:table-cell>
          <table:table-cell office:value-type="float" office:value="5.6308" calcext:value-type="float">
            <text:p>5.6308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table:number-columns-repeated="7"/>
          <table:table-cell office:value-type="float" office:value="21.3076150147133" calcext:value-type="float">
            <text:p>21.3076150147133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INESCO WKK</text:p>
          </table:table-cell>
          <table:table-cell office:value-type="string" calcext:value-type="string">
            <text:p>WRI1002244</text:p>
          </table:table-cell>
          <table:table-cell office:value-type="float" office:value="138" calcext:value-type="float">
            <text:p>138</text:p>
          </table:table-cell>
          <table:table-cell office:value-type="float" office:value="51.2198" calcext:value-type="float">
            <text:p>51.2198</text:p>
          </table:table-cell>
          <table:table-cell office:value-type="float" office:value="4.3266" calcext:value-type="float">
            <text:p>4.3266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CARMA</text:p>
          </table:table-cell>
          <table:table-cell office:value-type="float" office:value="1056631" calcext:value-type="float">
            <text:p>1056631</text:p>
          </table:table-cell>
          <table:table-cell table:number-columns-repeated="3"/>
          <table:table-cell office:value-type="float" office:value="695.712" calcext:value-type="float">
            <text:p>695.712</text:p>
          </table:table-cell>
          <table:table-cell table:number-columns-repeated="2"/>
          <table:table-cell office:value-type="float" office:value="690.465273095078" calcext:value-type="float">
            <text:p>690.465273095078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IVBO</text:p>
          </table:table-cell>
          <table:table-cell office:value-type="string" calcext:value-type="string">
            <text:p>WRI1002246</text:p>
          </table:table-cell>
          <table:table-cell office:value-type="float" office:value="16" calcext:value-type="float">
            <text:p>16</text:p>
          </table:table-cell>
          <table:table-cell office:value-type="float" office:value="51.2089" calcext:value-type="float">
            <text:p>51.2089</text:p>
          </table:table-cell>
          <table:table-cell office:value-type="float" office:value="3.2242" calcext:value-type="float">
            <text:p>3.2242</text:p>
          </table:table-cell>
          <table:table-cell office:value-type="string" calcext:value-type="string">
            <text:p>Waste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CARMA</text:p>
          </table:table-cell>
          <table:table-cell table:number-columns-repeated="7"/>
          <table:table-cell office:value-type="float" office:value="149.185317815577" calcext:value-type="float">
            <text:p>149.185317815577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Incinerateur THUMAIDE (IPALLE)</text:p>
          </table:table-cell>
          <table:table-cell office:value-type="string" calcext:value-type="string">
            <text:p>WRI1002243</text:p>
          </table:table-cell>
          <table:table-cell office:value-type="float" office:value="32" calcext:value-type="float">
            <text:p>32</text:p>
          </table:table-cell>
          <table:table-cell office:value-type="float" office:value="50.5415" calcext:value-type="float">
            <text:p>50.5415</text:p>
          </table:table-cell>
          <table:table-cell office:value-type="float" office:value="3.6301" calcext:value-type="float">
            <text:p>3.6301</text:p>
          </table:table-cell>
          <table:table-cell office:value-type="string" calcext:value-type="string">
            <text:p>Waste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CARMA</text:p>
          </table:table-cell>
          <table:table-cell table:number-columns-repeated="7"/>
          <table:table-cell office:value-type="float" office:value="298.370635631155" calcext:value-type="float">
            <text:p>298.370635631155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Intradel Herstal</text:p>
          </table:table-cell>
          <table:table-cell office:value-type="string" calcext:value-type="string">
            <text:p>WRI1002245</text:p>
          </table:table-cell>
          <table:table-cell office:value-type="float" office:value="32" calcext:value-type="float">
            <text:p>32</text:p>
          </table:table-cell>
          <table:table-cell office:value-type="float" office:value="50.6642" calcext:value-type="float">
            <text:p>50.6642</text:p>
          </table:table-cell>
          <table:table-cell office:value-type="float" office:value="5.6235" calcext:value-type="float">
            <text:p>5.6235</text:p>
          </table:table-cell>
          <table:table-cell office:value-type="string" calcext:value-type="string">
            <text:p>Waste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CARMA</text:p>
          </table:table-cell>
          <table:table-cell office:value-type="float" office:value="1019736" calcext:value-type="float">
            <text:p>1019736</text:p>
          </table:table-cell>
          <table:table-cell table:number-columns-repeated="6"/>
          <table:table-cell office:value-type="float" office:value="298.370635631155" calcext:value-type="float">
            <text:p>298.370635631155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LANGERBRUGGE STORA ST 2</text:p>
          </table:table-cell>
          <table:table-cell office:value-type="string" calcext:value-type="string">
            <text:p>WRI1002252</text:p>
          </table:table-cell>
          <table:table-cell office:value-type="float" office:value="50" calcext:value-type="float">
            <text:p>50</text:p>
          </table:table-cell>
          <table:table-cell office:value-type="float" office:value="51.05" calcext:value-type="float">
            <text:p>51.05</text:p>
          </table:table-cell>
          <table:table-cell office:value-type="float" office:value="3.7167" calcext:value-type="float">
            <text:p>3.7167</text:p>
          </table:table-cell>
          <table:table-cell office:value-type="string" calcext:value-type="string">
            <text:p>Waste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CARMA</text:p>
          </table:table-cell>
          <table:table-cell table:number-columns-repeated="7"/>
          <table:table-cell office:value-type="float" office:value="466.20411817368" calcext:value-type="float">
            <text:p>466.20411817368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LANGERLO 1</text:p>
          </table:table-cell>
          <table:table-cell office:value-type="string" calcext:value-type="string">
            <text:p>WRI1002253</text:p>
          </table:table-cell>
          <table:table-cell office:value-type="float" office:value="470" calcext:value-type="float">
            <text:p>470</text:p>
          </table:table-cell>
          <table:table-cell office:value-type="float" office:value="50.9405" calcext:value-type="float">
            <text:p>50.9405</text:p>
          </table:table-cell>
          <table:table-cell office:value-type="float" office:value="5.4906" calcext:value-type="float">
            <text:p>5.4906</text:p>
          </table:table-cell>
          <table:table-cell office:value-type="string" calcext:value-type="string">
            <text:p>Coal</text:p>
          </table:table-cell>
          <table:table-cell table:number-columns-repeated="3"/>
          <table:table-cell office:value-type="float" office:value="1968" calcext:value-type="float">
            <text:p>1968</text:p>
          </table:table-cell>
          <table:table-cell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table:number-columns-repeated="4"/>
          <table:table-cell office:value-type="float" office:value="925.861" calcext:value-type="float">
            <text:p>925.861</text:p>
          </table:table-cell>
          <table:table-cell table:number-columns-repeated="2"/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LANGERLO 4 REPOWERING</text:p>
          </table:table-cell>
          <table:table-cell office:value-type="string" calcext:value-type="string">
            <text:p>WRI1002255</text:p>
          </table:table-cell>
          <table:table-cell office:value-type="float" office:value="86" calcext:value-type="float">
            <text:p>86</text:p>
          </table:table-cell>
          <table:table-cell office:value-type="float" office:value="50.934" calcext:value-type="float">
            <text:p>50.934</text:p>
          </table:table-cell>
          <table:table-cell office:value-type="float" office:value="5.4784" calcext:value-type="float">
            <text:p>5.4784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CARMA</text:p>
          </table:table-cell>
          <table:table-cell table:number-columns-repeated="7"/>
          <table:table-cell office:value-type="float" office:value="430.289952798382" calcext:value-type="float">
            <text:p>430.289952798382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La Vierre</text:p>
          </table:table-cell>
          <table:table-cell office:value-type="string" calcext:value-type="string">
            <text:p>WRI1002250</text:p>
          </table:table-cell>
          <table:table-cell office:value-type="float" office:value="1.9" calcext:value-type="float">
            <text:p>1.9</text:p>
          </table:table-cell>
          <table:table-cell office:value-type="float" office:value="49.733" calcext:value-type="float">
            <text:p>49.733</text:p>
          </table:table-cell>
          <table:table-cell office:value-type="float" office:value="5.377" calcext:value-type="float">
            <text:p>5.377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office:value-type="float" office:value="1029408" calcext:value-type="float">
            <text:p>1029408</text:p>
          </table:table-cell>
          <table:table-cell table:number-columns-repeated="6"/>
          <table:table-cell office:value-type="float" office:value="2.05504916385559" calcext:value-type="float">
            <text:p>2.05504916385559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Marcinelle Energie (Carsid)</text:p>
          </table:table-cell>
          <table:table-cell office:value-type="string" calcext:value-type="string">
            <text:p>WRI1002258</text:p>
          </table:table-cell>
          <table:table-cell office:value-type="float" office:value="405" calcext:value-type="float">
            <text:p>405</text:p>
          </table:table-cell>
          <table:table-cell office:value-type="float" office:value="50.4138" calcext:value-type="float">
            <text:p>50.4138</text:p>
          </table:table-cell>
          <table:table-cell office:value-type="float" office:value="4.4067" calcext:value-type="float">
            <text:p>4.4067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office:value-type="float" office:value="1068823" calcext:value-type="float">
            <text:p>1068823</text:p>
          </table:table-cell>
          <table:table-cell table:number-columns-repeated="3"/>
          <table:table-cell office:value-type="float" office:value="1150.449" calcext:value-type="float">
            <text:p>1150.449</text:p>
          </table:table-cell>
          <table:table-cell table:number-columns-repeated="2"/>
          <table:table-cell office:value-type="float" office:value="2026.36547538773" calcext:value-type="float">
            <text:p>2026.36547538773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oordschote TJ</text:p>
          </table:table-cell>
          <table:table-cell office:value-type="string" calcext:value-type="string">
            <text:p>WRI1002259</text:p>
          </table:table-cell>
          <table:table-cell office:value-type="float" office:value="18.6" calcext:value-type="float">
            <text:p>18.6</text:p>
          </table:table-cell>
          <table:table-cell office:value-type="float" office:value="50.9548" calcext:value-type="float">
            <text:p>50.9548</text:p>
          </table:table-cell>
          <table:table-cell office:value-type="float" office:value="2.8103" calcext:value-type="float">
            <text:p>2.8103</text:p>
          </table:table-cell>
          <table:table-cell office:value-type="string" calcext:value-type="string">
            <text:p>Oil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CARMA</text:p>
          </table:table-cell>
          <table:table-cell office:value-type="float" office:value="1014431" calcext:value-type="float">
            <text:p>1014431</text:p>
          </table:table-cell>
          <table:table-cell table:number-columns-repeated="6"/>
          <table:table-cell office:value-type="float" office:value="22.1769230769231" calcext:value-type="float">
            <text:p>22.1769230769231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WRI1002260</text:p>
          </table:table-cell>
          <table:table-cell office:value-type="float" office:value="216" calcext:value-type="float">
            <text:p>216</text:p>
          </table:table-cell>
          <table:table-cell office:value-type="float" office:value="51.6186" calcext:value-type="float">
            <text:p>51.6186</text:p>
          </table:table-cell>
          <table:table-cell office:value-type="float" office:value="2.8998" calcext:value-type="float">
            <text:p>2.8998</text:p>
          </table:table-cell>
          <table:table-cell office:value-type="string" calcext:value-type="string">
            <text:p>Wind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4C Offshore</text:p>
          </table:table-cell>
          <table:table-cell office:value-type="string" calcext:value-type="string">
            <text:p>http://www.4coffshore.com/windfarms/northwind-belgium-be02.html</text:p>
          </table:table-cell>
          <table:table-cell office:value-type="string" calcext:value-type="string">
            <text:p>WRI</text:p>
          </table:table-cell>
          <table:table-cell office:value-type="float" office:value="1066712" calcext:value-type="float">
            <text:p>1066712</text:p>
          </table:table-cell>
          <table:table-cell table:number-columns-repeated="3"/>
          <table:table-cell office:value-type="float" office:value="842.193" calcext:value-type="float">
            <text:p>842.193</text:p>
          </table:table-cell>
          <table:table-cell table:number-columns-repeated="2"/>
          <table:table-cell office:value-type="float" office:value="1138.60847709357" calcext:value-type="float">
            <text:p>1138.60847709357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LATE TAILLE T</text:p>
          </table:table-cell>
          <table:table-cell office:value-type="string" calcext:value-type="string">
            <text:p>WRI1002263</text:p>
          </table:table-cell>
          <table:table-cell office:value-type="float" office:value="144" calcext:value-type="float">
            <text:p>144</text:p>
          </table:table-cell>
          <table:table-cell office:value-type="float" office:value="50.1884" calcext:value-type="float">
            <text:p>50.1884</text:p>
          </table:table-cell>
          <table:table-cell office:value-type="float" office:value="4.3861" calcext:value-type="float">
            <text:p>4.3861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office:value-type="float" office:value="1022671" calcext:value-type="float">
            <text:p>1022671</text:p>
          </table:table-cell>
          <table:table-cell table:number-columns-repeated="3"/>
          <table:table-cell office:value-type="float" office:value="60.539" calcext:value-type="float">
            <text:p>60.539</text:p>
          </table:table-cell>
          <table:table-cell table:number-columns-repeated="2"/>
          <table:table-cell office:value-type="float" office:value="155.751094523792" calcext:value-type="float">
            <text:p>155.751094523792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RINGVAART STEG</text:p>
          </table:table-cell>
          <table:table-cell office:value-type="string" calcext:value-type="string">
            <text:p>WRI1002264</text:p>
          </table:table-cell>
          <table:table-cell office:value-type="float" office:value="357" calcext:value-type="float">
            <text:p>357</text:p>
          </table:table-cell>
          <table:table-cell office:value-type="float" office:value="51.1049" calcext:value-type="float">
            <text:p>51.1049</text:p>
          </table:table-cell>
          <table:table-cell office:value-type="float" office:value="3.7257" calcext:value-type="float">
            <text:p>3.7257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office:value-type="float" office:value="1029634" calcext:value-type="float">
            <text:p>1029634</text:p>
          </table:table-cell>
          <table:table-cell table:number-columns-repeated="3"/>
          <table:table-cell office:value-type="float" office:value="1591.791" calcext:value-type="float">
            <text:p>1591.791</text:p>
          </table:table-cell>
          <table:table-cell table:number-columns-repeated="2"/>
          <table:table-cell office:value-type="float" office:value="1786.2036412677" calcext:value-type="float">
            <text:p>1786.2036412677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RODENHUIZE 4</text:p>
          </table:table-cell>
          <table:table-cell office:value-type="string" calcext:value-type="string">
            <text:p>WRI1002265</text:p>
          </table:table-cell>
          <table:table-cell office:value-type="float" office:value="268" calcext:value-type="float">
            <text:p>268</text:p>
          </table:table-cell>
          <table:table-cell office:value-type="float" office:value="51.1341" calcext:value-type="float">
            <text:p>51.1341</text:p>
          </table:table-cell>
          <table:table-cell office:value-type="float" office:value="3.777" calcext:value-type="float">
            <text:p>3.777</text:p>
          </table:table-cell>
          <table:table-cell office:value-type="string" calcext:value-type="string">
            <text:p>Biomass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WRI</text:p>
          </table:table-cell>
          <table:table-cell office:value-type="float" office:value="1014435" calcext:value-type="float">
            <text:p>1014435</text:p>
          </table:table-cell>
          <table:table-cell table:number-columns-repeated="3"/>
          <table:table-cell office:value-type="float" office:value="1564.944" calcext:value-type="float">
            <text:p>1564.944</text:p>
          </table:table-cell>
          <table:table-cell table:number-columns-repeated="2"/>
          <table:table-cell office:value-type="float" office:value="2648.99173553719" calcext:value-type="float">
            <text:p>2648.99173553719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RODENHUIZE WIND</text:p>
          </table:table-cell>
          <table:table-cell office:value-type="string" calcext:value-type="string">
            <text:p>WRI1002266</text:p>
          </table:table-cell>
          <table:table-cell office:value-type="float" office:value="4.5" calcext:value-type="float">
            <text:p>4.5</text:p>
          </table:table-cell>
          <table:table-cell office:value-type="float" office:value="51.1357" calcext:value-type="float">
            <text:p>51.1357</text:p>
          </table:table-cell>
          <table:table-cell office:value-type="float" office:value="3.7878" calcext:value-type="float">
            <text:p>3.7878</text:p>
          </table:table-cell>
          <table:table-cell office:value-type="string" calcext:value-type="string">
            <text:p>Wind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office:value-type="float" office:value="1053252" calcext:value-type="float">
            <text:p>1053252</text:p>
          </table:table-cell>
          <table:table-cell table:number-columns-repeated="6"/>
          <table:table-cell office:value-type="float" office:value="23.7210099394493" calcext:value-type="float">
            <text:p>23.7210099394493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SAINT-GHISLAIN STEG</text:p>
          </table:table-cell>
          <table:table-cell office:value-type="string" calcext:value-type="string">
            <text:p>WRI1002267</text:p>
          </table:table-cell>
          <table:table-cell office:value-type="float" office:value="350" calcext:value-type="float">
            <text:p>350</text:p>
          </table:table-cell>
          <table:table-cell office:value-type="float" office:value="50.4719" calcext:value-type="float">
            <text:p>50.4719</text:p>
          </table:table-cell>
          <table:table-cell office:value-type="float" office:value="3.8248" calcext:value-type="float">
            <text:p>3.8248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office:value-type="float" office:value="1050465" calcext:value-type="float">
            <text:p>1050465</text:p>
          </table:table-cell>
          <table:table-cell table:number-columns-repeated="3"/>
          <table:table-cell office:value-type="float" office:value="1328.093" calcext:value-type="float">
            <text:p>1328.093</text:p>
          </table:table-cell>
          <table:table-cell table:number-columns-repeated="2"/>
          <table:table-cell office:value-type="float" office:value="1751.18004045853" calcext:value-type="float">
            <text:p>1751.18004045853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SCHELLE WIND</text:p>
          </table:table-cell>
          <table:table-cell office:value-type="string" calcext:value-type="string">
            <text:p>WRI1002270</text:p>
          </table:table-cell>
          <table:table-cell office:value-type="float" office:value="4.5" calcext:value-type="float">
            <text:p>4.5</text:p>
          </table:table-cell>
          <table:table-cell office:value-type="float" office:value="51.1265" calcext:value-type="float">
            <text:p>51.1265</text:p>
          </table:table-cell>
          <table:table-cell office:value-type="float" office:value="4.3226" calcext:value-type="float">
            <text:p>4.3226</text:p>
          </table:table-cell>
          <table:table-cell office:value-type="string" calcext:value-type="string">
            <text:p>Wind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table:number-columns-repeated="7"/>
          <table:table-cell office:value-type="float" office:value="23.7210099394493" calcext:value-type="float">
            <text:p>23.7210099394493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Schaerbeek Siomab ST1</text:p>
          </table:table-cell>
          <table:table-cell office:value-type="string" calcext:value-type="string">
            <text:p>WRI1002268</text:p>
          </table:table-cell>
          <table:table-cell office:value-type="float" office:value="45" calcext:value-type="float">
            <text:p>45</text:p>
          </table:table-cell>
          <table:table-cell office:value-type="float" office:value="50.8504" calcext:value-type="float">
            <text:p>50.8504</text:p>
          </table:table-cell>
          <table:table-cell office:value-type="float" office:value="4.3488" calcext:value-type="float">
            <text:p>4.3488</text:p>
          </table:table-cell>
          <table:table-cell office:value-type="string" calcext:value-type="string">
            <text:p>Waste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CARMA</text:p>
          </table:table-cell>
          <table:table-cell table:number-columns-repeated="7"/>
          <table:table-cell office:value-type="float" office:value="419.583706356312" calcext:value-type="float">
            <text:p>419.583706356312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T-power Beringen</text:p>
          </table:table-cell>
          <table:table-cell office:value-type="string" calcext:value-type="string">
            <text:p>WRI1002271</text:p>
          </table:table-cell>
          <table:table-cell office:value-type="float" office:value="422" calcext:value-type="float">
            <text:p>422</text:p>
          </table:table-cell>
          <table:table-cell office:value-type="float" office:value="51.0586" calcext:value-type="float">
            <text:p>51.0586</text:p>
          </table:table-cell>
          <table:table-cell office:value-type="float" office:value="5.1056" calcext:value-type="float">
            <text:p>5.1056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WRI</text:p>
          </table:table-cell>
          <table:table-cell table:number-columns-repeated="4"/>
          <table:table-cell office:value-type="float" office:value="2203.896" calcext:value-type="float">
            <text:p>2203.896</text:p>
          </table:table-cell>
          <table:table-cell table:number-columns-repeated="2"/>
          <table:table-cell office:value-type="float" office:value="2111.42279163857" calcext:value-type="float">
            <text:p>2111.42279163857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TIHANGE 1N</text:p>
          </table:table-cell>
          <table:table-cell office:value-type="string" calcext:value-type="string">
            <text:p>WRI1002275</text:p>
          </table:table-cell>
          <table:table-cell office:value-type="float" office:value="962" calcext:value-type="float">
            <text:p>962</text:p>
          </table:table-cell>
          <table:table-cell office:value-type="float" office:value="50.5342" calcext:value-type="float">
            <text:p>50.5342</text:p>
          </table:table-cell>
          <table:table-cell office:value-type="float" office:value="5.2751" calcext:value-type="float">
            <text:p>5.2751</text:p>
          </table:table-cell>
          <table:table-cell office:value-type="string" calcext:value-type="string">
            <text:p>Nuclear</text:p>
          </table:table-cell>
          <table:table-cell table:number-columns-repeated="3"/>
          <table:table-cell office:value-type="float" office:value="1975" calcext:value-type="float">
            <text:p>1975</text:p>
          </table:table-cell>
          <table:table-cell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office:value-type="float" office:value="1014440" calcext:value-type="float">
            <text:p>1014440</text:p>
          </table:table-cell>
          <table:table-cell table:number-columns-repeated="3"/>
          <table:table-cell office:value-type="float" office:value="6151.42" calcext:value-type="float">
            <text:p>6151.42</text:p>
          </table:table-cell>
          <table:table-cell table:number-columns-repeated="2"/>
          <table:table-cell office:value-type="float" office:value="5471.37702926187" calcext:value-type="float">
            <text:p>5471.37702926187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TIHANGE 3</text:p>
          </table:table-cell>
          <table:table-cell office:value-type="string" calcext:value-type="string">
            <text:p>WRI1002277</text:p>
          </table:table-cell>
          <table:table-cell office:value-type="float" office:value="2053.8" calcext:value-type="float">
            <text:p>2053.8</text:p>
          </table:table-cell>
          <table:table-cell office:value-type="float" office:value="50.5342" calcext:value-type="float">
            <text:p>50.5342</text:p>
          </table:table-cell>
          <table:table-cell office:value-type="float" office:value="5.2751" calcext:value-type="float">
            <text:p>5.2751</text:p>
          </table:table-cell>
          <table:table-cell office:value-type="string" calcext:value-type="string">
            <text:p>Nuclear</text:p>
          </table:table-cell>
          <table:table-cell table:number-columns-repeated="3"/>
          <table:table-cell office:value-type="float" office:value="1985" calcext:value-type="float">
            <text:p>1985</text:p>
          </table:table-cell>
          <table:table-cell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office:value-type="float" office:value="1014440" calcext:value-type="float">
            <text:p>1014440</text:p>
          </table:table-cell>
          <table:table-cell table:number-columns-repeated="3"/>
          <table:table-cell office:value-type="float" office:value="6995.774" calcext:value-type="float">
            <text:p>6995.774</text:p>
          </table:table-cell>
          <table:table-cell table:number-columns-repeated="2"/>
          <table:table-cell office:value-type="float" office:value="11680.9918323264" calcext:value-type="float">
            <text:p>11680.9918323264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Thorntonbank - C-Power - Area NE</text:p>
          </table:table-cell>
          <table:table-cell office:value-type="string" calcext:value-type="string">
            <text:p>WRI1002273</text:p>
          </table:table-cell>
          <table:table-cell office:value-type="float" office:value="147.6" calcext:value-type="float">
            <text:p>147.6</text:p>
          </table:table-cell>
          <table:table-cell office:value-type="float" office:value="51.556" calcext:value-type="float">
            <text:p>51.556</text:p>
          </table:table-cell>
          <table:table-cell office:value-type="float" office:value="2.9689" calcext:value-type="float">
            <text:p>2.9689</text:p>
          </table:table-cell>
          <table:table-cell office:value-type="string" calcext:value-type="string">
            <text:p>Wind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WRI</text:p>
          </table:table-cell>
          <table:table-cell table:number-columns-repeated="4"/>
          <table:table-cell office:value-type="float" office:value="501.454" calcext:value-type="float">
            <text:p>501.454</text:p>
          </table:table-cell>
          <table:table-cell table:number-columns-repeated="2"/>
          <table:table-cell office:value-type="float" office:value="778.049126013938" calcext:value-type="float">
            <text:p>778.049126013938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Thorntonbank - C-Power - Area SW</text:p>
          </table:table-cell>
          <table:table-cell office:value-type="string" calcext:value-type="string">
            <text:p>WRI1002274</text:p>
          </table:table-cell>
          <table:table-cell office:value-type="float" office:value="177.6" calcext:value-type="float">
            <text:p>177.6</text:p>
          </table:table-cell>
          <table:table-cell office:value-type="float" office:value="51.54" calcext:value-type="float">
            <text:p>51.54</text:p>
          </table:table-cell>
          <table:table-cell office:value-type="float" office:value="2.921" calcext:value-type="float">
            <text:p>2.921</text:p>
          </table:table-cell>
          <table:table-cell office:value-type="string" calcext:value-type="string">
            <text:p>Wind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4C Offshore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WRI</text:p>
          </table:table-cell>
          <table:table-cell table:number-columns-repeated="4"/>
          <table:table-cell office:value-type="float" office:value="582.805" calcext:value-type="float">
            <text:p>582.805</text:p>
          </table:table-cell>
          <table:table-cell table:number-columns-repeated="2"/>
          <table:table-cell office:value-type="float" office:value="936.189192276934" calcext:value-type="float">
            <text:p>936.189192276934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WM Park Powerport Zeebrugge</text:p>
          </table:table-cell>
          <table:table-cell office:value-type="string" calcext:value-type="string">
            <text:p>WRI1002282</text:p>
          </table:table-cell>
          <table:table-cell office:value-type="float" office:value="12" calcext:value-type="float">
            <text:p>12</text:p>
          </table:table-cell>
          <table:table-cell office:value-type="float" office:value="51.329" calcext:value-type="float">
            <text:p>51.329</text:p>
          </table:table-cell>
          <table:table-cell office:value-type="float" office:value="3.1819" calcext:value-type="float">
            <text:p>3.1819</text:p>
          </table:table-cell>
          <table:table-cell office:value-type="string" calcext:value-type="string">
            <text:p>Wind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CARMA</text:p>
          </table:table-cell>
          <table:table-cell table:number-columns-repeated="7"/>
          <table:table-cell office:value-type="float" office:value="63.2560265051982" calcext:value-type="float">
            <text:p>63.2560265051982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Wilrijk Isvag</text:p>
          </table:table-cell>
          <table:table-cell office:value-type="string" calcext:value-type="string">
            <text:p>WRI1002280</text:p>
          </table:table-cell>
          <table:table-cell office:value-type="float" office:value="10.5" calcext:value-type="float">
            <text:p>10.5</text:p>
          </table:table-cell>
          <table:table-cell office:value-type="float" office:value="51.1673" calcext:value-type="float">
            <text:p>51.1673</text:p>
          </table:table-cell>
          <table:table-cell office:value-type="float" office:value="4.3951" calcext:value-type="float">
            <text:p>4.3951</text:p>
          </table:table-cell>
          <table:table-cell office:value-type="string" calcext:value-type="string">
            <text:p>Waste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CARMA</text:p>
          </table:table-cell>
          <table:table-cell office:value-type="float" office:value="1019879" calcext:value-type="float">
            <text:p>1019879</text:p>
          </table:table-cell>
          <table:table-cell table:number-columns-repeated="6"/>
          <table:table-cell office:value-type="float" office:value="97.9028648164727" calcext:value-type="float">
            <text:p>97.9028648164727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Windvision Estinnes WIND</text:p>
          </table:table-cell>
          <table:table-cell office:value-type="string" calcext:value-type="string">
            <text:p>WRI1002281</text:p>
          </table:table-cell>
          <table:table-cell office:value-type="float" office:value="80" calcext:value-type="float">
            <text:p>80</text:p>
          </table:table-cell>
          <table:table-cell office:value-type="float" office:value="50.4116" calcext:value-type="float">
            <text:p>50.4116</text:p>
          </table:table-cell>
          <table:table-cell office:value-type="float" office:value="4.0804" calcext:value-type="float">
            <text:p>4.0804</text:p>
          </table:table-cell>
          <table:table-cell office:value-type="string" calcext:value-type="string">
            <text:p>Wind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office:value-type="float" office:value="1074259" calcext:value-type="float">
            <text:p>1074259</text:p>
          </table:table-cell>
          <table:table-cell table:number-columns-repeated="6"/>
          <table:table-cell office:value-type="float" office:value="421.706843367988" calcext:value-type="float">
            <text:p>421.706843367988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ZEEBRUGGE WIND</text:p>
          </table:table-cell>
          <table:table-cell office:value-type="string" calcext:value-type="string">
            <text:p>WRI1002287</text:p>
          </table:table-cell>
          <table:table-cell office:value-type="float" office:value="12" calcext:value-type="float">
            <text:p>12</text:p>
          </table:table-cell>
          <table:table-cell office:value-type="float" office:value="51.3596" calcext:value-type="float">
            <text:p>51.3596</text:p>
          </table:table-cell>
          <table:table-cell office:value-type="float" office:value="3.2219" calcext:value-type="float">
            <text:p>3.2219</text:p>
          </table:table-cell>
          <table:table-cell office:value-type="string" calcext:value-type="string">
            <text:p>Wind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table:number-columns-repeated="7"/>
          <table:table-cell office:value-type="float" office:value="63.2560265051982" calcext:value-type="float">
            <text:p>63.2560265051982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Zedelgem TJ</text:p>
          </table:table-cell>
          <table:table-cell office:value-type="string" calcext:value-type="string">
            <text:p>WRI1002284</text:p>
          </table:table-cell>
          <table:table-cell office:value-type="float" office:value="18.6" calcext:value-type="float">
            <text:p>18.6</text:p>
          </table:table-cell>
          <table:table-cell office:value-type="float" office:value="51.1424" calcext:value-type="float">
            <text:p>51.1424</text:p>
          </table:table-cell>
          <table:table-cell office:value-type="float" office:value="3.1368" calcext:value-type="float">
            <text:p>3.1368</text:p>
          </table:table-cell>
          <table:table-cell office:value-type="string" calcext:value-type="string">
            <text:p>Oil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CARMA</text:p>
          </table:table-cell>
          <table:table-cell office:value-type="float" office:value="1014447" calcext:value-type="float">
            <text:p>1014447</text:p>
          </table:table-cell>
          <table:table-cell table:number-columns-repeated="6"/>
          <table:table-cell office:value-type="float" office:value="22.1769230769231" calcext:value-type="float">
            <text:p>22.1769230769231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Zeebrugge 2 Fluxys</text:p>
          </table:table-cell>
          <table:table-cell office:value-type="string" calcext:value-type="string">
            <text:p>WRI1002285</text:p>
          </table:table-cell>
          <table:table-cell office:value-type="float" office:value="40" calcext:value-type="float">
            <text:p>40</text:p>
          </table:table-cell>
          <table:table-cell office:value-type="float" office:value="51.329" calcext:value-type="float">
            <text:p>51.329</text:p>
          </table:table-cell>
          <table:table-cell office:value-type="float" office:value="3.1819" calcext:value-type="float">
            <text:p>3.1819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CARMA</text:p>
          </table:table-cell>
          <table:table-cell office:value-type="float" office:value="1014449" calcext:value-type="float">
            <text:p>1014449</text:p>
          </table:table-cell>
          <table:table-cell table:number-columns-repeated="6"/>
          <table:table-cell office:value-type="float" office:value="200.134861766689" calcext:value-type="float">
            <text:p>200.134861766689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Zeebrugge TJ</text:p>
          </table:table-cell>
          <table:table-cell office:value-type="string" calcext:value-type="string">
            <text:p>WRI1002286</text:p>
          </table:table-cell>
          <table:table-cell office:value-type="float" office:value="18.6" calcext:value-type="float">
            <text:p>18.6</text:p>
          </table:table-cell>
          <table:table-cell office:value-type="float" office:value="51.329" calcext:value-type="float">
            <text:p>51.329</text:p>
          </table:table-cell>
          <table:table-cell office:value-type="float" office:value="3.1819" calcext:value-type="float">
            <text:p>3.1819</text:p>
          </table:table-cell>
          <table:table-cell office:value-type="string" calcext:value-type="string">
            <text:p>Oil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CARMA</text:p>
          </table:table-cell>
          <table:table-cell office:value-type="float" office:value="1014448" calcext:value-type="float">
            <text:p>1014448</text:p>
          </table:table-cell>
          <table:table-cell table:number-columns-repeated="6"/>
          <table:table-cell office:value-type="float" office:value="22.1769230769231" calcext:value-type="float">
            <text:p>22.1769230769231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Zelzate 2 Knippegroen</text:p>
          </table:table-cell>
          <table:table-cell office:value-type="string" calcext:value-type="string">
            <text:p>WRI1002288</text:p>
          </table:table-cell>
          <table:table-cell office:value-type="float" office:value="315" calcext:value-type="float">
            <text:p>315</text:p>
          </table:table-cell>
          <table:table-cell office:value-type="float" office:value="51.1587" calcext:value-type="float">
            <text:p>51.1587</text:p>
          </table:table-cell>
          <table:table-cell office:value-type="float" office:value="3.8068" calcext:value-type="float">
            <text:p>3.8068</text:p>
          </table:table-cell>
          <table:table-cell office:value-type="string" calcext:value-type="string">
            <text:p>Gas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GEODB</text:p>
          </table:table-cell>
          <table:table-cell office:value-type="float" office:value="1061812" calcext:value-type="float">
            <text:p>1061812</text:p>
          </table:table-cell>
          <table:table-cell table:number-columns-repeated="3"/>
          <table:table-cell office:value-type="float" office:value="2084.472" calcext:value-type="float">
            <text:p>2084.472</text:p>
          </table:table-cell>
          <table:table-cell table:number-columns-repeated="2"/>
          <table:table-cell office:value-type="float" office:value="1576.06203641268" calcext:value-type="float">
            <text:p>1576.06203641268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Zelzate TJ</text:p>
          </table:table-cell>
          <table:table-cell office:value-type="string" calcext:value-type="string">
            <text:p>WRI1002289</text:p>
          </table:table-cell>
          <table:table-cell office:value-type="float" office:value="18.6" calcext:value-type="float">
            <text:p>18.6</text:p>
          </table:table-cell>
          <table:table-cell office:value-type="float" office:value="51.1896" calcext:value-type="float">
            <text:p>51.1896</text:p>
          </table:table-cell>
          <table:table-cell office:value-type="float" office:value="3.8078" calcext:value-type="float">
            <text:p>3.8078</text:p>
          </table:table-cell>
          <table:table-cell office:value-type="string" calcext:value-type="string">
            <text:p>Oil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CARMA</text:p>
          </table:table-cell>
          <table:table-cell office:value-type="float" office:value="1014450" calcext:value-type="float">
            <text:p>1014450</text:p>
          </table:table-cell>
          <table:table-cell table:number-columns-repeated="6"/>
          <table:table-cell office:value-type="float" office:value="22.1769230769231" calcext:value-type="float">
            <text:p>22.1769230769231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Zwijndrecht Lanxess GT</text:p>
          </table:table-cell>
          <table:table-cell office:value-type="string" calcext:value-type="string">
            <text:p>WRI1002290</text:p>
          </table:table-cell>
          <table:table-cell office:value-type="float" office:value="43" calcext:value-type="float">
            <text:p>43</text:p>
          </table:table-cell>
          <table:table-cell office:value-type="float" office:value="51.2382" calcext:value-type="float">
            <text:p>51.2382</text:p>
          </table:table-cell>
          <table:table-cell office:value-type="float" office:value="4.3408" calcext:value-type="float">
            <text:p>4.3408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CARMA</text:p>
          </table:table-cell>
          <table:table-cell office:value-type="float" office:value="1066845" calcext:value-type="float">
            <text:p>1066845</text:p>
          </table:table-cell>
          <table:table-cell table:number-columns-repeated="6"/>
          <table:table-cell office:value-type="float" office:value="215.144976399191" calcext:value-type="float">
            <text:p>215.144976399191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Zwijndrecht Lanxess ST</text:p>
          </table:table-cell>
          <table:table-cell office:value-type="string" calcext:value-type="string">
            <text:p>WRI1002291</text:p>
          </table:table-cell>
          <table:table-cell office:value-type="float" office:value="15" calcext:value-type="float">
            <text:p>15</text:p>
          </table:table-cell>
          <table:table-cell office:value-type="float" office:value="51.2382" calcext:value-type="float">
            <text:p>51.2382</text:p>
          </table:table-cell>
          <table:table-cell office:value-type="float" office:value="4.3408" calcext:value-type="float">
            <text:p>4.3408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ELIA Belgian Grid Operator</text:p>
          </table:table-cell>
          <table:table-cell office:value-type="string" calcext:value-type="string">
            <text:p>http://publications.elia.be/upload/ProductionParkOverview.html?TS=20120416193815</text:p>
          </table:table-cell>
          <table:table-cell office:value-type="string" calcext:value-type="string">
            <text:p>CARMA</text:p>
          </table:table-cell>
          <table:table-cell office:value-type="float" office:value="1066845" calcext:value-type="float">
            <text:p>1066845</text:p>
          </table:table-cell>
          <table:table-cell table:number-columns-repeated="6"/>
          <table:table-cell office:value-type="float" office:value="75.0505731625084" calcext:value-type="float">
            <text:p>75.0505731625084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kpakpa</text:p>
          </table:table-cell>
          <table:table-cell office:value-type="string" calcext:value-type="string">
            <text:p>WRI1023015</text:p>
          </table:table-cell>
          <table:table-cell office:value-type="float" office:value="40.5" calcext:value-type="float">
            <text:p>40.5</text:p>
          </table:table-cell>
          <table:table-cell office:value-type="float" office:value="6.3506" calcext:value-type="float">
            <text:p>6.3506</text:p>
          </table:table-cell>
          <table:table-cell office:value-type="float" office:value="2.4295" calcext:value-type="float">
            <text:p>2.4295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African Development Bank Group</text:p>
          </table:table-cell>
          <table:table-cell office:value-type="string" calcext:value-type="string">
            <text:p>http://powerafrica.opendataforafrica.org</text:p>
          </table:table-cell>
          <table:table-cell office:value-type="string" calcext:value-type="string">
            <text:p>Power Africa</text:p>
          </table:table-cell>
          <table:table-cell office:value-type="float" office:value="1057216" calcext:value-type="float">
            <text:p>105721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Cotonou</text:p>
          </table:table-cell>
          <table:table-cell office:value-type="string" calcext:value-type="string">
            <text:p>WRI1023016</text:p>
          </table:table-cell>
          <table:table-cell office:value-type="float" office:value="20" calcext:value-type="float">
            <text:p>20</text:p>
          </table:table-cell>
          <table:table-cell office:value-type="float" office:value="6.4263" calcext:value-type="float">
            <text:p>6.4263</text:p>
          </table:table-cell>
          <table:table-cell office:value-type="float" office:value="2.3066" calcext:value-type="float">
            <text:p>2.3066</text:p>
          </table:table-cell>
          <table:table-cell office:value-type="string" calcext:value-type="string">
            <text:p>Oil</text:p>
          </table:table-cell>
          <table:table-cell table:number-columns-repeated="5"/>
          <table:table-cell office:value-type="string" calcext:value-type="string">
            <text:p>African Development Bank Group</text:p>
          </table:table-cell>
          <table:table-cell office:value-type="string" calcext:value-type="string">
            <text:p>http://powerafrica.opendataforafrica.org</text:p>
          </table:table-cell>
          <table:table-cell office:value-type="string" calcext:value-type="string">
            <text:p>Power Africa</text:p>
          </table:table-cell>
          <table:table-cell office:value-type="float" office:value="1029102" calcext:value-type="float">
            <text:p>1029102</text:p>
          </table:table-cell>
          <table:table-cell table:number-columns-repeated="6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BTN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asochhu Hydroelectric Power Plant Bhutan</text:p>
          </table:table-cell>
          <table:table-cell office:value-type="string" calcext:value-type="string">
            <text:p>GEODB0040473</text:p>
          </table:table-cell>
          <table:table-cell office:value-type="float" office:value="64" calcext:value-type="float">
            <text:p>64</text:p>
          </table:table-cell>
          <table:table-cell office:value-type="float" office:value="27.4254" calcext:value-type="float">
            <text:p>27.4254</text:p>
          </table:table-cell>
          <table:table-cell office:value-type="float" office:value="89.9043" calcext:value-type="float">
            <text:p>89.9043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/>
          <table:table-cell office:value-type="float" office:value="2017" calcext:value-type="float">
            <text:p>2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TN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Chhukha Hydroelectric Power Plant Bhutan</text:p>
          </table:table-cell>
          <table:table-cell office:value-type="string" calcext:value-type="string">
            <text:p>GEODB0040472</text:p>
          </table:table-cell>
          <table:table-cell office:value-type="float" office:value="336" calcext:value-type="float">
            <text:p>336</text:p>
          </table:table-cell>
          <table:table-cell office:value-type="float" office:value="27.1104" calcext:value-type="float">
            <text:p>27.1104</text:p>
          </table:table-cell>
          <table:table-cell office:value-type="float" office:value="89.5313" calcext:value-type="float">
            <text:p>89.5313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12454" calcext:value-type="float">
            <text:p>1012454</text:p>
          </table:table-cell>
          <table:table-cell office:value-type="float" office:value="2017" calcext:value-type="float">
            <text:p>2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TN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Kurichhu Hydro-electric Power Station Bhutan</text:p>
          </table:table-cell>
          <table:table-cell office:value-type="string" calcext:value-type="string">
            <text:p>GEODB0003919</text:p>
          </table:table-cell>
          <table:table-cell office:value-type="float" office:value="60" calcext:value-type="float">
            <text:p>60</text:p>
          </table:table-cell>
          <table:table-cell office:value-type="float" office:value="27.2162" calcext:value-type="float">
            <text:p>27.2162</text:p>
          </table:table-cell>
          <table:table-cell office:value-type="float" office:value="91.2035" calcext:value-type="float">
            <text:p>91.2035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11076" calcext:value-type="float">
            <text:p>1011076</text:p>
          </table:table-cell>
          <table:table-cell office:value-type="float" office:value="2017" calcext:value-type="float">
            <text:p>2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TN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Rangjung Small Hydroelectric Power Plant Bhutan</text:p>
          </table:table-cell>
          <table:table-cell office:value-type="string" calcext:value-type="string">
            <text:p>GEODB0043900</text:p>
          </table:table-cell>
          <table:table-cell office:value-type="float" office:value="2.2" calcext:value-type="float">
            <text:p>2.2</text:p>
          </table:table-cell>
          <table:table-cell office:value-type="float" office:value="27.3567" calcext:value-type="float">
            <text:p>27.3567</text:p>
          </table:table-cell>
          <table:table-cell office:value-type="float" office:value="91.6497" calcext:value-type="float">
            <text:p>91.6497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55303" calcext:value-type="float">
            <text:p>1055303</text:p>
          </table:table-cell>
          <table:table-cell office:value-type="float" office:value="2017" calcext:value-type="float">
            <text:p>2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TN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Tala Hydroelectric Power Plant Bhutan</text:p>
          </table:table-cell>
          <table:table-cell office:value-type="string" calcext:value-type="string">
            <text:p>GEODB0040474</text:p>
          </table:table-cell>
          <table:table-cell office:value-type="float" office:value="1020" calcext:value-type="float">
            <text:p>1020</text:p>
          </table:table-cell>
          <table:table-cell office:value-type="float" office:value="27.036" calcext:value-type="float">
            <text:p>27.036</text:p>
          </table:table-cell>
          <table:table-cell office:value-type="float" office:value="89.5953" calcext:value-type="float">
            <text:p>89.5953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11075" calcext:value-type="float">
            <text:p>1011075</text:p>
          </table:table-cell>
          <table:table-cell office:value-type="float" office:value="2017" calcext:value-type="float">
            <text:p>2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Aranjuez Power Plant Bolivia</text:p>
          </table:table-cell>
          <table:table-cell office:value-type="string" calcext:value-type="string">
            <text:p>GEODB0044762</text:p>
          </table:table-cell>
          <table:table-cell office:value-type="float" office:value="36.7" calcext:value-type="float">
            <text:p>36.7</text:p>
          </table:table-cell>
          <table:table-cell office:value-type="float" office:value="-19.0394" calcext:value-type="float">
            <text:p>-19.0394</text:p>
          </table:table-cell>
          <table:table-cell office:value-type="float" office:value="-65.2697" calcext:value-type="float">
            <text:p>-65.2697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15890" calcext:value-type="float">
            <text:p>1015890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213.492813882402" calcext:value-type="float">
            <text:p>213.492813882402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Botijlaca Hydroelectric Power Plant Bolivia</text:p>
          </table:table-cell>
          <table:table-cell office:value-type="string" calcext:value-type="string">
            <text:p>GEODB0044740</text:p>
          </table:table-cell>
          <table:table-cell office:value-type="float" office:value="10.6" calcext:value-type="float">
            <text:p>10.6</text:p>
          </table:table-cell>
          <table:table-cell office:value-type="float" office:value="-16.1925" calcext:value-type="float">
            <text:p>-16.1925</text:p>
          </table:table-cell>
          <table:table-cell office:value-type="float" office:value="-68.1405" calcext:value-type="float">
            <text:p>-68.1405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12475" calcext:value-type="float">
            <text:p>1012475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53.1298151859274" calcext:value-type="float">
            <text:p>53.1298151859274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Bulo Bulo OCGT Power Plant Bolivia</text:p>
          </table:table-cell>
          <table:table-cell office:value-type="string" calcext:value-type="string">
            <text:p>GEODB0041946</text:p>
          </table:table-cell>
          <table:table-cell office:value-type="float" office:value="90" calcext:value-type="float">
            <text:p>90</text:p>
          </table:table-cell>
          <table:table-cell office:value-type="float" office:value="-17.2424" calcext:value-type="float">
            <text:p>-17.2424</text:p>
          </table:table-cell>
          <table:table-cell office:value-type="float" office:value="-64.5409" calcext:value-type="float">
            <text:p>-64.5409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47025" calcext:value-type="float">
            <text:p>1047025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523.551859657117" calcext:value-type="float">
            <text:p>523.551859657117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Cahua Hydroelectric Power Plant Bolivia</text:p>
          </table:table-cell>
          <table:table-cell office:value-type="string" calcext:value-type="string">
            <text:p>GEODB0044748</text:p>
          </table:table-cell>
          <table:table-cell office:value-type="float" office:value="30" calcext:value-type="float">
            <text:p>30</text:p>
          </table:table-cell>
          <table:table-cell office:value-type="float" office:value="-16.0456" calcext:value-type="float">
            <text:p>-16.0456</text:p>
          </table:table-cell>
          <table:table-cell office:value-type="float" office:value="-67.9939" calcext:value-type="float">
            <text:p>-67.9939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12476" calcext:value-type="float">
            <text:p>1012476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150.367401469606" calcext:value-type="float">
            <text:p>150.367401469606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Carrasco OCGT Power Plant Bolivia</text:p>
          </table:table-cell>
          <table:table-cell office:value-type="string" calcext:value-type="string">
            <text:p>GEODB0044736</text:p>
          </table:table-cell>
          <table:table-cell office:value-type="float" office:value="152.6" calcext:value-type="float">
            <text:p>152.6</text:p>
          </table:table-cell>
          <table:table-cell office:value-type="float" office:value="-17.2125" calcext:value-type="float">
            <text:p>-17.2125</text:p>
          </table:table-cell>
          <table:table-cell office:value-type="float" office:value="-64.5275" calcext:value-type="float">
            <text:p>-64.5275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15894" calcext:value-type="float">
            <text:p>1015894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887.711264263067" calcext:value-type="float">
            <text:p>887.711264263067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Chojlla Hydroelectric Power Plant Bolivia</text:p>
          </table:table-cell>
          <table:table-cell office:value-type="string" calcext:value-type="string">
            <text:p>GEODB0044750</text:p>
          </table:table-cell>
          <table:table-cell office:value-type="float" office:value="38.4" calcext:value-type="float">
            <text:p>38.4</text:p>
          </table:table-cell>
          <table:table-cell office:value-type="float" office:value="-16.4124" calcext:value-type="float">
            <text:p>-16.4124</text:p>
          </table:table-cell>
          <table:table-cell office:value-type="float" office:value="-67.7725" calcext:value-type="float">
            <text:p>-67.7725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19726" calcext:value-type="float">
            <text:p>1019726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192.470273881096" calcext:value-type="float">
            <text:p>192.470273881096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Chururaqui Hydroelectric Power Plant Bolivia</text:p>
          </table:table-cell>
          <table:table-cell office:value-type="string" calcext:value-type="string">
            <text:p>GEODB0044746</text:p>
          </table:table-cell>
          <table:table-cell office:value-type="float" office:value="34" calcext:value-type="float">
            <text:p>34</text:p>
          </table:table-cell>
          <table:table-cell office:value-type="float" office:value="-16.105" calcext:value-type="float">
            <text:p>-16.105</text:p>
          </table:table-cell>
          <table:table-cell office:value-type="float" office:value="-68.067" calcext:value-type="float">
            <text:p>-68.067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12480" calcext:value-type="float">
            <text:p>1012480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170.41638833222" calcext:value-type="float">
            <text:p>170.41638833222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Corani Hydroelectric Power Plant Bolivia</text:p>
          </table:table-cell>
          <table:table-cell office:value-type="string" calcext:value-type="string">
            <text:p>GEODB0044721</text:p>
          </table:table-cell>
          <table:table-cell office:value-type="float" office:value="54" calcext:value-type="float">
            <text:p>54</text:p>
          </table:table-cell>
          <table:table-cell office:value-type="float" office:value="-17.2122" calcext:value-type="float">
            <text:p>-17.2122</text:p>
          </table:table-cell>
          <table:table-cell office:value-type="float" office:value="-65.8758" calcext:value-type="float">
            <text:p>-65.8758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15842" calcext:value-type="float">
            <text:p>1015842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270.661322645291" calcext:value-type="float">
            <text:p>270.661322645291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Cutichucho Hydroelectric Power Plant Bolivia</text:p>
          </table:table-cell>
          <table:table-cell office:value-type="string" calcext:value-type="string">
            <text:p>GEODB0044741</text:p>
          </table:table-cell>
          <table:table-cell office:value-type="float" office:value="24" calcext:value-type="float">
            <text:p>24</text:p>
          </table:table-cell>
          <table:table-cell office:value-type="float" office:value="-16.1425" calcext:value-type="float">
            <text:p>-16.1425</text:p>
          </table:table-cell>
          <table:table-cell office:value-type="float" office:value="-68.1158" calcext:value-type="float">
            <text:p>-68.1158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12481" calcext:value-type="float">
            <text:p>1012481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120.293921175685" calcext:value-type="float">
            <text:p>120.293921175685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El Alto (El Kenko) Power Plant Bolivia</text:p>
          </table:table-cell>
          <table:table-cell office:value-type="string" calcext:value-type="string">
            <text:p>GEODB0044735</text:p>
          </table:table-cell>
          <table:table-cell office:value-type="float" office:value="80.42" calcext:value-type="float">
            <text:p>80.42</text:p>
          </table:table-cell>
          <table:table-cell office:value-type="float" office:value="-16.5653" calcext:value-type="float">
            <text:p>-16.5653</text:p>
          </table:table-cell>
          <table:table-cell office:value-type="float" office:value="-68.1811" calcext:value-type="float">
            <text:p>-68.1811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12483" calcext:value-type="float">
            <text:p>1012483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467.822672818059" calcext:value-type="float">
            <text:p>467.822672818059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Entre Rios Power Plant Bolivia</text:p>
          </table:table-cell>
          <table:table-cell office:value-type="string" calcext:value-type="string">
            <text:p>GEODB0044720</text:p>
          </table:table-cell>
          <table:table-cell office:value-type="float" office:value="120" calcext:value-type="float">
            <text:p>120</text:p>
          </table:table-cell>
          <table:table-cell office:value-type="float" office:value="-21.52" calcext:value-type="float">
            <text:p>-21.52</text:p>
          </table:table-cell>
          <table:table-cell office:value-type="float" office:value="-64.1714" calcext:value-type="float">
            <text:p>-64.1714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/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698.069146209489" calcext:value-type="float">
            <text:p>698.069146209489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Guaracachi CCGT Power Plant Bolivia</text:p>
          </table:table-cell>
          <table:table-cell office:value-type="string" calcext:value-type="string">
            <text:p>GEODB0042663</text:p>
          </table:table-cell>
          <table:table-cell office:value-type="float" office:value="350" calcext:value-type="float">
            <text:p>350</text:p>
          </table:table-cell>
          <table:table-cell office:value-type="float" office:value="-17.7875" calcext:value-type="float">
            <text:p>-17.7875</text:p>
          </table:table-cell>
          <table:table-cell office:value-type="float" office:value="-63.1521" calcext:value-type="float">
            <text:p>-63.1521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15891" calcext:value-type="float">
            <text:p>1015891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2036.03500977768" calcext:value-type="float">
            <text:p>2036.03500977768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Harca Hydroelectric Power Plant Bolivia</text:p>
          </table:table-cell>
          <table:table-cell office:value-type="string" calcext:value-type="string">
            <text:p>GEODB0044747</text:p>
          </table:table-cell>
          <table:table-cell office:value-type="float" office:value="30" calcext:value-type="float">
            <text:p>30</text:p>
          </table:table-cell>
          <table:table-cell office:value-type="float" office:value="-16.0784" calcext:value-type="float">
            <text:p>-16.0784</text:p>
          </table:table-cell>
          <table:table-cell office:value-type="float" office:value="-68.0336" calcext:value-type="float">
            <text:p>-68.0336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12484" calcext:value-type="float">
            <text:p>1012484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150.367401469606" calcext:value-type="float">
            <text:p>150.367401469606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Huaji Hydroelectric Power Plant Bolivia</text:p>
          </table:table-cell>
          <table:table-cell office:value-type="string" calcext:value-type="string">
            <text:p>GEODB0044749</text:p>
          </table:table-cell>
          <table:table-cell office:value-type="float" office:value="34" calcext:value-type="float">
            <text:p>34</text:p>
          </table:table-cell>
          <table:table-cell office:value-type="float" office:value="-16.0416" calcext:value-type="float">
            <text:p>-16.0416</text:p>
          </table:table-cell>
          <table:table-cell office:value-type="float" office:value="-67.9566" calcext:value-type="float">
            <text:p>-67.9566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12485" calcext:value-type="float">
            <text:p>1012485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170.41638833222" calcext:value-type="float">
            <text:p>170.41638833222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Karachipampa Power Plant Bolivia</text:p>
          </table:table-cell>
          <table:table-cell office:value-type="string" calcext:value-type="string">
            <text:p>GEODB0044756</text:p>
          </table:table-cell>
          <table:table-cell office:value-type="float" office:value="14.4" calcext:value-type="float">
            <text:p>14.4</text:p>
          </table:table-cell>
          <table:table-cell office:value-type="float" office:value="-19.551" calcext:value-type="float">
            <text:p>-19.551</text:p>
          </table:table-cell>
          <table:table-cell office:value-type="float" office:value="-65.722" calcext:value-type="float">
            <text:p>-65.722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15892" calcext:value-type="float">
            <text:p>1015892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83.7682975451387" calcext:value-type="float">
            <text:p>83.7682975451387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Sainani Hydroelectric Power Plant Bolivia</text:p>
          </table:table-cell>
          <table:table-cell office:value-type="string" calcext:value-type="string">
            <text:p>GEODB0044743</text:p>
          </table:table-cell>
          <table:table-cell office:value-type="float" office:value="11" calcext:value-type="float">
            <text:p>11</text:p>
          </table:table-cell>
          <table:table-cell office:value-type="float" office:value="-16.124" calcext:value-type="float">
            <text:p>-16.124</text:p>
          </table:table-cell>
          <table:table-cell office:value-type="float" office:value="-68.09" calcext:value-type="float">
            <text:p>-68.09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12488" calcext:value-type="float">
            <text:p>1012488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55.1347138721888" calcext:value-type="float">
            <text:p>55.1347138721888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Santa Cruz Power Plant Bolivia</text:p>
          </table:table-cell>
          <table:table-cell office:value-type="string" calcext:value-type="string">
            <text:p>GEODB0044755</text:p>
          </table:table-cell>
          <table:table-cell office:value-type="float" office:value="42.3" calcext:value-type="float">
            <text:p>42.3</text:p>
          </table:table-cell>
          <table:table-cell office:value-type="float" office:value="-17.7549" calcext:value-type="float">
            <text:p>-17.7549</text:p>
          </table:table-cell>
          <table:table-cell office:value-type="float" office:value="-63.1398" calcext:value-type="float">
            <text:p>-63.1398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90378" calcext:value-type="float">
            <text:p>1090378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246.069374038845" calcext:value-type="float">
            <text:p>246.069374038845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Santa Isabel Hydroelectric Power Plant Bolivia</text:p>
          </table:table-cell>
          <table:table-cell office:value-type="string" calcext:value-type="string">
            <text:p>GEODB0044722</text:p>
          </table:table-cell>
          <table:table-cell office:value-type="float" office:value="93.4" calcext:value-type="float">
            <text:p>93.4</text:p>
          </table:table-cell>
          <table:table-cell office:value-type="float" office:value="-17.1916" calcext:value-type="float">
            <text:p>-17.1916</text:p>
          </table:table-cell>
          <table:table-cell office:value-type="float" office:value="-65.8232" calcext:value-type="float">
            <text:p>-65.8232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15843" calcext:value-type="float">
            <text:p>1015843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468.14384324204" calcext:value-type="float">
            <text:p>468.14384324204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Santa Rosa Hydroelectric Power Plant Bolivia</text:p>
          </table:table-cell>
          <table:table-cell office:value-type="string" calcext:value-type="string">
            <text:p>GEODB0044742</text:p>
          </table:table-cell>
          <table:table-cell office:value-type="float" office:value="18" calcext:value-type="float">
            <text:p>18</text:p>
          </table:table-cell>
          <table:table-cell office:value-type="float" office:value="-16.1318" calcext:value-type="float">
            <text:p>-16.1318</text:p>
          </table:table-cell>
          <table:table-cell office:value-type="float" office:value="-68.1095" calcext:value-type="float">
            <text:p>-68.1095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/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90.2204408817635" calcext:value-type="float">
            <text:p>90.2204408817635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Tiquimani Hydroelectric Power Plant Bolivia</text:p>
          </table:table-cell>
          <table:table-cell office:value-type="string" calcext:value-type="string">
            <text:p>GEODB0044739</text:p>
          </table:table-cell>
          <table:table-cell office:value-type="float" office:value="9.6" calcext:value-type="float">
            <text:p>9.6</text:p>
          </table:table-cell>
          <table:table-cell office:value-type="float" office:value="-16.2072" calcext:value-type="float">
            <text:p>-16.2072</text:p>
          </table:table-cell>
          <table:table-cell office:value-type="float" office:value="-68.1235" calcext:value-type="float">
            <text:p>-68.1235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12490" calcext:value-type="float">
            <text:p>1012490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48.1175684702739" calcext:value-type="float">
            <text:p>48.1175684702739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Valle Hermoso Power Plant Bolivia</text:p>
          </table:table-cell>
          <table:table-cell office:value-type="string" calcext:value-type="string">
            <text:p>GEODB0044734</text:p>
          </table:table-cell>
          <table:table-cell office:value-type="float" office:value="167" calcext:value-type="float">
            <text:p>167</text:p>
          </table:table-cell>
          <table:table-cell office:value-type="float" office:value="-17.4302" calcext:value-type="float">
            <text:p>-17.4302</text:p>
          </table:table-cell>
          <table:table-cell office:value-type="float" office:value="-66.1169" calcext:value-type="float">
            <text:p>-66.1169</text:p>
          </table:table-cell>
          <table:table-cell office:value-type="string" calcext:value-type="string">
            <text:p>Gas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15895" calcext:value-type="float">
            <text:p>1015895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971.479561808206" calcext:value-type="float">
            <text:p>971.479561808206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Yanacachi Norte Hydroelectric Power Plant Bolivia</text:p>
          </table:table-cell>
          <table:table-cell office:value-type="string" calcext:value-type="string">
            <text:p>GEODB0044752</text:p>
          </table:table-cell>
          <table:table-cell office:value-type="float" office:value="51.1" calcext:value-type="float">
            <text:p>51.1</text:p>
          </table:table-cell>
          <table:table-cell office:value-type="float" office:value="-16.3887" calcext:value-type="float">
            <text:p>-16.3887</text:p>
          </table:table-cell>
          <table:table-cell office:value-type="float" office:value="-67.7373" calcext:value-type="float">
            <text:p>-67.7373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44574" calcext:value-type="float">
            <text:p>1044574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256.125807169895" calcext:value-type="float">
            <text:p>256.125807169895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Zongo Hydroelectric Power Plant Bolivia</text:p>
          </table:table-cell>
          <table:table-cell office:value-type="string" calcext:value-type="string">
            <text:p>GEODB0044738</text:p>
          </table:table-cell>
          <table:table-cell office:value-type="float" office:value="11" calcext:value-type="float">
            <text:p>11</text:p>
          </table:table-cell>
          <table:table-cell office:value-type="float" office:value="-16.2719" calcext:value-type="float">
            <text:p>-16.2719</text:p>
          </table:table-cell>
          <table:table-cell office:value-type="float" office:value="-68.1227" calcext:value-type="float">
            <text:p>-68.1227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12491" calcext:value-type="float">
            <text:p>1012491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55.1347138721888" calcext:value-type="float">
            <text:p>55.1347138721888</text:p>
          </table:table-cell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ocac Hydroelectric Power Plant Bosnia and Herzegovina</text:p>
          </table:table-cell>
          <table:table-cell office:value-type="string" calcext:value-type="string">
            <text:p>GEODB0044772</text:p>
          </table:table-cell>
          <table:table-cell office:value-type="float" office:value="110" calcext:value-type="float">
            <text:p>110</text:p>
          </table:table-cell>
          <table:table-cell office:value-type="float" office:value="44.5075" calcext:value-type="float">
            <text:p>44.5075</text:p>
          </table:table-cell>
          <table:table-cell office:value-type="float" office:value="17.1618" calcext:value-type="float">
            <text:p>17.1618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20222" calcext:value-type="float">
            <text:p>1020222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296.009975062344" calcext:value-type="float">
            <text:p>296.009975062344</text:p>
          </table:table-cell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Capljina Pumped Storage Power Plant Bosnia and Herzegovina</text:p>
          </table:table-cell>
          <table:table-cell office:value-type="string" calcext:value-type="string">
            <text:p>GEODB0044764</text:p>
          </table:table-cell>
          <table:table-cell office:value-type="float" office:value="420" calcext:value-type="float">
            <text:p>420</text:p>
          </table:table-cell>
          <table:table-cell office:value-type="float" office:value="43.0133" calcext:value-type="float">
            <text:p>43.0133</text:p>
          </table:table-cell>
          <table:table-cell office:value-type="float" office:value="17.8041" calcext:value-type="float">
            <text:p>17.8041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20226" calcext:value-type="float">
            <text:p>1020226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1130.2199047835" calcext:value-type="float">
            <text:p>1130.2199047835</text:p>
          </table:table-cell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Dubrovnik Hydroelectric Power Plant Bosnia and Herzegovina</text:p>
          </table:table-cell>
          <table:table-cell office:value-type="string" calcext:value-type="string">
            <text:p>GEODB0044805</text:p>
          </table:table-cell>
          <table:table-cell office:value-type="float" office:value="216" calcext:value-type="float">
            <text:p>216</text:p>
          </table:table-cell>
          <table:table-cell office:value-type="float" office:value="42.6037" calcext:value-type="float">
            <text:p>42.6037</text:p>
          </table:table-cell>
          <table:table-cell office:value-type="float" office:value="18.2357" calcext:value-type="float">
            <text:p>18.2357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/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581.255951031512" calcext:value-type="float">
            <text:p>581.255951031512</text:p>
          </table:table-cell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Gacko Coal CHP Power Plant Bosnia and Herzegovina</text:p>
          </table:table-cell>
          <table:table-cell office:value-type="string" calcext:value-type="string">
            <text:p>GEODB0044793</text:p>
          </table:table-cell>
          <table:table-cell office:value-type="float" office:value="300" calcext:value-type="float">
            <text:p>300</text:p>
          </table:table-cell>
          <table:table-cell office:value-type="float" office:value="43.1724" calcext:value-type="float">
            <text:p>43.1724</text:p>
          </table:table-cell>
          <table:table-cell office:value-type="float" office:value="18.5128" calcext:value-type="float">
            <text:p>18.5128</text:p>
          </table:table-cell>
          <table:table-cell office:value-type="string" calcext:value-type="string">
            <text:p>Coal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20228" calcext:value-type="float">
            <text:p>1020228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1710.84269662921" calcext:value-type="float">
            <text:p>1710.84269662921</text:p>
          </table:table-cell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Grabovica Hydroelectric Power Plant Bosnia and Herzegovina</text:p>
          </table:table-cell>
          <table:table-cell office:value-type="string" calcext:value-type="string">
            <text:p>GEODB0044771</text:p>
          </table:table-cell>
          <table:table-cell office:value-type="float" office:value="115" calcext:value-type="float">
            <text:p>115</text:p>
          </table:table-cell>
          <table:table-cell office:value-type="float" office:value="43.5872" calcext:value-type="float">
            <text:p>43.5872</text:p>
          </table:table-cell>
          <table:table-cell office:value-type="float" office:value="17.7189" calcext:value-type="float">
            <text:p>17.7189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20229" calcext:value-type="float">
            <text:p>1020229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309.464973928814" calcext:value-type="float">
            <text:p>309.464973928814</text:p>
          </table:table-cell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Jablanica Hydroelectric Power Plant Bosnia and Herzegovina</text:p>
          </table:table-cell>
          <table:table-cell office:value-type="string" calcext:value-type="string">
            <text:p>GEODB0044767</text:p>
          </table:table-cell>
          <table:table-cell office:value-type="float" office:value="180" calcext:value-type="float">
            <text:p>180</text:p>
          </table:table-cell>
          <table:table-cell office:value-type="float" office:value="43.6924" calcext:value-type="float">
            <text:p>43.6924</text:p>
          </table:table-cell>
          <table:table-cell office:value-type="float" office:value="17.7325" calcext:value-type="float">
            <text:p>17.7325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20231" calcext:value-type="float">
            <text:p>1020231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484.379959192927" calcext:value-type="float">
            <text:p>484.379959192927</text:p>
          </table:table-cell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Jajce I Hidroelektrana Bosnia and Herzegovina</text:p>
          </table:table-cell>
          <table:table-cell office:value-type="string" calcext:value-type="string">
            <text:p>GEODB0044811</text:p>
          </table:table-cell>
          <table:table-cell office:value-type="float" office:value="48" calcext:value-type="float">
            <text:p>48</text:p>
          </table:table-cell>
          <table:table-cell office:value-type="float" office:value="44.3774" calcext:value-type="float">
            <text:p>44.3774</text:p>
          </table:table-cell>
          <table:table-cell office:value-type="float" office:value="17.2816" calcext:value-type="float">
            <text:p>17.2816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20232" calcext:value-type="float">
            <text:p>1020232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129.167989118114" calcext:value-type="float">
            <text:p>129.167989118114</text:p>
          </table:table-cell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Jajce II Hidroelektrana Bosnia and Herzegovin</text:p>
          </table:table-cell>
          <table:table-cell office:value-type="string" calcext:value-type="string">
            <text:p>GEODB0044813</text:p>
          </table:table-cell>
          <table:table-cell office:value-type="float" office:value="30" calcext:value-type="float">
            <text:p>30</text:p>
          </table:table-cell>
          <table:table-cell office:value-type="float" office:value="44.4279" calcext:value-type="float">
            <text:p>44.4279</text:p>
          </table:table-cell>
          <table:table-cell office:value-type="float" office:value="17.2404" calcext:value-type="float">
            <text:p>17.2404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85733" calcext:value-type="float">
            <text:p>1085733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80.7299931988211" calcext:value-type="float">
            <text:p>80.7299931988211</text:p>
          </table:table-cell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Kakanj CHP Power Plant Bosnia and Herzegovina</text:p>
          </table:table-cell>
          <table:table-cell office:value-type="string" calcext:value-type="string">
            <text:p>GEODB0044792</text:p>
          </table:table-cell>
          <table:table-cell office:value-type="float" office:value="450" calcext:value-type="float">
            <text:p>450</text:p>
          </table:table-cell>
          <table:table-cell office:value-type="float" office:value="44.0899" calcext:value-type="float">
            <text:p>44.0899</text:p>
          </table:table-cell>
          <table:table-cell office:value-type="float" office:value="18.1143" calcext:value-type="float">
            <text:p>18.1143</text:p>
          </table:table-cell>
          <table:table-cell office:value-type="string" calcext:value-type="string">
            <text:p>Coal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/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2566.26404494382" calcext:value-type="float">
            <text:p>2566.26404494382</text:p>
          </table:table-cell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Krupa Hydroelectric Power Plant Bosnia and Herzegovina</text:p>
          </table:table-cell>
          <table:table-cell office:value-type="string" calcext:value-type="string">
            <text:p>GEODB0044818</text:p>
          </table:table-cell>
          <table:table-cell office:value-type="float" office:value="48.5" calcext:value-type="float">
            <text:p>48.5</text:p>
          </table:table-cell>
          <table:table-cell office:value-type="float" office:value="44.5624" calcext:value-type="float">
            <text:p>44.5624</text:p>
          </table:table-cell>
          <table:table-cell office:value-type="float" office:value="17.135" calcext:value-type="float">
            <text:p>17.135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55754" calcext:value-type="float">
            <text:p>1055754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130.513489004761" calcext:value-type="float">
            <text:p>130.513489004761</text:p>
          </table:table-cell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Mostar Hydroelectric Power Plant Bosnia and Herzegovina</text:p>
          </table:table-cell>
          <table:table-cell office:value-type="string" calcext:value-type="string">
            <text:p>GEODB0044773</text:p>
          </table:table-cell>
          <table:table-cell office:value-type="float" office:value="75" calcext:value-type="float">
            <text:p>75</text:p>
          </table:table-cell>
          <table:table-cell office:value-type="float" office:value="43.3776" calcext:value-type="float">
            <text:p>43.3776</text:p>
          </table:table-cell>
          <table:table-cell office:value-type="float" office:value="17.8449" calcext:value-type="float">
            <text:p>17.8449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20235" calcext:value-type="float">
            <text:p>1020235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201.824982997053" calcext:value-type="float">
            <text:p>201.824982997053</text:p>
          </table:table-cell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Mostarsko Blato Hydroelectric Power Plant Bosnia and Herzegovina</text:p>
          </table:table-cell>
          <table:table-cell office:value-type="string" calcext:value-type="string">
            <text:p>GEODB0044809</text:p>
          </table:table-cell>
          <table:table-cell office:value-type="float" office:value="60" calcext:value-type="float">
            <text:p>60</text:p>
          </table:table-cell>
          <table:table-cell office:value-type="float" office:value="43.2989" calcext:value-type="float">
            <text:p>43.2989</text:p>
          </table:table-cell>
          <table:table-cell office:value-type="float" office:value="17.794" calcext:value-type="float">
            <text:p>17.794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52891" calcext:value-type="float">
            <text:p>1052891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161.459986397642" calcext:value-type="float">
            <text:p>161.459986397642</text:p>
          </table:table-cell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Pec Mlini Hydroelectric Power Plant Bosnia and Herzegovina</text:p>
          </table:table-cell>
          <table:table-cell office:value-type="string" calcext:value-type="string">
            <text:p>GEODB0044808</text:p>
          </table:table-cell>
          <table:table-cell office:value-type="float" office:value="30" calcext:value-type="float">
            <text:p>30</text:p>
          </table:table-cell>
          <table:table-cell office:value-type="float" office:value="43.3375" calcext:value-type="float">
            <text:p>43.3375</text:p>
          </table:table-cell>
          <table:table-cell office:value-type="float" office:value="17.3261" calcext:value-type="float">
            <text:p>17.3261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46326" calcext:value-type="float">
            <text:p>1046326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80.7299931988211" calcext:value-type="float">
            <text:p>80.7299931988211</text:p>
          </table:table-cell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Rama Hydroelectric Power Plant Bosnia and Herzegovina</text:p>
          </table:table-cell>
          <table:table-cell office:value-type="string" calcext:value-type="string">
            <text:p>GEODB0044770</text:p>
          </table:table-cell>
          <table:table-cell office:value-type="float" office:value="160" calcext:value-type="float">
            <text:p>160</text:p>
          </table:table-cell>
          <table:table-cell office:value-type="float" office:value="43.747" calcext:value-type="float">
            <text:p>43.747</text:p>
          </table:table-cell>
          <table:table-cell office:value-type="float" office:value="17.6758" calcext:value-type="float">
            <text:p>17.6758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20236" calcext:value-type="float">
            <text:p>1020236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430.559963727046" calcext:value-type="float">
            <text:p>430.559963727046</text:p>
          </table:table-cell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Salakovac Hydroelectric Power Plant Bosnia and Herzegovina</text:p>
          </table:table-cell>
          <table:table-cell office:value-type="string" calcext:value-type="string">
            <text:p>GEODB0044766</text:p>
          </table:table-cell>
          <table:table-cell office:value-type="float" office:value="210" calcext:value-type="float">
            <text:p>210</text:p>
          </table:table-cell>
          <table:table-cell office:value-type="float" office:value="43.4478" calcext:value-type="float">
            <text:p>43.4478</text:p>
          </table:table-cell>
          <table:table-cell office:value-type="float" office:value="17.8369" calcext:value-type="float">
            <text:p>17.8369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20237" calcext:value-type="float">
            <text:p>1020237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565.109952391748" calcext:value-type="float">
            <text:p>565.109952391748</text:p>
          </table:table-cell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Trebinje I Hydroelectric Power Plant Bosnia and Herzegovina</text:p>
          </table:table-cell>
          <table:table-cell office:value-type="string" calcext:value-type="string">
            <text:p>GEODB0044768</text:p>
          </table:table-cell>
          <table:table-cell office:value-type="float" office:value="180" calcext:value-type="float">
            <text:p>180</text:p>
          </table:table-cell>
          <table:table-cell office:value-type="float" office:value="42.7338" calcext:value-type="float">
            <text:p>42.7338</text:p>
          </table:table-cell>
          <table:table-cell office:value-type="float" office:value="18.4971" calcext:value-type="float">
            <text:p>18.4971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20240" calcext:value-type="float">
            <text:p>1020240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484.379959192927" calcext:value-type="float">
            <text:p>484.379959192927</text:p>
          </table:table-cell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Trebinje II Hydroelectric Power Plant Bosnia and Herzegovina</text:p>
          </table:table-cell>
          <table:table-cell office:value-type="string" calcext:value-type="string">
            <text:p>GEODB0044806</text:p>
          </table:table-cell>
          <table:table-cell office:value-type="float" office:value="8" calcext:value-type="float">
            <text:p>8</text:p>
          </table:table-cell>
          <table:table-cell office:value-type="float" office:value="42.7066" calcext:value-type="float">
            <text:p>42.7066</text:p>
          </table:table-cell>
          <table:table-cell office:value-type="float" office:value="18.3805" calcext:value-type="float">
            <text:p>18.3805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/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21.5279981863523" calcext:value-type="float">
            <text:p>21.5279981863523</text:p>
          </table:table-cell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Tuzla CHP Power Plant Bosnia and Herzegovina</text:p>
          </table:table-cell>
          <table:table-cell office:value-type="string" calcext:value-type="string">
            <text:p>GEODB0044791</text:p>
          </table:table-cell>
          <table:table-cell office:value-type="float" office:value="730" calcext:value-type="float">
            <text:p>730</text:p>
          </table:table-cell>
          <table:table-cell office:value-type="float" office:value="44.5215" calcext:value-type="float">
            <text:p>44.5215</text:p>
          </table:table-cell>
          <table:table-cell office:value-type="float" office:value="18.6056" calcext:value-type="float">
            <text:p>18.6056</text:p>
          </table:table-cell>
          <table:table-cell office:value-type="string" calcext:value-type="string">
            <text:p>Coal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20241" calcext:value-type="float">
            <text:p>1020241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4163.05056179775" calcext:value-type="float">
            <text:p>4163.05056179775</text:p>
          </table:table-cell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Ugljevik CHP Coal Power Plant Bosnia and Herzegovina</text:p>
          </table:table-cell>
          <table:table-cell office:value-type="string" calcext:value-type="string">
            <text:p>GEODB0044794</text:p>
          </table:table-cell>
          <table:table-cell office:value-type="float" office:value="300" calcext:value-type="float">
            <text:p>300</text:p>
          </table:table-cell>
          <table:table-cell office:value-type="float" office:value="44.6829" calcext:value-type="float">
            <text:p>44.6829</text:p>
          </table:table-cell>
          <table:table-cell office:value-type="float" office:value="18.9671" calcext:value-type="float">
            <text:p>18.9671</text:p>
          </table:table-cell>
          <table:table-cell office:value-type="string" calcext:value-type="string">
            <text:p>Coal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20242" calcext:value-type="float">
            <text:p>1020242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1710.84269662921" calcext:value-type="float">
            <text:p>1710.84269662921</text:p>
          </table:table-cell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Visegrad Hydroelectric Power Plant Bosnia and Herzegovina</text:p>
          </table:table-cell>
          <table:table-cell office:value-type="string" calcext:value-type="string">
            <text:p>GEODB0044765</text:p>
          </table:table-cell>
          <table:table-cell office:value-type="float" office:value="315" calcext:value-type="float">
            <text:p>315</text:p>
          </table:table-cell>
          <table:table-cell office:value-type="float" office:value="43.7603" calcext:value-type="float">
            <text:p>43.7603</text:p>
          </table:table-cell>
          <table:table-cell office:value-type="float" office:value="19.2891" calcext:value-type="float">
            <text:p>19.2891</text:p>
          </table:table-cell>
          <table:table-cell office:value-type="string" calcext:value-type="string">
            <text:p>Hydro</text:p>
          </table:table-cell>
          <table:table-cell table:number-columns-repeated="5"/>
          <table:table-cell office:value-type="string" calcext:value-type="string">
            <text:p>GEODB</text:p>
          </table:table-cell>
          <table:table-cell office:value-type="string" calcext:value-type="string">
            <text:p>http://globalenergyobservatory.org</text:p>
          </table:table-cell>
          <table:table-cell office:value-type="string" calcext:value-type="string">
            <text:p>GEODB</text:p>
          </table:table-cell>
          <table:table-cell office:value-type="float" office:value="1020243" calcext:value-type="float">
            <text:p>1020243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847.664928587622" calcext:value-type="float">
            <text:p>847.664928587622</text:p>
          </table:table-cell>
        </table:table-row>
        <table:table-row table:style-name="ro1">
          <table:table-cell office:value-type="string" calcext:value-type="string">
            <text:p>BWA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Morpule</text:p>
          </table:table-cell>
          <table:table-cell office:value-type="string" calcext:value-type="string">
            <text:p>WRI1023017</text:p>
          </table:table-cell>
          <table:table-cell office:value-type="float" office:value="732" calcext:value-type="float">
            <text:p>732</text:p>
          </table:table-cell>
          <table:table-cell office:value-type="float" office:value="-22.5223" calcext:value-type="float">
            <text:p>-22.5223</text:p>
          </table:table-cell>
          <table:table-cell office:value-type="float" office:value="27.0491" calcext:value-type="float">
            <text:p>27.0491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string" calcext:value-type="string">
            <text:p>Botswana Power Corporation</text:p>
          </table:table-cell>
          <table:table-cell office:value-type="string" calcext:value-type="string">
            <text:p>African Development Bank Group</text:p>
          </table:table-cell>
          <table:table-cell office:value-type="string" calcext:value-type="string">
            <text:p>http://powerafrica.opendataforafrica.org</text:p>
          </table:table-cell>
          <table:table-cell office:value-type="string" calcext:value-type="string">
            <text:p>Power Africa</text:p>
          </table:table-cell>
          <table:table-cell table:number-columns-repeated="7"/>
          <table:table-cell office:value-type="float" office:value="2220.5308310992" calcext:value-type="float">
            <text:p>2220.5308310992</text:p>
          </table:table-cell>
        </table:table-row>
        <table:table-row table:style-name="ro1">
          <table:table-cell office:value-type="string" calcext:value-type="string">
            <text:p>BWA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Sua Pan Soda Ash</text:p>
          </table:table-cell>
          <table:table-cell office:value-type="string" calcext:value-type="string">
            <text:p>WRI1023018</text:p>
          </table:table-cell>
          <table:table-cell office:value-type="float" office:value="14" calcext:value-type="float">
            <text:p>14</text:p>
          </table:table-cell>
          <table:table-cell office:value-type="float" office:value="-21.1667" calcext:value-type="float">
            <text:p>-21.1667</text:p>
          </table:table-cell>
          <table:table-cell office:value-type="float" office:value="27.5167" calcext:value-type="float">
            <text:p>27.5167</text:p>
          </table:table-cell>
          <table:table-cell office:value-type="string" calcext:value-type="string">
            <text:p>Coal</text:p>
          </table:table-cell>
          <table:table-cell table:number-columns-repeated="5"/>
          <table:table-cell office:value-type="string" calcext:value-type="string">
            <text:p>African Development Bank Group</text:p>
          </table:table-cell>
          <table:table-cell office:value-type="string" calcext:value-type="string">
            <text:p>http://powerafrica.opendataforafrica.org</text:p>
          </table:table-cell>
          <table:table-cell office:value-type="string" calcext:value-type="string">
            <text:p>Power Africa</text:p>
          </table:table-cell>
          <table:table-cell office:value-type="float" office:value="1030481" calcext:value-type="float">
            <text:p>1030481</text:p>
          </table:table-cell>
          <table:table-cell table:number-columns-repeated="6"/>
          <table:table-cell office:value-type="float" office:value="42.4691689008043" calcext:value-type="float">
            <text:p>42.4691689008043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14 de Julho</text:p>
          </table:table-cell>
          <table:table-cell office:value-type="string" calcext:value-type="string">
            <text:p>BRA0000012</text:p>
          </table:table-cell>
          <table:table-cell office:value-type="float" office:value="100.71" calcext:value-type="float">
            <text:p>100.71</text:p>
          </table:table-cell>
          <table:table-cell office:value-type="float" office:value="-29.0648" calcext:value-type="float">
            <text:p>-29.0648</text:p>
          </table:table-cell>
          <table:table-cell office:value-type="float" office:value="-51.6749" calcext:value-type="float">
            <text:p>-51.6749</text:p>
          </table:table-cell>
          <table:table-cell office:value-type="string" calcext:value-type="string">
            <text:p>Hydro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Agência Nacional de Energia Elétrica (Brazil)</text:p>
          </table:table-cell>
          <table:table-cell office:value-type="string" calcext:value-type="string">
            <text:p>http://www2.aneel.gov.br/aplicacoes/capacidadebrasil/capacidadebrasil.cfm</text:p>
          </table:table-cell>
          <table:table-cell office:value-type="string" calcext:value-type="string">
            <text:p>Agência Nacional de Energia Elétrica (Brazil)</text:p>
          </table:table-cell>
          <table:table-cell office:value-type="float" office:value="1048155" calcext:value-type="float">
            <text:p>1048155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383.611567044946" calcext:value-type="float">
            <text:p>383.611567044946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3M Itapetininga</text:p>
          </table:table-cell>
          <table:table-cell office:value-type="string" calcext:value-type="string">
            <text:p>BRA0028642</text:p>
          </table:table-cell>
          <table:table-cell office:value-type="float" office:value="3.84" calcext:value-type="float">
            <text:p>3.84</text:p>
          </table:table-cell>
          <table:table-cell office:value-type="float" office:value="-23.5927" calcext:value-type="float">
            <text:p>-23.5927</text:p>
          </table:table-cell>
          <table:table-cell office:value-type="float" office:value="-48.0901" calcext:value-type="float">
            <text:p>-48.0901</text:p>
          </table:table-cell>
          <table:table-cell office:value-type="string" calcext:value-type="string">
            <text:p>Oil</text:p>
          </table:table-cell>
          <table:table-cell table:number-columns-repeated="5"/>
          <table:table-cell office:value-type="string" calcext:value-type="string">
            <text:p>Agência Nacional de Energia Elétrica (Brazil)</text:p>
          </table:table-cell>
          <table:table-cell office:value-type="string" calcext:value-type="string">
            <text:p>http://www2.aneel.gov.br/aplicacoes/capacidadebrasil/capacidadebrasil.cfm</text:p>
          </table:table-cell>
          <table:table-cell office:value-type="string" calcext:value-type="string">
            <text:p>Agência Nacional de Energia Elétrica (Brazil)</text:p>
          </table:table-cell>
          <table:table-cell/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16.4251404455243" calcext:value-type="float">
            <text:p>16.4251404455243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3M Sumaré</text:p>
          </table:table-cell>
          <table:table-cell office:value-type="string" calcext:value-type="string">
            <text:p>BRA0028919</text:p>
          </table:table-cell>
          <table:table-cell office:value-type="float" office:value="6.4" calcext:value-type="float">
            <text:p>6.4</text:p>
          </table:table-cell>
          <table:table-cell office:value-type="float" office:value="-22.8152" calcext:value-type="float">
            <text:p>-22.8152</text:p>
          </table:table-cell>
          <table:table-cell office:value-type="float" office:value="-47.1781" calcext:value-type="float">
            <text:p>-47.1781</text:p>
          </table:table-cell>
          <table:table-cell office:value-type="string" calcext:value-type="string">
            <text:p>Oil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Agência Nacional de Energia Elétrica (Brazil)</text:p>
          </table:table-cell>
          <table:table-cell office:value-type="string" calcext:value-type="string">
            <text:p>http://www2.aneel.gov.br/aplicacoes/capacidadebrasil/capacidadebrasil.cfm</text:p>
          </table:table-cell>
          <table:table-cell office:value-type="string" calcext:value-type="string">
            <text:p>Agência Nacional de Energia Elétrica (Brazil)</text:p>
          </table:table-cell>
          <table:table-cell/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27.3752340758738" calcext:value-type="float">
            <text:p>27.3752340758738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J Rorato</text:p>
          </table:table-cell>
          <table:table-cell office:value-type="string" calcext:value-type="string">
            <text:p>BRA0031076</text:p>
          </table:table-cell>
          <table:table-cell office:value-type="float" office:value="2.19" calcext:value-type="float">
            <text:p>2.19</text:p>
          </table:table-cell>
          <table:table-cell office:value-type="float" office:value="-23.9277" calcext:value-type="float">
            <text:p>-23.9277</text:p>
          </table:table-cell>
          <table:table-cell office:value-type="float" office:value="-52.4869" calcext:value-type="float">
            <text:p>-52.4869</text:p>
          </table:table-cell>
          <table:table-cell office:value-type="string" calcext:value-type="string">
            <text:p>Oil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Agência Nacional de Energia Elétrica (Brazil)</text:p>
          </table:table-cell>
          <table:table-cell office:value-type="string" calcext:value-type="string">
            <text:p>http://www2.aneel.gov.br/aplicacoes/capacidadebrasil/capacidadebrasil.cfm</text:p>
          </table:table-cell>
          <table:table-cell office:value-type="string" calcext:value-type="string">
            <text:p>Agência Nacional de Energia Elétrica (Brazil)</text:p>
          </table:table-cell>
          <table:table-cell/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9.36746291033808" calcext:value-type="float">
            <text:p>9.367462910338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Shumway</meta:initial-creator>
    <meta:creation-date>2021-04-30T17:05:03.148563818</meta:creation-date>
    <dc:date>2021-04-30T17:05:12.941690737</dc:date>
    <dc:creator>David Shumway</dc:creator>
    <meta:editing-duration>PT10S</meta:editing-duration>
    <meta:editing-cycles>1</meta:editing-cycles>
    <meta:document-statistic meta:table-count="1" meta:cell-count="15798" meta:object-count="0"/>
    <meta:generator>LibreOffice/7.0.4.2$Linux_X86_64 LibreOffice_project/00$Build-2</meta:generator>
  </office:meta>
</office:document-meta>
</file>